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7cm" svg:stroke-color="#ffffff" draw:stroke-linejoin="miter" svg:stroke-linecap="butt" draw:fill="solid" draw:fill-color="#ffffff" fo:padding-top="0.003cm" fo:padding-bottom="0.003cm" fo:padding-left="0.003cm" fo:padding-right="0.003cm"/>
    </style:style>
    <style:style style:name="gr2" style:family="graphic" style:parent-style-name="standard">
      <style:graphic-properties draw:stroke="solid" svg:stroke-width="0.007cm" svg:stroke-color="#000000" draw:stroke-linejoin="miter" svg:stroke-linecap="butt" draw:fill="none" fo:padding-top="0.003cm" fo:padding-bottom="0.003cm" fo:padding-left="0.003cm" fo:padding-right="0.003cm"/>
    </style:style>
    <style:style style:name="gr3" style:family="graphic" style:parent-style-name="standard">
      <style:graphic-properties draw:stroke="solid" svg:stroke-width="0.007cm" svg:stroke-color="#000000" draw:stroke-linejoin="miter" svg:stroke-linecap="butt" draw:fill="solid" draw:fill-color="#0000ff" fo:padding-top="0.003cm" fo:padding-bottom="0.003cm" fo:padding-left="0.003cm" fo:padding-right="0.003cm"/>
    </style:style>
    <style:style style:name="gr4" style:family="graphic" style:parent-style-name="standard">
      <style:graphic-properties draw:stroke="none" draw:fill="solid" draw:fill-color="#0000ff"/>
    </style:style>
    <style:style style:name="gr5" style:family="graphic" style:parent-style-name="standard">
      <style:graphic-properties draw:stroke="solid" svg:stroke-width="0.007cm" svg:stroke-color="#000000" draw:stroke-linejoin="miter" svg:stroke-linecap="butt" draw:fill="solid" draw:fill-color="#ffffff" fo:padding-top="0.003cm" fo:padding-bottom="0.003cm" fo:padding-left="0.003cm" fo:padding-right="0.003cm"/>
    </style:style>
    <style:style style:name="gr6" style:family="graphic" style:parent-style-name="standard">
      <style:graphic-properties draw:stroke="solid" svg:stroke-width="0.025cm" svg:stroke-color="#ff0000" draw:stroke-linejoin="miter" svg:stroke-linecap="butt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solid" svg:stroke-width="0.007cm" svg:stroke-color="#000000" draw:stroke-linejoin="miter" svg:stroke-linecap="butt" draw:fill="solid" draw:fill-color="#ff0000" fo:padding-top="0.003cm" fo:padding-bottom="0.003cm" fo:padding-left="0.003cm" fo:padding-right="0.003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ff0000"/>
    </style:style>
    <style:style style:name="gr10" style:family="graphic" style:parent-style-name="standard">
      <style:graphic-properties draw:stroke="solid" svg:stroke-width="0.025cm" svg:stroke-color="#00ff00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solid" svg:stroke-width="0.007cm" svg:stroke-color="#000000" draw:stroke-linejoin="miter" svg:stroke-linecap="butt" draw:fill="solid" draw:fill-color="#00ff00" fo:padding-top="0.003cm" fo:padding-bottom="0.003cm" fo:padding-left="0.003cm" fo:padding-right="0.003cm"/>
    </style:style>
    <style:style style:name="gr12" style:family="graphic" style:parent-style-name="standard">
      <style:graphic-properties draw:stroke="solid" svg:stroke-width="0.025cm" svg:stroke-color="#b3b3b3" draw:stroke-linejoin="miter" svg:stroke-linecap="butt" draw:fill="solid" draw:fill-color="#b3b3b3" fo:padding-top="0.012cm" fo:padding-bottom="0.012cm" fo:padding-left="0.012cm" fo:padding-right="0.012cm"/>
    </style:style>
    <style:style style:name="gr13" style:family="graphic" style:parent-style-name="standard">
      <style:graphic-properties draw:stroke="solid" svg:stroke-width="0.025cm" svg:stroke-color="#666666" draw:stroke-linejoin="miter" svg:stroke-linecap="butt" draw:fill="solid" draw:fill-color="#666666" fo:padding-top="0.012cm" fo:padding-bottom="0.012cm" fo:padding-left="0.012cm" fo:padding-right="0.012cm"/>
    </style:style>
    <style:style style:name="gr14" style:family="graphic" style:parent-style-name="standard">
      <style:graphic-properties draw:stroke="solid" svg:stroke-width="0.033cm" svg:stroke-color="#ff0000" draw:stroke-linejoin="miter" svg:stroke-linecap="butt" draw:fill="none" fo:padding-top="0.016cm" fo:padding-bottom="0.016cm" fo:padding-left="0.016cm" fo:padding-right="0.016cm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solid" svg:stroke-width="0.024cm" svg:stroke-color="#ffffff" draw:stroke-linejoin="miter" svg:stroke-linecap="butt" draw:fill="solid" draw:fill-color="#ffffff" fo:padding-top="0.012cm" fo:padding-bottom="0.012cm" fo:padding-left="0.012cm" fo:padding-right="0.0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ff"/>
    </style:style>
    <style:style style:name="P4" style:family="paragraph">
      <loext:graphic-properties draw:fill="solid" draw:fill-color="#ff0000"/>
    </style:style>
    <style:style style:name="P5" style:family="paragraph">
      <loext:graphic-properties draw:fill="solid" draw:fill-color="#00ff00"/>
    </style:style>
    <style:style style:name="P6" style:family="paragraph">
      <loext:graphic-properties draw:fill="solid" draw:fill-color="#b3b3b3"/>
    </style:style>
    <style:style style:name="P7" style:family="paragraph">
      <loext:graphic-properties draw:fill="solid" draw:fill-color="#666666"/>
    </style:style>
    <style:style style:name="P8" style:family="paragraph">
      <loext:graphic-properties draw:fill="solid" draw:fill-color="#000000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2.181cm" svg:height="8.368cm" svg:x="1.083cm" svg:y="0.413cm" svg:viewBox="0 0 2182 8369" svg:d="M0 473c391-85 770-167 1137-247 358-77 706-153 1045-226 0 1209 0 2418 0 3625 0 1209 0 2417 0 3624-339 174-687 353-1045 537-368 188-747 383-1137 583 0-1314 0-2630 0-3946s0-2633 0-3950z">
          <text:p/>
        </draw:path>
        <draw:path draw:style-name="gr2" draw:text-style-name="P2" draw:layer="layout" svg:width="0.085cm" svg:height="0.3cm" svg:x="1.083cm" svg:y="0.867cm" svg:viewBox="0 0 86 301" svg:d="M0 19c28-6 57-12 86-19 0 96 0 190 0 282-29 6-58 13-86 19 0-92 0-187 0-282z">
          <text:p/>
        </draw:path>
        <draw:path draw:style-name="gr2" draw:text-style-name="P2" draw:layer="layout" svg:width="0.085cm" svg:height="0.299cm" svg:x="1.167cm" svg:y="0.849cm" svg:viewBox="0 0 86 300" svg:d="M0 19c28-6 57-13 86-19 0 95 0 188 0 281-29 6-58 12-86 19 0-92 0-186 0-281z">
          <text:p/>
        </draw:path>
        <draw:path draw:style-name="gr2" draw:text-style-name="P2" draw:layer="layout" svg:width="0.084cm" svg:height="0.298cm" svg:x="1.251cm" svg:y="0.831cm" svg:viewBox="0 0 85 299" svg:d="M0 18c28-6 57-12 85-18 0 95 0 187 0 280-28 6-57 12-85 19 0-93 0-186 0-281z">
          <text:p/>
        </draw:path>
        <draw:path draw:style-name="gr2" draw:text-style-name="P2" draw:layer="layout" svg:width="0.084cm" svg:height="0.297cm" svg:x="1.335cm" svg:y="0.813cm" svg:viewBox="0 0 85 298" svg:d="M0 18c28-6 57-12 85-18 0 94 0 186 0 279-28 6-57 12-85 19 0-93 0-185 0-280z">
          <text:p/>
        </draw:path>
        <draw:path draw:style-name="gr2" draw:text-style-name="P2" draw:layer="layout" svg:width="0.083cm" svg:height="0.296cm" svg:x="1.418cm" svg:y="0.795cm" svg:viewBox="0 0 84 297" svg:d="M0 18c28-6 56-12 84-18 0 94 0 186 0 278-28 6-56 12-84 19 0-92 0-184 0-279z">
          <text:p/>
        </draw:path>
        <draw:path draw:style-name="gr2" draw:text-style-name="P2" draw:layer="layout" svg:width="0.083cm" svg:height="0.295cm" svg:x="1.5cm" svg:y="0.777cm" svg:viewBox="0 0 84 296" svg:d="M0 18c29-6 56-12 84-18 0 94 0 186 0 277-28 6-55 13-84 19 0-92 0-184 0-278z">
          <text:p/>
        </draw:path>
        <draw:path draw:style-name="gr2" draw:text-style-name="P2" draw:layer="layout" svg:width="0.082cm" svg:height="0.293cm" svg:x="1.582cm" svg:y="0.76cm" svg:viewBox="0 0 83 294" svg:d="M0 18c28-6 56-12 83-18 0 93 0 184 0 276-27 6-55 12-83 18 0-91 0-183 0-276z">
          <text:p/>
        </draw:path>
        <draw:path draw:style-name="gr2" draw:text-style-name="P2" draw:layer="layout" svg:width="0.082cm" svg:height="0.293cm" svg:x="1.663cm" svg:y="0.742cm" svg:viewBox="0 0 83 294" svg:d="M0 18c28-6 55-12 83-18 0 93 0 184 0 274-28 6-55 14-83 20 0-92 0-183 0-276z">
          <text:p/>
        </draw:path>
        <draw:path draw:style-name="gr2" draw:text-style-name="P2" draw:layer="layout" svg:width="0.081cm" svg:height="0.291cm" svg:x="1.744cm" svg:y="0.725cm" svg:viewBox="0 0 82 292" svg:d="M0 18c27-6 54-11 82-18 0 94 0 184 0 274-28 6-55 12-82 18 0-90 0-181 0-274z">
          <text:p/>
        </draw:path>
        <draw:path draw:style-name="gr2" draw:text-style-name="P2" draw:layer="layout" svg:width="0.081cm" svg:height="0.291cm" svg:x="1.824cm" svg:y="0.707cm" svg:viewBox="0 0 82 292" svg:d="M0 18c27-6 54-12 82-18 0 94 0 184 0 274-28 6-55 12-82 18 0-90 0-180 0-274z">
          <text:p/>
        </draw:path>
        <draw:path draw:style-name="gr2" draw:text-style-name="P2" draw:layer="layout" svg:width="0.08cm" svg:height="0.29cm" svg:x="1.904cm" svg:y="0.69cm" svg:viewBox="0 0 81 291" svg:d="M0 18c27-6 54-12 81-18 0 94 0 184 0 273-27 6-54 12-81 18 0-90 0-180 0-273z">
          <text:p/>
        </draw:path>
        <draw:path draw:style-name="gr2" draw:text-style-name="P2" draw:layer="layout" svg:width="0.079cm" svg:height="0.289cm" svg:x="1.984cm" svg:y="0.673cm" svg:viewBox="0 0 80 290" svg:d="M0 17c26-5 54-11 80-17 0 93 0 183 0 272-26 6-54 12-80 18 0-89 0-179 0-273z">
          <text:p/>
        </draw:path>
        <draw:path draw:style-name="gr2" draw:text-style-name="P2" draw:layer="layout" svg:width="0.079cm" svg:height="0.288cm" svg:x="2.063cm" svg:y="0.656cm" svg:viewBox="0 0 80 289" svg:d="M0 17c26-5 53-11 80-17 0 93 0 182 0 271-27 6-54 12-80 18 0-89 0-179 0-272z">
          <text:p/>
        </draw:path>
        <draw:path draw:style-name="gr2" draw:text-style-name="P2" draw:layer="layout" svg:width="0.078cm" svg:height="0.287cm" svg:x="2.141cm" svg:y="0.639cm" svg:viewBox="0 0 79 288" svg:d="M0 17c27-5 53-11 79-17 0 93 0 182 0 271-26 5-52 11-79 17 0-89 0-178 0-271z">
          <text:p/>
        </draw:path>
        <draw:path draw:style-name="gr2" draw:text-style-name="P2" draw:layer="layout" svg:width="0.078cm" svg:height="0.286cm" svg:x="2.219cm" svg:y="0.622cm" svg:viewBox="0 0 79 287" svg:d="M0 17c27-5 53-11 79-17 0 93 0 182 0 270-26 6-52 12-79 17 0-88 0-177 0-270z">
          <text:p/>
        </draw:path>
        <draw:path draw:style-name="gr2" draw:text-style-name="P2" draw:layer="layout" svg:width="0.078cm" svg:height="0.286cm" svg:x="2.296cm" svg:y="0.606cm" svg:viewBox="0 0 79 287" svg:d="M0 17c26-6 52-12 79-17 0 91 0 180 0 269-27 6-53 12-79 18 0-89 0-178 0-270z">
          <text:p/>
        </draw:path>
        <draw:path draw:style-name="gr2" draw:text-style-name="P2" draw:layer="layout" svg:width="0.077cm" svg:height="0.285cm" svg:x="2.373cm" svg:y="0.589cm" svg:viewBox="0 0 78 286" svg:d="M0 17c26-6 52-11 78-17 0 91 0 180 0 268-26 6-52 12-78 18 0-89 0-178 0-269z">
          <text:p/>
        </draw:path>
        <draw:path draw:style-name="gr2" draw:text-style-name="P2" draw:layer="layout" svg:width="0.076cm" svg:height="0.284cm" svg:x="2.45cm" svg:y="0.573cm" svg:viewBox="0 0 77 285" svg:d="M0 16c26-5 52-11 77-16 0 90 0 179 0 267-25 6-51 12-77 18 0-89 0-178 0-269z">
          <text:p/>
        </draw:path>
        <draw:path draw:style-name="gr2" draw:text-style-name="P2" draw:layer="layout" svg:width="0.076cm" svg:height="0.283cm" svg:x="2.526cm" svg:y="0.556cm" svg:viewBox="0 0 77 284" svg:d="M0 17c26-6 52-11 77-17 0 90 0 179 0 267-25 6-51 12-77 17 0-88 0-177 0-267z">
          <text:p/>
        </draw:path>
        <draw:path draw:style-name="gr2" draw:text-style-name="P2" draw:layer="layout" svg:width="0.076cm" svg:height="0.282cm" svg:x="2.601cm" svg:y="0.54cm" svg:viewBox="0 0 77 283" svg:d="M0 16c26-5 51-11 77-16 0 90 0 178 0 266-26 6-51 11-77 17 0-88 0-177 0-267z">
          <text:p/>
        </draw:path>
        <draw:path draw:style-name="gr2" draw:text-style-name="P2" draw:layer="layout" svg:width="0.076cm" svg:height="0.281cm" svg:x="2.676cm" svg:y="0.524cm" svg:viewBox="0 0 77 282" svg:d="M0 16c26-5 51-11 77-16 0 89 0 177 0 265-26 6-51 11-77 17 0-88 0-176 0-266z">
          <text:p/>
        </draw:path>
        <draw:path draw:style-name="gr2" draw:text-style-name="P2" draw:layer="layout" svg:width="0.075cm" svg:height="0.28cm" svg:x="2.751cm" svg:y="0.508cm" svg:viewBox="0 0 76 281" svg:d="M0 16c26-6 51-11 76-16 0 89 0 176 0 264-25 6-50 11-76 17 0-87 0-176 0-265z">
          <text:p/>
        </draw:path>
        <draw:path draw:style-name="gr2" draw:text-style-name="P2" draw:layer="layout" svg:width="0.075cm" svg:height="0.279cm" svg:x="2.825cm" svg:y="0.492cm" svg:viewBox="0 0 76 280" svg:d="M0 16c26-6 51-11 76-16 0 89 0 175 0 263-25 6-50 11-76 17 0-88 0-175 0-264z">
          <text:p/>
        </draw:path>
        <draw:path draw:style-name="gr2" draw:text-style-name="P2" draw:layer="layout" svg:width="0.074cm" svg:height="0.278cm" svg:x="2.899cm" svg:y="0.476cm" svg:viewBox="0 0 75 279" svg:d="M0 16c25-6 50-11 75-16 0 88 0 176 0 262-25 6-50 12-75 17 0-87 0-174 0-263z">
          <text:p/>
        </draw:path>
        <draw:path draw:style-name="gr2" draw:text-style-name="P2" draw:layer="layout" svg:width="0.073cm" svg:height="0.278cm" svg:x="2.973cm" svg:y="0.46cm" svg:viewBox="0 0 74 279" svg:d="M0 16c24-6 49-11 74-16 0 88 0 175 0 262-25 5-50 11-74 17 0-87 0-174 0-263z">
          <text:p/>
        </draw:path>
        <draw:path draw:style-name="gr2" draw:text-style-name="P2" draw:layer="layout" svg:width="0.073cm" svg:height="0.277cm" svg:x="3.046cm" svg:y="0.444cm" svg:viewBox="0 0 74 278" svg:d="M0 16c25-5 50-11 74-16 0 88 0 175 0 261-24 6-49 11-74 17 0-87 0-174 0-262z">
          <text:p/>
        </draw:path>
        <draw:path draw:style-name="gr2" draw:text-style-name="P2" draw:layer="layout" svg:width="0.085cm" svg:height="0.297cm" svg:x="1.083cm" svg:y="1.154cm" svg:viewBox="0 0 86 298" svg:d="M0 19c28-6 57-13 86-19 0 93 0 187 0 278-29 7-58 14-86 20 0-91 0-186 0-279z">
          <text:p/>
        </draw:path>
        <draw:path draw:style-name="gr2" draw:text-style-name="P2" draw:layer="layout" svg:width="0.085cm" svg:height="0.296cm" svg:x="1.167cm" svg:y="1.135cm" svg:viewBox="0 0 86 297" svg:d="M0 19c28-6 57-13 86-19 0 92 0 185-1 278-28 6-57 12-85 19 0-91 0-185 0-278z">
          <text:p/>
        </draw:path>
        <draw:path draw:style-name="gr2" draw:text-style-name="P2" draw:layer="layout" svg:width="0.084cm" svg:height="0.296cm" svg:x="1.251cm" svg:y="1.116cm" svg:viewBox="0 0 85 297" svg:d="M0 19c28-6 57-13 85-19 0 92 0 184 0 277-28 7-57 13-85 20 0-93 0-186 0-278z">
          <text:p/>
        </draw:path>
        <draw:path draw:style-name="gr2" draw:text-style-name="P2" draw:layer="layout" svg:width="0.084cm" svg:height="0.295cm" svg:x="1.335cm" svg:y="1.097cm" svg:viewBox="0 0 85 296" svg:d="M0 19c28-6 57-13 85-19 0 92 0 184 0 276-28 7-57 13-85 20 0-93 0-185 0-277z">
          <text:p/>
        </draw:path>
        <draw:path draw:style-name="gr2" draw:text-style-name="P2" draw:layer="layout" svg:width="0.083cm" svg:height="0.294cm" svg:x="1.418cm" svg:y="1.078cm" svg:viewBox="0 0 84 295" svg:d="M0 19c28-6 56-13 84-19 0 92 0 183 0 275-28 7-56 14-84 20 0-92 0-184 0-276z">
          <text:p/>
        </draw:path>
        <draw:path draw:style-name="gr2" draw:text-style-name="P2" draw:layer="layout" svg:width="0.083cm" svg:height="0.294cm" svg:x="1.5cm" svg:y="1.059cm" svg:viewBox="0 0 84 295" svg:d="M0 19c29-6 56-12 84-19 0 92 0 183 0 275-28 6-55 13-84 20 0-92 0-184 0-276z">
          <text:p/>
        </draw:path>
        <draw:path draw:style-name="gr2" draw:text-style-name="P2" draw:layer="layout" svg:width="0.082cm" svg:height="0.292cm" svg:x="1.582cm" svg:y="1.041cm" svg:viewBox="0 0 83 293" svg:d="M0 19c28-7 56-13 83-19 0 91 0 182 0 272-27 8-55 15-83 21 0-92 0-183 0-274z">
          <text:p/>
        </draw:path>
        <draw:path draw:style-name="gr3" draw:text-style-name="P3" draw:layer="layout" svg:width="0.082cm" svg:height="0.292cm" svg:x="1.663cm" svg:y="1.022cm" svg:viewBox="0 0 83 293" svg:d="M0 19c28-6 55-12 83-19 0 91 0 182 0 272-28 7-55 13-83 21 0-92 0-183 0-274z">
          <text:p/>
        </draw:path>
        <draw:path draw:style-name="gr3" draw:text-style-name="P3" draw:layer="layout" svg:width="0.081cm" svg:height="0.29cm" svg:x="1.744cm" svg:y="1.004cm" svg:viewBox="0 0 82 291" svg:d="M0 20c27-7 54-14 82-20 0 92 0 182 0 272-28 7-55 13-82 19 0-90 0-181 0-271z">
          <text:p/>
        </draw:path>
        <draw:path draw:style-name="gr3" draw:text-style-name="P3" draw:layer="layout" svg:width="0.081cm" svg:height="0.289cm" svg:x="1.824cm" svg:y="0.986cm" svg:viewBox="0 0 82 290" svg:d="M0 18c27-6 54-12 82-18 0 91 0 182 0 271-28 6-55 13-82 19 0-90 0-180 0-272z">
          <text:p/>
        </draw:path>
        <draw:path draw:style-name="gr3" draw:text-style-name="P3" draw:layer="layout" svg:width="0.08cm" svg:height="0.288cm" svg:x="1.904cm" svg:y="0.968cm" svg:viewBox="0 0 81 289" svg:d="M0 18c27-6 54-12 81-18 0 91 0 181 0 270-27 7-54 13-81 19 0-89 0-180 0-271z">
          <text:p/>
        </draw:path>
        <draw:path draw:style-name="gr3" draw:text-style-name="P3" draw:layer="layout" svg:width="0.079cm" svg:height="0.287cm" svg:x="1.984cm" svg:y="0.95cm" svg:viewBox="0 0 80 288" svg:d="M0 18c26-6 54-12 80-18 0 91 0 180 0 269-26 7-54 13-80 19 0-89 0-179 0-270z">
          <text:p/>
        </draw:path>
        <draw:path draw:style-name="gr3" draw:text-style-name="P3" draw:layer="layout" svg:width="0.079cm" svg:height="0.287cm" svg:x="2.063cm" svg:y="0.932cm" svg:viewBox="0 0 80 288" svg:d="M0 18c26-6 53-12 80-18 0 91 0 180 0 269-27 6-54 12-80 19 0-89 0-179 0-270z">
          <text:p/>
        </draw:path>
        <draw:path draw:style-name="gr3" draw:text-style-name="P3" draw:layer="layout" svg:width="0.078cm" svg:height="0.285cm" svg:x="2.141cm" svg:y="0.915cm" svg:viewBox="0 0 79 286" svg:d="M0 17c27-6 53-12 79-17 0 90 0 179 0 268-26 5-52 12-79 18 0-89 0-178 0-269z">
          <text:p/>
        </draw:path>
        <draw:path draw:style-name="gr3" draw:text-style-name="P3" draw:layer="layout" svg:width="0.078cm" svg:height="0.284cm" svg:x="2.219cm" svg:y="0.897cm" svg:viewBox="0 0 79 285" svg:d="M0 17c27-5 53-11 79-17 0 89 0 179 0 267-26 7-52 13-79 18 0-88 0-177 0-268z">
          <text:p/>
        </draw:path>
        <draw:path draw:style-name="gr3" draw:text-style-name="P3" draw:layer="layout" svg:width="0.078cm" svg:height="0.284cm" svg:x="2.296cm" svg:y="0.88cm" svg:viewBox="0 0 79 285" svg:d="M0 18c26-6 52-12 79-18 0 89 0 178 0 266-27 6-53 12-79 19 0-89 0-178 0-267z">
          <text:p/>
        </draw:path>
        <draw:path draw:style-name="gr3" draw:text-style-name="P3" draw:layer="layout" svg:width="0.077cm" svg:height="0.283cm" svg:x="2.373cm" svg:y="0.862cm" svg:viewBox="0 0 78 284" svg:d="M0 18c26-6 52-12 78-18 0 89 0 178 0 266-26 6-52 12-78 18 0-88 0-177 0-266z">
          <text:p/>
        </draw:path>
        <draw:path draw:style-name="gr4" draw:text-style-name="P3" draw:layer="layout" svg:width="0.076cm" svg:height="0.282cm" svg:x="2.45cm" svg:y="0.845cm" svg:viewBox="0 0 77 283" svg:d="M0 18c26-6 52-12 77-18 0 88 0 177 0 265-25 6-51 12-77 18 0-88 0-177 0-265z">
          <text:p/>
        </draw:path>
        <draw:path draw:style-name="gr2" draw:text-style-name="P2" draw:layer="layout" svg:width="0.076cm" svg:height="0.282cm" svg:x="2.45cm" svg:y="0.845cm" svg:viewBox="0 0 77 283" svg:d="M0 18c26-6 52-12 77-18 0 88 0 177 0 265-25 6-51 12-77 18 0-88 0-177 0-265z">
          <text:p/>
        </draw:path>
        <draw:path draw:style-name="gr3" draw:text-style-name="P3" draw:layer="layout" svg:width="0.076cm" svg:height="0.281cm" svg:x="2.526cm" svg:y="0.828cm" svg:viewBox="0 0 77 282" svg:d="M0 17c26-6 52-11 77-17 0 88 0 177 0 264-25 6-51 12-77 18 0-87 0-177 0-265z">
          <text:p/>
        </draw:path>
        <draw:path draw:style-name="gr3" draw:text-style-name="P3" draw:layer="layout" svg:width="0.076cm" svg:height="0.28cm" svg:x="2.601cm" svg:y="0.811cm" svg:viewBox="0 0 77 281" svg:d="M0 17c26-6 51-11 77-17 0 87 0 176 0 263-26 6-51 12-77 18 0-87 0-176 0-264z">
          <text:p/>
        </draw:path>
        <draw:path draw:style-name="gr3" draw:text-style-name="P3" draw:layer="layout" svg:width="0.076cm" svg:height="0.279cm" svg:x="2.676cm" svg:y="0.794cm" svg:viewBox="0 0 77 280" svg:d="M0 17c26-6 51-11 77-17 0 87 0 174 0 262-26 6-51 12-77 18 0-87 0-175 0-263z">
          <text:p/>
        </draw:path>
        <draw:path draw:style-name="gr3" draw:text-style-name="P3" draw:layer="layout" svg:width="0.075cm" svg:height="0.278cm" svg:x="2.751cm" svg:y="0.777cm" svg:viewBox="0 0 76 279" svg:d="M0 17c26-6 51-11 76-17 0 87 0 174 0 261-25 6-50 12-76 18 0-87 0-175 0-262z">
          <text:p/>
        </draw:path>
        <draw:path draw:style-name="gr2" draw:text-style-name="P2" draw:layer="layout" svg:width="0.075cm" svg:height="0.277cm" svg:x="2.825cm" svg:y="0.76cm" svg:viewBox="0 0 76 278" svg:d="M0 17c26-6 51-11 76-17 0 87 0 174 0 261-25 6-50 12-76 17 0-87 0-174 0-261z">
          <text:p/>
        </draw:path>
        <draw:path draw:style-name="gr2" draw:text-style-name="P2" draw:layer="layout" svg:width="0.074cm" svg:height="0.277cm" svg:x="2.899cm" svg:y="0.743cm" svg:viewBox="0 0 75 278" svg:d="M0 17c25-5 50-11 75-17 0 87 0 173 0 260-25 6-50 12-74 18 0-87 0-174-1-261z">
          <text:p/>
        </draw:path>
        <draw:path draw:style-name="gr2" draw:text-style-name="P2" draw:layer="layout" svg:width="0.073cm" svg:height="0.275cm" svg:x="2.973cm" svg:y="0.727cm" svg:viewBox="0 0 74 276" svg:d="M0 16c24-5 49-11 74-16 0 86 0 172 0 259-25 6-50 11-74 17 0-86 0-173 0-260z">
          <text:p/>
        </draw:path>
        <draw:path draw:style-name="gr2" draw:text-style-name="P2" draw:layer="layout" svg:width="0.073cm" svg:height="0.275cm" svg:x="3.046cm" svg:y="0.71cm" svg:viewBox="0 0 74 276" svg:d="M0 17c24-6 49-11 74-17 0 86 0 172 0 259-25 5-50 11-74 17 0-87 0-173 0-259z">
          <text:p/>
        </draw:path>
        <draw:path draw:style-name="gr2" draw:text-style-name="P2" draw:layer="layout" svg:width="0.085cm" svg:height="0.299cm" svg:x="1.083cm" svg:y="1.437cm" svg:viewBox="0 0 86 300" svg:d="M0 21c28-7 57-14 86-21 0 93 0 186 0 279-29 7-58 14-86 21 0-92 0-186 0-279z">
          <text:p/>
        </draw:path>
        <draw:path draw:style-name="gr2" draw:text-style-name="P2" draw:layer="layout" svg:width="0.084cm" svg:height="0.297cm" svg:x="1.167cm" svg:y="1.418cm" svg:viewBox="0 0 85 298" svg:d="M0 19c28-6 57-13 85-19 0 92 0 184 0 277-28 7-57 14-85 21 0-93 0-186 0-279z">
          <text:p/>
        </draw:path>
        <draw:path draw:style-name="gr2" draw:text-style-name="P2" draw:layer="layout" svg:width="0.084cm" svg:height="0.296cm" svg:x="1.251cm" svg:y="1.398cm" svg:viewBox="0 0 85 297" svg:d="M0 20c28-7 57-13 85-20 0 92 0 184 0 276-28 7-57 14-85 21 0-92 0-185 0-277z">
          <text:p/>
        </draw:path>
        <draw:path draw:style-name="gr2" draw:text-style-name="P2" draw:layer="layout" svg:width="0.084cm" svg:height="0.296cm" svg:x="1.335cm" svg:y="1.378cm" svg:viewBox="0 0 85 297" svg:d="M0 20c28-6 57-13 85-20 0 92 0 183 0 276-28 7-57 14-85 21 0-93 0-185 0-277z">
          <text:p/>
        </draw:path>
        <draw:path draw:style-name="gr2" draw:text-style-name="P2" draw:layer="layout" svg:width="0.083cm" svg:height="0.295cm" svg:x="1.418cm" svg:y="1.359cm" svg:viewBox="0 0 84 296" svg:d="M0 19c28-6 56-13 84-19 0 91 0 183 0 275-28 7-56 14-84 21 0-93 0-185 0-277z">
          <text:p/>
        </draw:path>
        <draw:path draw:style-name="gr2" draw:text-style-name="P2" draw:layer="layout" svg:width="0.083cm" svg:height="0.294cm" svg:x="1.5cm" svg:y="1.339cm" svg:viewBox="0 0 84 295" svg:d="M0 20c29-7 56-13 84-20 0 91 0 183 0 274-28 7-55 14-84 21 0-92 0-184 0-275z">
          <text:p/>
        </draw:path>
        <draw:path draw:style-name="gr2" draw:text-style-name="P2" draw:layer="layout" svg:width="0.082cm" svg:height="0.293cm" svg:x="1.582cm" svg:y="1.32cm" svg:viewBox="0 0 83 294" svg:d="M0 19c28-6 56-13 83-19 0 91 0 182 0 272-27 7-55 14-83 22 0-92 0-183 0-275z">
          <text:p/>
        </draw:path>
        <draw:path draw:style-name="gr3" draw:text-style-name="P3" draw:layer="layout" svg:width="0.082cm" svg:height="0.292cm" svg:x="1.663cm" svg:y="1.3cm" svg:viewBox="0 0 83 293" svg:d="M0 21c28-8 55-14 83-21 0 92 0 183 0 273-28 7-55 14-83 20 0-90 0-181 0-272z">
          <text:p/>
        </draw:path>
        <draw:path draw:style-name="gr3" draw:text-style-name="P3" draw:layer="layout" svg:width="0.081cm" svg:height="0.291cm" svg:x="1.744cm" svg:y="1.281cm" svg:viewBox="0 0 82 292" svg:d="M0 20c27-7 54-13 82-20 0 92 0 182 0 272-28 7-55 14-82 20 0-90 0-181 0-272z">
          <text:p/>
        </draw:path>
        <draw:path draw:style-name="gr3" draw:text-style-name="P3" draw:layer="layout" svg:width="0.081cm" svg:height="0.29cm" svg:x="1.824cm" svg:y="1.262cm" svg:viewBox="0 0 82 291" svg:d="M0 19c27-6 54-12 82-19 0 91 0 182 0 271-28 7-55 14-82 20 0-89 0-180 0-272z">
          <text:p/>
        </draw:path>
        <draw:path draw:style-name="gr3" draw:text-style-name="P3" draw:layer="layout" svg:width="0.08cm" svg:height="0.289cm" svg:x="1.904cm" svg:y="1.243cm" svg:viewBox="0 0 81 290" svg:d="M0 19c27-6 54-12 81-19 0 91 0 181 0 271-27 6-54 13-81 19 0-89 0-179 0-271z">
          <text:p/>
        </draw:path>
        <draw:path draw:style-name="gr3" draw:text-style-name="P3" draw:layer="layout" svg:width="0.079cm" svg:height="0.289cm" svg:x="1.984cm" svg:y="1.224cm" svg:viewBox="0 0 80 290" svg:d="M0 19c26-6 54-12 80-19 0 91 0 181 0 270-26 6-54 13-80 20 0-90 0-180 0-271z">
          <text:p/>
        </draw:path>
        <draw:path draw:style-name="gr3" draw:text-style-name="P3" draw:layer="layout" svg:width="0.079cm" svg:height="0.287cm" svg:x="2.063cm" svg:y="1.206cm" svg:viewBox="0 0 80 288" svg:d="M0 19c26-7 53-13 80-19 0 90 0 180 0 268-27 7-54 13-80 20 0-89 0-179 0-269z">
          <text:p/>
        </draw:path>
        <draw:path draw:style-name="gr3" draw:text-style-name="P3" draw:layer="layout" svg:width="0.078cm" svg:height="0.286cm" svg:x="2.141cm" svg:y="1.188cm" svg:viewBox="0 0 79 287" svg:d="M0 18c27-6 53-13 79-18 0 89 0 179 0 268-26 5-52 12-79 19 0-89 0-179 0-269z">
          <text:p/>
        </draw:path>
        <draw:path draw:style-name="gr3" draw:text-style-name="P3" draw:layer="layout" svg:width="0.078cm" svg:height="0.285cm" svg:x="2.219cm" svg:y="1.169cm" svg:viewBox="0 0 79 286" svg:d="M0 18c27-5 53-11 79-18 0 89 0 179 0 267-26 7-52 13-79 19 0-88 0-179 0-268z">
          <text:p/>
        </draw:path>
        <draw:path draw:style-name="gr3" draw:text-style-name="P3" draw:layer="layout" svg:width="0.078cm" svg:height="0.285cm" svg:x="2.296cm" svg:y="1.151cm" svg:viewBox="0 0 79 286" svg:d="M0 19c26-7 52-13 79-19 0 89 0 178 0 266-27 7-53 13-79 20 0-89 0-178 0-267z">
          <text:p/>
        </draw:path>
        <draw:path draw:style-name="gr3" draw:text-style-name="P3" draw:layer="layout" svg:width="0.077cm" svg:height="0.283cm" svg:x="2.373cm" svg:y="1.133cm" svg:viewBox="0 0 78 284" svg:d="M0 18c26-6 52-12 78-18 0 88 0 178 0 265-26 7-52 13-78 19 0-87 0-177 0-266z">
          <text:p/>
        </draw:path>
        <draw:path draw:style-name="gr3" draw:text-style-name="P3" draw:layer="layout" svg:width="0.076cm" svg:height="0.282cm" svg:x="2.45cm" svg:y="1.115cm" svg:viewBox="0 0 77 283" svg:d="M0 18c26-6 52-12 77-18 0 88 0 177 0 264-25 7-51 13-77 19 0-87 0-177 0-265z">
          <text:p/>
        </draw:path>
        <draw:path draw:style-name="gr3" draw:text-style-name="P3" draw:layer="layout" svg:width="0.076cm" svg:height="0.281cm" svg:x="2.526cm" svg:y="1.097cm" svg:viewBox="0 0 77 282" svg:d="M0 18c26-6 52-12 77-18 0 88 0 176 0 263-25 7-51 13-77 19 0-87 0-176 0-264z">
          <text:p/>
        </draw:path>
        <draw:path draw:style-name="gr3" draw:text-style-name="P3" draw:layer="layout" svg:width="0.076cm" svg:height="0.281cm" svg:x="2.601cm" svg:y="1.079cm" svg:viewBox="0 0 77 282" svg:d="M0 18c26-6 51-12 77-18 0 87 0 175 0 263-26 6-51 12-77 19 0-87 0-176 0-264z">
          <text:p/>
        </draw:path>
        <draw:path draw:style-name="gr3" draw:text-style-name="P3" draw:layer="layout" svg:width="0.076cm" svg:height="0.28cm" svg:x="2.676cm" svg:y="1.061cm" svg:viewBox="0 0 77 281" svg:d="M0 18c26-6 51-12 77-18 0 87 0 175 0 262-26 6-51 13-77 19 0-88 0-175 0-263z">
          <text:p/>
        </draw:path>
        <draw:path draw:style-name="gr3" draw:text-style-name="P3" draw:layer="layout" svg:width="0.075cm" svg:height="0.279cm" svg:x="2.751cm" svg:y="1.043cm" svg:viewBox="0 0 76 280" svg:d="M0 18c26-6 51-12 76-18 0 87 0 174 0 262-25 6-50 12-76 18 0-87 0-175 0-262z">
          <text:p/>
        </draw:path>
        <draw:path draw:style-name="gr2" draw:text-style-name="P2" draw:layer="layout" svg:width="0.075cm" svg:height="0.278cm" svg:x="2.825cm" svg:y="1.026cm" svg:viewBox="0 0 76 279" svg:d="M0 17c26-6 51-12 76-17 0 86 0 173 0 260-25 6-50 13-76 19 0-87 0-175 0-262z">
          <text:p/>
        </draw:path>
        <draw:path draw:style-name="gr2" draw:text-style-name="P2" draw:layer="layout" svg:width="0.073cm" svg:height="0.277cm" svg:x="2.9cm" svg:y="1.008cm" svg:viewBox="0 0 74 278" svg:d="M0 18c24-6 49-12 74-18 0 87 0 174 0 260-25 6-50 12-74 18 0-87 0-173 0-260z">
          <text:p/>
        </draw:path>
        <draw:path draw:style-name="gr2" draw:text-style-name="P2" draw:layer="layout" svg:width="0.074cm" svg:height="0.276cm" svg:x="2.973cm" svg:y="0.991cm" svg:viewBox="0 0 75 277" svg:d="M0 17c24-6 49-11 74-17 0 87 1 173 1 260-26 5-51 11-75 17 0-86 0-173 0-260z">
          <text:p/>
        </draw:path>
        <draw:path draw:style-name="gr2" draw:text-style-name="P2" draw:layer="layout" svg:width="0.073cm" svg:height="0.277cm" svg:x="3.046cm" svg:y="0.973cm" svg:viewBox="0 0 74 278" svg:d="M0 18c24-6 49-12 74-18 0 87 0 173 0 258-25 7-50 14-74 20 0-87 0-173 0-260z">
          <text:p/>
        </draw:path>
        <draw:path draw:style-name="gr2" draw:text-style-name="P2" draw:layer="layout" svg:width="0.085cm" svg:height="0.3cm" svg:x="1.083cm" svg:y="1.721cm" svg:viewBox="0 0 86 301" svg:d="M0 22c28-7 57-14 86-22 0 93 0 186 0 279-29 8-58 15-86 22 0-93 0-186 0-279z">
          <text:p/>
        </draw:path>
        <draw:path draw:style-name="gr2" draw:text-style-name="P2" draw:layer="layout" svg:width="0.084cm" svg:height="0.298cm" svg:x="1.167cm" svg:y="1.701cm" svg:viewBox="0 0 85 299" svg:d="M0 21c28-7 57-14 85-21 0 93 0 185 0 277-28 8-57 15-85 22 0-93 0-186 0-278z">
          <text:p/>
        </draw:path>
        <draw:path draw:style-name="gr2" draw:text-style-name="P2" draw:layer="layout" svg:width="0.084cm" svg:height="0.298cm" svg:x="1.251cm" svg:y="1.68cm" svg:viewBox="0 0 85 299" svg:d="M0 21c28-7 57-14 85-21 0 93 0 185 0 277-28 7-57 14-85 22 0-92 0-185 0-278z">
          <text:p/>
        </draw:path>
        <draw:path draw:style-name="gr2" draw:text-style-name="P2" draw:layer="layout" svg:width="0.084cm" svg:height="0.296cm" svg:x="1.335cm" svg:y="1.66cm" svg:viewBox="0 0 85 297" svg:d="M0 21c28-7 57-14 85-21 0 92 0 184 0 276-28 7-57 14-85 21 0-92 0-184 0-276z">
          <text:p/>
        </draw:path>
        <draw:path draw:style-name="gr2" draw:text-style-name="P2" draw:layer="layout" svg:width="0.083cm" svg:height="0.296cm" svg:x="1.418cm" svg:y="1.639cm" svg:viewBox="0 0 84 297" svg:d="M0 21c28-7 56-14 84-21 0 92 0 184 0 275-28 8-56 15-84 22 0-92 0-184 0-276z">
          <text:p/>
        </draw:path>
        <draw:path draw:style-name="gr2" draw:text-style-name="P2" draw:layer="layout" svg:width="0.083cm" svg:height="0.295cm" svg:x="1.5cm" svg:y="1.619cm" svg:viewBox="0 0 84 296" svg:d="M0 20c29-7 56-13 84-20 0 91 0 183 0 273-28 7-55 15-84 23 0-92 0-184 0-276z">
          <text:p/>
        </draw:path>
        <draw:path draw:style-name="gr2" draw:text-style-name="P2" draw:layer="layout" svg:width="0.082cm" svg:height="0.294cm" svg:x="1.582cm" svg:y="1.598cm" svg:viewBox="0 0 83 295" svg:d="M0 22c28-7 56-15 83-22 0 93 0 184 0 274-27 7-55 14-83 21 0-90 0-182 0-273z">
          <text:p/>
        </draw:path>
        <draw:path draw:style-name="gr3" draw:text-style-name="P3" draw:layer="layout" svg:width="0.082cm" svg:height="0.293cm" svg:x="1.663cm" svg:y="1.578cm" svg:viewBox="0 0 83 294" svg:d="M0 21c28-7 55-14 83-21 0 92 0 183 0 273-28 7-55 14-83 21 0-90 0-181 0-273z">
          <text:p/>
        </draw:path>
        <draw:path draw:style-name="gr3" draw:text-style-name="P3" draw:layer="layout" svg:width="0.081cm" svg:height="0.292cm" svg:x="1.744cm" svg:y="1.558cm" svg:viewBox="0 0 82 293" svg:d="M0 20c27-6 54-13 82-20 0 92 0 182 0 272-28 7-55 14-82 21 0-90 0-181 0-273z">
          <text:p/>
        </draw:path>
        <draw:path draw:style-name="gr3" draw:text-style-name="P3" draw:layer="layout" svg:width="0.081cm" svg:height="0.291cm" svg:x="1.824cm" svg:y="1.538cm" svg:viewBox="0 0 82 292" svg:d="M0 20c27-6 54-13 82-20 0 92 0 182 0 272-28 6-55 13-82 20 0-89 0-180 0-272z">
          <text:p/>
        </draw:path>
        <draw:path draw:style-name="gr3" draw:text-style-name="P3" draw:layer="layout" svg:width="0.08cm" svg:height="0.29cm" svg:x="1.904cm" svg:y="1.519cm" svg:viewBox="0 0 81 291" svg:d="M0 20c27-7 54-14 81-20 0 91 0 181 0 270-27 7-54 14-81 21 0-90 0-180 0-271z">
          <text:p/>
        </draw:path>
        <draw:path draw:style-name="gr3" draw:text-style-name="P3" draw:layer="layout" svg:width="0.079cm" svg:height="0.289cm" svg:x="1.984cm" svg:y="1.499cm" svg:viewBox="0 0 80 290" svg:d="M0 20c26-7 54-13 80-20 0 90 0 180 0 269-26 7-54 14-80 21 0-89 0-179 0-270z">
          <text:p/>
        </draw:path>
        <draw:path draw:style-name="gr3" draw:text-style-name="P3" draw:layer="layout" svg:width="0.079cm" svg:height="0.289cm" svg:x="2.063cm" svg:y="1.479cm" svg:viewBox="0 0 80 290" svg:d="M0 20c26-6 53-13 80-20 0 90 0 180 0 269-27 7-54 14-80 21 0-89 0-179 0-270z">
          <text:p/>
        </draw:path>
        <draw:path draw:style-name="gr3" draw:text-style-name="P3" draw:layer="layout" svg:width="0.078cm" svg:height="0.286cm" svg:x="2.141cm" svg:y="1.461cm" svg:viewBox="0 0 79 287" svg:d="M0 19c27-7 53-13 79-19 0 89 0 179 0 268-26 6-52 12-79 19 0-88 0-179 0-268z">
          <text:p/>
        </draw:path>
        <draw:path draw:style-name="gr3" draw:text-style-name="P3" draw:layer="layout" svg:width="0.078cm" svg:height="0.286cm" svg:x="2.219cm" svg:y="1.441cm" svg:viewBox="0 0 79 287" svg:d="M0 19c27-6 53-12 79-19 0 89 0 179 0 268-26 6-52 13-79 19 0-88 0-179 0-268z">
          <text:p/>
        </draw:path>
        <draw:path draw:style-name="gr3" draw:text-style-name="P3" draw:layer="layout" svg:width="0.078cm" svg:height="0.286cm" svg:x="2.296cm" svg:y="1.422cm" svg:viewBox="0 0 79 287" svg:d="M0 20c26-7 52-13 79-20 0 89 0 179 0 267-27 6-53 13-79 20 0-88 0-178 0-267z">
          <text:p/>
        </draw:path>
        <draw:path draw:style-name="gr3" draw:text-style-name="P3" draw:layer="layout" svg:width="0.077cm" svg:height="0.285cm" svg:x="2.373cm" svg:y="1.403cm" svg:viewBox="0 0 78 286" svg:d="M0 19c26-6 52-12 78-19 0 89 0 178 0 266-26 6-52 13-78 20 0-88 0-178 0-267z">
          <text:p/>
        </draw:path>
        <draw:path draw:style-name="gr3" draw:text-style-name="P3" draw:layer="layout" svg:width="0.076cm" svg:height="0.284cm" svg:x="2.45cm" svg:y="1.384cm" svg:viewBox="0 0 77 285" svg:d="M0 19c26-6 52-12 77-19 0 88 0 177 0 265-25 6-51 13-77 20 0-88 0-177 0-266z">
          <text:p/>
        </draw:path>
        <draw:path draw:style-name="gr4" draw:text-style-name="P3" draw:layer="layout" svg:width="0.076cm" svg:height="0.283cm" svg:x="2.526cm" svg:y="1.365cm" svg:viewBox="0 0 77 284" svg:d="M0 19c26-6 52-12 77-19 0 88 0 176 0 264-25 7-51 13-77 20 0-87 0-176 0-265z">
          <text:p/>
        </draw:path>
        <draw:path draw:style-name="gr2" draw:text-style-name="P2" draw:layer="layout" svg:width="0.076cm" svg:height="0.283cm" svg:x="2.526cm" svg:y="1.365cm" svg:viewBox="0 0 77 284" svg:d="M0 19c26-6 52-12 77-19 0 88 0 176 0 264-25 7-51 13-77 20 0-87 0-176 0-265z">
          <text:p/>
        </draw:path>
        <draw:path draw:style-name="gr3" draw:text-style-name="P3" draw:layer="layout" svg:width="0.076cm" svg:height="0.281cm" svg:x="2.601cm" svg:y="1.347cm" svg:viewBox="0 0 77 282" svg:d="M0 19c26-7 51-13 77-19 0 87 0 175 0 263-26 6-51 13-76 19-1-88-1-176-1-263z">
          <text:p/>
        </draw:path>
        <draw:path draw:style-name="gr3" draw:text-style-name="P3" draw:layer="layout" svg:width="0.076cm" svg:height="0.281cm" svg:x="2.676cm" svg:y="1.328cm" svg:viewBox="0 0 77 282" svg:d="M0 19c26-6 51-13 77-19 0 87 0 175 0 262-26 7-51 13-77 20 0-88 0-176 0-263z">
          <text:p/>
        </draw:path>
        <draw:path draw:style-name="gr3" draw:text-style-name="P3" draw:layer="layout" svg:width="0.075cm" svg:height="0.279cm" svg:x="2.751cm" svg:y="1.31cm" svg:viewBox="0 0 76 280" svg:d="M0 18c26-6 51-12 76-18 0 87 0 174 0 261-25 6-50 13-76 19 0-87 0-174 0-262z">
          <text:p/>
        </draw:path>
        <draw:path draw:style-name="gr2" draw:text-style-name="P2" draw:layer="layout" svg:width="0.075cm" svg:height="0.279cm" svg:x="2.825cm" svg:y="1.291cm" svg:viewBox="0 0 76 280" svg:d="M0 19c26-6 51-13 76-19 0 87 0 174 0 261-25 6-50 13-76 19 0-87 0-174 0-261z">
          <text:p/>
        </draw:path>
        <draw:path draw:style-name="gr2" draw:text-style-name="P2" draw:layer="layout" svg:width="0.073cm" svg:height="0.278cm" svg:x="2.9cm" svg:y="1.273cm" svg:viewBox="0 0 74 279" svg:d="M0 18c24-6 49-12 74-18 0 86 0 173 0 260-25 6-50 13-74 19 0-87 0-174 0-261z">
          <text:p/>
        </draw:path>
        <draw:path draw:style-name="gr2" draw:text-style-name="P2" draw:layer="layout" svg:width="0.074cm" svg:height="0.277cm" svg:x="2.973cm" svg:y="1.255cm" svg:viewBox="0 0 75 278" svg:d="M0 18c24-6 49-12 75-18 0 86 0 172 0 259-26 5-51 13-75 19 0-87 0-173 0-260z">
          <text:p/>
        </draw:path>
        <draw:path draw:style-name="gr2" draw:text-style-name="P2" draw:layer="layout" svg:width="0.073cm" svg:height="0.277cm" svg:x="3.046cm" svg:y="1.237cm" svg:viewBox="0 0 74 278" svg:d="M0 19c25-5 50-12 74-19 0 87 0 173 0 259-24 6-49 12-74 19 0-87 0-173 0-259z">
          <text:p/>
        </draw:path>
        <draw:path draw:style-name="gr2" draw:text-style-name="P2" draw:layer="layout" svg:width="0.085cm" svg:height="0.301cm" svg:x="1.083cm" svg:y="1.993cm" svg:viewBox="0 0 86 302" svg:d="M0 22c28-7 57-15 86-22 0 93 0 186 0 279-29 7-58 15-86 23 0-94 0-187 0-280z">
          <text:p/>
        </draw:path>
        <draw:path draw:style-name="gr2" draw:text-style-name="P2" draw:layer="layout" svg:width="0.084cm" svg:height="0.3cm" svg:x="1.167cm" svg:y="1.971cm" svg:viewBox="0 0 85 301" svg:d="M0 22c28-7 57-15 85-22 0 93 0 185 0 279-28 7-57 14-85 22 0-93 0-186 0-279z">
          <text:p/>
        </draw:path>
        <draw:path draw:style-name="gr2" draw:text-style-name="P2" draw:layer="layout" svg:width="0.084cm" svg:height="0.3cm" svg:x="1.251cm" svg:y="1.949cm" svg:viewBox="0 0 85 301" svg:d="M0 22c28-7 57-14 85-22 0 93 0 185 0 277-28 8-57 16-85 24 0-94 0-186 0-279z">
          <text:p/>
        </draw:path>
        <draw:path draw:style-name="gr2" draw:text-style-name="P2" draw:layer="layout" svg:width="0.084cm" svg:height="0.297cm" svg:x="1.335cm" svg:y="1.929cm" svg:viewBox="0 0 85 298" svg:d="M0 22c28-7 57-14 85-22-1 92-1 185-1 276-27 7-56 15-84 22 0-92 0-184 0-276z">
          <text:p/>
        </draw:path>
        <draw:path draw:style-name="gr2" draw:text-style-name="P2" draw:layer="layout" svg:width="0.083cm" svg:height="0.297cm" svg:x="1.418cm" svg:y="1.907cm" svg:viewBox="0 0 84 298" svg:d="M0 23c28-8 56-16 84-23 0 93 0 185 0 276-28 7-57 15-84 22 0-91 0-184 0-275z">
          <text:p/>
        </draw:path>
        <draw:path draw:style-name="gr2" draw:text-style-name="P2" draw:layer="layout" svg:width="0.083cm" svg:height="0.296cm" svg:x="1.5cm" svg:y="1.886cm" svg:viewBox="0 0 84 297" svg:d="M0 21c29-7 56-14 84-21 0 92 0 184 0 274-28 8-55 15-84 23 0-91 0-183 0-276z">
          <text:p/>
        </draw:path>
        <draw:path draw:style-name="gr2" draw:text-style-name="P2" draw:layer="layout" svg:width="0.082cm" svg:height="0.295cm" svg:x="1.582cm" svg:y="1.865cm" svg:viewBox="0 0 83 296" svg:d="M0 21c28-7 56-14 83-21 0 92 0 183 0 274-27 7-55 14-83 22 0-91 0-182 0-275z">
          <text:p/>
        </draw:path>
        <draw:path draw:style-name="gr3" draw:text-style-name="P3" draw:layer="layout" svg:width="0.082cm" svg:height="0.294cm" svg:x="1.663cm" svg:y="1.844cm" svg:viewBox="0 0 83 295" svg:d="M0 21c28-7 55-14 83-21 0 92 0 183 0 273-28 7-55 14-83 22 0-91 0-182 0-274z">
          <text:p/>
        </draw:path>
        <draw:path draw:style-name="gr3" draw:text-style-name="P3" draw:layer="layout" svg:width="0.081cm" svg:height="0.293cm" svg:x="1.744cm" svg:y="1.823cm" svg:viewBox="0 0 82 294" svg:d="M0 21c27-7 54-14 82-21 0 92 0 182 0 272-28 7-55 15-82 22 0-90 0-181 0-273z">
          <text:p/>
        </draw:path>
        <draw:path draw:style-name="gr3" draw:text-style-name="P3" draw:layer="layout" svg:width="0.081cm" svg:height="0.292cm" svg:x="1.824cm" svg:y="1.802cm" svg:viewBox="0 0 82 293" svg:d="M0 21c27-7 54-14 82-21 0 92 0 182 0 272-28 7-55 14-82 21 0-90 0-180 0-272z">
          <text:p/>
        </draw:path>
        <draw:path draw:style-name="gr3" draw:text-style-name="P3" draw:layer="layout" svg:width="0.08cm" svg:height="0.291cm" svg:x="1.904cm" svg:y="1.782cm" svg:viewBox="0 0 81 292" svg:d="M0 21c27-7 54-14 81-21 0 90 0 181 0 270-27 7-54 14-81 22 0-90 0-180 0-271z">
          <text:p/>
        </draw:path>
        <draw:path draw:style-name="gr2" draw:text-style-name="P2" draw:layer="layout" svg:width="0.079cm" svg:height="0.29cm" svg:x="1.984cm" svg:y="1.761cm" svg:viewBox="0 0 80 291" svg:d="M0 21c26-7 54-14 80-21 0 90 0 181 0 270-26 7-54 14-80 21 0-89 0-180 0-270z">
          <text:p/>
        </draw:path>
        <draw:path draw:style-name="gr2" draw:text-style-name="P2" draw:layer="layout" svg:width="0.079cm" svg:height="0.289cm" svg:x="2.063cm" svg:y="1.741cm" svg:viewBox="0 0 80 290" svg:d="M0 21c26-7 53-14 80-21 0 89 0 180 0 269-27 7-54 14-80 21 0-89 0-180 0-269z">
          <text:p/>
        </draw:path>
        <draw:path draw:style-name="gr2" draw:text-style-name="P2" draw:layer="layout" svg:width="0.078cm" svg:height="0.287cm" svg:x="2.141cm" svg:y="1.722cm" svg:viewBox="0 0 79 288" svg:d="M0 19c27-7 53-13 79-19 0 89 0 179 0 267-26 7-52 14-79 21 0-89 0-179 0-269z">
          <text:p/>
        </draw:path>
        <draw:path draw:style-name="gr2" draw:text-style-name="P2" draw:layer="layout" svg:width="0.078cm" svg:height="0.287cm" svg:x="2.219cm" svg:y="1.701cm" svg:viewBox="0 0 79 288" svg:d="M0 20c27-6 53-13 79-20 0 89 0 179 0 267-26 7-52 15-79 21 0-89 0-179 0-268z">
          <text:p/>
        </draw:path>
        <draw:path draw:style-name="gr2" draw:text-style-name="P2" draw:layer="layout" svg:width="0.078cm" svg:height="0.287cm" svg:x="2.296cm" svg:y="1.681cm" svg:viewBox="0 0 79 288" svg:d="M0 21c26-7 52-14 79-21 0 89 0 179 0 267-27 7-53 14-79 21 0-89 0-178 0-267z">
          <text:p/>
        </draw:path>
        <draw:path draw:style-name="gr2" draw:text-style-name="P2" draw:layer="layout" svg:width="0.077cm" svg:height="0.285cm" svg:x="2.373cm" svg:y="1.662cm" svg:viewBox="0 0 78 286" svg:d="M0 20c26-7 52-14 78-20 0 88 0 176 0 265-26 7-52 14-78 21 0-88 0-178 0-266z">
          <text:p/>
        </draw:path>
        <draw:path draw:style-name="gr2" draw:text-style-name="P2" draw:layer="layout" svg:width="0.076cm" svg:height="0.284cm" svg:x="2.45cm" svg:y="1.642cm" svg:viewBox="0 0 77 285" svg:d="M0 20c26-7 52-13 77-20 0 88 0 176 0 264-25 7-51 14-77 21 0-88 0-177 0-265z">
          <text:p/>
        </draw:path>
        <draw:path draw:style-name="gr2" draw:text-style-name="P2" draw:layer="layout" svg:width="0.076cm" svg:height="0.284cm" svg:x="2.526cm" svg:y="1.622cm" svg:viewBox="0 0 77 285" svg:d="M0 20c26-7 52-13 77-20 0 88 0 176 0 264-25 7-51 14-77 21 0-89 0-177 0-265z">
          <text:p/>
        </draw:path>
        <draw:path draw:style-name="gr2" draw:text-style-name="P2" draw:layer="layout" svg:width="0.075cm" svg:height="0.282cm" svg:x="2.602cm" svg:y="1.603cm" svg:viewBox="0 0 76 283" svg:d="M0 19c25-6 50-13 76-19 0 87 0 175 0 263-26 7-51 13-76 20 0-88 0-176 0-264z">
          <text:p/>
        </draw:path>
        <draw:path draw:style-name="gr2" draw:text-style-name="P2" draw:layer="layout" svg:width="0.076cm" svg:height="0.282cm" svg:x="2.676cm" svg:y="1.583cm" svg:viewBox="0 0 77 283" svg:d="M0 20c26-7 51-13 77-20 0 88 0 175 0 263-26 6-51 13-76 20 0-88 0-175-1-263z">
          <text:p/>
        </draw:path>
        <draw:path draw:style-name="gr2" draw:text-style-name="P2" draw:layer="layout" svg:width="0.075cm" svg:height="0.281cm" svg:x="2.751cm" svg:y="1.564cm" svg:viewBox="0 0 76 282" svg:d="M0 20c26-7 51-13 76-20 0 87 0 174 0 262-25 6-50 13-76 20 0-88 0-175 0-262z">
          <text:p/>
        </draw:path>
        <draw:path draw:style-name="gr2" draw:text-style-name="P2" draw:layer="layout" svg:width="0.075cm" svg:height="0.28cm" svg:x="2.825cm" svg:y="1.545cm" svg:viewBox="0 0 76 281" svg:d="M0 19c26-6 51-13 76-19 0 87 0 174 0 260-25 6-50 14-75 21 0-88 0-175-1-262z">
          <text:p/>
        </draw:path>
        <draw:path draw:style-name="gr2" draw:text-style-name="P2" draw:layer="layout" svg:width="0.073cm" svg:height="0.279cm" svg:x="2.9cm" svg:y="1.526cm" svg:viewBox="0 0 74 280" svg:d="M0 20c24-6 49-13 74-20 0 88 0 174 0 260-25 6-50 13-74 20 0-86 0-173 0-260z">
          <text:p/>
        </draw:path>
        <draw:path draw:style-name="gr2" draw:text-style-name="P2" draw:layer="layout" svg:width="0.074cm" svg:height="0.277cm" svg:x="2.973cm" svg:y="1.508cm" svg:viewBox="0 0 75 278" svg:d="M0 19c24-7 49-14 75-19 0 87 0 173 0 258-26 7-51 13-75 20 0-86 0-172 0-259z">
          <text:p/>
        </draw:path>
        <draw:path draw:style-name="gr2" draw:text-style-name="P2" draw:layer="layout" svg:width="0.073cm" svg:height="0.276cm" svg:x="3.046cm" svg:y="1.489cm" svg:viewBox="0 0 74 277" svg:d="M0 19c25-6 50-13 74-19 0 87 0 173 0 258-24 6-49 13-74 19 0-85 0-171 0-258z">
          <text:p/>
        </draw:path>
        <draw:path draw:style-name="gr2" draw:text-style-name="P2" draw:layer="layout" svg:width="0.085cm" svg:height="0.302cm" svg:x="1.083cm" svg:y="2.277cm" svg:viewBox="0 0 86 303" svg:d="M0 23c28-8 57-15 86-23 0 94 0 186 0 278-29 9-58 17-86 25 0-94 0-187 0-280z">
          <text:p/>
        </draw:path>
        <draw:path draw:style-name="gr2" draw:text-style-name="P2" draw:layer="layout" svg:width="0.084cm" svg:height="0.3cm" svg:x="1.167cm" svg:y="2.255cm" svg:viewBox="0 0 85 301" svg:d="M0 22c28-7 57-15 85-22 0 93 0 185 0 276-28 8-57 17-85 25 0-93 0-185 0-279z">
          <text:p/>
        </draw:path>
        <draw:path draw:style-name="gr2" draw:text-style-name="P2" draw:layer="layout" svg:width="0.084cm" svg:height="0.298cm" svg:x="1.251cm" svg:y="2.233cm" svg:viewBox="0 0 85 299" svg:d="M0 23c28-7 57-15 85-23 0 93 0 185 0 276-28 8-57 16-85 23 0-91 0-183 0-276z">
          <text:p/>
        </draw:path>
        <draw:path draw:style-name="gr2" draw:text-style-name="P2" draw:layer="layout" svg:width="0.083cm" svg:height="0.298cm" svg:x="1.335cm" svg:y="2.21cm" svg:viewBox="0 0 84 299" svg:d="M0 24c28-9 57-16 84-24 0 93 0 185 0 276-27 7-56 15-84 23 0-91 0-183 0-275z">
          <text:p/>
        </draw:path>
        <draw:path draw:style-name="gr2" draw:text-style-name="P2" draw:layer="layout" svg:width="0.083cm" svg:height="0.297cm" svg:x="1.418cm" svg:y="2.188cm" svg:viewBox="0 0 84 298" svg:d="M0 22c27-7 56-15 84-22 0 93 0 184 0 275-28 8-57 16-84 23 0-91 0-183 0-276z">
          <text:p/>
        </draw:path>
        <draw:path draw:style-name="gr2" draw:text-style-name="P2" draw:layer="layout" svg:width="0.083cm" svg:height="0.296cm" svg:x="1.5cm" svg:y="2.166cm" svg:viewBox="0 0 84 297" svg:d="M0 22c29-7 56-15 84-22 0 92 0 184 0 274-28 8-55 16-84 23 0-91 0-182 0-275z">
          <text:p/>
        </draw:path>
        <draw:path draw:style-name="gr2" draw:text-style-name="P2" draw:layer="layout" svg:width="0.082cm" svg:height="0.295cm" svg:x="1.582cm" svg:y="2.144cm" svg:viewBox="0 0 83 296" svg:d="M0 22c28-8 56-15 83-22 0 92 0 183 0 273-27 8-55 16-83 23 0-90 0-182 0-274z">
          <text:p/>
        </draw:path>
        <draw:path draw:style-name="gr3" draw:text-style-name="P3" draw:layer="layout" svg:width="0.082cm" svg:height="0.295cm" svg:x="1.663cm" svg:y="2.122cm" svg:viewBox="0 0 83 296" svg:d="M0 22c28-7 55-15 83-22 0 92 0 183 0 273-28 7-55 15-83 23 0-91 0-182 0-274z">
          <text:p/>
        </draw:path>
        <draw:path draw:style-name="gr3" draw:text-style-name="P3" draw:layer="layout" svg:width="0.081cm" svg:height="0.294cm" svg:x="1.744cm" svg:y="2.1cm" svg:viewBox="0 0 82 295" svg:d="M0 22c27-7 54-15 82-22 0 91 0 182 0 272-28 8-55 15-82 23 0-90 0-181 0-273z">
          <text:p/>
        </draw:path>
        <draw:path draw:style-name="gr3" draw:text-style-name="P3" draw:layer="layout" svg:width="0.081cm" svg:height="0.292cm" svg:x="1.824cm" svg:y="2.079cm" svg:viewBox="0 0 82 293" svg:d="M0 21c27-7 54-14 82-21 0 90 0 181 0 271-28 7-55 15-82 22 0-89 0-180 0-272z">
          <text:p/>
        </draw:path>
        <draw:path draw:style-name="gr3" draw:text-style-name="P3" draw:layer="layout" svg:width="0.08cm" svg:height="0.292cm" svg:x="1.904cm" svg:y="2.057cm" svg:viewBox="0 0 81 293" svg:d="M0 22c27-7 54-15 81-22 0 90 0 181 0 270-27 8-54 15-81 23 0-90 0-181 0-271z">
          <text:p/>
        </draw:path>
        <draw:path draw:style-name="gr2" draw:text-style-name="P2" draw:layer="layout" svg:width="0.079cm" svg:height="0.291cm" svg:x="1.984cm" svg:y="2.036cm" svg:viewBox="0 0 80 292" svg:d="M0 21c26-7 54-14 80-21 0 90 0 180 0 269-26 8-54 15-80 23 0-90 0-181 0-271z">
          <text:p/>
        </draw:path>
        <draw:path draw:style-name="gr2" draw:text-style-name="P2" draw:layer="layout" svg:width="0.079cm" svg:height="0.289cm" svg:x="2.063cm" svg:y="2.015cm" svg:viewBox="0 0 80 290" svg:d="M0 21c26-7 53-14 80-21 0 89 0 180 0 268-27 8-54 15-80 22 0-88 0-179 0-269z">
          <text:p/>
        </draw:path>
        <draw:path draw:style-name="gr2" draw:text-style-name="P2" draw:layer="layout" svg:width="0.078cm" svg:height="0.288cm" svg:x="2.141cm" svg:y="1.994cm" svg:viewBox="0 0 79 289" svg:d="M0 21c27-7 53-14 79-21 0 90 0 180 0 268-26 7-52 14-79 21 0-88 0-179 0-268z">
          <text:p/>
        </draw:path>
        <draw:path draw:style-name="gr2" draw:text-style-name="P2" draw:layer="layout" svg:width="0.078cm" svg:height="0.288cm" svg:x="2.219cm" svg:y="1.973cm" svg:viewBox="0 0 79 289" svg:d="M0 21c27-6 53-13 79-21 0 89 0 178 0 267-26 8-52 15-79 22 0-89 0-179 0-268z">
          <text:p/>
        </draw:path>
        <draw:path draw:style-name="gr2" draw:text-style-name="P2" draw:layer="layout" svg:width="0.078cm" svg:height="0.287cm" svg:x="2.296cm" svg:y="1.953cm" svg:viewBox="0 0 79 288" svg:d="M0 21c26-7 52-14 79-21 0 88 0 177 0 266-27 7-53 14-79 22 0-88 0-178 0-267z">
          <text:p/>
        </draw:path>
        <draw:path draw:style-name="gr2" draw:text-style-name="P2" draw:layer="layout" svg:width="0.077cm" svg:height="0.286cm" svg:x="2.373cm" svg:y="1.932cm" svg:viewBox="0 0 78 287" svg:d="M0 21c26-7 52-14 78-21 0 88 0 177 0 265-26 8-52 15-78 22 0-89 0-177 0-266z">
          <text:p/>
        </draw:path>
        <draw:path draw:style-name="gr2" draw:text-style-name="P2" draw:layer="layout" svg:width="0.076cm" svg:height="0.286cm" svg:x="2.45cm" svg:y="1.911cm" svg:viewBox="0 0 77 287" svg:d="M0 21c26-7 52-14 77-21 0 89 0 177 0 265-25 7-51 14-77 22 0-89 0-177 0-266z">
          <text:p/>
        </draw:path>
        <draw:path draw:style-name="gr2" draw:text-style-name="P2" draw:layer="layout" svg:width="0.076cm" svg:height="0.284cm" svg:x="2.526cm" svg:y="1.891cm" svg:viewBox="0 0 77 285" svg:d="M0 21c26-7 52-14 77-21 0 88 0 176 0 264-25 7-51 14-77 21 0-88 0-176 0-264z">
          <text:p/>
        </draw:path>
        <draw:path draw:style-name="gr2" draw:text-style-name="P2" draw:layer="layout" svg:width="0.075cm" svg:height="0.283cm" svg:x="2.602cm" svg:y="1.871cm" svg:viewBox="0 0 76 284" svg:d="M0 20c25-7 50-13 76-20 0 87 0 175 0 263-26 7-51 14-76 21 0-88 0-176 0-264z">
          <text:p/>
        </draw:path>
        <draw:path draw:style-name="gr2" draw:text-style-name="P2" draw:layer="layout" svg:width="0.075cm" svg:height="0.282cm" svg:x="2.677cm" svg:y="1.851cm" svg:viewBox="0 0 76 283" svg:d="M0 20c25-7 50-14 76-20 0 87 0 174 0 261-26 8-51 15-76 22 0-88 0-176 0-263z">
          <text:p/>
        </draw:path>
        <draw:path draw:style-name="gr2" draw:text-style-name="P2" draw:layer="layout" svg:width="0.075cm" svg:height="0.282cm" svg:x="2.751cm" svg:y="1.83cm" svg:viewBox="0 0 76 283" svg:d="M0 21c26-7 51-14 76-21 0 88 0 175 0 261-25 7-50 14-76 22 0-88 0-175 0-262z">
          <text:p/>
        </draw:path>
        <draw:path draw:style-name="gr2" draw:text-style-name="P2" draw:layer="layout" svg:width="0.074cm" svg:height="0.28cm" svg:x="2.826cm" svg:y="1.811cm" svg:viewBox="0 0 75 281" svg:d="M0 21c25-7 50-15 75-21 0 87 0 174 0 260-25 7-50 14-75 21 0-86 0-173 0-260z">
          <text:p/>
        </draw:path>
        <draw:path draw:style-name="gr2" draw:text-style-name="P2" draw:layer="layout" svg:width="0.073cm" svg:height="0.279cm" svg:x="2.9cm" svg:y="1.791cm" svg:viewBox="0 0 74 280" svg:d="M0 20c24-7 49-14 74-20 0 87 0 174 0 260-25 6-50 13-74 20 0-86 0-173 0-260z">
          <text:p/>
        </draw:path>
        <draw:path draw:style-name="gr2" draw:text-style-name="P2" draw:layer="layout" svg:width="0.074cm" svg:height="0.279cm" svg:x="2.973cm" svg:y="1.771cm" svg:viewBox="0 0 75 280" svg:d="M0 20c24-7 49-13 75-20 0 87 0 174 0 260-26 7-51 14-75 20 0-86 0-173 0-260z">
          <text:p/>
        </draw:path>
        <draw:path draw:style-name="gr2" draw:text-style-name="P2" draw:layer="layout" svg:width="0.073cm" svg:height="0.279cm" svg:x="3.046cm" svg:y="1.751cm" svg:viewBox="0 0 74 280" svg:d="M0 20c25-6 50-13 74-20 0 87 0 174 0 259-24 7-49 14-74 21 0-86 0-173 0-260z">
          <text:p/>
        </draw:path>
        <draw:path draw:style-name="gr2" draw:text-style-name="P2" draw:layer="layout" svg:width="0.085cm" svg:height="0.302cm" svg:x="1.083cm" svg:y="2.561cm" svg:viewBox="0 0 86 303" svg:d="M0 24c28-8 57-16 86-24 0 93 0 185 0 277-29 8-58 17-86 26 0-93 0-186 0-279z">
          <text:p/>
        </draw:path>
        <draw:path draw:style-name="gr2" draw:text-style-name="P2" draw:layer="layout" svg:width="0.084cm" svg:height="0.3cm" svg:x="1.167cm" svg:y="2.538cm" svg:viewBox="0 0 85 301" svg:d="M0 24c28-8 57-16 85-24 0 93 0 185 0 277-28 8-57 16-85 24 0-92 0-184 0-277z">
          <text:p/>
        </draw:path>
        <draw:path draw:style-name="gr2" draw:text-style-name="P2" draw:layer="layout" svg:width="0.084cm" svg:height="0.3cm" svg:x="1.251cm" svg:y="2.514cm" svg:viewBox="0 0 85 301" svg:d="M0 24c28-8 57-16 85-24 0 93 0 185 0 276-28 9-57 17-85 25 0-92 0-184 0-277z">
          <text:p/>
        </draw:path>
        <draw:path draw:style-name="gr2" draw:text-style-name="P2" draw:layer="layout" svg:width="0.083cm" svg:height="0.299cm" svg:x="1.335cm" svg:y="2.491cm" svg:viewBox="0 0 84 300" svg:d="M0 23c28-8 57-15 84-23 0 93 0 184 0 275-27 8-56 16-84 25 0-92 0-183 0-277z">
          <text:p/>
        </draw:path>
        <draw:path draw:style-name="gr2" draw:text-style-name="P2" draw:layer="layout" svg:width="0.084cm" svg:height="0.297cm" svg:x="1.417cm" svg:y="2.468cm" svg:viewBox="0 0 85 298" svg:d="M1 23c27-7 56-15 84-23 0 92 0 183 0 274-28 8-57 16-85 24 0-91 1-182 1-275z">
          <text:p/>
        </draw:path>
        <draw:path draw:style-name="gr2" draw:text-style-name="P2" draw:layer="layout" svg:width="0.083cm" svg:height="0.296cm" svg:x="1.5cm" svg:y="2.445cm" svg:viewBox="0 0 84 297" svg:d="M0 24c29-8 56-16 84-24 0 93 0 183 0 273-28 8-55 16-84 24 0-91 0-181 0-273z">
          <text:p/>
        </draw:path>
        <draw:path draw:style-name="gr2" draw:text-style-name="P2" draw:layer="layout" svg:width="0.082cm" svg:height="0.295cm" svg:x="1.582cm" svg:y="2.423cm" svg:viewBox="0 0 83 296" svg:d="M0 23c28-8 56-16 83-23 0 92 0 181 0 272-27 8-55 16-83 24 0-91 0-181 0-273z">
          <text:p/>
        </draw:path>
        <draw:path draw:style-name="gr3" draw:text-style-name="P3" draw:layer="layout" svg:width="0.082cm" svg:height="0.294cm" svg:x="1.663cm" svg:y="2.4cm" svg:viewBox="0 0 83 295" svg:d="M0 23c28-8 55-16 83-23 0 92 0 182 0 271-28 8-55 16-83 24 0-91 0-180 0-272z">
          <text:p/>
        </draw:path>
        <draw:path draw:style-name="gr3" draw:text-style-name="P3" draw:layer="layout" svg:width="0.081cm" svg:height="0.293cm" svg:x="1.744cm" svg:y="2.377cm" svg:viewBox="0 0 82 294" svg:d="M0 23c27-8 54-15 82-23 0 91 0 182 0 271-28 8-55 15-82 23 0-89 0-179 0-271z">
          <text:p/>
        </draw:path>
        <draw:path draw:style-name="gr3" draw:text-style-name="P3" draw:layer="layout" svg:width="0.081cm" svg:height="0.292cm" svg:x="1.824cm" svg:y="2.355cm" svg:viewBox="0 0 82 293" svg:d="M0 22c27-7 54-15 82-22 0 90 0 181 0 270-28 8-55 16-82 23 0-89 0-180 0-271z">
          <text:p/>
        </draw:path>
        <draw:path draw:style-name="gr3" draw:text-style-name="P3" draw:layer="layout" svg:width="0.08cm" svg:height="0.291cm" svg:x="1.904cm" svg:y="2.333cm" svg:viewBox="0 0 81 292" svg:d="M0 22c27-7 54-15 81-22 0 90 0 180 0 269-27 8-54 16-81 23 0-89 0-180 0-270z">
          <text:p/>
        </draw:path>
        <draw:path draw:style-name="gr2" draw:text-style-name="P2" draw:layer="layout" svg:width="0.079cm" svg:height="0.291cm" svg:x="1.984cm" svg:y="2.31cm" svg:viewBox="0 0 80 292" svg:d="M0 23c26-8 54-15 80-23 0 90 0 180 0 269-26 8-54 15-80 23 0-89 0-179 0-269z">
          <text:p/>
        </draw:path>
        <draw:path draw:style-name="gr2" draw:text-style-name="P2" draw:layer="layout" svg:width="0.079cm" svg:height="0.29cm" svg:x="2.063cm" svg:y="2.288cm" svg:viewBox="0 0 80 291" svg:d="M0 23c26-8 53-15 80-23 0 90 0 180 0 268-27 8-54 16-80 23 0-89 0-179 0-268z">
          <text:p/>
        </draw:path>
        <draw:path draw:style-name="gr2" draw:text-style-name="P2" draw:layer="layout" svg:width="0.078cm" svg:height="0.288cm" svg:x="2.141cm" svg:y="2.267cm" svg:viewBox="0 0 79 289" svg:d="M0 22c27-8 53-15 79-22 0 89 0 177 0 267-26 7-52 15-79 22 0-88 0-178 0-267z">
          <text:p/>
        </draw:path>
        <draw:path draw:style-name="gr2" draw:text-style-name="P2" draw:layer="layout" svg:width="0.078cm" svg:height="0.287cm" svg:x="2.219cm" svg:y="2.246cm" svg:viewBox="0 0 79 288" svg:d="M0 21c27-7 53-14 79-21 0 88 0 176 0 265-26 8-52 15-79 23 0-89 0-178 0-267z">
          <text:p/>
        </draw:path>
        <draw:path draw:style-name="gr2" draw:text-style-name="P2" draw:layer="layout" svg:width="0.078cm" svg:height="0.286cm" svg:x="2.296cm" svg:y="2.224cm" svg:viewBox="0 0 79 287" svg:d="M0 22c26-8 52-15 79-22 0 89 0 176 0 265-27 7-53 15-79 22 0-89 0-177 0-265z">
          <text:p/>
        </draw:path>
        <draw:path draw:style-name="gr2" draw:text-style-name="P2" draw:layer="layout" svg:width="0.077cm" svg:height="0.286cm" svg:x="2.373cm" svg:y="2.202cm" svg:viewBox="0 0 78 287" svg:d="M0 22c26-7 52-14 78-22 0 89 0 176 0 264-26 8-52 15-78 23 0-89 0-176 0-265z">
          <text:p/>
        </draw:path>
        <draw:path draw:style-name="gr2" draw:text-style-name="P2" draw:layer="layout" svg:width="0.077cm" svg:height="0.284cm" svg:x="2.45cm" svg:y="2.181cm" svg:viewBox="0 0 78 285" svg:d="M0 22c26-8 52-15 77-22 0 88 0 176 1 263-26 8-52 15-78 22 0-87 0-175 0-263z">
          <text:p/>
        </draw:path>
        <draw:path draw:style-name="gr2" draw:text-style-name="P2" draw:layer="layout" svg:width="0.076cm" svg:height="0.283cm" svg:x="2.526cm" svg:y="2.16cm" svg:viewBox="0 0 77 284" svg:d="M0 21c26-7 52-14 77-21 0 88 0 175 0 263-25 7-51 14-77 21 0-87 0-175 0-263z">
          <text:p/>
        </draw:path>
        <draw:path draw:style-name="gr2" draw:text-style-name="P2" draw:layer="layout" svg:width="0.075cm" svg:height="0.283cm" svg:x="2.602cm" svg:y="2.139cm" svg:viewBox="0 0 76 284" svg:d="M0 21c25-7 50-14 76-21 0 87 0 174 0 261-26 8-51 16-76 23 0-88 0-175 0-263z">
          <text:p/>
        </draw:path>
        <draw:path draw:style-name="gr2" draw:text-style-name="P2" draw:layer="layout" svg:width="0.075cm" svg:height="0.282cm" svg:x="2.677cm" svg:y="2.118cm" svg:viewBox="0 0 76 283" svg:d="M0 21c25-7 50-14 76-21 0 87 0 174 0 260-26 7-51 15-76 23 0-88 0-175 0-262z">
          <text:p/>
        </draw:path>
        <draw:path draw:style-name="gr2" draw:text-style-name="P2" draw:layer="layout" svg:width="0.075cm" svg:height="0.281cm" svg:x="2.751cm" svg:y="2.097cm" svg:viewBox="0 0 76 282" svg:d="M0 22c26-7 51-15 76-22 0 88 0 174 0 261-25 7-50 14-76 21 0-86 0-173 0-260z">
          <text:p/>
        </draw:path>
        <draw:path draw:style-name="gr2" draw:text-style-name="P2" draw:layer="layout" svg:width="0.074cm" svg:height="0.281cm" svg:x="2.826cm" svg:y="2.076cm" svg:viewBox="0 0 75 282" svg:d="M0 21c25-7 50-14 75-21 0 88 0 174 0 260-25 7-50 14-75 22 0-87 0-173 0-261z">
          <text:p/>
        </draw:path>
        <draw:path draw:style-name="gr2" draw:text-style-name="P2" draw:layer="layout" svg:width="0.073cm" svg:height="0.279cm" svg:x="2.9cm" svg:y="2.056cm" svg:viewBox="0 0 74 280" svg:d="M0 20c24-7 49-14 74-20 0 87 0 173 0 259-25 7-50 14-74 21 0-86 0-172 0-260z">
          <text:p/>
        </draw:path>
        <draw:path draw:style-name="gr2" draw:text-style-name="P2" draw:layer="layout" svg:width="0.074cm" svg:height="0.278cm" svg:x="2.973cm" svg:y="2.036cm" svg:viewBox="0 0 75 279" svg:d="M0 20c24-7 49-13 75-20 0 87 0 172 0 257-26 8-51 15-75 22 0-86 0-172 0-259z">
          <text:p/>
        </draw:path>
        <draw:path draw:style-name="gr2" draw:text-style-name="P2" draw:layer="layout" svg:width="0.073cm" svg:height="0.278cm" svg:x="3.046cm" svg:y="2.015cm" svg:viewBox="0 0 74 279" svg:d="M0 21c25-7 50-14 74-21 0 87 0 172 0 257-24 7-49 14-74 22 0-86 0-171 0-258z">
          <text:p/>
        </draw:path>
        <draw:path draw:style-name="gr2" draw:text-style-name="P2" draw:layer="layout" svg:width="0.085cm" svg:height="0.303cm" svg:x="1.083cm" svg:y="2.845cm" svg:viewBox="0 0 86 304" svg:d="M0 24c28-8 57-16 86-24 0 93 0 186 0 278-29 9-58 17-86 26 0-92 0-186 0-280z">
          <text:p/>
        </draw:path>
        <draw:path draw:style-name="gr2" draw:text-style-name="P2" draw:layer="layout" svg:width="0.084cm" svg:height="0.302cm" svg:x="1.167cm" svg:y="2.82cm" svg:viewBox="0 0 85 303" svg:d="M0 25c28-9 57-17 85-25 0 94 0 186 0 278-28 8-57 17-85 25 0-92 0-184 0-278z">
          <text:p/>
        </draw:path>
        <draw:path draw:style-name="gr2" draw:text-style-name="P2" draw:layer="layout" svg:width="0.084cm" svg:height="0.301cm" svg:x="1.251cm" svg:y="2.796cm" svg:viewBox="0 0 85 302" svg:d="M0 24c28-8 57-16 85-24 0 93 0 185 0 277-28 8-57 17-85 25 0-92 0-184 0-278z">
          <text:p/>
        </draw:path>
        <draw:path draw:style-name="gr2" draw:text-style-name="P2" draw:layer="layout" svg:width="0.083cm" svg:height="0.301cm" svg:x="1.335cm" svg:y="2.771cm" svg:viewBox="0 0 84 302" svg:d="M0 25c28-8 57-16 84-25 0 93 0 185 0 277-27 8-56 16-84 25 0-92 0-184 0-277z">
          <text:p/>
        </draw:path>
        <draw:path draw:style-name="gr2" draw:text-style-name="P2" draw:layer="layout" svg:width="0.084cm" svg:height="0.3cm" svg:x="1.417cm" svg:y="2.747cm" svg:viewBox="0 0 85 301" svg:d="M0 25c28-8 57-16 85-25 0 92 0 185 0 277-28 8-57 16-85 24 0-91 0-183 0-276z">
          <text:p/>
        </draw:path>
        <draw:path draw:style-name="gr2" draw:text-style-name="P2" draw:layer="layout" svg:width="0.083cm" svg:height="0.299cm" svg:x="1.5cm" svg:y="2.724cm" svg:viewBox="0 0 84 300" svg:d="M0 24c29-8 56-16 84-24 0 91 0 184 0 275-28 8-55 16-84 25 0-92 0-185 0-276z">
          <text:p/>
        </draw:path>
        <draw:path draw:style-name="gr2" draw:text-style-name="P2" draw:layer="layout" svg:width="0.082cm" svg:height="0.298cm" svg:x="1.582cm" svg:y="2.7cm" svg:viewBox="0 0 83 299" svg:d="M0 24c28-8 56-16 83-24 0 91 0 184 0 274-27 8-55 17-83 25 0-91 0-184 0-275z">
          <text:p/>
        </draw:path>
        <draw:path draw:style-name="gr3" draw:text-style-name="P3" draw:layer="layout" svg:width="0.082cm" svg:height="0.297cm" svg:x="1.663cm" svg:y="2.676cm" svg:viewBox="0 0 83 298" svg:d="M0 24c28-8 55-16 83-24 0 92 0 184 0 274-28 8-56 16-83 24 0-90 0-183 0-274z">
          <text:p/>
        </draw:path>
        <draw:path draw:style-name="gr3" draw:text-style-name="P3" draw:layer="layout" svg:width="0.081cm" svg:height="0.296cm" svg:x="1.744cm" svg:y="2.653cm" svg:viewBox="0 0 82 297" svg:d="M0 23c27-7 54-15 82-23 0 91 0 183 0 273-28 8-55 16-82 24 0-90 0-182 0-274z">
          <text:p/>
        </draw:path>
        <draw:path draw:style-name="gr3" draw:text-style-name="P3" draw:layer="layout" svg:width="0.081cm" svg:height="0.295cm" svg:x="1.824cm" svg:y="2.63cm" svg:viewBox="0 0 82 296" svg:d="M0 23c27-7 54-15 82-23 0 91 0 182 0 271-28 9-55 17-82 25 0-90 0-182 0-273z">
          <text:p/>
        </draw:path>
        <draw:path draw:style-name="gr3" draw:text-style-name="P3" draw:layer="layout" svg:width="0.08cm" svg:height="0.294cm" svg:x="1.904cm" svg:y="2.607cm" svg:viewBox="0 0 81 295" svg:d="M0 24c27-8 54-16 81-24 0 90 0 181 0 270-27 8-54 17-81 25 0-90 0-181 0-271z">
          <text:p/>
        </draw:path>
        <draw:path draw:style-name="gr2" draw:text-style-name="P2" draw:layer="layout" svg:width="0.079cm" svg:height="0.293cm" svg:x="1.984cm" svg:y="2.584cm" svg:viewBox="0 0 80 294" svg:d="M0 23c26-7 54-15 80-23 0 90 0 180 0 270-26 8-54 16-80 24 0-90 0-181 0-271z">
          <text:p/>
        </draw:path>
        <draw:path draw:style-name="gr2" draw:text-style-name="P2" draw:layer="layout" svg:width="0.079cm" svg:height="0.292cm" svg:x="2.063cm" svg:y="2.561cm" svg:viewBox="0 0 80 293" svg:d="M0 23c26-7 53-15 80-23 0 90 0 179 0 269-27 8-54 16-80 24 0-90 0-180 0-270z">
          <text:p/>
        </draw:path>
        <draw:path draw:style-name="gr2" draw:text-style-name="P2" draw:layer="layout" svg:width="0.078cm" svg:height="0.29cm" svg:x="2.141cm" svg:y="2.539cm" svg:viewBox="0 0 79 291" svg:d="M0 22c27-7 53-15 79-22 0 89 0 178 0 268-26 7-52 15-79 23 0-90 0-179 0-269z">
          <text:p/>
        </draw:path>
        <draw:path draw:style-name="gr2" draw:text-style-name="P2" draw:layer="layout" svg:width="0.078cm" svg:height="0.29cm" svg:x="2.219cm" svg:y="2.516cm" svg:viewBox="0 0 79 291" svg:d="M0 23c27-8 53-15 79-23 0 89 0 179 0 268-26 8-52 16-79 23 0-90 0-179 0-268z">
          <text:p/>
        </draw:path>
        <draw:path draw:style-name="gr2" draw:text-style-name="P2" draw:layer="layout" svg:width="0.078cm" svg:height="0.289cm" svg:x="2.296cm" svg:y="2.494cm" svg:viewBox="0 0 79 290" svg:d="M0 22c26-7 52-15 79-22 0 88 0 178 0 267-27 7-53 15-79 23 0-89 0-179 0-268z">
          <text:p/>
        </draw:path>
        <draw:path draw:style-name="gr2" draw:text-style-name="P2" draw:layer="layout" svg:width="0.078cm" svg:height="0.289cm" svg:x="2.373cm" svg:y="2.471cm" svg:viewBox="0 0 79 290" svg:d="M0 23c26-8 52-15 78-23 1 89 1 178 1 266-27 8-53 16-79 24 0-89 0-179 0-267z">
          <text:p/>
        </draw:path>
        <draw:path draw:style-name="gr2" draw:text-style-name="P2" draw:layer="layout" svg:width="0.077cm" svg:height="0.288cm" svg:x="2.45cm" svg:y="2.449cm" svg:viewBox="0 0 78 289" svg:d="M0 22c26-7 52-14 78-22 0 89 0 177 0 264-26 8-52 17-78 25 0-89 0-177 0-267z">
          <text:p/>
        </draw:path>
        <draw:path draw:style-name="gr2" draw:text-style-name="P2" draw:layer="layout" svg:width="0.076cm" svg:height="0.286cm" svg:x="2.526cm" svg:y="2.428cm" svg:viewBox="0 0 77 287" svg:d="M0 21c26-7 52-14 77-21 0 88 0 175 0 263-25 7-51 15-77 24 0-89 0-177 0-266z">
          <text:p/>
        </draw:path>
        <draw:path draw:style-name="gr2" draw:text-style-name="P2" draw:layer="layout" svg:width="0.075cm" svg:height="0.285cm" svg:x="2.602cm" svg:y="2.406cm" svg:viewBox="0 0 76 286" svg:d="M0 23c25-7 50-16 76-23 0 88 0 176 0 263-26 8-51 15-76 23 0-87 0-175 0-263z">
          <text:p/>
        </draw:path>
        <draw:path draw:style-name="gr2" draw:text-style-name="P2" draw:layer="layout" svg:width="0.075cm" svg:height="0.284cm" svg:x="2.677cm" svg:y="2.384cm" svg:viewBox="0 0 76 285" svg:d="M0 22c25-7 50-15 76-22 0 88 0 176 0 262-26 8-51 15-76 23 0-87 0-174 0-263z">
          <text:p/>
        </draw:path>
        <draw:path draw:style-name="gr2" draw:text-style-name="P2" draw:layer="layout" svg:width="0.075cm" svg:height="0.283cm" svg:x="2.751cm" svg:y="2.362cm" svg:viewBox="0 0 76 284" svg:d="M0 22c26-7 51-14 76-22 0 88 0 176 0 262-25 7-50 15-76 22 0-86 0-173 0-262z">
          <text:p/>
        </draw:path>
        <draw:path draw:style-name="gr2" draw:text-style-name="P2" draw:layer="layout" svg:width="0.074cm" svg:height="0.282cm" svg:x="2.826cm" svg:y="2.341cm" svg:viewBox="0 0 75 283" svg:d="M0 22c25-8 50-15 75-22 0 88 0 175 0 261-25 7-50 15-75 22 0-86 0-173 0-261z">
          <text:p/>
        </draw:path>
        <draw:path draw:style-name="gr2" draw:text-style-name="P2" draw:layer="layout" svg:width="0.073cm" svg:height="0.282cm" svg:x="2.9cm" svg:y="2.319cm" svg:viewBox="0 0 74 283" svg:d="M0 22c24-7 49-14 74-22 0 88 0 175 0 261-25 7-50 14-74 22 0-86 0-173 0-261z">
          <text:p/>
        </draw:path>
        <draw:path draw:style-name="gr2" draw:text-style-name="P2" draw:layer="layout" svg:width="0.074cm" svg:height="0.281cm" svg:x="2.973cm" svg:y="2.298cm" svg:viewBox="0 0 75 282" svg:d="M0 22c24-7 49-15 75-22 0 87 0 175 0 260-26 7-51 15-75 22 0-86 0-173 0-260z">
          <text:p/>
        </draw:path>
        <draw:path draw:style-name="gr2" draw:text-style-name="P2" draw:layer="layout" svg:width="0.073cm" svg:height="0.28cm" svg:x="3.046cm" svg:y="2.277cm" svg:viewBox="0 0 74 281" svg:d="M0 21c25-7 50-14 74-21 0 86 0 174 0 259-24 8-48 15-74 22 0-85 0-172 0-260z">
          <text:p/>
        </draw:path>
        <draw:path draw:style-name="gr2" draw:text-style-name="P2" draw:layer="layout" svg:width="0.085cm" svg:height="0.305cm" svg:x="1.083cm" svg:y="3.116cm" svg:viewBox="0 0 86 306" svg:d="M0 26c28-9 57-17 86-26 0 94 0 188 0 280-29 9-58 17-86 26 0-93 0-186 0-280z">
          <text:p/>
        </draw:path>
        <draw:path draw:style-name="gr2" draw:text-style-name="P2" draw:layer="layout" svg:width="0.084cm" svg:height="0.304cm" svg:x="1.167cm" svg:y="3.091cm" svg:viewBox="0 0 85 305" svg:d="M0 25c28-8 57-17 85-25 0 92 0 187 0 278-28 9-57 18-85 27 0-92 0-186 0-280z">
          <text:p/>
        </draw:path>
        <draw:path draw:style-name="gr2" draw:text-style-name="P2" draw:layer="layout" svg:width="0.084cm" svg:height="0.303cm" svg:x="1.251cm" svg:y="3.066cm" svg:viewBox="0 0 85 304" svg:d="M0 25c28-9 57-17 85-25 0 93 0 186 0 277-28 9-57 18-85 27 0-92 0-186 0-279z">
          <text:p/>
        </draw:path>
        <draw:path draw:style-name="gr2" draw:text-style-name="P2" draw:layer="layout" svg:width="0.083cm" svg:height="0.303cm" svg:x="1.335cm" svg:y="3.04cm" svg:viewBox="0 0 84 304" svg:d="M0 26c28-9 57-17 84-26 0 93 0 186 0 277-28 9-57 18-84 27 0-92 0-185 0-278z">
          <text:p/>
        </draw:path>
        <draw:path draw:style-name="gr2" draw:text-style-name="P2" draw:layer="layout" svg:width="0.084cm" svg:height="0.301cm" svg:x="1.417cm" svg:y="3.016cm" svg:viewBox="0 0 85 302" svg:d="M0 25c28-8 57-16 85-25 0 92 0 185 0 276-28 8-57 17-85 26 0-92 0-185 0-277z">
          <text:p/>
        </draw:path>
        <draw:path draw:style-name="gr2" draw:text-style-name="P2" draw:layer="layout" svg:width="0.083cm" svg:height="0.299cm" svg:x="1.5cm" svg:y="2.992cm" svg:viewBox="0 0 84 300" svg:d="M0 25c29-9 56-17 84-25 0 91 0 183 0 274-28 9-55 17-84 26 0-91 0-184 0-275z">
          <text:p/>
        </draw:path>
        <draw:path draw:style-name="gr5" draw:text-style-name="P1" draw:layer="layout" svg:width="0.082cm" svg:height="0.298cm" svg:x="1.582cm" svg:y="2.967cm" svg:viewBox="0 0 83 299" svg:d="M0 25c28-8 56-17 83-25 0 91 0 183 0 274-27 8-55 17-83 25 0-90 0-183 0-274z">
          <text:p/>
        </draw:path>
        <draw:path draw:style-name="gr4" draw:text-style-name="P3" draw:layer="layout" svg:width="0.082cm" svg:height="0.297cm" svg:x="1.663cm" svg:y="2.943cm" svg:viewBox="0 0 83 298" svg:d="M0 24c27-8 55-16 83-24 0 90 0 182 0 272-28 9-56 17-83 26 0-91 0-183 0-274z">
          <text:p/>
        </draw:path>
        <draw:path draw:style-name="gr2" draw:text-style-name="P2" draw:layer="layout" svg:width="0.082cm" svg:height="0.297cm" svg:x="1.663cm" svg:y="2.943cm" svg:viewBox="0 0 83 298" svg:d="M0 24c27-8 55-16 83-24 0 90 0 182 0 272-28 9-56 17-83 26 0-91 0-183 0-274z">
          <text:p/>
        </draw:path>
        <draw:path draw:style-name="gr3" draw:text-style-name="P3" draw:layer="layout" svg:width="0.081cm" svg:height="0.297cm" svg:x="1.744cm" svg:y="2.918cm" svg:viewBox="0 0 82 298" svg:d="M0 25c27-8 54-16 82-25 0 91 0 182 0 272-28 9-55 17-82 26 0-90 0-182 0-273z">
          <text:p/>
        </draw:path>
        <draw:path draw:style-name="gr3" draw:text-style-name="P3" draw:layer="layout" svg:width="0.081cm" svg:height="0.296cm" svg:x="1.824cm" svg:y="2.894cm" svg:viewBox="0 0 82 297" svg:d="M0 25c27-9 54-17 82-25 0 91 0 181 0 271-28 9-55 17-82 26 0-90 0-182 0-272z">
          <text:p/>
        </draw:path>
        <draw:path draw:style-name="gr3" draw:text-style-name="P3" draw:layer="layout" svg:width="0.08cm" svg:height="0.295cm" svg:x="1.904cm" svg:y="2.87cm" svg:viewBox="0 0 81 296" svg:d="M0 24c27-8 54-16 81-24 0 90 0 180 0 271-27 8-54 16-81 25 0-91 0-181 0-272z">
          <text:p/>
        </draw:path>
        <draw:path draw:style-name="gr2" draw:text-style-name="P2" draw:layer="layout" svg:width="0.079cm" svg:height="0.293cm" svg:x="1.984cm" svg:y="2.847cm" svg:viewBox="0 0 80 294" svg:d="M0 24c26-8 54-16 80-24 0 89 0 179 0 269-26 8-54 17-80 25 0-90 0-180 0-270z">
          <text:p/>
        </draw:path>
        <draw:path draw:style-name="gr2" draw:text-style-name="P2" draw:layer="layout" svg:width="0.079cm" svg:height="0.292cm" svg:x="2.063cm" svg:y="2.823cm" svg:viewBox="0 0 80 293" svg:d="M0 24c26-8 53-16 80-24 0 89 0 179 0 268-27 9-54 17-80 25 0-90 0-180 0-269z">
          <text:p/>
        </draw:path>
        <draw:path draw:style-name="gr2" draw:text-style-name="P2" draw:layer="layout" svg:width="0.078cm" svg:height="0.291cm" svg:x="2.141cm" svg:y="2.8cm" svg:viewBox="0 0 79 292" svg:d="M0 23c27-8 53-16 79-23 0 89 0 179 0 268-26 7-52 15-79 24 0-90 0-179 0-269z">
          <text:p/>
        </draw:path>
        <draw:path draw:style-name="gr2" draw:text-style-name="P2" draw:layer="layout" svg:width="0.078cm" svg:height="0.289cm" svg:x="2.219cm" svg:y="2.777cm" svg:viewBox="0 0 79 290" svg:d="M0 23c27-8 53-15 79-23 0 89 0 178 0 267-26 8-52 16-79 23 0-89 0-178 0-267z">
          <text:p/>
        </draw:path>
        <draw:path draw:style-name="gr2" draw:text-style-name="P2" draw:layer="layout" svg:width="0.078cm" svg:height="0.289cm" svg:x="2.296cm" svg:y="2.754cm" svg:viewBox="0 0 79 290" svg:d="M0 23c26-8 52-16 79-23 0 88 0 177 0 265-27 8-53 17-79 25 0-89 0-178 0-267z">
          <text:p/>
        </draw:path>
        <draw:path draw:style-name="gr2" draw:text-style-name="P2" draw:layer="layout" svg:width="0.078cm" svg:height="0.289cm" svg:x="2.373cm" svg:y="2.73cm" svg:viewBox="0 0 79 290" svg:d="M0 25c26-8 52-16 79-25 0 90 0 178 0 266-27 8-53 16-79 24 0-88 0-177 0-265z">
          <text:p/>
        </draw:path>
        <draw:path draw:style-name="gr2" draw:text-style-name="P2" draw:layer="layout" svg:width="0.077cm" svg:height="0.288cm" svg:x="2.45cm" svg:y="2.707cm" svg:viewBox="0 0 78 289" svg:d="M0 25c26-9 52-17 78-25 0 90 0 178 0 265-26 8-52 16-78 24 0-88 0-176 0-264z">
          <text:p/>
        </draw:path>
        <draw:path draw:style-name="gr2" draw:text-style-name="P2" draw:layer="layout" svg:width="0.076cm" svg:height="0.286cm" svg:x="2.526cm" svg:y="2.685cm" svg:viewBox="0 0 77 287" svg:d="M0 23c26-8 52-16 77-23 0 88 0 176 0 263-25 8-51 16-77 24 0-87 0-175 0-264z">
          <text:p/>
        </draw:path>
        <draw:path draw:style-name="gr2" draw:text-style-name="P2" draw:layer="layout" svg:width="0.075cm" svg:height="0.286cm" svg:x="2.602cm" svg:y="2.662cm" svg:viewBox="0 0 76 287" svg:d="M0 23c25-8 50-15 76-23 0 89 0 176 0 263-26 8-51 16-76 24 0-87 0-175 0-264z">
          <text:p/>
        </draw:path>
        <draw:path draw:style-name="gr2" draw:text-style-name="P2" draw:layer="layout" svg:width="0.075cm" svg:height="0.285cm" svg:x="2.677cm" svg:y="2.639cm" svg:viewBox="0 0 76 286" svg:d="M0 23c25-7 50-15 76-23 0 89 0 176 0 263-26 7-51 15-76 23 0-87 0-174 0-263z">
          <text:p/>
        </draw:path>
        <draw:path draw:style-name="gr2" draw:text-style-name="P2" draw:layer="layout" svg:width="0.075cm" svg:height="0.284cm" svg:x="2.751cm" svg:y="2.617cm" svg:viewBox="0 0 76 285" svg:d="M0 23c26-8 51-15 76-23 0 88 0 175 0 261-25 8-50 16-76 24 0-87 0-174 0-262z">
          <text:p/>
        </draw:path>
        <draw:path draw:style-name="gr2" draw:text-style-name="P2" draw:layer="layout" svg:width="0.074cm" svg:height="0.283cm" svg:x="2.826cm" svg:y="2.595cm" svg:viewBox="0 0 75 284" svg:d="M0 22c25-7 50-15 75-22 0 88 0 174 0 260-25 8-50 16-75 24 0-87 0-174 0-262z">
          <text:p/>
        </draw:path>
        <draw:path draw:style-name="gr2" draw:text-style-name="P2" draw:layer="layout" svg:width="0.073cm" svg:height="0.282cm" svg:x="2.9cm" svg:y="2.573cm" svg:viewBox="0 0 74 283" svg:d="M0 22c24-8 49-15 74-22 0 86 0 174 0 259-25 8-50 16-74 24 0-87 0-173 0-261z">
          <text:p/>
        </draw:path>
        <draw:path draw:style-name="gr2" draw:text-style-name="P2" draw:layer="layout" svg:width="0.074cm" svg:height="0.281cm" svg:x="2.973cm" svg:y="2.551cm" svg:viewBox="0 0 75 282" svg:d="M0 22c24-7 49-14 75-22 0 86 0 173 0 259-26 7-51 15-75 23 0-86 0-174 0-260z">
          <text:p/>
        </draw:path>
        <draw:path draw:style-name="gr2" draw:text-style-name="P2" draw:layer="layout" svg:width="0.073cm" svg:height="0.28cm" svg:x="3.046cm" svg:y="2.529cm" svg:viewBox="0 0 74 281" svg:d="M0 22c26-7 50-14 74-22 0 86 0 173 0 258-24 8-48 15-74 23 0-86 0-173 0-259z">
          <text:p/>
        </draw:path>
        <draw:path draw:style-name="gr2" draw:text-style-name="P2" draw:layer="layout" svg:width="0.085cm" svg:height="0.305cm" svg:x="1.083cm" svg:y="3.401cm" svg:viewBox="0 0 86 306" svg:d="M0 26c28-8 57-17 86-26 0 93 0 187 0 279-29 9-58 18-86 27 0-92 0-185 0-280z">
          <text:p/>
        </draw:path>
        <draw:path draw:style-name="gr2" draw:text-style-name="P2" draw:layer="layout" svg:width="0.084cm" svg:height="0.304cm" svg:x="1.167cm" svg:y="3.375cm" svg:viewBox="0 0 85 305" svg:d="M0 26c28-9 57-17 85-26 0 92 0 186 0 278-28 9-57 18-85 27 0-92 0-186 0-279z">
          <text:p/>
        </draw:path>
        <draw:path draw:style-name="gr2" draw:text-style-name="P2" draw:layer="layout" svg:width="0.084cm" svg:height="0.303cm" svg:x="1.251cm" svg:y="3.349cm" svg:viewBox="0 0 85 304" svg:d="M0 26c28-9 57-18 85-26 0 92 0 185 0 277-28 9-57 18-85 27 0-92 0-186 0-278z">
          <text:p/>
        </draw:path>
        <draw:path draw:style-name="gr2" draw:text-style-name="P2" draw:layer="layout" svg:width="0.083cm" svg:height="0.302cm" svg:x="1.335cm" svg:y="3.323cm" svg:viewBox="0 0 84 303" svg:d="M0 26c27-9 56-18 84-26 0 92 0 185 0 276-28 9-57 18-84 27 0-92 0-185 0-277z">
          <text:p/>
        </draw:path>
        <draw:path draw:style-name="gr2" draw:text-style-name="P2" draw:layer="layout" svg:width="0.084cm" svg:height="0.301cm" svg:x="1.417cm" svg:y="3.297cm" svg:viewBox="0 0 85 302" svg:d="M0 26c28-9 57-17 85-26 0 92 0 184 0 275-28 9-57 18-85 27 0-91 0-184 0-276z">
          <text:p/>
        </draw:path>
        <draw:path draw:style-name="gr2" draw:text-style-name="P2" draw:layer="layout" svg:width="0.083cm" svg:height="0.3cm" svg:x="1.5cm" svg:y="3.271cm" svg:viewBox="0 0 84 301" svg:d="M0 26c29-9 56-17 84-26 0 92-1 184-1 275-27 9-54 18-83 26 0-90 0-183 0-275z">
          <text:p/>
        </draw:path>
        <draw:path draw:style-name="gr5" draw:text-style-name="P1" draw:layer="layout" svg:width="0.082cm" svg:height="0.299cm" svg:x="1.582cm" svg:y="3.246cm" svg:viewBox="0 0 83 300" svg:d="M0 26c28-9 56-18 83-26 0 91 0 182 0 273-27 9-55 18-83 27 0-91 0-183 0-274z">
          <text:p/>
        </draw:path>
        <draw:path draw:style-name="gr3" draw:text-style-name="P3" draw:layer="layout" svg:width="0.082cm" svg:height="0.298cm" svg:x="1.663cm" svg:y="3.221cm" svg:viewBox="0 0 83 299" svg:d="M0 25c27-8 55-17 83-25 0 90 0 181 0 272-28 9-56 18-83 27 0-91 0-183 0-274z">
          <text:p/>
        </draw:path>
        <draw:path draw:style-name="gr3" draw:text-style-name="P3" draw:layer="layout" svg:width="0.081cm" svg:height="0.298cm" svg:x="1.744cm" svg:y="3.195cm" svg:viewBox="0 0 82 299" svg:d="M0 26c27-9 54-17 82-26 0 91 0 182 0 272-28 9-55 18-82 27 0-91 0-182 0-273z">
          <text:p/>
        </draw:path>
        <draw:path draw:style-name="gr3" draw:text-style-name="P3" draw:layer="layout" svg:width="0.081cm" svg:height="0.296cm" svg:x="1.824cm" svg:y="3.171cm" svg:viewBox="0 0 82 297" svg:d="M0 25c27-9 54-17 82-25 0 90 0 180 0 271-28 8-55 17-82 26 0-91 0-182 0-272z">
          <text:p/>
        </draw:path>
        <draw:path draw:style-name="gr3" draw:text-style-name="P3" draw:layer="layout" svg:width="0.08cm" svg:height="0.295cm" svg:x="1.904cm" svg:y="3.146cm" svg:viewBox="0 0 81 296" svg:d="M0 25c27-9 54-17 81-25 0 90 0 180 0 270-27 9-54 17-81 26 0-91 0-181 0-271z">
          <text:p/>
        </draw:path>
        <draw:path draw:style-name="gr3" draw:text-style-name="P3" draw:layer="layout" svg:width="0.079cm" svg:height="0.294cm" svg:x="1.984cm" svg:y="3.121cm" svg:viewBox="0 0 80 295" svg:d="M0 25c26-8 54-17 80-25 0 90 0 180 0 269-26 9-54 18-80 26 0-90 0-180 0-270z">
          <text:p/>
        </draw:path>
        <draw:path draw:style-name="gr3" draw:text-style-name="P3" draw:layer="layout" svg:width="0.079cm" svg:height="0.293cm" svg:x="2.063cm" svg:y="3.097cm" svg:viewBox="0 0 80 294" svg:d="M0 24c26-8 53-16 80-24 0 89 0 178 0 267-27 10-54 18-80 27 0-90 0-180 0-270z">
          <text:p/>
        </draw:path>
        <draw:path draw:style-name="gr3" draw:text-style-name="P3" draw:layer="layout" svg:width="0.078cm" svg:height="0.291cm" svg:x="2.141cm" svg:y="3.073cm" svg:viewBox="0 0 79 292" svg:d="M0 24c27-8 53-17 79-24 0 89 0 178 0 267-26 8-52 17-79 25 0-89 0-179 0-268z">
          <text:p/>
        </draw:path>
        <draw:path draw:style-name="gr3" draw:text-style-name="P3" draw:layer="layout" svg:width="0.078cm" svg:height="0.29cm" svg:x="2.219cm" svg:y="3.049cm" svg:viewBox="0 0 79 291" svg:d="M0 23c27-7 53-15 79-23 0 89 0 178 0 266-26 8-52 17-79 25 0-89 0-178 0-268z">
          <text:p/>
        </draw:path>
        <draw:path draw:style-name="gr3" draw:text-style-name="P3" draw:layer="layout" svg:width="0.078cm" svg:height="0.29cm" svg:x="2.296cm" svg:y="3.025cm" svg:viewBox="0 0 79 291" svg:d="M0 25c26-9 52-17 79-25 0 89 0 178 0 266-27 8-53 17-79 25 0-88 0-177 0-266z">
          <text:p/>
        </draw:path>
        <draw:path draw:style-name="gr3" draw:text-style-name="P3" draw:layer="layout" svg:width="0.078cm" svg:height="0.289cm" svg:x="2.373cm" svg:y="3.001cm" svg:viewBox="0 0 79 290" svg:d="M0 24c26-8 52-16 79-24 0 89 0 178 0 265-27 8-53 17-79 25 0-88 0-176 0-266z">
          <text:p/>
        </draw:path>
        <draw:path draw:style-name="gr2" draw:text-style-name="P2" draw:layer="layout" svg:width="0.077cm" svg:height="0.288cm" svg:x="2.45cm" svg:y="2.977cm" svg:viewBox="0 0 78 289" svg:d="M0 24c26-8 52-16 78-24 0 89 0 177 0 265-26 8-52 16-78 24 0-87 0-176 0-265z">
          <text:p/>
        </draw:path>
        <draw:path draw:style-name="gr2" draw:text-style-name="P2" draw:layer="layout" svg:width="0.076cm" svg:height="0.288cm" svg:x="2.526cm" svg:y="2.953cm" svg:viewBox="0 0 77 289" svg:d="M0 24c26-8 52-16 77-24 0 89 0 177 0 264-25 8-51 17-77 25 0-88 0-176 0-265z">
          <text:p/>
        </draw:path>
        <draw:path draw:style-name="gr2" draw:text-style-name="P2" draw:layer="layout" svg:width="0.075cm" svg:height="0.286cm" svg:x="2.602cm" svg:y="2.93cm" svg:viewBox="0 0 76 287" svg:d="M0 24c25-8 50-16 76-24 0 88 0 176 0 263-26 8-51 16-76 24 0-87 0-175 0-263z">
          <text:p/>
        </draw:path>
        <draw:path draw:style-name="gr2" draw:text-style-name="P2" draw:layer="layout" svg:width="0.075cm" svg:height="0.285cm" svg:x="2.677cm" svg:y="2.907cm" svg:viewBox="0 0 76 286" svg:d="M0 23c25-8 50-16 76-23 0 88 0 175 0 262-26 8-51 16-76 24 0-87 0-174 0-263z">
          <text:p/>
        </draw:path>
        <draw:path draw:style-name="gr2" draw:text-style-name="P2" draw:layer="layout" svg:width="0.075cm" svg:height="0.285cm" svg:x="2.751cm" svg:y="2.883cm" svg:viewBox="0 0 76 286" svg:d="M0 24c26-8 51-16 76-24 0 87 0 175 0 262-25 8-49 16-75 24 0-87-1-174-1-262z">
          <text:p/>
        </draw:path>
        <draw:path draw:style-name="gr2" draw:text-style-name="P2" draw:layer="layout" svg:width="0.074cm" svg:height="0.284cm" svg:x="2.826cm" svg:y="2.86cm" svg:viewBox="0 0 75 285" svg:d="M0 24c25-8 50-16 75-24 0 87 0 175 0 261-24 8-50 16-75 24 0-86 0-174 0-261z">
          <text:p/>
        </draw:path>
        <draw:path draw:style-name="gr2" draw:text-style-name="P2" draw:layer="layout" svg:width="0.073cm" svg:height="0.283cm" svg:x="2.9cm" svg:y="2.837cm" svg:viewBox="0 0 74 284" svg:d="M0 23c24-7 49-15 74-23 0 87 0 174 0 260-25 8-50 16-74 24 0-86 0-174 0-261z">
          <text:p/>
        </draw:path>
        <draw:path draw:style-name="gr2" draw:text-style-name="P2" draw:layer="layout" svg:width="0.074cm" svg:height="0.281cm" svg:x="2.973cm" svg:y="2.815cm" svg:viewBox="0 0 75 282" svg:d="M0 23c24-8 49-16 75-23 0 86 0 173 0 259-26 8-51 15-75 23 0-85 0-173 0-259z">
          <text:p/>
        </draw:path>
        <draw:path draw:style-name="gr2" draw:text-style-name="P2" draw:layer="layout" svg:width="0.073cm" svg:height="0.281cm" svg:x="3.046cm" svg:y="2.792cm" svg:viewBox="0 0 74 282" svg:d="M0 23c26-8 50-16 74-23 0 86 0 173 0 258-24 8-48 16-74 24 0-86 0-173 0-259z">
          <text:p/>
        </draw:path>
        <draw:path draw:style-name="gr2" draw:text-style-name="P2" draw:layer="layout" svg:width="0.085cm" svg:height="0.306cm" svg:x="1.083cm" svg:y="3.685cm" svg:viewBox="0 0 86 307" svg:d="M0 27c28-9 57-18 86-27 0 93 0 187 0 279-29 9-58 19-86 28 0-92 0-186 0-280z">
          <text:p/>
        </draw:path>
        <draw:path draw:style-name="gr2" draw:text-style-name="P2" draw:layer="layout" svg:width="0.084cm" svg:height="0.305cm" svg:x="1.167cm" svg:y="3.658cm" svg:viewBox="0 0 85 306" svg:d="M0 27c28-9 57-18 85-27 0 93 0 186 0 278-28 9-57 19-85 28 0-92 0-186 0-279z">
          <text:p/>
        </draw:path>
        <draw:path draw:style-name="gr2" draw:text-style-name="P2" draw:layer="layout" svg:width="0.084cm" svg:height="0.304cm" svg:x="1.251cm" svg:y="3.631cm" svg:viewBox="0 0 85 305" svg:d="M0 27c28-9 57-18 85-27 0 92 0 186 0 277-28 9-57 19-85 28 0-92 0-185 0-278z">
          <text:p/>
        </draw:path>
        <draw:path draw:style-name="gr2" draw:text-style-name="P2" draw:layer="layout" svg:width="0.083cm" svg:height="0.303cm" svg:x="1.335cm" svg:y="3.604cm" svg:viewBox="0 0 84 304" svg:d="M0 27c27-9 56-18 84-27 0 92 0 185 0 276-28 10-57 19-84 28 0-91 0-185 0-277z">
          <text:p/>
        </draw:path>
        <draw:path draw:style-name="gr2" draw:text-style-name="P2" draw:layer="layout" svg:width="0.084cm" svg:height="0.303cm" svg:x="1.417cm" svg:y="3.577cm" svg:viewBox="0 0 85 304" svg:d="M0 27c28-9 57-18 85-27 0 92 0 184 0 276-28 9-57 18-85 28 0-92 0-185 0-277z">
          <text:p/>
        </draw:path>
        <draw:path draw:style-name="gr2" draw:text-style-name="P2" draw:layer="layout" svg:width="0.082cm" svg:height="0.301cm" svg:x="1.5cm" svg:y="3.551cm" svg:viewBox="0 0 83 302" svg:d="M0 27c29-9 56-18 83-27 0 91 0 183 0 274-27 10-54 19-83 28 0-92 0-184 0-275z">
          <text:p/>
        </draw:path>
        <draw:path draw:style-name="gr5" draw:text-style-name="P1" draw:layer="layout" svg:width="0.082cm" svg:height="0.3cm" svg:x="1.582cm" svg:y="3.525cm" svg:viewBox="0 0 83 301" svg:d="M0 26c28-9 56-17 83-26 0 91 0 182 0 273-27 9-55 19-83 28 0-92 0-183 0-275z">
          <text:p/>
        </draw:path>
        <draw:path draw:style-name="gr3" draw:text-style-name="P3" draw:layer="layout" svg:width="0.082cm" svg:height="0.299cm" svg:x="1.663cm" svg:y="3.499cm" svg:viewBox="0 0 83 300" svg:d="M0 26c27-9 55-18 83-26 0 90 0 181 0 272-28 9-56 18-83 28 0-92 0-183 0-274z">
          <text:p/>
        </draw:path>
        <draw:path draw:style-name="gr3" draw:text-style-name="P3" draw:layer="layout" svg:width="0.081cm" svg:height="0.298cm" svg:x="1.744cm" svg:y="3.473cm" svg:viewBox="0 0 82 299" svg:d="M0 26c27-9 54-18 82-26 0 90 0 181 0 271-28 9-55 19-82 28 0-92 0-182 0-273z">
          <text:p/>
        </draw:path>
        <draw:path draw:style-name="gr3" draw:text-style-name="P3" draw:layer="layout" svg:width="0.081cm" svg:height="0.297cm" svg:x="1.824cm" svg:y="3.447cm" svg:viewBox="0 0 82 298" svg:d="M0 26c27-9 54-18 82-26 0 90 0 180 0 271-28 9-55 18-82 27 0-91 0-182 0-272z">
          <text:p/>
        </draw:path>
        <draw:path draw:style-name="gr3" draw:text-style-name="P3" draw:layer="layout" svg:width="0.08cm" svg:height="0.296cm" svg:x="1.904cm" svg:y="3.421cm" svg:viewBox="0 0 81 297" svg:d="M0 26c27-9 54-17 81-26 0 90 0 180 0 270-27 9-54 18-81 27 0-90 0-181 0-271z">
          <text:p/>
        </draw:path>
        <draw:path draw:style-name="gr3" draw:text-style-name="P3" draw:layer="layout" svg:width="0.079cm" svg:height="0.295cm" svg:x="1.984cm" svg:y="3.396cm" svg:viewBox="0 0 80 296" svg:d="M0 25c26-8 54-17 80-25 0 89 0 179 0 268-26 9-54 19-80 28 0-91 0-181 0-271z">
          <text:p/>
        </draw:path>
        <draw:path draw:style-name="gr3" draw:text-style-name="P3" draw:layer="layout" svg:width="0.079cm" svg:height="0.294cm" svg:x="2.063cm" svg:y="3.37cm" svg:viewBox="0 0 80 295" svg:d="M0 27c26-9 53-18 80-27 0 91 0 180 0 269-27 9-54 17-80 26 0-89 0-178 0-268z">
          <text:p/>
        </draw:path>
        <draw:path draw:style-name="gr3" draw:text-style-name="P3" draw:layer="layout" svg:width="0.078cm" svg:height="0.292cm" svg:x="2.141cm" svg:y="3.346cm" svg:viewBox="0 0 79 293" svg:d="M0 25c27-8 53-18 79-25 0 90 0 179 0 268-26 8-52 16-79 25 0-89 0-178 0-268z">
          <text:p/>
        </draw:path>
        <draw:path draw:style-name="gr3" draw:text-style-name="P3" draw:layer="layout" svg:width="0.078cm" svg:height="0.291cm" svg:x="2.219cm" svg:y="3.321cm" svg:viewBox="0 0 79 292" svg:d="M0 24c27-7 53-16 79-24 0 90 0 179 0 267-26 8-52 17-79 25 0-88 0-178 0-268z">
          <text:p/>
        </draw:path>
        <draw:path draw:style-name="gr4" draw:text-style-name="P3" draw:layer="layout" svg:width="0.078cm" svg:height="0.291cm" svg:x="2.296cm" svg:y="3.296cm" svg:viewBox="0 0 79 292" svg:d="M0 25c26-8 52-17 79-25 0 90 0 178 0 266-27 9-53 17-79 26 0-88 0-177 0-267z">
          <text:p/>
        </draw:path>
        <draw:path draw:style-name="gr2" draw:text-style-name="P2" draw:layer="layout" svg:width="0.078cm" svg:height="0.291cm" svg:x="2.296cm" svg:y="3.296cm" svg:viewBox="0 0 79 292" svg:d="M0 25c26-8 52-17 79-25 0 90 0 178 0 266-27 9-53 17-79 26 0-88 0-177 0-267z">
          <text:p/>
        </draw:path>
        <draw:path draw:style-name="gr3" draw:text-style-name="P3" draw:layer="layout" svg:width="0.078cm" svg:height="0.29cm" svg:x="2.373cm" svg:y="3.271cm" svg:viewBox="0 0 79 291" svg:d="M0 25c26-8 52-17 79-25 0 90 0 178 0 266-27 8-53 17-79 25 0-88 0-176 0-266z">
          <text:p/>
        </draw:path>
        <draw:path draw:style-name="gr3" draw:text-style-name="P3" draw:layer="layout" svg:width="0.077cm" svg:height="0.289cm" svg:x="2.45cm" svg:y="3.247cm" svg:viewBox="0 0 78 290" svg:d="M0 24c26-8 52-16 78-24 0 89 0 177 0 264-26 9-52 17-78 26 0-88 0-176 0-266z">
          <text:p/>
        </draw:path>
        <draw:path draw:style-name="gr3" draw:text-style-name="P3" draw:layer="layout" svg:width="0.076cm" svg:height="0.288cm" svg:x="2.526cm" svg:y="3.222cm" svg:viewBox="0 0 77 289" svg:d="M0 25c26-8 52-17 77-25 0 88 0 177 0 264-25 8-51 17-77 25 0-87 0-175 0-264z">
          <text:p/>
        </draw:path>
        <draw:path draw:style-name="gr2" draw:text-style-name="P2" draw:layer="layout" svg:width="0.075cm" svg:height="0.287cm" svg:x="2.602cm" svg:y="3.198cm" svg:viewBox="0 0 76 288" svg:d="M0 24c25-8 50-16 76-24 0 87 0 176 0 263-26 8-51 17-76 25 0-87 0-175 0-264z">
          <text:p/>
        </draw:path>
        <draw:path draw:style-name="gr2" draw:text-style-name="P2" draw:layer="layout" svg:width="0.075cm" svg:height="0.286cm" svg:x="2.677cm" svg:y="3.174cm" svg:viewBox="0 0 76 287" svg:d="M0 24c25-8 50-16 76-24 0 87 0 175 0 262-26 8-51 17-76 25 0-87 0-175 0-263z">
          <text:p/>
        </draw:path>
        <draw:path draw:style-name="gr2" draw:text-style-name="P2" draw:layer="layout" svg:width="0.074cm" svg:height="0.285cm" svg:x="2.752cm" svg:y="3.15cm" svg:viewBox="0 0 75 286" svg:d="M0 24c26-8 50-16 75-24 0 87 0 175 0 261-25 8-49 17-75 25 0-87 0-175 0-262z">
          <text:p/>
        </draw:path>
        <draw:path draw:style-name="gr2" draw:text-style-name="P2" draw:layer="layout" svg:width="0.074cm" svg:height="0.284cm" svg:x="2.826cm" svg:y="3.126cm" svg:viewBox="0 0 75 285" svg:d="M0 24c25-8 51-16 75-24 0 87 0 174 0 260-24 9-50 17-75 25 0-86 0-174 0-261z">
          <text:p/>
        </draw:path>
        <draw:path draw:style-name="gr2" draw:text-style-name="P2" draw:layer="layout" svg:width="0.073cm" svg:height="0.284cm" svg:x="2.9cm" svg:y="3.102cm" svg:viewBox="0 0 74 285" svg:d="M0 24c24-8 49-16 74-24 0 87 0 174 0 260-25 8-50 16-74 25 0-86 0-174 0-261z">
          <text:p/>
        </draw:path>
        <draw:path draw:style-name="gr2" draw:text-style-name="P2" draw:layer="layout" svg:width="0.074cm" svg:height="0.282cm" svg:x="2.973cm" svg:y="3.079cm" svg:viewBox="0 0 75 283" svg:d="M0 23c24-8 49-16 75-23 0 86 0 173 0 259-26 8-50 16-75 24 0-86 0-173 0-260z">
          <text:p/>
        </draw:path>
        <draw:path draw:style-name="gr2" draw:text-style-name="P2" draw:layer="layout" svg:width="0.073cm" svg:height="0.282cm" svg:x="3.046cm" svg:y="3.055cm" svg:viewBox="0 0 74 283" svg:d="M0 24c25-8 49-16 74-24 0 86 0 172 0 258-25 9-49 17-74 25 0-86 0-173 0-259z">
          <text:p/>
        </draw:path>
        <draw:path draw:style-name="gr2" draw:text-style-name="P2" draw:layer="layout" svg:width="0.085cm" svg:height="0.307cm" svg:x="1.083cm" svg:y="3.969cm" svg:viewBox="0 0 86 308" svg:d="M0 28c28-9 57-18 86-28 0 93 0 187 0 279-29 10-58 20-86 29 0-92 0-186 0-280z">
          <text:p/>
        </draw:path>
        <draw:path draw:style-name="gr2" draw:text-style-name="P2" draw:layer="layout" svg:width="0.084cm" svg:height="0.306cm" svg:x="1.167cm" svg:y="3.941cm" svg:viewBox="0 0 85 307" svg:d="M0 28c28-9 57-18 85-28 0 93 0 185 0 278-28 10-57 20-85 29 0-92 0-186 0-279z">
          <text:p/>
        </draw:path>
        <draw:path draw:style-name="gr2" draw:text-style-name="P2" draw:layer="layout" svg:width="0.084cm" svg:height="0.305cm" svg:x="1.251cm" svg:y="3.913cm" svg:viewBox="0 0 85 306" svg:d="M0 28c28-9 57-18 85-28 0 93 0 185 0 277-28 10-57 20-85 29 0-92 0-185 0-278z">
          <text:p/>
        </draw:path>
        <draw:path draw:style-name="gr2" draw:text-style-name="P2" draw:layer="layout" svg:width="0.083cm" svg:height="0.304cm" svg:x="1.335cm" svg:y="3.886cm" svg:viewBox="0 0 84 305" svg:d="M0 27c27-9 56-18 84-27 0 92 0 184 0 276-28 9-57 19-84 29 0-93 0-185 0-278z">
          <text:p/>
        </draw:path>
        <draw:path draw:style-name="gr2" draw:text-style-name="P2" draw:layer="layout" svg:width="0.084cm" svg:height="0.303cm" svg:x="1.417cm" svg:y="3.858cm" svg:viewBox="0 0 85 304" svg:d="M0 28c28-10 57-19 85-28 0 92 0 183 0 275-28 10-57 19-85 29 0-92 0-184 0-276z">
          <text:p/>
        </draw:path>
        <draw:path draw:style-name="gr2" draw:text-style-name="P2" draw:layer="layout" svg:width="0.082cm" svg:height="0.302cm" svg:x="1.5cm" svg:y="3.831cm" svg:viewBox="0 0 83 303" svg:d="M0 27c29-9 56-18 83-27 0 91 0 182 0 274-27 10-54 19-83 29 0-92 0-184 0-276z">
          <text:p/>
        </draw:path>
        <draw:path draw:style-name="gr5" draw:text-style-name="P1" draw:layer="layout" svg:width="0.082cm" svg:height="0.301cm" svg:x="1.582cm" svg:y="3.803cm" svg:viewBox="0 0 83 302" svg:d="M0 28c28-9 56-18 83-28 0 92 0 183 0 274-27 10-55 19-83 28 0-91 0-183 0-274z">
          <text:p/>
        </draw:path>
        <draw:path draw:style-name="gr3" draw:text-style-name="P3" draw:layer="layout" svg:width="0.082cm" svg:height="0.3cm" svg:x="1.663cm" svg:y="3.776cm" svg:viewBox="0 0 83 301" svg:d="M0 28c27-9 55-18 83-28 0 91 0 182 0 273-28 10-56 19-83 28 0-91 0-182 0-273z">
          <text:p/>
        </draw:path>
        <draw:path draw:style-name="gr3" draw:text-style-name="P3" draw:layer="layout" svg:width="0.081cm" svg:height="0.298cm" svg:x="1.744cm" svg:y="3.75cm" svg:viewBox="0 0 82 299" svg:d="M0 27c27-9 54-18 82-27 0 90 0 181 0 271-28 10-55 19-82 28 0-91 0-181 0-272z">
          <text:p/>
        </draw:path>
        <draw:path draw:style-name="gr3" draw:text-style-name="P3" draw:layer="layout" svg:width="0.081cm" svg:height="0.298cm" svg:x="1.824cm" svg:y="3.723cm" svg:viewBox="0 0 82 299" svg:d="M0 27c27-9 54-18 82-27 0 90 0 181 0 270-28 9-55 20-82 29 0-91 0-182 0-272z">
          <text:p/>
        </draw:path>
        <draw:path draw:style-name="gr3" draw:text-style-name="P3" draw:layer="layout" svg:width="0.08cm" svg:height="0.297cm" svg:x="1.904cm" svg:y="3.696cm" svg:viewBox="0 0 81 298" svg:d="M0 28c27-9 54-18 81-28 0 91 0 181 0 271-27 9-54 18-81 27 0-89 0-180 0-270z">
          <text:p/>
        </draw:path>
        <draw:path draw:style-name="gr3" draw:text-style-name="P3" draw:layer="layout" svg:width="0.079cm" svg:height="0.296cm" svg:x="1.984cm" svg:y="3.67cm" svg:viewBox="0 0 80 297" svg:d="M0 28c26-9 54-19 80-28 0 91 0 181 0 270-26 9-54 18-80 27 0-89 0-179 0-269z">
          <text:p/>
        </draw:path>
        <draw:path draw:style-name="gr3" draw:text-style-name="P3" draw:layer="layout" svg:width="0.079cm" svg:height="0.295cm" svg:x="2.063cm" svg:y="3.644cm" svg:viewBox="0 0 80 296" svg:d="M0 26c26-9 53-17 80-26 0 90 0 180 0 269-27 9-54 18-80 27 0-89 0-179 0-270z">
          <text:p/>
        </draw:path>
        <draw:path draw:style-name="gr3" draw:text-style-name="P3" draw:layer="layout" svg:width="0.078cm" svg:height="0.293cm" svg:x="2.141cm" svg:y="3.619cm" svg:viewBox="0 0 79 294" svg:d="M0 25c27-9 53-17 79-25 0 90 0 179 0 268-26 8-52 17-79 26 0-89 0-178 0-269z">
          <text:p/>
        </draw:path>
        <draw:path draw:style-name="gr3" draw:text-style-name="P3" draw:layer="layout" svg:width="0.078cm" svg:height="0.292cm" svg:x="2.219cm" svg:y="3.593cm" svg:viewBox="0 0 79 293" svg:d="M0 25c27-8 53-16 79-25 0 90 0 179 0 267-26 9-52 18-79 26 0-89 0-178 0-268z">
          <text:p/>
        </draw:path>
        <draw:path draw:style-name="gr3" draw:text-style-name="P3" draw:layer="layout" svg:width="0.078cm" svg:height="0.292cm" svg:x="2.296cm" svg:y="3.567cm" svg:viewBox="0 0 79 293" svg:d="M0 26c26-9 52-17 79-26 0 90 0 178 0 266-27 9-53 18-79 27 0-88 0-177 0-267z">
          <text:p/>
        </draw:path>
        <draw:path draw:style-name="gr3" draw:text-style-name="P3" draw:layer="layout" svg:width="0.078cm" svg:height="0.291cm" svg:x="2.373cm" svg:y="3.542cm" svg:viewBox="0 0 79 292" svg:d="M0 25c26-8 52-17 79-25 0 89 0 177 0 265-27 9-53 18-79 27 0-88 0-177 0-267z">
          <text:p/>
        </draw:path>
        <draw:path draw:style-name="gr3" draw:text-style-name="P3" draw:layer="layout" svg:width="0.077cm" svg:height="0.29cm" svg:x="2.45cm" svg:y="3.516cm" svg:viewBox="0 0 78 291" svg:d="M0 26c26-9 52-17 78-26 0 88 0 177 0 265-26 9-52 17-78 26 0-87 0-176 0-265z">
          <text:p/>
        </draw:path>
        <draw:path draw:style-name="gr3" draw:text-style-name="P3" draw:layer="layout" svg:width="0.076cm" svg:height="0.289cm" svg:x="2.526cm" svg:y="3.491cm" svg:viewBox="0 0 77 290" svg:d="M0 25c26-8 52-17 77-25 0 88 0 177 0 264-25 8-51 17-77 26 0-87 0-177 0-265z">
          <text:p/>
        </draw:path>
        <draw:path draw:style-name="gr3" draw:text-style-name="P3" draw:layer="layout" svg:width="0.075cm" svg:height="0.288cm" svg:x="2.602cm" svg:y="3.466cm" svg:viewBox="0 0 76 289" svg:d="M0 25c25-8 50-17 76-25 0 87 0 176 0 263-26 9-51 17-76 26 0-87 0-176 0-264z">
          <text:p/>
        </draw:path>
        <draw:path draw:style-name="gr5" draw:text-style-name="P1" draw:layer="layout" svg:width="0.075cm" svg:height="0.287cm" svg:x="2.677cm" svg:y="3.441cm" svg:viewBox="0 0 76 288" svg:d="M0 25c25-8 50-17 76-25 0 87 0 175 0 262-26 9-51 17-76 26 0-87 0-175 0-263z">
          <text:p/>
        </draw:path>
        <draw:path draw:style-name="gr2" draw:text-style-name="P2" draw:layer="layout" svg:width="0.074cm" svg:height="0.286cm" svg:x="2.752cm" svg:y="3.416cm" svg:viewBox="0 0 75 287" svg:d="M0 25c26-8 50-17 75-25 0 87 0 175 0 262-25 8-49 17-75 25 0-86 0-175 0-262z">
          <text:p/>
        </draw:path>
        <draw:path draw:style-name="gr2" draw:text-style-name="P2" draw:layer="layout" svg:width="0.074cm" svg:height="0.286cm" svg:x="2.826cm" svg:y="3.391cm" svg:viewBox="0 0 75 287" svg:d="M0 25c25-8 51-16 75-25 0 87 0 175 0 261-24 9-49 17-75 26 0-87 0-175 0-262z">
          <text:p/>
        </draw:path>
        <draw:path draw:style-name="gr2" draw:text-style-name="P2" draw:layer="layout" svg:width="0.074cm" svg:height="0.284cm" svg:x="2.9cm" svg:y="3.367cm" svg:viewBox="0 0 75 285" svg:d="M0 25c24-9 49-17 74-25 0 86 0 173 1 260-26 8-51 17-75 25 0-86 0-174 0-260z">
          <text:p/>
        </draw:path>
        <draw:path draw:style-name="gr2" draw:text-style-name="P2" draw:layer="layout" svg:width="0.074cm" svg:height="0.283cm" svg:x="2.973cm" svg:y="3.343cm" svg:viewBox="0 0 75 284" svg:d="M0 24c25-8 49-16 75-24 0 86 0 172 0 259-26 8-50 16-75 25 0-86 0-173 0-260z">
          <text:p/>
        </draw:path>
        <draw:path draw:style-name="gr2" draw:text-style-name="P2" draw:layer="layout" svg:width="0.073cm" svg:height="0.283cm" svg:x="3.046cm" svg:y="3.318cm" svg:viewBox="0 0 74 284" svg:d="M0 25c25-8 49-17 74-25 0 86 0 172 0 259-25 8-49 16-74 25 0-87 0-173 0-259z">
          <text:p/>
        </draw:path>
        <draw:path draw:style-name="gr2" draw:text-style-name="P2" draw:layer="layout" svg:width="0.085cm" svg:height="0.308cm" svg:x="1.083cm" svg:y="4.241cm" svg:viewBox="0 0 86 309" svg:d="M0 29c28-10 57-20 86-29 0 93 0 185 0 279-29 10-58 20-86 30 0-93 0-187 0-280z">
          <text:p/>
        </draw:path>
        <draw:path draw:style-name="gr2" draw:text-style-name="P2" draw:layer="layout" svg:width="0.084cm" svg:height="0.307cm" svg:x="1.167cm" svg:y="4.212cm" svg:viewBox="0 0 85 308" svg:d="M0 29c28-10 57-19 85-29 0 92 0 185 0 278-28 10-57 20-85 30 0-93 0-186 0-279z">
          <text:p/>
        </draw:path>
        <draw:path draw:style-name="gr2" draw:text-style-name="P2" draw:layer="layout" svg:width="0.084cm" svg:height="0.306cm" svg:x="1.251cm" svg:y="4.183cm" svg:viewBox="0 0 85 307" svg:d="M0 29c28-10 57-19 85-29 0 92 0 185 0 277-28 10-57 20-85 30 0-93 0-185 0-278z">
          <text:p/>
        </draw:path>
        <draw:path draw:style-name="gr2" draw:text-style-name="P2" draw:layer="layout" svg:width="0.084cm" svg:height="0.304cm" svg:x="1.334cm" svg:y="4.155cm" svg:viewBox="0 0 85 305" svg:d="M1 28c27-9 56-19 84-28 0 91 0 183 0 276-28 10-57 19-85 29 0-92 0-184 1-277z">
          <text:p/>
        </draw:path>
        <draw:path draw:style-name="gr2" draw:text-style-name="P2" draw:layer="layout" svg:width="0.084cm" svg:height="0.304cm" svg:x="1.417cm" svg:y="4.126cm" svg:viewBox="0 0 85 305" svg:d="M0 29c28-10 57-19 85-29 0 92 0 184 0 275-28 10-57 20-85 30 0-92 0-184 0-276z">
          <text:p/>
        </draw:path>
        <draw:path draw:style-name="gr2" draw:text-style-name="P2" draw:layer="layout" svg:width="0.082cm" svg:height="0.303cm" svg:x="1.5cm" svg:y="4.098cm" svg:viewBox="0 0 83 304" svg:d="M0 28c29-9 56-19 83-28 0 91 0 183 0 273-27 11-55 21-83 31 0-92 0-184 0-276z">
          <text:p/>
        </draw:path>
        <draw:path draw:style-name="gr5" draw:text-style-name="P1" draw:layer="layout" svg:width="0.082cm" svg:height="0.302cm" svg:x="1.582cm" svg:y="4.07cm" svg:viewBox="0 0 83 303" svg:d="M0 28c28-9 56-19 83-28 0 91 0 182 0 273-27 9-55 19-83 30 0-92 0-183 0-275z">
          <text:p/>
        </draw:path>
        <draw:path draw:style-name="gr3" draw:text-style-name="P3" draw:layer="layout" svg:width="0.082cm" svg:height="0.301cm" svg:x="1.663cm" svg:y="4.042cm" svg:viewBox="0 0 83 302" svg:d="M0 29c27-9 55-19 83-29 0 92 0 183 0 273-28 9-56 19-83 29 0-91 0-182 0-273z">
          <text:p/>
        </draw:path>
        <draw:path draw:style-name="gr3" draw:text-style-name="P3" draw:layer="layout" svg:width="0.081cm" svg:height="0.3cm" svg:x="1.744cm" svg:y="4.014cm" svg:viewBox="0 0 82 301" svg:d="M0 29c27-10 54-19 82-29 0 92 0 183 0 272-28 10-55 20-82 29 0-90 0-181 0-272z">
          <text:p/>
        </draw:path>
        <draw:path draw:style-name="gr3" draw:text-style-name="P3" draw:layer="layout" svg:width="0.081cm" svg:height="0.299cm" svg:x="1.824cm" svg:y="3.987cm" svg:viewBox="0 0 82 300" svg:d="M0 28c27-10 54-19 82-28 0 91 0 182 0 271-28 10-55 19-82 29 0-90 0-181 0-272z">
          <text:p/>
        </draw:path>
        <draw:path draw:style-name="gr3" draw:text-style-name="P3" draw:layer="layout" svg:width="0.08cm" svg:height="0.297cm" svg:x="1.904cm" svg:y="3.96cm" svg:viewBox="0 0 81 298" svg:d="M0 27c27-9 54-18 81-27 0 91 0 181 0 270-27 9-54 19-81 28 0-89 0-180 0-271z">
          <text:p/>
        </draw:path>
        <draw:path draw:style-name="gr3" draw:text-style-name="P3" draw:layer="layout" svg:width="0.079cm" svg:height="0.297cm" svg:x="1.984cm" svg:y="3.932cm" svg:viewBox="0 0 80 298" svg:d="M0 28c26-9 54-18 80-28 0 91 0 181 0 270-26 9-54 19-80 28 0-89 0-179 0-270z">
          <text:p/>
        </draw:path>
        <draw:path draw:style-name="gr3" draw:text-style-name="P3" draw:layer="layout" svg:width="0.079cm" svg:height="0.296cm" svg:x="2.063cm" svg:y="3.905cm" svg:viewBox="0 0 80 297" svg:d="M0 28c26-9 53-18 80-28 0 91 0 180 0 269-27 9-54 19-80 28 0-89 0-179 0-269z">
          <text:p/>
        </draw:path>
        <draw:path draw:style-name="gr3" draw:text-style-name="P3" draw:layer="layout" svg:width="0.078cm" svg:height="0.294cm" svg:x="2.141cm" svg:y="3.879cm" svg:viewBox="0 0 79 295" svg:d="M0 27c27-9 53-18 79-27 0 91 0 180 0 268-26 9-52 18-79 27 0-88 0-178 0-268z">
          <text:p/>
        </draw:path>
        <draw:path draw:style-name="gr3" draw:text-style-name="P3" draw:layer="layout" svg:width="0.078cm" svg:height="0.293cm" svg:x="2.219cm" svg:y="3.853cm" svg:viewBox="0 0 79 294" svg:d="M0 26c27-8 53-17 79-26 0 89 0 179 0 267-26 9-52 18-79 27 0-89 0-178 0-268z">
          <text:p/>
        </draw:path>
        <draw:path draw:style-name="gr3" draw:text-style-name="P3" draw:layer="layout" svg:width="0.078cm" svg:height="0.293cm" svg:x="2.296cm" svg:y="3.826cm" svg:viewBox="0 0 79 294" svg:d="M0 27c26-9 52-18 79-27 0 89 0 179 0 267-27 9-53 18-79 27 0-88 0-178 0-267z">
          <text:p/>
        </draw:path>
        <draw:path draw:style-name="gr3" draw:text-style-name="P3" draw:layer="layout" svg:width="0.078cm" svg:height="0.292cm" svg:x="2.373cm" svg:y="3.8cm" svg:viewBox="0 0 79 293" svg:d="M0 27c26-9 52-18 79-27 0 88 0 178 0 265-27 9-53 19-79 28 0-88 0-178 0-266z">
          <text:p/>
        </draw:path>
        <draw:path draw:style-name="gr4" draw:text-style-name="P3" draw:layer="layout" svg:width="0.077cm" svg:height="0.291cm" svg:x="2.45cm" svg:y="3.774cm" svg:viewBox="0 0 78 292" svg:d="M0 26c26-9 52-17 78-26 0 88 0 177 0 264-26 9-52 18-78 28 0-88 0-177 0-266z">
          <text:p/>
        </draw:path>
        <draw:path draw:style-name="gr2" draw:text-style-name="P2" draw:layer="layout" svg:width="0.077cm" svg:height="0.291cm" svg:x="2.45cm" svg:y="3.774cm" svg:viewBox="0 0 78 292" svg:d="M0 26c26-9 52-17 78-26 0 88 0 177 0 264-26 9-52 18-78 28 0-88 0-177 0-266z">
          <text:p/>
        </draw:path>
        <draw:path draw:style-name="gr3" draw:text-style-name="P3" draw:layer="layout" svg:width="0.076cm" svg:height="0.29cm" svg:x="2.526cm" svg:y="3.748cm" svg:viewBox="0 0 77 291" svg:d="M0 26c26-9 52-18 77-26 0 88 0 176 0 264-25 9-51 18-77 27 0-88 0-177 0-265z">
          <text:p/>
        </draw:path>
        <draw:path draw:style-name="gr3" draw:text-style-name="P3" draw:layer="layout" svg:width="0.075cm" svg:height="0.289cm" svg:x="2.602cm" svg:y="3.722cm" svg:viewBox="0 0 76 290" svg:d="M0 26c25-9 50-17 76-26 0 87 0 176 0 263-26 9-51 18-76 27 0-87 0-176 0-264z">
          <text:p/>
        </draw:path>
        <draw:path draw:style-name="gr3" draw:text-style-name="P3" draw:layer="layout" svg:width="0.075cm" svg:height="0.288cm" svg:x="2.677cm" svg:y="3.696cm" svg:viewBox="0 0 76 289" svg:d="M0 26c25-9 50-17 76-26 0 87 0 175 0 262-26 9-51 18-76 27 0-87 0-175 0-263z">
          <text:p/>
        </draw:path>
        <draw:path draw:style-name="gr2" draw:text-style-name="P2" draw:layer="layout" svg:width="0.074cm" svg:height="0.287cm" svg:x="2.752cm" svg:y="3.671cm" svg:viewBox="0 0 75 288" svg:d="M0 25c26-8 50-17 75-25 0 87 0 174 0 261-24 9-49 18-75 27 0-87 0-175 0-263z">
          <text:p/>
        </draw:path>
        <draw:path draw:style-name="gr2" draw:text-style-name="P2" draw:layer="layout" svg:width="0.074cm" svg:height="0.286cm" svg:x="2.826cm" svg:y="3.645cm" svg:viewBox="0 0 75 287" svg:d="M0 26c26-9 51-17 75-26 0 87 0 174 0 261-24 9-49 17-75 26 0-87 0-174 0-261z">
          <text:p/>
        </draw:path>
        <draw:path draw:style-name="gr2" draw:text-style-name="P2" draw:layer="layout" svg:width="0.074cm" svg:height="0.285cm" svg:x="2.9cm" svg:y="3.62cm" svg:viewBox="0 0 75 286" svg:d="M0 25c24-8 49-17 74-25 1 86 1 173 1 260-26 9-51 17-75 26 0-87 0-174 0-261z">
          <text:p/>
        </draw:path>
        <draw:path draw:style-name="gr2" draw:text-style-name="P2" draw:layer="layout" svg:width="0.074cm" svg:height="0.284cm" svg:x="2.973cm" svg:y="3.595cm" svg:viewBox="0 0 75 285" svg:d="M0 25c25-8 49-17 75-25 0 86 0 172 0 259-26 9-50 17-75 26 0-87 0-173 0-260z">
          <text:p/>
        </draw:path>
        <draw:path draw:style-name="gr2" draw:text-style-name="P2" draw:layer="layout" svg:width="0.073cm" svg:height="0.283cm" svg:x="3.046cm" svg:y="3.57cm" svg:viewBox="0 0 74 284" svg:d="M0 25c26-8 50-17 74-25 0 86 0 172 0 258-24 9-48 18-74 26 0-87 0-173 0-259z">
          <text:p/>
        </draw:path>
        <draw:path draw:style-name="gr2" draw:text-style-name="P2" draw:layer="layout" svg:width="0.085cm" svg:height="0.308cm" svg:x="1.083cm" svg:y="4.525cm" svg:viewBox="0 0 86 309" svg:d="M0 30c28-10 57-20 86-30 0 93 0 185 0 278-29 10-58 21-86 31 0-94 0-186 0-279z">
          <text:p/>
        </draw:path>
        <draw:path draw:style-name="gr2" draw:text-style-name="P2" draw:layer="layout" svg:width="0.084cm" svg:height="0.307cm" svg:x="1.167cm" svg:y="4.495cm" svg:viewBox="0 0 85 308" svg:d="M0 30c28-10 57-20 85-30 0 93 0 184 0 277-28 11-57 21-85 31 0-93 0-185 0-278z">
          <text:p/>
        </draw:path>
        <draw:path draw:style-name="gr2" draw:text-style-name="P2" draw:layer="layout" svg:width="0.084cm" svg:height="0.306cm" svg:x="1.251cm" svg:y="4.465cm" svg:viewBox="0 0 85 307" svg:d="M0 30c28-10 57-20 85-30 0 93 0 184 0 277-28 10-57 20-85 30 0-92 0-184 0-277z">
          <text:p/>
        </draw:path>
        <draw:path draw:style-name="gr2" draw:text-style-name="P2" draw:layer="layout" svg:width="0.084cm" svg:height="0.305cm" svg:x="1.334cm" svg:y="4.436cm" svg:viewBox="0 0 85 306" svg:d="M0 30c28-10 57-20 85-30 0 92 0 183 0 274-28 12-57 22-85 32 0-93 0-184 0-276z">
          <text:p/>
        </draw:path>
        <draw:path draw:style-name="gr2" draw:text-style-name="P2" draw:layer="layout" svg:width="0.084cm" svg:height="0.304cm" svg:x="1.417cm" svg:y="4.407cm" svg:viewBox="0 0 85 305" svg:d="M0 29c28-10 57-19 85-29 0 91 0 182 0 273-28 10-57 21-85 32 0-93 0-184 0-276z">
          <text:p/>
        </draw:path>
        <draw:path draw:style-name="gr2" draw:text-style-name="P2" draw:layer="layout" svg:width="0.082cm" svg:height="0.304cm" svg:x="1.5cm" svg:y="4.378cm" svg:viewBox="0 0 83 305" svg:d="M0 30c28-10 56-20 83-30 0 92 0 183 0 273-27 10-55 20-83 32 0-92 0-183 0-275z">
          <text:p/>
        </draw:path>
        <draw:path draw:style-name="gr5" draw:text-style-name="P1" draw:layer="layout" svg:width="0.082cm" svg:height="0.302cm" svg:x="1.582cm" svg:y="4.349cm" svg:viewBox="0 0 83 303" svg:d="M0 30c28-10 56-21 83-30 0 92 0 182 0 273-28 10-55 20-83 30 0-91 0-182 0-273z">
          <text:p/>
        </draw:path>
        <draw:path draw:style-name="gr5" draw:text-style-name="P1" draw:layer="layout" svg:width="0.082cm" svg:height="0.301cm" svg:x="1.663cm" svg:y="4.32cm" svg:viewBox="0 0 83 302" svg:d="M0 29c27-10 55-19 83-29 0 92 0 182 0 272-28 10-56 20-83 30 0-91 0-181 0-273z">
          <text:p/>
        </draw:path>
        <draw:path draw:style-name="gr5" draw:text-style-name="P1" draw:layer="layout" svg:width="0.081cm" svg:height="0.299cm" svg:x="1.744cm" svg:y="4.292cm" svg:viewBox="0 0 82 300" svg:d="M0 28c27-9 54-19 82-28 0 91 0 181 0 271-28 10-55 19-82 29 0-90 0-180 0-272z">
          <text:p/>
        </draw:path>
        <draw:path draw:style-name="gr5" draw:text-style-name="P1" draw:layer="layout" svg:width="0.081cm" svg:height="0.299cm" svg:x="1.824cm" svg:y="4.263cm" svg:viewBox="0 0 82 300" svg:d="M0 29c27-10 54-19 82-29 0 91 0 181 0 271-28 9-55 19-82 29 0-90 0-180 0-271z">
          <text:p/>
        </draw:path>
        <draw:path draw:style-name="gr2" draw:text-style-name="P2" draw:layer="layout" svg:width="0.08cm" svg:height="0.298cm" svg:x="1.904cm" svg:y="4.235cm" svg:viewBox="0 0 81 299" svg:d="M0 28c27-9 54-19 81-28 0 91 0 180 0 270-27 9-54 19-81 29 0-90 0-179 0-271z">
          <text:p/>
        </draw:path>
        <draw:path draw:style-name="gr2" draw:text-style-name="P2" draw:layer="layout" svg:width="0.079cm" svg:height="0.297cm" svg:x="1.984cm" svg:y="4.207cm" svg:viewBox="0 0 80 298" svg:d="M0 28c26-9 54-19 80-28 0 91 0 180 0 269-26 9-54 19-80 29 0-89 0-179 0-270z">
          <text:p/>
        </draw:path>
        <draw:path draw:style-name="gr2" draw:text-style-name="P2" draw:layer="layout" svg:width="0.079cm" svg:height="0.296cm" svg:x="2.063cm" svg:y="4.179cm" svg:viewBox="0 0 80 297" svg:d="M0 28c26-9 53-18 80-28 0 90 0 179 0 268-27 10-54 19-80 29 0-89 0-178 0-269z">
          <text:p/>
        </draw:path>
        <draw:path draw:style-name="gr2" draw:text-style-name="P2" draw:layer="layout" svg:width="0.078cm" svg:height="0.294cm" svg:x="2.141cm" svg:y="4.152cm" svg:viewBox="0 0 79 295" svg:d="M0 27c27-9 53-18 79-27 0 89 0 178 0 267-26 9-52 19-79 28 0-88 0-177 0-268z">
          <text:p/>
        </draw:path>
        <draw:path draw:style-name="gr2" draw:text-style-name="P2" draw:layer="layout" svg:width="0.078cm" svg:height="0.293cm" svg:x="2.219cm" svg:y="4.125cm" svg:viewBox="0 0 79 294" svg:d="M0 27c27-9 53-18 79-27 0 88 0 177 0 265-26 10-52 19-79 29 0-89 0-177 0-267z">
          <text:p/>
        </draw:path>
        <draw:path draw:style-name="gr2" draw:text-style-name="P2" draw:layer="layout" svg:width="0.078cm" svg:height="0.292cm" svg:x="2.296cm" svg:y="4.098cm" svg:viewBox="0 0 79 293" svg:d="M0 27c26-9 52-18 79-27 0 87 0 176 0 264-27 10-53 19-79 29 0-89 0-178 0-266z">
          <text:p/>
        </draw:path>
        <draw:path draw:style-name="gr2" draw:text-style-name="P2" draw:layer="layout" svg:width="0.078cm" svg:height="0.291cm" svg:x="2.373cm" svg:y="4.07cm" svg:viewBox="0 0 79 292" svg:d="M0 28c26-9 52-19 79-28 0 88 0 177 0 264-27 10-53 19-79 28 0-87 0-176 0-264z">
          <text:p/>
        </draw:path>
        <draw:path draw:style-name="gr3" draw:text-style-name="P3" draw:layer="layout" svg:width="0.077cm" svg:height="0.29cm" svg:x="2.45cm" svg:y="4.043cm" svg:viewBox="0 0 78 291" svg:d="M0 28c26-10 52-19 78-28 0 88 0 176 0 263-26 10-52 19-78 28 0-87 0-176 0-263z">
          <text:p/>
        </draw:path>
        <draw:path draw:style-name="gr3" draw:text-style-name="P3" draw:layer="layout" svg:width="0.076cm" svg:height="0.289cm" svg:x="2.526cm" svg:y="4.017cm" svg:viewBox="0 0 77 290" svg:d="M0 27c26-9 52-18 77-27 0 87 0 175 0 262-25 9-51 18-77 28 0-88 0-176 0-263z">
          <text:p/>
        </draw:path>
        <draw:path draw:style-name="gr3" draw:text-style-name="P3" draw:layer="layout" svg:width="0.075cm" svg:height="0.288cm" svg:x="2.602cm" svg:y="3.99cm" svg:viewBox="0 0 76 289" svg:d="M0 27c25-9 50-18 76-27 0 87 0 174 0 261-26 10-51 19-76 28 0-87 0-175 0-262z">
          <text:p/>
        </draw:path>
        <draw:path draw:style-name="gr3" draw:text-style-name="P3" draw:layer="layout" svg:width="0.075cm" svg:height="0.288cm" svg:x="2.677cm" svg:y="3.963cm" svg:viewBox="0 0 76 289" svg:d="M0 27c25-9 50-18 76-27 0 87 0 173 0 261-26 9-51 18-76 28 0-87 0-175 0-262z">
          <text:p/>
        </draw:path>
        <draw:path draw:style-name="gr3" draw:text-style-name="P3" draw:layer="layout" svg:width="0.074cm" svg:height="0.286cm" svg:x="2.752cm" svg:y="3.937cm" svg:viewBox="0 0 75 287" svg:d="M0 26c26-8 51-17 75-26 0 86 0 173 0 260-24 9-49 18-75 27 0-87 0-174 0-261z">
          <text:p/>
        </draw:path>
        <draw:path draw:style-name="gr2" draw:text-style-name="P2" draw:layer="layout" svg:width="0.074cm" svg:height="0.285cm" svg:x="2.826cm" svg:y="3.911cm" svg:viewBox="0 0 75 286" svg:d="M0 26c26-9 51-18 75-26 0 86 0 172 0 259-24 9-49 18-75 27 0-87 0-173 0-260z">
          <text:p/>
        </draw:path>
        <draw:path draw:style-name="gr2" draw:text-style-name="P2" draw:layer="layout" svg:width="0.074cm" svg:height="0.284cm" svg:x="2.9cm" svg:y="3.885cm" svg:viewBox="0 0 75 285" svg:d="M0 26c24-9 49-18 75-26 0 86 0 171 0 258-26 9-50 18-75 27 0-87 0-172 0-259z">
          <text:p/>
        </draw:path>
        <draw:path draw:style-name="gr2" draw:text-style-name="P2" draw:layer="layout" svg:width="0.074cm" svg:height="0.283cm" svg:x="2.973cm" svg:y="3.859cm" svg:viewBox="0 0 75 284" svg:d="M0 26c25-9 49-18 75-26 0 86 0 171 0 257-26 9-50 18-75 27 0-87 0-172 0-258z">
          <text:p/>
        </draw:path>
        <draw:path draw:style-name="gr2" draw:text-style-name="P2" draw:layer="layout" svg:width="0.073cm" svg:height="0.283cm" svg:x="3.046cm" svg:y="3.833cm" svg:viewBox="0 0 74 284" svg:d="M0 26c26-9 50-17 74-26 0 86 0 171 0 257-24 9-48 18-74 27 0-87 0-172 0-258z">
          <text:p/>
        </draw:path>
        <draw:path draw:style-name="gr2" draw:text-style-name="P2" draw:layer="layout" svg:width="0.084cm" svg:height="0.31cm" svg:x="1.083cm" svg:y="4.809cm" svg:viewBox="0 0 85 311" svg:d="M0 31c28-10 57-21 85-31 0 93 0 186 0 278-28 10-57 22-85 33 0-94 0-187 0-280z">
          <text:p/>
        </draw:path>
        <draw:path draw:style-name="gr2" draw:text-style-name="P2" draw:layer="layout" svg:width="0.084cm" svg:height="0.309cm" svg:x="1.167cm" svg:y="4.778cm" svg:viewBox="0 0 85 310" svg:d="M0 31c28-10 57-20 85-31 0 93 0 186 0 277-28 11-57 22-85 33 0-93 0-186 0-279z">
          <text:p/>
        </draw:path>
        <draw:path draw:style-name="gr2" draw:text-style-name="P2" draw:layer="layout" svg:width="0.084cm" svg:height="0.307cm" svg:x="1.251cm" svg:y="4.748cm" svg:viewBox="0 0 85 308" svg:d="M0 32c28-11 57-22 85-32 0 93 0 185 0 277-28 10-57 21-85 31 0-91 0-184 0-276z">
          <text:p/>
        </draw:path>
        <draw:path draw:style-name="gr2" draw:text-style-name="P2" draw:layer="layout" svg:width="0.084cm" svg:height="0.307cm" svg:x="1.334cm" svg:y="4.717cm" svg:viewBox="0 0 85 308" svg:d="M0 32c28-11 57-21 85-32 0 93 0 185 0 277-28 10-57 21-85 31 0-91 0-184 0-276z">
          <text:p/>
        </draw:path>
        <draw:path draw:style-name="gr2" draw:text-style-name="P2" draw:layer="layout" svg:width="0.084cm" svg:height="0.306cm" svg:x="1.417cm" svg:y="4.687cm" svg:viewBox="0 0 85 307" svg:d="M0 31c28-11 57-21 85-31 0 93 0 185 0 276-28 10-57 20-85 31 0-91 0-183 0-276z">
          <text:p/>
        </draw:path>
        <draw:path draw:style-name="gr2" draw:text-style-name="P2" draw:layer="layout" svg:width="0.082cm" svg:height="0.305cm" svg:x="1.5cm" svg:y="4.657cm" svg:viewBox="0 0 83 306" svg:d="M0 31c28-11 56-21 83-31 0 93 0 183 0 275-27 10-55 20-83 31 0-91 0-183 0-275z">
          <text:p/>
        </draw:path>
        <draw:path draw:style-name="gr2" draw:text-style-name="P2" draw:layer="layout" svg:width="0.083cm" svg:height="0.303cm" svg:x="1.581cm" svg:y="4.628cm" svg:viewBox="0 0 84 304" svg:d="M1 30c28-10 55-20 83-30 0 92 0 182 0 273-28 10-55 21-84 31 1-91 1-182 1-274z">
          <text:p/>
        </draw:path>
        <draw:path draw:style-name="gr2" draw:text-style-name="P2" draw:layer="layout" svg:width="0.081cm" svg:height="0.302cm" svg:x="1.663cm" svg:y="4.598cm" svg:viewBox="0 0 82 303" svg:d="M0 30c27-10 55-20 82-30 0 92 0 182 0 273-27 10-55 20-82 30 0-91 0-181 0-273z">
          <text:p/>
        </draw:path>
        <draw:path draw:style-name="gr2" draw:text-style-name="P2" draw:layer="layout" svg:width="0.081cm" svg:height="0.301cm" svg:x="1.744cm" svg:y="4.569cm" svg:viewBox="0 0 82 302" svg:d="M0 29c27-10 54-19 82-29 0 90 0 181 0 272-28 10-55 20-82 30 0-91 0-181 0-273z">
          <text:p/>
        </draw:path>
        <draw:path draw:style-name="gr2" draw:text-style-name="P2" draw:layer="layout" svg:width="0.081cm" svg:height="0.301cm" svg:x="1.824cm" svg:y="4.539cm" svg:viewBox="0 0 82 302" svg:d="M0 30c27-10 54-20 82-30 0 91 0 181 0 272-28 10-55 20-82 30 0-91 0-181 0-272z">
          <text:p/>
        </draw:path>
        <draw:path draw:style-name="gr2" draw:text-style-name="P2" draw:layer="layout" svg:width="0.08cm" svg:height="0.3cm" svg:x="1.904cm" svg:y="4.51cm" svg:viewBox="0 0 81 301" svg:d="M0 30c27-10 54-20 81-30 0 90 0 181 0 271-27 10-54 20-81 30 0-90 0-181 0-271z">
          <text:p/>
        </draw:path>
        <draw:path draw:style-name="gr2" draw:text-style-name="P2" draw:layer="layout" svg:width="0.079cm" svg:height="0.298cm" svg:x="1.984cm" svg:y="4.482cm" svg:viewBox="0 0 80 299" svg:d="M0 29c26-10 54-20 80-29 0 89 0 179 0 269-26 10-54 20-80 30 0-90 0-180 0-270z">
          <text:p/>
        </draw:path>
        <draw:path draw:style-name="gr2" draw:text-style-name="P2" draw:layer="layout" svg:width="0.079cm" svg:height="0.297cm" svg:x="2.062cm" svg:y="4.453cm" svg:viewBox="0 0 80 298" svg:d="M0 29c27-10 54-19 80-29 0 89 0 179 0 269-26 9-53 19-80 29 0-89 0-179 0-269z">
          <text:p/>
        </draw:path>
        <draw:path draw:style-name="gr2" draw:text-style-name="P2" draw:layer="layout" svg:width="0.079cm" svg:height="0.297cm" svg:x="2.141cm" svg:y="4.424cm" svg:viewBox="0 0 80 298" svg:d="M0 29c27-9 53-19 80-29 0 90 0 179 0 267-27 11-53 21-80 31 0-90 0-179 0-269z">
          <text:p/>
        </draw:path>
        <draw:path draw:style-name="gr2" draw:text-style-name="P2" draw:layer="layout" svg:width="0.078cm" svg:height="0.295cm" svg:x="2.219cm" svg:y="4.396cm" svg:viewBox="0 0 79 296" svg:d="M0 29c27-10 53-19 79-29 0 89 0 178 0 266-26 10-52 20-79 30 0-89 0-178 0-267z">
          <text:p/>
        </draw:path>
        <draw:path draw:style-name="gr2" draw:text-style-name="P2" draw:layer="layout" svg:width="0.077cm" svg:height="0.294cm" svg:x="2.297cm" svg:y="4.368cm" svg:viewBox="0 0 78 295" svg:d="M0 28c25-9 51-19 78-28 0 89 0 177 0 265-27 10-53 20-78 30 0-89 0-178 0-267z">
          <text:p/>
        </draw:path>
        <draw:path draw:style-name="gr2" draw:text-style-name="P2" draw:layer="layout" svg:width="0.077cm" svg:height="0.293cm" svg:x="2.374cm" svg:y="4.34cm" svg:viewBox="0 0 78 294" svg:d="M0 28c25-9 51-19 78-28 0 88 0 176 0 265-27 9-53 19-78 29 0-88 0-177 0-266z">
          <text:p/>
        </draw:path>
        <draw:path draw:style-name="gr2" draw:text-style-name="P2" draw:layer="layout" svg:width="0.077cm" svg:height="0.292cm" svg:x="2.45cm" svg:y="4.312cm" svg:viewBox="0 0 78 293" svg:d="M0 28c27-9 52-19 78-28 0 88 0 176 0 264-26 10-51 19-78 29 0-88 0-176 0-265z">
          <text:p/>
        </draw:path>
        <draw:path draw:style-name="gr3" draw:text-style-name="P3" draw:layer="layout" svg:width="0.077cm" svg:height="0.291cm" svg:x="2.526cm" svg:y="4.284cm" svg:viewBox="0 0 78 292" svg:d="M0 28c27-9 52-18 78-28 0 88 0 175 0 263-26 10-51 20-78 29 0-88 0-176 0-264z">
          <text:p/>
        </draw:path>
        <draw:path draw:style-name="gr3" draw:text-style-name="P3" draw:layer="layout" svg:width="0.076cm" svg:height="0.29cm" svg:x="2.602cm" svg:y="4.257cm" svg:viewBox="0 0 77 291" svg:d="M0 28c25-10 50-19 77-28 0 88 0 174 0 262-27 10-52 19-77 29 0-88 0-175 0-263z">
          <text:p/>
        </draw:path>
        <draw:path draw:style-name="gr4" draw:text-style-name="P3" draw:layer="layout" svg:width="0.075cm" svg:height="0.288cm" svg:x="2.677cm" svg:y="4.23cm" svg:viewBox="0 0 76 289" svg:d="M0 27c25-9 50-18 76-27 0 87 0 174 0 261-26 10-51 19-76 28 0-87 0-174 0-262z">
          <text:p/>
        </draw:path>
        <draw:path draw:style-name="gr2" draw:text-style-name="P2" draw:layer="layout" svg:width="0.075cm" svg:height="0.288cm" svg:x="2.677cm" svg:y="4.23cm" svg:viewBox="0 0 76 289" svg:d="M0 27c25-9 50-18 76-27 0 87 0 174 0 261-26 10-51 19-76 28 0-87 0-174 0-262z">
          <text:p/>
        </draw:path>
        <draw:path draw:style-name="gr3" draw:text-style-name="P3" draw:layer="layout" svg:width="0.074cm" svg:height="0.288cm" svg:x="2.752cm" svg:y="4.202cm" svg:viewBox="0 0 75 289" svg:d="M0 28c26-9 51-18 75-28 0 88 0 174 0 261-24 10-49 19-75 28 0-87 0-174 0-261z">
          <text:p/>
        </draw:path>
        <draw:path draw:style-name="gr3" draw:text-style-name="P3" draw:layer="layout" svg:width="0.074cm" svg:height="0.286cm" svg:x="2.826cm" svg:y="4.176cm" svg:viewBox="0 0 75 287" svg:d="M0 27c26-9 51-18 75-27 0 86 0 172 0 259-24 10-49 19-75 28 0-87 0-173 0-260z">
          <text:p/>
        </draw:path>
        <draw:path draw:style-name="gr2" draw:text-style-name="P2" draw:layer="layout" svg:width="0.074cm" svg:height="0.286cm" svg:x="2.9cm" svg:y="4.149cm" svg:viewBox="0 0 75 287" svg:d="M0 27c25-9 49-18 75-27 0 86 0 172 0 258-26 9-50 18-75 29 0-87 0-173 0-260z">
          <text:p/>
        </draw:path>
        <draw:path draw:style-name="gr2" draw:text-style-name="P2" draw:layer="layout" svg:width="0.074cm" svg:height="0.285cm" svg:x="2.973cm" svg:y="4.122cm" svg:viewBox="0 0 75 286" svg:d="M0 28c25-9 49-19 75-28 0 87 0 173 0 258-26 10-50 19-75 28 0-86 0-172 0-258z">
          <text:p/>
        </draw:path>
        <draw:path draw:style-name="gr2" draw:text-style-name="P2" draw:layer="layout" svg:width="0.073cm" svg:height="0.284cm" svg:x="3.046cm" svg:y="4.096cm" svg:viewBox="0 0 74 285" svg:d="M0 27c25-10 49-19 74-27 0 87 0 172 0 257-25 9-49 18-74 28 0-86 0-172 0-258z">
          <text:p/>
        </draw:path>
        <draw:path draw:style-name="gr2" draw:text-style-name="P2" draw:layer="layout" svg:width="0.084cm" svg:height="0.311cm" svg:x="1.083cm" svg:y="5.093cm" svg:viewBox="0 0 85 312" svg:d="M0 33c28-12 57-22 85-33 0 94 0 187 0 279-28 11-57 22-85 33 0-93 0-186 0-279z">
          <text:p/>
        </draw:path>
        <draw:path draw:style-name="gr2" draw:text-style-name="P2" draw:layer="layout" svg:width="0.084cm" svg:height="0.309cm" svg:x="1.167cm" svg:y="5.062cm" svg:viewBox="0 0 85 310" svg:d="M0 31c28-10 57-21 85-31 0 93 0 186 0 278-28 10-57 21-85 32 0-92 0-185 0-279z">
          <text:p/>
        </draw:path>
        <draw:path draw:style-name="gr2" draw:text-style-name="P2" draw:layer="layout" svg:width="0.084cm" svg:height="0.309cm" svg:x="1.251cm" svg:y="5.03cm" svg:viewBox="0 0 85 310" svg:d="M0 32c28-11 57-21 85-32 0 93 0 186 0 277-28 11-57 22-85 33 0-92 0-185 0-278z">
          <text:p/>
        </draw:path>
        <draw:path draw:style-name="gr2" draw:text-style-name="P2" draw:layer="layout" svg:width="0.084cm" svg:height="0.307cm" svg:x="1.334cm" svg:y="4.999cm" svg:viewBox="0 0 85 308" svg:d="M0 31c28-10 57-21 85-31 0 93 0 185 0 276-28 11-57 22-85 32 0-91 0-183 0-277z">
          <text:p/>
        </draw:path>
        <draw:path draw:style-name="gr2" draw:text-style-name="P2" draw:layer="layout" svg:width="0.084cm" svg:height="0.306cm" svg:x="1.417cm" svg:y="4.968cm" svg:viewBox="0 0 85 307" svg:d="M0 31c28-10 57-21 85-31 0 93 0 184 0 275-28 11-57 22-85 32 0-91 0-183 0-276z">
          <text:p/>
        </draw:path>
        <draw:path draw:style-name="gr2" draw:text-style-name="P2" draw:layer="layout" svg:width="0.082cm" svg:height="0.305cm" svg:x="1.5cm" svg:y="4.937cm" svg:viewBox="0 0 83 306" svg:d="M0 31c28-10 56-21 83-31 0 91 0 184 0 275-27 10-55 21-83 31 0-91 0-182 0-275z">
          <text:p/>
        </draw:path>
        <draw:path draw:style-name="gr2" draw:text-style-name="P2" draw:layer="layout" svg:width="0.083cm" svg:height="0.305cm" svg:x="1.581cm" svg:y="4.906cm" svg:viewBox="0 0 84 306" svg:d="M0 31c29-10 56-20 84-31 0 91 0 184 0 274-28 11-55 21-84 32 0-91 0-182 0-275z">
          <text:p/>
        </draw:path>
        <draw:path draw:style-name="gr2" draw:text-style-name="P2" draw:layer="layout" svg:width="0.081cm" svg:height="0.303cm" svg:x="1.663cm" svg:y="4.876cm" svg:viewBox="0 0 82 304" svg:d="M0 31c27-11 55-21 82-31 0 91 0 183 0 273-28 10-55 21-82 31 0-90 0-182 0-273z">
          <text:p/>
        </draw:path>
        <draw:path draw:style-name="gr2" draw:text-style-name="P2" draw:layer="layout" svg:width="0.081cm" svg:height="0.302cm" svg:x="1.744cm" svg:y="4.846cm" svg:viewBox="0 0 82 303" svg:d="M0 30c27-10 54-20 82-30 0 90 0 182 0 272-28 10-55 21-82 31 0-90 0-182 0-273z">
          <text:p/>
        </draw:path>
        <draw:path draw:style-name="gr2" draw:text-style-name="P2" draw:layer="layout" svg:width="0.081cm" svg:height="0.301cm" svg:x="1.824cm" svg:y="4.816cm" svg:viewBox="0 0 82 302" svg:d="M0 30c27-10 54-20 82-30 0 90 0 181 0 271-28 10-55 21-82 31 0-90 0-181 0-272z">
          <text:p/>
        </draw:path>
        <draw:path draw:style-name="gr2" draw:text-style-name="P2" draw:layer="layout" svg:width="0.08cm" svg:height="0.3cm" svg:x="1.904cm" svg:y="4.786cm" svg:viewBox="0 0 81 301" svg:d="M0 30c27-10 54-20 81-30 0 90 0 181 0 270-27 10-54 21-81 31 0-89 0-181 0-271z">
          <text:p/>
        </draw:path>
        <draw:path draw:style-name="gr2" draw:text-style-name="P2" draw:layer="layout" svg:width="0.079cm" svg:height="0.299cm" svg:x="1.984cm" svg:y="4.756cm" svg:viewBox="0 0 80 300" svg:d="M0 30c26-10 54-20 80-30 0 90 0 181 0 270-26 10-54 20-80 30 0-89 0-180 0-270z">
          <text:p/>
        </draw:path>
        <draw:path draw:style-name="gr2" draw:text-style-name="P2" draw:layer="layout" svg:width="0.079cm" svg:height="0.298cm" svg:x="2.062cm" svg:y="4.727cm" svg:viewBox="0 0 80 299" svg:d="M0 29c27-10 54-19 80-29 0 89 0 179 0 268-26 10-53 21-80 31 0-89 0-180 0-270z">
          <text:p/>
        </draw:path>
        <draw:path draw:style-name="gr2" draw:text-style-name="P2" draw:layer="layout" svg:width="0.079cm" svg:height="0.299cm" svg:x="2.141cm" svg:y="4.696cm" svg:viewBox="0 0 80 300" svg:d="M0 31c27-10 53-20 80-31 0 90 0 179 0 268-27 11-53 21-80 32 0-90 0-180 0-269z">
          <text:p/>
        </draw:path>
        <draw:path draw:style-name="gr2" draw:text-style-name="P2" draw:layer="layout" svg:width="0.078cm" svg:height="0.297cm" svg:x="2.219cm" svg:y="4.667cm" svg:viewBox="0 0 79 298" svg:d="M0 31c27-11 53-21 79-31 0 89 0 178 0 267-26 10-52 20-79 31 0-89 0-178 0-267z">
          <text:p/>
        </draw:path>
        <draw:path draw:style-name="gr2" draw:text-style-name="P2" draw:layer="layout" svg:width="0.077cm" svg:height="0.296cm" svg:x="2.297cm" svg:y="4.638cm" svg:viewBox="0 0 78 297" svg:d="M0 30c25-10 51-20 78-30 0 89 0 178 0 267-27 10-53 20-78 30 0-90 0-179 0-267z">
          <text:p/>
        </draw:path>
        <draw:path draw:style-name="gr2" draw:text-style-name="P2" draw:layer="layout" svg:width="0.077cm" svg:height="0.294cm" svg:x="2.374cm" svg:y="4.61cm" svg:viewBox="0 0 78 295" svg:d="M0 29c25-10 51-20 78-29 0 88 0 176 0 265-27 10-53 20-78 30 0-89 0-178 0-266z">
          <text:p/>
        </draw:path>
        <draw:path draw:style-name="gr2" draw:text-style-name="P2" draw:layer="layout" svg:width="0.077cm" svg:height="0.293cm" svg:x="2.45cm" svg:y="4.581cm" svg:viewBox="0 0 78 294" svg:d="M0 29c27-10 52-19 78-29 0 88 0 176 0 265-26 9-51 19-78 29 0-88 0-177 0-265z">
          <text:p/>
        </draw:path>
        <draw:path draw:style-name="gr2" draw:text-style-name="P2" draw:layer="layout" svg:width="0.077cm" svg:height="0.293cm" svg:x="2.526cm" svg:y="4.552cm" svg:viewBox="0 0 78 294" svg:d="M0 29c27-9 52-19 78-29 0 88 0 176 0 263-26 11-51 21-78 31 0-89 0-177 0-265z">
          <text:p/>
        </draw:path>
        <draw:path draw:style-name="gr4" draw:text-style-name="P3" draw:layer="layout" svg:width="0.076cm" svg:height="0.292cm" svg:x="2.602cm" svg:y="4.524cm" svg:viewBox="0 0 77 293" svg:d="M0 29c25-10 50-19 77-29 0 88 0 175 0 262-27 10-52 21-77 31 0-89 0-176 0-264z">
          <text:p/>
        </draw:path>
        <draw:path draw:style-name="gr2" draw:text-style-name="P2" draw:layer="layout" svg:width="0.076cm" svg:height="0.292cm" svg:x="2.602cm" svg:y="4.524cm" svg:viewBox="0 0 77 293" svg:d="M0 29c25-10 50-19 77-29 0 88 0 175 0 262-27 10-52 21-77 31 0-89 0-176 0-264z">
          <text:p/>
        </draw:path>
        <draw:path draw:style-name="gr3" draw:text-style-name="P3" draw:layer="layout" svg:width="0.075cm" svg:height="0.29cm" svg:x="2.677cm" svg:y="4.496cm" svg:viewBox="0 0 76 291" svg:d="M0 28c25-9 50-19 76-28 0 87 0 175 0 261-26 10-51 20-76 30 0-87 0-175 0-263z">
          <text:p/>
        </draw:path>
        <draw:path draw:style-name="gr3" draw:text-style-name="P3" draw:layer="layout" svg:width="0.074cm" svg:height="0.29cm" svg:x="2.752cm" svg:y="4.468cm" svg:viewBox="0 0 75 291" svg:d="M0 29c26-9 51-20 75-29 0 88 0 175 0 262-24 9-49 19-75 29 0-87 0-174 0-262z">
          <text:p/>
        </draw:path>
        <draw:path draw:style-name="gr3" draw:text-style-name="P3" draw:layer="layout" svg:width="0.074cm" svg:height="0.289cm" svg:x="2.826cm" svg:y="4.44cm" svg:viewBox="0 0 75 290" svg:d="M0 29c26-10 51-19 75-29 0 88 0 175 0 261-24 10-49 19-75 29 0-87 0-174 0-261z">
          <text:p/>
        </draw:path>
        <draw:path draw:style-name="gr2" draw:text-style-name="P2" draw:layer="layout" svg:width="0.074cm" svg:height="0.287cm" svg:x="2.9cm" svg:y="4.413cm" svg:viewBox="0 0 75 288" svg:d="M0 28c26-10 50-19 75-28 0 87 0 174 0 260-25 9-49 19-75 28 0-86 0-173 0-260z">
          <text:p/>
        </draw:path>
        <draw:path draw:style-name="gr2" draw:text-style-name="P2" draw:layer="layout" svg:width="0.074cm" svg:height="0.287cm" svg:x="2.973cm" svg:y="4.385cm" svg:viewBox="0 0 75 288" svg:d="M0 28c25-9 49-19 75-28 0 88 0 174 0 259-26 10-50 19-75 29 0-86 0-172 0-260z">
          <text:p/>
        </draw:path>
        <draw:path draw:style-name="gr2" draw:text-style-name="P2" draw:layer="layout" svg:width="0.073cm" svg:height="0.286cm" svg:x="3.046cm" svg:y="4.358cm" svg:viewBox="0 0 74 287" svg:d="M0 27c25-9 49-18 74-27 0 87 0 173 0 258-25 10-49 19-74 29 0-86 0-172 0-260z">
          <text:p/>
        </draw:path>
        <draw:path draw:style-name="gr2" draw:text-style-name="P2" draw:layer="layout" svg:width="0.084cm" svg:height="0.311cm" svg:x="1.083cm" svg:y="5.365cm" svg:viewBox="0 0 85 312" svg:d="M0 32c28-10 57-21 85-32 0 94 0 186 0 279-28 11-57 22-85 33 0-92 0-185 0-280z">
          <text:p/>
        </draw:path>
        <draw:path draw:style-name="gr2" draw:text-style-name="P2" draw:layer="layout" svg:width="0.084cm" svg:height="0.311cm" svg:x="1.167cm" svg:y="5.332cm" svg:viewBox="0 0 85 312" svg:d="M0 33c28-11 57-22 85-33 0 94 0 186 0 278-28 11-57 23-85 34 0-92 0-185 0-279z">
          <text:p/>
        </draw:path>
        <draw:path draw:style-name="gr2" draw:text-style-name="P2" draw:layer="layout" svg:width="0.084cm" svg:height="0.309cm" svg:x="1.251cm" svg:y="5.3cm" svg:viewBox="0 0 85 310" svg:d="M0 32c28-10 57-21 85-32 0 92 0 186 0 277-28 11-57 22-85 33 0-91 0-184 0-278z">
          <text:p/>
        </draw:path>
        <draw:path draw:style-name="gr2" draw:text-style-name="P2" draw:layer="layout" svg:width="0.084cm" svg:height="0.308cm" svg:x="1.334cm" svg:y="5.268cm" svg:viewBox="0 0 85 309" svg:d="M0 32c28-11 57-21 85-32 0 92 0 185 0 276-28 11-57 22-85 33 0-91 0-184 0-277z">
          <text:p/>
        </draw:path>
        <draw:path draw:style-name="gr2" draw:text-style-name="P2" draw:layer="layout" svg:width="0.084cm" svg:height="0.307cm" svg:x="1.417cm" svg:y="5.236cm" svg:viewBox="0 0 85 308" svg:d="M0 32c28-11 57-21 85-32 0 92 0 184 0 275-28 11-57 22-85 33 0-91 0-184 0-276z">
          <text:p/>
        </draw:path>
        <draw:path draw:style-name="gr2" draw:text-style-name="P2" draw:layer="layout" svg:width="0.082cm" svg:height="0.307cm" svg:x="1.5cm" svg:y="5.204cm" svg:viewBox="0 0 83 308" svg:d="M0 32c28-10 56-21 83-32 0 92 0 184 0 275-27 11-55 22-83 33 0-91 0-184 0-276z">
          <text:p/>
        </draw:path>
        <draw:path draw:style-name="gr2" draw:text-style-name="P2" draw:layer="layout" svg:width="0.083cm" svg:height="0.305cm" svg:x="1.581cm" svg:y="5.173cm" svg:viewBox="0 0 84 306" svg:d="M0 32c29-11 56-22 84-32 0 91 0 183 0 273-28 11-55 22-84 33 0-91 0-183 0-274z">
          <text:p/>
        </draw:path>
        <draw:path draw:style-name="gr2" draw:text-style-name="P2" draw:layer="layout" svg:width="0.081cm" svg:height="0.304cm" svg:x="1.663cm" svg:y="5.142cm" svg:viewBox="0 0 82 305" svg:d="M0 31c27-10 54-21 82-31 0 90 0 182 0 272-28 11-55 22-82 33 0-91 0-183 0-274z">
          <text:p/>
        </draw:path>
        <draw:path draw:style-name="gr2" draw:text-style-name="P2" draw:layer="layout" svg:width="0.081cm" svg:height="0.303cm" svg:x="1.744cm" svg:y="5.111cm" svg:viewBox="0 0 82 304" svg:d="M0 31c27-11 54-21 82-31 0 90 0 181 0 272-28 10-55 21-82 32 0-90 0-182 0-273z">
          <text:p/>
        </draw:path>
        <draw:path draw:style-name="gr2" draw:text-style-name="P2" draw:layer="layout" svg:width="0.081cm" svg:height="0.302cm" svg:x="1.824cm" svg:y="5.08cm" svg:viewBox="0 0 82 303" svg:d="M0 31c27-11 54-21 82-31 0 90 0 180 0 271-28 10-55 21-82 32 0-90 0-182 0-272z">
          <text:p/>
        </draw:path>
        <draw:path draw:style-name="gr2" draw:text-style-name="P2" draw:layer="layout" svg:width="0.08cm" svg:height="0.301cm" svg:x="1.904cm" svg:y="5.049cm" svg:viewBox="0 0 81 302" svg:d="M0 31c27-10 54-21 81-31 0 90 0 180 0 270-27 11-54 21-81 32 0-90 0-181 0-271z">
          <text:p/>
        </draw:path>
        <draw:path draw:style-name="gr2" draw:text-style-name="P2" draw:layer="layout" svg:width="0.079cm" svg:height="0.301cm" svg:x="1.984cm" svg:y="5.018cm" svg:viewBox="0 0 80 302" svg:d="M0 31c26-10 54-20 80-31 0 90 0 180 0 270-26 10-54 21-80 32 0-91 0-181 0-271z">
          <text:p/>
        </draw:path>
        <draw:path draw:style-name="gr2" draw:text-style-name="P2" draw:layer="layout" svg:width="0.079cm" svg:height="0.299cm" svg:x="2.062cm" svg:y="4.988cm" svg:viewBox="0 0 80 300" svg:d="M0 31c27-10 54-21 80-31 0 90 0 179 0 269-26 10-53 21-80 31 0-90 0-180 0-269z">
          <text:p/>
        </draw:path>
        <draw:path draw:style-name="gr2" draw:text-style-name="P2" draw:layer="layout" svg:width="0.079cm" svg:height="0.299cm" svg:x="2.141cm" svg:y="4.957cm" svg:viewBox="0 0 80 300" svg:d="M0 31c27-10 53-20 80-31 0 89 0 179 0 268-27 11-53 22-80 32 0-90 0-179 0-269z">
          <text:p/>
        </draw:path>
        <draw:path draw:style-name="gr2" draw:text-style-name="P2" draw:layer="layout" svg:width="0.078cm" svg:height="0.298cm" svg:x="2.219cm" svg:y="4.927cm" svg:viewBox="0 0 79 299" svg:d="M0 31c27-11 53-21 79-31 0 89 0 178 0 266-26 12-52 22-79 33 0-89 0-179 0-268z">
          <text:p/>
        </draw:path>
        <draw:path draw:style-name="gr2" draw:text-style-name="P2" draw:layer="layout" svg:width="0.077cm" svg:height="0.296cm" svg:x="2.297cm" svg:y="4.898cm" svg:viewBox="0 0 78 297" svg:d="M0 30c25-11 51-21 78-30 0 88 0 177 0 265-27 10-53 21-78 32 0-90 0-179 0-267z">
          <text:p/>
        </draw:path>
        <draw:path draw:style-name="gr2" draw:text-style-name="P2" draw:layer="layout" svg:width="0.077cm" svg:height="0.295cm" svg:x="2.374cm" svg:y="4.868cm" svg:viewBox="0 0 78 296" svg:d="M0 30c25-10 51-20 78-30 0 88 0 177 0 264-27 11-53 21-78 32 0-89 0-178 0-266z">
          <text:p/>
        </draw:path>
        <draw:path draw:style-name="gr2" draw:text-style-name="P2" draw:layer="layout" svg:width="0.077cm" svg:height="0.294cm" svg:x="2.45cm" svg:y="4.839cm" svg:viewBox="0 0 78 295" svg:d="M0 30c27-10 52-21 78-30 0 89 0 177 0 264-26 10-51 20-78 31 0-88 0-176 0-265z">
          <text:p/>
        </draw:path>
        <draw:path draw:style-name="gr2" draw:text-style-name="P2" draw:layer="layout" svg:width="0.077cm" svg:height="0.293cm" svg:x="2.526cm" svg:y="4.809cm" svg:viewBox="0 0 78 294" svg:d="M0 31c27-11 52-21 78-31 0 89 0 177 0 264-26 10-51 20-78 30 0-87 0-175 0-263z">
          <text:p/>
        </draw:path>
        <draw:path draw:style-name="gr3" draw:text-style-name="P3" draw:layer="layout" svg:width="0.076cm" svg:height="0.292cm" svg:x="2.602cm" svg:y="4.78cm" svg:viewBox="0 0 77 293" svg:d="M0 30c25-10 50-20 77-30 0 89 0 176 0 263-27 10-52 20-77 30 0-87 0-175 0-263z">
          <text:p/>
        </draw:path>
        <draw:path draw:style-name="gr3" draw:text-style-name="P3" draw:layer="layout" svg:width="0.075cm" svg:height="0.292cm" svg:x="2.677cm" svg:y="4.751cm" svg:viewBox="0 0 76 293" svg:d="M0 29c25-9 50-19 76-29 0 89 0 176 0 263-26 10-51 20-76 30 0-87 0-175 0-264z">
          <text:p/>
        </draw:path>
        <draw:path draw:style-name="gr3" draw:text-style-name="P3" draw:layer="layout" svg:width="0.074cm" svg:height="0.29cm" svg:x="2.752cm" svg:y="4.723cm" svg:viewBox="0 0 75 291" svg:d="M0 29c26-10 51-20 75-29 0 88 0 175 0 261-24 10-49 20-75 30 0-87 0-174 0-262z">
          <text:p/>
        </draw:path>
        <draw:path draw:style-name="gr3" draw:text-style-name="P3" draw:layer="layout" svg:width="0.074cm" svg:height="0.289cm" svg:x="2.826cm" svg:y="4.694cm" svg:viewBox="0 0 75 290" svg:d="M0 29c26-10 51-19 75-29 0 88 0 175 0 261-24 10-49 19-75 29 0-86 0-173 0-261z">
          <text:p/>
        </draw:path>
        <draw:path draw:style-name="gr2" draw:text-style-name="P2" draw:layer="layout" svg:width="0.074cm" svg:height="0.288cm" svg:x="2.9cm" svg:y="4.666cm" svg:viewBox="0 0 75 289" svg:d="M0 28c26-9 50-19 75-28 0 87 0 174 0 260-25 9-49 19-75 29 0-86 0-173 0-261z">
          <text:p/>
        </draw:path>
        <draw:path draw:style-name="gr2" draw:text-style-name="P2" draw:layer="layout" svg:width="0.074cm" svg:height="0.287cm" svg:x="2.973cm" svg:y="4.638cm" svg:viewBox="0 0 75 288" svg:d="M0 28c25-9 49-19 75-28 0 86 0 173 0 259-26 9-50 19-75 29 0-86 0-172 0-260z">
          <text:p/>
        </draw:path>
        <draw:path draw:style-name="gr2" draw:text-style-name="P2" draw:layer="layout" svg:width="0.073cm" svg:height="0.286cm" svg:x="3.046cm" svg:y="4.61cm" svg:viewBox="0 0 74 287" svg:d="M0 28c25-10 49-19 74-28 0 86 0 173 0 258-25 10-49 19-74 29 0-86 0-172 0-259z">
          <text:p/>
        </draw:path>
        <draw:path draw:style-name="gr2" draw:text-style-name="P2" draw:layer="layout" svg:width="0.084cm" svg:height="0.312cm" svg:x="1.083cm" svg:y="5.649cm" svg:viewBox="0 0 85 313" svg:d="M0 33c28-11 57-22 85-33 0 93 0 187 0 279-28 11-57 23-85 34 0-92 0-185 0-280z">
          <text:p/>
        </draw:path>
        <draw:path draw:style-name="gr2" draw:text-style-name="P2" draw:layer="layout" svg:width="0.084cm" svg:height="0.312cm" svg:x="1.167cm" svg:y="5.615cm" svg:viewBox="0 0 85 313" svg:d="M0 34c28-11 57-22 85-34 0 93 0 187 0 278-28 12-57 23-85 35 0-92 0-186 0-279z">
          <text:p/>
        </draw:path>
        <draw:path draw:style-name="gr2" draw:text-style-name="P2" draw:layer="layout" svg:width="0.084cm" svg:height="0.311cm" svg:x="1.251cm" svg:y="5.582cm" svg:viewBox="0 0 85 312" svg:d="M0 34c28-11 57-23 85-34 0 93 0 186 0 277-28 12-57 23-85 35 0-92 0-186 0-278z">
          <text:p/>
        </draw:path>
        <draw:path draw:style-name="gr2" draw:text-style-name="P2" draw:layer="layout" svg:width="0.084cm" svg:height="0.31cm" svg:x="1.334cm" svg:y="5.549cm" svg:viewBox="0 0 85 311" svg:d="M0 34c28-12 57-23 85-34 0 92 0 185 0 277-28 11-57 22-85 34 0-92 0-185 0-277z">
          <text:p/>
        </draw:path>
        <draw:path draw:style-name="gr2" draw:text-style-name="P2" draw:layer="layout" svg:width="0.084cm" svg:height="0.309cm" svg:x="1.417cm" svg:y="5.516cm" svg:viewBox="0 0 85 310" svg:d="M0 34c28-11 57-22 85-34 0 92-1 185-1 276-27 11-56 22-84 34 0-91 0-184 0-276z">
          <text:p/>
        </draw:path>
        <draw:path draw:style-name="gr2" draw:text-style-name="P2" draw:layer="layout" svg:width="0.082cm" svg:height="0.307cm" svg:x="1.5cm" svg:y="5.484cm" svg:viewBox="0 0 83 308" svg:d="M0 33c28-11 56-22 83-33 0 91 0 183 0 275-27 11-55 22-83 33 0-91 0-183 0-275z">
          <text:p/>
        </draw:path>
        <draw:path draw:style-name="gr2" draw:text-style-name="P2" draw:layer="layout" svg:width="0.083cm" svg:height="0.306cm" svg:x="1.581cm" svg:y="5.452cm" svg:viewBox="0 0 84 307" svg:d="M0 32c29-11 56-21 84-32 0 91 0 182 0 273-28 11-55 23-84 34 0-91 0-183 0-275z">
          <text:p/>
        </draw:path>
        <draw:path draw:style-name="gr2" draw:text-style-name="P2" draw:layer="layout" svg:width="0.081cm" svg:height="0.305cm" svg:x="1.663cm" svg:y="5.42cm" svg:viewBox="0 0 82 306" svg:d="M0 32c27-11 54-22 82-32 0 90 0 181 0 272-28 11-55 23-82 34 0-91 0-183 0-274z">
          <text:p/>
        </draw:path>
        <draw:path draw:style-name="gr2" draw:text-style-name="P2" draw:layer="layout" svg:width="0.081cm" svg:height="0.304cm" svg:x="1.744cm" svg:y="5.388cm" svg:viewBox="0 0 82 305" svg:d="M0 32c27-11 54-22 82-32 0 90 0 181 0 272-28 11-55 22-82 33 0-91 0-182 0-273z">
          <text:p/>
        </draw:path>
        <draw:path draw:style-name="gr2" draw:text-style-name="P2" draw:layer="layout" svg:width="0.081cm" svg:height="0.303cm" svg:x="1.824cm" svg:y="5.356cm" svg:viewBox="0 0 82 304" svg:d="M0 32c27-11 54-21 82-32 0 90 0 180 0 271-28 11-55 22-82 33 0-91 0-182 0-272z">
          <text:p/>
        </draw:path>
        <draw:path draw:style-name="gr2" draw:text-style-name="P2" draw:layer="layout" svg:width="0.08cm" svg:height="0.302cm" svg:x="1.904cm" svg:y="5.324cm" svg:viewBox="0 0 81 303" svg:d="M0 32c27-10 54-21 81-32 0 90 0 180 0 271-27 10-54 21-81 32 0-90 0-181 0-271z">
          <text:p/>
        </draw:path>
        <draw:path draw:style-name="gr2" draw:text-style-name="P2" draw:layer="layout" svg:width="0.079cm" svg:height="0.301cm" svg:x="1.984cm" svg:y="5.293cm" svg:viewBox="0 0 80 302" svg:d="M0 32c26-11 54-21 80-32 0 90 0 180 0 269-26 11-54 22-80 33 0-90 0-180 0-270z">
          <text:p/>
        </draw:path>
        <draw:path draw:style-name="gr2" draw:text-style-name="P2" draw:layer="layout" svg:width="0.079cm" svg:height="0.3cm" svg:x="2.062cm" svg:y="5.262cm" svg:viewBox="0 0 80 301" svg:d="M0 31c27-10 54-21 80-31 0 89 0 179 0 267-26 12-53 23-80 34 0-90 0-180 0-270z">
          <text:p/>
        </draw:path>
        <draw:path draw:style-name="gr2" draw:text-style-name="P2" draw:layer="layout" svg:width="0.079cm" svg:height="0.3cm" svg:x="2.141cm" svg:y="5.23cm" svg:viewBox="0 0 80 301" svg:d="M0 33c27-10 53-21 80-33 0 90 0 179 0 268-27 11-53 22-80 33 0-89 0-178 0-268z">
          <text:p/>
        </draw:path>
        <draw:path draw:style-name="gr2" draw:text-style-name="P2" draw:layer="layout" svg:width="0.078cm" svg:height="0.299cm" svg:x="2.219cm" svg:y="5.199cm" svg:viewBox="0 0 79 300" svg:d="M0 33c27-11 53-22 79-33 0 90 0 179 0 267-26 11-52 22-79 33 0-88 0-178 0-267z">
          <text:p/>
        </draw:path>
        <draw:path draw:style-name="gr2" draw:text-style-name="P2" draw:layer="layout" svg:width="0.077cm" svg:height="0.297cm" svg:x="2.297cm" svg:y="5.169cm" svg:viewBox="0 0 78 298" svg:d="M0 32c25-11 51-22 78-32 0 89 0 178 0 266-27 10-53 21-78 32 0-89 0-178 0-266z">
          <text:p/>
        </draw:path>
        <draw:path draw:style-name="gr2" draw:text-style-name="P2" draw:layer="layout" svg:width="0.077cm" svg:height="0.296cm" svg:x="2.374cm" svg:y="5.138cm" svg:viewBox="0 0 78 297" svg:d="M0 32c25-11 51-21 78-32 0 90 0 178 0 266-27 10-53 21-78 31 0-88 0-176 0-265z">
          <text:p/>
        </draw:path>
        <draw:path draw:style-name="gr2" draw:text-style-name="P2" draw:layer="layout" svg:width="0.077cm" svg:height="0.295cm" svg:x="2.45cm" svg:y="5.108cm" svg:viewBox="0 0 78 296" svg:d="M0 31c27-11 52-21 78-31 0 89 0 177 0 265-26 10-51 21-78 31 0-88 0-176 0-265z">
          <text:p/>
        </draw:path>
        <draw:path draw:style-name="gr2" draw:text-style-name="P2" draw:layer="layout" svg:width="0.077cm" svg:height="0.294cm" svg:x="2.526cm" svg:y="5.078cm" svg:viewBox="0 0 78 295" svg:d="M0 30c27-10 52-20 78-30 0 89 0 177 0 264-26 10-51 21-78 31 0-87 0-176 0-265z">
          <text:p/>
        </draw:path>
        <draw:path draw:style-name="gr3" draw:text-style-name="P3" draw:layer="layout" svg:width="0.076cm" svg:height="0.293cm" svg:x="2.602cm" svg:y="5.048cm" svg:viewBox="0 0 77 294" svg:d="M0 30c25-10 50-20 77-30 0 89 0 176 0 263-27 10-52 21-77 31 0-87 0-175 0-264z">
          <text:p/>
        </draw:path>
        <draw:path draw:style-name="gr3" draw:text-style-name="P3" draw:layer="layout" svg:width="0.075cm" svg:height="0.291cm" svg:x="2.677cm" svg:y="5.019cm" svg:viewBox="0 0 76 292" svg:d="M0 29c25-10 50-20 76-29 0 88 0 175 0 262-26 10-51 20-76 30 0-86 0-174 0-263z">
          <text:p/>
        </draw:path>
        <draw:path draw:style-name="gr3" draw:text-style-name="P3" draw:layer="layout" svg:width="0.074cm" svg:height="0.291cm" svg:x="2.752cm" svg:y="4.989cm" svg:viewBox="0 0 75 292" svg:d="M0 30c26-10 51-20 75-30 0 88 0 175 0 261-24 11-49 21-75 31 0-87 0-174 0-262z">
          <text:p/>
        </draw:path>
        <draw:path draw:style-name="gr3" draw:text-style-name="P3" draw:layer="layout" svg:width="0.074cm" svg:height="0.29cm" svg:x="2.826cm" svg:y="4.96cm" svg:viewBox="0 0 75 291" svg:d="M0 29c26-10 51-19 75-29 0 87 0 174 0 260-24 10-49 21-75 31 0-87 0-174 0-262z">
          <text:p/>
        </draw:path>
        <draw:path draw:style-name="gr2" draw:text-style-name="P2" draw:layer="layout" svg:width="0.074cm" svg:height="0.289cm" svg:x="2.9cm" svg:y="4.931cm" svg:viewBox="0 0 75 290" svg:d="M0 29c26-10 50-20 75-29 0 86 0 174 0 259-25 10-49 21-75 31 0-86 0-174 0-261z">
          <text:p/>
        </draw:path>
        <draw:path draw:style-name="gr2" draw:text-style-name="P2" draw:layer="layout" svg:width="0.074cm" svg:height="0.288cm" svg:x="2.973cm" svg:y="4.902cm" svg:viewBox="0 0 75 289" svg:d="M0 29c25-10 49-20 75-29 0 86 0 173 0 259-26 10-50 20-75 30 0-86 0-174 0-260z">
          <text:p/>
        </draw:path>
        <draw:path draw:style-name="gr2" draw:text-style-name="P2" draw:layer="layout" svg:width="0.073cm" svg:height="0.287cm" svg:x="3.046cm" svg:y="4.873cm" svg:viewBox="0 0 74 288" svg:d="M0 29c25-10 49-20 74-29 0 86 0 173 0 258-25 10-49 20-73 30-1-86-1-173-1-259z">
          <text:p/>
        </draw:path>
        <draw:path draw:style-name="gr2" draw:text-style-name="P2" draw:layer="layout" svg:width="0.084cm" svg:height="0.313cm" svg:x="1.083cm" svg:y="5.933cm" svg:viewBox="0 0 85 314" svg:d="M0 34c28-11 57-23 85-34 0 93 0 187 0 279-28 12-57 23-85 35 0-92 0-186 0-280z">
          <text:p/>
        </draw:path>
        <draw:path draw:style-name="gr2" draw:text-style-name="P2" draw:layer="layout" svg:width="0.084cm" svg:height="0.312cm" svg:x="1.167cm" svg:y="5.899cm" svg:viewBox="0 0 85 313" svg:d="M0 34c28-11 57-23 85-34 0 92 0 186 0 278-28 11-57 23-85 35 0-92 0-186 0-279z">
          <text:p/>
        </draw:path>
        <draw:path draw:style-name="gr2" draw:text-style-name="P2" draw:layer="layout" svg:width="0.084cm" svg:height="0.311cm" svg:x="1.251cm" svg:y="5.865cm" svg:viewBox="0 0 85 312" svg:d="M0 34c28-11 57-23 85-34 0 92 0 184 0 277-28 11-57 23-85 35 0-92 0-186 0-278z">
          <text:p/>
        </draw:path>
        <draw:path draw:style-name="gr2" draw:text-style-name="P2" draw:layer="layout" svg:width="0.084cm" svg:height="0.31cm" svg:x="1.334cm" svg:y="5.831cm" svg:viewBox="0 0 85 311" svg:d="M0 34c28-12 57-23 85-34 0 92 0 184 0 276-28 12-57 23-85 35 0-92 0-185 0-277z">
          <text:p/>
        </draw:path>
        <draw:path draw:style-name="gr2" draw:text-style-name="P2" draw:layer="layout" svg:width="0.083cm" svg:height="0.309cm" svg:x="1.417cm" svg:y="5.797cm" svg:viewBox="0 0 84 310" svg:d="M0 34c28-11 57-23 84-34 0 92 0 184 0 275-27 12-56 24-84 35 0-92 0-184 0-276z">
          <text:p/>
        </draw:path>
        <draw:path draw:style-name="gr2" draw:text-style-name="P2" draw:layer="layout" svg:width="0.083cm" svg:height="0.308cm" svg:x="1.499cm" svg:y="5.764cm" svg:viewBox="0 0 84 309" svg:d="M1 33c28-11 56-22 83-33 0 91 0 183 0 274-27 12-55 23-84 35 0-92 0-184 1-276z">
          <text:p/>
        </draw:path>
        <draw:path draw:style-name="gr2" draw:text-style-name="P2" draw:layer="layout" svg:width="0.083cm" svg:height="0.307cm" svg:x="1.581cm" svg:y="5.73cm" svg:viewBox="0 0 84 308" svg:d="M0 34c29-11 56-22 84-34 0 92 0 183 0 274-28 12-55 23-84 34 0-91 0-183 0-274z">
          <text:p/>
        </draw:path>
        <draw:path draw:style-name="gr2" draw:text-style-name="P2" draw:layer="layout" svg:width="0.081cm" svg:height="0.305cm" svg:x="1.663cm" svg:y="5.698cm" svg:viewBox="0 0 82 306" svg:d="M0 33c27-11 54-22 82-33 0 90 0 181 0 272-28 12-55 23-82 34 0-91 0-182 0-273z">
          <text:p/>
        </draw:path>
        <draw:path draw:style-name="gr2" draw:text-style-name="P2" draw:layer="layout" svg:width="0.081cm" svg:height="0.305cm" svg:x="1.744cm" svg:y="5.665cm" svg:viewBox="0 0 82 306" svg:d="M0 33c27-11 54-22 82-33 0 90 0 181 0 272-28 11-55 22-82 34 0-92 0-182 0-273z">
          <text:p/>
        </draw:path>
        <draw:path draw:style-name="gr2" draw:text-style-name="P2" draw:layer="layout" svg:width="0.081cm" svg:height="0.304cm" svg:x="1.824cm" svg:y="5.632cm" svg:viewBox="0 0 82 305" svg:d="M0 33c27-11 54-22 82-33 0 90 0 181 0 270-28 12-55 24-82 35 0-91 0-181 0-272z">
          <text:p/>
        </draw:path>
        <draw:path draw:style-name="gr2" draw:text-style-name="P2" draw:layer="layout" svg:width="0.08cm" svg:height="0.303cm" svg:x="1.904cm" svg:y="5.6cm" svg:viewBox="0 0 81 304" svg:d="M0 32c27-11 54-21 81-32 0 90 0 180 0 269-27 11-54 23-81 35 0-91 0-181 0-272z">
          <text:p/>
        </draw:path>
        <draw:path draw:style-name="gr2" draw:text-style-name="P2" draw:layer="layout" svg:width="0.079cm" svg:height="0.301cm" svg:x="1.984cm" svg:y="5.568cm" svg:viewBox="0 0 80 302" svg:d="M0 33c26-11 54-22 80-33 0 90 0 180 0 269-26 11-54 22-80 33 0-89 0-179 0-269z">
          <text:p/>
        </draw:path>
        <draw:path draw:style-name="gr2" draw:text-style-name="P2" draw:layer="layout" svg:width="0.079cm" svg:height="0.3cm" svg:x="2.062cm" svg:y="5.536cm" svg:viewBox="0 0 80 301" svg:d="M0 33c27-11 54-23 80-33 0 90 0 179 0 268-26 11-53 22-80 33 0-89 0-178 0-268z">
          <text:p/>
        </draw:path>
        <draw:path draw:style-name="gr2" draw:text-style-name="P2" draw:layer="layout" svg:width="0.079cm" svg:height="0.3cm" svg:x="2.141cm" svg:y="5.503cm" svg:viewBox="0 0 80 301" svg:d="M0 33c27-11 53-22 80-33 0 90 0 179 0 268-27 12-53 22-80 33 0-88 0-178 0-268z">
          <text:p/>
        </draw:path>
        <draw:path draw:style-name="gr2" draw:text-style-name="P2" draw:layer="layout" svg:width="0.078cm" svg:height="0.3cm" svg:x="2.219cm" svg:y="5.471cm" svg:viewBox="0 0 79 301" svg:d="M0 33c27-11 53-22 79-33 0 90 0 179 0 267-26 11-52 22-79 34 0-89 0-178 0-268z">
          <text:p/>
        </draw:path>
        <draw:path draw:style-name="gr2" draw:text-style-name="P2" draw:layer="layout" svg:width="0.077cm" svg:height="0.298cm" svg:x="2.297cm" svg:y="5.44cm" svg:viewBox="0 0 78 299" svg:d="M0 32c25-11 51-22 78-32 0 90 0 178 0 266-27 11-53 22-78 33 0-89 0-178 0-267z">
          <text:p/>
        </draw:path>
        <draw:path draw:style-name="gr2" draw:text-style-name="P2" draw:layer="layout" svg:width="0.077cm" svg:height="0.296cm" svg:x="2.374cm" svg:y="5.409cm" svg:viewBox="0 0 78 297" svg:d="M0 31c25-10 51-21 78-31 0 89 0 177 0 265-27 11-53 22-78 32 0-88 0-176 0-266z">
          <text:p/>
        </draw:path>
        <draw:path draw:style-name="gr2" draw:text-style-name="P2" draw:layer="layout" svg:width="0.077cm" svg:height="0.295cm" svg:x="2.45cm" svg:y="5.378cm" svg:viewBox="0 0 78 296" svg:d="M0 31c27-11 52-21 78-31 0 89 0 177 0 264-26 11-51 22-78 32 0-87 0-176 0-265z">
          <text:p/>
        </draw:path>
        <draw:path draw:style-name="gr2" draw:text-style-name="P2" draw:layer="layout" svg:width="0.077cm" svg:height="0.295cm" svg:x="2.526cm" svg:y="5.347cm" svg:viewBox="0 0 78 296" svg:d="M0 31c27-10 52-21 78-31 0 88 0 177 0 264-26 10-51 21-78 32 0-88 0-176 0-265z">
          <text:p/>
        </draw:path>
        <draw:path draw:style-name="gr3" draw:text-style-name="P3" draw:layer="layout" svg:width="0.076cm" svg:height="0.294cm" svg:x="2.602cm" svg:y="5.316cm" svg:viewBox="0 0 77 295" svg:d="M0 31c25-10 50-21 77-31 0 88 0 176 0 263-27 11-52 21-77 32 0-87 0-175 0-264z">
          <text:p/>
        </draw:path>
        <draw:path draw:style-name="gr3" draw:text-style-name="P3" draw:layer="layout" svg:width="0.076cm" svg:height="0.292cm" svg:x="2.677cm" svg:y="5.286cm" svg:viewBox="0 0 77 293" svg:d="M0 30c25-10 50-20 76-30 0 87 1 175 1 262-27 10-52 21-77 31 0-86 0-174 0-263z">
          <text:p/>
        </draw:path>
        <draw:path draw:style-name="gr3" draw:text-style-name="P3" draw:layer="layout" svg:width="0.075cm" svg:height="0.292cm" svg:x="2.752cm" svg:y="5.255cm" svg:viewBox="0 0 76 293" svg:d="M0 31c25-10 50-20 75-31 0 87 1 175 1 262-26 10-51 21-76 31 0-86 0-175 0-262z">
          <text:p/>
        </draw:path>
        <draw:path draw:style-name="gr3" draw:text-style-name="P3" draw:layer="layout" svg:width="0.074cm" svg:height="0.291cm" svg:x="2.826cm" svg:y="5.225cm" svg:viewBox="0 0 75 292" svg:d="M0 31c26-11 51-21 75-31 0 87 0 175 0 261-24 10-49 21-75 31 0-86 0-174 0-261z">
          <text:p/>
        </draw:path>
        <draw:path draw:style-name="gr2" draw:text-style-name="P2" draw:layer="layout" svg:width="0.074cm" svg:height="0.29cm" svg:x="2.9cm" svg:y="5.195cm" svg:viewBox="0 0 75 291" svg:d="M0 31c26-11 50-21 75-31 0 87 0 174 0 260-25 11-49 21-75 31 0-86 0-174 0-260z">
          <text:p/>
        </draw:path>
        <draw:path draw:style-name="gr2" draw:text-style-name="P2" draw:layer="layout" svg:width="0.074cm" svg:height="0.289cm" svg:x="2.973cm" svg:y="5.166cm" svg:viewBox="0 0 75 290" svg:d="M0 30c25-10 49-20 75-30 0 86 0 173 0 259-26 10-50 20-75 31 0-86 0-174 0-260z">
          <text:p/>
        </draw:path>
        <draw:path draw:style-name="gr2" draw:text-style-name="P2" draw:layer="layout" svg:width="0.072cm" svg:height="0.288cm" svg:x="3.047cm" svg:y="5.136cm" svg:viewBox="0 0 73 289" svg:d="M0 30c25-10 49-20 73-30 0 86 0 172 0 258-24 11-48 21-73 31 0-86 0-173 0-259z">
          <text:p/>
        </draw:path>
        <draw:path draw:style-name="gr2" draw:text-style-name="P2" draw:layer="layout" svg:width="0.084cm" svg:height="0.315cm" svg:x="1.083cm" svg:y="6.217cm" svg:viewBox="0 0 85 316" svg:d="M0 35c28-11 57-23 85-35 0 93 0 187 0 280-28 12-57 24-85 36 0-92 0-187 0-281z">
          <text:p/>
        </draw:path>
        <draw:path draw:style-name="gr2" draw:text-style-name="P2" draw:layer="layout" svg:width="0.084cm" svg:height="0.314cm" svg:x="1.167cm" svg:y="6.182cm" svg:viewBox="0 0 85 315" svg:d="M0 35c28-11 57-23 85-35 0 93 0 186 0 279-28 12-57 24-85 36 0-93 0-187 0-280z">
          <text:p/>
        </draw:path>
        <draw:path draw:style-name="gr2" draw:text-style-name="P2" draw:layer="layout" svg:width="0.084cm" svg:height="0.313cm" svg:x="1.251cm" svg:y="6.147cm" svg:viewBox="0 0 85 314" svg:d="M0 35c28-12 57-23 85-35 0 92 0 185 0 278-28 12-57 24-85 36 0-93 0-186 0-279z">
          <text:p/>
        </draw:path>
        <draw:path draw:style-name="gr2" draw:text-style-name="P2" draw:layer="layout" svg:width="0.084cm" svg:height="0.312cm" svg:x="1.334cm" svg:y="6.112cm" svg:viewBox="0 0 85 313" svg:d="M0 35c28-12 57-23 85-35 0 92 0 184 0 277-28 12-57 24-85 36 0-93 0-186 0-278z">
          <text:p/>
        </draw:path>
        <draw:path draw:style-name="gr2" draw:text-style-name="P2" draw:layer="layout" svg:width="0.083cm" svg:height="0.31cm" svg:x="1.417cm" svg:y="6.078cm" svg:viewBox="0 0 84 311" svg:d="M0 34c28-11 57-23 84-34 0 91 0 183 0 274-27 13-56 25-84 37 0-93 0-185 0-277z">
          <text:p/>
        </draw:path>
        <draw:path draw:style-name="gr2" draw:text-style-name="P2" draw:layer="layout" svg:width="0.083cm" svg:height="0.309cm" svg:x="1.499cm" svg:y="6.043cm" svg:viewBox="0 0 84 310" svg:d="M0 35c29-12 57-23 84-35 0 92 0 183 0 275-27 12-55 23-84 35 0-92 0-183 0-275z">
          <text:p/>
        </draw:path>
        <draw:path draw:style-name="gr2" draw:text-style-name="P2" draw:layer="layout" svg:width="0.083cm" svg:height="0.308cm" svg:x="1.581cm" svg:y="6.009cm" svg:viewBox="0 0 84 309" svg:d="M0 35c29-12 56-23 84-35 0 91 0 183 0 273-28 13-55 24-84 36 0-91 0-183 0-274z">
          <text:p/>
        </draw:path>
        <draw:path draw:style-name="gr2" draw:text-style-name="P2" draw:layer="layout" svg:width="0.081cm" svg:height="0.307cm" svg:x="1.663cm" svg:y="5.975cm" svg:viewBox="0 0 82 308" svg:d="M0 35c27-12 54-23 82-35 0 91 0 182 0 272-28 12-55 24-82 36 0-91 0-182 0-273z">
          <text:p/>
        </draw:path>
        <draw:path draw:style-name="gr2" draw:text-style-name="P2" draw:layer="layout" svg:width="0.081cm" svg:height="0.306cm" svg:x="1.744cm" svg:y="5.942cm" svg:viewBox="0 0 82 307" svg:d="M0 35c27-12 54-23 82-35 0 91 0 182 0 272-28 11-55 23-82 35 0-91 0-181 0-272z">
          <text:p/>
        </draw:path>
        <draw:path draw:style-name="gr2" draw:text-style-name="P2" draw:layer="layout" svg:width="0.081cm" svg:height="0.305cm" svg:x="1.824cm" svg:y="5.908cm" svg:viewBox="0 0 82 306" svg:d="M0 35c27-11 54-23 82-35 0 92 0 182 0 271-28 12-55 23-82 35 0-90 0-180 0-271z">
          <text:p/>
        </draw:path>
        <draw:path draw:style-name="gr2" draw:text-style-name="P2" draw:layer="layout" svg:width="0.08cm" svg:height="0.304cm" svg:x="1.904cm" svg:y="5.875cm" svg:viewBox="0 0 81 305" svg:d="M0 35c27-13 54-24 81-35 0 91 0 181 0 270-27 12-54 23-81 35 0-90 0-180 0-270z">
          <text:p/>
        </draw:path>
        <draw:path draw:style-name="gr2" draw:text-style-name="P2" draw:layer="layout" svg:width="0.079cm" svg:height="0.303cm" svg:x="1.984cm" svg:y="5.842cm" svg:viewBox="0 0 80 304" svg:d="M0 33c26-11 54-22 80-33 0 91 0 181 0 270-26 11-54 22-80 34 0-90 0-180 0-271z">
          <text:p/>
        </draw:path>
        <draw:path draw:style-name="gr2" draw:text-style-name="P2" draw:layer="layout" svg:width="0.079cm" svg:height="0.302cm" svg:x="2.062cm" svg:y="5.809cm" svg:viewBox="0 0 80 303" svg:d="M0 33c27-11 54-22 80-33 0 91 0 180 0 269-26 11-53 22-80 34 0-89 0-179 0-270z">
          <text:p/>
        </draw:path>
        <draw:path draw:style-name="gr2" draw:text-style-name="P2" draw:layer="layout" svg:width="0.079cm" svg:height="0.301cm" svg:x="2.141cm" svg:y="5.776cm" svg:viewBox="0 0 80 302" svg:d="M0 34c27-11 53-22 80-34 0 89 0 179 0 268-27 12-53 23-80 34 0-89 0-178 0-268z">
          <text:p/>
        </draw:path>
        <draw:path draw:style-name="gr2" draw:text-style-name="P2" draw:layer="layout" svg:width="0.078cm" svg:height="0.301cm" svg:x="2.219cm" svg:y="5.743cm" svg:viewBox="0 0 79 302" svg:d="M0 34c27-12 53-23 79-34 0 89 0 179 0 267-26 11-52 23-79 35 0-89 0-178 0-268z">
          <text:p/>
        </draw:path>
        <draw:path draw:style-name="gr2" draw:text-style-name="P2" draw:layer="layout" svg:width="0.077cm" svg:height="0.299cm" svg:x="2.297cm" svg:y="5.711cm" svg:viewBox="0 0 78 300" svg:d="M0 33c25-11 51-22 78-33 0 89 0 178 0 266-27 11-53 22-78 34 0-89 0-177 0-267z">
          <text:p/>
        </draw:path>
        <draw:path draw:style-name="gr2" draw:text-style-name="P2" draw:layer="layout" svg:width="0.077cm" svg:height="0.298cm" svg:x="2.374cm" svg:y="5.679cm" svg:viewBox="0 0 78 299" svg:d="M0 32c25-10 51-21 78-32 0 88 0 178 0 265-27 11-53 23-78 34 0-88 0-177 0-267z">
          <text:p/>
        </draw:path>
        <draw:path draw:style-name="gr2" draw:text-style-name="P2" draw:layer="layout" svg:width="0.077cm" svg:height="0.297cm" svg:x="2.45cm" svg:y="5.647cm" svg:viewBox="0 0 78 298" svg:d="M0 32c27-10 52-21 78-32 0 88 0 177 0 265-26 11-51 22-78 33 0-88 0-177 0-266z">
          <text:p/>
        </draw:path>
        <draw:path draw:style-name="gr2" draw:text-style-name="P2" draw:layer="layout" svg:width="0.077cm" svg:height="0.295cm" svg:x="2.526cm" svg:y="5.616cm" svg:viewBox="0 0 78 296" svg:d="M0 31c27-10 52-21 78-31 0 87 0 176 0 263-26 11-51 22-78 33 0-87 0-176 0-265z">
          <text:p/>
        </draw:path>
        <draw:path draw:style-name="gr3" draw:text-style-name="P3" draw:layer="layout" svg:width="0.076cm" svg:height="0.295cm" svg:x="2.602cm" svg:y="5.584cm" svg:viewBox="0 0 77 296" svg:d="M0 32c25-11 50-21 77-32 0 88 0 176 0 263-27 11-52 22-77 33 0-87 0-176 0-264z">
          <text:p/>
        </draw:path>
        <draw:path draw:style-name="gr3" draw:text-style-name="P3" draw:layer="layout" svg:width="0.076cm" svg:height="0.293cm" svg:x="2.677cm" svg:y="5.553cm" svg:viewBox="0 0 77 294" svg:d="M0 31c25-10 50-21 77-31 0 87 0 175 0 262-27 11-52 22-77 32 0-86 0-175 0-263z">
          <text:p/>
        </draw:path>
        <draw:path draw:style-name="gr3" draw:text-style-name="P3" draw:layer="layout" svg:width="0.075cm" svg:height="0.292cm" svg:x="2.752cm" svg:y="5.522cm" svg:viewBox="0 0 76 293" svg:d="M0 31c26-10 51-21 76-31 0 87 0 175 0 261-25 11-50 22-76 32 0-86 0-175 0-262z">
          <text:p/>
        </draw:path>
        <draw:path draw:style-name="gr4" draw:text-style-name="P3" draw:layer="layout" svg:width="0.075cm" svg:height="0.291cm" svg:x="2.826cm" svg:y="5.491cm" svg:viewBox="0 0 76 292" svg:d="M0 31c26-10 51-21 75-31 0 87 0 173 1 260-25 11-50 22-76 32 0-86 0-174 0-261z">
          <text:p/>
        </draw:path>
        <draw:path draw:style-name="gr2" draw:text-style-name="P2" draw:layer="layout" svg:width="0.075cm" svg:height="0.291cm" svg:x="2.826cm" svg:y="5.491cm" svg:viewBox="0 0 76 292" svg:d="M0 31c26-10 51-21 75-31 0 87 0 173 1 260-25 11-50 22-76 32 0-86 0-174 0-261z">
          <text:p/>
        </draw:path>
        <draw:path draw:style-name="gr2" draw:text-style-name="P2" draw:layer="layout" svg:width="0.074cm" svg:height="0.291cm" svg:x="2.9cm" svg:y="5.46cm" svg:viewBox="0 0 75 292" svg:d="M0 31c26-10 50-21 75-31 0 87 0 173 0 259-25 12-49 22-75 33 0-86 0-174 0-261z">
          <text:p/>
        </draw:path>
        <draw:path draw:style-name="gr2" draw:text-style-name="P2" draw:layer="layout" svg:width="0.074cm" svg:height="0.289cm" svg:x="2.973cm" svg:y="5.43cm" svg:viewBox="0 0 75 290" svg:d="M0 30c25-10 49-20 75-30 0 86 0 172 0 258-25 10-50 21-75 32 0-86 0-173 0-260z">
          <text:p/>
        </draw:path>
        <draw:path draw:style-name="gr2" draw:text-style-name="P2" draw:layer="layout" svg:width="0.072cm" svg:height="0.288cm" svg:x="3.047cm" svg:y="5.399cm" svg:viewBox="0 0 73 289" svg:d="M0 31c25-10 49-21 73-31 0 86 0 172 0 258-24 10-48 21-73 31 0-85 0-172 0-258z">
          <text:p/>
        </draw:path>
        <draw:path draw:style-name="gr2" draw:text-style-name="P2" draw:layer="layout" svg:width="0.084cm" svg:height="0.315cm" svg:x="1.083cm" svg:y="6.489cm" svg:viewBox="0 0 85 316" svg:d="M0 37c28-12 57-25 85-37 0 93 0 186 0 278-28 13-57 25-85 38 0-93 0-186 0-279z">
          <text:p/>
        </draw:path>
        <draw:path draw:style-name="gr2" draw:text-style-name="P2" draw:layer="layout" svg:width="0.084cm" svg:height="0.314cm" svg:x="1.167cm" svg:y="6.453cm" svg:viewBox="0 0 85 315" svg:d="M0 37c28-12 57-25 85-37 0 93 0 185 0 278-28 12-57 24-85 37 0-93 0-186 0-278z">
          <text:p/>
        </draw:path>
        <draw:path draw:style-name="gr2" draw:text-style-name="P2" draw:layer="layout" svg:width="0.084cm" svg:height="0.312cm" svg:x="1.251cm" svg:y="6.418cm" svg:viewBox="0 0 85 313" svg:d="M0 36c28-12 57-24 85-36 0 92 0 183 0 275-28 12-57 26-85 38 0-93 0-185 0-277z">
          <text:p/>
        </draw:path>
        <draw:path draw:style-name="gr2" draw:text-style-name="P2" draw:layer="layout" svg:width="0.084cm" svg:height="0.311cm" svg:x="1.334cm" svg:y="6.382cm" svg:viewBox="0 0 85 312" svg:d="M0 36c28-12 57-24 85-36 0 91 0 183 0 274-28 13-57 25-85 38 0-92 0-184 0-276z">
          <text:p/>
        </draw:path>
        <draw:path draw:style-name="gr5" draw:text-style-name="P1" draw:layer="layout" svg:width="0.083cm" svg:height="0.311cm" svg:x="1.417cm" svg:y="6.346cm" svg:viewBox="0 0 84 312" svg:d="M0 37c28-12 57-24 84-37 0 93 0 184 0 275-27 12-56 24-84 37 0-92 0-184 0-275z">
          <text:p/>
        </draw:path>
        <draw:path draw:style-name="gr3" draw:text-style-name="P3" draw:layer="layout" svg:width="0.083cm" svg:height="0.309cm" svg:x="1.499cm" svg:y="6.311cm" svg:viewBox="0 0 84 310" svg:d="M0 36c29-13 57-25 84-36 0 92 0 184 0 274-27 12-55 24-84 36 0-90 0-182 0-274z">
          <text:p/>
        </draw:path>
        <draw:path draw:style-name="gr3" draw:text-style-name="P3" draw:layer="layout" svg:width="0.083cm" svg:height="0.308cm" svg:x="1.581cm" svg:y="6.276cm" svg:viewBox="0 0 84 309" svg:d="M0 35c29-12 56-23 84-35 0 92 0 183 0 273-28 12-55 24-84 36 0-90 0-182 0-274z">
          <text:p/>
        </draw:path>
        <draw:path draw:style-name="gr3" draw:text-style-name="P3" draw:layer="layout" svg:width="0.081cm" svg:height="0.308cm" svg:x="1.663cm" svg:y="6.241cm" svg:viewBox="0 0 82 309" svg:d="M0 35c27-12 54-23 82-35 0 92 0 183 0 273-28 12-55 24-82 36 0-91 0-182 0-274z">
          <text:p/>
        </draw:path>
        <draw:path draw:style-name="gr3" draw:text-style-name="P3" draw:layer="layout" svg:width="0.081cm" svg:height="0.306cm" svg:x="1.744cm" svg:y="6.207cm" svg:viewBox="0 0 82 307" svg:d="M0 34c27-11 54-23 82-34 0 91 0 182 0 272-28 11-55 23-82 35 0-90 0-181 0-273z">
          <text:p/>
        </draw:path>
        <draw:path draw:style-name="gr2" draw:text-style-name="P2" draw:layer="layout" svg:width="0.081cm" svg:height="0.306cm" svg:x="1.824cm" svg:y="6.172cm" svg:viewBox="0 0 82 307" svg:d="M0 35c27-12 54-23 82-35 0 92 0 182 0 271-28 11-55 24-82 36 0-90 0-181 0-272z">
          <text:p/>
        </draw:path>
        <draw:path draw:style-name="gr2" draw:text-style-name="P2" draw:layer="layout" svg:width="0.08cm" svg:height="0.304cm" svg:x="1.904cm" svg:y="6.138cm" svg:viewBox="0 0 81 305" svg:d="M0 35c27-12 54-23 81-35 0 91 0 181 0 270-27 12-54 23-81 35 0-89 0-179 0-270z">
          <text:p/>
        </draw:path>
        <draw:path draw:style-name="gr2" draw:text-style-name="P2" draw:layer="layout" svg:width="0.079cm" svg:height="0.303cm" svg:x="1.984cm" svg:y="6.104cm" svg:viewBox="0 0 80 304" svg:d="M0 35c26-12 54-23 80-35 0 91 0 180 0 269-26 12-54 23-80 35 0-88 0-178 0-269z">
          <text:p/>
        </draw:path>
        <draw:path draw:style-name="gr2" draw:text-style-name="P2" draw:layer="layout" svg:width="0.079cm" svg:height="0.301cm" svg:x="2.062cm" svg:y="6.071cm" svg:viewBox="0 0 80 302" svg:d="M0 34c27-12 54-23 80-34 0 89 0 179 0 268-26 11-53 23-80 34 0-89 0-178 0-268z">
          <text:p/>
        </draw:path>
        <draw:path draw:style-name="gr2" draw:text-style-name="P2" draw:layer="layout" svg:width="0.079cm" svg:height="0.301cm" svg:x="2.141cm" svg:y="6.037cm" svg:viewBox="0 0 80 302" svg:d="M0 34c27-11 53-22 80-34 0 89 0 179 0 267-27 12-53 23-80 35 0-89 0-179 0-268z">
          <text:p/>
        </draw:path>
        <draw:path draw:style-name="gr2" draw:text-style-name="P2" draw:layer="layout" svg:width="0.078cm" svg:height="0.301cm" svg:x="2.219cm" svg:y="6.003cm" svg:viewBox="0 0 79 302" svg:d="M0 35c27-12 53-24 79-35 0 89 0 179 0 267-26 12-52 23-79 35 0-89 0-179 0-267z">
          <text:p/>
        </draw:path>
        <draw:path draw:style-name="gr2" draw:text-style-name="P2" draw:layer="layout" svg:width="0.077cm" svg:height="0.3cm" svg:x="2.297cm" svg:y="5.97cm" svg:viewBox="0 0 78 301" svg:d="M0 34c25-12 51-23 78-34 0 89 0 179 0 266-27 12-53 23-78 35 0-89 0-178 0-267z">
          <text:p/>
        </draw:path>
        <draw:path draw:style-name="gr2" draw:text-style-name="P2" draw:layer="layout" svg:width="0.077cm" svg:height="0.299cm" svg:x="2.374cm" svg:y="5.937cm" svg:viewBox="0 0 78 300" svg:d="M0 34c25-11 51-23 78-34 0 89 0 178 0 266-27 11-53 22-78 34 0-88 0-178 0-266z">
          <text:p/>
        </draw:path>
        <draw:path draw:style-name="gr2" draw:text-style-name="P2" draw:layer="layout" svg:width="0.077cm" svg:height="0.297cm" svg:x="2.45cm" svg:y="5.905cm" svg:viewBox="0 0 78 298" svg:d="M0 33c27-11 52-22 78-33 0 88 0 176 0 264-26 12-51 23-78 34 0-87 0-177 0-265z">
          <text:p/>
        </draw:path>
        <draw:path draw:style-name="gr2" draw:text-style-name="P2" draw:layer="layout" svg:width="0.077cm" svg:height="0.297cm" svg:x="2.526cm" svg:y="5.872cm" svg:viewBox="0 0 78 298" svg:d="M0 33c27-11 52-22 78-33 0 88 0 176 0 263-26 12-51 24-78 35 0-88 0-177 0-265z">
          <text:p/>
        </draw:path>
        <draw:path draw:style-name="gr3" draw:text-style-name="P3" draw:layer="layout" svg:width="0.076cm" svg:height="0.295cm" svg:x="2.602cm" svg:y="5.84cm" svg:viewBox="0 0 77 296" svg:d="M0 33c25-11 50-22 77-33 0 88 0 175 0 262-27 12-52 23-77 34 0-87 0-175 0-263z">
          <text:p/>
        </draw:path>
        <draw:path draw:style-name="gr3" draw:text-style-name="P3" draw:layer="layout" svg:width="0.076cm" svg:height="0.294cm" svg:x="2.677cm" svg:y="5.808cm" svg:viewBox="0 0 77 295" svg:d="M0 32c25-10 50-21 77-32 0 87 0 174 0 262-27 11-52 22-77 33 0-86 0-175 0-263z">
          <text:p/>
        </draw:path>
        <draw:path draw:style-name="gr3" draw:text-style-name="P3" draw:layer="layout" svg:width="0.075cm" svg:height="0.293cm" svg:x="2.752cm" svg:y="5.776cm" svg:viewBox="0 0 76 294" svg:d="M0 32c26-10 51-21 76-32 0 87 0 174 0 261-25 11-50 22-76 33 0-88 0-174 0-262z">
          <text:p/>
        </draw:path>
        <draw:path draw:style-name="gr3" draw:text-style-name="P3" draw:layer="layout" svg:width="0.075cm" svg:height="0.291cm" svg:x="2.826cm" svg:y="5.745cm" svg:viewBox="0 0 76 292" svg:d="M0 32c26-11 51-22 75-32 1 86 1 172 1 259-25 11-50 22-76 33 0-87 0-173 0-260z">
          <text:p/>
        </draw:path>
        <draw:path draw:style-name="gr2" draw:text-style-name="P2" draw:layer="layout" svg:width="0.074cm" svg:height="0.292cm" svg:x="2.9cm" svg:y="5.712cm" svg:viewBox="0 0 75 293" svg:d="M0 33c25-11 49-21 75-33 0 87 0 174 0 260-26 11-50 22-75 33 0-87 0-174 0-260z">
          <text:p/>
        </draw:path>
        <draw:path draw:style-name="gr2" draw:text-style-name="P2" draw:layer="layout" svg:width="0.074cm" svg:height="0.291cm" svg:x="2.973cm" svg:y="5.681cm" svg:viewBox="0 0 75 292" svg:d="M0 32c25-11 50-21 75-32 0 86 0 173 0 258-25 12-50 23-75 34 0-87 0-174 0-260z">
          <text:p/>
        </draw:path>
        <draw:path draw:style-name="gr2" draw:text-style-name="P2" draw:layer="layout" svg:width="0.072cm" svg:height="0.289cm" svg:x="3.047cm" svg:y="5.65cm" svg:viewBox="0 0 73 290" svg:d="M0 31c25-10 49-21 73-31 0 86 0 172 0 257-24 11-48 23-73 33 0-86 0-172 0-259z">
          <text:p/>
        </draw:path>
        <draw:path draw:style-name="gr2" draw:text-style-name="P2" draw:layer="layout" svg:width="0.084cm" svg:height="0.316cm" svg:x="1.083cm" svg:y="6.773cm" svg:viewBox="0 0 85 317" svg:d="M0 38c28-13 57-26 85-38 0 93 0 185 0 278-28 12-57 25-85 39 0-94 0-186 0-279z">
          <text:p/>
        </draw:path>
        <draw:path draw:style-name="gr2" draw:text-style-name="P2" draw:layer="layout" svg:width="0.084cm" svg:height="0.315cm" svg:x="1.167cm" svg:y="6.736cm" svg:viewBox="0 0 85 316" svg:d="M0 38c28-12 57-26 85-38 0 93 0 186 0 278-28 12-57 25-85 38 0-92 0-184 0-278z">
          <text:p/>
        </draw:path>
        <draw:path draw:style-name="gr2" draw:text-style-name="P2" draw:layer="layout" svg:width="0.084cm" svg:height="0.314cm" svg:x="1.251cm" svg:y="6.699cm" svg:viewBox="0 0 85 315" svg:d="M0 38c28-13 57-26 85-38 0 93 0 186 0 277-28 13-57 25-85 38 0-92 0-184 0-277z">
          <text:p/>
        </draw:path>
        <draw:path draw:style-name="gr2" draw:text-style-name="P2" draw:layer="layout" svg:width="0.084cm" svg:height="0.312cm" svg:x="1.334cm" svg:y="6.663cm" svg:viewBox="0 0 85 313" svg:d="M0 36c28-12 57-24 85-36 0 93 0 184 0 276-28 12-57 25-85 37 0-91 0-183 0-277z">
          <text:p/>
        </draw:path>
        <draw:path draw:style-name="gr2" draw:text-style-name="P2" draw:layer="layout" svg:width="0.083cm" svg:height="0.312cm" svg:x="1.417cm" svg:y="6.626cm" svg:viewBox="0 0 84 313" svg:d="M0 37c28-12 57-24 84-37 0 93 0 184 0 275-28 12-56 25-84 38 0-92 0-183 0-276z">
          <text:p/>
        </draw:path>
        <draw:path draw:style-name="gr3" draw:text-style-name="P3" draw:layer="layout" svg:width="0.083cm" svg:height="0.31cm" svg:x="1.499cm" svg:y="6.59cm" svg:viewBox="0 0 84 311" svg:d="M0 37c29-12 57-25 84-37 0 93 0 183 0 274-27 12-55 25-84 37 0-91 0-182 0-274z">
          <text:p/>
        </draw:path>
        <draw:path draw:style-name="gr3" draw:text-style-name="P3" draw:layer="layout" svg:width="0.083cm" svg:height="0.308cm" svg:x="1.581cm" svg:y="6.555cm" svg:viewBox="0 0 84 309" svg:d="M0 36c29-12 56-24 84-36 0 92 0 182 0 272-28 13-55 25-84 37 0-90 0-181 0-273z">
          <text:p/>
        </draw:path>
        <draw:path draw:style-name="gr3" draw:text-style-name="P3" draw:layer="layout" svg:width="0.081cm" svg:height="0.308cm" svg:x="1.663cm" svg:y="6.519cm" svg:viewBox="0 0 82 309" svg:d="M0 36c27-12 54-24 82-36 0 92 0 182 0 272-28 12-55 24-82 37 0-91 0-181 0-273z">
          <text:p/>
        </draw:path>
        <draw:path draw:style-name="gr3" draw:text-style-name="P3" draw:layer="layout" svg:width="0.081cm" svg:height="0.306cm" svg:x="1.744cm" svg:y="6.484cm" svg:viewBox="0 0 82 307" svg:d="M0 35c27-12 54-23 82-35 0 90 0 181 0 271-28 12-55 24-82 36 0-90 0-180 0-272z">
          <text:p/>
        </draw:path>
        <draw:path draw:style-name="gr2" draw:text-style-name="P2" draw:layer="layout" svg:width="0.081cm" svg:height="0.306cm" svg:x="1.824cm" svg:y="6.448cm" svg:viewBox="0 0 82 307" svg:d="M0 36c27-12 54-24 82-36 0 91 0 181 0 271-28 12-55 24-82 36 0-90 0-180 0-271z">
          <text:p/>
        </draw:path>
        <draw:path draw:style-name="gr2" draw:text-style-name="P2" draw:layer="layout" svg:width="0.08cm" svg:height="0.305cm" svg:x="1.904cm" svg:y="6.413cm" svg:viewBox="0 0 81 306" svg:d="M0 35c27-12 54-23 81-35 0 91 0 181 0 270-27 12-54 24-81 36 0-89 0-180 0-271z">
          <text:p/>
        </draw:path>
        <draw:path draw:style-name="gr2" draw:text-style-name="P2" draw:layer="layout" svg:width="0.079cm" svg:height="0.304cm" svg:x="1.984cm" svg:y="6.378cm" svg:viewBox="0 0 80 305" svg:d="M0 35c26-11 54-23 80-35 0 90 0 181 0 270-26 12-54 24-80 35 0-89 0-179 0-270z">
          <text:p/>
        </draw:path>
        <draw:path draw:style-name="gr2" draw:text-style-name="P2" draw:layer="layout" svg:width="0.079cm" svg:height="0.303cm" svg:x="2.062cm" svg:y="6.344cm" svg:viewBox="0 0 80 304" svg:d="M0 35c27-12 54-24 80-35 0 89 0 179 0 268-26 12-53 24-80 36 0-89 0-180 0-269z">
          <text:p/>
        </draw:path>
        <draw:path draw:style-name="gr2" draw:text-style-name="P2" draw:layer="layout" svg:width="0.079cm" svg:height="0.303cm" svg:x="2.141cm" svg:y="6.309cm" svg:viewBox="0 0 80 304" svg:d="M0 35c27-12 53-23 80-35 0 90 0 178 0 267-27 13-53 25-80 37 0-90 0-179 0-269z">
          <text:p/>
        </draw:path>
        <draw:path draw:style-name="gr2" draw:text-style-name="P2" draw:layer="layout" svg:width="0.078cm" svg:height="0.302cm" svg:x="2.219cm" svg:y="6.275cm" svg:viewBox="0 0 79 303" svg:d="M0 35c27-12 53-23 79-35 0 89 0 177 0 267-26 11-52 23-79 36 0-90 0-179 0-268z">
          <text:p/>
        </draw:path>
        <draw:path draw:style-name="gr2" draw:text-style-name="P2" draw:layer="layout" svg:width="0.077cm" svg:height="0.3cm" svg:x="2.297cm" svg:y="6.241cm" svg:viewBox="0 0 78 301" svg:d="M0 35c25-12 51-23 78-35 0 89 0 177 0 266-27 12-53 23-78 35 0-88 0-177 0-266z">
          <text:p/>
        </draw:path>
        <draw:path draw:style-name="gr2" draw:text-style-name="P2" draw:layer="layout" svg:width="0.077cm" svg:height="0.298cm" svg:x="2.374cm" svg:y="6.208cm" svg:viewBox="0 0 78 299" svg:d="M0 34c25-12 51-23 78-34 0 88 0 176 0 264-27 12-53 24-78 35 0-88 0-177 0-265z">
          <text:p/>
        </draw:path>
        <draw:path draw:style-name="gr2" draw:text-style-name="P2" draw:layer="layout" svg:width="0.077cm" svg:height="0.298cm" svg:x="2.45cm" svg:y="6.174cm" svg:viewBox="0 0 78 299" svg:d="M0 34c27-11 52-22 78-34 0 89 0 176 0 264-26 12-51 23-78 35 0-89 0-176 0-265z">
          <text:p/>
        </draw:path>
        <draw:path draw:style-name="gr2" draw:text-style-name="P2" draw:layer="layout" svg:width="0.077cm" svg:height="0.298cm" svg:x="2.526cm" svg:y="6.14cm" svg:viewBox="0 0 78 299" svg:d="M0 35c27-12 52-23 78-35 0 89 0 176 0 264-26 12-51 23-78 35 0-89 0-176 0-264z">
          <text:p/>
        </draw:path>
        <draw:path draw:style-name="gr3" draw:text-style-name="P3" draw:layer="layout" svg:width="0.076cm" svg:height="0.297cm" svg:x="2.602cm" svg:y="6.107cm" svg:viewBox="0 0 77 298" svg:d="M0 34c25-11 50-23 77-34 0 89 0 176 0 263-27 12-52 23-77 35 0-89 0-176 0-264z">
          <text:p/>
        </draw:path>
        <draw:path draw:style-name="gr3" draw:text-style-name="P3" draw:layer="layout" svg:width="0.076cm" svg:height="0.296cm" svg:x="2.677cm" svg:y="6.074cm" svg:viewBox="0 0 77 297" svg:d="M0 34c25-11 50-23 77-34 0 88 0 175 0 262-27 12-52 23-77 35 0-88 0-175 0-263z">
          <text:p/>
        </draw:path>
        <draw:path draw:style-name="gr3" draw:text-style-name="P3" draw:layer="layout" svg:width="0.075cm" svg:height="0.294cm" svg:x="2.752cm" svg:y="6.042cm" svg:viewBox="0 0 76 295" svg:d="M0 33c26-11 51-22 76-33 0 87 0 174 0 260-25 12-50 24-76 35 0-88 0-175 0-262z">
          <text:p/>
        </draw:path>
        <draw:path draw:style-name="gr3" draw:text-style-name="P3" draw:layer="layout" svg:width="0.075cm" svg:height="0.294cm" svg:x="2.826cm" svg:y="6.009cm" svg:viewBox="0 0 76 295" svg:d="M0 33c26-11 51-22 76-33 0 87 0 173 0 260-25 11-50 22-76 35 0-88 0-175 0-262z">
          <text:p/>
        </draw:path>
        <draw:path draw:style-name="gr2" draw:text-style-name="P2" draw:layer="layout" svg:width="0.074cm" svg:height="0.292cm" svg:x="2.9cm" svg:y="5.977cm" svg:viewBox="0 0 75 293" svg:d="M0 34c26-11 50-22 75-34 0 88 0 173 0 259-25 12-49 23-75 34 0-86 0-173 0-259z">
          <text:p/>
        </draw:path>
        <draw:path draw:style-name="gr2" draw:text-style-name="P2" draw:layer="layout" svg:width="0.074cm" svg:height="0.292cm" svg:x="2.973cm" svg:y="5.945cm" svg:viewBox="0 0 75 293" svg:d="M0 33c25-10 50-21 75-33 0 87 0 173 0 258-25 11-50 23-75 35 0-87 0-173 0-260z">
          <text:p/>
        </draw:path>
        <draw:path draw:style-name="gr2" draw:text-style-name="P2" draw:layer="layout" svg:width="0.072cm" svg:height="0.29cm" svg:x="3.047cm" svg:y="5.913cm" svg:viewBox="0 0 73 291" svg:d="M0 33c25-10 49-22 73-33 0 87 0 173 0 258-24 11-48 22-73 33 0-86 0-171 0-258z">
          <text:p/>
        </draw:path>
        <draw:path draw:style-name="gr2" draw:text-style-name="P2" draw:layer="layout" svg:width="0.084cm" svg:height="0.317cm" svg:x="1.083cm" svg:y="7.057cm" svg:viewBox="0 0 85 318" svg:d="M0 38c28-13 57-26 85-38 0 94 0 186 0 279-28 13-57 26-85 39 0-93 0-186 0-280z">
          <text:p/>
        </draw:path>
        <draw:path draw:style-name="gr2" draw:text-style-name="P2" draw:layer="layout" svg:width="0.084cm" svg:height="0.316cm" svg:x="1.167cm" svg:y="7.019cm" svg:viewBox="0 0 85 317" svg:d="M0 38c28-13 57-25 85-38 0 94 0 185 0 277-28 14-57 27-85 40 0-93 0-185 0-279z">
          <text:p/>
        </draw:path>
        <draw:path draw:style-name="gr2" draw:text-style-name="P2" draw:layer="layout" svg:width="0.084cm" svg:height="0.314cm" svg:x="1.251cm" svg:y="6.981cm" svg:viewBox="0 0 85 315" svg:d="M0 38c28-12 57-25 85-38 0 93 0 185 0 277-28 13-57 26-85 38 0-91 0-183 0-277z">
          <text:p/>
        </draw:path>
        <draw:path draw:style-name="gr2" draw:text-style-name="P2" draw:layer="layout" svg:width="0.084cm" svg:height="0.313cm" svg:x="1.334cm" svg:y="6.944cm" svg:viewBox="0 0 85 314" svg:d="M0 38c28-13 57-25 85-38 0 92 0 184 0 275-28 13-57 26-85 39 0-92 0-184 0-276z">
          <text:p/>
        </draw:path>
        <draw:path draw:style-name="gr2" draw:text-style-name="P2" draw:layer="layout" svg:width="0.083cm" svg:height="0.313cm" svg:x="1.417cm" svg:y="6.906cm" svg:viewBox="0 0 84 314" svg:d="M0 38c28-13 56-25 84-38 0 92 0 185 0 276-28 12-56 25-84 38 0-91 0-183 0-276z">
          <text:p/>
        </draw:path>
        <draw:path draw:style-name="gr3" draw:text-style-name="P3" draw:layer="layout" svg:width="0.083cm" svg:height="0.312cm" svg:x="1.499cm" svg:y="6.869cm" svg:viewBox="0 0 84 313" svg:d="M0 37c29-12 57-24 84-37 0 92 0 184 0 275-27 12-55 25-84 38 0-91 0-183 0-276z">
          <text:p/>
        </draw:path>
        <draw:path draw:style-name="gr3" draw:text-style-name="P3" draw:layer="layout" svg:width="0.083cm" svg:height="0.31cm" svg:x="1.581cm" svg:y="6.833cm" svg:viewBox="0 0 84 311" svg:d="M0 37c29-13 56-25 84-37 0 91 0 183 0 273-28 13-55 25-84 38 0-91 0-183 0-274z">
          <text:p/>
        </draw:path>
        <draw:path draw:style-name="gr3" draw:text-style-name="P3" draw:layer="layout" svg:width="0.081cm" svg:height="0.31cm" svg:x="1.663cm" svg:y="6.796cm" svg:viewBox="0 0 82 311" svg:d="M0 37c27-12 54-25 82-37 0 91 0 183 0 273-28 12-55 25-82 38 0-91 0-183 0-274z">
          <text:p/>
        </draw:path>
        <draw:path draw:style-name="gr3" draw:text-style-name="P3" draw:layer="layout" svg:width="0.081cm" svg:height="0.308cm" svg:x="1.744cm" svg:y="6.76cm" svg:viewBox="0 0 82 309" svg:d="M0 37c27-13 54-25 82-37 0 91 0 182 0 272-28 12-55 25-82 37 0-90 0-182 0-272z">
          <text:p/>
        </draw:path>
        <draw:path draw:style-name="gr3" draw:text-style-name="P3" draw:layer="layout" svg:width="0.081cm" svg:height="0.307cm" svg:x="1.824cm" svg:y="6.724cm" svg:viewBox="0 0 82 308" svg:d="M0 36c27-12 54-24 82-36 0 90 0 181 0 271-28 12-55 25-82 37 0-90 0-181 0-272z">
          <text:p/>
        </draw:path>
        <draw:path draw:style-name="gr2" draw:text-style-name="P2" draw:layer="layout" svg:width="0.08cm" svg:height="0.306cm" svg:x="1.904cm" svg:y="6.688cm" svg:viewBox="0 0 81 307" svg:d="M0 36c27-12 54-24 81-36 0 90 0 180 0 271-27 12-54 24-81 36 0-89 0-180 0-271z">
          <text:p/>
        </draw:path>
        <draw:path draw:style-name="gr2" draw:text-style-name="P2" draw:layer="layout" svg:width="0.079cm" svg:height="0.305cm" svg:x="1.984cm" svg:y="6.653cm" svg:viewBox="0 0 80 306" svg:d="M0 36c26-12 54-24 80-36 0 89 0 179 0 269-26 12-54 25-80 37 0-89 0-180 0-270z">
          <text:p/>
        </draw:path>
        <draw:path draw:style-name="gr2" draw:text-style-name="P2" draw:layer="layout" svg:width="0.079cm" svg:height="0.304cm" svg:x="2.062cm" svg:y="6.617cm" svg:viewBox="0 0 80 305" svg:d="M0 36c27-12 54-24 80-36 0 90 0 179 0 269-26 12-53 24-80 36 0-89 0-179 0-269z">
          <text:p/>
        </draw:path>
        <draw:path draw:style-name="gr2" draw:text-style-name="P2" draw:layer="layout" svg:width="0.079cm" svg:height="0.304cm" svg:x="2.141cm" svg:y="6.581cm" svg:viewBox="0 0 80 305" svg:d="M0 37c27-12 53-24 80-37 0 90 0 179 0 268-27 13-53 25-80 37 0-89 0-179 0-268z">
          <text:p/>
        </draw:path>
        <draw:path draw:style-name="gr2" draw:text-style-name="P2" draw:layer="layout" svg:width="0.078cm" svg:height="0.302cm" svg:x="2.219cm" svg:y="6.547cm" svg:viewBox="0 0 79 303" svg:d="M0 36c27-13 53-25 79-36 0 89 0 177 0 267-26 12-52 24-79 36 0-89 0-178 0-267z">
          <text:p/>
        </draw:path>
        <draw:path draw:style-name="gr2" draw:text-style-name="P2" draw:layer="layout" svg:width="0.077cm" svg:height="0.301cm" svg:x="2.297cm" svg:y="6.512cm" svg:viewBox="0 0 78 302" svg:d="M0 35c25-12 51-23 78-35 0 89 0 177 0 266-27 12-53 24-78 36 0-89 0-178 0-267z">
          <text:p/>
        </draw:path>
        <draw:path draw:style-name="gr2" draw:text-style-name="P2" draw:layer="layout" svg:width="0.077cm" svg:height="0.3cm" svg:x="2.374cm" svg:y="6.477cm" svg:viewBox="0 0 78 301" svg:d="M0 35c25-11 51-23 78-35 0 89 0 177 0 266-27 12-53 24-78 35 0-88 0-177 0-266z">
          <text:p/>
        </draw:path>
        <draw:path draw:style-name="gr2" draw:text-style-name="P2" draw:layer="layout" svg:width="0.077cm" svg:height="0.299cm" svg:x="2.45cm" svg:y="6.443cm" svg:viewBox="0 0 78 300" svg:d="M0 35c27-12 52-23 78-35 0 88 0 176 0 265-26 12-51 23-78 35 0-88 0-177 0-265z">
          <text:p/>
        </draw:path>
        <draw:path draw:style-name="gr3" draw:text-style-name="P3" draw:layer="layout" svg:width="0.077cm" svg:height="0.298cm" svg:x="2.526cm" svg:y="6.409cm" svg:viewBox="0 0 78 299" svg:d="M0 35c27-12 52-23 78-35 0 88 0 176 0 263-26 13-51 24-78 36 0-88 0-176 0-264z">
          <text:p/>
        </draw:path>
        <draw:path draw:style-name="gr3" draw:text-style-name="P3" draw:layer="layout" svg:width="0.076cm" svg:height="0.297cm" svg:x="2.602cm" svg:y="6.375cm" svg:viewBox="0 0 77 298" svg:d="M0 34c25-11 50-22 77-34 0 88 0 175 0 262-27 12-52 25-77 36 0-88 0-176 0-264z">
          <text:p/>
        </draw:path>
        <draw:path draw:style-name="gr3" draw:text-style-name="P3" draw:layer="layout" svg:width="0.076cm" svg:height="0.296cm" svg:x="2.677cm" svg:y="6.342cm" svg:viewBox="0 0 77 297" svg:d="M0 35c25-13 50-24 77-35 0 88 0 175 0 262-27 11-52 23-77 35 0-87 0-175 0-262z">
          <text:p/>
        </draw:path>
        <draw:path draw:style-name="gr3" draw:text-style-name="P3" draw:layer="layout" svg:width="0.075cm" svg:height="0.295cm" svg:x="2.752cm" svg:y="6.308cm" svg:viewBox="0 0 76 296" svg:d="M0 35c25-11 50-24 76-35 0 88 0 175 0 262-26 11-51 23-76 34 0-86 0-174 0-261z">
          <text:p/>
        </draw:path>
        <draw:path draw:style-name="gr2" draw:text-style-name="P2" draw:layer="layout" svg:width="0.075cm" svg:height="0.294cm" svg:x="2.826cm" svg:y="6.275cm" svg:viewBox="0 0 76 295" svg:d="M0 35c26-13 51-24 76-35 0 88 0 175 0 261-25 11-50 22-76 34 0-86 0-173 0-260z">
          <text:p/>
        </draw:path>
        <draw:path draw:style-name="gr2" draw:text-style-name="P2" draw:layer="layout" svg:width="0.074cm" svg:height="0.294cm" svg:x="2.9cm" svg:y="6.241cm" svg:viewBox="0 0 75 295" svg:d="M0 34c26-11 50-22 75-34 0 88 0 175 0 261-25 11-49 22-75 34 0-86 0-173 0-261z">
          <text:p/>
        </draw:path>
        <draw:path draw:style-name="gr2" draw:text-style-name="P2" draw:layer="layout" svg:width="0.074cm" svg:height="0.293cm" svg:x="2.973cm" svg:y="6.208cm" svg:viewBox="0 0 75 294" svg:d="M0 33c25-11 50-22 75-33 0 88 0 175 0 260-25 11-50 23-75 34 0-86 0-172 0-261z">
          <text:p/>
        </draw:path>
        <draw:path draw:style-name="gr2" draw:text-style-name="P2" draw:layer="layout" svg:width="0.072cm" svg:height="0.291cm" svg:x="3.047cm" svg:y="6.176cm" svg:viewBox="0 0 73 292" svg:d="M0 32c25-10 49-21 73-32 0 87 0 174 0 259-24 11-48 22-73 33 0-85 0-171 0-260z">
          <text:p/>
        </draw:path>
        <draw:path draw:style-name="gr2" draw:text-style-name="P2" draw:layer="layout" svg:width="0.084cm" svg:height="0.318cm" svg:x="1.083cm" svg:y="7.341cm" svg:viewBox="0 0 85 319" svg:d="M0 39c28-13 57-26 85-39 0 93 0 187 0 279-28 13-57 26-85 40 0-93 0-186 0-280z">
          <text:p/>
        </draw:path>
        <draw:path draw:style-name="gr2" draw:text-style-name="P2" draw:layer="layout" svg:width="0.084cm" svg:height="0.318cm" svg:x="1.167cm" svg:y="7.301cm" svg:viewBox="0 0 85 319" svg:d="M0 40c28-13 57-26 85-40 0 94 0 187 0 279-28 13-57 27-85 40 0-92 0-186 0-279z">
          <text:p/>
        </draw:path>
        <draw:path draw:style-name="gr2" draw:text-style-name="P2" draw:layer="layout" svg:width="0.084cm" svg:height="0.316cm" svg:x="1.251cm" svg:y="7.263cm" svg:viewBox="0 0 85 317" svg:d="M0 39c28-13 57-26 85-39 0 93 0 186 0 278-29 13-57 26-85 39 0-91 0-185 0-278z">
          <text:p/>
        </draw:path>
        <draw:path draw:style-name="gr2" draw:text-style-name="P2" draw:layer="layout" svg:width="0.084cm" svg:height="0.315cm" svg:x="1.334cm" svg:y="7.225cm" svg:viewBox="0 0 85 316" svg:d="M0 38c28-13 57-25 85-38 0 92 0 185 0 276-28 13-57 26-85 40 0-91 0-185 0-278z">
          <text:p/>
        </draw:path>
        <draw:path draw:style-name="gr2" draw:text-style-name="P2" draw:layer="layout" svg:width="0.083cm" svg:height="0.313cm" svg:x="1.417cm" svg:y="7.187cm" svg:viewBox="0 0 84 314" svg:d="M0 38c28-13 56-26 84-38 0 91 0 184 0 275-28 13-57 26-84 39 0-90 0-184 0-276z">
          <text:p/>
        </draw:path>
        <draw:path draw:style-name="gr3" draw:text-style-name="P3" draw:layer="layout" svg:width="0.083cm" svg:height="0.312cm" svg:x="1.499cm" svg:y="7.149cm" svg:viewBox="0 0 84 313" svg:d="M0 38c29-13 57-25 84-38 0 91 0 184 0 275-27 12-55 25-84 38 0-91 0-183 0-275z">
          <text:p/>
        </draw:path>
        <draw:path draw:style-name="gr3" draw:text-style-name="P3" draw:layer="layout" svg:width="0.083cm" svg:height="0.312cm" svg:x="1.581cm" svg:y="7.111cm" svg:viewBox="0 0 84 313" svg:d="M0 38c29-12 56-25 84-38 0 92 0 183 0 274-28 13-55 26-84 39 0-91 0-183 0-275z">
          <text:p/>
        </draw:path>
        <draw:path draw:style-name="gr3" draw:text-style-name="P3" draw:layer="layout" svg:width="0.081cm" svg:height="0.31cm" svg:x="1.663cm" svg:y="7.074cm" svg:viewBox="0 0 82 311" svg:d="M0 38c27-13 54-25 82-38 0 91 0 182 0 273-28 13-55 26-82 38 0-90 0-182 0-273z">
          <text:p/>
        </draw:path>
        <draw:path draw:style-name="gr3" draw:text-style-name="P3" draw:layer="layout" svg:width="0.082cm" svg:height="0.309cm" svg:x="1.743cm" svg:y="7.037cm" svg:viewBox="0 0 83 310" svg:d="M1 37c27-12 54-24 82-37 0 91 0 181 0 272-28 13-55 25-83 38 1-91 1-182 1-273z">
          <text:p/>
        </draw:path>
        <draw:path draw:style-name="gr3" draw:text-style-name="P3" draw:layer="layout" svg:width="0.081cm" svg:height="0.308cm" svg:x="1.824cm" svg:y="7cm" svg:viewBox="0 0 82 309" svg:d="M0 37c27-12 54-24 82-37 0 91 0 181 0 271-28 13-55 26-82 38 0-90 0-181 0-272z">
          <text:p/>
        </draw:path>
        <draw:path draw:style-name="gr3" draw:text-style-name="P3" draw:layer="layout" svg:width="0.08cm" svg:height="0.307cm" svg:x="1.904cm" svg:y="6.964cm" svg:viewBox="0 0 81 308" svg:d="M0 37c27-13 54-25 81-37 0 90 0 180 0 270-27 12-54 25-81 38 0-91 0-181 0-271z">
          <text:p/>
        </draw:path>
        <draw:path draw:style-name="gr2" draw:text-style-name="P2" draw:layer="layout" svg:width="0.079cm" svg:height="0.306cm" svg:x="1.984cm" svg:y="6.927cm" svg:viewBox="0 0 80 307" svg:d="M0 37c26-12 54-25 80-37 0 90 0 180 0 270-26 12-54 25-80 37 0-90 0-180 0-270z">
          <text:p/>
        </draw:path>
        <draw:path draw:style-name="gr2" draw:text-style-name="P2" draw:layer="layout" svg:width="0.079cm" svg:height="0.305cm" svg:x="2.062cm" svg:y="6.891cm" svg:viewBox="0 0 80 306" svg:d="M0 37c27-13 54-25 80-37 0 90 0 179 0 269-26 12-53 25-80 37 0-90 0-180 0-269z">
          <text:p/>
        </draw:path>
        <draw:path draw:style-name="gr2" draw:text-style-name="P2" draw:layer="layout" svg:width="0.079cm" svg:height="0.305cm" svg:x="2.141cm" svg:y="6.854cm" svg:viewBox="0 0 80 306" svg:d="M0 37c27-12 53-24 80-37 0 90 0 179 0 267-27 13-53 27-80 39 0-90 0-179 0-269z">
          <text:p/>
        </draw:path>
        <draw:path draw:style-name="gr2" draw:text-style-name="P2" draw:layer="layout" svg:width="0.078cm" svg:height="0.303cm" svg:x="2.219cm" svg:y="6.819cm" svg:viewBox="0 0 79 304" svg:d="M0 36c27-12 53-24 79-36 0 89 0 177 0 266-26 12-52 24-79 38 0-89 0-178 0-268z">
          <text:p/>
        </draw:path>
        <draw:path draw:style-name="gr2" draw:text-style-name="P2" draw:layer="layout" svg:width="0.077cm" svg:height="0.302cm" svg:x="2.297cm" svg:y="6.783cm" svg:viewBox="0 0 78 303" svg:d="M0 36c25-12 51-24 78-36 0 89 0 177 0 265-27 12-53 25-78 38 0-89 0-178 0-267z">
          <text:p/>
        </draw:path>
        <draw:path draw:style-name="gr2" draw:text-style-name="P2" draw:layer="layout" svg:width="0.077cm" svg:height="0.301cm" svg:x="2.374cm" svg:y="6.748cm" svg:viewBox="0 0 78 302" svg:d="M0 36c25-11 51-23 78-36 0 89 0 178 0 265-27 12-53 24-78 37 0-88 0-177 0-266z">
          <text:p/>
        </draw:path>
        <draw:path draw:style-name="gr3" draw:text-style-name="P3" draw:layer="layout" svg:width="0.077cm" svg:height="0.3cm" svg:x="2.45cm" svg:y="6.713cm" svg:viewBox="0 0 78 301" svg:d="M0 36c27-12 52-24 78-36 0 89 0 177 0 264-26 12-51 24-78 37 0-88 0-176 0-265z">
          <text:p/>
        </draw:path>
        <draw:path draw:style-name="gr3" draw:text-style-name="P3" draw:layer="layout" svg:width="0.077cm" svg:height="0.299cm" svg:x="2.526cm" svg:y="6.678cm" svg:viewBox="0 0 78 300" svg:d="M0 36c27-13 52-24 78-36 0 89 0 177 0 264-26 12-51 24-78 36 0-88 0-176 0-264z">
          <text:p/>
        </draw:path>
        <draw:path draw:style-name="gr3" draw:text-style-name="P3" draw:layer="layout" svg:width="0.076cm" svg:height="0.298cm" svg:x="2.602cm" svg:y="6.643cm" svg:viewBox="0 0 77 299" svg:d="M0 35c25-11 50-23 77-35 0 89 0 176 0 263-27 12-52 24-77 36 0-87 0-175 0-264z">
          <text:p/>
        </draw:path>
        <draw:path draw:style-name="gr3" draw:text-style-name="P3" draw:layer="layout" svg:width="0.076cm" svg:height="0.296cm" svg:x="2.677cm" svg:y="6.609cm" svg:viewBox="0 0 77 297" svg:d="M0 35c25-12 50-24 77-35 0 88 0 175 0 262-27 12-52 24-77 35 0-86 0-174 0-262z">
          <text:p/>
        </draw:path>
        <draw:path draw:style-name="gr4" draw:text-style-name="P3" draw:layer="layout" svg:width="0.075cm" svg:height="0.296cm" svg:x="2.752cm" svg:y="6.574cm" svg:viewBox="0 0 76 297" svg:d="M0 35c25-11 50-23 76-35 0 89 0 176 0 262-26 12-51 23-76 35 0-86 0-174 0-262z">
          <text:p/>
        </draw:path>
        <draw:path draw:style-name="gr2" draw:text-style-name="P2" draw:layer="layout" svg:width="0.075cm" svg:height="0.296cm" svg:x="2.752cm" svg:y="6.574cm" svg:viewBox="0 0 76 297" svg:d="M0 35c25-11 50-23 76-35 0 89 0 176 0 262-26 12-51 23-76 35 0-86 0-174 0-262z">
          <text:p/>
        </draw:path>
        <draw:path draw:style-name="gr2" draw:text-style-name="P2" draw:layer="layout" svg:width="0.075cm" svg:height="0.295cm" svg:x="2.826cm" svg:y="6.54cm" svg:viewBox="0 0 76 296" svg:d="M0 35c26-12 51-23 76-35 0 88 0 175 0 261-25 12-50 24-76 35 0-86 0-173 0-261z">
          <text:p/>
        </draw:path>
        <draw:path draw:style-name="gr2" draw:text-style-name="P2" draw:layer="layout" svg:width="0.074cm" svg:height="0.293cm" svg:x="2.9cm" svg:y="6.507cm" svg:viewBox="0 0 75 294" svg:d="M0 34c25-12 49-23 75-34 0 87 0 173 0 260-26 11-50 23-75 34 0-86 0-172 0-260z">
          <text:p/>
        </draw:path>
        <draw:path draw:style-name="gr2" draw:text-style-name="P2" draw:layer="layout" svg:width="0.074cm" svg:height="0.293cm" svg:x="2.973cm" svg:y="6.473cm" svg:viewBox="0 0 75 294" svg:d="M0 34c25-11 50-23 75-34 0 86 0 173 0 258-25 13-50 24-75 36 0-87 0-172 0-260z">
          <text:p/>
        </draw:path>
        <draw:path draw:style-name="gr2" draw:text-style-name="P2" draw:layer="layout" svg:width="0.072cm" svg:height="0.291cm" svg:x="3.047cm" svg:y="6.44cm" svg:viewBox="0 0 73 292" svg:d="M0 33c25-11 49-22 73-33 0 86 0 172 0 257-24 12-48 23-73 35 0-86 0-172 0-259z">
          <text:p/>
        </draw:path>
        <draw:path draw:style-name="gr2" draw:text-style-name="P2" draw:layer="layout" svg:width="0.084cm" svg:height="0.319cm" svg:x="1.083cm" svg:y="7.612cm" svg:viewBox="0 0 85 320" svg:d="M0 40c28-13 57-26 85-40 0 93 0 187 0 279-28 14-57 28-85 41 0-92 0-187 0-280z">
          <text:p/>
        </draw:path>
        <draw:path draw:style-name="gr2" draw:text-style-name="P2" draw:layer="layout" svg:width="0.084cm" svg:height="0.318cm" svg:x="1.167cm" svg:y="7.573cm" svg:viewBox="0 0 85 319" svg:d="M0 40c28-13 57-27 85-40 0 92 0 184 0 278-28 13-57 27-85 41 0-93 0-186 0-279z">
          <text:p/>
        </draw:path>
        <draw:path draw:style-name="gr2" draw:text-style-name="P2" draw:layer="layout" svg:width="0.084cm" svg:height="0.316cm" svg:x="1.251cm" svg:y="7.534cm" svg:viewBox="0 0 85 317" svg:d="M0 39c28-13 56-26 85-39 0 91 0 183 0 276-29 14-58 28-85 41 0-92 0-186 0-278z">
          <text:p/>
        </draw:path>
        <draw:path draw:style-name="gr2" draw:text-style-name="P2" draw:layer="layout" svg:width="0.084cm" svg:height="0.315cm" svg:x="1.334cm" svg:y="7.494cm" svg:viewBox="0 0 85 316" svg:d="M0 40c28-14 57-27 85-40 0 92 0 184 0 276-28 13-57 27-85 40 0-91 0-185 0-276z">
          <text:p/>
        </draw:path>
        <draw:path draw:style-name="gr2" draw:text-style-name="P2" draw:layer="layout" svg:width="0.083cm" svg:height="0.314cm" svg:x="1.417cm" svg:y="7.455cm" svg:viewBox="0 0 84 315" svg:d="M0 39c27-13 56-26 84-39 0 92 0 183 0 275-28 14-57 27-84 40 0-92 0-184 0-276z">
          <text:p/>
        </draw:path>
        <draw:path draw:style-name="gr2" draw:text-style-name="P2" draw:layer="layout" svg:width="0.083cm" svg:height="0.314cm" svg:x="1.499cm" svg:y="7.416cm" svg:viewBox="0 0 84 315" svg:d="M0 39c29-13 57-26 84-39 0 92 0 183 0 275-27 13-55 26-84 40 0-92 0-184 0-276z">
          <text:p/>
        </draw:path>
        <draw:path draw:style-name="gr3" draw:text-style-name="P3" draw:layer="layout" svg:width="0.083cm" svg:height="0.312cm" svg:x="1.581cm" svg:y="7.378cm" svg:viewBox="0 0 84 313" svg:d="M0 39c29-13 56-26 84-39 0 91 0 182 0 274-28 13-56 26-84 39 0-91 0-183 0-274z">
          <text:p/>
        </draw:path>
        <draw:path draw:style-name="gr3" draw:text-style-name="P3" draw:layer="layout" svg:width="0.081cm" svg:height="0.311cm" svg:x="1.663cm" svg:y="7.34cm" svg:viewBox="0 0 82 312" svg:d="M0 38c27-13 54-25 82-38 0 91 0 182 0 273-28 13-55 26-82 39 0-92 0-183 0-274z">
          <text:p/>
        </draw:path>
        <draw:path draw:style-name="gr3" draw:text-style-name="P3" draw:layer="layout" svg:width="0.082cm" svg:height="0.31cm" svg:x="1.743cm" svg:y="7.302cm" svg:viewBox="0 0 83 311" svg:d="M0 38c28-13 55-25 83-38 0 90 0 181 0 271-28 13-55 27-83 40 0-91 0-182 0-273z">
          <text:p/>
        </draw:path>
        <draw:path draw:style-name="gr3" draw:text-style-name="P3" draw:layer="layout" svg:width="0.081cm" svg:height="0.309cm" svg:x="1.824cm" svg:y="7.264cm" svg:viewBox="0 0 82 310" svg:d="M0 38c27-12 54-25 82-38 0 91 0 181 0 270-28 14-55 27-82 40 0-91 0-181 0-272z">
          <text:p/>
        </draw:path>
        <draw:path draw:style-name="gr3" draw:text-style-name="P3" draw:layer="layout" svg:width="0.08cm" svg:height="0.308cm" svg:x="1.904cm" svg:y="7.227cm" svg:viewBox="0 0 81 309" svg:d="M0 38c27-13 54-26 81-38 0 90 0 180 0 269-27 13-54 27-81 40 0-91 0-181 0-271z">
          <text:p/>
        </draw:path>
        <draw:path draw:style-name="gr3" draw:text-style-name="P3" draw:layer="layout" svg:width="0.079cm" svg:height="0.306cm" svg:x="1.984cm" svg:y="7.19cm" svg:viewBox="0 0 80 307" svg:d="M0 38c26-12 54-25 80-38 0 90 0 180 0 269-26 13-54 26-80 38 0-89 0-179 0-269z">
          <text:p/>
        </draw:path>
        <draw:path draw:style-name="gr3" draw:text-style-name="P3" draw:layer="layout" svg:width="0.079cm" svg:height="0.305cm" svg:x="2.062cm" svg:y="7.153cm" svg:viewBox="0 0 80 306" svg:d="M0 38c27-13 54-26 80-38 0 90 0 180 0 268-26 13-53 26-80 38 0-89 0-178 0-268z">
          <text:p/>
        </draw:path>
        <draw:path draw:style-name="gr3" draw:text-style-name="P3" draw:layer="layout" svg:width="0.079cm" svg:height="0.306cm" svg:x="2.141cm" svg:y="7.115cm" svg:viewBox="0 0 80 307" svg:d="M0 38c27-12 53-25 80-38 0 90 0 179 0 268-27 13-53 26-80 39 0-89 0-179 0-269z">
          <text:p/>
        </draw:path>
        <draw:path draw:style-name="gr4" draw:text-style-name="P3" draw:layer="layout" svg:width="0.078cm" svg:height="0.304cm" svg:x="2.219cm" svg:y="7.079cm" svg:viewBox="0 0 79 305" svg:d="M0 37c27-13 53-25 79-37 0 90 0 178 0 267-26 12-52 25-79 38 0-88 0-178 0-268z">
          <text:p/>
        </draw:path>
        <draw:path draw:style-name="gr2" draw:text-style-name="P2" draw:layer="layout" svg:width="0.078cm" svg:height="0.304cm" svg:x="2.219cm" svg:y="7.079cm" svg:viewBox="0 0 79 305" svg:d="M0 37c27-13 53-25 79-37 0 90 0 178 0 267-26 12-52 25-79 38 0-88 0-178 0-268z">
          <text:p/>
        </draw:path>
        <draw:path draw:style-name="gr3" draw:text-style-name="P3" draw:layer="layout" svg:width="0.077cm" svg:height="0.303cm" svg:x="2.297cm" svg:y="7.042cm" svg:viewBox="0 0 78 304" svg:d="M0 37c25-12 51-25 78-37 0 90 0 179 0 267-27 12-53 24-78 37 0-88 0-177 0-267z">
          <text:p/>
        </draw:path>
        <draw:path draw:style-name="gr3" draw:text-style-name="P3" draw:layer="layout" svg:width="0.077cm" svg:height="0.302cm" svg:x="2.374cm" svg:y="7.006cm" svg:viewBox="0 0 78 303" svg:d="M0 37c25-13 51-25 78-37 0 90 0 178 0 266-27 12-53 24-78 37 0-88 0-177 0-266z">
          <text:p/>
        </draw:path>
        <draw:path draw:style-name="gr3" draw:text-style-name="P3" draw:layer="layout" svg:width="0.077cm" svg:height="0.301cm" svg:x="2.45cm" svg:y="6.97cm" svg:viewBox="0 0 78 302" svg:d="M0 37c27-13 52-25 78-37 0 90 0 178 0 265-26 12-51 25-78 37 0-88 0-176 0-265z">
          <text:p/>
        </draw:path>
        <draw:path draw:style-name="gr3" draw:text-style-name="P3" draw:layer="layout" svg:width="0.077cm" svg:height="0.299cm" svg:x="2.526cm" svg:y="6.935cm" svg:viewBox="0 0 78 300" svg:d="M0 36c27-12 52-24 78-36 0 88 0 176 0 264-26 12-51 24-78 36 0-87 0-175 0-264z">
          <text:p/>
        </draw:path>
        <draw:path draw:style-name="gr3" draw:text-style-name="P3" draw:layer="layout" svg:width="0.076cm" svg:height="0.299cm" svg:x="2.602cm" svg:y="6.899cm" svg:viewBox="0 0 77 300" svg:d="M0 36c26-12 51-24 77-36 0 88 0 176 0 263-26 13-51 25-77 37 0-87 0-175 0-264z">
          <text:p/>
        </draw:path>
        <draw:path draw:style-name="gr3" draw:text-style-name="P3" draw:layer="layout" svg:width="0.076cm" svg:height="0.298cm" svg:x="2.677cm" svg:y="6.864cm" svg:viewBox="0 0 77 299" svg:d="M0 36c25-12 50-24 77-36 0 87 0 176 0 262-27 12-52 24-77 37 0-87 0-175 0-263z">
          <text:p/>
        </draw:path>
        <draw:path draw:style-name="gr2" draw:text-style-name="P2" draw:layer="layout" svg:width="0.075cm" svg:height="0.297cm" svg:x="2.752cm" svg:y="6.829cm" svg:viewBox="0 0 76 298" svg:d="M0 35c25-11 50-23 76-35 0 87 0 175 0 261-26 13-51 25-76 37 0-87 0-175 0-263z">
          <text:p/>
        </draw:path>
        <draw:path draw:style-name="gr2" draw:text-style-name="P2" draw:layer="layout" svg:width="0.075cm" svg:height="0.296cm" svg:x="2.826cm" svg:y="6.794cm" svg:viewBox="0 0 76 297" svg:d="M0 35c26-11 51-23 76-35 0 87 0 175 0 261-25 12-50 24-76 36 0-87 0-175 0-262z">
          <text:p/>
        </draw:path>
        <draw:path draw:style-name="gr2" draw:text-style-name="P2" draw:layer="layout" svg:width="0.074cm" svg:height="0.294cm" svg:x="2.9cm" svg:y="6.76cm" svg:viewBox="0 0 75 295" svg:d="M0 35c25-12 49-24 75-35 0 86 0 174 0 260-26 11-50 23-75 35 0-86 0-174 0-260z">
          <text:p/>
        </draw:path>
        <draw:path draw:style-name="gr2" draw:text-style-name="P2" draw:layer="layout" svg:width="0.074cm" svg:height="0.294cm" svg:x="2.973cm" svg:y="6.725cm" svg:viewBox="0 0 75 295" svg:d="M0 35c25-12 50-23 75-35 0 87 0 173 0 259-25 12-50 24-75 36 0-86 0-173 0-260z">
          <text:p/>
        </draw:path>
        <draw:path draw:style-name="gr2" draw:text-style-name="P2" draw:layer="layout" svg:width="0.072cm" svg:height="0.293cm" svg:x="3.047cm" svg:y="6.691cm" svg:viewBox="0 0 73 294" svg:d="M0 34c25-12 49-23 73-34 0 86 0 172 0 258-24 12-48 23-73 36 0-86 0-173 0-260z">
          <text:p/>
        </draw:path>
        <draw:path draw:style-name="gr2" draw:text-style-name="P2" draw:layer="layout" svg:width="0.084cm" svg:height="0.319cm" svg:x="1.083cm" svg:y="7.897cm" svg:viewBox="0 0 85 320" svg:d="M0 40c28-13 57-27 85-40 0 92 0 185 0 278-28 14-57 28-85 42 0-93 0-187 0-280z">
          <text:p/>
        </draw:path>
        <draw:path draw:style-name="gr2" draw:text-style-name="P2" draw:layer="layout" svg:width="0.084cm" svg:height="0.319cm" svg:x="1.167cm" svg:y="7.856cm" svg:viewBox="0 0 85 320" svg:d="M0 41c28-14 57-27 85-41 0 93 0 185 0 277-28 15-57 29-85 43 0-93 0-186 0-279z">
          <text:p/>
        </draw:path>
        <draw:path draw:style-name="gr2" draw:text-style-name="P2" draw:layer="layout" svg:width="0.084cm" svg:height="0.317cm" svg:x="1.251cm" svg:y="7.816cm" svg:viewBox="0 0 85 318" svg:d="M0 40c27-13 56-26 85-40 0 92-1 185-1 276-28 14-57 28-84 42 0-92 0-185 0-278z">
          <text:p/>
        </draw:path>
        <draw:path draw:style-name="gr2" draw:text-style-name="P2" draw:layer="layout" svg:width="0.084cm" svg:height="0.317cm" svg:x="1.334cm" svg:y="7.775cm" svg:viewBox="0 0 85 318" svg:d="M0 41c28-14 57-27 85-41-1 93-1 184-1 275-27 15-56 29-84 43 0-92 0-185 0-277z">
          <text:p/>
        </draw:path>
        <draw:path draw:style-name="gr2" draw:text-style-name="P2" draw:layer="layout" svg:width="0.083cm" svg:height="0.316cm" svg:x="1.417cm" svg:y="7.735cm" svg:viewBox="0 0 84 317" svg:d="M0 40c27-13 56-26 84-40 0 92 0 184 0 275-28 13-57 28-84 42 0-92 0-184 0-277z">
          <text:p/>
        </draw:path>
        <draw:path draw:style-name="gr2" draw:text-style-name="P2" draw:layer="layout" svg:width="0.083cm" svg:height="0.314cm" svg:x="1.499cm" svg:y="7.696cm" svg:viewBox="0 0 84 315" svg:d="M0 40c29-14 57-27 84-40 0 91 0 183 0 274-28 13-55 26-84 41 0-92 0-184 0-275z">
          <text:p/>
        </draw:path>
        <draw:path draw:style-name="gr2" draw:text-style-name="P2" draw:layer="layout" svg:width="0.083cm" svg:height="0.313cm" svg:x="1.581cm" svg:y="7.657cm" svg:viewBox="0 0 84 314" svg:d="M0 40c28-13 56-26 84-40 0 92 0 183 0 273-28 14-56 27-84 41 0-91 0-182 0-274z">
          <text:p/>
        </draw:path>
        <draw:path draw:style-name="gr3" draw:text-style-name="P3" draw:layer="layout" svg:width="0.081cm" svg:height="0.312cm" svg:x="1.663cm" svg:y="7.618cm" svg:viewBox="0 0 82 313" svg:d="M0 40c27-13 54-26 82-40 0 92 0 183 0 273-28 13-55 26-82 40 0-91 0-182 0-273z">
          <text:p/>
        </draw:path>
        <draw:path draw:style-name="gr4" draw:text-style-name="P3" draw:layer="layout" svg:width="0.082cm" svg:height="0.311cm" svg:x="1.743cm" svg:y="7.579cm" svg:viewBox="0 0 83 312" svg:d="M0 40c28-13 55-27 83-40 0 92 0 182 0 272-28 13-55 27-83 40 0-90 0-181 0-272z">
          <text:p/>
        </draw:path>
        <draw:path draw:style-name="gr2" draw:text-style-name="P2" draw:layer="layout" svg:width="0.082cm" svg:height="0.311cm" svg:x="1.743cm" svg:y="7.579cm" svg:viewBox="0 0 83 312" svg:d="M0 40c28-13 55-27 83-40 0 92 0 182 0 272-28 13-55 27-83 40 0-90 0-181 0-272z">
          <text:p/>
        </draw:path>
        <draw:path draw:style-name="gr3" draw:text-style-name="P3" draw:layer="layout" svg:width="0.081cm" svg:height="0.31cm" svg:x="1.824cm" svg:y="7.54cm" svg:viewBox="0 0 82 311" svg:d="M0 40c27-14 54-27 82-40 0 92 0 182 0 272-28 13-55 26-82 39 0-90 0-180 0-271z">
          <text:p/>
        </draw:path>
        <draw:path draw:style-name="gr3" draw:text-style-name="P3" draw:layer="layout" svg:width="0.08cm" svg:height="0.309cm" svg:x="1.904cm" svg:y="7.502cm" svg:viewBox="0 0 81 310" svg:d="M0 39c27-13 54-26 81-39 0 91 0 181 0 270-27 14-54 27-81 40 0-90 0-180 0-271z">
          <text:p/>
        </draw:path>
        <draw:path draw:style-name="gr3" draw:text-style-name="P3" draw:layer="layout" svg:width="0.079cm" svg:height="0.308cm" svg:x="1.984cm" svg:y="7.464cm" svg:viewBox="0 0 80 309" svg:d="M0 39c26-13 54-26 80-39 0 91 0 181 0 270-26 13-54 26-80 39 0-89 0-179 0-270z">
          <text:p/>
        </draw:path>
        <draw:path draw:style-name="gr3" draw:text-style-name="P3" draw:layer="layout" svg:width="0.079cm" svg:height="0.307cm" svg:x="2.062cm" svg:y="7.426cm" svg:viewBox="0 0 80 308" svg:d="M0 38c27-12 54-25 80-38 0 91 0 180 0 269-26 13-53 26-80 39 0-89 0-179 0-270z">
          <text:p/>
        </draw:path>
        <draw:path draw:style-name="gr3" draw:text-style-name="P3" draw:layer="layout" svg:width="0.079cm" svg:height="0.306cm" svg:x="2.141cm" svg:y="7.388cm" svg:viewBox="0 0 80 307" svg:d="M0 39c27-13 53-26 80-39 0 89 0 179 0 268-27 13-53 26-80 39 0-88 0-178 0-268z">
          <text:p/>
        </draw:path>
        <draw:path draw:style-name="gr3" draw:text-style-name="P3" draw:layer="layout" svg:width="0.078cm" svg:height="0.305cm" svg:x="2.219cm" svg:y="7.351cm" svg:viewBox="0 0 79 306" svg:d="M0 38c27-13 53-26 79-38 0 89 0 178 0 267-26 12-52 25-79 39 0-89 0-178 0-268z">
          <text:p/>
        </draw:path>
        <draw:path draw:style-name="gr3" draw:text-style-name="P3" draw:layer="layout" svg:width="0.077cm" svg:height="0.303cm" svg:x="2.297cm" svg:y="7.314cm" svg:viewBox="0 0 78 304" svg:d="M0 37c25-13 51-25 78-37 0 88 0 178 0 266-27 12-53 25-78 38 0-88 0-177 0-267z">
          <text:p/>
        </draw:path>
        <draw:path draw:style-name="gr3" draw:text-style-name="P3" draw:layer="layout" svg:width="0.077cm" svg:height="0.302cm" svg:x="2.374cm" svg:y="7.277cm" svg:viewBox="0 0 78 303" svg:d="M0 37c25-13 51-25 78-37 0 88 0 177 0 265-27 13-53 25-78 38 0-88 0-177 0-266z">
          <text:p/>
        </draw:path>
        <draw:path draw:style-name="gr3" draw:text-style-name="P3" draw:layer="layout" svg:width="0.077cm" svg:height="0.301cm" svg:x="2.45cm" svg:y="7.24cm" svg:viewBox="0 0 78 302" svg:d="M0 37c27-12 52-25 78-37 0 88 0 177 0 265-26 12-51 25-78 37 0-87 0-177 0-265z">
          <text:p/>
        </draw:path>
        <draw:path draw:style-name="gr3" draw:text-style-name="P3" draw:layer="layout" svg:width="0.077cm" svg:height="0.3cm" svg:x="2.526cm" svg:y="7.204cm" svg:viewBox="0 0 78 301" svg:d="M0 36c27-12 52-24 78-36 0 87 0 176 0 263-26 13-51 25-78 38 0-87 0-177 0-265z">
          <text:p/>
        </draw:path>
        <draw:path draw:style-name="gr3" draw:text-style-name="P3" draw:layer="layout" svg:width="0.076cm" svg:height="0.3cm" svg:x="2.602cm" svg:y="7.167cm" svg:viewBox="0 0 77 301" svg:d="M0 37c26-12 51-25 77-37 0 88 0 176 0 263-25 13-51 25-77 38 0-87 0-176 0-264z">
          <text:p/>
        </draw:path>
        <draw:path draw:style-name="gr2" draw:text-style-name="P2" draw:layer="layout" svg:width="0.076cm" svg:height="0.299cm" svg:x="2.677cm" svg:y="7.131cm" svg:viewBox="0 0 77 300" svg:d="M0 36c25-12 50-24 77-36 0 87 0 176 0 262-27 13-52 25-77 38 0-87 0-176 0-264z">
          <text:p/>
        </draw:path>
        <draw:path draw:style-name="gr2" draw:text-style-name="P2" draw:layer="layout" svg:width="0.075cm" svg:height="0.298cm" svg:x="2.752cm" svg:y="7.095cm" svg:viewBox="0 0 76 299" svg:d="M0 36c26-12 51-24 76-36 0 87 0 175 0 262-25 12-50 24-76 37 0-87 0-175 0-263z">
          <text:p/>
        </draw:path>
        <draw:path draw:style-name="gr2" draw:text-style-name="P2" draw:layer="layout" svg:width="0.075cm" svg:height="0.296cm" svg:x="2.826cm" svg:y="7.06cm" svg:viewBox="0 0 76 297" svg:d="M0 36c26-12 51-24 76-36 0 87 0 173 0 261-25 12-50 24-76 36 0-86 0-174 0-261z">
          <text:p/>
        </draw:path>
        <draw:path draw:style-name="gr2" draw:text-style-name="P2" draw:layer="layout" svg:width="0.074cm" svg:height="0.296cm" svg:x="2.9cm" svg:y="7.024cm" svg:viewBox="0 0 75 297" svg:d="M0 36c25-12 49-24 75-36 0 86 0 174 0 260-26 12-50 25-75 37 0-86 0-174 0-261z">
          <text:p/>
        </draw:path>
        <draw:path draw:style-name="gr2" draw:text-style-name="P2" draw:layer="layout" svg:width="0.074cm" svg:height="0.295cm" svg:x="2.973cm" svg:y="6.989cm" svg:viewBox="0 0 75 296" svg:d="M0 36c25-12 50-24 75-36 0 86 0 172 0 259-25 13-50 25-75 37 0-87 0-174 0-260z">
          <text:p/>
        </draw:path>
        <draw:path draw:style-name="gr2" draw:text-style-name="P2" draw:layer="layout" svg:width="0.072cm" svg:height="0.294cm" svg:x="3.047cm" svg:y="6.954cm" svg:viewBox="0 0 73 295" svg:d="M0 35c25-12 49-24 73-35 0 86 0 172 0 259-24 12-48 24-73 36 0-88 0-174 0-260z">
          <text:p/>
        </draw:path>
        <draw:path draw:style-name="gr2" draw:text-style-name="P2" draw:layer="layout" svg:width="0.084cm" svg:height="0.319cm" svg:x="1.083cm" svg:y="8.181cm" svg:viewBox="0 0 85 320" svg:d="M0 41c28-13 57-27 85-41 0 92 0 185 0 278-28 14-57 28-85 42 0-93 0-186 0-279z">
          <text:p/>
        </draw:path>
        <draw:path draw:style-name="gr2" draw:text-style-name="P2" draw:layer="layout" svg:width="0.084cm" svg:height="0.319cm" svg:x="1.167cm" svg:y="8.139cm" svg:viewBox="0 0 85 320" svg:d="M0 42c28-14 57-28 85-42 0 92 0 185 0 277-28 14-57 28-85 43 0-93 0-186 0-278z">
          <text:p/>
        </draw:path>
        <draw:path draw:style-name="gr2" draw:text-style-name="P2" draw:layer="layout" svg:width="0.084cm" svg:height="0.318cm" svg:x="1.25cm" svg:y="8.098cm" svg:viewBox="0 0 85 319" svg:d="M1 42c27-14 56-28 84-42 0 93 0 185 0 277-28 14-57 28-85 42 0-92 0-184 1-277z">
          <text:p/>
        </draw:path>
        <draw:path draw:style-name="gr2" draw:text-style-name="P2" draw:layer="layout" svg:width="0.083cm" svg:height="0.317cm" svg:x="1.334cm" svg:y="8.057cm" svg:viewBox="0 0 84 318" svg:d="M0 42c28-14 57-29 84-42 0 93 0 185 0 276-27 14-56 28-84 42 0-92 0-184 0-276z">
          <text:p/>
        </draw:path>
        <draw:path draw:style-name="gr2" draw:text-style-name="P2" draw:layer="layout" svg:width="0.083cm" svg:height="0.316cm" svg:x="1.417cm" svg:y="8.016cm" svg:viewBox="0 0 84 317" svg:d="M0 41c27-14 56-27 84-41 0 93 0 184 0 275-28 14-57 28-84 42 0-91 0-183 0-276z">
          <text:p/>
        </draw:path>
        <draw:path draw:style-name="gr2" draw:text-style-name="P2" draw:layer="layout" svg:width="0.083cm" svg:height="0.315cm" svg:x="1.499cm" svg:y="7.976cm" svg:viewBox="0 0 84 316" svg:d="M0 40c29-13 56-27 84-40 0 92 0 184 0 274-28 14-55 28-84 42 0-91 0-183 0-276z">
          <text:p/>
        </draw:path>
        <draw:path draw:style-name="gr2" draw:text-style-name="P2" draw:layer="layout" svg:width="0.083cm" svg:height="0.315cm" svg:x="1.581cm" svg:y="7.935cm" svg:viewBox="0 0 84 316" svg:d="M0 41c28-13 56-27 84-41 0 93 0 184 0 274-28 14-56 28-84 42 0-91 0-183 0-275z">
          <text:p/>
        </draw:path>
        <draw:path draw:style-name="gr2" draw:text-style-name="P2" draw:layer="layout" svg:width="0.081cm" svg:height="0.312cm" svg:x="1.663cm" svg:y="7.896cm" svg:viewBox="0 0 82 313" svg:d="M0 40c27-14 54-27 82-40 0 92 0 182 0 273-28 13-55 27-82 40 0-90 0-181 0-273z">
          <text:p/>
        </draw:path>
        <draw:path draw:style-name="gr2" draw:text-style-name="P2" draw:layer="layout" svg:width="0.082cm" svg:height="0.312cm" svg:x="1.743cm" svg:y="7.856cm" svg:viewBox="0 0 83 313" svg:d="M0 40c28-13 55-27 83-40 0 92 0 182 0 272-28 14-55 27-83 41 0-90 0-181 0-273z">
          <text:p/>
        </draw:path>
        <draw:path draw:style-name="gr3" draw:text-style-name="P3" draw:layer="layout" svg:width="0.081cm" svg:height="0.31cm" svg:x="1.824cm" svg:y="7.817cm" svg:viewBox="0 0 82 311" svg:d="M0 39c27-13 54-26 82-39 0 91 0 181 0 271-28 13-55 27-82 40 0-89 0-180 0-272z">
          <text:p/>
        </draw:path>
        <draw:path draw:style-name="gr3" draw:text-style-name="P3" draw:layer="layout" svg:width="0.08cm" svg:height="0.309cm" svg:x="1.904cm" svg:y="7.778cm" svg:viewBox="0 0 81 310" svg:d="M0 39c27-13 54-26 81-39 0 90 0 181 0 270-27 13-54 27-81 40 0-89 0-180 0-271z">
          <text:p/>
        </draw:path>
        <draw:path draw:style-name="gr3" draw:text-style-name="P3" draw:layer="layout" svg:width="0.079cm" svg:height="0.308cm" svg:x="1.984cm" svg:y="7.739cm" svg:viewBox="0 0 80 309" svg:d="M0 39c26-13 54-26 80-39 0 89 0 180 0 269-26 13-54 27-80 40 0-89 0-179 0-270z">
          <text:p/>
        </draw:path>
        <draw:path draw:style-name="gr3" draw:text-style-name="P3" draw:layer="layout" svg:width="0.079cm" svg:height="0.307cm" svg:x="2.062cm" svg:y="7.7cm" svg:viewBox="0 0 80 308" svg:d="M0 39c27-13 54-26 80-39 0 90 0 180 0 269-26 13-53 26-80 39 0-88 0-178 0-269z">
          <text:p/>
        </draw:path>
        <draw:path draw:style-name="gr3" draw:text-style-name="P3" draw:layer="layout" svg:width="0.079cm" svg:height="0.307cm" svg:x="2.141cm" svg:y="7.661cm" svg:viewBox="0 0 80 308" svg:d="M0 39c27-13 53-25 80-39 0 89 0 179 0 268-27 14-53 27-80 40 0-89 0-179 0-269z">
          <text:p/>
        </draw:path>
        <draw:path draw:style-name="gr3" draw:text-style-name="P3" draw:layer="layout" svg:width="0.078cm" svg:height="0.306cm" svg:x="2.219cm" svg:y="7.623cm" svg:viewBox="0 0 79 307" svg:d="M0 39c27-14 53-27 79-39 0 89 0 177 0 267-26 13-52 26-79 40 0-89 0-179 0-268z">
          <text:p/>
        </draw:path>
        <draw:path draw:style-name="gr3" draw:text-style-name="P3" draw:layer="layout" svg:width="0.077cm" svg:height="0.304cm" svg:x="2.297cm" svg:y="7.585cm" svg:viewBox="0 0 78 305" svg:d="M0 38c25-13 51-26 78-38 0 88 0 178 0 266-27 13-53 26-78 39 0-88 0-178 0-267z">
          <text:p/>
        </draw:path>
        <draw:path draw:style-name="gr3" draw:text-style-name="P3" draw:layer="layout" svg:width="0.077cm" svg:height="0.303cm" svg:x="2.374cm" svg:y="7.547cm" svg:viewBox="0 0 78 304" svg:d="M0 38c25-13 51-25 78-38 0 88 0 177 0 265-27 13-53 26-78 39 0-88 0-177 0-266z">
          <text:p/>
        </draw:path>
        <draw:path draw:style-name="gr3" draw:text-style-name="P3" draw:layer="layout" svg:width="0.077cm" svg:height="0.302cm" svg:x="2.45cm" svg:y="7.51cm" svg:viewBox="0 0 78 303" svg:d="M0 37c27-12 52-25 78-37 0 88 0 176 0 264-26 13-51 26-78 39 0-88 0-177 0-266z">
          <text:p/>
        </draw:path>
        <draw:path draw:style-name="gr2" draw:text-style-name="P2" draw:layer="layout" svg:width="0.077cm" svg:height="0.301cm" svg:x="2.526cm" svg:y="7.472cm" svg:viewBox="0 0 78 302" svg:d="M0 38c27-13 52-25 78-38 0 88 0 176 0 264-26 13-51 26-78 38 0-87 0-176 0-264z">
          <text:p/>
        </draw:path>
        <draw:path draw:style-name="gr2" draw:text-style-name="P2" draw:layer="layout" svg:width="0.076cm" svg:height="0.3cm" svg:x="2.602cm" svg:y="7.435cm" svg:viewBox="0 0 77 301" svg:d="M0 38c26-13 52-25 77-38 0 88 0 175 0 263-25 13-51 26-77 38 0-88 0-176 0-263z">
          <text:p/>
        </draw:path>
        <draw:path draw:style-name="gr2" draw:text-style-name="P2" draw:layer="layout" svg:width="0.076cm" svg:height="0.299cm" svg:x="2.677cm" svg:y="7.398cm" svg:viewBox="0 0 77 300" svg:d="M0 37c25-12 50-24 77-37 0 88 0 175 0 263-27 12-52 25-77 37 0-87 0-175 0-263z">
          <text:p/>
        </draw:path>
        <draw:path draw:style-name="gr2" draw:text-style-name="P2" draw:layer="layout" svg:width="0.075cm" svg:height="0.298cm" svg:x="2.752cm" svg:y="7.362cm" svg:viewBox="0 0 76 299" svg:d="M0 37c26-13 51-25 76-37 0 87 0 174 0 261-25 13-50 25-76 38 0-88 0-175 0-262z">
          <text:p/>
        </draw:path>
        <draw:path draw:style-name="gr2" draw:text-style-name="P2" draw:layer="layout" svg:width="0.075cm" svg:height="0.298cm" svg:x="2.826cm" svg:y="7.325cm" svg:viewBox="0 0 76 299" svg:d="M0 37c26-12 51-24 76-37 0 87 0 174 0 261-25 13-50 25-76 38 0-88 0-175 0-262z">
          <text:p/>
        </draw:path>
        <draw:path draw:style-name="gr2" draw:text-style-name="P2" draw:layer="layout" svg:width="0.074cm" svg:height="0.296cm" svg:x="2.9cm" svg:y="7.289cm" svg:viewBox="0 0 75 297" svg:d="M0 37c25-12 49-25 75-37 0 87 0 173 0 259-26 14-50 26-75 38 0-87 0-173 0-260z">
          <text:p/>
        </draw:path>
        <draw:path draw:style-name="gr2" draw:text-style-name="P2" draw:layer="layout" svg:width="0.074cm" svg:height="0.295cm" svg:x="2.973cm" svg:y="7.253cm" svg:viewBox="0 0 75 296" svg:d="M0 37c25-13 50-25 75-37 0 87 0 173 0 258-25 14-50 26-75 38 0-86 0-173 0-259z">
          <text:p/>
        </draw:path>
        <draw:path draw:style-name="gr2" draw:text-style-name="P2" draw:layer="layout" svg:width="0.073cm" svg:height="0.294cm" svg:x="3.047cm" svg:y="7.218cm" svg:viewBox="0 0 74 295" svg:d="M0 36c25-12 49-24 73-36 1 86 1 172 1 258-25 12-49 24-74 37 0-87 0-173 0-259z">
          <text:p/>
        </draw:path>
        <draw:path draw:style-name="gr2" draw:text-style-name="P2" draw:layer="layout" svg:width="0.084cm" svg:height="0.317cm" svg:x="1.083cm" svg:y="8.464cm" svg:viewBox="0 0 85 318" svg:d="M0 43c28-14 57-29 85-43 0 93 0 184 0 275-28 15-57 29-85 43 0-91 0-182 0-275z">
          <text:p/>
        </draw:path>
        <draw:path draw:style-name="gr2" draw:text-style-name="P2" draw:layer="layout" svg:width="0.084cm" svg:height="0.316cm" svg:x="1.167cm" svg:y="8.422cm" svg:viewBox="0 0 85 317" svg:d="M0 42c28-14 57-28 85-42 0 93 0 184 0 274-28 14-57 29-85 43 0-91 0-182 0-275z">
          <text:p/>
        </draw:path>
        <draw:path draw:style-name="gr2" draw:text-style-name="P2" draw:layer="layout" svg:width="0.084cm" svg:height="0.315cm" svg:x="1.25cm" svg:y="8.38cm" svg:viewBox="0 0 85 316" svg:d="M0 42c28-14 57-28 85-42 0 92 0 183 0 272-28 15-57 30-85 44 0-90 0-181 0-274z">
          <text:p/>
        </draw:path>
        <draw:path draw:style-name="gr2" draw:text-style-name="P2" draw:layer="layout" svg:width="0.083cm" svg:height="0.314cm" svg:x="1.334cm" svg:y="8.338cm" svg:viewBox="0 0 84 315" svg:d="M0 42c28-14 57-28 84-42 0 92 0 183 0 271-27 15-56 30-84 44 0-90 0-181 0-273z">
          <text:p/>
        </draw:path>
        <draw:path draw:style-name="gr2" draw:text-style-name="P2" draw:layer="layout" svg:width="0.083cm" svg:height="0.313cm" svg:x="1.417cm" svg:y="8.297cm" svg:viewBox="0 0 84 314" svg:d="M0 41c27-14 56-27 84-41 0 91 0 181 0 270-28 14-57 28-84 44 0-90 0-181 0-273z">
          <text:p/>
        </draw:path>
        <draw:path draw:style-name="gr2" draw:text-style-name="P2" draw:layer="layout" svg:width="0.083cm" svg:height="0.312cm" svg:x="1.499cm" svg:y="8.255cm" svg:viewBox="0 0 84 313" svg:d="M0 43c29-14 56-28 84-43 0 92 0 183 0 271-28 14-55 28-84 42 0-88 0-179 0-270z">
          <text:p/>
        </draw:path>
        <draw:path draw:style-name="gr2" draw:text-style-name="P2" draw:layer="layout" svg:width="0.083cm" svg:height="0.311cm" svg:x="1.581cm" svg:y="8.214cm" svg:viewBox="0 0 84 312" svg:d="M0 43c28-14 56-29 84-43 0 92 0 182-1 270-27 14-55 28-83 42 0-88 0-179 0-269z">
          <text:p/>
        </draw:path>
        <draw:path draw:style-name="gr2" draw:text-style-name="P2" draw:layer="layout" svg:width="0.081cm" svg:height="0.31cm" svg:x="1.663cm" svg:y="8.174cm" svg:viewBox="0 0 82 311" svg:d="M0 42c27-14 54-29 82-42 0 91 0 181 0 269-28 14-55 28-82 42 0-89 0-179 0-269z">
          <text:p/>
        </draw:path>
        <draw:path draw:style-name="gr2" draw:text-style-name="P2" draw:layer="layout" svg:width="0.082cm" svg:height="0.309cm" svg:x="1.743cm" svg:y="8.133cm" svg:viewBox="0 0 83 310" svg:d="M0 42c28-15 55-28 83-42 0 91 0 181 0 268-28 14-55 28-83 42 0-88 0-178 0-268z">
          <text:p/>
        </draw:path>
        <draw:path draw:style-name="gr2" draw:text-style-name="P2" draw:layer="layout" svg:width="0.081cm" svg:height="0.308cm" svg:x="1.824cm" svg:y="8.093cm" svg:viewBox="0 0 82 309" svg:d="M0 40c27-13 54-27 82-40 0 90 0 180 0 267-28 14-55 28-82 42 0-88 0-178 0-269z">
          <text:p/>
        </draw:path>
        <draw:path draw:style-name="gr2" draw:text-style-name="P2" draw:layer="layout" svg:width="0.08cm" svg:height="0.307cm" svg:x="1.904cm" svg:y="8.053cm" svg:viewBox="0 0 81 308" svg:d="M0 40c27-13 54-27 81-40 0 90 0 179 0 266-27 14-54 28-81 42 0-88 0-177 0-268z">
          <text:p/>
        </draw:path>
        <draw:path draw:style-name="gr2" draw:text-style-name="P2" draw:layer="layout" svg:width="0.079cm" svg:height="0.306cm" svg:x="1.984cm" svg:y="8.013cm" svg:viewBox="0 0 80 307" svg:d="M0 40c26-13 54-26 80-40 0 90 0 179 0 266-26 13-54 27-80 41 0-87 0-176 0-267z">
          <text:p/>
        </draw:path>
        <draw:path draw:style-name="gr2" draw:text-style-name="P2" draw:layer="layout" svg:width="0.079cm" svg:height="0.304cm" svg:x="2.062cm" svg:y="7.974cm" svg:viewBox="0 0 80 305" svg:d="M0 40c27-14 54-27 80-40 0 89 0 178 0 265-26 13-53 27-80 40 0-86 0-175 0-265z">
          <text:p/>
        </draw:path>
        <draw:path draw:style-name="gr2" draw:text-style-name="P2" draw:layer="layout" svg:width="0.079cm" svg:height="0.304cm" svg:x="2.141cm" svg:y="7.934cm" svg:viewBox="0 0 80 305" svg:d="M0 40c27-13 53-26 80-40 0 89 0 178 0 264-27 14-53 27-80 41 0-87 0-175 0-265z">
          <text:p/>
        </draw:path>
        <draw:path draw:style-name="gr2" draw:text-style-name="P2" draw:layer="layout" svg:width="0.078cm" svg:height="0.303cm" svg:x="2.219cm" svg:y="7.895cm" svg:viewBox="0 0 79 304" svg:d="M0 40c27-14 53-27 79-40 0 89 0 178 0 264-26 13-52 26-79 40 0-86 0-176 0-264z">
          <text:p/>
        </draw:path>
        <draw:path draw:style-name="gr2" draw:text-style-name="P2" draw:layer="layout" svg:width="0.077cm" svg:height="0.302cm" svg:x="2.297cm" svg:y="7.856cm" svg:viewBox="0 0 78 303" svg:d="M0 39c25-13 51-26 78-39 0 89 0 177 0 263-27 13-53 27-78 40 0-86 0-175 0-264z">
          <text:p/>
        </draw:path>
        <draw:path draw:style-name="gr2" draw:text-style-name="P2" draw:layer="layout" svg:width="0.077cm" svg:height="0.301cm" svg:x="2.374cm" svg:y="7.817cm" svg:viewBox="0 0 78 302" svg:d="M0 39c25-13 51-26 78-39 0 89 0 177 0 263-27 13-53 26-78 39 0-85 0-174 0-263z">
          <text:p/>
        </draw:path>
        <draw:path draw:style-name="gr2" draw:text-style-name="P2" draw:layer="layout" svg:width="0.077cm" svg:height="0.3cm" svg:x="2.45cm" svg:y="7.779cm" svg:viewBox="0 0 78 301" svg:d="M0 39c27-13 52-26 78-39 0 88 0 177 0 262-26 13-51 26-78 39 0-85 0-174 0-262z">
          <text:p/>
        </draw:path>
        <draw:path draw:style-name="gr2" draw:text-style-name="P2" draw:layer="layout" svg:width="0.077cm" svg:height="0.299cm" svg:x="2.526cm" svg:y="7.741cm" svg:viewBox="0 0 78 300" svg:d="M0 38c27-12 52-25 78-38 0 88 0 175 0 261-26 13-51 26-78 39 0-85 0-173 0-262z">
          <text:p/>
        </draw:path>
        <draw:path draw:style-name="gr2" draw:text-style-name="P2" draw:layer="layout" svg:width="0.076cm" svg:height="0.298cm" svg:x="2.602cm" svg:y="7.703cm" svg:viewBox="0 0 77 299" svg:d="M0 38c26-12 52-25 77-38 0 88 0 175 0 260-25 13-51 26-77 39 0-85 0-173 0-261z">
          <text:p/>
        </draw:path>
        <draw:path draw:style-name="gr2" draw:text-style-name="P2" draw:layer="layout" svg:width="0.076cm" svg:height="0.297cm" svg:x="2.677cm" svg:y="7.665cm" svg:viewBox="0 0 77 298" svg:d="M0 38c25-12 50-25 77-38 0 88 0 174 0 260-27 13-52 26-77 38 0-84 0-172 0-260z">
          <text:p/>
        </draw:path>
        <draw:path draw:style-name="gr2" draw:text-style-name="P2" draw:layer="layout" svg:width="0.075cm" svg:height="0.296cm" svg:x="2.752cm" svg:y="7.628cm" svg:viewBox="0 0 76 297" svg:d="M0 38c26-13 51-25 76-38 0 87 0 173 0 259-25 12-50 25-76 38 0-84 0-172 0-259z">
          <text:p/>
        </draw:path>
        <draw:path draw:style-name="gr2" draw:text-style-name="P2" draw:layer="layout" svg:width="0.075cm" svg:height="0.295cm" svg:x="2.826cm" svg:y="7.591cm" svg:viewBox="0 0 76 296" svg:d="M0 37c26-12 51-25 76-37 0 87 0 173 0 258-25 12-50 25-76 38 0-84 0-172 0-259z">
          <text:p/>
        </draw:path>
        <draw:path draw:style-name="gr2" draw:text-style-name="P2" draw:layer="layout" svg:width="0.074cm" svg:height="0.294cm" svg:x="2.9cm" svg:y="7.554cm" svg:viewBox="0 0 75 295" svg:d="M0 37c25-12 49-25 75-37 0 87 0 172 0 257-26 13-50 25-75 38 0-85 0-171 0-258z">
          <text:p/>
        </draw:path>
        <draw:path draw:style-name="gr2" draw:text-style-name="P2" draw:layer="layout" svg:width="0.074cm" svg:height="0.293cm" svg:x="2.973cm" svg:y="7.517cm" svg:viewBox="0 0 75 294" svg:d="M0 37c25-12 50-24 75-37 0 87 0 172 0 257-25 12-50 25-75 37 0-84 0-170 0-257z">
          <text:p/>
        </draw:path>
        <draw:path draw:style-name="gr2" draw:text-style-name="P2" draw:layer="layout" svg:width="0.073cm" svg:height="0.292cm" svg:x="3.047cm" svg:y="7.481cm" svg:viewBox="0 0 74 293" svg:d="M0 37c25-13 49-25 74-37 0 86 0 171 0 255-25 13-49 25-74 38 0-85 0-170 0-256z">
          <text:p/>
        </draw:path>
        <draw:line draw:style-name="gr6" draw:text-style-name="P2" draw:layer="layout" svg:x1="1.085cm" svg:y1="2.301cm" svg:x2="3.546cm" svg:y2="2.315cm">
          <text:p/>
        </draw:line>
        <draw:line draw:style-name="gr6" draw:text-style-name="P2" draw:layer="layout" svg:x1="1.509cm" svg:y1="2.182cm" svg:x2="3.585cm" svg:y2="2.272cm">
          <text:p/>
        </draw:line>
        <draw:polygon draw:style-name="gr2" draw:text-style-name="P2" draw:layer="layout" svg:width="0.15cm" svg:height="0.281cm" svg:x="0.933cm" svg:y="8.501cm" svg:viewBox="0 0 151 282" draw:points="151,282 0,282 0,0 151,0">
          <text:p/>
        </draw:polygon>
        <draw:polygon draw:style-name="gr2" draw:text-style-name="P2" draw:layer="layout" svg:width="0.15cm" svg:height="0.281cm" svg:x="0.933cm" svg:y="8.219cm" svg:viewBox="0 0 151 282" draw:points="151,282 0,282 0,0 151,0">
          <text:p/>
        </draw:polygon>
        <draw:polygon draw:style-name="gr2" draw:text-style-name="P2" draw:layer="layout" svg:width="0.15cm" svg:height="0.281cm" svg:x="0.933cm" svg:y="7.935cm" svg:viewBox="0 0 151 282" draw:points="151,282 0,282 0,0 151,0">
          <text:p/>
        </draw:polygon>
        <draw:polygon draw:style-name="gr2" draw:text-style-name="P2" draw:layer="layout" svg:width="0.15cm" svg:height="0.281cm" svg:x="0.933cm" svg:y="7.653cm" svg:viewBox="0 0 151 282" draw:points="151,282 0,282 0,0 151,0">
          <text:p/>
        </draw:polygon>
        <draw:polygon draw:style-name="gr2" draw:text-style-name="P2" draw:layer="layout" svg:width="0.15cm" svg:height="0.281cm" svg:x="0.933cm" svg:y="7.373cm" svg:viewBox="0 0 151 282" draw:points="151,282 0,282 0,0 151,0">
          <text:p/>
        </draw:polygon>
        <draw:polygon draw:style-name="gr2" draw:text-style-name="P2" draw:layer="layout" svg:width="0.15cm" svg:height="0.281cm" svg:x="0.933cm" svg:y="7.091cm" svg:viewBox="0 0 151 282" draw:points="151,282 0,282 0,0 151,0">
          <text:p/>
        </draw:polygon>
        <draw:polygon draw:style-name="gr2" draw:text-style-name="P2" draw:layer="layout" svg:width="0.15cm" svg:height="0.281cm" svg:x="0.933cm" svg:y="6.807cm" svg:viewBox="0 0 151 282" draw:points="151,282 0,282 0,0 151,0">
          <text:p/>
        </draw:polygon>
        <draw:polygon draw:style-name="gr2" draw:text-style-name="P2" draw:layer="layout" svg:width="0.15cm" svg:height="0.281cm" svg:x="0.933cm" svg:y="6.525cm" svg:viewBox="0 0 151 282" draw:points="151,282 0,282 0,0 151,0">
          <text:p/>
        </draw:polygon>
        <draw:polygon draw:style-name="gr2" draw:text-style-name="P2" draw:layer="layout" svg:width="0.15cm" svg:height="0.281cm" svg:x="0.933cm" svg:y="6.246cm" svg:viewBox="0 0 151 282" draw:points="151,282 0,282 0,0 151,0">
          <text:p/>
        </draw:polygon>
        <draw:polygon draw:style-name="gr2" draw:text-style-name="P2" draw:layer="layout" svg:width="0.15cm" svg:height="0.281cm" svg:x="0.933cm" svg:y="5.964cm" svg:viewBox="0 0 151 282" draw:points="151,282 0,282 0,0 151,0">
          <text:p/>
        </draw:polygon>
        <draw:polygon draw:style-name="gr2" draw:text-style-name="P2" draw:layer="layout" svg:width="0.15cm" svg:height="0.281cm" svg:x="0.933cm" svg:y="5.68cm" svg:viewBox="0 0 151 282" draw:points="151,282 0,282 0,0 151,0">
          <text:p/>
        </draw:polygon>
        <draw:polygon draw:style-name="gr2" draw:text-style-name="P2" draw:layer="layout" svg:width="0.15cm" svg:height="0.281cm" svg:x="0.933cm" svg:y="5.398cm" svg:viewBox="0 0 151 282" draw:points="151,282 0,282 0,0 151,0">
          <text:p/>
        </draw:polygon>
        <draw:polygon draw:style-name="gr2" draw:text-style-name="P2" draw:layer="layout" svg:width="0.15cm" svg:height="0.281cm" svg:x="0.933cm" svg:y="5.118cm" svg:viewBox="0 0 151 282" draw:points="151,282 0,282 0,0 151,0">
          <text:p/>
        </draw:polygon>
        <draw:polygon draw:style-name="gr2" draw:text-style-name="P2" draw:layer="layout" svg:width="0.15cm" svg:height="0.281cm" svg:x="0.933cm" svg:y="4.836cm" svg:viewBox="0 0 151 282" draw:points="151,282 0,282 0,0 151,0">
          <text:p/>
        </draw:polygon>
        <draw:polygon draw:style-name="gr2" draw:text-style-name="P2" draw:layer="layout" svg:width="0.15cm" svg:height="0.281cm" svg:x="0.933cm" svg:y="4.552cm" svg:viewBox="0 0 151 282" draw:points="151,282 0,282 0,0 151,0">
          <text:p/>
        </draw:polygon>
        <draw:polygon draw:style-name="gr2" draw:text-style-name="P2" draw:layer="layout" svg:width="0.15cm" svg:height="0.281cm" svg:x="0.933cm" svg:y="4.27cm" svg:viewBox="0 0 151 282" draw:points="151,282 0,282 0,0 151,0">
          <text:p/>
        </draw:polygon>
        <draw:polygon draw:style-name="gr2" draw:text-style-name="P2" draw:layer="layout" svg:width="0.15cm" svg:height="0.281cm" svg:x="0.933cm" svg:y="3.996cm" svg:viewBox="0 0 151 282" draw:points="151,282 0,282 0,0 151,0">
          <text:p/>
        </draw:polygon>
        <draw:polygon draw:style-name="gr2" draw:text-style-name="P2" draw:layer="layout" svg:width="0.15cm" svg:height="0.281cm" svg:x="0.933cm" svg:y="3.714cm" svg:viewBox="0 0 151 282" draw:points="151,282 0,282 0,0 151,0">
          <text:p/>
        </draw:polygon>
        <draw:polygon draw:style-name="gr2" draw:text-style-name="P2" draw:layer="layout" svg:width="0.15cm" svg:height="0.281cm" svg:x="0.933cm" svg:y="3.43cm" svg:viewBox="0 0 151 282" draw:points="151,282 0,282 0,0 151,0">
          <text:p/>
        </draw:polygon>
        <draw:polygon draw:style-name="gr2" draw:text-style-name="P2" draw:layer="layout" svg:width="0.15cm" svg:height="0.281cm" svg:x="0.933cm" svg:y="3.148cm" svg:viewBox="0 0 151 282" draw:points="151,282 0,282 0,0 151,0">
          <text:p/>
        </draw:polygon>
        <draw:polygon draw:style-name="gr2" draw:text-style-name="P2" draw:layer="layout" svg:width="0.15cm" svg:height="0.281cm" svg:x="0.933cm" svg:y="2.868cm" svg:viewBox="0 0 151 282" draw:points="151,282 0,282 0,0 151,0">
          <text:p/>
        </draw:polygon>
        <draw:polygon draw:style-name="gr2" draw:text-style-name="P2" draw:layer="layout" svg:width="0.15cm" svg:height="0.281cm" svg:x="0.933cm" svg:y="2.586cm" svg:viewBox="0 0 151 282" draw:points="151,282 0,282 0,0 151,0">
          <text:p/>
        </draw:polygon>
        <draw:polygon draw:style-name="gr2" draw:text-style-name="P2" draw:layer="layout" svg:width="0.15cm" svg:height="0.281cm" svg:x="0.933cm" svg:y="2.302cm" svg:viewBox="0 0 151 282" draw:points="151,282 0,282 0,0 151,0">
          <text:p/>
        </draw:polygon>
        <draw:polygon draw:style-name="gr2" draw:text-style-name="P2" draw:layer="layout" svg:width="0.15cm" svg:height="0.281cm" svg:x="0.933cm" svg:y="2.02cm" svg:viewBox="0 0 151 282" draw:points="151,282 0,282 0,0 151,0">
          <text:p/>
        </draw:polygon>
        <draw:polygon draw:style-name="gr2" draw:text-style-name="P2" draw:layer="layout" svg:width="0.15cm" svg:height="0.281cm" svg:x="0.933cm" svg:y="1.741cm" svg:viewBox="0 0 151 282" draw:points="151,282 0,282 0,0 151,0">
          <text:p/>
        </draw:polygon>
        <draw:polygon draw:style-name="gr2" draw:text-style-name="P2" draw:layer="layout" svg:width="0.15cm" svg:height="0.281cm" svg:x="0.933cm" svg:y="1.459cm" svg:viewBox="0 0 151 282" draw:points="151,282 0,282 0,0 151,0">
          <text:p/>
        </draw:polygon>
        <draw:polygon draw:style-name="gr2" draw:text-style-name="P2" draw:layer="layout" svg:width="0.15cm" svg:height="0.281cm" svg:x="0.933cm" svg:y="1.175cm" svg:viewBox="0 0 151 282" draw:points="151,282 0,282 0,0 151,0">
          <text:p/>
        </draw:polygon>
        <draw:polygon draw:style-name="gr2" draw:text-style-name="P2" draw:layer="layout" svg:width="0.15cm" svg:height="0.281cm" svg:x="0.933cm" svg:y="0.893cm" svg:viewBox="0 0 151 282" draw:points="151,282 0,282 0,0 151,0">
          <text:p/>
        </draw:polygon>
        <draw:polygon draw:style-name="gr2" draw:text-style-name="P2" draw:layer="layout" svg:width="0.15cm" svg:height="0.281cm" svg:x="0.783cm" svg:y="8.501cm" svg:viewBox="0 0 151 282" draw:points="151,282 0,282 0,0 151,0">
          <text:p/>
        </draw:polygon>
        <draw:polygon draw:style-name="gr2" draw:text-style-name="P2" draw:layer="layout" svg:width="0.15cm" svg:height="0.281cm" svg:x="0.783cm" svg:y="8.219cm" svg:viewBox="0 0 151 282" draw:points="151,282 0,282 0,0 151,0">
          <text:p/>
        </draw:polygon>
        <draw:polygon draw:style-name="gr2" draw:text-style-name="P2" draw:layer="layout" svg:width="0.15cm" svg:height="0.281cm" svg:x="0.783cm" svg:y="7.935cm" svg:viewBox="0 0 151 282" draw:points="151,282 0,282 0,0 151,0">
          <text:p/>
        </draw:polygon>
        <draw:polygon draw:style-name="gr2" draw:text-style-name="P2" draw:layer="layout" svg:width="0.15cm" svg:height="0.281cm" svg:x="0.783cm" svg:y="7.653cm" svg:viewBox="0 0 151 282" draw:points="151,282 0,282 0,0 151,0">
          <text:p/>
        </draw:polygon>
        <draw:polygon draw:style-name="gr2" draw:text-style-name="P2" draw:layer="layout" svg:width="0.15cm" svg:height="0.281cm" svg:x="0.783cm" svg:y="7.373cm" svg:viewBox="0 0 151 282" draw:points="151,282 0,282 0,0 151,0">
          <text:p/>
        </draw:polygon>
        <draw:polygon draw:style-name="gr2" draw:text-style-name="P2" draw:layer="layout" svg:width="0.15cm" svg:height="0.281cm" svg:x="0.783cm" svg:y="7.091cm" svg:viewBox="0 0 151 282" draw:points="151,282 0,282 0,0 151,0">
          <text:p/>
        </draw:polygon>
        <draw:polygon draw:style-name="gr2" draw:text-style-name="P2" draw:layer="layout" svg:width="0.15cm" svg:height="0.281cm" svg:x="0.783cm" svg:y="6.807cm" svg:viewBox="0 0 151 282" draw:points="151,282 0,282 0,0 151,0">
          <text:p/>
        </draw:polygon>
        <draw:polygon draw:style-name="gr2" draw:text-style-name="P2" draw:layer="layout" svg:width="0.15cm" svg:height="0.281cm" svg:x="0.783cm" svg:y="6.525cm" svg:viewBox="0 0 151 282" draw:points="151,282 0,282 0,0 151,0">
          <text:p/>
        </draw:polygon>
        <draw:polygon draw:style-name="gr2" draw:text-style-name="P2" draw:layer="layout" svg:width="0.15cm" svg:height="0.281cm" svg:x="0.783cm" svg:y="6.246cm" svg:viewBox="0 0 151 282" draw:points="151,282 0,282 0,0 151,0">
          <text:p/>
        </draw:polygon>
        <draw:polygon draw:style-name="gr2" draw:text-style-name="P2" draw:layer="layout" svg:width="0.15cm" svg:height="0.281cm" svg:x="0.783cm" svg:y="5.964cm" svg:viewBox="0 0 151 282" draw:points="151,282 0,282 0,0 151,0">
          <text:p/>
        </draw:polygon>
        <draw:polygon draw:style-name="gr2" draw:text-style-name="P2" draw:layer="layout" svg:width="0.15cm" svg:height="0.281cm" svg:x="0.783cm" svg:y="5.68cm" svg:viewBox="0 0 151 282" draw:points="151,282 0,282 0,0 151,0">
          <text:p/>
        </draw:polygon>
        <draw:polygon draw:style-name="gr2" draw:text-style-name="P2" draw:layer="layout" svg:width="0.15cm" svg:height="0.281cm" svg:x="0.783cm" svg:y="5.398cm" svg:viewBox="0 0 151 282" draw:points="151,282 0,282 0,0 151,0">
          <text:p/>
        </draw:polygon>
        <draw:polygon draw:style-name="gr2" draw:text-style-name="P2" draw:layer="layout" svg:width="0.15cm" svg:height="0.281cm" svg:x="0.783cm" svg:y="5.118cm" svg:viewBox="0 0 151 282" draw:points="151,282 0,282 0,0 151,0">
          <text:p/>
        </draw:polygon>
        <draw:polygon draw:style-name="gr2" draw:text-style-name="P2" draw:layer="layout" svg:width="0.15cm" svg:height="0.281cm" svg:x="0.783cm" svg:y="4.836cm" svg:viewBox="0 0 151 282" draw:points="151,282 0,282 0,0 151,0">
          <text:p/>
        </draw:polygon>
        <draw:polygon draw:style-name="gr2" draw:text-style-name="P2" draw:layer="layout" svg:width="0.15cm" svg:height="0.281cm" svg:x="0.783cm" svg:y="4.552cm" svg:viewBox="0 0 151 282" draw:points="151,282 0,282 0,0 151,0">
          <text:p/>
        </draw:polygon>
        <draw:polygon draw:style-name="gr2" draw:text-style-name="P2" draw:layer="layout" svg:width="0.15cm" svg:height="0.281cm" svg:x="0.783cm" svg:y="4.27cm" svg:viewBox="0 0 151 282" draw:points="151,282 0,282 0,0 151,0">
          <text:p/>
        </draw:polygon>
        <draw:polygon draw:style-name="gr2" draw:text-style-name="P2" draw:layer="layout" svg:width="0.15cm" svg:height="0.281cm" svg:x="0.783cm" svg:y="3.996cm" svg:viewBox="0 0 151 282" draw:points="151,282 0,282 0,0 151,0">
          <text:p/>
        </draw:polygon>
        <draw:polygon draw:style-name="gr2" draw:text-style-name="P2" draw:layer="layout" svg:width="0.15cm" svg:height="0.281cm" svg:x="0.783cm" svg:y="3.714cm" svg:viewBox="0 0 151 282" draw:points="151,282 0,282 0,0 151,0">
          <text:p/>
        </draw:polygon>
        <draw:polygon draw:style-name="gr2" draw:text-style-name="P2" draw:layer="layout" svg:width="0.15cm" svg:height="0.281cm" svg:x="0.783cm" svg:y="3.43cm" svg:viewBox="0 0 151 282" draw:points="151,282 0,282 0,0 151,0">
          <text:p/>
        </draw:polygon>
        <draw:polygon draw:style-name="gr2" draw:text-style-name="P2" draw:layer="layout" svg:width="0.15cm" svg:height="0.281cm" svg:x="0.783cm" svg:y="3.148cm" svg:viewBox="0 0 151 282" draw:points="151,282 0,282 0,0 151,0">
          <text:p/>
        </draw:polygon>
        <draw:polygon draw:style-name="gr2" draw:text-style-name="P2" draw:layer="layout" svg:width="0.15cm" svg:height="0.281cm" svg:x="0.783cm" svg:y="2.868cm" svg:viewBox="0 0 151 282" draw:points="151,282 0,282 0,0 151,0">
          <text:p/>
        </draw:polygon>
        <draw:polygon draw:style-name="gr2" draw:text-style-name="P2" draw:layer="layout" svg:width="0.15cm" svg:height="0.281cm" svg:x="0.783cm" svg:y="2.586cm" svg:viewBox="0 0 151 282" draw:points="151,282 0,282 0,0 151,0">
          <text:p/>
        </draw:polygon>
        <draw:polygon draw:style-name="gr2" draw:text-style-name="P2" draw:layer="layout" svg:width="0.15cm" svg:height="0.281cm" svg:x="0.783cm" svg:y="2.302cm" svg:viewBox="0 0 151 282" draw:points="151,282 0,282 0,0 151,0">
          <text:p/>
        </draw:polygon>
        <draw:polygon draw:style-name="gr2" draw:text-style-name="P2" draw:layer="layout" svg:width="0.15cm" svg:height="0.281cm" svg:x="0.783cm" svg:y="2.02cm" svg:viewBox="0 0 151 282" draw:points="151,282 0,282 0,0 151,0">
          <text:p/>
        </draw:polygon>
        <draw:polygon draw:style-name="gr2" draw:text-style-name="P2" draw:layer="layout" svg:width="0.15cm" svg:height="0.281cm" svg:x="0.783cm" svg:y="1.741cm" svg:viewBox="0 0 151 282" draw:points="151,282 0,282 0,0 151,0">
          <text:p/>
        </draw:polygon>
        <draw:polygon draw:style-name="gr2" draw:text-style-name="P2" draw:layer="layout" svg:width="0.15cm" svg:height="0.281cm" svg:x="0.783cm" svg:y="1.459cm" svg:viewBox="0 0 151 282" draw:points="151,282 0,282 0,0 151,0">
          <text:p/>
        </draw:polygon>
        <draw:polygon draw:style-name="gr2" draw:text-style-name="P2" draw:layer="layout" svg:width="0.15cm" svg:height="0.281cm" svg:x="0.783cm" svg:y="1.175cm" svg:viewBox="0 0 151 282" draw:points="151,282 0,282 0,0 151,0">
          <text:p/>
        </draw:polygon>
        <draw:polygon draw:style-name="gr2" draw:text-style-name="P2" draw:layer="layout" svg:width="0.15cm" svg:height="0.281cm" svg:x="0.783cm" svg:y="0.893cm" svg:viewBox="0 0 151 282" draw:points="151,282 0,282 0,0 151,0">
          <text:p/>
        </draw:polygon>
        <draw:path draw:style-name="gr2" draw:text-style-name="P2" draw:layer="layout" svg:width="0.38cm" svg:height="0.022cm" svg:x="2.884cm" svg:y="0.408cm" svg:viewBox="0 0 381 23" svg:d="M80 0c50 1 100 1 150 2s100 2 151 3c-27 5-54 11-81 18-50-2-100-1-150-3-50-1-100-2-150-2 27-6 53-12 80-18z">
          <text:p/>
        </draw:path>
        <draw:path draw:style-name="gr2" draw:text-style-name="P2" draw:layer="layout" svg:width="0.379cm" svg:height="0.022cm" svg:x="2.805cm" svg:y="0.426cm" svg:viewBox="0 0 380 23" svg:d="M80 0c50 0 100 1 150 2 50 2 100 3 150 3-27 6-53 12-79 18-50-1-100-2-150-2-50-1-100-2-151-3 26-6 54-11 80-18z">
          <text:p/>
        </draw:path>
        <draw:path draw:style-name="gr2" draw:text-style-name="P2" draw:layer="layout" svg:width="0.379cm" svg:height="0.023cm" svg:x="2.725cm" svg:y="0.443cm" svg:viewBox="0 0 380 24" svg:d="M79 0c51 1 101 2 151 3s100 1 150 2c-27 7-53 13-79 19-50-1-100-2-150-3-51 0-101-1-151-2 26-6 53-13 79-19z">
          <text:p/>
        </draw:path>
        <draw:path draw:style-name="gr2" draw:text-style-name="P2" draw:layer="layout" svg:width="0.378cm" svg:height="0.022cm" svg:x="2.646cm" svg:y="0.461cm" svg:viewBox="0 0 379 23" svg:d="M79 0c50 1 100 2 151 2 49 1 99 2 149 3-26 6-52 12-79 18-50-1-100-1-150-2s-100-2-150-2c26-6 52-13 79-19z">
          <text:p/>
        </draw:path>
        <draw:path draw:style-name="gr2" draw:text-style-name="P2" draw:layer="layout" svg:width="0.379cm" svg:height="0.022cm" svg:x="2.567cm" svg:y="0.479cm" svg:viewBox="0 0 380 23" svg:d="M79 0c50 0 100 1 150 2 51 1 101 1 151 2-27 6-53 13-80 19-50-1-100-2-150-3-50 0-100-1-150-2 26-7 53-13 79-18z">
          <text:p/>
        </draw:path>
        <draw:path draw:style-name="gr2" draw:text-style-name="P2" draw:layer="layout" svg:width="0.378cm" svg:height="0.022cm" svg:x="2.488cm" svg:y="0.496cm" svg:viewBox="0 0 379 23" svg:d="M79 0c50 1 100 2 150 2 50 1 99 2 150 3-26 6-53 11-80 18-49-1-99-2-149-3s-100-2-150-2c27-6 53-12 79-18z">
          <text:p/>
        </draw:path>
        <draw:path draw:style-name="gr2" draw:text-style-name="P2" draw:layer="layout" svg:width="0.378cm" svg:height="0.023cm" svg:x="2.409cm" svg:y="0.514cm" svg:viewBox="0 0 379 24" svg:d="M80 0c49 2 99 2 149 3s100 2 150 2c-27 6-53 12-79 19-50-2-100-3-149-3-50-1-100-2-151-3 26-5 53-11 80-18z">
          <text:p/>
        </draw:path>
        <draw:path draw:style-name="gr2" draw:text-style-name="P2" draw:layer="layout" svg:width="0.378cm" svg:height="0.022cm" svg:x="2.33cm" svg:y="0.531cm" svg:viewBox="0 0 379 23" svg:d="M79 0c51 1 101 2 150 3 50 0 100 1 150 2-26 7-53 13-79 18-50 0-100-1-149-2-51-1-101-1-151-2 26-6 53-13 79-19z">
          <text:p/>
        </draw:path>
        <draw:path draw:style-name="gr2" draw:text-style-name="P2" draw:layer="layout" svg:width="0.377cm" svg:height="0.022cm" svg:x="2.253cm" svg:y="0.549cm" svg:viewBox="0 0 378 23" svg:d="M78 0c50 0 100 1 150 2s100 1 150 2c-26 7-53 13-79 19-49-1-99-2-150-3-50 0-100-1-149-2 26-6 52-12 78-18z">
          <text:p/>
        </draw:path>
        <draw:path draw:style-name="gr2" draw:text-style-name="P2" draw:layer="layout" svg:width="0.377cm" svg:height="0.022cm" svg:x="2.174cm" svg:y="0.566cm" svg:viewBox="0 0 378 23" svg:d="M78 0c50 1 100 2 150 2 51 1 100 2 150 3-26 5-52 12-79 18-50-1-100-1-150-2-49-1-99-2-149-2 26-6 52-13 78-19z">
          <text:p/>
        </draw:path>
        <draw:path draw:style-name="gr2" draw:text-style-name="P2" draw:layer="layout" svg:width="0.377cm" svg:height="0.022cm" svg:x="2.095cm" svg:y="0.584cm" svg:viewBox="0 0 378 23" svg:d="M78 0c50 1 100 1 150 2 49 1 99 1 150 2-26 6-53 13-79 19-50-1-100-2-149-3-50 0-100-1-150-2 26-7 52-12 78-18z">
          <text:p/>
        </draw:path>
        <draw:path draw:style-name="gr2" draw:text-style-name="P2" draw:layer="layout" svg:width="0.376cm" svg:height="0.022cm" svg:x="2.017cm" svg:y="0.601cm" svg:viewBox="0 0 377 23" svg:d="M79 0c50 1 100 2 149 2 50 1 100 2 149 3-26 5-52 11-78 18-49-1-99-1-149-2-49-1-100-3-150-3 26-6 53-12 79-18z">
          <text:p/>
        </draw:path>
        <draw:path draw:style-name="gr2" draw:text-style-name="P2" draw:layer="layout" svg:width="0.376cm" svg:height="0.022cm" svg:x="1.94cm" svg:y="0.618cm" svg:viewBox="0 0 377 23" svg:d="M78 0c50 1 100 3 150 4 49 0 99 1 149 2-27 6-53 12-78 17-50 0-100-1-149-2-51-1-101-1-150-2 25-6 51-12 78-19z">
          <text:p/>
        </draw:path>
        <draw:path draw:style-name="gr2" draw:text-style-name="P2" draw:layer="layout" svg:width="0.375cm" svg:height="0.022cm" svg:x="1.862cm" svg:y="0.636cm" svg:viewBox="0 0 376 23" svg:d="M77 0c50 1 100 1 150 2s100 2 149 2c-26 7-52 13-77 19-50-1-101-2-150-3-50 0-100-1-149-2 26-6 51-11 77-18z">
          <text:p/>
        </draw:path>
        <draw:path draw:style-name="gr2" draw:text-style-name="P2" draw:layer="layout" svg:width="0.376cm" svg:height="0.022cm" svg:x="1.783cm" svg:y="0.653cm" svg:viewBox="0 0 377 23" svg:d="M78 0c49 1 99 2 149 3 49 0 100 1 150 2-26 7-52 12-78 18-51-1-100-1-150-2s-99-2-149-2c26-6 52-13 78-19z">
          <text:p/>
        </draw:path>
        <draw:path draw:style-name="gr2" draw:text-style-name="P2" draw:layer="layout" svg:width="0.375cm" svg:height="0.021cm" svg:x="1.705cm" svg:y="0.671cm" svg:viewBox="0 0 376 22" svg:d="M78 0c49 0 99 1 149 2 49 1 99 1 149 2-27 6-53 13-78 18-50 0-99-1-149-2s-99-1-149-2c26-7 52-13 78-18z">
          <text:p/>
        </draw:path>
        <draw:path draw:style-name="gr2" draw:text-style-name="P2" draw:layer="layout" svg:width="0.375cm" svg:height="0.021cm" svg:x="1.63cm" svg:y="0.688cm" svg:viewBox="0 0 376 22" svg:d="M78 0c50 0 99 1 149 2 50 0 99 1 149 2-26 6-52 11-78 18-49-1-99-1-148-2-50-1-100-2-150-2 25-7 51-13 78-18z">
          <text:p/>
        </draw:path>
        <draw:path draw:style-name="gr2" draw:text-style-name="P2" draw:layer="layout" svg:width="0.375cm" svg:height="0.021cm" svg:x="1.552cm" svg:y="0.705cm" svg:viewBox="0 0 376 22" svg:d="M78 0c49 1 100 1 149 2 50 1 100 1 149 2-26 6-52 12-78 18-49 0-99-1-148-3-51-1-100-1-150-2 26-6 52-11 78-17z">
          <text:p/>
        </draw:path>
        <draw:path draw:style-name="gr2" draw:text-style-name="P2" draw:layer="layout" svg:width="0.375cm" svg:height="0.022cm" svg:x="1.474cm" svg:y="0.722cm" svg:viewBox="0 0 376 23" svg:d="M77 0c50 1 100 2 150 2 50 2 99 3 149 4-26 5-52 11-78 17-49-1-100-2-149-2-50-1-99-2-149-3 26-5 52-11 77-18z">
          <text:p/>
        </draw:path>
        <draw:path draw:style-name="gr2" draw:text-style-name="P2" draw:layer="layout" svg:width="0.374cm" svg:height="0.022cm" svg:x="1.397cm" svg:y="0.739cm" svg:viewBox="0 0 375 23" svg:d="M77 0c50 1 99 2 149 3 49 0 100 1 149 2-26 6-52 12-77 18-51-1-100-2-149-2-50-1-99-2-149-2 26-6 51-13 77-19z">
          <text:p/>
        </draw:path>
        <draw:path draw:style-name="gr2" draw:text-style-name="P2" draw:layer="layout" svg:width="0.374cm" svg:height="0.021cm" svg:x="1.32cm" svg:y="0.757cm" svg:viewBox="0 0 375 22" svg:d="M77 0c50 0 99 1 149 2 49 0 99 1 149 2-27 7-52 12-78 18-49-1-99-2-148-2-50-1-99-2-149-2 26-6 52-13 77-18z">
          <text:p/>
        </draw:path>
        <draw:path draw:style-name="gr2" draw:text-style-name="P2" draw:layer="layout" svg:width="0.374cm" svg:height="0.021cm" svg:x="1.243cm" svg:y="0.774cm" svg:viewBox="0 0 375 22" svg:d="M78 0c50 0 99 1 148 2 50 1 99 1 149 2-26 6-52 12-77 18-50-1-99-1-148-2-50-1-100-2-150-2 26-7 51-13 78-18z">
          <text:p/>
        </draw:path>
        <draw:path draw:style-name="gr2" draw:text-style-name="P2" draw:layer="layout" svg:width="0.373cm" svg:height="0.021cm" svg:x="1.166cm" svg:y="0.791cm" svg:viewBox="0 0 374 22" svg:d="M76 0c50 1 100 1 150 2 49 1 99 2 148 2-26 6-52 12-77 18-49 0-99-1-148-2-50-1-100-1-149-3 25-6 51-11 76-17z">
          <text:p/>
        </draw:path>
        <draw:path draw:style-name="gr2" draw:text-style-name="P2" draw:layer="layout" svg:width="0.373cm" svg:height="0.021cm" svg:x="1.089cm" svg:y="0.808cm" svg:viewBox="0 0 374 22" svg:d="M76 0c50 2 99 3 150 3 49 1 98 2 148 2-26 6-52 12-77 17-49 0-100-1-149-2-49 0-99-1-148-2 25-5 51-11 76-18z">
          <text:p/>
        </draw:path>
        <draw:path draw:style-name="gr2" draw:text-style-name="P2" draw:layer="layout" svg:width="0.373cm" svg:height="0.021cm" svg:x="1.013cm" svg:y="0.825cm" svg:viewBox="0 0 374 22" svg:d="M76 0c50 1 99 1 149 2 49 1 99 2 149 2-26 7-52 13-77 18-50 0-100-1-149-2s-99-1-148-2c25-6 51-11 76-18z">
          <text:p/>
        </draw:path>
        <draw:path draw:style-name="gr2" draw:text-style-name="P2" draw:layer="layout" svg:width="0.373cm" svg:height="0.021cm" svg:x="0.936cm" svg:y="0.842cm" svg:viewBox="0 0 374 22" svg:d="M77 0c49 1 98 2 148 2 49 1 98 2 149 2-27 7-53 13-78 18-49 0-99-1-148-2-49 0-98-1-148-2 26-6 51-12 77-18z">
          <text:p/>
        </draw:path>
        <draw:path draw:style-name="gr2" draw:text-style-name="P2" draw:layer="layout" svg:width="0.372cm" svg:height="0.021cm" svg:x="0.859cm" svg:y="0.859cm" svg:viewBox="0 0 373 22" svg:d="M77 0c50 1 99 2 148 2 49 1 99 2 148 3-25 5-51 12-76 17-49 0-99-1-148-2-49 0-100-1-149-2 25-6 51-12 77-18z">
          <text:p/>
        </draw:path>
        <draw:path draw:style-name="gr2" draw:text-style-name="P2" draw:layer="layout" svg:width="0.372cm" svg:height="0.021cm" svg:x="0.783cm" svg:y="0.876cm" svg:viewBox="0 0 373 22" svg:d="M76 0c49 1 100 2 149 2 49 1 98 2 148 3-26 5-51 11-76 17-50 0-99-1-148-2-50 0-100-1-149-2 25-6 50-12 76-18z">
          <text:p/>
        </draw:path>
        <draw:line draw:style-name="gr6" draw:text-style-name="P2" draw:layer="layout" svg:x1="1.083cm" svg:y1="0.881cm" svg:x2="3.546cm" svg:y2="2.031cm">
          <text:p/>
        </draw:line>
        <draw:path draw:style-name="gr6" draw:text-style-name="P2" draw:layer="layout" svg:width="0.422cm" svg:height="1.504cm" svg:x="1.085cm" svg:y="0.799cm" svg:viewBox="0 0 423 1505" svg:d="M0 84c72-14 143-29 214-43 70-14 139-28 209-41 0 231 0 462 0 693s0 462 0 693c-70 20-139 39-209 58-71 21-142 41-214 61 0-237 0-474 0-711 0-236 0-473 0-710z">
          <text:p/>
        </draw:path>
        <draw:line draw:style-name="gr6" draw:text-style-name="P2" draw:layer="layout" svg:x1="1.507cm" svg:y1="0.795cm" svg:x2="3.619cm" svg:y2="2.005cm">
          <text:p/>
        </draw:line>
        <draw:path draw:style-name="gr2" draw:text-style-name="P2" draw:layer="layout" svg:width="0.073cm" svg:height="0.276cm" svg:x="3.118cm" svg:y="0.428cm" svg:viewBox="0 0 74 277" svg:d="M0 16c26-5 50-10 74-16 0 88 0 175 0 260-24 6-48 12-74 17 0-86 0-173 0-261z">
          <text:p/>
        </draw:path>
        <draw:path draw:style-name="gr2" draw:text-style-name="P2" draw:layer="layout" svg:width="0.073cm" svg:height="0.275cm" svg:x="3.191cm" svg:y="0.413cm" svg:viewBox="0 0 74 276" svg:d="M0 15c25-5 49-10 74-15 0 87 0 174 0 258-25 6-49 11-74 18 0-86 0-173 0-261z">
          <text:p/>
        </draw:path>
        <draw:path draw:style-name="gr2" draw:text-style-name="P2" draw:layer="layout" svg:width="0.073cm" svg:height="0.274cm" svg:x="3.118cm" svg:y="0.694cm" svg:viewBox="0 0 74 275" svg:d="M0 16c26-5 50-11 74-16 0 85 0 171 0 257-24 7-48 13-73 18-1-87-1-173-1-259z">
          <text:p/>
        </draw:path>
        <draw:path draw:style-name="gr2" draw:text-style-name="P2" draw:layer="layout" svg:width="0.073cm" svg:height="0.274cm" svg:x="3.191cm" svg:y="0.677cm" svg:viewBox="0 0 74 275" svg:d="M0 18c25-6 49-11 74-18 0 87 0 172 0 258-25 6-49 11-74 17 0-86 0-171 0-257z">
          <text:p/>
        </draw:path>
        <draw:path draw:style-name="gr2" draw:text-style-name="P2" draw:layer="layout" svg:width="0.072cm" svg:height="0.275cm" svg:x="3.119cm" svg:y="0.957cm" svg:viewBox="0 0 73 276" svg:d="M0 17c25-5 49-10 73-17 0 87 0 172 0 257-24 7-48 13-73 19 0-86 0-172 0-259z">
          <text:p/>
        </draw:path>
        <draw:path draw:style-name="gr2" draw:text-style-name="P2" draw:layer="layout" svg:width="0.073cm" svg:height="0.274cm" svg:x="3.191cm" svg:y="0.94cm" svg:viewBox="0 0 74 275" svg:d="M0 18c25-7 49-13 74-18 0 86 0 172 0 256-25 7-49 13-74 19 0-85 0-171 0-257z">
          <text:p/>
        </draw:path>
        <draw:path draw:style-name="gr2" draw:text-style-name="P2" draw:layer="layout" svg:width="0.072cm" svg:height="0.276cm" svg:x="3.119cm" svg:y="1.219cm" svg:viewBox="0 0 73 277" svg:d="M0 18c25-6 49-12 73-18 0 87 0 173 0 258-24 6-48 13-73 19 0-86 0-172 0-259z">
          <text:p/>
        </draw:path>
        <draw:path draw:style-name="gr2" draw:text-style-name="P2" draw:layer="layout" svg:width="0.073cm" svg:height="0.275cm" svg:x="3.191cm" svg:y="1.201cm" svg:viewBox="0 0 74 276" svg:d="M0 18c25-6 49-12 74-18 0 87 0 172 0 257-25 6-49 13-74 19 0-85 0-171 0-258z">
          <text:p/>
        </draw:path>
        <draw:path draw:style-name="gr2" draw:text-style-name="P2" draw:layer="layout" svg:width="0.072cm" svg:height="0.276cm" svg:x="3.119cm" svg:y="1.47cm" svg:viewBox="0 0 73 277" svg:d="M0 19c25-6 49-13 73-19 0 87 0 173 0 258-24 6-48 13-73 19 0-85 0-171 0-258z">
          <text:p/>
        </draw:path>
        <draw:path draw:style-name="gr2" draw:text-style-name="P2" draw:layer="layout" svg:width="0.073cm" svg:height="0.276cm" svg:x="3.191cm" svg:y="1.451cm" svg:viewBox="0 0 74 277" svg:d="M0 19c25-6 49-12 74-19 0 87 0 172 0 257-25 7-49 13-74 20 0-85 0-171 0-258z">
          <text:p/>
        </draw:path>
        <draw:path draw:style-name="gr2" draw:text-style-name="P2" draw:layer="layout" svg:width="0.072cm" svg:height="0.277cm" svg:x="3.119cm" svg:y="1.733cm" svg:viewBox="0 0 73 278" svg:d="M0 18c25-5 49-12 73-18 0 86 0 172 0 257-24 7-48 14-73 21 0-86 0-172 0-260z">
          <text:p/>
        </draw:path>
        <draw:path draw:style-name="gr2" draw:text-style-name="P2" draw:layer="layout" svg:width="0.073cm" svg:height="0.276cm" svg:x="3.191cm" svg:y="1.713cm" svg:viewBox="0 0 74 277" svg:d="M0 20c25-7 49-13 74-20 0 87 0 172 0 257-25 7-49 14-74 20 0-85 0-171 0-257z">
          <text:p/>
        </draw:path>
        <draw:path draw:style-name="gr2" draw:text-style-name="P2" draw:layer="layout" svg:width="0.072cm" svg:height="0.276cm" svg:x="3.119cm" svg:y="1.995cm" svg:viewBox="0 0 73 277" svg:d="M0 20c25-6 49-13 73-20 0 87 0 172 0 256-24 7-48 14-73 21 0-85 0-170 0-257z">
          <text:p/>
        </draw:path>
        <draw:path draw:style-name="gr2" draw:text-style-name="P2" draw:layer="layout" svg:width="0.073cm" svg:height="0.275cm" svg:x="3.191cm" svg:y="1.975cm" svg:viewBox="0 0 74 276" svg:d="M0 20c25-7 49-13 74-20 0 85 0 171 0 256-25 6-49 13-74 20 0-84 0-169 0-256z">
          <text:p/>
        </draw:path>
        <draw:path draw:style-name="gr2" draw:text-style-name="P2" draw:layer="layout" svg:width="0.072cm" svg:height="0.279cm" svg:x="3.119cm" svg:y="2.256cm" svg:viewBox="0 0 73 280" svg:d="M0 21c25-7 49-14 73-21 0 87 0 173 0 258-24 8-48 15-73 22 0-85 0-173 0-259z">
          <text:p/>
        </draw:path>
        <draw:path draw:style-name="gr2" draw:text-style-name="P2" draw:layer="layout" svg:width="0.073cm" svg:height="0.278cm" svg:x="3.191cm" svg:y="2.236cm" svg:viewBox="0 0 74 279" svg:d="M0 20c25-7 49-14 74-20 0 85 0 172 0 257-25 7-49 14-74 22 0-86 0-172 0-259z">
          <text:p/>
        </draw:path>
        <draw:path draw:style-name="gr2" draw:text-style-name="P2" draw:layer="layout" svg:width="0.072cm" svg:height="0.278cm" svg:x="3.119cm" svg:y="2.508cm" svg:viewBox="0 0 73 279" svg:d="M0 21c25-7 49-14 73-21 0 85 0 171 0 256-24 8-48 16-73 23 0-85 0-171 0-258z">
          <text:p/>
        </draw:path>
        <draw:path draw:style-name="gr2" draw:text-style-name="P2" draw:layer="layout" svg:width="0.073cm" svg:height="0.278cm" svg:x="3.191cm" svg:y="2.486cm" svg:viewBox="0 0 74 279" svg:d="M0 22c25-8 49-15 74-22 0 85 0 172 0 256-25 8-49 15-74 23 0-85 0-172 0-257z">
          <text:p/>
        </draw:path>
        <draw:path draw:style-name="gr2" draw:text-style-name="P2" draw:layer="layout" svg:width="0.072cm" svg:height="0.28cm" svg:x="3.119cm" svg:y="2.769cm" svg:viewBox="0 0 73 281" svg:d="M0 23c25-8 49-15 73-23 0 86 0 173 0 258-24 8-48 16-73 23 0-85 0-172 0-258z">
          <text:p/>
        </draw:path>
        <draw:path draw:style-name="gr2" draw:text-style-name="P2" draw:layer="layout" svg:width="0.073cm" svg:height="0.279cm" svg:x="3.191cm" svg:y="2.747cm" svg:viewBox="0 0 74 280" svg:d="M0 22c25-7 49-15 74-22 0 85 0 171 0 257-25 7-49 15-74 23 0-85 0-172 0-258z">
          <text:p/>
        </draw:path>
        <draw:path draw:style-name="gr2" draw:text-style-name="P2" draw:layer="layout" svg:width="0.072cm" svg:height="0.281cm" svg:x="3.119cm" svg:y="3.032cm" svg:viewBox="0 0 73 282" svg:d="M0 23c25-8 49-15 73-23 0 86 0 171 0 257-24 8-48 17-73 25 0-86 0-173 0-259z">
          <text:p/>
        </draw:path>
        <draw:path draw:style-name="gr2" draw:text-style-name="P2" draw:layer="layout" svg:width="0.073cm" svg:height="0.281cm" svg:x="3.191cm" svg:y="3.008cm" svg:viewBox="0 0 74 282" svg:d="M0 24c25-8 49-16 74-24 0 86 0 171 0 257-25 8-49 16-74 25 0-87 0-172 0-258z">
          <text:p/>
        </draw:path>
        <draw:path draw:style-name="gr2" draw:text-style-name="P2" draw:layer="layout" svg:width="0.072cm" svg:height="0.282cm" svg:x="3.119cm" svg:y="3.294cm" svg:viewBox="0 0 73 283" svg:d="M0 24c25-8 49-16 73-24 0 86 0 172 0 258-24 8-48 17-73 25 0-86 0-173 0-259z">
          <text:p/>
        </draw:path>
        <draw:path draw:style-name="gr2" draw:text-style-name="P2" draw:layer="layout" svg:width="0.073cm" svg:height="0.281cm" svg:x="3.191cm" svg:y="3.27cm" svg:viewBox="0 0 74 282" svg:d="M0 24c25-8 49-16 74-24 0 86 0 171 0 257-25 8-49 17-74 25 0-86 0-172 0-258z">
          <text:p/>
        </draw:path>
        <draw:path draw:style-name="gr2" draw:text-style-name="P2" draw:layer="layout" svg:width="0.072cm" svg:height="0.282cm" svg:x="3.119cm" svg:y="3.545cm" svg:viewBox="0 0 73 283" svg:d="M0 25c25-8 49-17 73-25 0 86 0 172 0 257-24 9-48 18-73 26 0-86 0-172 0-258z">
          <text:p/>
        </draw:path>
        <draw:path draw:style-name="gr2" draw:text-style-name="P2" draw:layer="layout" svg:width="0.073cm" svg:height="0.282cm" svg:x="3.191cm" svg:y="3.52cm" svg:viewBox="0 0 74 283" svg:d="M0 25c25-8 49-16 74-25 0 86 0 171 0 256-25 9-49 17-74 27 0-86 0-172 0-258z">
          <text:p/>
        </draw:path>
        <draw:path draw:style-name="gr2" draw:text-style-name="P2" draw:layer="layout" svg:width="0.072cm" svg:height="0.282cm" svg:x="3.119cm" svg:y="3.807cm" svg:viewBox="0 0 73 283" svg:d="M0 26c25-8 49-17 73-26 0 86 0 171 0 256-24 9-48 18-73 27 0-86 0-171 0-257z">
          <text:p/>
        </draw:path>
        <draw:path draw:style-name="gr2" draw:text-style-name="P2" draw:layer="layout" svg:width="0.073cm" svg:height="0.281cm" svg:x="3.191cm" svg:y="3.782cm" svg:viewBox="0 0 74 282" svg:d="M0 26c25-9 49-18 74-26 0 85 0 169 0 254-25 9-49 18-74 28 0-86 0-171 0-256z">
          <text:p/>
        </draw:path>
        <draw:path draw:style-name="gr2" draw:text-style-name="P2" draw:layer="layout" svg:width="0.072cm" svg:height="0.283cm" svg:x="3.119cm" svg:y="4.069cm" svg:viewBox="0 0 73 284" svg:d="M0 27c25-9 49-18 73-27 0 87 0 172 0 257-24 9-48 18-73 27 0-85 0-170 0-257z">
          <text:p/>
        </draw:path>
        <draw:path draw:style-name="gr2" draw:text-style-name="P2" draw:layer="layout" svg:width="0.073cm" svg:height="0.282cm" svg:x="3.191cm" svg:y="4.043cm" svg:viewBox="0 0 74 283" svg:d="M0 26c25-9 49-17 74-26 0 86 0 171 0 256-25 9-49 18-74 27 0-85 0-170 0-257z">
          <text:p/>
        </draw:path>
        <draw:path draw:style-name="gr2" draw:text-style-name="P2" draw:layer="layout" svg:width="0.072cm" svg:height="0.285cm" svg:x="3.119cm" svg:y="4.331cm" svg:viewBox="0 0 73 286" svg:d="M0 27c25-9 49-18 73-27 0 87 0 172 0 258-24 9-48 18-73 28 0-86 0-172 0-259z">
          <text:p/>
        </draw:path>
        <draw:path draw:style-name="gr2" draw:text-style-name="P2" draw:layer="layout" svg:width="0.073cm" svg:height="0.284cm" svg:x="3.191cm" svg:y="4.304cm" svg:viewBox="0 0 74 285" svg:d="M0 27c25-9 49-18 74-27 0 86 0 172 0 257-25 9-49 18-74 28 0-85 0-171 0-258z">
          <text:p/>
        </draw:path>
        <draw:path draw:style-name="gr2" draw:text-style-name="P2" draw:layer="layout" svg:width="0.072cm" svg:height="0.285cm" svg:x="3.119cm" svg:y="4.582cm" svg:viewBox="0 0 73 286" svg:d="M0 28c25-10 49-19 73-28 0 85 0 172 0 257-24 10-48 20-73 29 0-85 0-172 0-258z">
          <text:p/>
        </draw:path>
        <draw:path draw:style-name="gr2" draw:text-style-name="P2" draw:layer="layout" svg:width="0.073cm" svg:height="0.284cm" svg:x="3.191cm" svg:y="4.554cm" svg:viewBox="0 0 74 285" svg:d="M0 28c25-9 49-19 74-28 0 85 0 172 0 257-25 9-49 19-74 28 0-85 0-171 0-257z">
          <text:p/>
        </draw:path>
        <draw:path draw:style-name="gr2" draw:text-style-name="P2" draw:layer="layout" svg:width="0.072cm" svg:height="0.286cm" svg:x="3.119cm" svg:y="4.844cm" svg:viewBox="0 0 73 287" svg:d="M0 29c25-10 49-19 73-29 0 86 0 173 0 258-24 10-48 20-73 29 0-85 0-172 0-258z">
          <text:p/>
        </draw:path>
        <draw:path draw:style-name="gr2" draw:text-style-name="P2" draw:layer="layout" svg:width="0.073cm" svg:height="0.285cm" svg:x="3.191cm" svg:y="4.816cm" svg:viewBox="0 0 74 286" svg:d="M0 28c25-9 49-19 74-28 0 85 0 171 0 256-25 10-49 20-74 30 0-85 0-172 0-258z">
          <text:p/>
        </draw:path>
        <draw:path draw:style-name="gr2" draw:text-style-name="P2" draw:layer="layout" svg:width="0.072cm" svg:height="0.287cm" svg:x="3.119cm" svg:y="5.107cm" svg:viewBox="0 0 73 288" svg:d="M0 29c25-10 49-20 73-29 0 85 0 171 0 257-24 10-48 20-73 31 0-86 0-173 0-259z">
          <text:p/>
        </draw:path>
        <draw:path draw:style-name="gr2" draw:text-style-name="P2" draw:layer="layout" svg:width="0.073cm" svg:height="0.286cm" svg:x="3.191cm" svg:y="5.077cm" svg:viewBox="0 0 74 287" svg:d="M0 30c25-10 49-20 74-30 0 86 0 171 0 257-25 10-49 20-74 30 0-86 0-171 0-257z">
          <text:p/>
        </draw:path>
        <draw:path draw:style-name="gr2" draw:text-style-name="P2" draw:layer="layout" svg:width="0.072cm" svg:height="0.287cm" svg:x="3.119cm" svg:y="5.369cm" svg:viewBox="0 0 73 288" svg:d="M0 30c25-10 49-20 73-30 0 86 0 171 0 257-24 10-48 21-73 31 0-86 0-172 0-258z">
          <text:p/>
        </draw:path>
        <draw:path draw:style-name="gr2" draw:text-style-name="P2" draw:layer="layout" svg:width="0.073cm" svg:height="0.286cm" svg:x="3.191cm" svg:y="5.339cm" svg:viewBox="0 0 74 287" svg:d="M0 30c25-10 49-20 74-30 0 85 0 170 0 256-25 10-49 21-74 31 0-86 0-171 0-257z">
          <text:p/>
        </draw:path>
        <draw:path draw:style-name="gr2" draw:text-style-name="P2" draw:layer="layout" svg:width="0.072cm" svg:height="0.289cm" svg:x="3.119cm" svg:y="5.619cm" svg:viewBox="0 0 73 290" svg:d="M0 31c25-10 49-20 73-31 0 86 0 172 0 257-24 10-48 21-73 33 0-87 0-173 0-259z">
          <text:p/>
        </draw:path>
        <draw:path draw:style-name="gr2" draw:text-style-name="P2" draw:layer="layout" svg:width="0.073cm" svg:height="0.288cm" svg:x="3.191cm" svg:y="5.588cm" svg:viewBox="0 0 74 289" svg:d="M0 32c25-10 49-20 74-32 0 87 0 172 0 257-25 11-49 21-74 32 0-85 0-171 0-257z">
          <text:p/>
        </draw:path>
        <draw:path draw:style-name="gr2" draw:text-style-name="P2" draw:layer="layout" svg:width="0.072cm" svg:height="0.288cm" svg:x="3.119cm" svg:y="5.882cm" svg:viewBox="0 0 73 289" svg:d="M0 32c25-11 49-22 73-32 0 86 0 171 0 256-24 11-48 22-73 33 0-85 0-171 0-257z">
          <text:p/>
        </draw:path>
        <draw:path draw:style-name="gr2" draw:text-style-name="P2" draw:layer="layout" svg:width="0.073cm" svg:height="0.288cm" svg:x="3.191cm" svg:y="5.85cm" svg:viewBox="0 0 74 289" svg:d="M0 32c25-11 49-21 74-32 0 86 0 171 0 256-25 11-49 22-74 33 0-85 0-170 0-257z">
          <text:p/>
        </draw:path>
        <draw:path draw:style-name="gr2" draw:text-style-name="P2" draw:layer="layout" svg:width="0.072cm" svg:height="0.291cm" svg:x="3.119cm" svg:y="6.143cm" svg:viewBox="0 0 73 292" svg:d="M0 33c25-11 49-22 73-33 0 86 0 174 0 258-24 11-48 22-73 34 0-85 0-172 0-259z">
          <text:p/>
        </draw:path>
        <draw:path draw:style-name="gr2" draw:text-style-name="P2" draw:layer="layout" svg:width="0.073cm" svg:height="0.289cm" svg:x="3.191cm" svg:y="6.111cm" svg:viewBox="0 0 74 290" svg:d="M0 32c25-10 49-21 74-32 0 85 0 172 0 257-25 11-49 22-74 33 0-84 0-171 0-258z">
          <text:p/>
        </draw:path>
        <draw:path draw:style-name="gr2" draw:text-style-name="P2" draw:layer="layout" svg:width="0.072cm" svg:height="0.291cm" svg:x="3.119cm" svg:y="6.406cm" svg:viewBox="0 0 73 292" svg:d="M0 34c25-12 49-23 73-34 0 86 0 172 0 257-24 12-48 23-73 35 0-86 0-172 0-258z">
          <text:p/>
        </draw:path>
        <draw:path draw:style-name="gr2" draw:text-style-name="P2" draw:layer="layout" svg:width="0.073cm" svg:height="0.29cm" svg:x="3.191cm" svg:y="6.373cm" svg:viewBox="0 0 74 291" svg:d="M0 33c25-11 49-22 74-33 0 85 0 172 0 256-25 12-49 23-74 35 0-85 0-172 0-258z">
          <text:p/>
        </draw:path>
        <draw:path draw:style-name="gr2" draw:text-style-name="P2" draw:layer="layout" svg:width="0.072cm" svg:height="0.291cm" svg:x="3.119cm" svg:y="6.657cm" svg:viewBox="0 0 73 292" svg:d="M0 34c25-12 49-23 73-34 0 85 0 171 0 257-24 12-48 24-73 35 0-84 0-171 0-258z">
          <text:p/>
        </draw:path>
        <draw:path draw:style-name="gr2" draw:text-style-name="P2" draw:layer="layout" svg:width="0.073cm" svg:height="0.29cm" svg:x="3.191cm" svg:y="6.623cm" svg:viewBox="0 0 74 291" svg:d="M0 34c25-12 49-23 74-34 0 85 0 171 0 257-25 11-49 23-74 34 0-85 0-171 0-257z">
          <text:p/>
        </draw:path>
        <draw:path draw:style-name="gr2" draw:text-style-name="P2" draw:layer="layout" svg:width="0.072cm" svg:height="0.293cm" svg:x="3.119cm" svg:y="6.919cm" svg:viewBox="0 0 73 294" svg:d="M0 35c25-12 49-23 73-35 0 86 0 172 0 257-24 13-48 24-73 37 0-87 0-173 0-259z">
          <text:p/>
        </draw:path>
        <draw:path draw:style-name="gr2" draw:text-style-name="P2" draw:layer="layout" svg:width="0.073cm" svg:height="0.292cm" svg:x="3.191cm" svg:y="6.884cm" svg:viewBox="0 0 74 293" svg:d="M0 35c25-11 49-23 74-35 0 86 0 171 0 257-25 12-49 24-74 36 0-86 0-172 0-258z">
          <text:p/>
        </draw:path>
        <draw:path draw:style-name="gr2" draw:text-style-name="P2" draw:layer="layout" svg:width="0.072cm" svg:height="0.294cm" svg:x="3.119cm" svg:y="7.181cm" svg:viewBox="0 0 73 295" svg:d="M0 37c25-13 49-25 73-37 0 87 0 173 0 258-24 12-48 24-73 37 0-86 0-172 0-258z">
          <text:p/>
        </draw:path>
        <draw:path draw:style-name="gr2" draw:text-style-name="P2" draw:layer="layout" svg:width="0.073cm" svg:height="0.293cm" svg:x="3.191cm" svg:y="7.146cm" svg:viewBox="0 0 74 294" svg:d="M0 37c25-13 49-25 74-37 0 87 0 173 0 258-25 12-49 24-74 36 0-85 0-171 0-257z">
          <text:p/>
        </draw:path>
        <draw:path draw:style-name="gr2" draw:text-style-name="P2" draw:layer="layout" svg:width="0.072cm" svg:height="0.291cm" svg:x="3.119cm" svg:y="7.445cm" svg:viewBox="0 0 73 292" svg:d="M0 36c25-12 49-24 73-36 0 85 0 171 0 254-24 13-48 25-73 38 0-85 0-170 0-256z">
          <text:p/>
        </draw:path>
        <draw:path draw:style-name="gr2" draw:text-style-name="P2" draw:layer="layout" svg:width="0.073cm" svg:height="0.291cm" svg:x="3.191cm" svg:y="7.408cm" svg:viewBox="0 0 74 292" svg:d="M0 37c25-12 49-24 74-37 0 86 0 171 0 253-25 13-49 26-74 39 0-84 0-169 0-255z">
          <text:p/>
        </draw:path>
        <draw:path draw:style-name="gr7" draw:text-style-name="P4" draw:layer="layout" svg:width="0.085cm" svg:height="0.304cm" svg:x="4.771cm" svg:y="2.005cm" svg:viewBox="0 0 86 305" svg:d="M0 22c28-7 57-14 86-22 0 96 0 189 0 282-29 8-58 15-86 23 0-94 0-187 0-283z">
          <text:p/>
        </draw:path>
        <draw:path draw:style-name="gr5" draw:text-style-name="P1" draw:layer="layout" svg:width="0.085cm" svg:height="0.302cm" svg:x="4.855cm" svg:y="1.984cm" svg:viewBox="0 0 86 303" svg:d="M0 22c29-8 58-15 86-22 0 94 0 187 0 279-28 9-57 17-86 24 0-93 0-186 0-281z">
          <text:p/>
        </draw:path>
        <draw:path draw:style-name="gr5" draw:text-style-name="P1" draw:layer="layout" svg:width="0.084cm" svg:height="0.302cm" svg:x="4.94cm" svg:y="1.962cm" svg:viewBox="0 0 85 303" svg:d="M0 22c28-7 56-15 85-22 0 95 0 187 0 279-29 8-57 15-85 24 0-94 0-186 0-281z">
          <text:p/>
        </draw:path>
        <draw:path draw:style-name="gr5" draw:text-style-name="P1" draw:layer="layout" svg:width="0.084cm" svg:height="0.3cm" svg:x="5.023cm" svg:y="1.941cm" svg:viewBox="0 0 85 301" svg:d="M0 22c28-7 56-15 85-22 0 95 0 187 0 279-29 7-57 15-85 22 0-92 0-184 0-279z">
          <text:p/>
        </draw:path>
        <draw:path draw:style-name="gr5" draw:text-style-name="P1" draw:layer="layout" svg:width="0.083cm" svg:height="0.3cm" svg:x="5.107cm" svg:y="1.919cm" svg:viewBox="0 0 84 301" svg:d="M0 22c27-7 55-14 84-22 0 95 0 187 0 278-29 8-57 15-84 23 0-92 0-184 0-279z">
          <text:p/>
        </draw:path>
        <draw:path draw:style-name="gr5" draw:text-style-name="P1" draw:layer="layout" svg:width="0.083cm" svg:height="0.299cm" svg:x="5.189cm" svg:y="1.898cm" svg:viewBox="0 0 84 300" svg:d="M0 22c29-8 56-15 84-22 0 95 0 186 0 277-28 8-55 15-84 23 0-92 0-184 0-278z">
          <text:p/>
        </draw:path>
        <draw:path draw:style-name="gr5" draw:text-style-name="P1" draw:layer="layout" svg:width="0.082cm" svg:height="0.298cm" svg:x="5.271cm" svg:y="1.877cm" svg:viewBox="0 0 83 299" svg:d="M0 21c29-7 56-14 83-21 0 94 0 186 0 276-27 8-54 15-83 23 0-91 0-183 0-278z">
          <text:p/>
        </draw:path>
        <draw:path draw:style-name="gr5" draw:text-style-name="P1" draw:layer="layout" svg:width="0.081cm" svg:height="0.297cm" svg:x="5.353cm" svg:y="1.856cm" svg:viewBox="0 0 82 298" svg:d="M0 21c27-7 55-14 82-21 0 94 0 185 0 276-27 7-55 14-82 22 0-91 0-182 0-277z">
          <text:p/>
        </draw:path>
        <draw:path draw:style-name="gr8" draw:text-style-name="P1" draw:layer="layout" svg:width="0.082cm" svg:height="0.295cm" svg:x="5.433cm" svg:y="1.836cm" svg:viewBox="0 0 83 296" svg:d="M1 21c27-7 55-14 82-21 0 93 0 184 0 274-27 7-55 15-83 22 0-90 0-181 1-275z">
          <text:p/>
        </draw:path>
        <draw:path draw:style-name="gr2" draw:text-style-name="P2" draw:layer="layout" svg:width="0.082cm" svg:height="0.295cm" svg:x="5.433cm" svg:y="1.836cm" svg:viewBox="0 0 83 296" svg:d="M1 21c27-7 55-14 82-21 0 93 0 184 0 274-27 7-55 15-83 22 0-90 0-181 1-275z">
          <text:p/>
        </draw:path>
        <draw:path draw:style-name="gr5" draw:text-style-name="P1" draw:layer="layout" svg:width="0.081cm" svg:height="0.294cm" svg:x="5.514cm" svg:y="1.815cm" svg:viewBox="0 0 82 295" svg:d="M0 21c27-7 55-14 82-21 0 92 0 184 0 274-27 7-55 14-82 21 0-90 0-180 0-274z">
          <text:p/>
        </draw:path>
        <draw:path draw:style-name="gr5" draw:text-style-name="P1" draw:layer="layout" svg:width="0.08cm" svg:height="0.294cm" svg:x="5.594cm" svg:y="1.794cm" svg:viewBox="0 0 81 295" svg:d="M0 21c27-7 54-14 81-21 0 93 0 184 0 273-27 7-54 15-81 22 0-90 0-180 0-274z">
          <text:p/>
        </draw:path>
        <draw:path draw:style-name="gr5" draw:text-style-name="P1" draw:layer="layout" svg:width="0.08cm" svg:height="0.293cm" svg:x="5.673cm" svg:y="1.774cm" svg:viewBox="0 0 81 294" svg:d="M0 21c27-7 54-14 81-21 0 92 0 183 0 273-28 6-54 13-81 21 0-90 0-181 0-273z">
          <text:p/>
        </draw:path>
        <draw:path draw:style-name="gr5" draw:text-style-name="P1" draw:layer="layout" svg:width="0.08cm" svg:height="0.291cm" svg:x="5.752cm" svg:y="1.754cm" svg:viewBox="0 0 81 292" svg:d="M0 20c27-7 53-13 81-20 0 91 0 182-1 272-27 7-53 14-80 20 0-89 0-180 0-272z">
          <text:p/>
        </draw:path>
        <draw:path draw:style-name="gr5" draw:text-style-name="P1" draw:layer="layout" svg:width="0.078cm" svg:height="0.291cm" svg:x="5.831cm" svg:y="1.734cm" svg:viewBox="0 0 79 292" svg:d="M0 20c26-7 52-13 79-20 0 91 0 181 0 271-27 7-53 14-79 21 0-90 0-180 0-272z">
          <text:p/>
        </draw:path>
        <draw:path draw:style-name="gr5" draw:text-style-name="P1" draw:layer="layout" svg:width="0.078cm" svg:height="0.29cm" svg:x="5.909cm" svg:y="1.714cm" svg:viewBox="0 0 79 291" svg:d="M0 20c26-7 52-13 79-20 0 91 0 181 0 270-27 7-53 14-79 21 0-89 0-180 0-271z">
          <text:p/>
        </draw:path>
        <draw:path draw:style-name="gr5" draw:text-style-name="P1" draw:layer="layout" svg:width="0.078cm" svg:height="0.289cm" svg:x="5.986cm" svg:y="1.694cm" svg:viewBox="0 0 79 290" svg:d="M0 20c26-7 52-13 79-20 0 91 0 180 0 269-27 7-53 14-79 21 0-89 0-179 0-270z">
          <text:p/>
        </draw:path>
        <draw:path draw:style-name="gr5" draw:text-style-name="P1" draw:layer="layout" svg:width="0.077cm" svg:height="0.288cm" svg:x="6.063cm" svg:y="1.674cm" svg:viewBox="0 0 78 289" svg:d="M0 20c26-7 52-13 78-20 0 91 0 180 0 269-26 7-52 13-78 20 0-88 0-178 0-269z">
          <text:p/>
        </draw:path>
        <draw:path draw:style-name="gr5" draw:text-style-name="P1" draw:layer="layout" svg:width="0.077cm" svg:height="0.287cm" svg:x="6.14cm" svg:y="1.655cm" svg:viewBox="0 0 78 288" svg:d="M0 19c25-6 51-13 78-19 0 90 0 179-1 267-26 7-52 14-77 21 0-89 0-178 0-269z">
          <text:p/>
        </draw:path>
        <draw:path draw:style-name="gr5" draw:text-style-name="P1" draw:layer="layout" svg:width="0.076cm" svg:height="0.286cm" svg:x="6.216cm" svg:y="1.635cm" svg:viewBox="0 0 77 287" svg:d="M0 20c25-7 51-13 77-20 0 90 0 179 0 267-26 7-52 14-77 20 0-88 0-177 0-267z">
          <text:p/>
        </draw:path>
        <draw:path draw:style-name="gr5" draw:text-style-name="P1" draw:layer="layout" svg:width="0.076cm" svg:height="0.285cm" svg:x="6.291cm" svg:y="1.616cm" svg:viewBox="0 0 77 286" svg:d="M0 19c26-6 52-13 77-19 0 89 0 178 0 266-25 7-52 13-77 20 0-88 0-177 0-267z">
          <text:p/>
        </draw:path>
        <draw:path draw:style-name="gr5" draw:text-style-name="P1" draw:layer="layout" svg:width="0.076cm" svg:height="0.285cm" svg:x="6.366cm" svg:y="1.596cm" svg:viewBox="0 0 77 286" svg:d="M1 20c25-7 51-13 76-20 0 90 0 178 0 266-25 6-51 13-77 20 0-88 0-176 1-266z">
          <text:p/>
        </draw:path>
        <draw:path draw:style-name="gr5" draw:text-style-name="P1" draw:layer="layout" svg:width="0.075cm" svg:height="0.284cm" svg:x="6.441cm" svg:y="1.577cm" svg:viewBox="0 0 76 285" svg:d="M0 20c25-7 51-13 76-20 0 89 0 177 0 265-25 6-51 13-75 20 0-88 0-176-1-265z">
          <text:p/>
        </draw:path>
        <draw:path draw:style-name="gr5" draw:text-style-name="P1" draw:layer="layout" svg:width="0.075cm" svg:height="0.283cm" svg:x="6.515cm" svg:y="1.558cm" svg:viewBox="0 0 76 284" svg:d="M0 19c25-6 51-12 76-19 0 89 0 177 0 263-25 7-51 14-76 21 0-88 0-175 0-265z">
          <text:p/>
        </draw:path>
        <draw:path draw:style-name="gr5" draw:text-style-name="P1" draw:layer="layout" svg:width="0.075cm" svg:height="0.282cm" svg:x="6.589cm" svg:y="1.539cm" svg:viewBox="0 0 76 283" svg:d="M0 20c25-6 51-12 76-20 0 90 0 177 0 263-25 7-51 13-76 20 0-86 0-174 0-263z">
          <text:p/>
        </draw:path>
        <draw:path draw:style-name="gr5" draw:text-style-name="P1" draw:layer="layout" svg:width="0.085cm" svg:height="0.302cm" svg:x="4.771cm" svg:y="2.292cm" svg:viewBox="0 0 86 303" svg:d="M0 23c28-8 57-15 86-23 0 93 0 186 0 279-29 8-58 16-86 24 0-94 0-187 0-280z">
          <text:p/>
        </draw:path>
        <draw:path draw:style-name="gr5" draw:text-style-name="P1" draw:layer="layout" svg:width="0.085cm" svg:height="0.301cm" svg:x="4.855cm" svg:y="2.269cm" svg:viewBox="0 0 86 302" svg:d="M0 23c29-7 57-15 86-23 0 93 0 186 0 278-29 8-57 16-86 24 0-93 0-186 0-279z">
          <text:p/>
        </draw:path>
        <draw:path draw:style-name="gr5" draw:text-style-name="P1" draw:layer="layout" svg:width="0.084cm" svg:height="0.3cm" svg:x="4.94cm" svg:y="2.247cm" svg:viewBox="0 0 85 301" svg:d="M0 23c28-8 56-15 85-23 0 93 0 185 0 276-29 8-57 16-85 25 0-93 0-186 0-278z">
          <text:p/>
        </draw:path>
        <draw:path draw:style-name="gr5" draw:text-style-name="P1" draw:layer="layout" svg:width="0.084cm" svg:height="0.298cm" svg:x="5.023cm" svg:y="2.225cm" svg:viewBox="0 0 85 299" svg:d="M0 23c28-7 56-16 85-23 0 93 0 185 0 277-29 7-57 15-85 22 0-91 0-183 0-276z">
          <text:p/>
        </draw:path>
        <draw:path draw:style-name="gr5" draw:text-style-name="P1" draw:layer="layout" svg:width="0.083cm" svg:height="0.299cm" svg:x="5.107cm" svg:y="2.202cm" svg:viewBox="0 0 84 300" svg:d="M0 23c27-8 55-15 84-23 0 93 0 185 0 277-29 7-57 15-84 23 0-92 0-184 0-277z">
          <text:p/>
        </draw:path>
        <draw:path draw:style-name="gr5" draw:text-style-name="P1" draw:layer="layout" svg:width="0.083cm" svg:height="0.298cm" svg:x="5.189cm" svg:y="2.18cm" svg:viewBox="0 0 84 299" svg:d="M0 23c29-8 56-15 84-23 0 93 0 185 0 276-28 7-55 15-84 23 0-92 0-183 0-276z">
          <text:p/>
        </draw:path>
        <draw:path draw:style-name="gr5" draw:text-style-name="P1" draw:layer="layout" svg:width="0.082cm" svg:height="0.297cm" svg:x="5.271cm" svg:y="2.158cm" svg:viewBox="0 0 83 298" svg:d="M0 23c29-8 56-15 83-23 0 93 0 184 0 275-27 7-54 15-83 23 0-91 0-183 0-275z">
          <text:p/>
        </draw:path>
        <draw:path draw:style-name="gr5" draw:text-style-name="P1" draw:layer="layout" svg:width="0.081cm" svg:height="0.295cm" svg:x="5.353cm" svg:y="2.137cm" svg:viewBox="0 0 82 296" svg:d="M0 22c27-8 55-15 82-22 0 92 0 183 0 273-27 8-55 15-82 23 0-91 0-182 0-274z">
          <text:p/>
        </draw:path>
        <draw:path draw:style-name="gr5" draw:text-style-name="P1" draw:layer="layout" svg:width="0.082cm" svg:height="0.294cm" svg:x="5.433cm" svg:y="2.115cm" svg:viewBox="0 0 83 295" svg:d="M0 22c28-7 56-15 83-22 0 92 0 183 0 273-27 7-55 15-83 22 0-90 0-181 0-273z">
          <text:p/>
        </draw:path>
        <draw:path draw:style-name="gr5" draw:text-style-name="P1" draw:layer="layout" svg:width="0.081cm" svg:height="0.293cm" svg:x="5.514cm" svg:y="2.094cm" svg:viewBox="0 0 82 294" svg:d="M0 21c27-7 55-14 82-21-1 90-1 182-1 271-26 8-54 15-81 23 0-90 0-181 0-273z">
          <text:p/>
        </draw:path>
        <draw:path draw:style-name="gr5" draw:text-style-name="P1" draw:layer="layout" svg:width="0.08cm" svg:height="0.293cm" svg:x="5.594cm" svg:y="2.072cm" svg:viewBox="0 0 81 294" svg:d="M0 22c27-7 54-15 81-22 0 90 0 182 0 271-27 8-54 15-81 23 0-90 0-182 0-272z">
          <text:p/>
        </draw:path>
        <draw:path draw:style-name="gr5" draw:text-style-name="P1" draw:layer="layout" svg:width="0.08cm" svg:height="0.29cm" svg:x="5.673cm" svg:y="2.052cm" svg:viewBox="0 0 81 291" svg:d="M0 20c27-7 53-14 81-20 0 90 0 180 0 269-28 7-54 15-81 22 0-89 0-180 0-271z">
          <text:p/>
        </draw:path>
        <draw:path draw:style-name="gr8" draw:text-style-name="P1" draw:layer="layout" svg:width="0.079cm" svg:height="0.289cm" svg:x="5.752cm" svg:y="2.031cm" svg:viewBox="0 0 80 290" svg:d="M0 20c27-6 53-13 80-20 0 89 0 179 0 268-27 7-53 15-80 22 0-89 0-180 0-270z">
          <text:p/>
        </draw:path>
        <draw:path draw:style-name="gr2" draw:text-style-name="P2" draw:layer="layout" svg:width="0.079cm" svg:height="0.289cm" svg:x="5.752cm" svg:y="2.031cm" svg:viewBox="0 0 80 290" svg:d="M0 20c27-6 53-13 80-20 0 89 0 179 0 268-27 7-53 15-80 22 0-89 0-180 0-270z">
          <text:p/>
        </draw:path>
        <draw:path draw:style-name="gr5" draw:text-style-name="P1" draw:layer="layout" svg:width="0.078cm" svg:height="0.288cm" svg:x="5.831cm" svg:y="2.01cm" svg:viewBox="0 0 79 289" svg:d="M0 21c26-7 52-14 79-21 0 89 0 179 0 267-27 8-53 15-79 22 0-89 0-179 0-268z">
          <text:p/>
        </draw:path>
        <draw:path draw:style-name="gr5" draw:text-style-name="P1" draw:layer="layout" svg:width="0.078cm" svg:height="0.288cm" svg:x="5.909cm" svg:y="1.989cm" svg:viewBox="0 0 79 289" svg:d="M0 21c26-7 52-14 79-21 0 89 0 179 0 267-27 7-53 14-79 22 0-89 0-179 0-268z">
          <text:p/>
        </draw:path>
        <draw:path draw:style-name="gr5" draw:text-style-name="P1" draw:layer="layout" svg:width="0.078cm" svg:height="0.287cm" svg:x="5.986cm" svg:y="1.968cm" svg:viewBox="0 0 79 288" svg:d="M0 21c26-7 52-14 79-21 0 89 0 179 0 267-27 6-53 14-79 21 0-88 0-178 0-267z">
          <text:p/>
        </draw:path>
        <draw:path draw:style-name="gr5" draw:text-style-name="P1" draw:layer="layout" svg:width="0.077cm" svg:height="0.286cm" svg:x="6.063cm" svg:y="1.947cm" svg:viewBox="0 0 78 287" svg:d="M0 21c26-7 52-14 78-21 0 89 0 178 0 266-26 8-52 15-78 21 0-87 0-177 0-266z">
          <text:p/>
        </draw:path>
        <draw:path draw:style-name="gr5" draw:text-style-name="P1" draw:layer="layout" svg:width="0.077cm" svg:height="0.286cm" svg:x="6.139cm" svg:y="1.927cm" svg:viewBox="0 0 78 287" svg:d="M1 21c25-7 51-14 77-21 0 88 0 177 0 265-26 7-52 14-78 22 1-89 1-178 1-266z">
          <text:p/>
        </draw:path>
        <draw:path draw:style-name="gr5" draw:text-style-name="P1" draw:layer="layout" svg:width="0.076cm" svg:height="0.284cm" svg:x="6.216cm" svg:y="1.907cm" svg:viewBox="0 0 77 285" svg:d="M0 20c25-7 51-13 77-20 0 88 0 176 0 264-27 7-52 14-77 21 0-88 0-177 0-265z">
          <text:p/>
        </draw:path>
        <draw:path draw:style-name="gr5" draw:text-style-name="P1" draw:layer="layout" svg:width="0.076cm" svg:height="0.283cm" svg:x="6.291cm" svg:y="1.887cm" svg:viewBox="0 0 77 284" svg:d="M0 20c25-7 52-14 77-20 0 87 0 175 0 263-25 7-52 14-77 21 0-88 0-176 0-264z">
          <text:p/>
        </draw:path>
        <draw:path draw:style-name="gr5" draw:text-style-name="P1" draw:layer="layout" svg:width="0.076cm" svg:height="0.283cm" svg:x="6.366cm" svg:y="1.866cm" svg:viewBox="0 0 77 284" svg:d="M0 21c26-7 52-14 77-21 0 88 0 175 0 263-25 7-52 14-77 21 0-88 0-176 0-263z">
          <text:p/>
        </draw:path>
        <draw:path draw:style-name="gr5" draw:text-style-name="P1" draw:layer="layout" svg:width="0.075cm" svg:height="0.282cm" svg:x="6.441cm" svg:y="1.846cm" svg:viewBox="0 0 76 283" svg:d="M1 21c24-7 50-14 75-21 0 88 0 175 0 261-25 8-51 15-76 22 0-88 0-175 1-262z">
          <text:p/>
        </draw:path>
        <draw:path draw:style-name="gr5" draw:text-style-name="P1" draw:layer="layout" svg:width="0.075cm" svg:height="0.281cm" svg:x="6.515cm" svg:y="1.827cm" svg:viewBox="0 0 76 282" svg:d="M0 20c25-7 51-14 76-20 0 86 0 173 0 260-25 7-51 15-76 22 0-88 0-175 0-262z">
          <text:p/>
        </draw:path>
        <draw:path draw:style-name="gr5" draw:text-style-name="P1" draw:layer="layout" svg:width="0.075cm" svg:height="0.28cm" svg:x="6.589cm" svg:y="1.807cm" svg:viewBox="0 0 76 281" svg:d="M0 21c25-8 51-15 76-21 0 87 0 174 0 260-25 7-51 14-76 21 0-86 0-173 0-260z">
          <text:p/>
        </draw:path>
        <draw:path draw:style-name="gr5" draw:text-style-name="P1" draw:layer="layout" svg:width="0.085cm" svg:height="0.304cm" svg:x="4.771cm" svg:y="2.576cm" svg:viewBox="0 0 86 305" svg:d="M0 24c28-8 57-16 86-24 0 93 0 186 0 279-29 9-58 17-86 26 0-95 0-188 0-281z">
          <text:p/>
        </draw:path>
        <draw:path draw:style-name="gr5" draw:text-style-name="P1" draw:layer="layout" svg:width="0.085cm" svg:height="0.303cm" svg:x="4.855cm" svg:y="2.553cm" svg:viewBox="0 0 86 304" svg:d="M0 24c29-9 57-16 86-24 0 93 0 185 0 279-29 8-57 16-86 25 0-94 0-187 0-280z">
          <text:p/>
        </draw:path>
        <draw:path draw:style-name="gr5" draw:text-style-name="P1" draw:layer="layout" svg:width="0.084cm" svg:height="0.302cm" svg:x="4.94cm" svg:y="2.529cm" svg:viewBox="0 0 85 303" svg:d="M0 24c28-8 56-16 85-24 0 94 0 186 0 279-29 8-57 16-85 24 0-93 0-185 0-279z">
          <text:p/>
        </draw:path>
        <draw:path draw:style-name="gr5" draw:text-style-name="P1" draw:layer="layout" svg:width="0.084cm" svg:height="0.301cm" svg:x="5.023cm" svg:y="2.506cm" svg:viewBox="0 0 85 302" svg:d="M0 23c28-7 56-15 85-23 0 93 0 185 0 278-29 8-57 16-85 24 0-93 0-185 0-279z">
          <text:p/>
        </draw:path>
        <draw:path draw:style-name="gr5" draw:text-style-name="P1" draw:layer="layout" svg:width="0.084cm" svg:height="0.299cm" svg:x="5.106cm" svg:y="2.484cm" svg:viewBox="0 0 85 300" svg:d="M1 22c27-7 55-15 84-22 0 92 0 184 0 276-29 8-57 16-85 24 1-92 1-185 1-278z">
          <text:p/>
        </draw:path>
        <draw:path draw:style-name="gr5" draw:text-style-name="P1" draw:layer="layout" svg:width="0.083cm" svg:height="0.298cm" svg:x="5.189cm" svg:y="2.461cm" svg:viewBox="0 0 84 299" svg:d="M0 23c28-8 55-16 84-23 0 92 0 183 0 275-29 8-57 16-84 24 0-92 0-184 0-276z">
          <text:p/>
        </draw:path>
        <draw:path draw:style-name="gr5" draw:text-style-name="P1" draw:layer="layout" svg:width="0.082cm" svg:height="0.297cm" svg:x="5.271cm" svg:y="2.438cm" svg:viewBox="0 0 83 298" svg:d="M0 23c29-8 56-16 83-23 0 92 0 183 0 274-27 8-54 16-83 24 0-92 0-183 0-275z">
          <text:p/>
        </draw:path>
        <draw:path draw:style-name="gr5" draw:text-style-name="P1" draw:layer="layout" svg:width="0.081cm" svg:height="0.296cm" svg:x="5.353cm" svg:y="2.415cm" svg:viewBox="0 0 82 297" svg:d="M0 23c27-8 55-15 82-23 0 91 0 183 0 274-27 7-55 15-82 23 0-91 0-182 0-274z">
          <text:p/>
        </draw:path>
        <draw:path draw:style-name="gr5" draw:text-style-name="P1" draw:layer="layout" svg:width="0.082cm" svg:height="0.295cm" svg:x="5.433cm" svg:y="2.393cm" svg:viewBox="0 0 83 296" svg:d="M0 22c28-7 56-15 83-22 0 90 0 181 0 272-28 8-56 16-83 24 0-91 0-183 0-274z">
          <text:p/>
        </draw:path>
        <draw:path draw:style-name="gr5" draw:text-style-name="P1" draw:layer="layout" svg:width="0.08cm" svg:height="0.294cm" svg:x="5.514cm" svg:y="2.37cm" svg:viewBox="0 0 81 295" svg:d="M0 23c27-8 55-15 81-23 0 91 0 182 0 272-26 8-54 16-81 23 0-90 0-181 0-272z">
          <text:p/>
        </draw:path>
        <draw:path draw:style-name="gr5" draw:text-style-name="P1" draw:layer="layout" svg:width="0.08cm" svg:height="0.293cm" svg:x="5.594cm" svg:y="2.348cm" svg:viewBox="0 0 81 294" svg:d="M0 22c27-7 54-15 81-22 0 90 0 181 0 271-27 8-55 15-81 23 0-90 0-181 0-272z">
          <text:p/>
        </draw:path>
        <draw:path draw:style-name="gr5" draw:text-style-name="P1" draw:layer="layout" svg:width="0.08cm" svg:height="0.292cm" svg:x="5.673cm" svg:y="2.326cm" svg:viewBox="0 0 81 293" svg:d="M0 22c27-7 53-15 81-22 0 90 0 180 0 271-28 7-54 14-81 22 0-90 0-181 0-271z">
          <text:p/>
        </draw:path>
        <draw:path draw:style-name="gr5" draw:text-style-name="P1" draw:layer="layout" svg:width="0.079cm" svg:height="0.291cm" svg:x="5.752cm" svg:y="2.304cm" svg:viewBox="0 0 80 292" svg:d="M0 22c27-7 53-15 80-22 0 90 0 180 0 270-27 7-53 15-80 22 0-90 0-180 0-270z">
          <text:p/>
        </draw:path>
        <draw:path draw:style-name="gr5" draw:text-style-name="P1" draw:layer="layout" svg:width="0.078cm" svg:height="0.291cm" svg:x="5.831cm" svg:y="2.282cm" svg:viewBox="0 0 79 292" svg:d="M0 22c26-7 52-14 79-22 0 90 0 178 0 269-27 8-53 15-79 23 0-90 0-180 0-270z">
          <text:p/>
        </draw:path>
        <draw:path draw:style-name="gr5" draw:text-style-name="P1" draw:layer="layout" svg:width="0.078cm" svg:height="0.29cm" svg:x="5.909cm" svg:y="2.26cm" svg:viewBox="0 0 79 291" svg:d="M0 22c26-7 52-14 79-22 0 89 0 179 0 269-27 7-54 15-79 22 0-90 0-179 0-269z">
          <text:p/>
        </draw:path>
        <draw:path draw:style-name="gr5" draw:text-style-name="P1" draw:layer="layout" svg:width="0.078cm" svg:height="0.289cm" svg:x="5.986cm" svg:y="2.239cm" svg:viewBox="0 0 79 290" svg:d="M0 22c26-8 52-15 79-22 0 89 0 178 0 267-27 8-53 15-79 23 0-90 0-179 0-268z">
          <text:p/>
        </draw:path>
        <draw:path draw:style-name="gr8" draw:text-style-name="P1" draw:layer="layout" svg:width="0.077cm" svg:height="0.288cm" svg:x="6.063cm" svg:y="2.218cm" svg:viewBox="0 0 78 289" svg:d="M0 21c26-6 52-14 78-21 0 88 0 177 0 266-27 8-52 15-78 23 0-90 0-179 0-268z">
          <text:p/>
        </draw:path>
        <draw:path draw:style-name="gr2" draw:text-style-name="P2" draw:layer="layout" svg:width="0.077cm" svg:height="0.288cm" svg:x="6.063cm" svg:y="2.218cm" svg:viewBox="0 0 78 289" svg:d="M0 21c26-6 52-14 78-21 0 88 0 177 0 266-27 8-52 15-78 23 0-90 0-179 0-268z">
          <text:p/>
        </draw:path>
        <draw:path draw:style-name="gr5" draw:text-style-name="P1" draw:layer="layout" svg:width="0.077cm" svg:height="0.286cm" svg:x="6.139cm" svg:y="2.197cm" svg:viewBox="0 0 78 287" svg:d="M0 21c26-7 52-14 78-21 0 88 0 176 0 265-26 7-52 15-78 22 0-89 0-178 0-266z">
          <text:p/>
        </draw:path>
        <draw:path draw:style-name="gr5" draw:text-style-name="P1" draw:layer="layout" svg:width="0.076cm" svg:height="0.285cm" svg:x="6.216cm" svg:y="2.176cm" svg:viewBox="0 0 77 286" svg:d="M0 21c25-7 50-14 77-21 0 88 0 175 0 264-27 7-52 15-77 22 0-89 0-177 0-265z">
          <text:p/>
        </draw:path>
        <draw:path draw:style-name="gr5" draw:text-style-name="P1" draw:layer="layout" svg:width="0.076cm" svg:height="0.284cm" svg:x="6.291cm" svg:y="2.155cm" svg:viewBox="0 0 77 285" svg:d="M0 21c25-7 52-14 77-21 0 87 0 175 0 263-26 8-52 15-77 22 0-89 0-176 0-264z">
          <text:p/>
        </draw:path>
        <draw:path draw:style-name="gr5" draw:text-style-name="P1" draw:layer="layout" svg:width="0.076cm" svg:height="0.283cm" svg:x="6.366cm" svg:y="2.134cm" svg:viewBox="0 0 77 284" svg:d="M0 21c25-7 52-14 77-21 0 87 0 174 0 262-25 7-52 15-77 22 0-88 0-175 0-263z">
          <text:p/>
        </draw:path>
        <draw:path draw:style-name="gr5" draw:text-style-name="P1" draw:layer="layout" svg:width="0.075cm" svg:height="0.283cm" svg:x="6.441cm" svg:y="2.113cm" svg:viewBox="0 0 76 284" svg:d="M0 22c25-7 51-14 76-22 0 88 0 175 0 262-25 7-51 14-76 22 0-88 0-175 0-262z">
          <text:p/>
        </draw:path>
        <draw:path draw:style-name="gr5" draw:text-style-name="P1" draw:layer="layout" svg:width="0.075cm" svg:height="0.282cm" svg:x="6.515cm" svg:y="2.092cm" svg:viewBox="0 0 76 283" svg:d="M0 22c25-8 51-15 76-22 0 88 0 175 0 262-25 7-51 14-76 21 0-87 0-174 0-261z">
          <text:p/>
        </draw:path>
        <draw:path draw:style-name="gr5" draw:text-style-name="P1" draw:layer="layout" svg:width="0.075cm" svg:height="0.281cm" svg:x="6.589cm" svg:y="2.072cm" svg:viewBox="0 0 76 282" svg:d="M0 21c25-7 51-14 76-21 0 87 0 173 0 261-25 6-51 13-76 21 0-87 0-174 0-261z">
          <text:p/>
        </draw:path>
        <draw:path draw:style-name="gr5" draw:text-style-name="P1" draw:layer="layout" svg:width="0.085cm" svg:height="0.302cm" svg:x="4.771cm" svg:y="2.862cm" svg:viewBox="0 0 86 303" svg:d="M0 25c28-8 57-16 86-25 0 93 0 185 0 278-29 8-58 17-86 25 0-92 0-185 0-278z">
          <text:p/>
        </draw:path>
        <draw:path draw:style-name="gr5" draw:text-style-name="P1" draw:layer="layout" svg:width="0.085cm" svg:height="0.302cm" svg:x="4.855cm" svg:y="2.837cm" svg:viewBox="0 0 86 303" svg:d="M0 26c29-10 57-18 86-26 0 93 0 185 0 277-29 9-57 17-86 26 0-92 0-185 0-277z">
          <text:p/>
        </draw:path>
        <draw:path draw:style-name="gr5" draw:text-style-name="P1" draw:layer="layout" svg:width="0.084cm" svg:height="0.301cm" svg:x="4.94cm" svg:y="2.813cm" svg:viewBox="0 0 85 302" svg:d="M0 24c28-8 56-16 85-24 0 93 0 184 0 277-29 8-57 16-85 25 0-92 0-185 0-278z">
          <text:p/>
        </draw:path>
        <draw:path draw:style-name="gr5" draw:text-style-name="P1" draw:layer="layout" svg:width="0.084cm" svg:height="0.3cm" svg:x="5.023cm" svg:y="2.789cm" svg:viewBox="0 0 85 301" svg:d="M0 24c28-8 56-16 85-24 0 93 0 184 0 276-29 8-57 17-85 25 0-92 0-184 0-277z">
          <text:p/>
        </draw:path>
        <draw:path draw:style-name="gr5" draw:text-style-name="P1" draw:layer="layout" svg:width="0.083cm" svg:height="0.299cm" svg:x="5.106cm" svg:y="2.765cm" svg:viewBox="0 0 84 300" svg:d="M0 24c28-8 56-16 84-24 0 93 0 184 0 275-28 8-56 17-84 25 0-91 0-183 0-276z">
          <text:p/>
        </draw:path>
        <draw:path draw:style-name="gr5" draw:text-style-name="P1" draw:layer="layout" svg:width="0.083cm" svg:height="0.298cm" svg:x="5.189cm" svg:y="2.741cm" svg:viewBox="0 0 84 299" svg:d="M0 24c27-8 55-16 84-24 0 92 0 183 0 274-29 9-57 17-84 25 0-91 0-182 0-275z">
          <text:p/>
        </draw:path>
        <draw:path draw:style-name="gr5" draw:text-style-name="P1" draw:layer="layout" svg:width="0.082cm" svg:height="0.297cm" svg:x="5.271cm" svg:y="2.717cm" svg:viewBox="0 0 83 298" svg:d="M0 24c29-8 56-16 83-24 0 91 0 183 0 274-27 8-54 16-83 24 0-91 0-181 0-274z">
          <text:p/>
        </draw:path>
        <draw:path draw:style-name="gr5" draw:text-style-name="P1" draw:layer="layout" svg:width="0.082cm" svg:height="0.296cm" svg:x="5.352cm" svg:y="2.694cm" svg:viewBox="0 0 83 297" svg:d="M1 23c27-8 55-16 82-23 0 91 0 182 0 272-27 9-55 17-83 25 1-91 1-182 1-274z">
          <text:p/>
        </draw:path>
        <draw:path draw:style-name="gr5" draw:text-style-name="P1" draw:layer="layout" svg:width="0.082cm" svg:height="0.296cm" svg:x="5.433cm" svg:y="2.67cm" svg:viewBox="0 0 83 297" svg:d="M0 24c27-8 55-16 83-24 0 91-1 182-1 272-27 8-55 16-82 25 0-91 0-182 0-273z">
          <text:p/>
        </draw:path>
        <draw:path draw:style-name="gr5" draw:text-style-name="P1" draw:layer="layout" svg:width="0.08cm" svg:height="0.294cm" svg:x="5.514cm" svg:y="2.647cm" svg:viewBox="0 0 81 295" svg:d="M0 23c27-7 55-15 81-23 0 90 0 181 0 271-27 8-54 16-81 24 0-90 0-181 0-272z">
          <text:p/>
        </draw:path>
        <draw:path draw:style-name="gr5" draw:text-style-name="P1" draw:layer="layout" svg:width="0.08cm" svg:height="0.293cm" svg:x="5.594cm" svg:y="2.624cm" svg:viewBox="0 0 81 294" svg:d="M0 23c26-8 54-15 81-23 0 90 0 180 0 270-27 8-55 16-81 24 0-90 0-180 0-271z">
          <text:p/>
        </draw:path>
        <draw:path draw:style-name="gr5" draw:text-style-name="P1" draw:layer="layout" svg:width="0.08cm" svg:height="0.292cm" svg:x="5.673cm" svg:y="2.601cm" svg:viewBox="0 0 81 293" svg:d="M0 23c27-8 53-15 81-23 0 90 0 181 0 270-28 7-54 15-81 23 0-89 0-180 0-270z">
          <text:p/>
        </draw:path>
        <draw:path draw:style-name="gr5" draw:text-style-name="P1" draw:layer="layout" svg:width="0.079cm" svg:height="0.29cm" svg:x="5.752cm" svg:y="2.579cm" svg:viewBox="0 0 80 291" svg:d="M0 22c27-7 53-15 80-22 0 89 0 179 0 268-27 8-53 16-80 23 0-89 0-179 0-269z">
          <text:p/>
        </draw:path>
        <draw:path draw:style-name="gr5" draw:text-style-name="P1" draw:layer="layout" svg:width="0.079cm" svg:height="0.29cm" svg:x="5.83cm" svg:y="2.556cm" svg:viewBox="0 0 80 291" svg:d="M1 23c26-8 52-15 79-23 0 89 0 178 0 268-27 8-53 16-80 23 0-89 1-178 1-268z">
          <text:p/>
        </draw:path>
        <draw:path draw:style-name="gr5" draw:text-style-name="P1" draw:layer="layout" svg:width="0.079cm" svg:height="0.29cm" svg:x="5.908cm" svg:y="2.533cm" svg:viewBox="0 0 80 291" svg:d="M1 23c25-7 52-15 79-23 0 90 0 178 0 267-28 8-54 16-80 24 0-90 0-178 1-268z">
          <text:p/>
        </draw:path>
        <draw:path draw:style-name="gr5" draw:text-style-name="P1" draw:layer="layout" svg:width="0.078cm" svg:height="0.289cm" svg:x="5.986cm" svg:y="2.511cm" svg:viewBox="0 0 79 290" svg:d="M0 23c26-8 52-15 79-23-1 89-1 177-1 266-26 8-52 16-78 24 0-90 0-178 0-267z">
          <text:p/>
        </draw:path>
        <draw:path draw:style-name="gr5" draw:text-style-name="P1" draw:layer="layout" svg:width="0.077cm" svg:height="0.287cm" svg:x="6.063cm" svg:y="2.489cm" svg:viewBox="0 0 78 288" svg:d="M0 22c26-7 51-15 78-22 0 88 0 176 0 265-27 8-52 16-78 23 0-89 0-177 0-266z">
          <text:p/>
        </draw:path>
        <draw:path draw:style-name="gr5" draw:text-style-name="P1" draw:layer="layout" svg:width="0.077cm" svg:height="0.286cm" svg:x="6.139cm" svg:y="2.467cm" svg:viewBox="0 0 78 287" svg:d="M0 22c26-7 52-15 78-22 0 88 0 176 0 264-26 8-52 16-78 23 0-89 0-176 0-265z">
          <text:p/>
        </draw:path>
        <draw:path draw:style-name="gr5" draw:text-style-name="P1" draw:layer="layout" svg:width="0.076cm" svg:height="0.285cm" svg:x="6.216cm" svg:y="2.445cm" svg:viewBox="0 0 77 286" svg:d="M0 22c25-7 50-15 77-22 0 88 0 175 0 262-27 9-52 17-77 24 0-88 0-176 0-264z">
          <text:p/>
        </draw:path>
        <draw:path draw:style-name="gr5" draw:text-style-name="P1" draw:layer="layout" svg:width="0.076cm" svg:height="0.285cm" svg:x="6.291cm" svg:y="2.423cm" svg:viewBox="0 0 77 286" svg:d="M0 22c25-7 51-15 77-22 0 88 0 175 0 262-26 7-52 16-77 24 0-89 0-176 0-264z">
          <text:p/>
        </draw:path>
        <draw:path draw:style-name="gr8" draw:text-style-name="P1" draw:layer="layout" svg:width="0.076cm" svg:height="0.284cm" svg:x="6.366cm" svg:y="2.401cm" svg:viewBox="0 0 77 285" svg:d="M0 23c25-7 52-14 77-23 0 89 0 176-1 262-25 8-51 15-76 23 0-87 0-174 0-262z">
          <text:p/>
        </draw:path>
        <draw:path draw:style-name="gr2" draw:text-style-name="P2" draw:layer="layout" svg:width="0.076cm" svg:height="0.284cm" svg:x="6.366cm" svg:y="2.401cm" svg:viewBox="0 0 77 285" svg:d="M0 23c25-7 52-14 77-23 0 89 0 176-1 262-25 8-51 15-76 23 0-87 0-174 0-262z">
          <text:p/>
        </draw:path>
        <draw:path draw:style-name="gr5" draw:text-style-name="P1" draw:layer="layout" svg:width="0.075cm" svg:height="0.282cm" svg:x="6.441cm" svg:y="2.38cm" svg:viewBox="0 0 76 283" svg:d="M0 22c25-8 51-15 76-22 0 88 0 175 0 262-25 7-51 15-76 21 0-86 0-173 0-261z">
          <text:p/>
        </draw:path>
        <draw:path draw:style-name="gr5" draw:text-style-name="P1" draw:layer="layout" svg:width="0.075cm" svg:height="0.283cm" svg:x="6.515cm" svg:y="2.358cm" svg:viewBox="0 0 76 284" svg:d="M0 22c25-7 51-15 76-22 0 89-1 175-1 261-24 8-50 15-75 23 0-87 0-173 0-262z">
          <text:p/>
        </draw:path>
        <draw:path draw:style-name="gr5" draw:text-style-name="P1" draw:layer="layout" svg:width="0.075cm" svg:height="0.281cm" svg:x="6.589cm" svg:y="2.337cm" svg:viewBox="0 0 76 282" svg:d="M0 21c25-7 51-14 76-21 0 88-1 174-1 260-25 8-50 15-75 22 0-86 0-172 0-261z">
          <text:p/>
        </draw:path>
        <draw:path draw:style-name="gr5" draw:text-style-name="P1" draw:layer="layout" svg:width="0.085cm" svg:height="0.304cm" svg:x="4.771cm" svg:y="3.133cm" svg:viewBox="0 0 86 305" svg:d="M0 25c28-8 57-17 86-25 0 93 0 186 0 279-29 9-58 17-86 26 0-93 0-186 0-280z">
          <text:p/>
        </draw:path>
        <draw:path draw:style-name="gr5" draw:text-style-name="P1" draw:layer="layout" svg:width="0.085cm" svg:height="0.304cm" svg:x="4.855cm" svg:y="3.107cm" svg:viewBox="0 0 86 305" svg:d="M0 26c29-9 57-17 86-26 0 94 0 187 0 278-29 9-57 18-86 27 0-93 0-186 0-279z">
          <text:p/>
        </draw:path>
        <draw:path draw:style-name="gr5" draw:text-style-name="P1" draw:layer="layout" svg:width="0.084cm" svg:height="0.303cm" svg:x="4.94cm" svg:y="3.082cm" svg:viewBox="0 0 85 304" svg:d="M0 26c28-9 56-17 85-26 0 94 0 186 0 277-29 9-57 18-85 27 0-92 0-185 0-278z">
          <text:p/>
        </draw:path>
        <draw:path draw:style-name="gr5" draw:text-style-name="P1" draw:layer="layout" svg:width="0.084cm" svg:height="0.301cm" svg:x="5.023cm" svg:y="3.058cm" svg:viewBox="0 0 85 302" svg:d="M0 24c28-7 56-16 85-24 0 91 0 185 0 276-29 8-57 17-85 26 0-92 0-184 0-278z">
          <text:p/>
        </draw:path>
        <draw:path draw:style-name="gr5" draw:text-style-name="P1" draw:layer="layout" svg:width="0.083cm" svg:height="0.3cm" svg:x="5.106cm" svg:y="3.033cm" svg:viewBox="0 0 84 301" svg:d="M0 25c28-8 56-17 84-25 0 91 0 184 0 275-28 9-56 18-84 26 0-91 0-183 0-276z">
          <text:p/>
        </draw:path>
        <draw:path draw:style-name="gr5" draw:text-style-name="P1" draw:layer="layout" svg:width="0.083cm" svg:height="0.3cm" svg:x="5.189cm" svg:y="3.008cm" svg:viewBox="0 0 84 301" svg:d="M0 25c27-8 55-16 84-25 0 91 0 184 0 275-29 8-57 17-84 26 0-92 0-185 0-276z">
          <text:p/>
        </draw:path>
        <draw:path draw:style-name="gr5" draw:text-style-name="P1" draw:layer="layout" svg:width="0.082cm" svg:height="0.298cm" svg:x="5.271cm" svg:y="2.984cm" svg:viewBox="0 0 83 299" svg:d="M0 24c29-8 56-16 83-24 0 90 0 183 0 273-27 9-54 17-83 26 0-91 0-184 0-275z">
          <text:p/>
        </draw:path>
        <draw:path draw:style-name="gr5" draw:text-style-name="P1" draw:layer="layout" svg:width="0.082cm" svg:height="0.298cm" svg:x="5.352cm" svg:y="2.959cm" svg:viewBox="0 0 83 299" svg:d="M0 25c28-8 56-16 83-25 0 91 0 183 0 273-27 9-56 17-83 26 0-91 0-183 0-274z">
          <text:p/>
        </draw:path>
        <draw:path draw:style-name="gr5" draw:text-style-name="P1" draw:layer="layout" svg:width="0.081cm" svg:height="0.296cm" svg:x="5.433cm" svg:y="2.935cm" svg:viewBox="0 0 82 297" svg:d="M0 25c27-9 55-17 82-25 0 90 0 182 0 272-27 9-55 17-82 25 0-90 0-182 0-272z">
          <text:p/>
        </draw:path>
        <draw:path draw:style-name="gr5" draw:text-style-name="P1" draw:layer="layout" svg:width="0.081cm" svg:height="0.295cm" svg:x="5.513cm" svg:y="2.911cm" svg:viewBox="0 0 82 296" svg:d="M1 24c27-8 54-16 81-24 0 90 0 180 0 271-27 9-54 17-82 25 0-90 0-182 1-272z">
          <text:p/>
        </draw:path>
        <draw:path draw:style-name="gr5" draw:text-style-name="P1" draw:layer="layout" svg:width="0.08cm" svg:height="0.294cm" svg:x="5.594cm" svg:y="2.887cm" svg:viewBox="0 0 81 295" svg:d="M0 24c26-8 54-16 81-24 0 90 0 180 0 270-27 9-55 17-81 25 0-89 0-181 0-271z">
          <text:p/>
        </draw:path>
        <draw:path draw:style-name="gr5" draw:text-style-name="P1" draw:layer="layout" svg:width="0.08cm" svg:height="0.293cm" svg:x="5.673cm" svg:y="2.864cm" svg:viewBox="0 0 81 294" svg:d="M0 23c27-8 53-16 81-23 0 89 0 178 0 268-28 9-54 17-81 26 0-90 0-181 0-271z">
          <text:p/>
        </draw:path>
        <draw:path draw:style-name="gr5" draw:text-style-name="P1" draw:layer="layout" svg:width="0.079cm" svg:height="0.292cm" svg:x="5.752cm" svg:y="2.84cm" svg:viewBox="0 0 80 293" svg:d="M0 24c27-8 53-16 80-24 0 89 0 178 0 268-27 8-53 16-80 25 0-90 0-180 0-269z">
          <text:p/>
        </draw:path>
        <draw:path draw:style-name="gr5" draw:text-style-name="P1" draw:layer="layout" svg:width="0.079cm" svg:height="0.29cm" svg:x="5.83cm" svg:y="2.817cm" svg:viewBox="0 0 80 291" svg:d="M0 24c27-8 53-16 80-24 0 89 0 177 0 266-27 9-53 17-80 25 0-90 0-178 0-267z">
          <text:p/>
        </draw:path>
        <draw:path draw:style-name="gr5" draw:text-style-name="P1" draw:layer="layout" svg:width="0.079cm" svg:height="0.289cm" svg:x="5.908cm" svg:y="2.794cm" svg:viewBox="0 0 80 290" svg:d="M0 23c26-8 52-16 80-23 0 88 0 176 0 265-28 8-54 16-80 25 0-89 0-178 0-267z">
          <text:p/>
        </draw:path>
        <draw:path draw:style-name="gr5" draw:text-style-name="P1" draw:layer="layout" svg:width="0.077cm" svg:height="0.288cm" svg:x="5.986cm" svg:y="2.77cm" svg:viewBox="0 0 78 289" svg:d="M0 24c26-8 52-16 78-24 0 89 0 177 0 266-26 7-52 15-78 23 0-88 0-177 0-265z">
          <text:p/>
        </draw:path>
        <draw:path draw:style-name="gr5" draw:text-style-name="P1" draw:layer="layout" svg:width="0.077cm" svg:height="0.288cm" svg:x="6.063cm" svg:y="2.747cm" svg:viewBox="0 0 78 289" svg:d="M0 24c26-8 51-16 78-24 0 88 0 176 0 264-27 9-53 17-78 25 0-89 0-177 0-265z">
          <text:p/>
        </draw:path>
        <draw:path draw:style-name="gr5" draw:text-style-name="P1" draw:layer="layout" svg:width="0.077cm" svg:height="0.287cm" svg:x="6.139cm" svg:y="2.724cm" svg:viewBox="0 0 78 288" svg:d="M0 24c26-8 52-16 78-24 0 88 0 176 0 263-27 8-52 17-78 25 0-89 0-177 0-264z">
          <text:p/>
        </draw:path>
        <draw:path draw:style-name="gr5" draw:text-style-name="P1" draw:layer="layout" svg:width="0.077cm" svg:height="0.286cm" svg:x="6.215cm" svg:y="2.702cm" svg:viewBox="0 0 78 287" svg:d="M1 24c25-8 50-16 77-24 0 88 0 175-1 263-26 8-51 16-77 24 0-88 0-176 1-263z">
          <text:p/>
        </draw:path>
        <draw:path draw:style-name="gr5" draw:text-style-name="P1" draw:layer="layout" svg:width="0.076cm" svg:height="0.285cm" svg:x="6.291cm" svg:y="2.679cm" svg:viewBox="0 0 77 286" svg:d="M0 24c25-9 51-16 77-24 0 88 0 175 0 262-26 8-52 16-77 24 0-87 0-175 0-262z">
          <text:p/>
        </draw:path>
        <draw:path draw:style-name="gr5" draw:text-style-name="P1" draw:layer="layout" svg:width="0.075cm" svg:height="0.284cm" svg:x="6.366cm" svg:y="2.657cm" svg:viewBox="0 0 76 285" svg:d="M0 22c25-7 51-15 76-22 0 87 0 174 0 261-25 8-51 16-76 24 0-88 0-175 0-263z">
          <text:p/>
        </draw:path>
        <draw:path draw:style-name="gr5" draw:text-style-name="P1" draw:layer="layout" svg:width="0.075cm" svg:height="0.282cm" svg:x="6.441cm" svg:y="2.635cm" svg:viewBox="0 0 76 283" svg:d="M0 22c25-7 51-15 76-22 0 87 0 173-1 260-24 8-50 15-75 23 0-87 0-173 0-261z">
          <text:p/>
        </draw:path>
        <draw:path draw:style-name="gr5" draw:text-style-name="P1" draw:layer="layout" svg:width="0.074cm" svg:height="0.281cm" svg:x="6.515cm" svg:y="2.613cm" svg:viewBox="0 0 75 282" svg:d="M0 22c25-7 51-15 75-22 0 87 0 173 0 259-25 8-50 15-75 23 0-86 0-173 0-260z">
          <text:p/>
        </draw:path>
        <draw:path draw:style-name="gr5" draw:text-style-name="P1" draw:layer="layout" svg:width="0.074cm" svg:height="0.281cm" svg:x="6.589cm" svg:y="2.59cm" svg:viewBox="0 0 75 282" svg:d="M0 23c25-8 50-15 75-23 0 87 0 173 0 259-25 8-50 15-75 23 0-86 0-172 0-259z">
          <text:p/>
        </draw:path>
        <draw:path draw:style-name="gr5" draw:text-style-name="P1" draw:layer="layout" svg:width="0.085cm" svg:height="0.305cm" svg:x="4.771cm" svg:y="3.417cm" svg:viewBox="0 0 86 306" svg:d="M0 27c28-9 57-18 86-27 0 94 0 186 0 279-29 9-58 18-86 27 0-93 0-185 0-279z">
          <text:p/>
        </draw:path>
        <draw:path draw:style-name="gr5" draw:text-style-name="P1" draw:layer="layout" svg:width="0.085cm" svg:height="0.304cm" svg:x="4.855cm" svg:y="3.391cm" svg:viewBox="0 0 86 305" svg:d="M0 27c29-9 57-18 86-27 0 92 0 185 0 278-29 9-57 18-86 27 0-92 0-185 0-278z">
          <text:p/>
        </draw:path>
        <draw:path draw:style-name="gr5" draw:text-style-name="P1" draw:layer="layout" svg:width="0.084cm" svg:height="0.303cm" svg:x="4.94cm" svg:y="3.365cm" svg:viewBox="0 0 85 304" svg:d="M0 26c28-8 56-17 85-26 0 92 0 185 0 277-29 9-57 18-85 27 0-92 0-184 0-278z">
          <text:p/>
        </draw:path>
        <draw:path draw:style-name="gr5" draw:text-style-name="P1" draw:layer="layout" svg:width="0.084cm" svg:height="0.302cm" svg:x="5.023cm" svg:y="3.339cm" svg:viewBox="0 0 85 303" svg:d="M0 26c28-8 56-17 85-26 0 92 0 184 0 276-29 9-57 18-85 27 0-92 0-185 0-277z">
          <text:p/>
        </draw:path>
        <draw:path draw:style-name="gr5" draw:text-style-name="P1" draw:layer="layout" svg:width="0.083cm" svg:height="0.3cm" svg:x="5.106cm" svg:y="3.314cm" svg:viewBox="0 0 84 301" svg:d="M0 25c28-8 56-16 84-25 0 91 0 183 0 274-28 9-56 18-84 27 0-92 0-184 0-276z">
          <text:p/>
        </draw:path>
        <draw:path draw:style-name="gr5" draw:text-style-name="P1" draw:layer="layout" svg:width="0.083cm" svg:height="0.299cm" svg:x="5.189cm" svg:y="3.288cm" svg:viewBox="0 0 84 300" svg:d="M0 26c27-8 55-17 84-26 0 91 0 183 0 274-29 9-57 17-84 26 0-91 0-183 0-274z">
          <text:p/>
        </draw:path>
        <draw:path draw:style-name="gr5" draw:text-style-name="P1" draw:layer="layout" svg:width="0.082cm" svg:height="0.298cm" svg:x="5.271cm" svg:y="3.263cm" svg:viewBox="0 0 83 299" svg:d="M0 26c29-9 56-17 83-26 0 91 0 182 0 272-27 9-55 18-83 27 0-91 0-183 0-273z">
          <text:p/>
        </draw:path>
        <draw:path draw:style-name="gr5" draw:text-style-name="P1" draw:layer="layout" svg:width="0.082cm" svg:height="0.297cm" svg:x="5.352cm" svg:y="3.238cm" svg:viewBox="0 0 83 298" svg:d="M0 25c27-8 56-17 83-25 0 90 0 182 0 271-27 9-56 18-83 27 0-91 0-182 0-273z">
          <text:p/>
        </draw:path>
        <draw:path draw:style-name="gr5" draw:text-style-name="P1" draw:layer="layout" svg:width="0.081cm" svg:height="0.295cm" svg:x="5.433cm" svg:y="3.213cm" svg:viewBox="0 0 82 296" svg:d="M0 25c27-8 55-17 82-25 0 90 0 181 0 270-27 9-55 18-82 26 0-89 0-181 0-271z">
          <text:p/>
        </draw:path>
        <draw:path draw:style-name="gr5" draw:text-style-name="P1" draw:layer="layout" svg:width="0.081cm" svg:height="0.295cm" svg:x="5.513cm" svg:y="3.188cm" svg:viewBox="0 0 82 296" svg:d="M0 25c28-8 55-17 82-25 0 90 0 179 0 270-27 8-55 17-82 26 0-90 0-181 0-271z">
          <text:p/>
        </draw:path>
        <draw:path draw:style-name="gr5" draw:text-style-name="P1" draw:layer="layout" svg:width="0.08cm" svg:height="0.294cm" svg:x="5.594cm" svg:y="3.163cm" svg:viewBox="0 0 81 295" svg:d="M0 25c26-8 54-17 81-25 0 89 0 179 0 269-27 8-55 17-81 26 0-90 0-180 0-270z">
          <text:p/>
        </draw:path>
        <draw:path draw:style-name="gr5" draw:text-style-name="P1" draw:layer="layout" svg:width="0.08cm" svg:height="0.293cm" svg:x="5.673cm" svg:y="3.138cm" svg:viewBox="0 0 81 294" svg:d="M0 25c27-8 53-16 81-25 0 89 0 178 0 268-28 9-54 18-81 26 0-90 0-179 0-269z">
          <text:p/>
        </draw:path>
        <draw:path draw:style-name="gr5" draw:text-style-name="P1" draw:layer="layout" svg:width="0.079cm" svg:height="0.293cm" svg:x="5.752cm" svg:y="3.113cm" svg:viewBox="0 0 80 294" svg:d="M0 25c27-8 53-17 80-25 0 89 0 178 0 268-27 9-54 17-80 26 0-90 0-179 0-269z">
          <text:p/>
        </draw:path>
        <draw:path draw:style-name="gr5" draw:text-style-name="P1" draw:layer="layout" svg:width="0.079cm" svg:height="0.291cm" svg:x="5.83cm" svg:y="3.089cm" svg:viewBox="0 0 80 292" svg:d="M0 24c27-8 53-16 80-24 0 89 0 177 0 267-27 8-53 17-80 25 0-90 0-179 0-268z">
          <text:p/>
        </draw:path>
        <draw:path draw:style-name="gr8" draw:text-style-name="P1" draw:layer="layout" svg:width="0.079cm" svg:height="0.29cm" svg:x="5.908cm" svg:y="3.065cm" svg:viewBox="0 0 80 291" svg:d="M0 24c26-8 52-16 80-24 0 88 0 176 0 265-28 9-54 18-80 26 0-90 0-178 0-267z">
          <text:p/>
        </draw:path>
        <draw:path draw:style-name="gr2" draw:text-style-name="P2" draw:layer="layout" svg:width="0.079cm" svg:height="0.29cm" svg:x="5.908cm" svg:y="3.065cm" svg:viewBox="0 0 80 291" svg:d="M0 24c26-8 52-16 80-24 0 88 0 176 0 265-28 9-54 18-80 26 0-90 0-178 0-267z">
          <text:p/>
        </draw:path>
        <draw:path draw:style-name="gr5" draw:text-style-name="P1" draw:layer="layout" svg:width="0.077cm" svg:height="0.289cm" svg:x="5.986cm" svg:y="3.041cm" svg:viewBox="0 0 78 290" svg:d="M0 24c26-8 52-16 78-24 0 88 0 176 0 264-27 9-52 17-78 26 0-89 0-178 0-266z">
          <text:p/>
        </draw:path>
        <draw:path draw:style-name="gr5" draw:text-style-name="P1" draw:layer="layout" svg:width="0.077cm" svg:height="0.288cm" svg:x="6.063cm" svg:y="3.017cm" svg:viewBox="0 0 78 289" svg:d="M0 24c25-8 51-16 78-24 0 88 0 176 0 265-27 8-53 16-78 24 0-89 0-177 0-265z">
          <text:p/>
        </draw:path>
        <draw:path draw:style-name="gr5" draw:text-style-name="P1" draw:layer="layout" svg:width="0.077cm" svg:height="0.288cm" svg:x="6.139cm" svg:y="2.994cm" svg:viewBox="0 0 78 289" svg:d="M0 24c26-8 51-16 78-24 0 88 0 176 0 264-27 8-52 17-78 25 0-89 0-177 0-265z">
          <text:p/>
        </draw:path>
        <draw:path draw:style-name="gr5" draw:text-style-name="P1" draw:layer="layout" svg:width="0.076cm" svg:height="0.287cm" svg:x="6.215cm" svg:y="2.97cm" svg:viewBox="0 0 77 288" svg:d="M0 24c26-8 51-16 77-24 0 88 0 176 0 264-26 8-51 16-77 24 0-88 0-175 0-264z">
          <text:p/>
        </draw:path>
        <draw:path draw:style-name="gr5" draw:text-style-name="P1" draw:layer="layout" svg:width="0.076cm" svg:height="0.286cm" svg:x="6.291cm" svg:y="2.947cm" svg:viewBox="0 0 77 287" svg:d="M0 23c25-8 51-15 77-23 0 88 0 175-1 263-25 8-51 16-76 24 0-88 0-175 0-264z">
          <text:p/>
        </draw:path>
        <draw:path draw:style-name="gr5" draw:text-style-name="P1" draw:layer="layout" svg:width="0.075cm" svg:height="0.286cm" svg:x="6.366cm" svg:y="2.923cm" svg:viewBox="0 0 76 287" svg:d="M0 24c25-8 51-16 76-24 0 88 0 175 0 262-25 9-51 17-76 25 0-88 0-175 0-263z">
          <text:p/>
        </draw:path>
        <draw:path draw:style-name="gr5" draw:text-style-name="P1" draw:layer="layout" svg:width="0.074cm" svg:height="0.285cm" svg:x="6.441cm" svg:y="2.9cm" svg:viewBox="0 0 75 286" svg:d="M0 24c25-8 51-16 75-24 0 88 0 174 0 262-25 8-51 16-75 24 0-88 0-175 0-262z">
          <text:p/>
        </draw:path>
        <draw:path draw:style-name="gr5" draw:text-style-name="P1" draw:layer="layout" svg:width="0.074cm" svg:height="0.284cm" svg:x="6.515cm" svg:y="2.877cm" svg:viewBox="0 0 75 285" svg:d="M0 23c25-7 50-15 75-23 0 86 0 174 0 261-25 8-50 16-75 24 0-87 0-174 0-262z">
          <text:p/>
        </draw:path>
        <draw:path draw:style-name="gr5" draw:text-style-name="P1" draw:layer="layout" svg:width="0.074cm" svg:height="0.283cm" svg:x="6.589cm" svg:y="2.854cm" svg:viewBox="0 0 75 284" svg:d="M0 23c24-7 50-15 75-23 0 86 0 173 0 260-25 8-51 16-75 24 0-87 0-173 0-261z">
          <text:p/>
        </draw:path>
        <draw:path draw:style-name="gr5" draw:text-style-name="P1" draw:layer="layout" svg:width="0.085cm" svg:height="0.306cm" svg:x="4.771cm" svg:y="3.701cm" svg:viewBox="0 0 86 307" svg:d="M0 27c28-9 57-18 86-27 0 93 0 186 0 279-29 9-58 19-86 28 0-93 0-186 0-280z">
          <text:p/>
        </draw:path>
        <draw:path draw:style-name="gr5" draw:text-style-name="P1" draw:layer="layout" svg:width="0.085cm" svg:height="0.305cm" svg:x="4.855cm" svg:y="3.674cm" svg:viewBox="0 0 86 306" svg:d="M0 27c29-9 57-18 86-27 0 92 0 186 0 278-29 9-57 19-86 28 0-92 0-186 0-279z">
          <text:p/>
        </draw:path>
        <draw:path draw:style-name="gr5" draw:text-style-name="P1" draw:layer="layout" svg:width="0.084cm" svg:height="0.304cm" svg:x="4.94cm" svg:y="3.647cm" svg:viewBox="0 0 85 305" svg:d="M0 27c28-9 56-18 85-27 0 92 0 185 0 277-29 9-57 19-85 28 0-92 0-185 0-278z">
          <text:p/>
        </draw:path>
        <draw:path draw:style-name="gr5" draw:text-style-name="P1" draw:layer="layout" svg:width="0.084cm" svg:height="0.303cm" svg:x="5.023cm" svg:y="3.62cm" svg:viewBox="0 0 85 304" svg:d="M0 27c28-9 56-18 85-27 0 92 0 185 0 277-29 8-57 18-85 27 0-92 0-185 0-277z">
          <text:p/>
        </draw:path>
        <draw:path draw:style-name="gr8" draw:text-style-name="P1" draw:layer="layout" svg:width="0.083cm" svg:height="0.303cm" svg:x="5.106cm" svg:y="3.593cm" svg:viewBox="0 0 84 304" svg:d="M0 27c28-9 56-18 84-27 0 92 0 184 0 276-29 9-56 19-84 28 0-92 0-185 0-277z">
          <text:p/>
        </draw:path>
        <draw:path draw:style-name="gr2" draw:text-style-name="P2" draw:layer="layout" svg:width="0.083cm" svg:height="0.303cm" svg:x="5.106cm" svg:y="3.593cm" svg:viewBox="0 0 84 304" svg:d="M0 27c28-9 56-18 84-27 0 92 0 184 0 276-29 9-56 19-84 28 0-92 0-185 0-277z">
          <text:p/>
        </draw:path>
        <draw:path draw:style-name="gr5" draw:text-style-name="P1" draw:layer="layout" svg:width="0.083cm" svg:height="0.301cm" svg:x="5.189cm" svg:y="3.567cm" svg:viewBox="0 0 84 302" svg:d="M0 26c27-9 55-17 84-26 0 91 0 182 0 275-29 9-57 18-84 27 0-91 0-184 0-276z">
          <text:p/>
        </draw:path>
        <draw:path draw:style-name="gr5" draw:text-style-name="P1" draw:layer="layout" svg:width="0.082cm" svg:height="0.301cm" svg:x="5.271cm" svg:y="3.54cm" svg:viewBox="0 0 83 302" svg:d="M0 27c28-9 56-18 83-27 0 92 0 183 0 275-28 9-55 18-83 27 0-93 0-184 0-275z">
          <text:p/>
        </draw:path>
        <draw:path draw:style-name="gr5" draw:text-style-name="P1" draw:layer="layout" svg:width="0.082cm" svg:height="0.299cm" svg:x="5.352cm" svg:y="3.515cm" svg:viewBox="0 0 83 300" svg:d="M0 26c27-9 56-18 83-26 0 91 0 181 0 273-28 9-56 18-83 27 0-92 0-183 0-274z">
          <text:p/>
        </draw:path>
        <draw:path draw:style-name="gr5" draw:text-style-name="P1" draw:layer="layout" svg:width="0.081cm" svg:height="0.298cm" svg:x="5.433cm" svg:y="3.489cm" svg:viewBox="0 0 82 299" svg:d="M0 26c27-9 55-17 82-26 0 91 0 181 0 272-27 9-55 18-82 27 0-91 0-182 0-273z">
          <text:p/>
        </draw:path>
        <draw:path draw:style-name="gr5" draw:text-style-name="P1" draw:layer="layout" svg:width="0.081cm" svg:height="0.297cm" svg:x="5.513cm" svg:y="3.463cm" svg:viewBox="0 0 82 298" svg:d="M0 26c27-9 55-17 82-26 0 91 0 180 0 271-27 9-55 18-82 27 0-91 0-181 0-272z">
          <text:p/>
        </draw:path>
        <draw:path draw:style-name="gr5" draw:text-style-name="P1" draw:layer="layout" svg:width="0.08cm" svg:height="0.296cm" svg:x="5.594cm" svg:y="3.437cm" svg:viewBox="0 0 81 297" svg:d="M0 26c26-8 54-17 81-26 0 91 0 180 0 271-27 9-55 17-81 26 0-90 0-180 0-271z">
          <text:p/>
        </draw:path>
        <draw:path draw:style-name="gr5" draw:text-style-name="P1" draw:layer="layout" svg:width="0.08cm" svg:height="0.295cm" svg:x="5.673cm" svg:y="3.412cm" svg:viewBox="0 0 81 296" svg:d="M0 26c27-9 53-17 81-26 0 90-1 179-1 269-27 9-54 18-80 27 0-91 0-180 0-270z">
          <text:p/>
        </draw:path>
        <draw:path draw:style-name="gr5" draw:text-style-name="P1" draw:layer="layout" svg:width="0.079cm" svg:height="0.294cm" svg:x="5.752cm" svg:y="3.387cm" svg:viewBox="0 0 80 295" svg:d="M0 25c26-8 53-17 80-25 0 89 0 178 0 267-27 10-54 19-80 28 0-91 0-180 0-270z">
          <text:p/>
        </draw:path>
        <draw:path draw:style-name="gr5" draw:text-style-name="P1" draw:layer="layout" svg:width="0.079cm" svg:height="0.293cm" svg:x="5.83cm" svg:y="3.361cm" svg:viewBox="0 0 80 294" svg:d="M0 26c27-9 53-17 80-26 0 90 0 179 0 267-28 9-54 18-80 27 0-90 0-179 0-268z">
          <text:p/>
        </draw:path>
        <draw:path draw:style-name="gr5" draw:text-style-name="P1" draw:layer="layout" svg:width="0.079cm" svg:height="0.292cm" svg:x="5.908cm" svg:y="3.336cm" svg:viewBox="0 0 80 293" svg:d="M0 27c26-10 52-18 80-27 0 90-1 179-1 267-27 9-53 18-79 26 0-88 0-177 0-266z">
          <text:p/>
        </draw:path>
        <draw:path draw:style-name="gr5" draw:text-style-name="P1" draw:layer="layout" svg:width="0.077cm" svg:height="0.291cm" svg:x="5.986cm" svg:y="3.312cm" svg:viewBox="0 0 78 292" svg:d="M0 26c26-10 51-18 78-26 0 89 0 178 0 266-27 8-52 17-78 26 0-89 0-177 0-266z">
          <text:p/>
        </draw:path>
        <draw:path draw:style-name="gr5" draw:text-style-name="P1" draw:layer="layout" svg:width="0.077cm" svg:height="0.291cm" svg:x="6.063cm" svg:y="3.287cm" svg:viewBox="0 0 78 292" svg:d="M0 25c25-8 51-16 78-25 0 90 0 177 0 266-27 8-53 17-78 26 0-89 0-177 0-267z">
          <text:p/>
        </draw:path>
        <draw:path draw:style-name="gr5" draw:text-style-name="P1" draw:layer="layout" svg:width="0.077cm" svg:height="0.289cm" svg:x="6.139cm" svg:y="3.263cm" svg:viewBox="0 0 78 290" svg:d="M0 25c26-9 51-17 78-25 0 89 0 177 0 264-27 9-52 17-78 26 0-88 0-176 0-265z">
          <text:p/>
        </draw:path>
        <draw:path draw:style-name="gr8" draw:text-style-name="P1" draw:layer="layout" svg:width="0.076cm" svg:height="0.288cm" svg:x="6.215cm" svg:y="3.239cm" svg:viewBox="0 0 77 289" svg:d="M0 24c26-8 51-16 77-24 0 89 0 176 0 263-26 9-51 17-77 26 0-88 0-176 0-265z">
          <text:p/>
        </draw:path>
        <draw:path draw:style-name="gr2" draw:text-style-name="P2" draw:layer="layout" svg:width="0.076cm" svg:height="0.288cm" svg:x="6.215cm" svg:y="3.239cm" svg:viewBox="0 0 77 289" svg:d="M0 24c26-8 51-16 77-24 0 89 0 176 0 263-26 9-51 17-77 26 0-88 0-176 0-265z">
          <text:p/>
        </draw:path>
        <draw:path draw:style-name="gr5" draw:text-style-name="P1" draw:layer="layout" svg:width="0.075cm" svg:height="0.287cm" svg:x="6.291cm" svg:y="3.214cm" svg:viewBox="0 0 76 288" svg:d="M0 25c25-8 51-17 76-25 0 89 0 176 0 263-25 9-51 17-76 25 0-87 0-174 0-263z">
          <text:p/>
        </draw:path>
        <draw:path draw:style-name="gr5" draw:text-style-name="P1" draw:layer="layout" svg:width="0.075cm" svg:height="0.286cm" svg:x="6.366cm" svg:y="3.19cm" svg:viewBox="0 0 76 287" svg:d="M0 24c25-8 51-16 76-24 0 88 0 175 0 262-25 9-51 17-76 25 0-87 0-174 0-263z">
          <text:p/>
        </draw:path>
        <draw:path draw:style-name="gr5" draw:text-style-name="P1" draw:layer="layout" svg:width="0.075cm" svg:height="0.285cm" svg:x="6.44cm" svg:y="3.166cm" svg:viewBox="0 0 76 286" svg:d="M1 24c24-8 50-16 75-24 0 87 0 175 0 262-25 8-51 16-76 24 1-86 1-173 1-262z">
          <text:p/>
        </draw:path>
        <draw:path draw:style-name="gr5" draw:text-style-name="P1" draw:layer="layout" svg:width="0.074cm" svg:height="0.285cm" svg:x="6.515cm" svg:y="3.142cm" svg:viewBox="0 0 75 286" svg:d="M0 24c25-8 50-16 75-24 0 87 0 175 0 261-25 8-51 16-75 25 0-87 0-174 0-262z">
          <text:p/>
        </draw:path>
        <draw:path draw:style-name="gr5" draw:text-style-name="P1" draw:layer="layout" svg:width="0.075cm" svg:height="0.283cm" svg:x="6.588cm" svg:y="3.119cm" svg:viewBox="0 0 76 284" svg:d="M1 24c24-8 50-16 75-24 0 86 0 173 0 259-25 9-51 17-76 25 0-86 1-174 1-260z">
          <text:p/>
        </draw:path>
        <draw:path draw:style-name="gr5" draw:text-style-name="P1" draw:layer="layout" svg:width="0.085cm" svg:height="0.308cm" svg:x="4.771cm" svg:y="3.985cm" svg:viewBox="0 0 86 309" svg:d="M0 28c28-9 57-19 86-28 0 93 0 188 0 280-29 10-58 20-86 29 0-92 0-187 0-281z">
          <text:p/>
        </draw:path>
        <draw:path draw:style-name="gr5" draw:text-style-name="P1" draw:layer="layout" svg:width="0.085cm" svg:height="0.307cm" svg:x="4.855cm" svg:y="3.957cm" svg:viewBox="0 0 86 308" svg:d="M0 28c29-9 57-19 86-28 0 93 0 186 0 279-29 10-57 20-86 29 0-92 0-187 0-280z">
          <text:p/>
        </draw:path>
        <draw:path draw:style-name="gr5" draw:text-style-name="P1" draw:layer="layout" svg:width="0.084cm" svg:height="0.306cm" svg:x="4.94cm" svg:y="3.929cm" svg:viewBox="0 0 85 307" svg:d="M0 28c28-9 56-19 85-28 0 93 0 186 0 278-29 10-57 20-85 29 0-92 0-186 0-279z">
          <text:p/>
        </draw:path>
        <draw:path draw:style-name="gr5" draw:text-style-name="P1" draw:layer="layout" svg:width="0.084cm" svg:height="0.305cm" svg:x="5.023cm" svg:y="3.902cm" svg:viewBox="0 0 85 306" svg:d="M0 27c28-9 56-19 85-27 0 92 0 184 0 277-29 9-57 19-85 29 0-92 0-186 0-279z">
          <text:p/>
        </draw:path>
        <draw:path draw:style-name="gr5" draw:text-style-name="P1" draw:layer="layout" svg:width="0.083cm" svg:height="0.304cm" svg:x="5.106cm" svg:y="3.874cm" svg:viewBox="0 0 84 305" svg:d="M0 28c28-9 55-19 84-28 0 92 0 184 0 276-29 10-56 19-84 29 0-93 0-185 0-277z">
          <text:p/>
        </draw:path>
        <draw:path draw:style-name="gr5" draw:text-style-name="P1" draw:layer="layout" svg:width="0.084cm" svg:height="0.303cm" svg:x="5.188cm" svg:y="3.847cm" svg:viewBox="0 0 85 304" svg:d="M1 27c27-9 55-18 84-27 0 91 0 183-1 275-28 10-56 19-84 29 0-93 0-185 1-277z">
          <text:p/>
        </draw:path>
        <draw:path draw:style-name="gr5" draw:text-style-name="P1" draw:layer="layout" svg:width="0.082cm" svg:height="0.301cm" svg:x="5.271cm" svg:y="3.82cm" svg:viewBox="0 0 83 302" svg:d="M0 27c28-9 55-18 83-27 0 91 0 182 0 274-28 9-55 19-83 28 0-92 0-183 0-275z">
          <text:p/>
        </draw:path>
        <draw:path draw:style-name="gr5" draw:text-style-name="P1" draw:layer="layout" svg:width="0.082cm" svg:height="0.3cm" svg:x="5.352cm" svg:y="3.793cm" svg:viewBox="0 0 83 301" svg:d="M0 27c27-9 55-18 83-27 0 91 0 182 0 273-28 9-56 19-83 28 0-91 0-183 0-274z">
          <text:p/>
        </draw:path>
        <draw:path draw:style-name="gr8" draw:text-style-name="P1" draw:layer="layout" svg:width="0.081cm" svg:height="0.299cm" svg:x="5.433cm" svg:y="3.766cm" svg:viewBox="0 0 82 300" svg:d="M0 27c27-9 55-18 82-27 0 90 0 181 0 272-27 10-55 19-82 28 0-91 0-182 0-273z">
          <text:p/>
        </draw:path>
        <draw:path draw:style-name="gr2" draw:text-style-name="P2" draw:layer="layout" svg:width="0.081cm" svg:height="0.299cm" svg:x="5.433cm" svg:y="3.766cm" svg:viewBox="0 0 82 300" svg:d="M0 27c27-9 55-18 82-27 0 90 0 181 0 272-27 10-55 19-82 28 0-91 0-182 0-273z">
          <text:p/>
        </draw:path>
        <draw:path draw:style-name="gr5" draw:text-style-name="P1" draw:layer="layout" svg:width="0.081cm" svg:height="0.299cm" svg:x="5.513cm" svg:y="3.739cm" svg:viewBox="0 0 82 300" svg:d="M0 27c27-9 55-18 82-27 0 91 0 181 0 271-27 9-55 19-82 29 0-92 0-182 0-273z">
          <text:p/>
        </draw:path>
        <draw:path draw:style-name="gr5" draw:text-style-name="P1" draw:layer="layout" svg:width="0.081cm" svg:height="0.297cm" svg:x="5.593cm" svg:y="3.713cm" svg:viewBox="0 0 82 298" svg:d="M1 26c26-9 54-18 81-26 0 90 0 180-1 269-26 10-54 19-81 29 0-91 1-181 1-272z">
          <text:p/>
        </draw:path>
        <draw:path draw:style-name="gr5" draw:text-style-name="P1" draw:layer="layout" svg:width="0.079cm" svg:height="0.297cm" svg:x="5.673cm" svg:y="3.686cm" svg:viewBox="0 0 80 298" svg:d="M0 28c26-9 53-19 80-28 0 91 0 181 0 270-27 9-54 19-80 28 0-90 0-180 0-270z">
          <text:p/>
        </draw:path>
        <draw:path draw:style-name="gr5" draw:text-style-name="P1" draw:layer="layout" svg:width="0.079cm" svg:height="0.295cm" svg:x="5.752cm" svg:y="3.66cm" svg:viewBox="0 0 80 296" svg:d="M0 26c26-8 53-17 80-26 0 91 0 180 0 269-27 9-54 18-80 27 0-89 0-179 0-270z">
          <text:p/>
        </draw:path>
        <draw:path draw:style-name="gr5" draw:text-style-name="P1" draw:layer="layout" svg:width="0.079cm" svg:height="0.294cm" svg:x="5.83cm" svg:y="3.634cm" svg:viewBox="0 0 80 295" svg:d="M0 26c26-9 52-17 80-26-1 91-1 180-1 268-27 9-53 18-79 27 0-88 0-178 0-269z">
          <text:p/>
        </draw:path>
        <draw:path draw:style-name="gr5" draw:text-style-name="P1" draw:layer="layout" svg:width="0.078cm" svg:height="0.294cm" svg:x="5.908cm" svg:y="3.608cm" svg:viewBox="0 0 79 295" svg:d="M0 26c26-8 52-17 79-26 0 91 0 179 0 268-27 9-53 18-79 27 0-89 0-178 0-269z">
          <text:p/>
        </draw:path>
        <draw:path draw:style-name="gr5" draw:text-style-name="P1" draw:layer="layout" svg:width="0.077cm" svg:height="0.292cm" svg:x="5.986cm" svg:y="3.583cm" svg:viewBox="0 0 78 293" svg:d="M0 25c26-8 51-17 78-25 0 90 0 178 0 266-27 9-52 18-78 27 0-88 0-177 0-268z">
          <text:p/>
        </draw:path>
        <draw:path draw:style-name="gr5" draw:text-style-name="P1" draw:layer="layout" svg:width="0.078cm" svg:height="0.29cm" svg:x="6.062cm" svg:y="3.558cm" svg:viewBox="0 0 79 291" svg:d="M1 25c25-8 51-17 78-25 0 89 0 177 0 265-27 9-53 18-79 26 0-88 0-176 1-266z">
          <text:p/>
        </draw:path>
        <draw:path draw:style-name="gr5" draw:text-style-name="P1" draw:layer="layout" svg:width="0.077cm" svg:height="0.29cm" svg:x="6.139cm" svg:y="3.532cm" svg:viewBox="0 0 78 291" svg:d="M0 26c26-9 51-17 78-26 0 89 0 177 0 265-27 8-52 17-78 26 0-88 0-176 0-265z">
          <text:p/>
        </draw:path>
        <draw:path draw:style-name="gr5" draw:text-style-name="P1" draw:layer="layout" svg:width="0.076cm" svg:height="0.289cm" svg:x="6.215cm" svg:y="3.507cm" svg:viewBox="0 0 77 290" svg:d="M0 25c26-8 51-17 77-25 0 88 0 176 0 264-26 8-52 17-77 26 0-88 0-175 0-265z">
          <text:p/>
        </draw:path>
        <draw:path draw:style-name="gr5" draw:text-style-name="P1" draw:layer="layout" svg:width="0.075cm" svg:height="0.288cm" svg:x="6.291cm" svg:y="3.482cm" svg:viewBox="0 0 76 289" svg:d="M0 25c25-8 51-17 76-25 0 88 0 176 0 263-25 8-51 17-76 26 0-88 0-175 0-264z">
          <text:p/>
        </draw:path>
        <draw:path draw:style-name="gr5" draw:text-style-name="P1" draw:layer="layout" svg:width="0.075cm" svg:height="0.287cm" svg:x="6.366cm" svg:y="3.457cm" svg:viewBox="0 0 76 288" svg:d="M0 25c25-8 51-17 76-25 0 87 0 175 0 262-25 9-51 17-76 26 0-87 0-175 0-263z">
          <text:p/>
        </draw:path>
        <draw:path draw:style-name="gr5" draw:text-style-name="P1" draw:layer="layout" svg:width="0.075cm" svg:height="0.286cm" svg:x="6.44cm" svg:y="3.432cm" svg:viewBox="0 0 76 287" svg:d="M0 25c25-8 51-17 76-25 0 87 0 175 0 261-25 9-51 18-76 26 0-87 0-174 0-262z">
          <text:p/>
        </draw:path>
        <draw:path draw:style-name="gr8" draw:text-style-name="P1" draw:layer="layout" svg:width="0.075cm" svg:height="0.285cm" svg:x="6.514cm" svg:y="3.408cm" svg:viewBox="0 0 76 286" svg:d="M1 24c24-8 50-16 75-24 0 86 0 174 0 260-25 9-51 17-76 26 1-87 1-174 1-262z">
          <text:p/>
        </draw:path>
        <draw:path draw:style-name="gr2" draw:text-style-name="P2" draw:layer="layout" svg:width="0.075cm" svg:height="0.285cm" svg:x="6.514cm" svg:y="3.408cm" svg:viewBox="0 0 76 286" svg:d="M1 24c24-8 50-16 75-24 0 86 0 174 0 260-25 9-51 17-76 26 1-87 1-174 1-262z">
          <text:p/>
        </draw:path>
        <draw:path draw:style-name="gr5" draw:text-style-name="P1" draw:layer="layout" svg:width="0.075cm" svg:height="0.284cm" svg:x="6.588cm" svg:y="3.383cm" svg:viewBox="0 0 76 285" svg:d="M0 25c25-9 51-17 76-25 0 87 0 174 0 260-25 8-51 17-76 25 0-86 0-173 0-260z">
          <text:p/>
        </draw:path>
        <draw:path draw:style-name="gr5" draw:text-style-name="P1" draw:layer="layout" svg:width="0.085cm" svg:height="0.308cm" svg:x="4.771cm" svg:y="4.258cm" svg:viewBox="0 0 86 309" svg:d="M0 29c28-9 57-19 86-29 0 92 0 185 0 278-29 10-58 21-86 31 0-93 0-187 0-280z">
          <text:p/>
        </draw:path>
        <draw:path draw:style-name="gr5" draw:text-style-name="P1" draw:layer="layout" svg:width="0.085cm" svg:height="0.307cm" svg:x="4.855cm" svg:y="4.229cm" svg:viewBox="0 0 86 308" svg:d="M0 29c29-9 57-19 86-29 0 92 0 184 0 277-29 10-57 21-86 31 0-93 0-186 0-279z">
          <text:p/>
        </draw:path>
        <draw:path draw:style-name="gr5" draw:text-style-name="P1" draw:layer="layout" svg:width="0.084cm" svg:height="0.306cm" svg:x="4.94cm" svg:y="4.2cm" svg:viewBox="0 0 85 307" svg:d="M0 29c28-9 56-19 85-29 0 92 0 184 0 277-29 10-57 20-85 30 0-93 0-186 0-278z">
          <text:p/>
        </draw:path>
        <draw:path draw:style-name="gr5" draw:text-style-name="P1" draw:layer="layout" svg:width="0.084cm" svg:height="0.304cm" svg:x="5.023cm" svg:y="4.172cm" svg:viewBox="0 0 85 305" svg:d="M0 29c28-10 56-20 85-29 0 91 0 183 0 275-29 10-57 20-85 30 0-93 0-185 0-276z">
          <text:p/>
        </draw:path>
        <draw:path draw:style-name="gr5" draw:text-style-name="P1" draw:layer="layout" svg:width="0.083cm" svg:height="0.304cm" svg:x="5.106cm" svg:y="4.143cm" svg:viewBox="0 0 84 305" svg:d="M0 29c28-10 55-19 84-29 0 92 0 183 0 275-29 10-56 20-84 30 0-93 0-185 0-276z">
          <text:p/>
        </draw:path>
        <draw:path draw:style-name="gr5" draw:text-style-name="P1" draw:layer="layout" svg:width="0.083cm" svg:height="0.302cm" svg:x="5.188cm" svg:y="4.115cm" svg:viewBox="0 0 84 303" svg:d="M0 29c29-10 57-19 84-29 0 91 0 182 0 274-27 10-55 19-84 29 0-92 0-183 0-274z">
          <text:p/>
        </draw:path>
        <draw:path draw:style-name="gr5" draw:text-style-name="P1" draw:layer="layout" svg:width="0.082cm" svg:height="0.301cm" svg:x="5.271cm" svg:y="4.087cm" svg:viewBox="0 0 83 302" svg:d="M0 28c28-9 55-19 83-28 0 91 0 181 0 272-28 11-55 20-83 30 0-92 0-183 0-274z">
          <text:p/>
        </draw:path>
        <draw:path draw:style-name="gr5" draw:text-style-name="P1" draw:layer="layout" svg:width="0.082cm" svg:height="0.3cm" svg:x="5.352cm" svg:y="4.059cm" svg:viewBox="0 0 83 301" svg:d="M0 28c27-9 55-19 83-28 0 91 0 181 0 271-28 10-56 21-83 30 0-91 0-182 0-273z">
          <text:p/>
        </draw:path>
        <draw:path draw:style-name="gr5" draw:text-style-name="P1" draw:layer="layout" svg:width="0.081cm" svg:height="0.299cm" svg:x="5.433cm" svg:y="4.031cm" svg:viewBox="0 0 82 300" svg:d="M0 29c27-9 55-18 82-29 0 92 0 182 0 272-27 9-55 19-82 28 0-90 0-180 0-271z">
          <text:p/>
        </draw:path>
        <draw:path draw:style-name="gr5" draw:text-style-name="P1" draw:layer="layout" svg:width="0.081cm" svg:height="0.298cm" svg:x="5.513cm" svg:y="4.004cm" svg:viewBox="0 0 82 299" svg:d="M0 29c27-11 55-20 82-29 0 91 0 181 0 270-27 10-55 19-82 29 0-90 0-180 0-270z">
          <text:p/>
        </draw:path>
        <draw:path draw:style-name="gr5" draw:text-style-name="P1" draw:layer="layout" svg:width="0.08cm" svg:height="0.297cm" svg:x="5.593cm" svg:y="3.977cm" svg:viewBox="0 0 81 298" svg:d="M0 27c27-9 55-18 81-27 0 90 0 180 0 269-26 10-54 19-81 29 0-90 0-180 0-271z">
          <text:p/>
        </draw:path>
        <draw:path draw:style-name="gr5" draw:text-style-name="P1" draw:layer="layout" svg:width="0.079cm" svg:height="0.296cm" svg:x="5.673cm" svg:y="3.949cm" svg:viewBox="0 0 80 297" svg:d="M0 28c26-9 53-18 80-28 0 90 0 179 0 269-27 10-54 19-80 28 0-89 0-179 0-269z">
          <text:p/>
        </draw:path>
        <draw:path draw:style-name="gr8" draw:text-style-name="P1" draw:layer="layout" svg:width="0.079cm" svg:height="0.295cm" svg:x="5.752cm" svg:y="3.922cm" svg:viewBox="0 0 80 296" svg:d="M0 28c26-9 53-19 80-28 0 90 0 179 0 268-28 9-54 18-80 28 0-89 0-178 0-268z">
          <text:p/>
        </draw:path>
        <draw:path draw:style-name="gr2" draw:text-style-name="P2" draw:layer="layout" svg:width="0.079cm" svg:height="0.295cm" svg:x="5.752cm" svg:y="3.922cm" svg:viewBox="0 0 80 296" svg:d="M0 28c26-9 53-19 80-28 0 90 0 179 0 268-28 9-54 18-80 28 0-89 0-178 0-268z">
          <text:p/>
        </draw:path>
        <draw:path draw:style-name="gr5" draw:text-style-name="P1" draw:layer="layout" svg:width="0.078cm" svg:height="0.293cm" svg:x="5.83cm" svg:y="3.896cm" svg:viewBox="0 0 79 294" svg:d="M0 27c26-9 52-18 79-27 0 89 0 177 0 266-27 9-53 19-79 28 0-89 0-178 0-267z">
          <text:p/>
        </draw:path>
        <draw:path draw:style-name="gr5" draw:text-style-name="P1" draw:layer="layout" svg:width="0.078cm" svg:height="0.292cm" svg:x="5.908cm" svg:y="3.869cm" svg:viewBox="0 0 79 293" svg:d="M0 27c26-9 52-18 79-27 0 89 0 177 0 265-27 10-53 19-79 28 0-88 0-176 0-266z">
          <text:p/>
        </draw:path>
        <draw:path draw:style-name="gr5" draw:text-style-name="P1" draw:layer="layout" svg:width="0.077cm" svg:height="0.292cm" svg:x="5.986cm" svg:y="3.842cm" svg:viewBox="0 0 78 293" svg:d="M0 27c26-9 51-18 78-27 0 90 0 177 0 265-27 9-53 19-78 28 0-89 0-176 0-266z">
          <text:p/>
        </draw:path>
        <draw:path draw:style-name="gr5" draw:text-style-name="P1" draw:layer="layout" svg:width="0.078cm" svg:height="0.29cm" svg:x="6.062cm" svg:y="3.816cm" svg:viewBox="0 0 79 291" svg:d="M0 27c26-9 52-18 79-27 0 88 0 176 0 264-27 9-53 18-79 27 0-88 0-175 0-264z">
          <text:p/>
        </draw:path>
        <draw:path draw:style-name="gr5" draw:text-style-name="P1" draw:layer="layout" svg:width="0.077cm" svg:height="0.289cm" svg:x="6.139cm" svg:y="3.79cm" svg:viewBox="0 0 78 290" svg:d="M0 26c26-9 51-17 78-26 0 87 0 175 0 263-27 9-52 18-78 27 0-88 0-175 0-264z">
          <text:p/>
        </draw:path>
        <draw:path draw:style-name="gr5" draw:text-style-name="P1" draw:layer="layout" svg:width="0.076cm" svg:height="0.288cm" svg:x="6.215cm" svg:y="3.764cm" svg:viewBox="0 0 77 289" svg:d="M0 26c25-9 52-17 77-26 0 87 0 176 0 262-25 9-52 18-77 27 0-87 0-175 0-263z">
          <text:p/>
        </draw:path>
        <draw:path draw:style-name="gr5" draw:text-style-name="P1" draw:layer="layout" svg:width="0.076cm" svg:height="0.287cm" svg:x="6.29cm" svg:y="3.738cm" svg:viewBox="0 0 77 288" svg:d="M1 26c25-9 51-17 76-26 0 87 0 175 0 262-25 9-51 18-77 26 0-86 0-175 1-262z">
          <text:p/>
        </draw:path>
        <draw:path draw:style-name="gr5" draw:text-style-name="P1" draw:layer="layout" svg:width="0.076cm" svg:height="0.287cm" svg:x="6.365cm" svg:y="3.712cm" svg:viewBox="0 0 77 288" svg:d="M1 26c25-8 51-17 76-26 0 87 0 175 0 261-25 9-51 18-77 27 1-87 1-175 1-262z">
          <text:p/>
        </draw:path>
        <draw:path draw:style-name="gr5" draw:text-style-name="P1" draw:layer="layout" svg:width="0.075cm" svg:height="0.285cm" svg:x="6.44cm" svg:y="3.687cm" svg:viewBox="0 0 76 286" svg:d="M0 25c25-8 51-17 76-25 0 86 0 174 0 260-25 9-51 18-76 26 0-86 0-174 0-261z">
          <text:p/>
        </draw:path>
        <draw:path draw:style-name="gr5" draw:text-style-name="P1" draw:layer="layout" svg:width="0.075cm" svg:height="0.285cm" svg:x="6.514cm" svg:y="3.661cm" svg:viewBox="0 0 76 286" svg:d="M0 26c25-9 51-17 76-26 0 87 0 174 0 260-25 8-51 17-76 26 0-86 0-173 0-260z">
          <text:p/>
        </draw:path>
        <draw:path draw:style-name="gr5" draw:text-style-name="P1" draw:layer="layout" svg:width="0.075cm" svg:height="0.284cm" svg:x="6.588cm" svg:y="3.636cm" svg:viewBox="0 0 76 285" svg:d="M0 26c25-9 51-17 76-26 0 86 0 172 0 259-25 8-51 17-76 26 0-86 0-173 0-259z">
          <text:p/>
        </draw:path>
        <draw:path draw:style-name="gr5" draw:text-style-name="P1" draw:layer="layout" svg:width="0.085cm" svg:height="0.308cm" svg:x="4.771cm" svg:y="4.542cm" svg:viewBox="0 0 86 309" svg:d="M0 30c28-10 57-20 86-30 0 93 0 185 0 278-29 11-58 21-86 31 0-93 0-186 0-279z">
          <text:p/>
        </draw:path>
        <draw:path draw:style-name="gr5" draw:text-style-name="P1" draw:layer="layout" svg:width="0.085cm" svg:height="0.308cm" svg:x="4.855cm" svg:y="4.512cm" svg:viewBox="0 0 86 309" svg:d="M0 30c29-10 57-20 86-30 0 92 0 184 0 278-29 10-57 20-86 31 0-94 0-186 0-279z">
          <text:p/>
        </draw:path>
        <draw:path draw:style-name="gr5" draw:text-style-name="P1" draw:layer="layout" svg:width="0.084cm" svg:height="0.306cm" svg:x="4.94cm" svg:y="4.483cm" svg:viewBox="0 0 85 307" svg:d="M0 29c28-10 56-20 85-29 0 91 0 183 0 276-29 10-57 21-85 31 0-93 0-185 0-278z">
          <text:p/>
        </draw:path>
        <draw:path draw:style-name="gr5" draw:text-style-name="P1" draw:layer="layout" svg:width="0.084cm" svg:height="0.305cm" svg:x="5.023cm" svg:y="4.453cm" svg:viewBox="0 0 85 306" svg:d="M0 30c28-10 56-20 85-30 0 92 0 183 0 276-29 10-57 20-85 30 0-93 0-184 0-276z">
          <text:p/>
        </draw:path>
        <draw:path draw:style-name="gr5" draw:text-style-name="P1" draw:layer="layout" svg:width="0.083cm" svg:height="0.304cm" svg:x="5.106cm" svg:y="4.424cm" svg:viewBox="0 0 84 305" svg:d="M0 29c28-10 55-19 84-29 0 91 0 182 0 273-29 11-56 22-84 32 0-93 0-184 0-276z">
          <text:p/>
        </draw:path>
        <draw:path draw:style-name="gr5" draw:text-style-name="P1" draw:layer="layout" svg:width="0.083cm" svg:height="0.303cm" svg:x="5.188cm" svg:y="4.395cm" svg:viewBox="0 0 84 304" svg:d="M0 29c29-10 57-20 84-29 0 91 0 181 0 272-27 11-55 21-84 32 0-93 0-184 0-275z">
          <text:p/>
        </draw:path>
        <draw:path draw:style-name="gr5" draw:text-style-name="P1" draw:layer="layout" svg:width="0.082cm" svg:height="0.302cm" svg:x="5.271cm" svg:y="4.366cm" svg:viewBox="0 0 83 303" svg:d="M0 30c28-10 55-21 83-30 0 91 0 182 0 273-28 10-55 20-83 30 0-91 0-182 0-273z">
          <text:p/>
        </draw:path>
        <draw:path draw:style-name="gr5" draw:text-style-name="P1" draw:layer="layout" svg:width="0.082cm" svg:height="0.301cm" svg:x="5.352cm" svg:y="4.337cm" svg:viewBox="0 0 83 302" svg:d="M0 30c27-11 55-20 83-30 0 91 0 182 0 272-28 10-56 20-83 30 0-91 0-181 0-272z">
          <text:p/>
        </draw:path>
        <draw:path draw:style-name="gr5" draw:text-style-name="P1" draw:layer="layout" svg:width="0.081cm" svg:height="0.3cm" svg:x="5.433cm" svg:y="4.308cm" svg:viewBox="0 0 82 301" svg:d="M0 30c27-11 55-20 82-30 0 91 0 181 0 272-27 9-55 19-82 29 0-90 0-181 0-271z">
          <text:p/>
        </draw:path>
        <draw:path draw:style-name="gr5" draw:text-style-name="P1" draw:layer="layout" svg:width="0.081cm" svg:height="0.299cm" svg:x="5.513cm" svg:y="4.28cm" svg:viewBox="0 0 82 300" svg:d="M0 29c27-10 55-20 82-29 0 91 0 181 0 270-27 10-55 20-82 30 0-90 0-180 0-271z">
          <text:p/>
        </draw:path>
        <draw:path draw:style-name="gr5" draw:text-style-name="P1" draw:layer="layout" svg:width="0.08cm" svg:height="0.298cm" svg:x="5.593cm" svg:y="4.252cm" svg:viewBox="0 0 81 299" svg:d="M0 28c27-9 55-19 81-28 0 90 0 180 0 269-26 10-54 20-81 30 0-90 0-180 0-271z">
          <text:p/>
        </draw:path>
        <draw:path draw:style-name="gr5" draw:text-style-name="P1" draw:layer="layout" svg:width="0.079cm" svg:height="0.297cm" svg:x="5.673cm" svg:y="4.224cm" svg:viewBox="0 0 80 298" svg:d="M0 28c26-9 53-19 80-28 0 90 0 179 0 269-27 9-54 19-80 29 0-90 0-179 0-270z">
          <text:p/>
        </draw:path>
        <draw:path draw:style-name="gr5" draw:text-style-name="P1" draw:layer="layout" svg:width="0.079cm" svg:height="0.296cm" svg:x="5.752cm" svg:y="4.196cm" svg:viewBox="0 0 80 297" svg:d="M0 28c26-9 52-19 80-28 0 90 0 179 0 268-28 10-54 20-80 29 0-90 0-179 0-269z">
          <text:p/>
        </draw:path>
        <draw:path draw:style-name="gr5" draw:text-style-name="P1" draw:layer="layout" svg:width="0.078cm" svg:height="0.296cm" svg:x="5.83cm" svg:y="4.168cm" svg:viewBox="0 0 79 297" svg:d="M0 28c26-9 52-18 79-28 0 89 0 179 0 268-27 10-53 19-79 29 0-90 0-179 0-269z">
          <text:p/>
        </draw:path>
        <draw:path draw:style-name="gr5" draw:text-style-name="P1" draw:layer="layout" svg:width="0.078cm" svg:height="0.294cm" svg:x="5.908cm" svg:y="4.141cm" svg:viewBox="0 0 79 295" svg:d="M0 27c26-9 52-18 79-27 0 88 0 178 0 267-27 9-53 19-79 28 0-89 0-179 0-268z">
          <text:p/>
        </draw:path>
        <draw:path draw:style-name="gr5" draw:text-style-name="P1" draw:layer="layout" svg:width="0.078cm" svg:height="0.294cm" svg:x="5.985cm" svg:y="4.113cm" svg:viewBox="0 0 79 295" svg:d="M1 28c25-9 51-18 78-28 0 89 0 178 0 266-27 10-53 19-79 29 0-89 0-179 1-267z">
          <text:p/>
        </draw:path>
        <draw:path draw:style-name="gr8" draw:text-style-name="P1" draw:layer="layout" svg:width="0.078cm" svg:height="0.293cm" svg:x="6.062cm" svg:y="4.086cm" svg:viewBox="0 0 79 294" svg:d="M0 28c26-10 52-19 79-28 0 88 0 177 0 265-27 10-53 19-79 29 0-88 0-178 0-266z">
          <text:p/>
        </draw:path>
        <draw:path draw:style-name="gr2" draw:text-style-name="P2" draw:layer="layout" svg:width="0.078cm" svg:height="0.293cm" svg:x="6.062cm" svg:y="4.086cm" svg:viewBox="0 0 79 294" svg:d="M0 28c26-10 52-19 79-28 0 88 0 177 0 265-27 10-53 19-79 29 0-88 0-178 0-266z">
          <text:p/>
        </draw:path>
        <draw:path draw:style-name="gr5" draw:text-style-name="P1" draw:layer="layout" svg:width="0.077cm" svg:height="0.292cm" svg:x="6.139cm" svg:y="4.059cm" svg:viewBox="0 0 78 293" svg:d="M0 27c26-9 51-18 78-27 0 88 0 177 0 265-27 9-53 18-78 28 0-88 0-178 0-266z">
          <text:p/>
        </draw:path>
        <draw:path draw:style-name="gr5" draw:text-style-name="P1" draw:layer="layout" svg:width="0.076cm" svg:height="0.291cm" svg:x="6.215cm" svg:y="4.032cm" svg:viewBox="0 0 77 292" svg:d="M0 27c25-9 52-18 77-27 0 88 0 177 0 264-25 9-52 18-77 28 0-88 0-177 0-265z">
          <text:p/>
        </draw:path>
        <draw:path draw:style-name="gr5" draw:text-style-name="P1" draw:layer="layout" svg:width="0.076cm" svg:height="0.289cm" svg:x="6.29cm" svg:y="4.006cm" svg:viewBox="0 0 77 290" svg:d="M0 26c26-8 52-17 77-26 0 87 0 174 0 263-25 9-52 18-77 27 0-87 0-176 0-264z">
          <text:p/>
        </draw:path>
        <draw:path draw:style-name="gr5" draw:text-style-name="P1" draw:layer="layout" svg:width="0.076cm" svg:height="0.289cm" svg:x="6.365cm" svg:y="3.979cm" svg:viewBox="0 0 77 290" svg:d="M0 27c26-9 52-18 77-27 0 88 0 174 0 262-25 9-51 19-77 28 0-87 0-175 0-263z">
          <text:p/>
        </draw:path>
        <draw:path draw:style-name="gr5" draw:text-style-name="P1" draw:layer="layout" svg:width="0.075cm" svg:height="0.287cm" svg:x="6.44cm" svg:y="3.953cm" svg:viewBox="0 0 76 288" svg:d="M0 26c25-9 51-17 76-26 0 87 0 174 0 261-25 9-51 18-76 27 0-87 0-174 0-262z">
          <text:p/>
        </draw:path>
        <draw:path draw:style-name="gr5" draw:text-style-name="P1" draw:layer="layout" svg:width="0.075cm" svg:height="0.286cm" svg:x="6.514cm" svg:y="3.927cm" svg:viewBox="0 0 76 287" svg:d="M0 26c25-9 51-18 76-26 0 86 0 173 0 260-25 9-51 18-76 27 0-87 0-174 0-261z">
          <text:p/>
        </draw:path>
        <draw:path draw:style-name="gr5" draw:text-style-name="P1" draw:layer="layout" svg:width="0.075cm" svg:height="0.285cm" svg:x="6.588cm" svg:y="3.901cm" svg:viewBox="0 0 76 286" svg:d="M0 26c25-9 51-18 76-26 0 86 0 172-1 259-24 9-50 18-75 27 0-87 0-173 0-260z">
          <text:p/>
        </draw:path>
        <draw:path draw:style-name="gr5" draw:text-style-name="P1" draw:layer="layout" svg:width="0.085cm" svg:height="0.309cm" svg:x="4.771cm" svg:y="4.826cm" svg:viewBox="0 0 86 310" svg:d="M0 31c28-10 57-20 86-31 0 93 0 185 0 278-29 11-58 22-86 32 0-93 0-186 0-279z">
          <text:p/>
        </draw:path>
        <draw:path draw:style-name="gr5" draw:text-style-name="P1" draw:layer="layout" svg:width="0.085cm" svg:height="0.309cm" svg:x="4.855cm" svg:y="4.795cm" svg:viewBox="0 0 86 310" svg:d="M0 31c29-10 57-20 86-31 0 92 0 185 0 277-29 11-57 22-86 33 0-94 0-186 0-279z">
          <text:p/>
        </draw:path>
        <draw:path draw:style-name="gr5" draw:text-style-name="P1" draw:layer="layout" svg:width="0.084cm" svg:height="0.307cm" svg:x="4.94cm" svg:y="4.765cm" svg:viewBox="0 0 85 308" svg:d="M0 31c28-11 56-21 85-31 0 92 0 183 0 275-30 11-57 21-85 33 0-93 0-185 0-277z">
          <text:p/>
        </draw:path>
        <draw:path draw:style-name="gr5" draw:text-style-name="P1" draw:layer="layout" svg:width="0.084cm" svg:height="0.306cm" svg:x="5.023cm" svg:y="4.734cm" svg:viewBox="0 0 85 307" svg:d="M0 32c28-10 56-21 85-32 0 93 0 184 0 276-29 10-57 21-85 31 0-91 0-183 0-275z">
          <text:p/>
        </draw:path>
        <draw:path draw:style-name="gr5" draw:text-style-name="P1" draw:layer="layout" svg:width="0.083cm" svg:height="0.305cm" svg:x="5.106cm" svg:y="4.704cm" svg:viewBox="0 0 84 306" svg:d="M0 32c28-11 55-21 84-32 0 92 0 184 0 275-29 10-56 21-84 31 0-91 0-183 0-274z">
          <text:p/>
        </draw:path>
        <draw:path draw:style-name="gr5" draw:text-style-name="P1" draw:layer="layout" svg:width="0.083cm" svg:height="0.304cm" svg:x="5.188cm" svg:y="4.674cm" svg:viewBox="0 0 84 305" svg:d="M0 30c29-10 57-20 84-30 0 92 0 183 0 274-27 10-55 21-84 31 0-91 0-182 0-275z">
          <text:p/>
        </draw:path>
        <draw:path draw:style-name="gr5" draw:text-style-name="P1" draw:layer="layout" svg:width="0.083cm" svg:height="0.303cm" svg:x="5.27cm" svg:y="4.644cm" svg:viewBox="0 0 84 304" svg:d="M1 30c28-10 55-20 83-30 0 92 0 183 0 273-28 11-55 21-84 31 0-91 0-182 1-274z">
          <text:p/>
        </draw:path>
        <draw:path draw:style-name="gr5" draw:text-style-name="P1" draw:layer="layout" svg:width="0.082cm" svg:height="0.302cm" svg:x="5.352cm" svg:y="4.615cm" svg:viewBox="0 0 83 303" svg:d="M0 30c27-10 55-20 83-30 0 91-1 181-1 272-27 10-55 20-82 31 0-91 0-182 0-273z">
          <text:p/>
        </draw:path>
        <draw:path draw:style-name="gr5" draw:text-style-name="P1" draw:layer="layout" svg:width="0.081cm" svg:height="0.301cm" svg:x="5.433cm" svg:y="4.585cm" svg:viewBox="0 0 82 302" svg:d="M0 30c27-10 55-20 82-30 0 91 0 181 0 271-27 11-55 21-82 31 0-90 0-181 0-272z">
          <text:p/>
        </draw:path>
        <draw:path draw:style-name="gr5" draw:text-style-name="P1" draw:layer="layout" svg:width="0.081cm" svg:height="0.3cm" svg:x="5.513cm" svg:y="4.556cm" svg:viewBox="0 0 82 301" svg:d="M0 29c27-9 55-19 82-29 0 91 0 181 0 270-27 10-55 21-82 31 0-90 0-180 0-272z">
          <text:p/>
        </draw:path>
        <draw:path draw:style-name="gr5" draw:text-style-name="P1" draw:layer="layout" svg:width="0.08cm" svg:height="0.299cm" svg:x="5.593cm" svg:y="4.527cm" svg:viewBox="0 0 81 300" svg:d="M0 29c27-10 55-19 81-29 0 89 0 180 0 269-26 10-54 21-81 31 0-90 0-180 0-271z">
          <text:p/>
        </draw:path>
        <draw:path draw:style-name="gr5" draw:text-style-name="P1" draw:layer="layout" svg:width="0.079cm" svg:height="0.297cm" svg:x="5.673cm" svg:y="4.499cm" svg:viewBox="0 0 80 298" svg:d="M0 28c26-10 53-19 80-28 0 89 0 178 0 268-27 10-54 20-80 30 0-90 0-179 0-270z">
          <text:p/>
        </draw:path>
        <draw:path draw:style-name="gr5" draw:text-style-name="P1" draw:layer="layout" svg:width="0.079cm" svg:height="0.296cm" svg:x="5.752cm" svg:y="4.47cm" svg:viewBox="0 0 80 297" svg:d="M0 28c26-9 52-19 80-28 0 89 0 178 0 267-28 10-54 20-80 30 0-89 0-180 0-269z">
          <text:p/>
        </draw:path>
        <draw:path draw:style-name="gr5" draw:text-style-name="P1" draw:layer="layout" svg:width="0.078cm" svg:height="0.295cm" svg:x="5.83cm" svg:y="4.441cm" svg:viewBox="0 0 79 296" svg:d="M0 29c26-9 52-19 79-29 0 89 0 178 0 267-27 10-53 20-79 29 0-89 0-177 0-267z">
          <text:p/>
        </draw:path>
        <draw:path draw:style-name="gr5" draw:text-style-name="P1" draw:layer="layout" svg:width="0.078cm" svg:height="0.294cm" svg:x="5.908cm" svg:y="4.413cm" svg:viewBox="0 0 79 295" svg:d="M0 29c26-10 52-20 79-29 0 88 0 177 0 266-27 9-53 19-79 29 0-89 0-178 0-266z">
          <text:p/>
        </draw:path>
        <draw:path draw:style-name="gr5" draw:text-style-name="P1" draw:layer="layout" svg:width="0.078cm" svg:height="0.293cm" svg:x="5.985cm" svg:y="4.385cm" svg:viewBox="0 0 79 294" svg:d="M0 28c26-9 52-19 79-28 0 88 0 177 0 265-27 9-53 19-79 29 0-89 0-177 0-266z">
          <text:p/>
        </draw:path>
        <draw:path draw:style-name="gr5" draw:text-style-name="P1" draw:layer="layout" svg:width="0.078cm" svg:height="0.292cm" svg:x="6.062cm" svg:y="4.357cm" svg:viewBox="0 0 79 293" svg:d="M0 28c26-9 52-19 79-28 0 88-1 176-1 264-26 9-52 19-78 29 0-88 0-177 0-265z">
          <text:p/>
        </draw:path>
        <draw:path draw:style-name="gr5" draw:text-style-name="P1" draw:layer="layout" svg:width="0.077cm" svg:height="0.291cm" svg:x="6.139cm" svg:y="4.329cm" svg:viewBox="0 0 78 292" svg:d="M0 28c25-9 51-19 78-28 0 88-1 175-1 263-26 10-52 19-77 29 0-88 0-176 0-264z">
          <text:p/>
        </draw:path>
        <draw:path draw:style-name="gr5" draw:text-style-name="P1" draw:layer="layout" svg:width="0.076cm" svg:height="0.29cm" svg:x="6.215cm" svg:y="4.301cm" svg:viewBox="0 0 77 291" svg:d="M0 28c25-9 52-18 77-28 0 88 0 174 0 263-25 9-52 19-77 28 0-87 0-175 0-263z">
          <text:p/>
        </draw:path>
        <draw:path draw:style-name="gr5" draw:text-style-name="P1" draw:layer="layout" svg:width="0.076cm" svg:height="0.289cm" svg:x="6.29cm" svg:y="4.274cm" svg:viewBox="0 0 77 290" svg:d="M0 28c25-10 52-19 77-28 0 87 0 173 0 261-26 10-52 19-77 29 0-88 0-175 0-262z">
          <text:p/>
        </draw:path>
        <draw:path draw:style-name="gr8" draw:text-style-name="P1" draw:layer="layout" svg:width="0.076cm" svg:height="0.288cm" svg:x="6.365cm" svg:y="4.247cm" svg:viewBox="0 0 77 289" svg:d="M0 27c26-9 52-18 77-27 0 86 0 173 0 260-25 10-52 19-77 29 0-88 0-175 0-262z">
          <text:p/>
        </draw:path>
        <draw:path draw:style-name="gr2" draw:text-style-name="P2" draw:layer="layout" svg:width="0.076cm" svg:height="0.288cm" svg:x="6.365cm" svg:y="4.247cm" svg:viewBox="0 0 77 289" svg:d="M0 27c26-9 52-18 77-27 0 86 0 173 0 260-25 10-52 19-77 29 0-88 0-175 0-262z">
          <text:p/>
        </draw:path>
        <draw:path draw:style-name="gr5" draw:text-style-name="P1" draw:layer="layout" svg:width="0.075cm" svg:height="0.288cm" svg:x="6.44cm" svg:y="4.219cm" svg:viewBox="0 0 76 289" svg:d="M0 28c25-9 51-19 76-28 0 87 0 173 0 260-25 10-51 19-76 29 0-88 0-174 0-261z">
          <text:p/>
        </draw:path>
        <draw:path draw:style-name="gr5" draw:text-style-name="P1" draw:layer="layout" svg:width="0.075cm" svg:height="0.287cm" svg:x="6.514cm" svg:y="4.192cm" svg:viewBox="0 0 76 288" svg:d="M0 28c25-10 51-19 76-28-1 87-1 172-1 260-24 9-50 18-75 28 0-88 0-174 0-260z">
          <text:p/>
        </draw:path>
        <draw:path draw:style-name="gr5" draw:text-style-name="P1" draw:layer="layout" svg:width="0.074cm" svg:height="0.286cm" svg:x="6.588cm" svg:y="4.165cm" svg:viewBox="0 0 75 287" svg:d="M0 28c25-10 51-19 75-28 0 86 0 172 0 259-25 9-50 18-75 28 0-88 0-173 0-259z">
          <text:p/>
        </draw:path>
        <draw:path draw:style-name="gr5" draw:text-style-name="P1" draw:layer="layout" svg:width="0.085cm" svg:height="0.311cm" svg:x="4.771cm" svg:y="5.109cm" svg:viewBox="0 0 86 312" svg:d="M0 33c28-10 57-21 86-33 0 95 0 187 0 280-29 10-58 21-86 32 0-92 0-185 0-279z">
          <text:p/>
        </draw:path>
        <draw:path draw:style-name="gr5" draw:text-style-name="P1" draw:layer="layout" svg:width="0.085cm" svg:height="0.31cm" svg:x="4.855cm" svg:y="5.078cm" svg:viewBox="0 0 86 311" svg:d="M0 32c29-11 57-22 86-32 0 94 0 186 0 278-29 11-57 22-86 33 0-93 0-185 0-279z">
          <text:p/>
        </draw:path>
        <draw:path draw:style-name="gr5" draw:text-style-name="P1" draw:layer="layout" svg:width="0.085cm" svg:height="0.309cm" svg:x="4.939cm" svg:y="5.046cm" svg:viewBox="0 0 86 310" svg:d="M1 32c28-11 55-21 85-32 0 94 0 186-1 278-29 10-57 21-85 32 0-92 1-184 1-278z">
          <text:p/>
        </draw:path>
        <draw:path draw:style-name="gr5" draw:text-style-name="P1" draw:layer="layout" svg:width="0.084cm" svg:height="0.308cm" svg:x="5.023cm" svg:y="5.015cm" svg:viewBox="0 0 85 309" svg:d="M0 31c28-10 56-21 85-31 0 93 0 185-1 276-28 11-56 22-84 33 0-92 0-184 0-278z">
          <text:p/>
        </draw:path>
        <draw:path draw:style-name="gr5" draw:text-style-name="P1" draw:layer="layout" svg:width="0.083cm" svg:height="0.307cm" svg:x="5.106cm" svg:y="4.984cm" svg:viewBox="0 0 84 308" svg:d="M0 31c28-10 55-21 84-31 0 93 0 184 0 275-29 11-56 22-84 33 0-92 0-184 0-277z">
          <text:p/>
        </draw:path>
        <draw:path draw:style-name="gr5" draw:text-style-name="P1" draw:layer="layout" svg:width="0.083cm" svg:height="0.306cm" svg:x="5.188cm" svg:y="4.953cm" svg:viewBox="0 0 84 307" svg:d="M0 31c28-10 56-21 84-31 0 93 0 183 0 274-28 11-56 22-84 33 0-92 0-183 0-276z">
          <text:p/>
        </draw:path>
        <draw:path draw:style-name="gr5" draw:text-style-name="P1" draw:layer="layout" svg:width="0.083cm" svg:height="0.305cm" svg:x="5.27cm" svg:y="4.922cm" svg:viewBox="0 0 84 306" svg:d="M0 31c29-10 56-21 84-31 0 92 0 183 0 274-28 10-55 21-84 32 0-91 0-182 0-275z">
          <text:p/>
        </draw:path>
        <draw:path draw:style-name="gr5" draw:text-style-name="P1" draw:layer="layout" svg:width="0.081cm" svg:height="0.303cm" svg:x="5.352cm" svg:y="4.892cm" svg:viewBox="0 0 82 304" svg:d="M0 30c27-10 55-20 82-30 0 91 0 182 0 273-27 10-55 21-82 31 0-91 0-181 0-274z">
          <text:p/>
        </draw:path>
        <draw:path draw:style-name="gr5" draw:text-style-name="P1" draw:layer="layout" svg:width="0.081cm" svg:height="0.303cm" svg:x="5.433cm" svg:y="4.861cm" svg:viewBox="0 0 82 304" svg:d="M0 31c27-10 55-20 82-31 0 91 0 182 0 272-27 11-55 21-82 32 0-91 0-181 0-273z">
          <text:p/>
        </draw:path>
        <draw:path draw:style-name="gr5" draw:text-style-name="P1" draw:layer="layout" svg:width="0.081cm" svg:height="0.302cm" svg:x="5.513cm" svg:y="4.831cm" svg:viewBox="0 0 82 303" svg:d="M0 31c27-10 55-21 82-31 0 91 0 182-1 271-26 11-54 21-81 32 0-91 0-182 0-272z">
          <text:p/>
        </draw:path>
        <draw:path draw:style-name="gr8" draw:text-style-name="P1" draw:layer="layout" svg:width="0.08cm" svg:height="0.301cm" svg:x="5.593cm" svg:y="4.801cm" svg:viewBox="0 0 81 302" svg:d="M0 30c27-10 55-20 81-30 0 90 0 181 0 271-26 10-54 20-81 31 0-90 0-181 0-272z">
          <text:p/>
        </draw:path>
        <draw:path draw:style-name="gr2" draw:text-style-name="P2" draw:layer="layout" svg:width="0.08cm" svg:height="0.301cm" svg:x="5.593cm" svg:y="4.801cm" svg:viewBox="0 0 81 302" svg:d="M0 30c27-10 55-20 81-30 0 90 0 181 0 271-26 10-54 20-81 31 0-90 0-181 0-272z">
          <text:p/>
        </draw:path>
        <draw:path draw:style-name="gr5" draw:text-style-name="P1" draw:layer="layout" svg:width="0.08cm" svg:height="0.299cm" svg:x="5.672cm" svg:y="4.772cm" svg:viewBox="0 0 81 300" svg:d="M1 30c26-10 53-20 80-30 0 89 0 180 0 269-27 10-54 21-81 31 0-90 0-180 1-270z">
          <text:p/>
        </draw:path>
        <draw:path draw:style-name="gr5" draw:text-style-name="P1" draw:layer="layout" svg:width="0.08cm" svg:height="0.298cm" svg:x="5.751cm" svg:y="4.742cm" svg:viewBox="0 0 81 299" svg:d="M1 30c26-10 52-20 80-30 0 90 0 180 0 269-28 10-54 20-81 30 1-89 1-179 1-269z">
          <text:p/>
        </draw:path>
        <draw:path draw:style-name="gr5" draw:text-style-name="P1" draw:layer="layout" svg:width="0.078cm" svg:height="0.297cm" svg:x="5.83cm" svg:y="4.713cm" svg:viewBox="0 0 79 298" svg:d="M0 29c26-10 52-19 79-29 0 89 0 178 0 267-27 11-53 21-79 31 0-89 0-179 0-269z">
          <text:p/>
        </draw:path>
        <draw:path draw:style-name="gr5" draw:text-style-name="P1" draw:layer="layout" svg:width="0.078cm" svg:height="0.297cm" svg:x="5.908cm" svg:y="4.683cm" svg:viewBox="0 0 79 298" svg:d="M0 30c26-10 52-20 79-30 0 89 0 178 0 267-27 10-53 20-79 31 0-89 0-179 0-268z">
          <text:p/>
        </draw:path>
        <draw:path draw:style-name="gr5" draw:text-style-name="P1" draw:layer="layout" svg:width="0.078cm" svg:height="0.295cm" svg:x="5.985cm" svg:y="4.655cm" svg:viewBox="0 0 79 296" svg:d="M0 29c26-10 52-20 79-29 0 88 0 176 0 266-27 10-53 20-79 30 0-90 0-178 0-267z">
          <text:p/>
        </draw:path>
        <draw:path draw:style-name="gr5" draw:text-style-name="P1" draw:layer="layout" svg:width="0.077cm" svg:height="0.294cm" svg:x="6.062cm" svg:y="4.626cm" svg:viewBox="0 0 78 295" svg:d="M0 29c26-10 52-20 78-29 0 88 0 176 0 265-26 10-52 20-78 30 0-89 0-177 0-266z">
          <text:p/>
        </draw:path>
        <draw:path draw:style-name="gr5" draw:text-style-name="P1" draw:layer="layout" svg:width="0.076cm" svg:height="0.293cm" svg:x="6.139cm" svg:y="4.597cm" svg:viewBox="0 0 77 294" svg:d="M0 29c25-10 51-19 77-29 0 88 0 176 0 264-26 10-52 20-77 30 0-89 0-177 0-265z">
          <text:p/>
        </draw:path>
        <draw:path draw:style-name="gr5" draw:text-style-name="P1" draw:layer="layout" svg:width="0.076cm" svg:height="0.293cm" svg:x="6.215cm" svg:y="4.568cm" svg:viewBox="0 0 77 294" svg:d="M0 29c25-9 51-19 77-29 0 88 0 176 0 264-27 10-52 20-77 30 0-89 0-177 0-265z">
          <text:p/>
        </draw:path>
        <draw:path draw:style-name="gr5" draw:text-style-name="P1" draw:layer="layout" svg:width="0.076cm" svg:height="0.291cm" svg:x="6.29cm" svg:y="4.54cm" svg:viewBox="0 0 77 292" svg:d="M0 29c25-10 51-19 77-29 0 88 0 175 0 263-25 10-52 20-77 29 0-88 0-175 0-263z">
          <text:p/>
        </draw:path>
        <draw:path draw:style-name="gr5" draw:text-style-name="P1" draw:layer="layout" svg:width="0.076cm" svg:height="0.29cm" svg:x="6.365cm" svg:y="4.512cm" svg:viewBox="0 0 77 291" svg:d="M0 28c25-9 52-19 76-28 0 87 0 174 1 261-26 10-52 20-77 30 0-88 0-175 0-263z">
          <text:p/>
        </draw:path>
        <draw:path draw:style-name="gr5" draw:text-style-name="P1" draw:layer="layout" svg:width="0.075cm" svg:height="0.289cm" svg:x="6.44cm" svg:y="4.484cm" svg:viewBox="0 0 76 290" svg:d="M0 28c25-9 51-19 76-28 0 87 0 174 0 260-25 10-51 20-76 30 0-88 0-174 0-262z">
          <text:p/>
        </draw:path>
        <draw:path draw:style-name="gr5" draw:text-style-name="P1" draw:layer="layout" svg:width="0.074cm" svg:height="0.289cm" svg:x="6.514cm" svg:y="4.456cm" svg:viewBox="0 0 75 290" svg:d="M0 29c25-9 51-18 75-29 0 88 0 174 0 261-24 9-50 19-75 29 0-87 0-174 0-261z">
          <text:p/>
        </draw:path>
        <draw:path draw:style-name="gr5" draw:text-style-name="P1" draw:layer="layout" svg:width="0.074cm" svg:height="0.288cm" svg:x="6.588cm" svg:y="4.428cm" svg:viewBox="0 0 75 289" svg:d="M0 29c25-10 50-19 75-29 0 88 0 174 0 260-25 10-50 19-75 29 0-86 0-173 0-260z">
          <text:p/>
        </draw:path>
        <draw:path draw:style-name="gr8" draw:text-style-name="P1" draw:layer="layout" svg:width="0.085cm" svg:height="0.312cm" svg:x="4.771cm" svg:y="5.381cm" svg:viewBox="0 0 86 313" svg:d="M0 33c28-11 57-22 86-33 0 95 0 187 0 279-29 12-58 23-86 34 0-93 0-185 0-280z">
          <text:p/>
        </draw:path>
        <draw:path draw:style-name="gr2" draw:text-style-name="P2" draw:layer="layout" svg:width="0.085cm" svg:height="0.312cm" svg:x="4.771cm" svg:y="5.381cm" svg:viewBox="0 0 86 313" svg:d="M0 33c28-11 57-22 86-33 0 95 0 187 0 279-29 12-58 23-86 34 0-93 0-185 0-280z">
          <text:p/>
        </draw:path>
        <draw:path draw:style-name="gr5" draw:text-style-name="P1" draw:layer="layout" svg:width="0.085cm" svg:height="0.311cm" svg:x="4.855cm" svg:y="5.349cm" svg:viewBox="0 0 86 312" svg:d="M0 33c29-11 57-22 86-33 0 94 0 186 0 278-29 11-57 22-86 34 0-93 0-185 0-279z">
          <text:p/>
        </draw:path>
        <draw:path draw:style-name="gr5" draw:text-style-name="P1" draw:layer="layout" svg:width="0.085cm" svg:height="0.31cm" svg:x="4.939cm" svg:y="5.316cm" svg:viewBox="0 0 86 311" svg:d="M0 33c28-11 56-22 86-33-1 94-1 186-1 278-29 11-57 22-85 33 0-92 0-184 0-278z">
          <text:p/>
        </draw:path>
        <draw:path draw:style-name="gr5" draw:text-style-name="P1" draw:layer="layout" svg:width="0.084cm" svg:height="0.309cm" svg:x="5.023cm" svg:y="5.284cm" svg:viewBox="0 0 85 310" svg:d="M0 33c28-11 56-22 85-33-1 92-1 185-1 277-28 11-56 22-84 33 0-92 0-184 0-277z">
          <text:p/>
        </draw:path>
        <draw:path draw:style-name="gr5" draw:text-style-name="P1" draw:layer="layout" svg:width="0.083cm" svg:height="0.308cm" svg:x="5.106cm" svg:y="5.252cm" svg:viewBox="0 0 84 309" svg:d="M0 32c28-10 55-21 84-32 0 92 0 185 0 276-29 11-57 22-84 33 0-92 0-183 0-277z">
          <text:p/>
        </draw:path>
        <draw:path draw:style-name="gr5" draw:text-style-name="P1" draw:layer="layout" svg:width="0.083cm" svg:height="0.307cm" svg:x="5.188cm" svg:y="5.22cm" svg:viewBox="0 0 84 308" svg:d="M0 33c28-11 56-22 84-33 0 92 0 184 0 275-28 11-56 22-84 33 0-91 0-184 0-275z">
          <text:p/>
        </draw:path>
        <draw:path draw:style-name="gr5" draw:text-style-name="P1" draw:layer="layout" svg:width="0.083cm" svg:height="0.305cm" svg:x="5.27cm" svg:y="5.189cm" svg:viewBox="0 0 84 306" svg:d="M0 32c29-11 56-22 84-32 0 91 0 183 0 274-28 10-55 21-84 32 0-91 0-183 0-274z">
          <text:p/>
        </draw:path>
        <draw:path draw:style-name="gr5" draw:text-style-name="P1" draw:layer="layout" svg:width="0.081cm" svg:height="0.304cm" svg:x="5.352cm" svg:y="5.158cm" svg:viewBox="0 0 82 305" svg:d="M0 31c27-10 55-21 82-31 0 91 0 182 0 272-27 11-55 22-82 33 0-91 0-182 0-274z">
          <text:p/>
        </draw:path>
        <draw:path draw:style-name="gr5" draw:text-style-name="P1" draw:layer="layout" svg:width="0.081cm" svg:height="0.304cm" svg:x="5.433cm" svg:y="5.126cm" svg:viewBox="0 0 82 305" svg:d="M0 32c27-11 55-21 82-32 0 91 0 182 0 272-27 11-55 22-82 33 0-91 0-182 0-273z">
          <text:p/>
        </draw:path>
        <draw:path draw:style-name="gr5" draw:text-style-name="P1" draw:layer="layout" svg:width="0.081cm" svg:height="0.303cm" svg:x="5.513cm" svg:y="5.095cm" svg:viewBox="0 0 82 304" svg:d="M0 32c27-11 55-21 82-32-1 91-1 181-1 272-26 10-54 21-81 32 0-90 0-182 0-272z">
          <text:p/>
        </draw:path>
        <draw:path draw:style-name="gr5" draw:text-style-name="P1" draw:layer="layout" svg:width="0.08cm" svg:height="0.301cm" svg:x="5.593cm" svg:y="5.065cm" svg:viewBox="0 0 81 302" svg:d="M0 31c27-11 55-21 81-31 0 90 0 179 0 270-27 11-54 21-81 32 0-90 0-181 0-271z">
          <text:p/>
        </draw:path>
        <draw:path draw:style-name="gr5" draw:text-style-name="P1" draw:layer="layout" svg:width="0.08cm" svg:height="0.3cm" svg:x="5.672cm" svg:y="5.034cm" svg:viewBox="0 0 81 301" svg:d="M0 31c27-10 54-21 81-31 0 90 0 179 0 270-28 10-54 21-81 31 0-90 0-180 0-270z">
          <text:p/>
        </draw:path>
        <draw:path draw:style-name="gr5" draw:text-style-name="P1" draw:layer="layout" svg:width="0.08cm" svg:height="0.299cm" svg:x="5.751cm" svg:y="5.004cm" svg:viewBox="0 0 81 300" svg:d="M0 30c27-10 53-20 81-30 0 89-1 178-1 268-27 11-53 21-80 32 0-90 0-180 0-270z">
          <text:p/>
        </draw:path>
        <draw:path draw:style-name="gr5" draw:text-style-name="P1" draw:layer="layout" svg:width="0.078cm" svg:height="0.298cm" svg:x="5.83cm" svg:y="4.974cm" svg:viewBox="0 0 79 299" svg:d="M0 30c26-10 52-20 79-30 0 89 0 178 0 267-27 11-53 21-79 32 0-90 0-179 0-269z">
          <text:p/>
        </draw:path>
        <draw:path draw:style-name="gr8" draw:text-style-name="P1" draw:layer="layout" svg:width="0.079cm" svg:height="0.297cm" svg:x="5.907cm" svg:y="4.944cm" svg:viewBox="0 0 80 298" svg:d="M0 30c27-10 53-20 80-30 0 89 0 177 0 266-27 11-53 21-79 32 0-90 0-179-1-268z">
          <text:p/>
        </draw:path>
        <draw:path draw:style-name="gr2" draw:text-style-name="P2" draw:layer="layout" svg:width="0.079cm" svg:height="0.297cm" svg:x="5.907cm" svg:y="4.944cm" svg:viewBox="0 0 80 298" svg:d="M0 30c27-10 53-20 80-30 0 89 0 177 0 266-27 11-53 21-79 32 0-90 0-179-1-268z">
          <text:p/>
        </draw:path>
        <draw:path draw:style-name="gr5" draw:text-style-name="P1" draw:layer="layout" svg:width="0.078cm" svg:height="0.296cm" svg:x="5.985cm" svg:y="4.914cm" svg:viewBox="0 0 79 297" svg:d="M0 30c26-10 52-20 79-30 0 89 0 177 0 266-27 10-53 20-79 31 0-90 0-178 0-267z">
          <text:p/>
        </draw:path>
        <draw:path draw:style-name="gr5" draw:text-style-name="P1" draw:layer="layout" svg:width="0.077cm" svg:height="0.295cm" svg:x="6.062cm" svg:y="4.884cm" svg:viewBox="0 0 78 296" svg:d="M0 30c26-10 52-20 78-30 0 89 0 176 0 264-27 11-52 22-78 32 0-89 0-177 0-266z">
          <text:p/>
        </draw:path>
        <draw:path draw:style-name="gr5" draw:text-style-name="P1" draw:layer="layout" svg:width="0.077cm" svg:height="0.294cm" svg:x="6.138cm" svg:y="4.855cm" svg:viewBox="0 0 78 295" svg:d="M1 29c25-10 51-19 77-29 0 88 0 176 0 263-26 10-52 20-78 32 0-89 1-177 1-266z">
          <text:p/>
        </draw:path>
        <draw:path draw:style-name="gr5" draw:text-style-name="P1" draw:layer="layout" svg:width="0.076cm" svg:height="0.293cm" svg:x="6.215cm" svg:y="4.825cm" svg:viewBox="0 0 77 294" svg:d="M0 30c25-10 50-20 77-30 0 88 0 176 0 263-27 10-52 20-77 31 0-88 0-176 0-264z">
          <text:p/>
        </draw:path>
        <draw:path draw:style-name="gr5" draw:text-style-name="P1" draw:layer="layout" svg:width="0.076cm" svg:height="0.292cm" svg:x="6.29cm" svg:y="4.796cm" svg:viewBox="0 0 77 293" svg:d="M0 31c25-10 51-20 77-31 0 89 0 176 0 263-26 10-52 20-77 30 0-87 0-174 0-262z">
          <text:p/>
        </draw:path>
        <draw:path draw:style-name="gr5" draw:text-style-name="P1" draw:layer="layout" svg:width="0.075cm" svg:height="0.291cm" svg:x="6.365cm" svg:y="4.767cm" svg:viewBox="0 0 76 292" svg:d="M0 31c25-10 51-21 76-31 1 89 0 176 0 262-25 10-51 20-76 30 0-87 0-174 0-261z">
          <text:p/>
        </draw:path>
        <draw:path draw:style-name="gr5" draw:text-style-name="P1" draw:layer="layout" svg:width="0.075cm" svg:height="0.29cm" svg:x="6.44cm" svg:y="4.739cm" svg:viewBox="0 0 76 291" svg:d="M0 29c25-10 51-20 76-29 0 88 0 174 0 261-25 10-51 20-76 30 0-87 0-174 0-262z">
          <text:p/>
        </draw:path>
        <draw:path draw:style-name="gr5" draw:text-style-name="P1" draw:layer="layout" svg:width="0.074cm" svg:height="0.289cm" svg:x="6.514cm" svg:y="4.71cm" svg:viewBox="0 0 75 290" svg:d="M0 29c25-10 50-19 75-29 0 88 0 174 0 261-24 9-50 19-75 29 0-86 0-173 0-261z">
          <text:p/>
        </draw:path>
        <draw:path draw:style-name="gr5" draw:text-style-name="P1" draw:layer="layout" svg:width="0.074cm" svg:height="0.288cm" svg:x="6.588cm" svg:y="4.682cm" svg:viewBox="0 0 75 289" svg:d="M0 28c25-9 50-19 75-28 0 87 0 173 0 259-25 10-51 20-75 30 0-87 0-173 0-261z">
          <text:p/>
        </draw:path>
        <draw:path draw:style-name="gr5" draw:text-style-name="P1" draw:layer="layout" svg:width="0.085cm" svg:height="0.313cm" svg:x="4.771cm" svg:y="5.665cm" svg:viewBox="0 0 86 314" svg:d="M0 34c28-11 57-22 86-34 0 93 0 187 0 279-29 12-58 24-86 35 0-93 0-186 0-280z">
          <text:p/>
        </draw:path>
        <draw:path draw:style-name="gr5" draw:text-style-name="P1" draw:layer="layout" svg:width="0.085cm" svg:height="0.312cm" svg:x="4.855cm" svg:y="5.632cm" svg:viewBox="0 0 86 313" svg:d="M0 34c29-12 57-23 86-34 0 92 0 186 0 278-29 12-58 23-86 35 0-93 0-186 0-279z">
          <text:p/>
        </draw:path>
        <draw:path draw:style-name="gr5" draw:text-style-name="P1" draw:layer="layout" svg:width="0.084cm" svg:height="0.31cm" svg:x="4.939cm" svg:y="5.599cm" svg:viewBox="0 0 85 311" svg:d="M0 33c28-11 56-22 85-33 0 92 0 185 0 277-29 11-57 23-85 34 0-92 0-186 0-278z">
          <text:p/>
        </draw:path>
        <draw:path draw:style-name="gr5" draw:text-style-name="P1" draw:layer="layout" svg:width="0.083cm" svg:height="0.309cm" svg:x="5.023cm" svg:y="5.566cm" svg:viewBox="0 0 84 310" svg:d="M0 33c28-11 56-22 84-33 0 91 0 184 0 276-28 11-56 23-84 34 0-92 0-185 0-277z">
          <text:p/>
        </draw:path>
        <draw:path draw:style-name="gr8" draw:text-style-name="P1" draw:layer="layout" svg:width="0.083cm" svg:height="0.308cm" svg:x="5.106cm" svg:y="5.533cm" svg:viewBox="0 0 84 309" svg:d="M0 33c28-11 56-22 84-33 0 91 0 184 0 275-28 11-56 23-84 34 0-91 0-185 0-276z">
          <text:p/>
        </draw:path>
        <draw:path draw:style-name="gr2" draw:text-style-name="P2" draw:layer="layout" svg:width="0.083cm" svg:height="0.308cm" svg:x="5.106cm" svg:y="5.533cm" svg:viewBox="0 0 84 309" svg:d="M0 33c28-11 56-22 84-33 0 91 0 184 0 275-28 11-56 23-84 34 0-91 0-185 0-276z">
          <text:p/>
        </draw:path>
        <draw:path draw:style-name="gr5" draw:text-style-name="P1" draw:layer="layout" svg:width="0.083cm" svg:height="0.307cm" svg:x="5.188cm" svg:y="5.5cm" svg:viewBox="0 0 84 308" svg:d="M0 33c28-11 56-22 84-33 0 91 0 184 0 275-29 11-56 22-84 33 0-91 0-184 0-275z">
          <text:p/>
        </draw:path>
        <draw:path draw:style-name="gr5" draw:text-style-name="P1" draw:layer="layout" svg:width="0.083cm" svg:height="0.306cm" svg:x="5.27cm" svg:y="5.468cm" svg:viewBox="0 0 84 307" svg:d="M0 32c29-11 56-22 84-32 0 90-1 182-1 273-27 11-54 23-83 34 0-91 0-184 0-275z">
          <text:p/>
        </draw:path>
        <draw:path draw:style-name="gr5" draw:text-style-name="P1" draw:layer="layout" svg:width="0.081cm" svg:height="0.305cm" svg:x="5.352cm" svg:y="5.435cm" svg:viewBox="0 0 82 306" svg:d="M0 33c27-11 55-22 82-33 0 91 0 182 0 273-27 11-55 22-82 33 0-90 0-183 0-273z">
          <text:p/>
        </draw:path>
        <draw:path draw:style-name="gr5" draw:text-style-name="P1" draw:layer="layout" svg:width="0.081cm" svg:height="0.304cm" svg:x="5.433cm" svg:y="5.403cm" svg:viewBox="0 0 82 305" svg:d="M0 33c27-11 55-22 82-33 0 90 0 181 0 272-27 11-55 22-82 33 0-91 0-182 0-272z">
          <text:p/>
        </draw:path>
        <draw:path draw:style-name="gr5" draw:text-style-name="P1" draw:layer="layout" svg:width="0.08cm" svg:height="0.302cm" svg:x="5.513cm" svg:y="5.372cm" svg:viewBox="0 0 81 303" svg:d="M0 32c27-11 55-22 81-32 0 89 0 180 0 271-26 11-54 22-81 32 0-91 0-181 0-271z">
          <text:p/>
        </draw:path>
        <draw:path draw:style-name="gr5" draw:text-style-name="P1" draw:layer="layout" svg:width="0.08cm" svg:height="0.302cm" svg:x="5.593cm" svg:y="5.34cm" svg:viewBox="0 0 81 303" svg:d="M0 32c27-11 54-22 81-32 0 89 0 180 0 270-27 11-54 22-81 33 0-91 0-181 0-271z">
          <text:p/>
        </draw:path>
        <draw:path draw:style-name="gr5" draw:text-style-name="P1" draw:layer="layout" svg:width="0.08cm" svg:height="0.301cm" svg:x="5.672cm" svg:y="5.308cm" svg:viewBox="0 0 81 302" svg:d="M0 32c27-10 53-21 81-32 0 90 0 179 0 269-28 12-54 22-81 33 0-90 0-180 0-270z">
          <text:p/>
        </draw:path>
        <draw:path draw:style-name="gr5" draw:text-style-name="P1" draw:layer="layout" svg:width="0.079cm" svg:height="0.3cm" svg:x="5.751cm" svg:y="5.277cm" svg:viewBox="0 0 80 301" svg:d="M0 32c27-11 53-21 80-32 0 89 0 178 0 268-27 11-53 22-80 33 0-90 0-180 0-269z">
          <text:p/>
        </draw:path>
        <draw:path draw:style-name="gr5" draw:text-style-name="P1" draw:layer="layout" svg:width="0.078cm" svg:height="0.298cm" svg:x="5.83cm" svg:y="5.246cm" svg:viewBox="0 0 79 299" svg:d="M0 31c26-10 52-20 79-31 0 89 0 178 0 266-27 12-53 23-79 33 0-90 0-179 0-268z">
          <text:p/>
        </draw:path>
        <draw:path draw:style-name="gr5" draw:text-style-name="P1" draw:layer="layout" svg:width="0.079cm" svg:height="0.297cm" svg:x="5.907cm" svg:y="5.215cm" svg:viewBox="0 0 80 298" svg:d="M1 31c26-10 52-20 79-31 0 89 0 177 0 266-27 10-53 22-80 32 1-89 1-178 1-267z">
          <text:p/>
        </draw:path>
        <draw:path draw:style-name="gr5" draw:text-style-name="P1" draw:layer="layout" svg:width="0.078cm" svg:height="0.296cm" svg:x="5.985cm" svg:y="5.185cm" svg:viewBox="0 0 79 297" svg:d="M0 31c26-11 52-21 79-31 0 88 0 176 0 264-27 11-53 21-79 33 0-90 0-178 0-266z">
          <text:p/>
        </draw:path>
        <draw:path draw:style-name="gr5" draw:text-style-name="P1" draw:layer="layout" svg:width="0.077cm" svg:height="0.295cm" svg:x="6.062cm" svg:y="5.154cm" svg:viewBox="0 0 78 296" svg:d="M0 32c26-10 51-21 78-32 0 89 0 177 0 265-27 10-52 21-78 31 0-88 0-176 0-264z">
          <text:p/>
        </draw:path>
        <draw:path draw:style-name="gr5" draw:text-style-name="P1" draw:layer="layout" svg:width="0.077cm" svg:height="0.294cm" svg:x="6.138cm" svg:y="5.124cm" svg:viewBox="0 0 78 295" svg:d="M0 31c26-11 52-21 78-31 0 88 0 176 0 264-27 10-52 21-78 31 0-88 0-176 0-264z">
          <text:p/>
        </draw:path>
        <draw:path draw:style-name="gr8" draw:text-style-name="P1" draw:layer="layout" svg:width="0.076cm" svg:height="0.293cm" svg:x="6.215cm" svg:y="5.094cm" svg:viewBox="0 0 77 294" svg:d="M0 30c25-10 50-20 77-30 0 88 0 175 0 263-27 10-52 21-77 31 0-88 0-175 0-264z">
          <text:p/>
        </draw:path>
        <draw:path draw:style-name="gr2" draw:text-style-name="P2" draw:layer="layout" svg:width="0.076cm" svg:height="0.293cm" svg:x="6.215cm" svg:y="5.094cm" svg:viewBox="0 0 77 294" svg:d="M0 30c25-10 50-20 77-30 0 88 0 175 0 263-27 10-52 21-77 31 0-88 0-175 0-264z">
          <text:p/>
        </draw:path>
        <draw:path draw:style-name="gr5" draw:text-style-name="P1" draw:layer="layout" svg:width="0.076cm" svg:height="0.292cm" svg:x="6.29cm" svg:y="5.064cm" svg:viewBox="0 0 77 293" svg:d="M0 30c25-10 51-20 77-30 0 88 0 175 0 262-26 10-52 21-77 31 0-87 0-175 0-263z">
          <text:p/>
        </draw:path>
        <draw:path draw:style-name="gr5" draw:text-style-name="P1" draw:layer="layout" svg:width="0.075cm" svg:height="0.291cm" svg:x="6.365cm" svg:y="5.034cm" svg:viewBox="0 0 76 292" svg:d="M0 30c25-10 51-20 76-30 0 88 0 175 0 262-25 10-51 20-76 30 0-87 0-174 0-262z">
          <text:p/>
        </draw:path>
        <draw:path draw:style-name="gr5" draw:text-style-name="P1" draw:layer="layout" svg:width="0.075cm" svg:height="0.29cm" svg:x="6.44cm" svg:y="5.005cm" svg:viewBox="0 0 76 291" svg:d="M0 29c25-10 51-19 76-29-1 87-1 174-1 260-25 10-51 21-75 31 0-87 0-174 0-262z">
          <text:p/>
        </draw:path>
        <draw:path draw:style-name="gr5" draw:text-style-name="P1" draw:layer="layout" svg:width="0.074cm" svg:height="0.289cm" svg:x="6.514cm" svg:y="4.975cm" svg:viewBox="0 0 75 290" svg:d="M0 30c25-10 51-20 75-30 0 87 0 174 0 260-25 10-50 20-75 30 0-86 0-173 0-260z">
          <text:p/>
        </draw:path>
        <draw:path draw:style-name="gr5" draw:text-style-name="P1" draw:layer="layout" svg:width="0.074cm" svg:height="0.288cm" svg:x="6.588cm" svg:y="4.946cm" svg:viewBox="0 0 75 289" svg:d="M0 29c24-9 50-19 75-29 0 86 0 173 0 259-25 10-51 20-75 30 0-86 0-172 0-260z">
          <text:p/>
        </draw:path>
        <draw:path draw:style-name="gr5" draw:text-style-name="P1" draw:layer="layout" svg:width="0.085cm" svg:height="0.313cm" svg:x="4.771cm" svg:y="5.95cm" svg:viewBox="0 0 86 314" svg:d="M0 35c28-12 57-23 86-35 0 93 0 186 0 278-30 12-58 24-86 36 0-93 0-186 0-279z">
          <text:p/>
        </draw:path>
        <draw:path draw:style-name="gr5" draw:text-style-name="P1" draw:layer="layout" svg:width="0.085cm" svg:height="0.311cm" svg:x="4.855cm" svg:y="5.916cm" svg:viewBox="0 0 86 312" svg:d="M0 34c28-11 57-23 86-34 0 92 0 185 0 276-29 12-58 24-86 36 0-92 0-185 0-278z">
          <text:p/>
        </draw:path>
        <draw:path draw:style-name="gr5" draw:text-style-name="P1" draw:layer="layout" svg:width="0.084cm" svg:height="0.31cm" svg:x="4.939cm" svg:y="5.882cm" svg:viewBox="0 0 85 311" svg:d="M0 34c28-11 56-23 85-34 0 91 0 184 0 275-29 12-57 24-85 36 0-92 0-185 0-277z">
          <text:p/>
        </draw:path>
        <draw:path draw:style-name="gr5" draw:text-style-name="P1" draw:layer="layout" svg:width="0.083cm" svg:height="0.309cm" svg:x="5.023cm" svg:y="5.848cm" svg:viewBox="0 0 84 310" svg:d="M0 34c28-12 56-23 84-34 0 91 0 184 0 274-28 12-56 24-84 36 0-92 0-184 0-276z">
          <text:p/>
        </draw:path>
        <draw:path draw:style-name="gr5" draw:text-style-name="P1" draw:layer="layout" svg:width="0.083cm" svg:height="0.308cm" svg:x="5.106cm" svg:y="5.814cm" svg:viewBox="0 0 84 309" svg:d="M0 34c28-12 56-23 84-34 0 91 0 183 0 274-28 12-56 23-84 35 0-91 0-184 0-275z">
          <text:p/>
        </draw:path>
        <draw:path draw:style-name="gr5" draw:text-style-name="P1" draw:layer="layout" svg:width="0.083cm" svg:height="0.307cm" svg:x="5.188cm" svg:y="5.78cm" svg:viewBox="0 0 84 308" svg:d="M0 34c28-11 55-23 84-34 0 91 0 181 0 273-29 12-56 24-84 35 0-90 0-183 0-274z">
          <text:p/>
        </draw:path>
        <draw:path draw:style-name="gr5" draw:text-style-name="P1" draw:layer="layout" svg:width="0.082cm" svg:height="0.306cm" svg:x="5.27cm" svg:y="5.747cm" svg:viewBox="0 0 83 307" svg:d="M0 33c29-11 56-22 83-33 0 90 0 180 0 272-27 12-54 23-83 35 0-91 0-183 0-274z">
          <text:p/>
        </draw:path>
        <draw:path draw:style-name="gr5" draw:text-style-name="P1" draw:layer="layout" svg:width="0.081cm" svg:height="0.304cm" svg:x="5.352cm" svg:y="5.714cm" svg:viewBox="0 0 82 305" svg:d="M0 33c27-11 55-22 82-33 0 90 0 180 0 271-27 12-55 23-82 34 0-90 0-181 0-272z">
          <text:p/>
        </draw:path>
        <draw:path draw:style-name="gr8" draw:text-style-name="P1" draw:layer="layout" svg:width="0.081cm" svg:height="0.304cm" svg:x="5.433cm" svg:y="5.681cm" svg:viewBox="0 0 82 305" svg:d="M0 33c27-11 55-22 82-33 0 90 0 179 0 270-27 12-55 23-82 35 0-92 0-182 0-272z">
          <text:p/>
        </draw:path>
        <draw:path draw:style-name="gr2" draw:text-style-name="P2" draw:layer="layout" svg:width="0.081cm" svg:height="0.304cm" svg:x="5.433cm" svg:y="5.681cm" svg:viewBox="0 0 82 305" svg:d="M0 33c27-11 55-22 82-33 0 90 0 179 0 270-27 12-55 23-82 35 0-92 0-182 0-272z">
          <text:p/>
        </draw:path>
        <draw:path draw:style-name="gr5" draw:text-style-name="P1" draw:layer="layout" svg:width="0.08cm" svg:height="0.303cm" svg:x="5.513cm" svg:y="5.648cm" svg:viewBox="0 0 81 304" svg:d="M0 33c27-11 55-22 81-33 0 90 0 179 0 270-26 11-54 22-81 34 0-91 0-181 0-271z">
          <text:p/>
        </draw:path>
        <draw:path draw:style-name="gr5" draw:text-style-name="P1" draw:layer="layout" svg:width="0.08cm" svg:height="0.301cm" svg:x="5.593cm" svg:y="5.616cm" svg:viewBox="0 0 81 302" svg:d="M0 32c27-11 54-22 81-32 0 88 0 178 0 269-27 11-55 22-81 33 0-91 0-180 0-270z">
          <text:p/>
        </draw:path>
        <draw:path draw:style-name="gr5" draw:text-style-name="P1" draw:layer="layout" svg:width="0.08cm" svg:height="0.301cm" svg:x="5.672cm" svg:y="5.583cm" svg:viewBox="0 0 81 302" svg:d="M0 33c27-11 53-22 81-33 0 89 0 178 0 267-28 12-54 24-81 35 0-91 0-180 0-269z">
          <text:p/>
        </draw:path>
        <draw:path draw:style-name="gr5" draw:text-style-name="P1" draw:layer="layout" svg:width="0.079cm" svg:height="0.3cm" svg:x="5.751cm" svg:y="5.551cm" svg:viewBox="0 0 80 301" svg:d="M0 33c27-12 53-23 80-33 0 89 0 178 0 266-27 11-53 22-80 35 0-91 0-180 0-268z">
          <text:p/>
        </draw:path>
        <draw:path draw:style-name="gr5" draw:text-style-name="P1" draw:layer="layout" svg:width="0.078cm" svg:height="0.298cm" svg:x="5.83cm" svg:y="5.519cm" svg:viewBox="0 0 79 299" svg:d="M0 32c26-11 52-22 79-32 0 88 0 177 0 265-27 11-53 22-79 34 0-89 0-178 0-267z">
          <text:p/>
        </draw:path>
        <draw:path draw:style-name="gr5" draw:text-style-name="P1" draw:layer="layout" svg:width="0.079cm" svg:height="0.297cm" svg:x="5.907cm" svg:y="5.487cm" svg:viewBox="0 0 80 298" svg:d="M0 33c27-11 53-21 80-33 0 89 0 178 0 266-27 11-54 21-80 32 0-88 0-176 0-265z">
          <text:p/>
        </draw:path>
        <draw:path draw:style-name="gr5" draw:text-style-name="P1" draw:layer="layout" svg:width="0.078cm" svg:height="0.296cm" svg:x="5.985cm" svg:y="5.456cm" svg:viewBox="0 0 79 297" svg:d="M0 32c26-10 52-22 79-32-1 89-1 177-1 264-26 11-52 22-78 33 0-88 0-176 0-265z">
          <text:p/>
        </draw:path>
        <draw:path draw:style-name="gr5" draw:text-style-name="P1" draw:layer="layout" svg:width="0.077cm" svg:height="0.296cm" svg:x="6.062cm" svg:y="5.424cm" svg:viewBox="0 0 78 297" svg:d="M0 32c26-11 51-21 78-32 0 89 0 177 0 264-27 11-52 22-78 33 0-88 0-176 0-265z">
          <text:p/>
        </draw:path>
        <draw:path draw:style-name="gr5" draw:text-style-name="P1" draw:layer="layout" svg:width="0.077cm" svg:height="0.294cm" svg:x="6.138cm" svg:y="5.393cm" svg:viewBox="0 0 78 295" svg:d="M0 31c26-10 51-20 78-31 0 89 0 176 0 263-27 11-52 22-78 32 0-87 0-175 0-264z">
          <text:p/>
        </draw:path>
        <draw:path draw:style-name="gr5" draw:text-style-name="P1" draw:layer="layout" svg:width="0.077cm" svg:height="0.294cm" svg:x="6.214cm" svg:y="5.362cm" svg:viewBox="0 0 78 295" svg:d="M1 31c25-10 50-20 77-31-1 89-1 176-1 263-26 10-51 21-77 32 0-87 0-175 1-264z">
          <text:p/>
        </draw:path>
        <draw:path draw:style-name="gr5" draw:text-style-name="P1" draw:layer="layout" svg:width="0.076cm" svg:height="0.293cm" svg:x="6.29cm" svg:y="5.331cm" svg:viewBox="0 0 77 294" svg:d="M0 31c25-10 51-20 77-31-1 89-1 176-1 262-25 11-51 21-76 32 0-87 0-174 0-263z">
          <text:p/>
        </draw:path>
        <draw:path draw:style-name="gr5" draw:text-style-name="P1" draw:layer="layout" svg:width="0.075cm" svg:height="0.291cm" svg:x="6.365cm" svg:y="5.301cm" svg:viewBox="0 0 76 292" svg:d="M0 31c25-11 51-21 76-31 0 88 0 175 0 261-25 10-51 21-76 31 0-86 0-173 0-261z">
          <text:p/>
        </draw:path>
        <draw:path draw:style-name="gr5" draw:text-style-name="P1" draw:layer="layout" svg:width="0.074cm" svg:height="0.29cm" svg:x="6.44cm" svg:y="5.271cm" svg:viewBox="0 0 75 291" svg:d="M0 30c24-10 50-20 75-30 0 86 0 174 0 260-25 10-51 21-75 31 0-86 0-173 0-261z">
          <text:p/>
        </draw:path>
        <draw:path draw:style-name="gr8" draw:text-style-name="P1" draw:layer="layout" svg:width="0.074cm" svg:height="0.29cm" svg:x="6.514cm" svg:y="5.24cm" svg:viewBox="0 0 75 291" svg:d="M0 31c25-10 50-21 75-31 0 87 0 174 0 260-25 10-51 20-75 31 0-86 0-173 0-260z">
          <text:p/>
        </draw:path>
        <draw:path draw:style-name="gr2" draw:text-style-name="P2" draw:layer="layout" svg:width="0.074cm" svg:height="0.29cm" svg:x="6.514cm" svg:y="5.24cm" svg:viewBox="0 0 75 291" svg:d="M0 31c25-10 50-21 75-31 0 87 0 174 0 260-25 10-51 20-75 31 0-86 0-173 0-260z">
          <text:p/>
        </draw:path>
        <draw:path draw:style-name="gr5" draw:text-style-name="P1" draw:layer="layout" svg:width="0.075cm" svg:height="0.289cm" svg:x="6.587cm" svg:y="5.21cm" svg:viewBox="0 0 76 290" svg:d="M1 31c24-11 50-21 75-31 0 86 0 173 0 259-25 10-51 20-76 31 0-86 1-173 1-259z">
          <text:p/>
        </draw:path>
        <draw:path draw:style-name="gr5" draw:text-style-name="P1" draw:layer="layout" svg:width="0.085cm" svg:height="0.314cm" svg:x="4.771cm" svg:y="6.234cm" svg:viewBox="0 0 86 315" svg:d="M0 36c28-12 56-25 86-36 0 93 0 185 0 278-30 13-58 25-86 37 0-93 0-186 0-279z">
          <text:p/>
        </draw:path>
        <draw:path draw:style-name="gr5" draw:text-style-name="P1" draw:layer="layout" svg:width="0.085cm" svg:height="0.314cm" svg:x="4.855cm" svg:y="6.198cm" svg:viewBox="0 0 86 315" svg:d="M0 36c28-12 57-24 86-36 0 93 0 185 0 278-29 12-58 25-86 37 0-93 0-186 0-279z">
          <text:p/>
        </draw:path>
        <draw:path draw:style-name="gr5" draw:text-style-name="P1" draw:layer="layout" svg:width="0.084cm" svg:height="0.312cm" svg:x="4.939cm" svg:y="6.163cm" svg:viewBox="0 0 85 313" svg:d="M0 35c28-11 56-23 85-35 0 93 0 184 0 277-29 12-57 24-85 36 0-93 0-185 0-278z">
          <text:p/>
        </draw:path>
        <draw:path draw:style-name="gr5" draw:text-style-name="P1" draw:layer="layout" svg:width="0.083cm" svg:height="0.312cm" svg:x="5.023cm" svg:y="6.128cm" svg:viewBox="0 0 84 313" svg:d="M0 35c28-11 56-23 84-35 0 92 0 184 0 276-28 12-56 24-84 37 0-93 0-185 0-278z">
          <text:p/>
        </draw:path>
        <draw:path draw:style-name="gr5" draw:text-style-name="P1" draw:layer="layout" svg:width="0.083cm" svg:height="0.31cm" svg:x="5.106cm" svg:y="6.094cm" svg:viewBox="0 0 84 311" svg:d="M0 34c28-11 56-23 84-34 0 91 0 183 0 275-28 12-56 24-84 36 0-93 0-184 0-277z">
          <text:p/>
        </draw:path>
        <draw:path draw:style-name="gr5" draw:text-style-name="P1" draw:layer="layout" svg:width="0.083cm" svg:height="0.309cm" svg:x="5.188cm" svg:y="6.059cm" svg:viewBox="0 0 84 310" svg:d="M0 35c28-12 55-23 84-35 0 91 0 183 0 274-29 12-56 24-84 36 0-92 0-183 0-275z">
          <text:p/>
        </draw:path>
        <draw:path draw:style-name="gr5" draw:text-style-name="P1" draw:layer="layout" svg:width="0.082cm" svg:height="0.308cm" svg:x="5.27cm" svg:y="6.025cm" svg:viewBox="0 0 83 309" svg:d="M0 34c29-11 56-23 83-34 0 90 0 182 0 273-27 11-54 24-83 36 0-92 0-184 0-275z">
          <text:p/>
        </draw:path>
        <draw:path draw:style-name="gr5" draw:text-style-name="P1" draw:layer="layout" svg:width="0.081cm" svg:height="0.307cm" svg:x="5.352cm" svg:y="5.991cm" svg:viewBox="0 0 82 308" svg:d="M0 34c27-11 55-23 82-34 0 90 0 181 0 272-27 12-55 24-82 36 0-92 0-183 0-274z">
          <text:p/>
        </draw:path>
        <draw:path draw:style-name="gr5" draw:text-style-name="P1" draw:layer="layout" svg:width="0.082cm" svg:height="0.306cm" svg:x="5.432cm" svg:y="5.957cm" svg:viewBox="0 0 83 307" svg:d="M1 34c27-11 55-23 82-34 0 90 0 181 0 271-27 12-56 23-83 36 0-91 0-182 1-273z">
          <text:p/>
        </draw:path>
        <draw:path draw:style-name="gr5" draw:text-style-name="P1" draw:layer="layout" svg:width="0.08cm" svg:height="0.304cm" svg:x="5.513cm" svg:y="5.924cm" svg:viewBox="0 0 81 305" svg:d="M0 34c27-11 55-22 81-34 0 90 0 181 0 271-27 11-54 23-81 34 0-90 0-181 0-271z">
          <text:p/>
        </draw:path>
        <draw:path draw:style-name="gr5" draw:text-style-name="P1" draw:layer="layout" svg:width="0.08cm" svg:height="0.304cm" svg:x="5.593cm" svg:y="5.89cm" svg:viewBox="0 0 81 305" svg:d="M0 35c26-11 54-24 81-35 0 91 0 180 0 270-27 12-55 23-81 35 0-90 0-180 0-270z">
          <text:p/>
        </draw:path>
        <draw:path draw:style-name="gr5" draw:text-style-name="P1" draw:layer="layout" svg:width="0.08cm" svg:height="0.304cm" svg:x="5.672cm" svg:y="5.856cm" svg:viewBox="0 0 81 305" svg:d="M0 34c27-11 53-22 81-34 0 91 0 180 0 269-28 13-54 24-81 36 0-91 0-180 0-271z">
          <text:p/>
        </draw:path>
        <draw:path draw:style-name="gr8" draw:text-style-name="P1" draw:layer="layout" svg:width="0.079cm" svg:height="0.303cm" svg:x="5.751cm" svg:y="5.823cm" svg:viewBox="0 0 80 304" svg:d="M0 34c27-12 53-23 80-34 0 90 0 179 0 268-27 12-54 23-80 36 0-90 0-180 0-270z">
          <text:p/>
        </draw:path>
        <draw:path draw:style-name="gr2" draw:text-style-name="P2" draw:layer="layout" svg:width="0.079cm" svg:height="0.303cm" svg:x="5.751cm" svg:y="5.823cm" svg:viewBox="0 0 80 304" svg:d="M0 34c27-12 53-23 80-34 0 90 0 179 0 268-27 12-54 23-80 36 0-90 0-180 0-270z">
          <text:p/>
        </draw:path>
        <draw:path draw:style-name="gr5" draw:text-style-name="P1" draw:layer="layout" svg:width="0.079cm" svg:height="0.3cm" svg:x="5.829cm" svg:y="5.791cm" svg:viewBox="0 0 80 301" svg:d="M1 33c26-11 52-22 79-33 0 89 0 178 0 267-27 11-53 22-80 34 0-89 0-178 1-268z">
          <text:p/>
        </draw:path>
        <draw:path draw:style-name="gr5" draw:text-style-name="P1" draw:layer="layout" svg:width="0.079cm" svg:height="0.299cm" svg:x="5.907cm" svg:y="5.758cm" svg:viewBox="0 0 80 300" svg:d="M0 33c26-11 53-22 80-33 0 89 0 178 0 266-28 12-54 23-80 34 0-89 0-177 0-267z">
          <text:p/>
        </draw:path>
        <draw:path draw:style-name="gr5" draw:text-style-name="P1" draw:layer="layout" svg:width="0.077cm" svg:height="0.298cm" svg:x="5.985cm" svg:y="5.726cm" svg:viewBox="0 0 78 299" svg:d="M0 32c26-11 52-21 78-32 0 89 0 177 0 265-27 11-52 22-78 34 0-89 0-177 0-267z">
          <text:p/>
        </draw:path>
        <draw:path draw:style-name="gr5" draw:text-style-name="P1" draw:layer="layout" svg:width="0.077cm" svg:height="0.296cm" svg:x="6.062cm" svg:y="5.694cm" svg:viewBox="0 0 78 297" svg:d="M0 32c26-11 51-22 78-32 0 88 0 176 0 264-27 11-53 22-78 33 0-88 0-176 0-265z">
          <text:p/>
        </draw:path>
        <draw:path draw:style-name="gr5" draw:text-style-name="P1" draw:layer="layout" svg:width="0.077cm" svg:height="0.296cm" svg:x="6.138cm" svg:y="5.662cm" svg:viewBox="0 0 78 297" svg:d="M0 32c26-11 51-22 78-32 0 87 0 176 0 263-27 12-52 23-78 34 0-88 0-176 0-265z">
          <text:p/>
        </draw:path>
        <draw:path draw:style-name="gr5" draw:text-style-name="P1" draw:layer="layout" svg:width="0.076cm" svg:height="0.295cm" svg:x="6.214cm" svg:y="5.63cm" svg:viewBox="0 0 77 296" svg:d="M0 32c26-11 51-21 77-32 0 87 0 176 0 263-26 11-51 22-77 33 0-88 0-175 0-264z">
          <text:p/>
        </draw:path>
        <draw:path draw:style-name="gr5" draw:text-style-name="P1" draw:layer="layout" svg:width="0.075cm" svg:height="0.294cm" svg:x="6.29cm" svg:y="5.598cm" svg:viewBox="0 0 76 295" svg:d="M0 32c25-10 51-21 76-32 0 88 0 176 0 263-25 11-51 21-76 32 0-87 0-174 0-263z">
          <text:p/>
        </draw:path>
        <draw:path draw:style-name="gr5" draw:text-style-name="P1" draw:layer="layout" svg:width="0.075cm" svg:height="0.293cm" svg:x="6.365cm" svg:y="5.567cm" svg:viewBox="0 0 76 294" svg:d="M0 32c25-11 51-21 76-32 0 87 0 175 0 261-25 11-51 22-76 33 0-87 0-175 0-262z">
          <text:p/>
        </draw:path>
        <draw:path draw:style-name="gr5" draw:text-style-name="P1" draw:layer="layout" svg:width="0.075cm" svg:height="0.292cm" svg:x="6.439cm" svg:y="5.536cm" svg:viewBox="0 0 76 293" svg:d="M1 31c24-10 50-21 75-31 0 86 0 174 0 261-25 10-51 21-76 32 0-87 1-175 1-262z">
          <text:p/>
        </draw:path>
        <draw:path draw:style-name="gr5" draw:text-style-name="P1" draw:layer="layout" svg:width="0.074cm" svg:height="0.291cm" svg:x="6.514cm" svg:y="5.505cm" svg:viewBox="0 0 75 292" svg:d="M0 31c24-10 50-21 75-31 0 86 0 173 0 260-25 10-51 21-75 32 0-87 0-174 0-261z">
          <text:p/>
        </draw:path>
        <draw:path draw:style-name="gr5" draw:text-style-name="P1" draw:layer="layout" svg:width="0.075cm" svg:height="0.29cm" svg:x="6.587cm" svg:y="5.474cm" svg:viewBox="0 0 76 291" svg:d="M0 31c25-10 51-21 76-31 0 86 0 172 0 259-25 11-51 21-76 32 0-86 0-174 0-260z">
          <text:p/>
        </draw:path>
        <draw:path draw:style-name="gr5" draw:text-style-name="P1" draw:layer="layout" svg:width="0.085cm" svg:height="0.315cm" svg:x="4.771cm" svg:y="6.505cm" svg:viewBox="0 0 86 316" svg:d="M0 37c28-12 56-24 86-37 0 94 0 185 0 279-30 12-58 25-86 37 0-94 0-186 0-279z">
          <text:p/>
        </draw:path>
        <draw:path draw:style-name="gr5" draw:text-style-name="P1" draw:layer="layout" svg:width="0.085cm" svg:height="0.314cm" svg:x="4.855cm" svg:y="6.469cm" svg:viewBox="0 0 86 315" svg:d="M0 37c28-13 57-25 86-37 0 93 0 184 0 278-29 12-58 24-86 37 0-93 0-185 0-278z">
          <text:p/>
        </draw:path>
        <draw:path draw:style-name="gr5" draw:text-style-name="P1" draw:layer="layout" svg:width="0.084cm" svg:height="0.313cm" svg:x="4.939cm" svg:y="6.433cm" svg:viewBox="0 0 85 314" svg:d="M0 36c28-12 56-24 85-36 0 93 0 184 0 277-29 12-57 24-85 37 0-93 0-185 0-278z">
          <text:p/>
        </draw:path>
        <draw:path draw:style-name="gr5" draw:text-style-name="P1" draw:layer="layout" svg:width="0.083cm" svg:height="0.312cm" svg:x="5.023cm" svg:y="6.397cm" svg:viewBox="0 0 84 313" svg:d="M0 36c28-12 56-24 84-36 0 93 0 184 0 275-28 12-56 26-84 38 0-93 0-184 0-277z">
          <text:p/>
        </draw:path>
        <draw:path draw:style-name="gr5" draw:text-style-name="P1" draw:layer="layout" svg:width="0.083cm" svg:height="0.31cm" svg:x="5.106cm" svg:y="6.362cm" svg:viewBox="0 0 84 311" svg:d="M0 36c28-12 56-24 84-36 0 92 0 182 0 274-28 12-56 24-84 37 0-92 0-183 0-275z">
          <text:p/>
        </draw:path>
        <draw:path draw:style-name="gr5" draw:text-style-name="P1" draw:layer="layout" svg:width="0.083cm" svg:height="0.309cm" svg:x="5.188cm" svg:y="6.327cm" svg:viewBox="0 0 84 310" svg:d="M0 36c28-12 55-24 84-36 0 92 0 183 0 274-29 12-56 24-84 36 0-91 0-182 0-274z">
          <text:p/>
        </draw:path>
        <draw:path draw:style-name="gr5" draw:text-style-name="P1" draw:layer="layout" svg:width="0.082cm" svg:height="0.308cm" svg:x="5.27cm" svg:y="6.292cm" svg:viewBox="0 0 83 309" svg:d="M0 36c29-12 56-25 83-36 0 92 0 182 0 273-27 12-55 24-83 36 0-91 0-181 0-273z">
          <text:p/>
        </draw:path>
        <draw:path draw:style-name="gr5" draw:text-style-name="P1" draw:layer="layout" svg:width="0.082cm" svg:height="0.307cm" svg:x="5.351cm" svg:y="6.257cm" svg:viewBox="0 0 83 308" svg:d="M1 35c27-12 55-24 82-35 0 92 0 182 0 272-27 12-55 24-83 36 0-91 0-181 1-273z">
          <text:p/>
        </draw:path>
        <draw:path draw:style-name="gr5" draw:text-style-name="P1" draw:layer="layout" svg:width="0.082cm" svg:height="0.306cm" svg:x="5.432cm" svg:y="6.222cm" svg:viewBox="0 0 83 307" svg:d="M0 35c27-12 56-23 83-35 0 92 0 181 0 271-27 12-56 24-83 36 0-90 0-180 0-272z">
          <text:p/>
        </draw:path>
        <draw:path draw:style-name="gr5" draw:text-style-name="P1" draw:layer="layout" svg:width="0.08cm" svg:height="0.304cm" svg:x="5.513cm" svg:y="6.188cm" svg:viewBox="0 0 81 305" svg:d="M0 34c27-11 54-23 81-34 0 91 0 180 0 270-27 11-54 23-81 35 0-89 0-179 0-271z">
          <text:p/>
        </draw:path>
        <draw:path draw:style-name="gr5" draw:text-style-name="P1" draw:layer="layout" svg:width="0.081cm" svg:height="0.304cm" svg:x="5.592cm" svg:y="6.153cm" svg:viewBox="0 0 82 305" svg:d="M1 35c26-12 54-23 81-35 0 92 0 180 0 269-27 12-55 24-82 36 1-89 1-179 1-270z">
          <text:p/>
        </draw:path>
        <draw:path draw:style-name="gr5" draw:text-style-name="P1" draw:layer="layout" svg:width="0.08cm" svg:height="0.304cm" svg:x="5.672cm" svg:y="6.118cm" svg:viewBox="0 0 81 305" svg:d="M0 36c27-12 53-23 81-36 0 90 0 180 0 270-28 11-54 23-81 35 0-90 0-178 0-269z">
          <text:p/>
        </draw:path>
        <draw:path draw:style-name="gr5" draw:text-style-name="P1" draw:layer="layout" svg:width="0.079cm" svg:height="0.303cm" svg:x="5.751cm" svg:y="6.084cm" svg:viewBox="0 0 80 304" svg:d="M0 36c26-13 53-24 80-36 0 90 0 180 0 269-27 12-54 23-80 35 0-89 0-177 0-268z">
          <text:p/>
        </draw:path>
        <draw:path draw:style-name="gr5" draw:text-style-name="P1" draw:layer="layout" svg:width="0.079cm" svg:height="0.301cm" svg:x="5.829cm" svg:y="6.051cm" svg:viewBox="0 0 80 302" svg:d="M0 34c27-12 53-23 80-34 0 89 0 179 0 268-27 11-54 23-80 34 0-89 0-178 0-268z">
          <text:p/>
        </draw:path>
        <draw:path draw:style-name="gr5" draw:text-style-name="P1" draw:layer="layout" svg:width="0.079cm" svg:height="0.3cm" svg:x="5.907cm" svg:y="6.018cm" svg:viewBox="0 0 80 301" svg:d="M0 33c26-11 52-22 80-33 0 89 0 178-1 266-27 12-53 23-79 35 0-89 0-179 0-268z">
          <text:p/>
        </draw:path>
        <draw:path draw:style-name="gr5" draw:text-style-name="P1" draw:layer="layout" svg:width="0.077cm" svg:height="0.3cm" svg:x="5.985cm" svg:y="5.984cm" svg:viewBox="0 0 78 301" svg:d="M0 34c26-11 51-22 78-34 0 89 0 178 0 267-27 11-53 22-78 34 0-89 0-178 0-267z">
          <text:p/>
        </draw:path>
        <draw:path draw:style-name="gr8" draw:text-style-name="P1" draw:layer="layout" svg:width="0.077cm" svg:height="0.299cm" svg:x="6.062cm" svg:y="5.951cm" svg:viewBox="0 0 78 300" svg:d="M0 34c25-11 51-22 78-34 0 89 0 178 0 266-27 11-53 22-78 34 0-88 0-178 0-266z">
          <text:p/>
        </draw:path>
        <draw:path draw:style-name="gr2" draw:text-style-name="P2" draw:layer="layout" svg:width="0.077cm" svg:height="0.299cm" svg:x="6.062cm" svg:y="5.951cm" svg:viewBox="0 0 78 300" svg:d="M0 34c25-11 51-22 78-34 0 89 0 178 0 266-27 11-53 22-78 34 0-88 0-178 0-266z">
          <text:p/>
        </draw:path>
        <draw:path draw:style-name="gr5" draw:text-style-name="P1" draw:layer="layout" svg:width="0.077cm" svg:height="0.297cm" svg:x="6.138cm" svg:y="5.919cm" svg:viewBox="0 0 78 298" svg:d="M0 33c26-11 51-22 78-33 0 88 0 177 0 264-27 11-52 23-78 34 0-88 0-177 0-265z">
          <text:p/>
        </draw:path>
        <draw:path draw:style-name="gr5" draw:text-style-name="P1" draw:layer="layout" svg:width="0.076cm" svg:height="0.296cm" svg:x="6.214cm" svg:y="5.886cm" svg:viewBox="0 0 77 297" svg:d="M0 33c26-11 52-22 77-33 0 88 0 176 0 264-25 11-51 22-77 33 0-87 0-176 0-264z">
          <text:p/>
        </draw:path>
        <draw:path draw:style-name="gr5" draw:text-style-name="P1" draw:layer="layout" svg:width="0.075cm" svg:height="0.295cm" svg:x="6.29cm" svg:y="5.854cm" svg:viewBox="0 0 76 296" svg:d="M0 32c25-10 51-21 76-32 0 88 0 175 0 263-25 11-51 22-76 33 0-87 0-176 0-264z">
          <text:p/>
        </draw:path>
        <draw:path draw:style-name="gr5" draw:text-style-name="P1" draw:layer="layout" svg:width="0.075cm" svg:height="0.294cm" svg:x="6.365cm" svg:y="5.822cm" svg:viewBox="0 0 76 295" svg:d="M0 32c25-11 51-21 76-32 0 87 0 174 0 261-25 11-51 22-76 34 0-87 0-175 0-263z">
          <text:p/>
        </draw:path>
        <draw:path draw:style-name="gr5" draw:text-style-name="P1" draw:layer="layout" svg:width="0.075cm" svg:height="0.292cm" svg:x="6.439cm" svg:y="5.79cm" svg:viewBox="0 0 76 293" svg:d="M0 32c25-11 51-21 76-32 0 87 0 174 0 261-25 11-51 22-76 32 0-86 0-174 0-261z">
          <text:p/>
        </draw:path>
        <draw:path draw:style-name="gr5" draw:text-style-name="P1" draw:layer="layout" svg:width="0.075cm" svg:height="0.292cm" svg:x="6.513cm" svg:y="5.758cm" svg:viewBox="0 0 76 293" svg:d="M1 32c24-11 50-21 75-32 0 87 0 173 0 260-25 11-51 22-76 33 0-87 0-174 1-261z">
          <text:p/>
        </draw:path>
        <draw:path draw:style-name="gr5" draw:text-style-name="P1" draw:layer="layout" svg:width="0.075cm" svg:height="0.291cm" svg:x="6.587cm" svg:y="5.726cm" svg:viewBox="0 0 76 292" svg:d="M0 32c25-10 51-21 76-32 0 87-1 172-1 260-25 10-50 21-75 32 0-87 0-173 0-260z">
          <text:p/>
        </draw:path>
        <draw:path draw:style-name="gr5" draw:text-style-name="P1" draw:layer="layout" svg:width="0.085cm" svg:height="0.316cm" svg:x="4.771cm" svg:y="6.789cm" svg:viewBox="0 0 86 317" svg:d="M0 38c28-12 56-25 86-38 0 94 0 186 0 279-30 13-58 25-86 38 0-93 0-185 0-279z">
          <text:p/>
        </draw:path>
        <draw:path draw:style-name="gr5" draw:text-style-name="P1" draw:layer="layout" svg:width="0.085cm" svg:height="0.315cm" svg:x="4.855cm" svg:y="6.752cm" svg:viewBox="0 0 86 316" svg:d="M0 38c28-12 57-26 86-38 0 93 0 186 0 278-29 12-58 25-86 38 0-92 0-185 0-278z">
          <text:p/>
        </draw:path>
        <draw:path draw:style-name="gr5" draw:text-style-name="P1" draw:layer="layout" svg:width="0.084cm" svg:height="0.314cm" svg:x="4.939cm" svg:y="6.715cm" svg:viewBox="0 0 85 315" svg:d="M0 38c28-13 56-26 85-38 0 93 0 185 0 277-29 13-57 25-85 38 0-92 0-184 0-277z">
          <text:p/>
        </draw:path>
        <draw:path draw:style-name="gr5" draw:text-style-name="P1" draw:layer="layout" svg:width="0.083cm" svg:height="0.313cm" svg:x="5.023cm" svg:y="6.678cm" svg:viewBox="0 0 84 314" svg:d="M0 37c28-12 56-25 84-37 0 93 0 185 0 276-28 13-56 26-84 38 0-92 0-183 0-277z">
          <text:p/>
        </draw:path>
        <draw:path draw:style-name="gr5" draw:text-style-name="P1" draw:layer="layout" svg:width="0.083cm" svg:height="0.312cm" svg:x="5.106cm" svg:y="6.642cm" svg:viewBox="0 0 84 313" svg:d="M0 36c28-12 56-24 84-36 0 93 0 184 0 275-28 13-56 25-84 38 0-92 0-183 0-277z">
          <text:p/>
        </draw:path>
        <draw:path draw:style-name="gr5" draw:text-style-name="P1" draw:layer="layout" svg:width="0.083cm" svg:height="0.311cm" svg:x="5.188cm" svg:y="6.605cm" svg:viewBox="0 0 84 312" svg:d="M0 37c29-12 56-24 84-37 0 93 0 184 0 275-28 12-55 25-84 37 0-91 0-182 0-275z">
          <text:p/>
        </draw:path>
        <draw:path draw:style-name="gr5" draw:text-style-name="P1" draw:layer="layout" svg:width="0.082cm" svg:height="0.31cm" svg:x="5.27cm" svg:y="6.569cm" svg:viewBox="0 0 83 311" svg:d="M0 37c28-12 56-25 83-37 0 92 0 183 0 274-27 13-55 25-83 37 0-91 0-182 0-274z">
          <text:p/>
        </draw:path>
        <draw:path draw:style-name="gr5" draw:text-style-name="P1" draw:layer="layout" svg:width="0.082cm" svg:height="0.309cm" svg:x="5.351cm" svg:y="6.534cm" svg:viewBox="0 0 83 310" svg:d="M0 36c28-12 56-24 83-36 0 91 0 182 0 272-27 13-56 25-83 38 0-91 0-182 0-274z">
          <text:p/>
        </draw:path>
        <draw:path draw:style-name="gr5" draw:text-style-name="P1" draw:layer="layout" svg:width="0.082cm" svg:height="0.307cm" svg:x="5.432cm" svg:y="6.498cm" svg:viewBox="0 0 83 308" svg:d="M0 36c27-13 56-25 83-36 0 90 0 181 0 271-27 13-56 25-83 37 0-90 0-181 0-272z">
          <text:p/>
        </draw:path>
        <draw:path draw:style-name="gr5" draw:text-style-name="P1" draw:layer="layout" svg:width="0.08cm" svg:height="0.307cm" svg:x="5.513cm" svg:y="6.462cm" svg:viewBox="0 0 81 308" svg:d="M0 36c27-12 54-24 81-36 0 91 0 182 0 272-27 12-54 24-81 36 0-90 0-180 0-272z">
          <text:p/>
        </draw:path>
        <draw:path draw:style-name="gr5" draw:text-style-name="P1" draw:layer="layout" svg:width="0.081cm" svg:height="0.306cm" svg:x="5.592cm" svg:y="6.427cm" svg:viewBox="0 0 82 307" svg:d="M0 36c27-12 55-24 82-36 0 90 0 181 0 271-27 12-55 24-82 36 0-90 0-181 0-271z">
          <text:p/>
        </draw:path>
        <draw:path draw:style-name="gr5" draw:text-style-name="P1" draw:layer="layout" svg:width="0.08cm" svg:height="0.305cm" svg:x="5.672cm" svg:y="6.392cm" svg:viewBox="0 0 81 306" svg:d="M0 36c27-12 53-24 81-36 0 90 0 181 0 270-28 12-55 24-81 36 0-90 0-180 0-270z">
          <text:p/>
        </draw:path>
        <draw:path draw:style-name="gr5" draw:text-style-name="P1" draw:layer="layout" svg:width="0.079cm" svg:height="0.303cm" svg:x="5.751cm" svg:y="6.358cm" svg:viewBox="0 0 80 304" svg:d="M0 35c26-12 53-24 80-35 0 89 0 179 0 268-27 12-54 24-80 36 0-89 0-179 0-269z">
          <text:p/>
        </draw:path>
        <draw:path draw:style-name="gr5" draw:text-style-name="P1" draw:layer="layout" svg:width="0.079cm" svg:height="0.303cm" svg:x="5.829cm" svg:y="6.323cm" svg:viewBox="0 0 80 304" svg:d="M0 35c26-11 53-23 80-35 0 90 0 180 0 268-27 12-54 24-80 36 0-89 0-179 0-269z">
          <text:p/>
        </draw:path>
        <draw:path draw:style-name="gr5" draw:text-style-name="P1" draw:layer="layout" svg:width="0.078cm" svg:height="0.301cm" svg:x="5.907cm" svg:y="6.289cm" svg:viewBox="0 0 79 302" svg:d="M0 35c26-12 52-23 79-35 0 89 0 178 0 267-27 12-53 24-79 35 0-88 0-178 0-267z">
          <text:p/>
        </draw:path>
        <draw:path draw:style-name="gr5" draw:text-style-name="P1" draw:layer="layout" svg:width="0.077cm" svg:height="0.301cm" svg:x="5.985cm" svg:y="6.255cm" svg:viewBox="0 0 78 302" svg:d="M0 35c25-12 51-23 78-35 0 89 0 177 0 266-27 12-53 24-78 36 0-89 0-178 0-267z">
          <text:p/>
        </draw:path>
        <draw:path draw:style-name="gr5" draw:text-style-name="P1" draw:layer="layout" svg:width="0.077cm" svg:height="0.299cm" svg:x="6.062cm" svg:y="6.222cm" svg:viewBox="0 0 78 300" svg:d="M0 34c25-12 51-23 78-34 0 88 0 175 0 264-27 12-53 23-78 36 0-88 0-178 0-266z">
          <text:p/>
        </draw:path>
        <draw:path draw:style-name="gr5" draw:text-style-name="P1" draw:layer="layout" svg:width="0.077cm" svg:height="0.298cm" svg:x="6.138cm" svg:y="6.188cm" svg:viewBox="0 0 78 299" svg:d="M0 34c26-11 51-23 78-34 0 88 0 175 0 264-27 11-52 23-78 35 0-88 0-177 0-265z">
          <text:p/>
        </draw:path>
        <draw:path draw:style-name="gr5" draw:text-style-name="P1" draw:layer="layout" svg:width="0.076cm" svg:height="0.296cm" svg:x="6.214cm" svg:y="6.155cm" svg:viewBox="0 0 77 297" svg:d="M0 33c26-11 52-22 77-33 0 87 0 174 0 263-25 11-51 23-77 34 0-89 0-176 0-264z">
          <text:p/>
        </draw:path>
        <draw:path draw:style-name="gr5" draw:text-style-name="P1" draw:layer="layout" svg:width="0.076cm" svg:height="0.295cm" svg:x="6.289cm" svg:y="6.122cm" svg:viewBox="0 0 77 296" svg:d="M1 33c25-11 51-22 76-33 0 87 0 174 0 262-25 11-51 23-77 34 1-88 1-176 1-263z">
          <text:p/>
        </draw:path>
        <draw:path draw:style-name="gr8" draw:text-style-name="P1" draw:layer="layout" svg:width="0.075cm" svg:height="0.295cm" svg:x="6.365cm" svg:y="6.088cm" svg:viewBox="0 0 76 296" svg:d="M0 34c25-12 51-23 76-34 0 87 0 174 0 262-25 11-51 23-76 34 0-88 0-175 0-262z">
          <text:p/>
        </draw:path>
        <draw:path draw:style-name="gr2" draw:text-style-name="P2" draw:layer="layout" svg:width="0.075cm" svg:height="0.295cm" svg:x="6.365cm" svg:y="6.088cm" svg:viewBox="0 0 76 296" svg:d="M0 34c25-12 51-23 76-34 0 87 0 174 0 262-25 11-51 23-76 34 0-88 0-175 0-262z">
          <text:p/>
        </draw:path>
        <draw:path draw:style-name="gr5" draw:text-style-name="P1" draw:layer="layout" svg:width="0.075cm" svg:height="0.294cm" svg:x="6.439cm" svg:y="6.055cm" svg:viewBox="0 0 76 295" svg:d="M0 33c25-11 51-22 76-33 0 87 0 174 0 261-25 12-51 23-76 34 0-88 0-174 0-262z">
          <text:p/>
        </draw:path>
        <draw:path draw:style-name="gr5" draw:text-style-name="P1" draw:layer="layout" svg:width="0.075cm" svg:height="0.293cm" svg:x="6.513cm" svg:y="6.023cm" svg:viewBox="0 0 76 294" svg:d="M0 32c25-10 51-21 76-32 0 87 0 173 0 259-25 11-51 24-76 35 0-88 0-174 0-262z">
          <text:p/>
        </draw:path>
        <draw:path draw:style-name="gr5" draw:text-style-name="P1" draw:layer="layout" svg:width="0.074cm" svg:height="0.292cm" svg:x="6.587cm" svg:y="5.99cm" svg:viewBox="0 0 75 293" svg:d="M0 33c25-11 50-22 75-33 0 87 0 173 0 259-25 11-50 22-75 34 0-87 0-173 0-260z">
          <text:p/>
        </draw:path>
        <draw:path draw:style-name="gr5" draw:text-style-name="P1" draw:layer="layout" svg:width="0.085cm" svg:height="0.316cm" svg:x="4.771cm" svg:y="7.073cm" svg:viewBox="0 0 86 317" svg:d="M0 39c28-14 56-26 86-39 0 93 0 186 0 278-30 13-58 26-86 39 0-92 0-185 0-278z">
          <text:p/>
        </draw:path>
        <draw:path draw:style-name="gr5" draw:text-style-name="P1" draw:layer="layout" svg:width="0.085cm" svg:height="0.315cm" svg:x="4.855cm" svg:y="7.035cm" svg:viewBox="0 0 86 316" svg:d="M0 38c28-13 57-26 86-38 0 93 0 185 0 277-29 13-58 26-86 39 0-92 0-185 0-278z">
          <text:p/>
        </draw:path>
        <draw:path draw:style-name="gr5" draw:text-style-name="P1" draw:layer="layout" svg:width="0.084cm" svg:height="0.314cm" svg:x="4.939cm" svg:y="6.997cm" svg:viewBox="0 0 85 315" svg:d="M0 38c28-13 56-25 85-38 0 93 0 185 0 276-29 13-57 26-85 39 0-92 0-184 0-277z">
          <text:p/>
        </draw:path>
        <draw:path draw:style-name="gr5" draw:text-style-name="P1" draw:layer="layout" svg:width="0.083cm" svg:height="0.314cm" svg:x="5.023cm" svg:y="6.959cm" svg:viewBox="0 0 84 315" svg:d="M0 38c28-12 56-25 84-38 0 93 0 184 0 276-29 13-56 26-84 39 0-92 0-184 0-277z">
          <text:p/>
        </draw:path>
        <draw:path draw:style-name="gr5" draw:text-style-name="P1" draw:layer="layout" svg:width="0.083cm" svg:height="0.312cm" svg:x="5.106cm" svg:y="6.922cm" svg:viewBox="0 0 84 313" svg:d="M0 38c28-13 56-25 84-38 0 91-1 184-1 275-27 13-55 25-83 38 0-91 0-183 0-275z">
          <text:p/>
        </draw:path>
        <draw:path draw:style-name="gr5" draw:text-style-name="P1" draw:layer="layout" svg:width="0.083cm" svg:height="0.311cm" svg:x="5.188cm" svg:y="6.885cm" svg:viewBox="0 0 84 312" svg:d="M0 37c29-12 56-25 84-37 0 91 0 183 0 274-28 13-55 25-84 38 0-91 0-182 0-275z">
          <text:p/>
        </draw:path>
        <draw:path draw:style-name="gr5" draw:text-style-name="P1" draw:layer="layout" svg:width="0.082cm" svg:height="0.31cm" svg:x="5.27cm" svg:y="6.848cm" svg:viewBox="0 0 83 311" svg:d="M0 37c28-12 56-25 83-37 0 91 0 182 0 273-27 13-55 25-83 38 0-91 0-182 0-274z">
          <text:p/>
        </draw:path>
        <draw:path draw:style-name="gr5" draw:text-style-name="P1" draw:layer="layout" svg:width="0.082cm" svg:height="0.309cm" svg:x="5.351cm" svg:y="6.811cm" svg:viewBox="0 0 83 310" svg:d="M0 37c27-12 56-24 83-37 0 90 0 182 0 272-27 13-56 26-83 38 0-91 0-182 0-273z">
          <text:p/>
        </draw:path>
        <draw:path draw:style-name="gr5" draw:text-style-name="P1" draw:layer="layout" svg:width="0.082cm" svg:height="0.308cm" svg:x="5.432cm" svg:y="6.774cm" svg:viewBox="0 0 83 309" svg:d="M0 37c27-12 56-24 83-37 0 91 0 182 0 272-28 12-56 25-83 37 0-90 0-181 0-272z">
          <text:p/>
        </draw:path>
        <draw:path draw:style-name="gr5" draw:text-style-name="P1" draw:layer="layout" svg:width="0.08cm" svg:height="0.307cm" svg:x="5.513cm" svg:y="6.738cm" svg:viewBox="0 0 81 308" svg:d="M0 37c27-12 54-24 81-37 0 90 0 181 0 271-27 12-55 25-81 37 0-90 0-181 0-271z">
          <text:p/>
        </draw:path>
        <draw:path draw:style-name="gr8" draw:text-style-name="P1" draw:layer="layout" svg:width="0.081cm" svg:height="0.306cm" svg:x="5.592cm" svg:y="6.702cm" svg:viewBox="0 0 82 307" svg:d="M0 37c27-12 55-25 82-37 0 90 0 180 0 270-27 12-55 25-82 37 0-90 0-180 0-270z">
          <text:p/>
        </draw:path>
        <draw:path draw:style-name="gr2" draw:text-style-name="P2" draw:layer="layout" svg:width="0.081cm" svg:height="0.306cm" svg:x="5.592cm" svg:y="6.702cm" svg:viewBox="0 0 82 307" svg:d="M0 37c27-12 55-25 82-37 0 90 0 180 0 270-27 12-55 25-82 37 0-90 0-180 0-270z">
          <text:p/>
        </draw:path>
        <draw:path draw:style-name="gr5" draw:text-style-name="P1" draw:layer="layout" svg:width="0.08cm" svg:height="0.305cm" svg:x="5.672cm" svg:y="6.666cm" svg:viewBox="0 0 81 306" svg:d="M0 37c26-12 53-24 81-37 0 89 0 179-1 269-27 13-54 25-80 37 0-89 0-180 0-269z">
          <text:p/>
        </draw:path>
        <draw:path draw:style-name="gr5" draw:text-style-name="P1" draw:layer="layout" svg:width="0.079cm" svg:height="0.304cm" svg:x="5.751cm" svg:y="6.631cm" svg:viewBox="0 0 80 305" svg:d="M0 36c26-13 53-25 80-36 0 89 0 178 0 268-28 12-54 24-80 37 0-89 0-180 0-269z">
          <text:p/>
        </draw:path>
        <draw:path draw:style-name="gr5" draw:text-style-name="P1" draw:layer="layout" svg:width="0.079cm" svg:height="0.303cm" svg:x="5.829cm" svg:y="6.595cm" svg:viewBox="0 0 80 304" svg:d="M0 36c26-12 53-24 80-36 0 89 0 178 0 268-27 12-54 24-80 36 0-89 0-179 0-268z">
          <text:p/>
        </draw:path>
        <draw:path draw:style-name="gr5" draw:text-style-name="P1" draw:layer="layout" svg:width="0.078cm" svg:height="0.302cm" svg:x="5.907cm" svg:y="6.56cm" svg:viewBox="0 0 79 303" svg:d="M0 36c26-12 52-24 79-36 0 89 0 177 0 267-27 12-53 24-79 36 0-89 0-179 0-267z">
          <text:p/>
        </draw:path>
        <draw:path draw:style-name="gr5" draw:text-style-name="P1" draw:layer="layout" svg:width="0.077cm" svg:height="0.3cm" svg:x="5.985cm" svg:y="6.526cm" svg:viewBox="0 0 78 301" svg:d="M0 35c25-12 51-24 78-35 0 88 0 176 0 265-27 12-53 24-78 36 0-89 0-178 0-266z">
          <text:p/>
        </draw:path>
        <draw:path draw:style-name="gr5" draw:text-style-name="P1" draw:layer="layout" svg:width="0.078cm" svg:height="0.3cm" svg:x="6.061cm" svg:y="6.49cm" svg:viewBox="0 0 79 301" svg:d="M1 36c25-12 51-24 78-36 0 88 0 177 0 266-27 11-53 23-79 35 0-89 1-177 1-265z">
          <text:p/>
        </draw:path>
        <draw:path draw:style-name="gr5" draw:text-style-name="P1" draw:layer="layout" svg:width="0.077cm" svg:height="0.299cm" svg:x="6.138cm" svg:y="6.456cm" svg:viewBox="0 0 78 300" svg:d="M0 35c26-12 51-24 78-35 0 87 0 175 0 263-27 13-53 25-78 37 0-89 0-177 0-265z">
          <text:p/>
        </draw:path>
        <draw:path draw:style-name="gr5" draw:text-style-name="P1" draw:layer="layout" svg:width="0.076cm" svg:height="0.298cm" svg:x="6.214cm" svg:y="6.422cm" svg:viewBox="0 0 77 299" svg:d="M0 34c26-11 52-23 77-34 0 87 0 174 0 263-25 12-52 24-77 36 0-90 0-177 0-265z">
          <text:p/>
        </draw:path>
        <draw:path draw:style-name="gr5" draw:text-style-name="P1" draw:layer="layout" svg:width="0.076cm" svg:height="0.297cm" svg:x="6.289cm" svg:y="6.388cm" svg:viewBox="0 0 77 298" svg:d="M0 34c26-11 52-23 77-34 0 87 0 174 0 261-25 13-52 25-77 37 0-89 0-177 0-264z">
          <text:p/>
        </draw:path>
        <draw:path draw:style-name="gr5" draw:text-style-name="P1" draw:layer="layout" svg:width="0.076cm" svg:height="0.295cm" svg:x="6.364cm" svg:y="6.354cm" svg:viewBox="0 0 77 296" svg:d="M1 34c25-11 51-23 76-34 0 87 0 174 0 261-26 11-51 24-77 35 0-88 0-175 1-262z">
          <text:p/>
        </draw:path>
        <draw:path draw:style-name="gr5" draw:text-style-name="P1" draw:layer="layout" svg:width="0.075cm" svg:height="0.294cm" svg:x="6.439cm" svg:y="6.321cm" svg:viewBox="0 0 76 295" svg:d="M0 34c25-11 51-22 76-34 0 87 0 174 0 260-25 12-51 23-76 35 0-87 0-174 0-261z">
          <text:p/>
        </draw:path>
        <draw:path draw:style-name="gr5" draw:text-style-name="P1" draw:layer="layout" svg:width="0.075cm" svg:height="0.293cm" svg:x="6.513cm" svg:y="6.287cm" svg:viewBox="0 0 76 294" svg:d="M0 35c25-11 51-24 76-35-1 87-1 174-1 260-24 12-50 23-75 34 0-86 0-173 0-259z">
          <text:p/>
        </draw:path>
        <draw:path draw:style-name="gr5" draw:text-style-name="P1" draw:layer="layout" svg:width="0.074cm" svg:height="0.292cm" svg:x="6.587cm" svg:y="6.254cm" svg:viewBox="0 0 75 293" svg:d="M0 34c25-12 50-23 75-34 0 87 0 173 0 259-25 11-50 23-75 34 0-86 0-172 0-259z">
          <text:p/>
        </draw:path>
        <draw:path draw:style-name="gr8" draw:text-style-name="P1" draw:layer="layout" svg:width="0.085cm" svg:height="0.317cm" svg:x="4.771cm" svg:y="7.357cm" svg:viewBox="0 0 86 318" svg:d="M0 39c28-13 56-26 86-39 0 92 0 186 0 278-30 14-58 27-86 40 0-93 0-185 0-279z">
          <text:p/>
        </draw:path>
        <draw:path draw:style-name="gr2" draw:text-style-name="P2" draw:layer="layout" svg:width="0.085cm" svg:height="0.317cm" svg:x="4.771cm" svg:y="7.357cm" svg:viewBox="0 0 86 318" svg:d="M0 39c28-13 56-26 86-39 0 92 0 186 0 278-30 14-58 27-86 40 0-93 0-185 0-279z">
          <text:p/>
        </draw:path>
        <draw:path draw:style-name="gr5" draw:text-style-name="P1" draw:layer="layout" svg:width="0.085cm" svg:height="0.316cm" svg:x="4.855cm" svg:y="7.318cm" svg:viewBox="0 0 86 317" svg:d="M0 39c28-13 57-26 86-39 0 92 0 184 0 277-29 14-58 27-86 40 0-92 0-184 0-278z">
          <text:p/>
        </draw:path>
        <draw:path draw:style-name="gr5" draw:text-style-name="P1" draw:layer="layout" svg:width="0.084cm" svg:height="0.315cm" svg:x="4.939cm" svg:y="7.279cm" svg:viewBox="0 0 85 316" svg:d="M0 39c28-13 56-26 85-39 0 92 0 184 0 277-29 13-57 26-85 39 0-92 0-184 0-277z">
          <text:p/>
        </draw:path>
        <draw:path draw:style-name="gr5" draw:text-style-name="P1" draw:layer="layout" svg:width="0.083cm" svg:height="0.314cm" svg:x="5.023cm" svg:y="7.241cm" svg:viewBox="0 0 84 315" svg:d="M0 38c28-13 55-25 84-38 0 91 0 183 0 275-29 13-57 26-84 40 0-93 0-185 0-277z">
          <text:p/>
        </draw:path>
        <draw:path draw:style-name="gr5" draw:text-style-name="P1" draw:layer="layout" svg:width="0.082cm" svg:height="0.312cm" svg:x="5.106cm" svg:y="7.203cm" svg:viewBox="0 0 83 313" svg:d="M0 38c28-13 56-26 83-38 0 91 0 182 0 274-27 13-55 26-83 39 0-92 0-183 0-275z">
          <text:p/>
        </draw:path>
        <draw:path draw:style-name="gr5" draw:text-style-name="P1" draw:layer="layout" svg:width="0.083cm" svg:height="0.312cm" svg:x="5.188cm" svg:y="7.164cm" svg:viewBox="0 0 84 313" svg:d="M0 39c29-13 56-26 84-39 0 91 0 183 0 274-28 13-56 26-84 39 0-91 0-183 0-274z">
          <text:p/>
        </draw:path>
        <draw:path draw:style-name="gr5" draw:text-style-name="P1" draw:layer="layout" svg:width="0.082cm" svg:height="0.31cm" svg:x="5.27cm" svg:y="7.127cm" svg:viewBox="0 0 83 311" svg:d="M0 38c28-13 56-26 83-38 0 90 0 181 0 272-27 13-55 26-83 39 0-91 0-182 0-273z">
          <text:p/>
        </draw:path>
        <draw:path draw:style-name="gr5" draw:text-style-name="P1" draw:layer="layout" svg:width="0.082cm" svg:height="0.309cm" svg:x="5.351cm" svg:y="7.089cm" svg:viewBox="0 0 83 310" svg:d="M0 38c27-13 56-25 83-38 0 91 0 181 0 272-27 13-56 26-83 38 0-90 0-181 0-272z">
          <text:p/>
        </draw:path>
        <draw:path draw:style-name="gr5" draw:text-style-name="P1" draw:layer="layout" svg:width="0.082cm" svg:height="0.309cm" svg:x="5.432cm" svg:y="7.051cm" svg:viewBox="0 0 83 310" svg:d="M0 39c27-14 55-26 83-39 0 91 0 180-1 272-27 12-55 25-82 38 0-90 0-181 0-271z">
          <text:p/>
        </draw:path>
        <draw:path draw:style-name="gr5" draw:text-style-name="P1" draw:layer="layout" svg:width="0.08cm" svg:height="0.308cm" svg:x="5.513cm" svg:y="7.014cm" svg:viewBox="0 0 81 309" svg:d="M0 38c26-13 54-25 81-38 0 91 0 180 0 271-27 13-55 25-81 38 0-90 0-181 0-271z">
          <text:p/>
        </draw:path>
        <draw:path draw:style-name="gr5" draw:text-style-name="P1" draw:layer="layout" svg:width="0.081cm" svg:height="0.306cm" svg:x="5.592cm" svg:y="6.978cm" svg:viewBox="0 0 82 307" svg:d="M0 37c27-13 55-25 82-37 0 89 0 179 0 269-27 13-55 25-82 38 0-90 0-180 0-270z">
          <text:p/>
        </draw:path>
        <draw:path draw:style-name="gr5" draw:text-style-name="P1" draw:layer="layout" svg:width="0.079cm" svg:height="0.306cm" svg:x="5.672cm" svg:y="6.94cm" svg:viewBox="0 0 80 307" svg:d="M0 38c26-12 53-25 80-38 0 90 0 179 0 269-27 13-54 26-80 38 0-90 0-180 0-269z">
          <text:p/>
        </draw:path>
        <draw:path draw:style-name="gr5" draw:text-style-name="P1" draw:layer="layout" svg:width="0.079cm" svg:height="0.305cm" svg:x="5.751cm" svg:y="6.904cm" svg:viewBox="0 0 80 306" svg:d="M0 37c26-13 52-25 80-37 0 89 0 178 0 268-28 12-54 25-80 38 0-90 0-179 0-269z">
          <text:p/>
        </draw:path>
        <draw:path draw:style-name="gr5" draw:text-style-name="P1" draw:layer="layout" svg:width="0.079cm" svg:height="0.303cm" svg:x="5.829cm" svg:y="6.868cm" svg:viewBox="0 0 80 304" svg:d="M0 36c26-12 53-24 80-36 0 89 0 177-1 267-27 12-53 25-79 37 0-90 0-179 0-268z">
          <text:p/>
        </draw:path>
        <draw:path draw:style-name="gr8" draw:text-style-name="P1" draw:layer="layout" svg:width="0.078cm" svg:height="0.302cm" svg:x="5.907cm" svg:y="6.832cm" svg:viewBox="0 0 79 303" svg:d="M0 36c26-12 52-24 79-36 0 88 0 177 0 265-27 14-53 26-79 38 0-89 0-178 0-267z">
          <text:p/>
        </draw:path>
        <draw:path draw:style-name="gr2" draw:text-style-name="P2" draw:layer="layout" svg:width="0.078cm" svg:height="0.302cm" svg:x="5.907cm" svg:y="6.832cm" svg:viewBox="0 0 79 303" svg:d="M0 36c26-12 52-24 79-36 0 88 0 177 0 265-27 14-53 26-79 38 0-89 0-178 0-267z">
          <text:p/>
        </draw:path>
        <draw:path draw:style-name="gr5" draw:text-style-name="P1" draw:layer="layout" svg:width="0.078cm" svg:height="0.302cm" svg:x="5.984cm" svg:y="6.796cm" svg:viewBox="0 0 79 303" svg:d="M1 36c25-12 51-24 78-36 0 89 0 177 0 265-27 12-53 25-79 38 0-90 0-178 1-267z">
          <text:p/>
        </draw:path>
        <draw:path draw:style-name="gr5" draw:text-style-name="P1" draw:layer="layout" svg:width="0.078cm" svg:height="0.3cm" svg:x="6.061cm" svg:y="6.761cm" svg:viewBox="0 0 79 301" svg:d="M0 36c26-12 52-24 79-36 0 88-1 176 0 264-27 12-53 24-79 37 0-89 0-177 0-265z">
          <text:p/>
        </draw:path>
        <draw:path draw:style-name="gr5" draw:text-style-name="P1" draw:layer="layout" svg:width="0.077cm" svg:height="0.299cm" svg:x="6.138cm" svg:y="6.726cm" svg:viewBox="0 0 78 300" svg:d="M0 36c25-12 51-23 78-36 0 88 0 176 0 264-27 12-53 24-78 36 0-88 0-176 0-264z">
          <text:p/>
        </draw:path>
        <draw:path draw:style-name="gr5" draw:text-style-name="P1" draw:layer="layout" svg:width="0.076cm" svg:height="0.298cm" svg:x="6.214cm" svg:y="6.691cm" svg:viewBox="0 0 77 299" svg:d="M0 36c25-12 52-24 77-36 0 88 0 176 0 263-25 12-52 24-77 36 0-88 0-175 0-263z">
          <text:p/>
        </draw:path>
        <draw:path draw:style-name="gr5" draw:text-style-name="P1" draw:layer="layout" svg:width="0.076cm" svg:height="0.297cm" svg:x="6.289cm" svg:y="6.656cm" svg:viewBox="0 0 77 298" svg:d="M0 36c25-13 52-24 77-36 0 88 0 175 0 262-26 12-52 24-77 36 0-87 0-175 0-262z">
          <text:p/>
        </draw:path>
        <draw:path draw:style-name="gr5" draw:text-style-name="P1" draw:layer="layout" svg:width="0.076cm" svg:height="0.297cm" svg:x="6.364cm" svg:y="6.621cm" svg:viewBox="0 0 77 298" svg:d="M0 35c26-12 51-24 77-35 0 88 0 175-1 261-25 13-51 25-76 37 0-87 0-175 0-263z">
          <text:p/>
        </draw:path>
        <draw:path draw:style-name="gr5" draw:text-style-name="P1" draw:layer="layout" svg:width="0.075cm" svg:height="0.295cm" svg:x="6.439cm" svg:y="6.587cm" svg:viewBox="0 0 76 296" svg:d="M0 35c25-12 51-24 76-35 0 88 0 174 0 260-25 12-51 24-76 36 0-87 0-173 0-261z">
          <text:p/>
        </draw:path>
        <draw:path draw:style-name="gr5" draw:text-style-name="P1" draw:layer="layout" svg:width="0.074cm" svg:height="0.294cm" svg:x="6.513cm" svg:y="6.552cm" svg:viewBox="0 0 75 295" svg:d="M0 35c25-12 51-23 75-35 0 88 0 174 0 260-25 12-50 24-75 35 0-85 0-172 0-260z">
          <text:p/>
        </draw:path>
        <draw:path draw:style-name="gr5" draw:text-style-name="P1" draw:layer="layout" svg:width="0.074cm" svg:height="0.293cm" svg:x="6.587cm" svg:y="6.518cm" svg:viewBox="0 0 75 294" svg:d="M0 35c25-12 50-23 75-35 0 87 0 173 0 259-25 12-51 24-75 35 0-86 0-172 0-259z">
          <text:p/>
        </draw:path>
        <draw:path draw:style-name="gr5" draw:text-style-name="P1" draw:layer="layout" svg:width="0.085cm" svg:height="0.319cm" svg:x="4.771cm" svg:y="7.628cm" svg:viewBox="0 0 86 320" svg:d="M0 40c28-13 56-27 86-40 0 93 0 187 0 278-30 14-58 28-86 42 0-93 0-186 0-280z">
          <text:p/>
        </draw:path>
        <draw:path draw:style-name="gr5" draw:text-style-name="P1" draw:layer="layout" svg:width="0.085cm" svg:height="0.318cm" svg:x="4.855cm" svg:y="7.588cm" svg:viewBox="0 0 86 319" svg:d="M0 40c28-13 57-27 86-40 0 93 0 186 0 278-29 13-58 27-86 41 0-92 0-186 0-279z">
          <text:p/>
        </draw:path>
        <draw:path draw:style-name="gr5" draw:text-style-name="P1" draw:layer="layout" svg:width="0.084cm" svg:height="0.317cm" svg:x="4.939cm" svg:y="7.548cm" svg:viewBox="0 0 85 318" svg:d="M0 40c28-13 56-26 85-40 0 93 0 184 0 277-29 14-57 27-85 41 0-92 0-185 0-278z">
          <text:p/>
        </draw:path>
        <draw:path draw:style-name="gr5" draw:text-style-name="P1" draw:layer="layout" svg:width="0.083cm" svg:height="0.315cm" svg:x="5.023cm" svg:y="7.509cm" svg:viewBox="0 0 84 316" svg:d="M0 39c27-13 55-26 84-39 0 92 0 183 0 276-29 13-57 27-84 40 0-91 0-184 0-277z">
          <text:p/>
        </draw:path>
        <draw:path draw:style-name="gr5" draw:text-style-name="P1" draw:layer="layout" svg:width="0.082cm" svg:height="0.314cm" svg:x="5.106cm" svg:y="7.47cm" svg:viewBox="0 0 83 315" svg:d="M0 39c28-13 56-26 83-39 0 92 0 183 0 275-27 13-55 27-83 40 0-91 0-184 0-276z">
          <text:p/>
        </draw:path>
        <draw:path draw:style-name="gr5" draw:text-style-name="P1" draw:layer="layout" svg:width="0.083cm" svg:height="0.313cm" svg:x="5.188cm" svg:y="7.431cm" svg:viewBox="0 0 84 314" svg:d="M0 39c28-13 56-26 84-39 0 91 0 182 0 274-28 14-56 27-84 40 0-92 0-183 0-275z">
          <text:p/>
        </draw:path>
        <draw:path draw:style-name="gr5" draw:text-style-name="P1" draw:layer="layout" svg:width="0.082cm" svg:height="0.313cm" svg:x="5.27cm" svg:y="7.392cm" svg:viewBox="0 0 83 314" svg:d="M0 39c28-13 56-26 83-39 0 91 0 182 0 274-27 13-55 26-83 40 0-92 0-183 0-275z">
          <text:p/>
        </draw:path>
        <draw:path draw:style-name="gr5" draw:text-style-name="P1" draw:layer="layout" svg:width="0.082cm" svg:height="0.311cm" svg:x="5.351cm" svg:y="7.354cm" svg:viewBox="0 0 83 312" svg:d="M0 38c27-12 56-25 83-38 0 91 0 181 0 273-27 13-56 26-83 39 0-91 0-182 0-274z">
          <text:p/>
        </draw:path>
        <draw:path draw:style-name="gr5" draw:text-style-name="P1" draw:layer="layout" svg:width="0.081cm" svg:height="0.31cm" svg:x="5.432cm" svg:y="7.316cm" svg:viewBox="0 0 82 311" svg:d="M0 38c27-13 55-25 82-38 0 90 0 180 0 271-27 14-55 27-82 40 0-91 0-182 0-273z">
          <text:p/>
        </draw:path>
        <draw:path draw:style-name="gr5" draw:text-style-name="P1" draw:layer="layout" svg:width="0.081cm" svg:height="0.309cm" svg:x="5.512cm" svg:y="7.278cm" svg:viewBox="0 0 82 310" svg:d="M1 38c26-13 54-25 81-38 0 90 0 180 0 271-27 13-55 26-82 39 1-91 1-181 1-272z">
          <text:p/>
        </draw:path>
        <draw:path draw:style-name="gr5" draw:text-style-name="P1" draw:layer="layout" svg:width="0.081cm" svg:height="0.308cm" svg:x="5.592cm" svg:y="7.24cm" svg:viewBox="0 0 82 309" svg:d="M0 38c27-12 55-25 82-38 0 90 0 180 0 269-27 13-55 26-82 40 0-90 0-180 0-271z">
          <text:p/>
        </draw:path>
        <draw:path draw:style-name="gr5" draw:text-style-name="P1" draw:layer="layout" svg:width="0.079cm" svg:height="0.308cm" svg:x="5.672cm" svg:y="7.202cm" svg:viewBox="0 0 80 309" svg:d="M0 40c26-13 53-26 80-40 0 91 0 180 0 270-27 13-54 26-80 39 0-90 0-179 0-269z">
          <text:p/>
        </draw:path>
        <draw:path draw:style-name="gr5" draw:text-style-name="P1" draw:layer="layout" svg:width="0.079cm" svg:height="0.307cm" svg:x="5.751cm" svg:y="7.165cm" svg:viewBox="0 0 80 308" svg:d="M0 39c26-14 52-26 80-39 0 91 0 180 0 269-28 12-54 25-80 39 0-90 0-179 0-269z">
          <text:p/>
        </draw:path>
        <draw:path draw:style-name="gr5" draw:text-style-name="P1" draw:layer="layout" svg:width="0.078cm" svg:height="0.305cm" svg:x="5.829cm" svg:y="7.128cm" svg:viewBox="0 0 79 306" svg:d="M0 38c26-12 52-25 79-38 0 91 0 179 0 268-27 13-53 25-79 38 0-89 0-178 0-268z">
          <text:p/>
        </draw:path>
        <draw:path draw:style-name="gr5" draw:text-style-name="P1" draw:layer="layout" svg:width="0.078cm" svg:height="0.303cm" svg:x="5.907cm" svg:y="7.092cm" svg:viewBox="0 0 79 304" svg:d="M0 38c26-14 52-26 79-38 0 90 0 178 0 266-27 13-53 26-79 38 0-88 0-177 0-266z">
          <text:p/>
        </draw:path>
        <draw:path draw:style-name="gr5" draw:text-style-name="P1" draw:layer="layout" svg:width="0.078cm" svg:height="0.303cm" svg:x="5.984cm" svg:y="7.055cm" svg:viewBox="0 0 79 304" svg:d="M0 37c26-12 52-25 79-37 0 90 0 178 0 266-27 13-53 25-79 38 0-89 0-177 0-267z">
          <text:p/>
        </draw:path>
        <draw:path draw:style-name="gr5" draw:text-style-name="P1" draw:layer="layout" svg:width="0.078cm" svg:height="0.302cm" svg:x="6.061cm" svg:y="7.019cm" svg:viewBox="0 0 79 303" svg:d="M0 36c26-12 52-24 78-36 1 89 1 177 1 265-27 13-53 25-79 38 0-89 0-177 0-267z">
          <text:p/>
        </draw:path>
        <draw:path draw:style-name="gr5" draw:text-style-name="P1" draw:layer="layout" svg:width="0.077cm" svg:height="0.3cm" svg:x="6.138cm" svg:y="6.983cm" svg:viewBox="0 0 78 301" svg:d="M0 36c25-12 51-24 78-36 0 89 0 177-1 264-26 13-52 25-77 37 0-87 0-175 0-265z">
          <text:p/>
        </draw:path>
        <draw:path draw:style-name="gr8" draw:text-style-name="P1" draw:layer="layout" svg:width="0.076cm" svg:height="0.3cm" svg:x="6.214cm" svg:y="6.947cm" svg:viewBox="0 0 77 301" svg:d="M0 36c25-12 52-24 77-36 0 89 0 176 0 264-25 12-52 24-77 37 0-88 0-176 0-265z">
          <text:p/>
        </draw:path>
        <draw:path draw:style-name="gr2" draw:text-style-name="P2" draw:layer="layout" svg:width="0.076cm" svg:height="0.3cm" svg:x="6.214cm" svg:y="6.947cm" svg:viewBox="0 0 77 301" svg:d="M0 36c25-12 52-24 77-36 0 89 0 176 0 264-25 12-52 24-77 37 0-88 0-176 0-265z">
          <text:p/>
        </draw:path>
        <draw:path draw:style-name="gr5" draw:text-style-name="P1" draw:layer="layout" svg:width="0.076cm" svg:height="0.298cm" svg:x="6.289cm" svg:y="6.912cm" svg:viewBox="0 0 77 299" svg:d="M0 35c25-12 51-23 77-35 0 87 0 175 0 262-26 13-52 25-77 37 0-87 0-175 0-264z">
          <text:p/>
        </draw:path>
        <draw:path draw:style-name="gr5" draw:text-style-name="P1" draw:layer="layout" svg:width="0.075cm" svg:height="0.298cm" svg:x="6.364cm" svg:y="6.876cm" svg:viewBox="0 0 76 299" svg:d="M0 36c25-12 51-24 76-36 0 87 0 175 0 262-25 12-51 24-76 37 0-87 0-174 0-263z">
          <text:p/>
        </draw:path>
        <draw:path draw:style-name="gr5" draw:text-style-name="P1" draw:layer="layout" svg:width="0.075cm" svg:height="0.297cm" svg:x="6.439cm" svg:y="6.841cm" svg:viewBox="0 0 76 298" svg:d="M0 35c25-12 51-24 76-35-1 87-1 174-1 261-24 12-50 25-75 37 0-87 0-176 0-263z">
          <text:p/>
        </draw:path>
        <draw:path draw:style-name="gr5" draw:text-style-name="P1" draw:layer="layout" svg:width="0.074cm" svg:height="0.296cm" svg:x="6.513cm" svg:y="6.806cm" svg:viewBox="0 0 75 297" svg:d="M0 35c25-12 50-24 75-35 0 86 0 174 0 261-25 12-50 24-75 36 0-87 0-175 0-262z">
          <text:p/>
        </draw:path>
        <draw:path draw:style-name="gr5" draw:text-style-name="P1" draw:layer="layout" svg:width="0.074cm" svg:height="0.295cm" svg:x="6.587cm" svg:y="6.771cm" svg:viewBox="0 0 75 296" svg:d="M0 35c24-12 50-24 75-35 0 86 0 173 0 259-25 13-51 25-75 37 0-87 0-174 0-261z">
          <text:p/>
        </draw:path>
        <draw:path draw:style-name="gr5" draw:text-style-name="P1" draw:layer="layout" svg:width="0.085cm" svg:height="0.32cm" svg:x="4.771cm" svg:y="7.911cm" svg:viewBox="0 0 86 321" svg:d="M0 41c28-14 56-28 86-41 0 93 0 185 0 279-30 14-58 28-86 42 0-93 0-187 0-280z">
          <text:p/>
        </draw:path>
        <draw:path draw:style-name="gr5" draw:text-style-name="P1" draw:layer="layout" svg:width="0.085cm" svg:height="0.319cm" svg:x="4.855cm" svg:y="7.87cm" svg:viewBox="0 0 86 320" svg:d="M0 41c28-14 57-27 86-41 0 93 0 185 0 278-29 14-58 28-86 42 0-93 0-186 0-279z">
          <text:p/>
        </draw:path>
        <draw:path draw:style-name="gr5" draw:text-style-name="P1" draw:layer="layout" svg:width="0.084cm" svg:height="0.318cm" svg:x="4.939cm" svg:y="7.829cm" svg:viewBox="0 0 85 319" svg:d="M0 41c28-13 56-27 85-41 0 93 0 185 0 278-29 14-57 28-85 41 0-93 0-185 0-278z">
          <text:p/>
        </draw:path>
        <draw:path draw:style-name="gr5" draw:text-style-name="P1" draw:layer="layout" svg:width="0.084cm" svg:height="0.317cm" svg:x="5.022cm" svg:y="7.789cm" svg:viewBox="0 0 85 318" svg:d="M1 41c27-14 55-27 84-41 0 93 0 184 0 277-29 13-57 27-85 41 0-93 1-185 1-277z">
          <text:p/>
        </draw:path>
        <draw:path draw:style-name="gr5" draw:text-style-name="P1" draw:layer="layout" svg:width="0.083cm" svg:height="0.316cm" svg:x="5.105cm" svg:y="7.749cm" svg:viewBox="0 0 84 317" svg:d="M1 41c28-14 56-27 83-41 0 92 0 184 0 275-27 14-55 28-84 42 0-93 0-184 1-276z">
          <text:p/>
        </draw:path>
        <draw:path draw:style-name="gr5" draw:text-style-name="P1" draw:layer="layout" svg:width="0.083cm" svg:height="0.314cm" svg:x="5.188cm" svg:y="7.71cm" svg:viewBox="0 0 84 315" svg:d="M0 40c28-14 56-27 84-40 0 91 0 182 0 273-28 14-56 28-84 42 0-92 0-183 0-275z">
          <text:p/>
        </draw:path>
        <draw:path draw:style-name="gr5" draw:text-style-name="P1" draw:layer="layout" svg:width="0.082cm" svg:height="0.313cm" svg:x="5.27cm" svg:y="7.67cm" svg:viewBox="0 0 83 314" svg:d="M0 40c28-13 56-27 83-40 0 91 0 181 0 273-27 13-55 27-83 41 0-92 0-183 0-274z">
          <text:p/>
        </draw:path>
        <draw:path draw:style-name="gr5" draw:text-style-name="P1" draw:layer="layout" svg:width="0.082cm" svg:height="0.312cm" svg:x="5.351cm" svg:y="7.631cm" svg:viewBox="0 0 83 313" svg:d="M0 40c27-13 56-26 83-40 0 92 0 182 0 272-28 14-56 28-83 41 0-91 0-181 0-273z">
          <text:p/>
        </draw:path>
        <draw:path draw:style-name="gr8" draw:text-style-name="P1" draw:layer="layout" svg:width="0.081cm" svg:height="0.31cm" svg:x="5.432cm" svg:y="7.592cm" svg:viewBox="0 0 82 311" svg:d="M0 40c27-13 55-26 82-40 0 92 0 181 0 271-27 14-55 27-82 40 0-90 0-180 0-271z">
          <text:p/>
        </draw:path>
        <draw:path draw:style-name="gr2" draw:text-style-name="P2" draw:layer="layout" svg:width="0.081cm" svg:height="0.31cm" svg:x="5.432cm" svg:y="7.592cm" svg:viewBox="0 0 82 311" svg:d="M0 40c27-13 55-26 82-40 0 92 0 181 0 271-27 14-55 27-82 40 0-90 0-180 0-271z">
          <text:p/>
        </draw:path>
        <draw:path draw:style-name="gr5" draw:text-style-name="P1" draw:layer="layout" svg:width="0.081cm" svg:height="0.31cm" svg:x="5.512cm" svg:y="7.553cm" svg:viewBox="0 0 82 311" svg:d="M0 40c27-13 55-27 82-40 0 91 0 181 0 271-27 13-55 26-82 40 0-91 0-180 0-271z">
          <text:p/>
        </draw:path>
        <draw:path draw:style-name="gr5" draw:text-style-name="P1" draw:layer="layout" svg:width="0.081cm" svg:height="0.308cm" svg:x="5.592cm" svg:y="7.515cm" svg:viewBox="0 0 82 309" svg:d="M0 40c27-14 55-27 82-40 0 90-1 180-1 269-26 14-54 27-81 40 0-90 0-180 0-269z">
          <text:p/>
        </draw:path>
        <draw:path draw:style-name="gr5" draw:text-style-name="P1" draw:layer="layout" svg:width="0.079cm" svg:height="0.307cm" svg:x="5.672cm" svg:y="7.477cm" svg:viewBox="0 0 80 308" svg:d="M0 38c26-13 53-26 80-38 0 90 0 179 0 268-27 13-54 27-80 40 0-90 0-179 0-270z">
          <text:p/>
        </draw:path>
        <draw:path draw:style-name="gr5" draw:text-style-name="P1" draw:layer="layout" svg:width="0.079cm" svg:height="0.306cm" svg:x="5.751cm" svg:y="7.439cm" svg:viewBox="0 0 80 307" svg:d="M0 38c26-13 52-26 80-38 0 90-1 178-1 267-27 13-53 27-79 40 0-90 0-179 0-269z">
          <text:p/>
        </draw:path>
        <draw:path draw:style-name="gr5" draw:text-style-name="P1" draw:layer="layout" svg:width="0.078cm" svg:height="0.305cm" svg:x="5.829cm" svg:y="7.401cm" svg:viewBox="0 0 79 306" svg:d="M0 38c26-13 52-26 79-38 0 90 0 178 0 267-27 13-53 26-79 39 0-89 0-178 0-268z">
          <text:p/>
        </draw:path>
        <draw:path draw:style-name="gr5" draw:text-style-name="P1" draw:layer="layout" svg:width="0.078cm" svg:height="0.304cm" svg:x="5.907cm" svg:y="7.363cm" svg:viewBox="0 0 79 305" svg:d="M0 38c26-13 52-25 79-38 0 90 0 178 0 267-27 12-53 25-79 38 0-88 0-177 0-267z">
          <text:p/>
        </draw:path>
        <draw:path draw:style-name="gr5" draw:text-style-name="P1" draw:layer="layout" svg:width="0.078cm" svg:height="0.303cm" svg:x="5.984cm" svg:y="7.326cm" svg:viewBox="0 0 79 304" svg:d="M0 38c26-13 52-25 79-38 0 89 0 177 0 266-27 12-53 25-79 38 0-89 0-177 0-266z">
          <text:p/>
        </draw:path>
        <draw:path draw:style-name="gr5" draw:text-style-name="P1" draw:layer="layout" svg:width="0.078cm" svg:height="0.302cm" svg:x="6.061cm" svg:y="7.289cm" svg:viewBox="0 0 79 303" svg:d="M0 37c26-12 52-25 79-37-1 89-1 177-1 265-26 12-52 25-78 38 0-88 0-177 0-266z">
          <text:p/>
        </draw:path>
        <draw:path draw:style-name="gr5" draw:text-style-name="P1" draw:layer="layout" svg:width="0.076cm" svg:height="0.301cm" svg:x="6.138cm" svg:y="7.252cm" svg:viewBox="0 0 77 302" svg:d="M0 37c25-12 51-25 77-37 0 88 0 176 0 264-26 13-52 25-77 38 0-88 0-176 0-265z">
          <text:p/>
        </draw:path>
        <draw:path draw:style-name="gr5" draw:text-style-name="P1" draw:layer="layout" svg:width="0.076cm" svg:height="0.299cm" svg:x="6.214cm" svg:y="7.216cm" svg:viewBox="0 0 77 300" svg:d="M0 36c25-12 52-24 77-36 0 87 0 174 0 262-26 13-52 26-77 38 0-87 0-175 0-264z">
          <text:p/>
        </draw:path>
        <draw:path draw:style-name="gr5" draw:text-style-name="P1" draw:layer="layout" svg:width="0.076cm" svg:height="0.299cm" svg:x="6.289cm" svg:y="7.179cm" svg:viewBox="0 0 77 300" svg:d="M0 37c25-12 51-25 77-37 0 87 0 175 0 262-26 13-52 25-77 38 0-88 0-175 0-263z">
          <text:p/>
        </draw:path>
        <draw:path draw:style-name="gr5" draw:text-style-name="P1" draw:layer="layout" svg:width="0.075cm" svg:height="0.297cm" svg:x="6.364cm" svg:y="7.143cm" svg:viewBox="0 0 76 298" svg:d="M0 36c25-12 51-24 76-36 0 87 0 174 0 261-25 12-51 25-76 37 0-87 0-174 0-262z">
          <text:p/>
        </draw:path>
        <draw:path draw:style-name="gr5" draw:text-style-name="P1" draw:layer="layout" svg:width="0.074cm" svg:height="0.296cm" svg:x="6.439cm" svg:y="7.107cm" svg:viewBox="0 0 75 297" svg:d="M0 36c25-12 51-24 75-36 1 86 0 174 0 260-24 12-50 25-75 37 0-87 0-173 0-261z">
          <text:p/>
        </draw:path>
        <draw:path draw:style-name="gr8" draw:text-style-name="P1" draw:layer="layout" svg:width="0.074cm" svg:height="0.295cm" svg:x="6.513cm" svg:y="7.071cm" svg:viewBox="0 0 75 296" svg:d="M0 36c25-12 50-24 75-36 0 86 0 173 0 260-25 12-51 24-75 36 0-86 0-174 0-260z">
          <text:p/>
        </draw:path>
        <draw:path draw:style-name="gr2" draw:text-style-name="P2" draw:layer="layout" svg:width="0.074cm" svg:height="0.295cm" svg:x="6.513cm" svg:y="7.071cm" svg:viewBox="0 0 75 296" svg:d="M0 36c25-12 50-24 75-36 0 86 0 173 0 260-25 12-51 24-75 36 0-86 0-174 0-260z">
          <text:p/>
        </draw:path>
        <draw:path draw:style-name="gr5" draw:text-style-name="P1" draw:layer="layout" svg:width="0.075cm" svg:height="0.295cm" svg:x="6.586cm" svg:y="7.035cm" svg:viewBox="0 0 76 296" svg:d="M1 37c24-12 50-24 75-37 0 86 0 173 0 259-25 12-51 25-76 37 0-86 0-174 1-259z">
          <text:p/>
        </draw:path>
        <draw:path draw:style-name="gr5" draw:text-style-name="P1" draw:layer="layout" svg:width="0.085cm" svg:height="0.32cm" svg:x="4.771cm" svg:y="8.195cm" svg:viewBox="0 0 86 321" svg:d="M0 42c28-14 56-28 86-42 0 93 0 185 0 277-30 15-58 30-86 44 0-94 0-186 0-279z">
          <text:p/>
        </draw:path>
        <draw:path draw:style-name="gr5" draw:text-style-name="P1" draw:layer="layout" svg:width="0.085cm" svg:height="0.319cm" svg:x="4.855cm" svg:y="8.153cm" svg:viewBox="0 0 86 320" svg:d="M0 42c28-14 57-28 86-42 0 93 0 184 0 277-30 14-58 29-86 43 0-93 0-185 0-278z">
          <text:p/>
        </draw:path>
        <draw:path draw:style-name="gr5" draw:text-style-name="P1" draw:layer="layout" svg:width="0.084cm" svg:height="0.318cm" svg:x="4.939cm" svg:y="8.112cm" svg:viewBox="0 0 85 319" svg:d="M0 41c28-13 56-27 85-41 0 92 0 183 0 275-29 14-57 29-85 44 0-93 0-185 0-278z">
          <text:p/>
        </draw:path>
        <draw:path draw:style-name="gr5" draw:text-style-name="P1" draw:layer="layout" svg:width="0.084cm" svg:height="0.316cm" svg:x="5.022cm" svg:y="8.071cm" svg:viewBox="0 0 85 317" svg:d="M0 41c28-14 56-28 85-41 0 92 0 183 0 274-29 14-57 28-85 43 0-92 0-184 0-276z">
          <text:p/>
        </draw:path>
        <draw:path draw:style-name="gr5" draw:text-style-name="P1" draw:layer="layout" svg:width="0.083cm" svg:height="0.316cm" svg:x="5.105cm" svg:y="8.03cm" svg:viewBox="0 0 84 317" svg:d="M0 42c29-14 57-28 84-42 0 93 0 183 0 275-27 14-55 28-84 42 0-92 0-183 0-275z">
          <text:p/>
        </draw:path>
        <draw:path draw:style-name="gr5" draw:text-style-name="P1" draw:layer="layout" svg:width="0.083cm" svg:height="0.315cm" svg:x="5.188cm" svg:y="7.989cm" svg:viewBox="0 0 84 316" svg:d="M0 42c28-14 56-28 84-42 0 93 0 183 0 274-28 14-56 28-84 42 0-91 0-182 0-274z">
          <text:p/>
        </draw:path>
        <draw:path draw:style-name="gr5" draw:text-style-name="P1" draw:layer="layout" svg:width="0.082cm" svg:height="0.313cm" svg:x="5.27cm" svg:y="7.949cm" svg:viewBox="0 0 83 314" svg:d="M0 41c28-14 56-28 83-41 0 92 0 182 0 273-27 14-55 27-83 41 0-91 0-181 0-273z">
          <text:p/>
        </draw:path>
        <draw:path draw:style-name="gr5" draw:text-style-name="P1" draw:layer="layout" svg:width="0.082cm" svg:height="0.312cm" svg:x="5.351cm" svg:y="7.909cm" svg:viewBox="0 0 83 313" svg:d="M0 40c27-13 55-27 83-40 0 92 0 181 0 272-28 14-56 27-83 41 0-91 0-181 0-273z">
          <text:p/>
        </draw:path>
        <draw:path draw:style-name="gr5" draw:text-style-name="P1" draw:layer="layout" svg:width="0.081cm" svg:height="0.312cm" svg:x="5.432cm" svg:y="7.868cm" svg:viewBox="0 0 82 313" svg:d="M0 41c27-14 55-27 82-41 0 92 0 182 0 272-27 14-55 27-82 41 0-90 0-180 0-272z">
          <text:p/>
        </draw:path>
        <draw:path draw:style-name="gr5" draw:text-style-name="P1" draw:layer="layout" svg:width="0.081cm" svg:height="0.31cm" svg:x="5.512cm" svg:y="7.829cm" svg:viewBox="0 0 82 311" svg:d="M0 39c27-13 55-26 82-39 0 92 0 181 0 271-27 13-55 27-82 40 0-90 0-179 0-272z">
          <text:p/>
        </draw:path>
        <draw:path draw:style-name="gr5" draw:text-style-name="P1" draw:layer="layout" svg:width="0.08cm" svg:height="0.31cm" svg:x="5.592cm" svg:y="7.789cm" svg:viewBox="0 0 81 311" svg:d="M0 40c27-13 55-27 81-40 0 90 0 181 0 270-26 14-54 28-81 41 0-90 0-179 0-271z">
          <text:p/>
        </draw:path>
        <draw:path draw:style-name="gr5" draw:text-style-name="P1" draw:layer="layout" svg:width="0.079cm" svg:height="0.309cm" svg:x="5.672cm" svg:y="7.75cm" svg:viewBox="0 0 80 310" svg:d="M0 40c26-14 53-27 80-40 0 90 0 180 0 269-27 14-54 27-80 41 0-90 0-179 0-270z">
          <text:p/>
        </draw:path>
        <draw:path draw:style-name="gr8" draw:text-style-name="P1" draw:layer="layout" svg:width="0.078cm" svg:height="0.308cm" svg:x="5.751cm" svg:y="7.711cm" svg:viewBox="0 0 79 309" svg:d="M0 39c26-13 52-26 79-39 0 90 0 179 0 268-27 14-53 27-79 41 0-89 0-179 0-270z">
          <text:p/>
        </draw:path>
        <draw:path draw:style-name="gr2" draw:text-style-name="P2" draw:layer="layout" svg:width="0.078cm" svg:height="0.308cm" svg:x="5.751cm" svg:y="7.711cm" svg:viewBox="0 0 79 309" svg:d="M0 39c26-13 52-26 79-39 0 90 0 179 0 268-27 14-53 27-79 41 0-89 0-179 0-270z">
          <text:p/>
        </draw:path>
        <draw:path draw:style-name="gr5" draw:text-style-name="P1" draw:layer="layout" svg:width="0.078cm" svg:height="0.306cm" svg:x="5.829cm" svg:y="7.673cm" svg:viewBox="0 0 79 307" svg:d="M0 39c26-13 52-26 79-39 0 89 0 178 0 267-27 13-53 26-79 40 0-89 0-178 0-268z">
          <text:p/>
        </draw:path>
        <draw:path draw:style-name="gr5" draw:text-style-name="P1" draw:layer="layout" svg:width="0.078cm" svg:height="0.305cm" svg:x="5.907cm" svg:y="7.634cm" svg:viewBox="0 0 79 306" svg:d="M0 39c26-13 52-26 79-39 0 89 0 178 0 267-27 13-53 26-79 39 0-89 0-177 0-267z">
          <text:p/>
        </draw:path>
        <draw:path draw:style-name="gr5" draw:text-style-name="P1" draw:layer="layout" svg:width="0.078cm" svg:height="0.304cm" svg:x="5.984cm" svg:y="7.596cm" svg:viewBox="0 0 79 305" svg:d="M0 39c26-13 52-26 79-39 0 89 0 178 0 266-27 13-53 26-79 39 0-88 0-177 0-266z">
          <text:p/>
        </draw:path>
        <draw:path draw:style-name="gr5" draw:text-style-name="P1" draw:layer="layout" svg:width="0.077cm" svg:height="0.303cm" svg:x="6.061cm" svg:y="7.558cm" svg:viewBox="0 0 78 304" svg:d="M0 39c26-13 52-26 78-39 0 89 0 177 0 265-26 13-52 26-78 39 0-88 0-177 0-265z">
          <text:p/>
        </draw:path>
        <draw:path draw:style-name="gr5" draw:text-style-name="P1" draw:layer="layout" svg:width="0.076cm" svg:height="0.301cm" svg:x="6.138cm" svg:y="7.521cm" svg:viewBox="0 0 77 302" svg:d="M0 38c25-13 51-26 77-38 0 88 0 176 0 263-26 13-52 26-77 39 0-88 0-176 0-264z">
          <text:p/>
        </draw:path>
        <draw:path draw:style-name="gr5" draw:text-style-name="P1" draw:layer="layout" svg:width="0.076cm" svg:height="0.301cm" svg:x="6.214cm" svg:y="7.483cm" svg:viewBox="0 0 77 302" svg:d="M0 38c25-13 50-25 77-38 0 88 0 176 0 263-27 13-52 26-77 39 0-88 0-176 0-264z">
          <text:p/>
        </draw:path>
        <draw:path draw:style-name="gr5" draw:text-style-name="P1" draw:layer="layout" svg:width="0.076cm" svg:height="0.3cm" svg:x="6.289cm" svg:y="7.446cm" svg:viewBox="0 0 77 301" svg:d="M0 37c25-12 51-24 77-37 0 88-1 174-1 262-25 13-51 26-76 39 0-88 0-176 0-264z">
          <text:p/>
        </draw:path>
        <draw:path draw:style-name="gr5" draw:text-style-name="P1" draw:layer="layout" svg:width="0.075cm" svg:height="0.299cm" svg:x="6.364cm" svg:y="7.409cm" svg:viewBox="0 0 76 300" svg:d="M0 37c25-13 51-25 76-37 0 88 0 174 0 262-25 12-51 25-76 38 0-88 0-175 0-263z">
          <text:p/>
        </draw:path>
        <draw:path draw:style-name="gr5" draw:text-style-name="P1" draw:layer="layout" svg:width="0.075cm" svg:height="0.298cm" svg:x="6.438cm" svg:y="7.372cm" svg:viewBox="0 0 76 299" svg:d="M1 37c25-13 51-25 75-37 0 88 0 173 0 261-25 13-51 25-76 38 1-88 1-174 1-262z">
          <text:p/>
        </draw:path>
        <draw:path draw:style-name="gr5" draw:text-style-name="P1" draw:layer="layout" svg:width="0.074cm" svg:height="0.297cm" svg:x="6.513cm" svg:y="7.335cm" svg:viewBox="0 0 75 298" svg:d="M0 37c24-12 50-24 75-37 0 87 0 173 0 261-25 12-51 25-75 37 0-87 0-173 0-261z">
          <text:p/>
        </draw:path>
        <draw:path draw:style-name="gr5" draw:text-style-name="P1" draw:layer="layout" svg:width="0.075cm" svg:height="0.296cm" svg:x="6.586cm" svg:y="7.299cm" svg:viewBox="0 0 76 297" svg:d="M0 37c25-13 51-25 76-37 0 86 0 173-1 260-24 12-50 25-75 37 0-87 0-174 0-260z">
          <text:p/>
        </draw:path>
        <draw:path draw:style-name="gr5" draw:text-style-name="P1" draw:layer="layout" svg:width="0.085cm" svg:height="0.318cm" svg:x="4.771cm" svg:y="8.478cm" svg:viewBox="0 0 86 319" svg:d="M0 43c28-14 56-29 86-43 0 92 0 184 0 275-30 15-58 29-86 44 0-92 0-183 0-276z">
          <text:p/>
        </draw:path>
        <draw:path draw:style-name="gr5" draw:text-style-name="P1" draw:layer="layout" svg:width="0.085cm" svg:height="0.316cm" svg:x="4.855cm" svg:y="8.436cm" svg:viewBox="0 0 86 317" svg:d="M0 42c28-14 56-28 86-42 0 92 0 182 0 274-30 14-58 29-86 43 0-91 0-182 0-275z">
          <text:p/>
        </draw:path>
        <draw:path draw:style-name="gr5" draw:text-style-name="P1" draw:layer="layout" svg:width="0.084cm" svg:height="0.316cm" svg:x="4.939cm" svg:y="8.393cm" svg:viewBox="0 0 85 317" svg:d="M0 43c28-14 56-28 85-43 0 92 0 183 0 273-29 15-57 29-85 44 0-91 0-182 0-274z">
          <text:p/>
        </draw:path>
        <draw:path draw:style-name="gr5" draw:text-style-name="P1" draw:layer="layout" svg:width="0.084cm" svg:height="0.315cm" svg:x="5.022cm" svg:y="8.351cm" svg:viewBox="0 0 85 316" svg:d="M0 43c28-15 56-29 85-43 0 92 0 182 0 272-29 15-57 29-85 44 0-91 0-182 0-273z">
          <text:p/>
        </draw:path>
        <draw:path draw:style-name="gr5" draw:text-style-name="P1" draw:layer="layout" svg:width="0.083cm" svg:height="0.313cm" svg:x="5.105cm" svg:y="8.31cm" svg:viewBox="0 0 84 314" svg:d="M0 42c29-14 57-28 84-42 0 91 0 181 0 270-27 14-55 30-84 44 0-91 0-181 0-272z">
          <text:p/>
        </draw:path>
        <draw:path draw:style-name="gr5" draw:text-style-name="P1" draw:layer="layout" svg:width="0.083cm" svg:height="0.312cm" svg:x="5.188cm" svg:y="8.268cm" svg:viewBox="0 0 84 313" svg:d="M0 42c28-14 56-28 84-42 0 91 0 181-1 269-27 15-55 29-83 44 0-90 0-180 0-271z">
          <text:p/>
        </draw:path>
        <draw:path draw:style-name="gr5" draw:text-style-name="P1" draw:layer="layout" svg:width="0.082cm" svg:height="0.311cm" svg:x="5.27cm" svg:y="8.227cm" svg:viewBox="0 0 83 312" svg:d="M0 42c28-14 56-29 83-42 0 91 0 181 0 269-27 14-55 29-83 43 0-89 0-179 0-270z">
          <text:p/>
        </draw:path>
        <draw:path draw:style-name="gr5" draw:text-style-name="P1" draw:layer="layout" svg:width="0.082cm" svg:height="0.31cm" svg:x="5.351cm" svg:y="8.186cm" svg:viewBox="0 0 83 311" svg:d="M0 42c27-14 55-27 83-42 0 91 0 180-1 269-27 14-55 28-82 42 0-89 0-178 0-269z">
          <text:p/>
        </draw:path>
        <draw:path draw:style-name="gr5" draw:text-style-name="P1" draw:layer="layout" svg:width="0.081cm" svg:height="0.309cm" svg:x="5.432cm" svg:y="8.145cm" svg:viewBox="0 0 82 310" svg:d="M0 42c27-14 55-28 82-42 0 90 0 180 0 268-27 14-55 28-82 42 0-88 0-178 0-268z">
          <text:p/>
        </draw:path>
        <draw:path draw:style-name="gr5" draw:text-style-name="P1" draw:layer="layout" svg:width="0.081cm" svg:height="0.307cm" svg:x="5.512cm" svg:y="8.105cm" svg:viewBox="0 0 82 308" svg:d="M0 41c27-14 55-28 82-41 0 90 0 179 0 267-27 14-55 28-82 41 0-88 0-177 0-267z">
          <text:p/>
        </draw:path>
        <draw:path draw:style-name="gr5" draw:text-style-name="P1" draw:layer="layout" svg:width="0.08cm" svg:height="0.307cm" svg:x="5.592cm" svg:y="8.064cm" svg:viewBox="0 0 81 308" svg:d="M0 41c27-14 55-27 81-41 0 90 0 179 0 267-26 13-54 27-81 41 0-88 0-177 0-267z">
          <text:p/>
        </draw:path>
        <draw:path draw:style-name="gr5" draw:text-style-name="P1" draw:layer="layout" svg:width="0.08cm" svg:height="0.306cm" svg:x="5.671cm" svg:y="8.024cm" svg:viewBox="0 0 81 307" svg:d="M1 41c26-14 53-27 80-41 0 90 0 179 0 266-28 14-54 27-81 41 0-88 1-176 1-266z">
          <text:p/>
        </draw:path>
        <draw:path draw:style-name="gr5" draw:text-style-name="P1" draw:layer="layout" svg:width="0.079cm" svg:height="0.305cm" svg:x="5.75cm" svg:y="7.984cm" svg:viewBox="0 0 80 306" svg:d="M1 41c26-14 52-28 79-41 0 89 0 178 0 265-27 14-53 28-80 41 1-87 1-176 1-265z">
          <text:p/>
        </draw:path>
        <draw:path draw:style-name="gr5" draw:text-style-name="P1" draw:layer="layout" svg:width="0.078cm" svg:height="0.304cm" svg:x="5.829cm" svg:y="7.945cm" svg:viewBox="0 0 79 305" svg:d="M0 39c26-13 52-26 79-39 0 88 0 177 0 264-27 14-53 27-79 41 0-87 0-176 0-266z">
          <text:p/>
        </draw:path>
        <draw:path draw:style-name="gr5" draw:text-style-name="P1" draw:layer="layout" svg:width="0.078cm" svg:height="0.303cm" svg:x="5.907cm" svg:y="7.905cm" svg:viewBox="0 0 79 304" svg:d="M0 40c26-13 52-26 79-40 0 89 0 178 0 264-27 14-53 27-79 40 0-86 0-174 0-264z">
          <text:p/>
        </draw:path>
        <draw:path draw:style-name="gr5" draw:text-style-name="P1" draw:layer="layout" svg:width="0.078cm" svg:height="0.301cm" svg:x="5.984cm" svg:y="7.867cm" svg:viewBox="0 0 79 302" svg:d="M0 39c26-13 52-26 79-39 0 88 0 176-1 262-26 14-52 27-78 40 0-86 0-174 0-263z">
          <text:p/>
        </draw:path>
        <draw:path draw:style-name="gr8" draw:text-style-name="P1" draw:layer="layout" svg:width="0.077cm" svg:height="0.301cm" svg:x="6.061cm" svg:y="7.828cm" svg:viewBox="0 0 78 302" svg:d="M0 39c26-13 52-26 78-39 0 88 0 176 0 262-27 13-52 26-78 40 0-87 0-175 0-263z">
          <text:p/>
        </draw:path>
        <draw:path draw:style-name="gr2" draw:text-style-name="P2" draw:layer="layout" svg:width="0.077cm" svg:height="0.301cm" svg:x="6.061cm" svg:y="7.828cm" svg:viewBox="0 0 78 302" svg:d="M0 39c26-13 52-26 78-39 0 88 0 176 0 262-27 13-52 26-78 40 0-87 0-175 0-263z">
          <text:p/>
        </draw:path>
        <draw:path draw:style-name="gr5" draw:text-style-name="P1" draw:layer="layout" svg:width="0.077cm" svg:height="0.3cm" svg:x="6.137cm" svg:y="7.789cm" svg:viewBox="0 0 78 301" svg:d="M1 39c25-13 51-26 77-39 0 88 0 176 0 261-27 14-52 27-78 40 0-86 0-174 1-262z">
          <text:p/>
        </draw:path>
        <draw:path draw:style-name="gr5" draw:text-style-name="P1" draw:layer="layout" svg:width="0.076cm" svg:height="0.299cm" svg:x="6.214cm" svg:y="7.751cm" svg:viewBox="0 0 77 300" svg:d="M0 39c25-13 50-26 77-39 0 87 0 175 0 260-27 14-52 27-77 40 0-86 0-174 0-261z">
          <text:p/>
        </draw:path>
        <draw:path draw:style-name="gr5" draw:text-style-name="P1" draw:layer="layout" svg:width="0.075cm" svg:height="0.298cm" svg:x="6.289cm" svg:y="7.713cm" svg:viewBox="0 0 76 299" svg:d="M0 38c25-12 51-25 76-38 0 87 0 175 0 260-25 13-51 26-76 39 0-86 0-173 0-261z">
          <text:p/>
        </draw:path>
        <draw:path draw:style-name="gr5" draw:text-style-name="P1" draw:layer="layout" svg:width="0.075cm" svg:height="0.297cm" svg:x="6.364cm" svg:y="7.675cm" svg:viewBox="0 0 76 298" svg:d="M0 38c25-12 51-25 76-38 0 87 0 174 0 259-25 13-51 26-76 39 0-85 0-173 0-260z">
          <text:p/>
        </draw:path>
        <draw:path draw:style-name="gr5" draw:text-style-name="P1" draw:layer="layout" svg:width="0.075cm" svg:height="0.295cm" svg:x="6.438cm" svg:y="7.638cm" svg:viewBox="0 0 76 296" svg:d="M0 38c25-13 51-26 76-38 0 86 0 172 0 258-25 13-51 26-75 38-1-84-1-172-1-258z">
          <text:p/>
        </draw:path>
        <draw:path draw:style-name="gr5" draw:text-style-name="P1" draw:layer="layout" svg:width="0.074cm" svg:height="0.295cm" svg:x="6.513cm" svg:y="7.6cm" svg:viewBox="0 0 75 296" svg:d="M0 38c24-13 50-25 75-38 0 87 0 172 0 258-25 13-51 25-75 38 0-85 0-171 0-258z">
          <text:p/>
        </draw:path>
        <draw:path draw:style-name="gr5" draw:text-style-name="P1" draw:layer="layout" svg:width="0.074cm" svg:height="0.294cm" svg:x="6.586cm" svg:y="7.563cm" svg:viewBox="0 0 75 295" svg:d="M0 38c25-13 51-25 75-38 0 86 0 172 0 257-25 13-50 25-75 38 0-84 0-171 0-257z">
          <text:p/>
        </draw:path>
        <draw:polygon draw:style-name="gr2" draw:text-style-name="P2" draw:layer="layout" svg:width="0.038cm" svg:height="0.282cm" svg:x="4.733cm" svg:y="8.514cm" svg:viewBox="0 0 39 283" draw:points="39,0 0,0 0,283 39,283">
          <text:p/>
        </draw:polygon>
        <draw:polygon draw:style-name="gr2" draw:text-style-name="P2" draw:layer="layout" svg:width="0.038cm" svg:height="0.282cm" svg:x="4.694cm" svg:y="8.514cm" svg:viewBox="0 0 39 283" draw:points="39,0 0,0 0,283 39,283">
          <text:p/>
        </draw:polygon>
        <draw:polygon draw:style-name="gr2" draw:text-style-name="P2" draw:layer="layout" svg:width="0.038cm" svg:height="0.282cm" svg:x="4.657cm" svg:y="8.514cm" svg:viewBox="0 0 39 283" draw:points="39,0 0,0 0,283 39,283">
          <text:p/>
        </draw:polygon>
        <draw:polygon draw:style-name="gr2" draw:text-style-name="P2" draw:layer="layout" svg:width="0.038cm" svg:height="0.282cm" svg:x="4.618cm" svg:y="8.514cm" svg:viewBox="0 0 39 283" draw:points="39,0 0,0 0,283 39,283">
          <text:p/>
        </draw:polygon>
        <draw:polygon draw:style-name="gr2" draw:text-style-name="P2" draw:layer="layout" svg:width="0.038cm" svg:height="0.282cm" svg:x="4.58cm" svg:y="8.514cm" svg:viewBox="0 0 39 283" draw:points="39,0 0,0 0,283 39,283">
          <text:p/>
        </draw:polygon>
        <draw:polygon draw:style-name="gr2" draw:text-style-name="P2" draw:layer="layout" svg:width="0.038cm" svg:height="0.282cm" svg:x="4.541cm" svg:y="8.514cm" svg:viewBox="0 0 39 283" draw:points="39,0 0,0 0,283 39,283">
          <text:p/>
        </draw:polygon>
        <draw:polygon draw:style-name="gr2" draw:text-style-name="P2" draw:layer="layout" svg:width="0.037cm" svg:height="0.282cm" svg:x="4.504cm" svg:y="8.514cm" svg:viewBox="0 0 38 283" draw:points="38,0 0,0 0,283 38,283">
          <text:p/>
        </draw:polygon>
        <draw:polygon draw:style-name="gr2" draw:text-style-name="P2" draw:layer="layout" svg:width="0.037cm" svg:height="0.282cm" svg:x="4.465cm" svg:y="8.514cm" svg:viewBox="0 0 38 283" draw:points="38,0 0,0 0,283 38,283">
          <text:p/>
        </draw:polygon>
        <draw:polygon draw:style-name="gr2" draw:text-style-name="P2" draw:layer="layout" svg:width="0.038cm" svg:height="0.282cm" svg:x="4.427cm" svg:y="8.514cm" svg:viewBox="0 0 39 283" draw:points="39,0 0,0 0,283 39,283">
          <text:p/>
        </draw:polygon>
        <draw:polygon draw:style-name="gr2" draw:text-style-name="P2" draw:layer="layout" svg:width="0.038cm" svg:height="0.282cm" svg:x="4.388cm" svg:y="8.514cm" svg:viewBox="0 0 39 283" draw:points="39,0 0,0 0,283 39,283">
          <text:p/>
        </draw:polygon>
        <draw:polygon draw:style-name="gr2" draw:text-style-name="P2" draw:layer="layout" svg:width="0.038cm" svg:height="0.282cm" svg:x="4.35cm" svg:y="8.514cm" svg:viewBox="0 0 39 283" draw:points="39,0 0,0 0,283 39,283">
          <text:p/>
        </draw:polygon>
        <draw:polygon draw:style-name="gr2" draw:text-style-name="P2" draw:layer="layout" svg:width="0.038cm" svg:height="0.282cm" svg:x="4.311cm" svg:y="8.514cm" svg:viewBox="0 0 39 283" draw:points="39,0 0,0 0,283 39,283">
          <text:p/>
        </draw:polygon>
        <draw:polygon draw:style-name="gr2" draw:text-style-name="P2" draw:layer="layout" svg:width="0.038cm" svg:height="0.282cm" svg:x="4.274cm" svg:y="8.514cm" svg:viewBox="0 0 39 283" draw:points="39,0 0,0 0,283 39,283">
          <text:p/>
        </draw:polygon>
        <draw:polygon draw:style-name="gr2" draw:text-style-name="P2" draw:layer="layout" svg:width="0.038cm" svg:height="0.282cm" svg:x="4.235cm" svg:y="8.514cm" svg:viewBox="0 0 39 283" draw:points="39,0 0,0 0,283 39,283">
          <text:p/>
        </draw:polygon>
        <draw:polygon draw:style-name="gr2" draw:text-style-name="P2" draw:layer="layout" svg:width="0.038cm" svg:height="0.282cm" svg:x="4.197cm" svg:y="8.514cm" svg:viewBox="0 0 39 283" draw:points="39,0 0,0 0,283 39,283">
          <text:p/>
        </draw:polygon>
        <draw:polygon draw:style-name="gr2" draw:text-style-name="P2" draw:layer="layout" svg:width="0.038cm" svg:height="0.282cm" svg:x="4.158cm" svg:y="8.514cm" svg:viewBox="0 0 39 283" draw:points="39,0 0,0 0,283 39,283">
          <text:p/>
        </draw:polygon>
        <draw:polygon draw:style-name="gr2" draw:text-style-name="P2" draw:layer="layout" svg:width="0.037cm" svg:height="0.282cm" svg:x="4.121cm" svg:y="8.514cm" svg:viewBox="0 0 38 283" draw:points="38,0 0,0 0,283 38,283">
          <text:p/>
        </draw:polygon>
        <draw:polygon draw:style-name="gr2" draw:text-style-name="P2" draw:layer="layout" svg:width="0.037cm" svg:height="0.282cm" svg:x="4.082cm" svg:y="8.514cm" svg:viewBox="0 0 38 283" draw:points="38,0 0,0 0,283 38,283">
          <text:p/>
        </draw:polygon>
        <draw:polygon draw:style-name="gr2" draw:text-style-name="P2" draw:layer="layout" svg:width="0.038cm" svg:height="0.282cm" svg:x="4.044cm" svg:y="8.514cm" svg:viewBox="0 0 39 283" draw:points="39,0 0,0 0,283 39,283">
          <text:p/>
        </draw:polygon>
        <draw:polygon draw:style-name="gr2" draw:text-style-name="P2" draw:layer="layout" svg:width="0.038cm" svg:height="0.282cm" svg:x="4.005cm" svg:y="8.514cm" svg:viewBox="0 0 39 283" draw:points="39,0 0,0 0,283 39,283">
          <text:p/>
        </draw:polygon>
        <draw:polygon draw:style-name="gr2" draw:text-style-name="P2" draw:layer="layout" svg:width="0.038cm" svg:height="0.282cm" svg:x="3.967cm" svg:y="8.514cm" svg:viewBox="0 0 39 283" draw:points="39,0 0,0 0,283 39,283">
          <text:p/>
        </draw:polygon>
        <draw:polygon draw:style-name="gr2" draw:text-style-name="P2" draw:layer="layout" svg:width="0.038cm" svg:height="0.282cm" svg:x="3.928cm" svg:y="8.514cm" svg:viewBox="0 0 39 283" draw:points="39,0 0,0 0,283 39,283">
          <text:p/>
        </draw:polygon>
        <draw:polygon draw:style-name="gr2" draw:text-style-name="P2" draw:layer="layout" svg:width="0.038cm" svg:height="0.282cm" svg:x="3.891cm" svg:y="8.514cm" svg:viewBox="0 0 39 283" draw:points="39,0 0,0 0,283 39,283">
          <text:p/>
        </draw:polygon>
        <draw:polygon draw:style-name="gr2" draw:text-style-name="P2" draw:layer="layout" svg:width="0.038cm" svg:height="0.282cm" svg:x="3.852cm" svg:y="8.514cm" svg:viewBox="0 0 39 283" draw:points="39,0 0,0 0,283 39,283">
          <text:p/>
        </draw:polygon>
        <draw:polygon draw:style-name="gr2" draw:text-style-name="P2" draw:layer="layout" svg:width="0.038cm" svg:height="0.282cm" svg:x="3.814cm" svg:y="8.514cm" svg:viewBox="0 0 39 283" draw:points="39,0 0,0 0,283 39,283">
          <text:p/>
        </draw:polygon>
        <draw:polygon draw:style-name="gr2" draw:text-style-name="P2" draw:layer="layout" svg:width="0.038cm" svg:height="0.282cm" svg:x="3.775cm" svg:y="8.514cm" svg:viewBox="0 0 39 283" draw:points="39,0 0,0 0,283 39,283">
          <text:p/>
        </draw:polygon>
        <draw:polygon draw:style-name="gr2" draw:text-style-name="P2" draw:layer="layout" svg:width="0.037cm" svg:height="0.282cm" svg:x="3.738cm" svg:y="8.514cm" svg:viewBox="0 0 38 283" draw:points="38,0 0,0 0,283 38,283">
          <text:p/>
        </draw:polygon>
        <draw:polygon draw:style-name="gr2" draw:text-style-name="P2" draw:layer="layout" svg:width="0.037cm" svg:height="0.282cm" svg:x="3.699cm" svg:y="8.514cm" svg:viewBox="0 0 38 283" draw:points="38,0 0,0 0,283 38,283">
          <text:p/>
        </draw:polygon>
        <draw:polygon draw:style-name="gr2" draw:text-style-name="P2" draw:layer="layout" svg:width="0.038cm" svg:height="0.282cm" svg:x="3.661cm" svg:y="8.514cm" svg:viewBox="0 0 39 283" draw:points="39,0 0,0 0,283 39,283">
          <text:p/>
        </draw:polygon>
        <draw:polygon draw:style-name="gr2" draw:text-style-name="P2" draw:layer="layout" svg:width="0.038cm" svg:height="0.282cm" svg:x="3.622cm" svg:y="8.514cm" svg:viewBox="0 0 39 283" draw:points="39,0 0,0 0,283 39,283">
          <text:p/>
        </draw:polygon>
        <draw:polygon draw:style-name="gr2" draw:text-style-name="P2" draw:layer="layout" svg:width="0.038cm" svg:height="0.282cm" svg:x="3.584cm" svg:y="8.514cm" svg:viewBox="0 0 39 283" draw:points="39,0 0,0 0,283 39,283">
          <text:p/>
        </draw:polygon>
        <draw:polygon draw:style-name="gr2" draw:text-style-name="P2" draw:layer="layout" svg:width="0.038cm" svg:height="0.282cm" svg:x="3.545cm" svg:y="8.514cm" svg:viewBox="0 0 39 283" draw:points="39,0 0,0 0,283 39,283">
          <text:p/>
        </draw:polygon>
        <draw:polygon draw:style-name="gr2" draw:text-style-name="P2" draw:layer="layout" svg:width="0.038cm" svg:height="0.282cm" svg:x="4.733cm" svg:y="8.232cm" svg:viewBox="0 0 39 283" draw:points="39,0 0,0 0,283 39,283">
          <text:p/>
        </draw:polygon>
        <draw:polygon draw:style-name="gr2" draw:text-style-name="P2" draw:layer="layout" svg:width="0.038cm" svg:height="0.282cm" svg:x="4.694cm" svg:y="8.232cm" svg:viewBox="0 0 39 283" draw:points="39,0 0,0 0,283 39,283">
          <text:p/>
        </draw:polygon>
        <draw:polygon draw:style-name="gr2" draw:text-style-name="P2" draw:layer="layout" svg:width="0.038cm" svg:height="0.282cm" svg:x="4.657cm" svg:y="8.232cm" svg:viewBox="0 0 39 283" draw:points="39,0 0,0 0,283 39,283">
          <text:p/>
        </draw:polygon>
        <draw:polygon draw:style-name="gr2" draw:text-style-name="P2" draw:layer="layout" svg:width="0.038cm" svg:height="0.282cm" svg:x="4.618cm" svg:y="8.232cm" svg:viewBox="0 0 39 283" draw:points="39,0 0,0 0,283 39,283">
          <text:p/>
        </draw:polygon>
        <draw:polygon draw:style-name="gr2" draw:text-style-name="P2" draw:layer="layout" svg:width="0.038cm" svg:height="0.282cm" svg:x="4.58cm" svg:y="8.232cm" svg:viewBox="0 0 39 283" draw:points="39,0 0,0 0,283 39,283">
          <text:p/>
        </draw:polygon>
        <draw:polygon draw:style-name="gr2" draw:text-style-name="P2" draw:layer="layout" svg:width="0.038cm" svg:height="0.282cm" svg:x="4.541cm" svg:y="8.232cm" svg:viewBox="0 0 39 283" draw:points="39,0 0,0 0,283 39,283">
          <text:p/>
        </draw:polygon>
        <draw:polygon draw:style-name="gr2" draw:text-style-name="P2" draw:layer="layout" svg:width="0.037cm" svg:height="0.282cm" svg:x="4.504cm" svg:y="8.232cm" svg:viewBox="0 0 38 283" draw:points="38,0 0,0 0,283 38,283">
          <text:p/>
        </draw:polygon>
        <draw:polygon draw:style-name="gr2" draw:text-style-name="P2" draw:layer="layout" svg:width="0.037cm" svg:height="0.282cm" svg:x="4.465cm" svg:y="8.232cm" svg:viewBox="0 0 38 283" draw:points="38,0 0,0 0,283 38,283">
          <text:p/>
        </draw:polygon>
        <draw:polygon draw:style-name="gr2" draw:text-style-name="P2" draw:layer="layout" svg:width="0.038cm" svg:height="0.282cm" svg:x="4.427cm" svg:y="8.232cm" svg:viewBox="0 0 39 283" draw:points="39,0 0,0 0,283 39,283">
          <text:p/>
        </draw:polygon>
        <draw:polygon draw:style-name="gr2" draw:text-style-name="P2" draw:layer="layout" svg:width="0.038cm" svg:height="0.282cm" svg:x="4.388cm" svg:y="8.232cm" svg:viewBox="0 0 39 283" draw:points="39,0 0,0 0,283 39,283">
          <text:p/>
        </draw:polygon>
        <draw:polygon draw:style-name="gr2" draw:text-style-name="P2" draw:layer="layout" svg:width="0.038cm" svg:height="0.282cm" svg:x="4.35cm" svg:y="8.232cm" svg:viewBox="0 0 39 283" draw:points="39,0 0,0 0,283 39,283">
          <text:p/>
        </draw:polygon>
        <draw:polygon draw:style-name="gr2" draw:text-style-name="P2" draw:layer="layout" svg:width="0.038cm" svg:height="0.282cm" svg:x="4.311cm" svg:y="8.232cm" svg:viewBox="0 0 39 283" draw:points="39,0 0,0 0,283 39,283">
          <text:p/>
        </draw:polygon>
        <draw:polygon draw:style-name="gr2" draw:text-style-name="P2" draw:layer="layout" svg:width="0.038cm" svg:height="0.282cm" svg:x="4.274cm" svg:y="8.232cm" svg:viewBox="0 0 39 283" draw:points="39,0 0,0 0,283 39,283">
          <text:p/>
        </draw:polygon>
        <draw:polygon draw:style-name="gr2" draw:text-style-name="P2" draw:layer="layout" svg:width="0.038cm" svg:height="0.282cm" svg:x="4.235cm" svg:y="8.232cm" svg:viewBox="0 0 39 283" draw:points="39,0 0,0 0,283 39,283">
          <text:p/>
        </draw:polygon>
        <draw:polygon draw:style-name="gr2" draw:text-style-name="P2" draw:layer="layout" svg:width="0.038cm" svg:height="0.282cm" svg:x="4.197cm" svg:y="8.232cm" svg:viewBox="0 0 39 283" draw:points="39,0 0,0 0,283 39,283">
          <text:p/>
        </draw:polygon>
        <draw:polygon draw:style-name="gr2" draw:text-style-name="P2" draw:layer="layout" svg:width="0.038cm" svg:height="0.282cm" svg:x="4.158cm" svg:y="8.232cm" svg:viewBox="0 0 39 283" draw:points="39,0 0,0 0,283 39,283">
          <text:p/>
        </draw:polygon>
        <draw:polygon draw:style-name="gr2" draw:text-style-name="P2" draw:layer="layout" svg:width="0.037cm" svg:height="0.282cm" svg:x="4.121cm" svg:y="8.232cm" svg:viewBox="0 0 38 283" draw:points="38,0 0,0 0,283 38,283">
          <text:p/>
        </draw:polygon>
        <draw:polygon draw:style-name="gr2" draw:text-style-name="P2" draw:layer="layout" svg:width="0.037cm" svg:height="0.282cm" svg:x="4.082cm" svg:y="8.232cm" svg:viewBox="0 0 38 283" draw:points="38,0 0,0 0,283 38,283">
          <text:p/>
        </draw:polygon>
        <draw:polygon draw:style-name="gr2" draw:text-style-name="P2" draw:layer="layout" svg:width="0.038cm" svg:height="0.282cm" svg:x="4.044cm" svg:y="8.232cm" svg:viewBox="0 0 39 283" draw:points="39,0 0,0 0,283 39,283">
          <text:p/>
        </draw:polygon>
        <draw:polygon draw:style-name="gr2" draw:text-style-name="P2" draw:layer="layout" svg:width="0.038cm" svg:height="0.282cm" svg:x="4.005cm" svg:y="8.232cm" svg:viewBox="0 0 39 283" draw:points="39,0 0,0 0,283 39,283">
          <text:p/>
        </draw:polygon>
        <draw:polygon draw:style-name="gr2" draw:text-style-name="P2" draw:layer="layout" svg:width="0.038cm" svg:height="0.282cm" svg:x="3.967cm" svg:y="8.232cm" svg:viewBox="0 0 39 283" draw:points="39,0 0,0 0,283 39,283">
          <text:p/>
        </draw:polygon>
        <draw:polygon draw:style-name="gr2" draw:text-style-name="P2" draw:layer="layout" svg:width="0.038cm" svg:height="0.282cm" svg:x="3.928cm" svg:y="8.232cm" svg:viewBox="0 0 39 283" draw:points="39,0 0,0 0,283 39,283">
          <text:p/>
        </draw:polygon>
        <draw:polygon draw:style-name="gr2" draw:text-style-name="P2" draw:layer="layout" svg:width="0.038cm" svg:height="0.282cm" svg:x="3.891cm" svg:y="8.232cm" svg:viewBox="0 0 39 283" draw:points="39,0 0,0 0,283 39,283">
          <text:p/>
        </draw:polygon>
        <draw:polygon draw:style-name="gr2" draw:text-style-name="P2" draw:layer="layout" svg:width="0.038cm" svg:height="0.282cm" svg:x="3.852cm" svg:y="8.232cm" svg:viewBox="0 0 39 283" draw:points="39,0 0,0 0,283 39,283">
          <text:p/>
        </draw:polygon>
        <draw:polygon draw:style-name="gr2" draw:text-style-name="P2" draw:layer="layout" svg:width="0.038cm" svg:height="0.282cm" svg:x="3.814cm" svg:y="8.232cm" svg:viewBox="0 0 39 283" draw:points="39,0 0,0 0,283 39,283">
          <text:p/>
        </draw:polygon>
        <draw:polygon draw:style-name="gr2" draw:text-style-name="P2" draw:layer="layout" svg:width="0.038cm" svg:height="0.282cm" svg:x="3.775cm" svg:y="8.232cm" svg:viewBox="0 0 39 283" draw:points="39,0 0,0 0,283 39,283">
          <text:p/>
        </draw:polygon>
        <draw:polygon draw:style-name="gr2" draw:text-style-name="P2" draw:layer="layout" svg:width="0.037cm" svg:height="0.282cm" svg:x="3.738cm" svg:y="8.232cm" svg:viewBox="0 0 38 283" draw:points="38,0 0,0 0,283 38,283">
          <text:p/>
        </draw:polygon>
        <draw:polygon draw:style-name="gr2" draw:text-style-name="P2" draw:layer="layout" svg:width="0.037cm" svg:height="0.282cm" svg:x="3.699cm" svg:y="8.232cm" svg:viewBox="0 0 38 283" draw:points="38,0 0,0 0,283 38,283">
          <text:p/>
        </draw:polygon>
        <draw:polygon draw:style-name="gr2" draw:text-style-name="P2" draw:layer="layout" svg:width="0.038cm" svg:height="0.282cm" svg:x="3.661cm" svg:y="8.232cm" svg:viewBox="0 0 39 283" draw:points="39,0 0,0 0,283 39,283">
          <text:p/>
        </draw:polygon>
        <draw:polygon draw:style-name="gr2" draw:text-style-name="P2" draw:layer="layout" svg:width="0.038cm" svg:height="0.282cm" svg:x="3.622cm" svg:y="8.232cm" svg:viewBox="0 0 39 283" draw:points="39,0 0,0 0,283 39,283">
          <text:p/>
        </draw:polygon>
        <draw:polygon draw:style-name="gr2" draw:text-style-name="P2" draw:layer="layout" svg:width="0.038cm" svg:height="0.282cm" svg:x="3.584cm" svg:y="8.232cm" svg:viewBox="0 0 39 283" draw:points="39,0 0,0 0,283 39,283">
          <text:p/>
        </draw:polygon>
        <draw:polygon draw:style-name="gr2" draw:text-style-name="P2" draw:layer="layout" svg:width="0.038cm" svg:height="0.282cm" svg:x="3.545cm" svg:y="8.232cm" svg:viewBox="0 0 39 283" draw:points="39,0 0,0 0,283 39,283">
          <text:p/>
        </draw:polygon>
        <draw:polygon draw:style-name="gr2" draw:text-style-name="P2" draw:layer="layout" svg:width="0.038cm" svg:height="0.282cm" svg:x="4.733cm" svg:y="7.949cm" svg:viewBox="0 0 39 283" draw:points="39,0 0,0 0,283 39,283">
          <text:p/>
        </draw:polygon>
        <draw:polygon draw:style-name="gr2" draw:text-style-name="P2" draw:layer="layout" svg:width="0.038cm" svg:height="0.282cm" svg:x="4.694cm" svg:y="7.949cm" svg:viewBox="0 0 39 283" draw:points="39,0 0,0 0,283 39,283">
          <text:p/>
        </draw:polygon>
        <draw:polygon draw:style-name="gr2" draw:text-style-name="P2" draw:layer="layout" svg:width="0.038cm" svg:height="0.282cm" svg:x="4.657cm" svg:y="7.949cm" svg:viewBox="0 0 39 283" draw:points="39,0 0,0 0,283 39,283">
          <text:p/>
        </draw:polygon>
        <draw:polygon draw:style-name="gr2" draw:text-style-name="P2" draw:layer="layout" svg:width="0.038cm" svg:height="0.282cm" svg:x="4.618cm" svg:y="7.949cm" svg:viewBox="0 0 39 283" draw:points="39,0 0,0 0,283 39,283">
          <text:p/>
        </draw:polygon>
        <draw:polygon draw:style-name="gr2" draw:text-style-name="P2" draw:layer="layout" svg:width="0.038cm" svg:height="0.282cm" svg:x="4.58cm" svg:y="7.949cm" svg:viewBox="0 0 39 283" draw:points="39,0 0,0 0,283 39,283">
          <text:p/>
        </draw:polygon>
        <draw:polygon draw:style-name="gr2" draw:text-style-name="P2" draw:layer="layout" svg:width="0.038cm" svg:height="0.282cm" svg:x="4.541cm" svg:y="7.949cm" svg:viewBox="0 0 39 283" draw:points="39,0 0,0 0,283 39,283">
          <text:p/>
        </draw:polygon>
        <draw:polygon draw:style-name="gr2" draw:text-style-name="P2" draw:layer="layout" svg:width="0.037cm" svg:height="0.282cm" svg:x="4.504cm" svg:y="7.949cm" svg:viewBox="0 0 38 283" draw:points="38,0 0,0 0,283 38,283">
          <text:p/>
        </draw:polygon>
        <draw:polygon draw:style-name="gr2" draw:text-style-name="P2" draw:layer="layout" svg:width="0.037cm" svg:height="0.282cm" svg:x="4.465cm" svg:y="7.949cm" svg:viewBox="0 0 38 283" draw:points="38,0 0,0 0,283 38,283">
          <text:p/>
        </draw:polygon>
        <draw:polygon draw:style-name="gr2" draw:text-style-name="P2" draw:layer="layout" svg:width="0.038cm" svg:height="0.282cm" svg:x="4.427cm" svg:y="7.949cm" svg:viewBox="0 0 39 283" draw:points="39,0 0,0 0,283 39,283">
          <text:p/>
        </draw:polygon>
        <draw:polygon draw:style-name="gr2" draw:text-style-name="P2" draw:layer="layout" svg:width="0.038cm" svg:height="0.282cm" svg:x="4.388cm" svg:y="7.949cm" svg:viewBox="0 0 39 283" draw:points="39,0 0,0 0,283 39,283">
          <text:p/>
        </draw:polygon>
        <draw:polygon draw:style-name="gr2" draw:text-style-name="P2" draw:layer="layout" svg:width="0.038cm" svg:height="0.282cm" svg:x="4.35cm" svg:y="7.949cm" svg:viewBox="0 0 39 283" draw:points="39,0 0,0 0,283 39,283">
          <text:p/>
        </draw:polygon>
        <draw:polygon draw:style-name="gr2" draw:text-style-name="P2" draw:layer="layout" svg:width="0.038cm" svg:height="0.282cm" svg:x="4.311cm" svg:y="7.949cm" svg:viewBox="0 0 39 283" draw:points="39,0 0,0 0,283 39,283">
          <text:p/>
        </draw:polygon>
        <draw:polygon draw:style-name="gr2" draw:text-style-name="P2" draw:layer="layout" svg:width="0.038cm" svg:height="0.282cm" svg:x="4.274cm" svg:y="7.949cm" svg:viewBox="0 0 39 283" draw:points="39,0 0,0 0,283 39,283">
          <text:p/>
        </draw:polygon>
        <draw:polygon draw:style-name="gr2" draw:text-style-name="P2" draw:layer="layout" svg:width="0.038cm" svg:height="0.282cm" svg:x="4.235cm" svg:y="7.949cm" svg:viewBox="0 0 39 283" draw:points="39,0 0,0 0,283 39,283">
          <text:p/>
        </draw:polygon>
        <draw:polygon draw:style-name="gr2" draw:text-style-name="P2" draw:layer="layout" svg:width="0.038cm" svg:height="0.282cm" svg:x="4.197cm" svg:y="7.949cm" svg:viewBox="0 0 39 283" draw:points="39,0 0,0 0,283 39,283">
          <text:p/>
        </draw:polygon>
        <draw:polygon draw:style-name="gr2" draw:text-style-name="P2" draw:layer="layout" svg:width="0.038cm" svg:height="0.282cm" svg:x="4.158cm" svg:y="7.949cm" svg:viewBox="0 0 39 283" draw:points="39,0 0,0 0,283 39,283">
          <text:p/>
        </draw:polygon>
        <draw:polygon draw:style-name="gr2" draw:text-style-name="P2" draw:layer="layout" svg:width="0.037cm" svg:height="0.282cm" svg:x="4.121cm" svg:y="7.949cm" svg:viewBox="0 0 38 283" draw:points="38,0 0,0 0,283 38,283">
          <text:p/>
        </draw:polygon>
        <draw:polygon draw:style-name="gr2" draw:text-style-name="P2" draw:layer="layout" svg:width="0.037cm" svg:height="0.282cm" svg:x="4.082cm" svg:y="7.949cm" svg:viewBox="0 0 38 283" draw:points="38,0 0,0 0,283 38,283">
          <text:p/>
        </draw:polygon>
        <draw:polygon draw:style-name="gr2" draw:text-style-name="P2" draw:layer="layout" svg:width="0.038cm" svg:height="0.282cm" svg:x="4.044cm" svg:y="7.949cm" svg:viewBox="0 0 39 283" draw:points="39,0 0,0 0,283 39,283">
          <text:p/>
        </draw:polygon>
        <draw:polygon draw:style-name="gr2" draw:text-style-name="P2" draw:layer="layout" svg:width="0.038cm" svg:height="0.282cm" svg:x="4.005cm" svg:y="7.949cm" svg:viewBox="0 0 39 283" draw:points="39,0 0,0 0,283 39,283">
          <text:p/>
        </draw:polygon>
        <draw:polygon draw:style-name="gr2" draw:text-style-name="P2" draw:layer="layout" svg:width="0.038cm" svg:height="0.282cm" svg:x="3.967cm" svg:y="7.949cm" svg:viewBox="0 0 39 283" draw:points="39,0 0,0 0,283 39,283">
          <text:p/>
        </draw:polygon>
        <draw:polygon draw:style-name="gr2" draw:text-style-name="P2" draw:layer="layout" svg:width="0.038cm" svg:height="0.282cm" svg:x="3.928cm" svg:y="7.949cm" svg:viewBox="0 0 39 283" draw:points="39,0 0,0 0,283 39,283">
          <text:p/>
        </draw:polygon>
        <draw:polygon draw:style-name="gr2" draw:text-style-name="P2" draw:layer="layout" svg:width="0.038cm" svg:height="0.282cm" svg:x="3.891cm" svg:y="7.949cm" svg:viewBox="0 0 39 283" draw:points="39,0 0,0 0,283 39,283">
          <text:p/>
        </draw:polygon>
        <draw:polygon draw:style-name="gr2" draw:text-style-name="P2" draw:layer="layout" svg:width="0.038cm" svg:height="0.282cm" svg:x="3.852cm" svg:y="7.949cm" svg:viewBox="0 0 39 283" draw:points="39,0 0,0 0,283 39,283">
          <text:p/>
        </draw:polygon>
        <draw:polygon draw:style-name="gr2" draw:text-style-name="P2" draw:layer="layout" svg:width="0.038cm" svg:height="0.282cm" svg:x="3.814cm" svg:y="7.949cm" svg:viewBox="0 0 39 283" draw:points="39,0 0,0 0,283 39,283">
          <text:p/>
        </draw:polygon>
        <draw:polygon draw:style-name="gr2" draw:text-style-name="P2" draw:layer="layout" svg:width="0.038cm" svg:height="0.282cm" svg:x="3.775cm" svg:y="7.949cm" svg:viewBox="0 0 39 283" draw:points="39,0 0,0 0,283 39,283">
          <text:p/>
        </draw:polygon>
        <draw:polygon draw:style-name="gr2" draw:text-style-name="P2" draw:layer="layout" svg:width="0.037cm" svg:height="0.282cm" svg:x="3.738cm" svg:y="7.949cm" svg:viewBox="0 0 38 283" draw:points="38,0 0,0 0,283 38,283">
          <text:p/>
        </draw:polygon>
        <draw:polygon draw:style-name="gr2" draw:text-style-name="P2" draw:layer="layout" svg:width="0.037cm" svg:height="0.282cm" svg:x="3.699cm" svg:y="7.949cm" svg:viewBox="0 0 38 283" draw:points="38,0 0,0 0,283 38,283">
          <text:p/>
        </draw:polygon>
        <draw:polygon draw:style-name="gr2" draw:text-style-name="P2" draw:layer="layout" svg:width="0.038cm" svg:height="0.282cm" svg:x="3.661cm" svg:y="7.949cm" svg:viewBox="0 0 39 283" draw:points="39,0 0,0 0,283 39,283">
          <text:p/>
        </draw:polygon>
        <draw:polygon draw:style-name="gr2" draw:text-style-name="P2" draw:layer="layout" svg:width="0.038cm" svg:height="0.282cm" svg:x="3.622cm" svg:y="7.949cm" svg:viewBox="0 0 39 283" draw:points="39,0 0,0 0,283 39,283">
          <text:p/>
        </draw:polygon>
        <draw:polygon draw:style-name="gr2" draw:text-style-name="P2" draw:layer="layout" svg:width="0.038cm" svg:height="0.282cm" svg:x="3.584cm" svg:y="7.949cm" svg:viewBox="0 0 39 283" draw:points="39,0 0,0 0,283 39,283">
          <text:p/>
        </draw:polygon>
        <draw:polygon draw:style-name="gr2" draw:text-style-name="P2" draw:layer="layout" svg:width="0.038cm" svg:height="0.282cm" svg:x="3.545cm" svg:y="7.949cm" svg:viewBox="0 0 39 283" draw:points="39,0 0,0 0,283 39,283">
          <text:p/>
        </draw:polygon>
        <draw:polygon draw:style-name="gr2" draw:text-style-name="P2" draw:layer="layout" svg:width="0.038cm" svg:height="0.282cm" svg:x="4.733cm" svg:y="7.667cm" svg:viewBox="0 0 39 283" draw:points="39,0 0,0 0,283 39,283">
          <text:p/>
        </draw:polygon>
        <draw:polygon draw:style-name="gr2" draw:text-style-name="P2" draw:layer="layout" svg:width="0.038cm" svg:height="0.282cm" svg:x="4.694cm" svg:y="7.667cm" svg:viewBox="0 0 39 283" draw:points="39,0 0,0 0,283 39,283">
          <text:p/>
        </draw:polygon>
        <draw:polygon draw:style-name="gr2" draw:text-style-name="P2" draw:layer="layout" svg:width="0.038cm" svg:height="0.282cm" svg:x="4.657cm" svg:y="7.667cm" svg:viewBox="0 0 39 283" draw:points="39,0 0,0 0,283 39,283">
          <text:p/>
        </draw:polygon>
        <draw:polygon draw:style-name="gr2" draw:text-style-name="P2" draw:layer="layout" svg:width="0.038cm" svg:height="0.282cm" svg:x="4.618cm" svg:y="7.667cm" svg:viewBox="0 0 39 283" draw:points="39,0 0,0 0,283 39,283">
          <text:p/>
        </draw:polygon>
        <draw:polygon draw:style-name="gr2" draw:text-style-name="P2" draw:layer="layout" svg:width="0.038cm" svg:height="0.282cm" svg:x="4.58cm" svg:y="7.667cm" svg:viewBox="0 0 39 283" draw:points="39,0 0,0 0,283 39,283">
          <text:p/>
        </draw:polygon>
        <draw:polygon draw:style-name="gr2" draw:text-style-name="P2" draw:layer="layout" svg:width="0.038cm" svg:height="0.282cm" svg:x="4.541cm" svg:y="7.667cm" svg:viewBox="0 0 39 283" draw:points="39,0 0,0 0,283 39,283">
          <text:p/>
        </draw:polygon>
        <draw:polygon draw:style-name="gr2" draw:text-style-name="P2" draw:layer="layout" svg:width="0.037cm" svg:height="0.282cm" svg:x="4.504cm" svg:y="7.667cm" svg:viewBox="0 0 38 283" draw:points="38,0 0,0 0,283 38,283">
          <text:p/>
        </draw:polygon>
        <draw:polygon draw:style-name="gr2" draw:text-style-name="P2" draw:layer="layout" svg:width="0.037cm" svg:height="0.282cm" svg:x="4.465cm" svg:y="7.667cm" svg:viewBox="0 0 38 283" draw:points="38,0 0,0 0,283 38,283">
          <text:p/>
        </draw:polygon>
        <draw:polygon draw:style-name="gr2" draw:text-style-name="P2" draw:layer="layout" svg:width="0.038cm" svg:height="0.282cm" svg:x="4.427cm" svg:y="7.667cm" svg:viewBox="0 0 39 283" draw:points="39,0 0,0 0,283 39,283">
          <text:p/>
        </draw:polygon>
        <draw:polygon draw:style-name="gr2" draw:text-style-name="P2" draw:layer="layout" svg:width="0.038cm" svg:height="0.282cm" svg:x="4.388cm" svg:y="7.667cm" svg:viewBox="0 0 39 283" draw:points="39,0 0,0 0,283 39,283">
          <text:p/>
        </draw:polygon>
        <draw:polygon draw:style-name="gr2" draw:text-style-name="P2" draw:layer="layout" svg:width="0.038cm" svg:height="0.282cm" svg:x="4.35cm" svg:y="7.667cm" svg:viewBox="0 0 39 283" draw:points="39,0 0,0 0,283 39,283">
          <text:p/>
        </draw:polygon>
        <draw:polygon draw:style-name="gr2" draw:text-style-name="P2" draw:layer="layout" svg:width="0.038cm" svg:height="0.282cm" svg:x="4.311cm" svg:y="7.667cm" svg:viewBox="0 0 39 283" draw:points="39,0 0,0 0,283 39,283">
          <text:p/>
        </draw:polygon>
        <draw:polygon draw:style-name="gr2" draw:text-style-name="P2" draw:layer="layout" svg:width="0.038cm" svg:height="0.282cm" svg:x="4.274cm" svg:y="7.667cm" svg:viewBox="0 0 39 283" draw:points="39,0 0,0 0,283 39,283">
          <text:p/>
        </draw:polygon>
        <draw:polygon draw:style-name="gr2" draw:text-style-name="P2" draw:layer="layout" svg:width="0.038cm" svg:height="0.282cm" svg:x="4.235cm" svg:y="7.667cm" svg:viewBox="0 0 39 283" draw:points="39,0 0,0 0,283 39,283">
          <text:p/>
        </draw:polygon>
        <draw:polygon draw:style-name="gr2" draw:text-style-name="P2" draw:layer="layout" svg:width="0.038cm" svg:height="0.282cm" svg:x="4.197cm" svg:y="7.667cm" svg:viewBox="0 0 39 283" draw:points="39,0 0,0 0,283 39,283">
          <text:p/>
        </draw:polygon>
        <draw:polygon draw:style-name="gr2" draw:text-style-name="P2" draw:layer="layout" svg:width="0.038cm" svg:height="0.282cm" svg:x="4.158cm" svg:y="7.667cm" svg:viewBox="0 0 39 283" draw:points="39,0 0,0 0,283 39,283">
          <text:p/>
        </draw:polygon>
        <draw:polygon draw:style-name="gr2" draw:text-style-name="P2" draw:layer="layout" svg:width="0.037cm" svg:height="0.282cm" svg:x="4.121cm" svg:y="7.667cm" svg:viewBox="0 0 38 283" draw:points="38,0 0,0 0,283 38,283">
          <text:p/>
        </draw:polygon>
        <draw:polygon draw:style-name="gr2" draw:text-style-name="P2" draw:layer="layout" svg:width="0.037cm" svg:height="0.282cm" svg:x="4.082cm" svg:y="7.667cm" svg:viewBox="0 0 38 283" draw:points="38,0 0,0 0,283 38,283">
          <text:p/>
        </draw:polygon>
        <draw:polygon draw:style-name="gr2" draw:text-style-name="P2" draw:layer="layout" svg:width="0.038cm" svg:height="0.282cm" svg:x="4.044cm" svg:y="7.667cm" svg:viewBox="0 0 39 283" draw:points="39,0 0,0 0,283 39,283">
          <text:p/>
        </draw:polygon>
        <draw:polygon draw:style-name="gr2" draw:text-style-name="P2" draw:layer="layout" svg:width="0.038cm" svg:height="0.282cm" svg:x="4.005cm" svg:y="7.667cm" svg:viewBox="0 0 39 283" draw:points="39,0 0,0 0,283 39,283">
          <text:p/>
        </draw:polygon>
        <draw:polygon draw:style-name="gr2" draw:text-style-name="P2" draw:layer="layout" svg:width="0.038cm" svg:height="0.282cm" svg:x="3.967cm" svg:y="7.667cm" svg:viewBox="0 0 39 283" draw:points="39,0 0,0 0,283 39,283">
          <text:p/>
        </draw:polygon>
        <draw:polygon draw:style-name="gr2" draw:text-style-name="P2" draw:layer="layout" svg:width="0.038cm" svg:height="0.282cm" svg:x="3.928cm" svg:y="7.667cm" svg:viewBox="0 0 39 283" draw:points="39,0 0,0 0,283 39,283">
          <text:p/>
        </draw:polygon>
        <draw:polygon draw:style-name="gr2" draw:text-style-name="P2" draw:layer="layout" svg:width="0.038cm" svg:height="0.282cm" svg:x="3.891cm" svg:y="7.667cm" svg:viewBox="0 0 39 283" draw:points="39,0 0,0 0,283 39,283">
          <text:p/>
        </draw:polygon>
        <draw:polygon draw:style-name="gr2" draw:text-style-name="P2" draw:layer="layout" svg:width="0.038cm" svg:height="0.282cm" svg:x="3.852cm" svg:y="7.667cm" svg:viewBox="0 0 39 283" draw:points="39,0 0,0 0,283 39,283">
          <text:p/>
        </draw:polygon>
        <draw:polygon draw:style-name="gr2" draw:text-style-name="P2" draw:layer="layout" svg:width="0.038cm" svg:height="0.282cm" svg:x="3.814cm" svg:y="7.667cm" svg:viewBox="0 0 39 283" draw:points="39,0 0,0 0,283 39,283">
          <text:p/>
        </draw:polygon>
        <draw:polygon draw:style-name="gr2" draw:text-style-name="P2" draw:layer="layout" svg:width="0.038cm" svg:height="0.282cm" svg:x="3.775cm" svg:y="7.667cm" svg:viewBox="0 0 39 283" draw:points="39,0 0,0 0,283 39,283">
          <text:p/>
        </draw:polygon>
        <draw:polygon draw:style-name="gr2" draw:text-style-name="P2" draw:layer="layout" svg:width="0.037cm" svg:height="0.282cm" svg:x="3.738cm" svg:y="7.667cm" svg:viewBox="0 0 38 283" draw:points="38,0 0,0 0,283 38,283">
          <text:p/>
        </draw:polygon>
        <draw:polygon draw:style-name="gr2" draw:text-style-name="P2" draw:layer="layout" svg:width="0.037cm" svg:height="0.282cm" svg:x="3.699cm" svg:y="7.667cm" svg:viewBox="0 0 38 283" draw:points="38,0 0,0 0,283 38,283">
          <text:p/>
        </draw:polygon>
        <draw:polygon draw:style-name="gr2" draw:text-style-name="P2" draw:layer="layout" svg:width="0.038cm" svg:height="0.282cm" svg:x="3.661cm" svg:y="7.667cm" svg:viewBox="0 0 39 283" draw:points="39,0 0,0 0,283 39,283">
          <text:p/>
        </draw:polygon>
        <draw:polygon draw:style-name="gr2" draw:text-style-name="P2" draw:layer="layout" svg:width="0.038cm" svg:height="0.282cm" svg:x="3.622cm" svg:y="7.667cm" svg:viewBox="0 0 39 283" draw:points="39,0 0,0 0,283 39,283">
          <text:p/>
        </draw:polygon>
        <draw:polygon draw:style-name="gr2" draw:text-style-name="P2" draw:layer="layout" svg:width="0.038cm" svg:height="0.282cm" svg:x="3.584cm" svg:y="7.667cm" svg:viewBox="0 0 39 283" draw:points="39,0 0,0 0,283 39,283">
          <text:p/>
        </draw:polygon>
        <draw:polygon draw:style-name="gr2" draw:text-style-name="P2" draw:layer="layout" svg:width="0.038cm" svg:height="0.282cm" svg:x="3.545cm" svg:y="7.667cm" svg:viewBox="0 0 39 283" draw:points="39,0 0,0 0,283 39,283">
          <text:p/>
        </draw:polygon>
        <draw:polygon draw:style-name="gr2" draw:text-style-name="P2" draw:layer="layout" svg:width="0.038cm" svg:height="0.282cm" svg:x="4.733cm" svg:y="7.385cm" svg:viewBox="0 0 39 283" draw:points="39,0 0,0 0,283 39,283">
          <text:p/>
        </draw:polygon>
        <draw:polygon draw:style-name="gr2" draw:text-style-name="P2" draw:layer="layout" svg:width="0.038cm" svg:height="0.282cm" svg:x="4.694cm" svg:y="7.385cm" svg:viewBox="0 0 39 283" draw:points="39,0 0,0 0,283 39,283">
          <text:p/>
        </draw:polygon>
        <draw:polygon draw:style-name="gr2" draw:text-style-name="P2" draw:layer="layout" svg:width="0.038cm" svg:height="0.282cm" svg:x="4.657cm" svg:y="7.385cm" svg:viewBox="0 0 39 283" draw:points="39,0 0,0 0,283 39,283">
          <text:p/>
        </draw:polygon>
        <draw:polygon draw:style-name="gr2" draw:text-style-name="P2" draw:layer="layout" svg:width="0.038cm" svg:height="0.282cm" svg:x="4.618cm" svg:y="7.385cm" svg:viewBox="0 0 39 283" draw:points="39,0 0,0 0,283 39,283">
          <text:p/>
        </draw:polygon>
        <draw:polygon draw:style-name="gr2" draw:text-style-name="P2" draw:layer="layout" svg:width="0.038cm" svg:height="0.282cm" svg:x="4.58cm" svg:y="7.385cm" svg:viewBox="0 0 39 283" draw:points="39,0 0,0 0,283 39,283">
          <text:p/>
        </draw:polygon>
        <draw:polygon draw:style-name="gr2" draw:text-style-name="P2" draw:layer="layout" svg:width="0.038cm" svg:height="0.282cm" svg:x="4.541cm" svg:y="7.385cm" svg:viewBox="0 0 39 283" draw:points="39,0 0,0 0,283 39,283">
          <text:p/>
        </draw:polygon>
        <draw:polygon draw:style-name="gr2" draw:text-style-name="P2" draw:layer="layout" svg:width="0.037cm" svg:height="0.282cm" svg:x="4.504cm" svg:y="7.385cm" svg:viewBox="0 0 38 283" draw:points="38,0 0,0 0,283 38,283">
          <text:p/>
        </draw:polygon>
        <draw:polygon draw:style-name="gr2" draw:text-style-name="P2" draw:layer="layout" svg:width="0.037cm" svg:height="0.282cm" svg:x="4.465cm" svg:y="7.385cm" svg:viewBox="0 0 38 283" draw:points="38,0 0,0 0,283 38,283">
          <text:p/>
        </draw:polygon>
        <draw:polygon draw:style-name="gr2" draw:text-style-name="P2" draw:layer="layout" svg:width="0.038cm" svg:height="0.282cm" svg:x="4.427cm" svg:y="7.385cm" svg:viewBox="0 0 39 283" draw:points="39,0 0,0 0,283 39,283">
          <text:p/>
        </draw:polygon>
        <draw:polygon draw:style-name="gr2" draw:text-style-name="P2" draw:layer="layout" svg:width="0.038cm" svg:height="0.282cm" svg:x="4.388cm" svg:y="7.385cm" svg:viewBox="0 0 39 283" draw:points="39,0 0,0 0,283 39,283">
          <text:p/>
        </draw:polygon>
        <draw:polygon draw:style-name="gr2" draw:text-style-name="P2" draw:layer="layout" svg:width="0.038cm" svg:height="0.282cm" svg:x="4.35cm" svg:y="7.385cm" svg:viewBox="0 0 39 283" draw:points="39,0 0,0 0,283 39,283">
          <text:p/>
        </draw:polygon>
        <draw:polygon draw:style-name="gr2" draw:text-style-name="P2" draw:layer="layout" svg:width="0.038cm" svg:height="0.282cm" svg:x="4.311cm" svg:y="7.385cm" svg:viewBox="0 0 39 283" draw:points="39,0 0,0 0,283 39,283">
          <text:p/>
        </draw:polygon>
        <draw:polygon draw:style-name="gr2" draw:text-style-name="P2" draw:layer="layout" svg:width="0.038cm" svg:height="0.282cm" svg:x="4.274cm" svg:y="7.385cm" svg:viewBox="0 0 39 283" draw:points="39,0 0,0 0,283 39,283">
          <text:p/>
        </draw:polygon>
        <draw:polygon draw:style-name="gr2" draw:text-style-name="P2" draw:layer="layout" svg:width="0.038cm" svg:height="0.282cm" svg:x="4.235cm" svg:y="7.385cm" svg:viewBox="0 0 39 283" draw:points="39,0 0,0 0,283 39,283">
          <text:p/>
        </draw:polygon>
        <draw:polygon draw:style-name="gr2" draw:text-style-name="P2" draw:layer="layout" svg:width="0.038cm" svg:height="0.282cm" svg:x="4.197cm" svg:y="7.385cm" svg:viewBox="0 0 39 283" draw:points="39,0 0,0 0,283 39,283">
          <text:p/>
        </draw:polygon>
        <draw:polygon draw:style-name="gr2" draw:text-style-name="P2" draw:layer="layout" svg:width="0.038cm" svg:height="0.282cm" svg:x="4.158cm" svg:y="7.385cm" svg:viewBox="0 0 39 283" draw:points="39,0 0,0 0,283 39,283">
          <text:p/>
        </draw:polygon>
        <draw:polygon draw:style-name="gr2" draw:text-style-name="P2" draw:layer="layout" svg:width="0.037cm" svg:height="0.282cm" svg:x="4.121cm" svg:y="7.385cm" svg:viewBox="0 0 38 283" draw:points="38,0 0,0 0,283 38,283">
          <text:p/>
        </draw:polygon>
        <draw:polygon draw:style-name="gr2" draw:text-style-name="P2" draw:layer="layout" svg:width="0.037cm" svg:height="0.282cm" svg:x="4.082cm" svg:y="7.385cm" svg:viewBox="0 0 38 283" draw:points="38,0 0,0 0,283 38,283">
          <text:p/>
        </draw:polygon>
        <draw:polygon draw:style-name="gr2" draw:text-style-name="P2" draw:layer="layout" svg:width="0.038cm" svg:height="0.282cm" svg:x="4.044cm" svg:y="7.385cm" svg:viewBox="0 0 39 283" draw:points="39,0 0,0 0,283 39,283">
          <text:p/>
        </draw:polygon>
        <draw:polygon draw:style-name="gr2" draw:text-style-name="P2" draw:layer="layout" svg:width="0.038cm" svg:height="0.282cm" svg:x="4.005cm" svg:y="7.385cm" svg:viewBox="0 0 39 283" draw:points="39,0 0,0 0,283 39,283">
          <text:p/>
        </draw:polygon>
        <draw:polygon draw:style-name="gr2" draw:text-style-name="P2" draw:layer="layout" svg:width="0.038cm" svg:height="0.282cm" svg:x="3.967cm" svg:y="7.385cm" svg:viewBox="0 0 39 283" draw:points="39,0 0,0 0,283 39,283">
          <text:p/>
        </draw:polygon>
        <draw:polygon draw:style-name="gr2" draw:text-style-name="P2" draw:layer="layout" svg:width="0.038cm" svg:height="0.282cm" svg:x="3.928cm" svg:y="7.385cm" svg:viewBox="0 0 39 283" draw:points="39,0 0,0 0,283 39,283">
          <text:p/>
        </draw:polygon>
        <draw:polygon draw:style-name="gr2" draw:text-style-name="P2" draw:layer="layout" svg:width="0.038cm" svg:height="0.282cm" svg:x="3.891cm" svg:y="7.385cm" svg:viewBox="0 0 39 283" draw:points="39,0 0,0 0,283 39,283">
          <text:p/>
        </draw:polygon>
        <draw:polygon draw:style-name="gr2" draw:text-style-name="P2" draw:layer="layout" svg:width="0.038cm" svg:height="0.282cm" svg:x="3.852cm" svg:y="7.385cm" svg:viewBox="0 0 39 283" draw:points="39,0 0,0 0,283 39,283">
          <text:p/>
        </draw:polygon>
        <draw:polygon draw:style-name="gr2" draw:text-style-name="P2" draw:layer="layout" svg:width="0.038cm" svg:height="0.282cm" svg:x="3.814cm" svg:y="7.385cm" svg:viewBox="0 0 39 283" draw:points="39,0 0,0 0,283 39,283">
          <text:p/>
        </draw:polygon>
        <draw:polygon draw:style-name="gr2" draw:text-style-name="P2" draw:layer="layout" svg:width="0.038cm" svg:height="0.282cm" svg:x="3.775cm" svg:y="7.385cm" svg:viewBox="0 0 39 283" draw:points="39,0 0,0 0,283 39,283">
          <text:p/>
        </draw:polygon>
        <draw:polygon draw:style-name="gr2" draw:text-style-name="P2" draw:layer="layout" svg:width="0.037cm" svg:height="0.282cm" svg:x="3.738cm" svg:y="7.385cm" svg:viewBox="0 0 38 283" draw:points="38,0 0,0 0,283 38,283">
          <text:p/>
        </draw:polygon>
        <draw:polygon draw:style-name="gr2" draw:text-style-name="P2" draw:layer="layout" svg:width="0.037cm" svg:height="0.282cm" svg:x="3.699cm" svg:y="7.385cm" svg:viewBox="0 0 38 283" draw:points="38,0 0,0 0,283 38,283">
          <text:p/>
        </draw:polygon>
        <draw:polygon draw:style-name="gr2" draw:text-style-name="P2" draw:layer="layout" svg:width="0.038cm" svg:height="0.282cm" svg:x="3.661cm" svg:y="7.385cm" svg:viewBox="0 0 39 283" draw:points="39,0 0,0 0,283 39,283">
          <text:p/>
        </draw:polygon>
        <draw:polygon draw:style-name="gr2" draw:text-style-name="P2" draw:layer="layout" svg:width="0.038cm" svg:height="0.282cm" svg:x="3.622cm" svg:y="7.385cm" svg:viewBox="0 0 39 283" draw:points="39,0 0,0 0,283 39,283">
          <text:p/>
        </draw:polygon>
        <draw:polygon draw:style-name="gr2" draw:text-style-name="P2" draw:layer="layout" svg:width="0.038cm" svg:height="0.282cm" svg:x="3.584cm" svg:y="7.385cm" svg:viewBox="0 0 39 283" draw:points="39,0 0,0 0,283 39,283">
          <text:p/>
        </draw:polygon>
        <draw:polygon draw:style-name="gr2" draw:text-style-name="P2" draw:layer="layout" svg:width="0.038cm" svg:height="0.282cm" svg:x="3.545cm" svg:y="7.385cm" svg:viewBox="0 0 39 283" draw:points="39,0 0,0 0,283 39,283">
          <text:p/>
        </draw:polygon>
        <draw:polygon draw:style-name="gr2" draw:text-style-name="P2" draw:layer="layout" svg:width="0.038cm" svg:height="0.282cm" svg:x="4.733cm" svg:y="7.103cm" svg:viewBox="0 0 39 283" draw:points="39,0 0,0 0,283 39,283">
          <text:p/>
        </draw:polygon>
        <draw:polygon draw:style-name="gr2" draw:text-style-name="P2" draw:layer="layout" svg:width="0.038cm" svg:height="0.282cm" svg:x="4.694cm" svg:y="7.103cm" svg:viewBox="0 0 39 283" draw:points="39,0 0,0 0,283 39,283">
          <text:p/>
        </draw:polygon>
        <draw:polygon draw:style-name="gr2" draw:text-style-name="P2" draw:layer="layout" svg:width="0.038cm" svg:height="0.282cm" svg:x="4.657cm" svg:y="7.103cm" svg:viewBox="0 0 39 283" draw:points="39,0 0,0 0,283 39,283">
          <text:p/>
        </draw:polygon>
        <draw:polygon draw:style-name="gr2" draw:text-style-name="P2" draw:layer="layout" svg:width="0.038cm" svg:height="0.282cm" svg:x="4.618cm" svg:y="7.103cm" svg:viewBox="0 0 39 283" draw:points="39,0 0,0 0,283 39,283">
          <text:p/>
        </draw:polygon>
        <draw:polygon draw:style-name="gr2" draw:text-style-name="P2" draw:layer="layout" svg:width="0.038cm" svg:height="0.282cm" svg:x="4.58cm" svg:y="7.103cm" svg:viewBox="0 0 39 283" draw:points="39,0 0,0 0,283 39,283">
          <text:p/>
        </draw:polygon>
        <draw:polygon draw:style-name="gr2" draw:text-style-name="P2" draw:layer="layout" svg:width="0.038cm" svg:height="0.282cm" svg:x="4.541cm" svg:y="7.103cm" svg:viewBox="0 0 39 283" draw:points="39,0 0,0 0,283 39,283">
          <text:p/>
        </draw:polygon>
        <draw:polygon draw:style-name="gr2" draw:text-style-name="P2" draw:layer="layout" svg:width="0.037cm" svg:height="0.282cm" svg:x="4.504cm" svg:y="7.103cm" svg:viewBox="0 0 38 283" draw:points="38,0 0,0 0,283 38,283">
          <text:p/>
        </draw:polygon>
        <draw:polygon draw:style-name="gr2" draw:text-style-name="P2" draw:layer="layout" svg:width="0.037cm" svg:height="0.282cm" svg:x="4.465cm" svg:y="7.103cm" svg:viewBox="0 0 38 283" draw:points="38,0 0,0 0,283 38,283">
          <text:p/>
        </draw:polygon>
        <draw:polygon draw:style-name="gr2" draw:text-style-name="P2" draw:layer="layout" svg:width="0.038cm" svg:height="0.282cm" svg:x="4.427cm" svg:y="7.103cm" svg:viewBox="0 0 39 283" draw:points="39,0 0,0 0,283 39,283">
          <text:p/>
        </draw:polygon>
        <draw:polygon draw:style-name="gr2" draw:text-style-name="P2" draw:layer="layout" svg:width="0.038cm" svg:height="0.282cm" svg:x="4.388cm" svg:y="7.103cm" svg:viewBox="0 0 39 283" draw:points="39,0 0,0 0,283 39,283">
          <text:p/>
        </draw:polygon>
        <draw:polygon draw:style-name="gr2" draw:text-style-name="P2" draw:layer="layout" svg:width="0.038cm" svg:height="0.282cm" svg:x="4.35cm" svg:y="7.103cm" svg:viewBox="0 0 39 283" draw:points="39,0 0,0 0,283 39,283">
          <text:p/>
        </draw:polygon>
        <draw:polygon draw:style-name="gr2" draw:text-style-name="P2" draw:layer="layout" svg:width="0.038cm" svg:height="0.282cm" svg:x="4.311cm" svg:y="7.103cm" svg:viewBox="0 0 39 283" draw:points="39,0 0,0 0,283 39,283">
          <text:p/>
        </draw:polygon>
        <draw:polygon draw:style-name="gr2" draw:text-style-name="P2" draw:layer="layout" svg:width="0.038cm" svg:height="0.282cm" svg:x="4.274cm" svg:y="7.103cm" svg:viewBox="0 0 39 283" draw:points="39,0 0,0 0,283 39,283">
          <text:p/>
        </draw:polygon>
        <draw:polygon draw:style-name="gr2" draw:text-style-name="P2" draw:layer="layout" svg:width="0.038cm" svg:height="0.282cm" svg:x="4.235cm" svg:y="7.103cm" svg:viewBox="0 0 39 283" draw:points="39,0 0,0 0,283 39,283">
          <text:p/>
        </draw:polygon>
        <draw:polygon draw:style-name="gr2" draw:text-style-name="P2" draw:layer="layout" svg:width="0.038cm" svg:height="0.282cm" svg:x="4.197cm" svg:y="7.103cm" svg:viewBox="0 0 39 283" draw:points="39,0 0,0 0,283 39,283">
          <text:p/>
        </draw:polygon>
        <draw:polygon draw:style-name="gr2" draw:text-style-name="P2" draw:layer="layout" svg:width="0.038cm" svg:height="0.282cm" svg:x="4.158cm" svg:y="7.103cm" svg:viewBox="0 0 39 283" draw:points="39,0 0,0 0,283 39,283">
          <text:p/>
        </draw:polygon>
        <draw:polygon draw:style-name="gr2" draw:text-style-name="P2" draw:layer="layout" svg:width="0.037cm" svg:height="0.282cm" svg:x="4.121cm" svg:y="7.103cm" svg:viewBox="0 0 38 283" draw:points="38,0 0,0 0,283 38,283">
          <text:p/>
        </draw:polygon>
        <draw:polygon draw:style-name="gr2" draw:text-style-name="P2" draw:layer="layout" svg:width="0.037cm" svg:height="0.282cm" svg:x="4.082cm" svg:y="7.103cm" svg:viewBox="0 0 38 283" draw:points="38,0 0,0 0,283 38,283">
          <text:p/>
        </draw:polygon>
        <draw:polygon draw:style-name="gr2" draw:text-style-name="P2" draw:layer="layout" svg:width="0.038cm" svg:height="0.282cm" svg:x="4.044cm" svg:y="7.103cm" svg:viewBox="0 0 39 283" draw:points="39,0 0,0 0,283 39,283">
          <text:p/>
        </draw:polygon>
        <draw:polygon draw:style-name="gr2" draw:text-style-name="P2" draw:layer="layout" svg:width="0.038cm" svg:height="0.282cm" svg:x="4.005cm" svg:y="7.103cm" svg:viewBox="0 0 39 283" draw:points="39,0 0,0 0,283 39,283">
          <text:p/>
        </draw:polygon>
        <draw:polygon draw:style-name="gr2" draw:text-style-name="P2" draw:layer="layout" svg:width="0.038cm" svg:height="0.282cm" svg:x="3.967cm" svg:y="7.103cm" svg:viewBox="0 0 39 283" draw:points="39,0 0,0 0,283 39,283">
          <text:p/>
        </draw:polygon>
        <draw:polygon draw:style-name="gr2" draw:text-style-name="P2" draw:layer="layout" svg:width="0.038cm" svg:height="0.282cm" svg:x="3.928cm" svg:y="7.103cm" svg:viewBox="0 0 39 283" draw:points="39,0 0,0 0,283 39,283">
          <text:p/>
        </draw:polygon>
        <draw:polygon draw:style-name="gr2" draw:text-style-name="P2" draw:layer="layout" svg:width="0.038cm" svg:height="0.282cm" svg:x="3.891cm" svg:y="7.103cm" svg:viewBox="0 0 39 283" draw:points="39,0 0,0 0,283 39,283">
          <text:p/>
        </draw:polygon>
        <draw:polygon draw:style-name="gr2" draw:text-style-name="P2" draw:layer="layout" svg:width="0.038cm" svg:height="0.282cm" svg:x="3.852cm" svg:y="7.103cm" svg:viewBox="0 0 39 283" draw:points="39,0 0,0 0,283 39,283">
          <text:p/>
        </draw:polygon>
        <draw:polygon draw:style-name="gr2" draw:text-style-name="P2" draw:layer="layout" svg:width="0.038cm" svg:height="0.282cm" svg:x="3.814cm" svg:y="7.103cm" svg:viewBox="0 0 39 283" draw:points="39,0 0,0 0,283 39,283">
          <text:p/>
        </draw:polygon>
        <draw:polygon draw:style-name="gr2" draw:text-style-name="P2" draw:layer="layout" svg:width="0.038cm" svg:height="0.282cm" svg:x="3.775cm" svg:y="7.103cm" svg:viewBox="0 0 39 283" draw:points="39,0 0,0 0,283 39,283">
          <text:p/>
        </draw:polygon>
        <draw:polygon draw:style-name="gr2" draw:text-style-name="P2" draw:layer="layout" svg:width="0.037cm" svg:height="0.282cm" svg:x="3.738cm" svg:y="7.103cm" svg:viewBox="0 0 38 283" draw:points="38,0 0,0 0,283 38,283">
          <text:p/>
        </draw:polygon>
        <draw:polygon draw:style-name="gr2" draw:text-style-name="P2" draw:layer="layout" svg:width="0.037cm" svg:height="0.282cm" svg:x="3.699cm" svg:y="7.103cm" svg:viewBox="0 0 38 283" draw:points="38,0 0,0 0,283 38,283">
          <text:p/>
        </draw:polygon>
        <draw:polygon draw:style-name="gr2" draw:text-style-name="P2" draw:layer="layout" svg:width="0.038cm" svg:height="0.282cm" svg:x="3.661cm" svg:y="7.103cm" svg:viewBox="0 0 39 283" draw:points="39,0 0,0 0,283 39,283">
          <text:p/>
        </draw:polygon>
        <draw:polygon draw:style-name="gr2" draw:text-style-name="P2" draw:layer="layout" svg:width="0.038cm" svg:height="0.282cm" svg:x="3.622cm" svg:y="7.103cm" svg:viewBox="0 0 39 283" draw:points="39,0 0,0 0,283 39,283">
          <text:p/>
        </draw:polygon>
        <draw:polygon draw:style-name="gr2" draw:text-style-name="P2" draw:layer="layout" svg:width="0.038cm" svg:height="0.282cm" svg:x="3.584cm" svg:y="7.103cm" svg:viewBox="0 0 39 283" draw:points="39,0 0,0 0,283 39,283">
          <text:p/>
        </draw:polygon>
        <draw:polygon draw:style-name="gr2" draw:text-style-name="P2" draw:layer="layout" svg:width="0.038cm" svg:height="0.282cm" svg:x="3.545cm" svg:y="7.103cm" svg:viewBox="0 0 39 283" draw:points="39,0 0,0 0,283 39,283">
          <text:p/>
        </draw:polygon>
        <draw:polygon draw:style-name="gr2" draw:text-style-name="P2" draw:layer="layout" svg:width="0.038cm" svg:height="0.281cm" svg:x="4.733cm" svg:y="6.821cm" svg:viewBox="0 0 39 282" draw:points="39,0 0,0 0,282 39,282">
          <text:p/>
        </draw:polygon>
        <draw:polygon draw:style-name="gr2" draw:text-style-name="P2" draw:layer="layout" svg:width="0.038cm" svg:height="0.281cm" svg:x="4.694cm" svg:y="6.821cm" svg:viewBox="0 0 39 282" draw:points="39,0 0,0 0,282 39,282">
          <text:p/>
        </draw:polygon>
        <draw:polygon draw:style-name="gr2" draw:text-style-name="P2" draw:layer="layout" svg:width="0.038cm" svg:height="0.281cm" svg:x="4.657cm" svg:y="6.821cm" svg:viewBox="0 0 39 282" draw:points="39,0 0,0 0,282 39,282">
          <text:p/>
        </draw:polygon>
        <draw:polygon draw:style-name="gr2" draw:text-style-name="P2" draw:layer="layout" svg:width="0.038cm" svg:height="0.281cm" svg:x="4.618cm" svg:y="6.821cm" svg:viewBox="0 0 39 282" draw:points="39,0 0,0 0,282 39,282">
          <text:p/>
        </draw:polygon>
        <draw:polygon draw:style-name="gr2" draw:text-style-name="P2" draw:layer="layout" svg:width="0.038cm" svg:height="0.281cm" svg:x="4.58cm" svg:y="6.821cm" svg:viewBox="0 0 39 282" draw:points="39,0 0,0 0,282 39,282">
          <text:p/>
        </draw:polygon>
        <draw:polygon draw:style-name="gr2" draw:text-style-name="P2" draw:layer="layout" svg:width="0.038cm" svg:height="0.281cm" svg:x="4.541cm" svg:y="6.821cm" svg:viewBox="0 0 39 282" draw:points="39,0 0,0 0,282 39,282">
          <text:p/>
        </draw:polygon>
        <draw:polygon draw:style-name="gr2" draw:text-style-name="P2" draw:layer="layout" svg:width="0.037cm" svg:height="0.281cm" svg:x="4.504cm" svg:y="6.821cm" svg:viewBox="0 0 38 282" draw:points="38,0 0,0 0,282 38,282">
          <text:p/>
        </draw:polygon>
        <draw:polygon draw:style-name="gr2" draw:text-style-name="P2" draw:layer="layout" svg:width="0.037cm" svg:height="0.281cm" svg:x="4.465cm" svg:y="6.821cm" svg:viewBox="0 0 38 282" draw:points="38,0 0,0 0,282 38,282">
          <text:p/>
        </draw:polygon>
        <draw:polygon draw:style-name="gr2" draw:text-style-name="P2" draw:layer="layout" svg:width="0.038cm" svg:height="0.281cm" svg:x="4.427cm" svg:y="6.821cm" svg:viewBox="0 0 39 282" draw:points="39,0 0,0 0,282 39,282">
          <text:p/>
        </draw:polygon>
        <draw:polygon draw:style-name="gr2" draw:text-style-name="P2" draw:layer="layout" svg:width="0.038cm" svg:height="0.281cm" svg:x="4.388cm" svg:y="6.821cm" svg:viewBox="0 0 39 282" draw:points="39,0 0,0 0,282 39,282">
          <text:p/>
        </draw:polygon>
        <draw:polygon draw:style-name="gr2" draw:text-style-name="P2" draw:layer="layout" svg:width="0.038cm" svg:height="0.281cm" svg:x="4.35cm" svg:y="6.821cm" svg:viewBox="0 0 39 282" draw:points="39,0 0,0 0,282 39,282">
          <text:p/>
        </draw:polygon>
        <draw:polygon draw:style-name="gr2" draw:text-style-name="P2" draw:layer="layout" svg:width="0.038cm" svg:height="0.281cm" svg:x="4.311cm" svg:y="6.821cm" svg:viewBox="0 0 39 282" draw:points="39,0 0,0 0,282 39,282">
          <text:p/>
        </draw:polygon>
        <draw:polygon draw:style-name="gr2" draw:text-style-name="P2" draw:layer="layout" svg:width="0.038cm" svg:height="0.281cm" svg:x="4.274cm" svg:y="6.821cm" svg:viewBox="0 0 39 282" draw:points="39,0 0,0 0,282 39,282">
          <text:p/>
        </draw:polygon>
        <draw:polygon draw:style-name="gr2" draw:text-style-name="P2" draw:layer="layout" svg:width="0.038cm" svg:height="0.281cm" svg:x="4.235cm" svg:y="6.821cm" svg:viewBox="0 0 39 282" draw:points="39,0 0,0 0,282 39,282">
          <text:p/>
        </draw:polygon>
        <draw:polygon draw:style-name="gr2" draw:text-style-name="P2" draw:layer="layout" svg:width="0.038cm" svg:height="0.281cm" svg:x="4.197cm" svg:y="6.821cm" svg:viewBox="0 0 39 282" draw:points="39,0 0,0 0,282 39,282">
          <text:p/>
        </draw:polygon>
        <draw:polygon draw:style-name="gr2" draw:text-style-name="P2" draw:layer="layout" svg:width="0.038cm" svg:height="0.281cm" svg:x="4.158cm" svg:y="6.821cm" svg:viewBox="0 0 39 282" draw:points="39,0 0,0 0,282 39,282">
          <text:p/>
        </draw:polygon>
        <draw:polygon draw:style-name="gr2" draw:text-style-name="P2" draw:layer="layout" svg:width="0.037cm" svg:height="0.281cm" svg:x="4.121cm" svg:y="6.821cm" svg:viewBox="0 0 38 282" draw:points="38,0 0,0 0,282 38,282">
          <text:p/>
        </draw:polygon>
        <draw:polygon draw:style-name="gr2" draw:text-style-name="P2" draw:layer="layout" svg:width="0.037cm" svg:height="0.281cm" svg:x="4.082cm" svg:y="6.821cm" svg:viewBox="0 0 38 282" draw:points="38,0 0,0 0,282 38,282">
          <text:p/>
        </draw:polygon>
        <draw:polygon draw:style-name="gr2" draw:text-style-name="P2" draw:layer="layout" svg:width="0.038cm" svg:height="0.281cm" svg:x="4.044cm" svg:y="6.821cm" svg:viewBox="0 0 39 282" draw:points="39,0 0,0 0,282 39,282">
          <text:p/>
        </draw:polygon>
        <draw:polygon draw:style-name="gr2" draw:text-style-name="P2" draw:layer="layout" svg:width="0.038cm" svg:height="0.281cm" svg:x="4.005cm" svg:y="6.821cm" svg:viewBox="0 0 39 282" draw:points="39,0 0,0 0,282 39,282">
          <text:p/>
        </draw:polygon>
        <draw:polygon draw:style-name="gr2" draw:text-style-name="P2" draw:layer="layout" svg:width="0.038cm" svg:height="0.281cm" svg:x="3.967cm" svg:y="6.821cm" svg:viewBox="0 0 39 282" draw:points="39,0 0,0 0,282 39,282">
          <text:p/>
        </draw:polygon>
        <draw:polygon draw:style-name="gr2" draw:text-style-name="P2" draw:layer="layout" svg:width="0.038cm" svg:height="0.281cm" svg:x="3.928cm" svg:y="6.821cm" svg:viewBox="0 0 39 282" draw:points="39,0 0,0 0,282 39,282">
          <text:p/>
        </draw:polygon>
        <draw:polygon draw:style-name="gr2" draw:text-style-name="P2" draw:layer="layout" svg:width="0.038cm" svg:height="0.281cm" svg:x="3.891cm" svg:y="6.821cm" svg:viewBox="0 0 39 282" draw:points="39,0 0,0 0,282 39,282">
          <text:p/>
        </draw:polygon>
        <draw:polygon draw:style-name="gr2" draw:text-style-name="P2" draw:layer="layout" svg:width="0.038cm" svg:height="0.281cm" svg:x="3.852cm" svg:y="6.821cm" svg:viewBox="0 0 39 282" draw:points="39,0 0,0 0,282 39,282">
          <text:p/>
        </draw:polygon>
        <draw:polygon draw:style-name="gr2" draw:text-style-name="P2" draw:layer="layout" svg:width="0.038cm" svg:height="0.281cm" svg:x="3.814cm" svg:y="6.821cm" svg:viewBox="0 0 39 282" draw:points="39,0 0,0 0,282 39,282">
          <text:p/>
        </draw:polygon>
        <draw:polygon draw:style-name="gr2" draw:text-style-name="P2" draw:layer="layout" svg:width="0.038cm" svg:height="0.281cm" svg:x="3.775cm" svg:y="6.821cm" svg:viewBox="0 0 39 282" draw:points="39,0 0,0 0,282 39,282">
          <text:p/>
        </draw:polygon>
        <draw:polygon draw:style-name="gr2" draw:text-style-name="P2" draw:layer="layout" svg:width="0.037cm" svg:height="0.281cm" svg:x="3.738cm" svg:y="6.821cm" svg:viewBox="0 0 38 282" draw:points="38,0 0,0 0,282 38,282">
          <text:p/>
        </draw:polygon>
        <draw:polygon draw:style-name="gr2" draw:text-style-name="P2" draw:layer="layout" svg:width="0.037cm" svg:height="0.281cm" svg:x="3.699cm" svg:y="6.821cm" svg:viewBox="0 0 38 282" draw:points="38,0 0,0 0,282 38,282">
          <text:p/>
        </draw:polygon>
        <draw:polygon draw:style-name="gr2" draw:text-style-name="P2" draw:layer="layout" svg:width="0.038cm" svg:height="0.281cm" svg:x="3.661cm" svg:y="6.821cm" svg:viewBox="0 0 39 282" draw:points="39,0 0,0 0,282 39,282">
          <text:p/>
        </draw:polygon>
        <draw:polygon draw:style-name="gr2" draw:text-style-name="P2" draw:layer="layout" svg:width="0.038cm" svg:height="0.281cm" svg:x="3.622cm" svg:y="6.821cm" svg:viewBox="0 0 39 282" draw:points="39,0 0,0 0,282 39,282">
          <text:p/>
        </draw:polygon>
        <draw:polygon draw:style-name="gr2" draw:text-style-name="P2" draw:layer="layout" svg:width="0.038cm" svg:height="0.281cm" svg:x="3.584cm" svg:y="6.821cm" svg:viewBox="0 0 39 282" draw:points="39,0 0,0 0,282 39,282">
          <text:p/>
        </draw:polygon>
        <draw:polygon draw:style-name="gr2" draw:text-style-name="P2" draw:layer="layout" svg:width="0.038cm" svg:height="0.281cm" svg:x="3.545cm" svg:y="6.821cm" svg:viewBox="0 0 39 282" draw:points="39,0 0,0 0,282 39,282">
          <text:p/>
        </draw:polygon>
        <draw:polygon draw:style-name="gr2" draw:text-style-name="P2" draw:layer="layout" svg:width="0.038cm" svg:height="0.282cm" svg:x="4.733cm" svg:y="6.538cm" svg:viewBox="0 0 39 283" draw:points="39,0 0,0 0,283 39,283">
          <text:p/>
        </draw:polygon>
        <draw:polygon draw:style-name="gr2" draw:text-style-name="P2" draw:layer="layout" svg:width="0.038cm" svg:height="0.282cm" svg:x="4.694cm" svg:y="6.538cm" svg:viewBox="0 0 39 283" draw:points="39,0 0,0 0,283 39,283">
          <text:p/>
        </draw:polygon>
        <draw:polygon draw:style-name="gr2" draw:text-style-name="P2" draw:layer="layout" svg:width="0.038cm" svg:height="0.282cm" svg:x="4.657cm" svg:y="6.538cm" svg:viewBox="0 0 39 283" draw:points="39,0 0,0 0,283 39,283">
          <text:p/>
        </draw:polygon>
        <draw:polygon draw:style-name="gr2" draw:text-style-name="P2" draw:layer="layout" svg:width="0.038cm" svg:height="0.282cm" svg:x="4.618cm" svg:y="6.538cm" svg:viewBox="0 0 39 283" draw:points="39,0 0,0 0,283 39,283">
          <text:p/>
        </draw:polygon>
        <draw:polygon draw:style-name="gr2" draw:text-style-name="P2" draw:layer="layout" svg:width="0.038cm" svg:height="0.282cm" svg:x="4.58cm" svg:y="6.538cm" svg:viewBox="0 0 39 283" draw:points="39,0 0,0 0,283 39,283">
          <text:p/>
        </draw:polygon>
        <draw:polygon draw:style-name="gr2" draw:text-style-name="P2" draw:layer="layout" svg:width="0.038cm" svg:height="0.282cm" svg:x="4.541cm" svg:y="6.538cm" svg:viewBox="0 0 39 283" draw:points="39,0 0,0 0,283 39,283">
          <text:p/>
        </draw:polygon>
        <draw:polygon draw:style-name="gr2" draw:text-style-name="P2" draw:layer="layout" svg:width="0.037cm" svg:height="0.282cm" svg:x="4.504cm" svg:y="6.538cm" svg:viewBox="0 0 38 283" draw:points="38,0 0,0 0,283 38,283">
          <text:p/>
        </draw:polygon>
        <draw:polygon draw:style-name="gr2" draw:text-style-name="P2" draw:layer="layout" svg:width="0.037cm" svg:height="0.282cm" svg:x="4.465cm" svg:y="6.538cm" svg:viewBox="0 0 38 283" draw:points="38,0 0,0 0,283 38,283">
          <text:p/>
        </draw:polygon>
        <draw:polygon draw:style-name="gr2" draw:text-style-name="P2" draw:layer="layout" svg:width="0.038cm" svg:height="0.282cm" svg:x="4.427cm" svg:y="6.538cm" svg:viewBox="0 0 39 283" draw:points="39,0 0,0 0,283 39,283">
          <text:p/>
        </draw:polygon>
        <draw:polygon draw:style-name="gr2" draw:text-style-name="P2" draw:layer="layout" svg:width="0.038cm" svg:height="0.282cm" svg:x="4.388cm" svg:y="6.538cm" svg:viewBox="0 0 39 283" draw:points="39,0 0,0 0,283 39,283">
          <text:p/>
        </draw:polygon>
        <draw:polygon draw:style-name="gr2" draw:text-style-name="P2" draw:layer="layout" svg:width="0.038cm" svg:height="0.282cm" svg:x="4.35cm" svg:y="6.538cm" svg:viewBox="0 0 39 283" draw:points="39,0 0,0 0,283 39,283">
          <text:p/>
        </draw:polygon>
        <draw:polygon draw:style-name="gr2" draw:text-style-name="P2" draw:layer="layout" svg:width="0.038cm" svg:height="0.282cm" svg:x="4.311cm" svg:y="6.538cm" svg:viewBox="0 0 39 283" draw:points="39,0 0,0 0,283 39,283">
          <text:p/>
        </draw:polygon>
        <draw:polygon draw:style-name="gr2" draw:text-style-name="P2" draw:layer="layout" svg:width="0.038cm" svg:height="0.282cm" svg:x="4.274cm" svg:y="6.538cm" svg:viewBox="0 0 39 283" draw:points="39,0 0,0 0,283 39,283">
          <text:p/>
        </draw:polygon>
        <draw:polygon draw:style-name="gr2" draw:text-style-name="P2" draw:layer="layout" svg:width="0.038cm" svg:height="0.282cm" svg:x="4.235cm" svg:y="6.538cm" svg:viewBox="0 0 39 283" draw:points="39,0 0,0 0,283 39,283">
          <text:p/>
        </draw:polygon>
        <draw:polygon draw:style-name="gr2" draw:text-style-name="P2" draw:layer="layout" svg:width="0.038cm" svg:height="0.282cm" svg:x="4.197cm" svg:y="6.538cm" svg:viewBox="0 0 39 283" draw:points="39,0 0,0 0,283 39,283">
          <text:p/>
        </draw:polygon>
        <draw:polygon draw:style-name="gr2" draw:text-style-name="P2" draw:layer="layout" svg:width="0.038cm" svg:height="0.282cm" svg:x="4.158cm" svg:y="6.538cm" svg:viewBox="0 0 39 283" draw:points="39,0 0,0 0,283 39,283">
          <text:p/>
        </draw:polygon>
        <draw:polygon draw:style-name="gr2" draw:text-style-name="P2" draw:layer="layout" svg:width="0.037cm" svg:height="0.282cm" svg:x="4.121cm" svg:y="6.538cm" svg:viewBox="0 0 38 283" draw:points="38,0 0,0 0,283 38,283">
          <text:p/>
        </draw:polygon>
        <draw:polygon draw:style-name="gr2" draw:text-style-name="P2" draw:layer="layout" svg:width="0.037cm" svg:height="0.282cm" svg:x="4.082cm" svg:y="6.538cm" svg:viewBox="0 0 38 283" draw:points="38,0 0,0 0,283 38,283">
          <text:p/>
        </draw:polygon>
        <draw:polygon draw:style-name="gr2" draw:text-style-name="P2" draw:layer="layout" svg:width="0.038cm" svg:height="0.282cm" svg:x="4.044cm" svg:y="6.538cm" svg:viewBox="0 0 39 283" draw:points="39,0 0,0 0,283 39,283">
          <text:p/>
        </draw:polygon>
        <draw:polygon draw:style-name="gr2" draw:text-style-name="P2" draw:layer="layout" svg:width="0.038cm" svg:height="0.282cm" svg:x="4.005cm" svg:y="6.538cm" svg:viewBox="0 0 39 283" draw:points="39,0 0,0 0,283 39,283">
          <text:p/>
        </draw:polygon>
        <draw:polygon draw:style-name="gr2" draw:text-style-name="P2" draw:layer="layout" svg:width="0.038cm" svg:height="0.282cm" svg:x="3.967cm" svg:y="6.538cm" svg:viewBox="0 0 39 283" draw:points="39,0 0,0 0,283 39,283">
          <text:p/>
        </draw:polygon>
        <draw:polygon draw:style-name="gr2" draw:text-style-name="P2" draw:layer="layout" svg:width="0.038cm" svg:height="0.282cm" svg:x="3.928cm" svg:y="6.538cm" svg:viewBox="0 0 39 283" draw:points="39,0 0,0 0,283 39,283">
          <text:p/>
        </draw:polygon>
        <draw:polygon draw:style-name="gr2" draw:text-style-name="P2" draw:layer="layout" svg:width="0.038cm" svg:height="0.282cm" svg:x="3.891cm" svg:y="6.538cm" svg:viewBox="0 0 39 283" draw:points="39,0 0,0 0,283 39,283">
          <text:p/>
        </draw:polygon>
        <draw:polygon draw:style-name="gr2" draw:text-style-name="P2" draw:layer="layout" svg:width="0.038cm" svg:height="0.282cm" svg:x="3.852cm" svg:y="6.538cm" svg:viewBox="0 0 39 283" draw:points="39,0 0,0 0,283 39,283">
          <text:p/>
        </draw:polygon>
        <draw:polygon draw:style-name="gr2" draw:text-style-name="P2" draw:layer="layout" svg:width="0.038cm" svg:height="0.282cm" svg:x="3.814cm" svg:y="6.538cm" svg:viewBox="0 0 39 283" draw:points="39,0 0,0 0,283 39,283">
          <text:p/>
        </draw:polygon>
        <draw:polygon draw:style-name="gr2" draw:text-style-name="P2" draw:layer="layout" svg:width="0.038cm" svg:height="0.282cm" svg:x="3.775cm" svg:y="6.538cm" svg:viewBox="0 0 39 283" draw:points="39,0 0,0 0,283 39,283">
          <text:p/>
        </draw:polygon>
        <draw:polygon draw:style-name="gr2" draw:text-style-name="P2" draw:layer="layout" svg:width="0.037cm" svg:height="0.282cm" svg:x="3.738cm" svg:y="6.538cm" svg:viewBox="0 0 38 283" draw:points="38,0 0,0 0,283 38,283">
          <text:p/>
        </draw:polygon>
        <draw:polygon draw:style-name="gr2" draw:text-style-name="P2" draw:layer="layout" svg:width="0.037cm" svg:height="0.282cm" svg:x="3.699cm" svg:y="6.538cm" svg:viewBox="0 0 38 283" draw:points="38,0 0,0 0,283 38,283">
          <text:p/>
        </draw:polygon>
        <draw:polygon draw:style-name="gr2" draw:text-style-name="P2" draw:layer="layout" svg:width="0.038cm" svg:height="0.282cm" svg:x="3.661cm" svg:y="6.538cm" svg:viewBox="0 0 39 283" draw:points="39,0 0,0 0,283 39,283">
          <text:p/>
        </draw:polygon>
        <draw:polygon draw:style-name="gr2" draw:text-style-name="P2" draw:layer="layout" svg:width="0.038cm" svg:height="0.282cm" svg:x="3.622cm" svg:y="6.538cm" svg:viewBox="0 0 39 283" draw:points="39,0 0,0 0,283 39,283">
          <text:p/>
        </draw:polygon>
        <draw:polygon draw:style-name="gr2" draw:text-style-name="P2" draw:layer="layout" svg:width="0.038cm" svg:height="0.282cm" svg:x="3.584cm" svg:y="6.538cm" svg:viewBox="0 0 39 283" draw:points="39,0 0,0 0,283 39,283">
          <text:p/>
        </draw:polygon>
        <draw:polygon draw:style-name="gr2" draw:text-style-name="P2" draw:layer="layout" svg:width="0.038cm" svg:height="0.282cm" svg:x="3.545cm" svg:y="6.538cm" svg:viewBox="0 0 39 283" draw:points="39,0 0,0 0,283 39,283">
          <text:p/>
        </draw:polygon>
        <draw:polygon draw:style-name="gr2" draw:text-style-name="P2" draw:layer="layout" svg:width="0.038cm" svg:height="0.282cm" svg:x="4.733cm" svg:y="6.256cm" svg:viewBox="0 0 39 283" draw:points="39,0 0,0 0,283 39,283">
          <text:p/>
        </draw:polygon>
        <draw:polygon draw:style-name="gr2" draw:text-style-name="P2" draw:layer="layout" svg:width="0.038cm" svg:height="0.282cm" svg:x="4.694cm" svg:y="6.256cm" svg:viewBox="0 0 39 283" draw:points="39,0 0,0 0,283 39,283">
          <text:p/>
        </draw:polygon>
        <draw:polygon draw:style-name="gr2" draw:text-style-name="P2" draw:layer="layout" svg:width="0.038cm" svg:height="0.282cm" svg:x="4.657cm" svg:y="6.256cm" svg:viewBox="0 0 39 283" draw:points="39,0 0,0 0,283 39,283">
          <text:p/>
        </draw:polygon>
        <draw:polygon draw:style-name="gr2" draw:text-style-name="P2" draw:layer="layout" svg:width="0.038cm" svg:height="0.282cm" svg:x="4.618cm" svg:y="6.256cm" svg:viewBox="0 0 39 283" draw:points="39,0 0,0 0,283 39,283">
          <text:p/>
        </draw:polygon>
        <draw:polygon draw:style-name="gr2" draw:text-style-name="P2" draw:layer="layout" svg:width="0.038cm" svg:height="0.282cm" svg:x="4.58cm" svg:y="6.256cm" svg:viewBox="0 0 39 283" draw:points="39,0 0,0 0,283 39,283">
          <text:p/>
        </draw:polygon>
        <draw:polygon draw:style-name="gr2" draw:text-style-name="P2" draw:layer="layout" svg:width="0.038cm" svg:height="0.282cm" svg:x="4.541cm" svg:y="6.256cm" svg:viewBox="0 0 39 283" draw:points="39,0 0,0 0,283 39,283">
          <text:p/>
        </draw:polygon>
        <draw:polygon draw:style-name="gr2" draw:text-style-name="P2" draw:layer="layout" svg:width="0.037cm" svg:height="0.282cm" svg:x="4.504cm" svg:y="6.256cm" svg:viewBox="0 0 38 283" draw:points="38,0 0,0 0,283 38,283">
          <text:p/>
        </draw:polygon>
        <draw:polygon draw:style-name="gr2" draw:text-style-name="P2" draw:layer="layout" svg:width="0.037cm" svg:height="0.282cm" svg:x="4.465cm" svg:y="6.256cm" svg:viewBox="0 0 38 283" draw:points="38,0 0,0 0,283 38,283">
          <text:p/>
        </draw:polygon>
        <draw:polygon draw:style-name="gr2" draw:text-style-name="P2" draw:layer="layout" svg:width="0.038cm" svg:height="0.282cm" svg:x="4.427cm" svg:y="6.256cm" svg:viewBox="0 0 39 283" draw:points="39,0 0,0 0,283 39,283">
          <text:p/>
        </draw:polygon>
        <draw:polygon draw:style-name="gr2" draw:text-style-name="P2" draw:layer="layout" svg:width="0.038cm" svg:height="0.282cm" svg:x="4.388cm" svg:y="6.256cm" svg:viewBox="0 0 39 283" draw:points="39,0 0,0 0,283 39,283">
          <text:p/>
        </draw:polygon>
        <draw:polygon draw:style-name="gr2" draw:text-style-name="P2" draw:layer="layout" svg:width="0.038cm" svg:height="0.282cm" svg:x="4.35cm" svg:y="6.256cm" svg:viewBox="0 0 39 283" draw:points="39,0 0,0 0,283 39,283">
          <text:p/>
        </draw:polygon>
        <draw:polygon draw:style-name="gr2" draw:text-style-name="P2" draw:layer="layout" svg:width="0.038cm" svg:height="0.282cm" svg:x="4.311cm" svg:y="6.256cm" svg:viewBox="0 0 39 283" draw:points="39,0 0,0 0,283 39,283">
          <text:p/>
        </draw:polygon>
        <draw:polygon draw:style-name="gr2" draw:text-style-name="P2" draw:layer="layout" svg:width="0.038cm" svg:height="0.282cm" svg:x="4.274cm" svg:y="6.256cm" svg:viewBox="0 0 39 283" draw:points="39,0 0,0 0,283 39,283">
          <text:p/>
        </draw:polygon>
        <draw:polygon draw:style-name="gr2" draw:text-style-name="P2" draw:layer="layout" svg:width="0.038cm" svg:height="0.282cm" svg:x="4.235cm" svg:y="6.256cm" svg:viewBox="0 0 39 283" draw:points="39,0 0,0 0,283 39,283">
          <text:p/>
        </draw:polygon>
        <draw:polygon draw:style-name="gr2" draw:text-style-name="P2" draw:layer="layout" svg:width="0.038cm" svg:height="0.282cm" svg:x="4.197cm" svg:y="6.256cm" svg:viewBox="0 0 39 283" draw:points="39,0 0,0 0,283 39,283">
          <text:p/>
        </draw:polygon>
        <draw:polygon draw:style-name="gr2" draw:text-style-name="P2" draw:layer="layout" svg:width="0.038cm" svg:height="0.282cm" svg:x="4.158cm" svg:y="6.256cm" svg:viewBox="0 0 39 283" draw:points="39,0 0,0 0,283 39,283">
          <text:p/>
        </draw:polygon>
        <draw:polygon draw:style-name="gr2" draw:text-style-name="P2" draw:layer="layout" svg:width="0.037cm" svg:height="0.282cm" svg:x="4.121cm" svg:y="6.256cm" svg:viewBox="0 0 38 283" draw:points="38,0 0,0 0,283 38,283">
          <text:p/>
        </draw:polygon>
        <draw:polygon draw:style-name="gr2" draw:text-style-name="P2" draw:layer="layout" svg:width="0.037cm" svg:height="0.282cm" svg:x="4.082cm" svg:y="6.256cm" svg:viewBox="0 0 38 283" draw:points="38,0 0,0 0,283 38,283">
          <text:p/>
        </draw:polygon>
        <draw:polygon draw:style-name="gr2" draw:text-style-name="P2" draw:layer="layout" svg:width="0.038cm" svg:height="0.282cm" svg:x="4.044cm" svg:y="6.256cm" svg:viewBox="0 0 39 283" draw:points="39,0 0,0 0,283 39,283">
          <text:p/>
        </draw:polygon>
        <draw:polygon draw:style-name="gr2" draw:text-style-name="P2" draw:layer="layout" svg:width="0.038cm" svg:height="0.282cm" svg:x="4.005cm" svg:y="6.256cm" svg:viewBox="0 0 39 283" draw:points="39,0 0,0 0,283 39,283">
          <text:p/>
        </draw:polygon>
        <draw:polygon draw:style-name="gr2" draw:text-style-name="P2" draw:layer="layout" svg:width="0.038cm" svg:height="0.282cm" svg:x="3.967cm" svg:y="6.256cm" svg:viewBox="0 0 39 283" draw:points="39,0 0,0 0,283 39,283">
          <text:p/>
        </draw:polygon>
        <draw:polygon draw:style-name="gr2" draw:text-style-name="P2" draw:layer="layout" svg:width="0.038cm" svg:height="0.282cm" svg:x="3.928cm" svg:y="6.256cm" svg:viewBox="0 0 39 283" draw:points="39,0 0,0 0,283 39,283">
          <text:p/>
        </draw:polygon>
        <draw:polygon draw:style-name="gr2" draw:text-style-name="P2" draw:layer="layout" svg:width="0.038cm" svg:height="0.282cm" svg:x="3.891cm" svg:y="6.256cm" svg:viewBox="0 0 39 283" draw:points="39,0 0,0 0,283 39,283">
          <text:p/>
        </draw:polygon>
        <draw:polygon draw:style-name="gr2" draw:text-style-name="P2" draw:layer="layout" svg:width="0.038cm" svg:height="0.282cm" svg:x="3.852cm" svg:y="6.256cm" svg:viewBox="0 0 39 283" draw:points="39,0 0,0 0,283 39,283">
          <text:p/>
        </draw:polygon>
        <draw:polygon draw:style-name="gr2" draw:text-style-name="P2" draw:layer="layout" svg:width="0.038cm" svg:height="0.282cm" svg:x="3.814cm" svg:y="6.256cm" svg:viewBox="0 0 39 283" draw:points="39,0 0,0 0,283 39,283">
          <text:p/>
        </draw:polygon>
        <draw:polygon draw:style-name="gr2" draw:text-style-name="P2" draw:layer="layout" svg:width="0.038cm" svg:height="0.282cm" svg:x="3.775cm" svg:y="6.256cm" svg:viewBox="0 0 39 283" draw:points="39,0 0,0 0,283 39,283">
          <text:p/>
        </draw:polygon>
        <draw:polygon draw:style-name="gr2" draw:text-style-name="P2" draw:layer="layout" svg:width="0.037cm" svg:height="0.282cm" svg:x="3.738cm" svg:y="6.256cm" svg:viewBox="0 0 38 283" draw:points="38,0 0,0 0,283 38,283">
          <text:p/>
        </draw:polygon>
        <draw:polygon draw:style-name="gr2" draw:text-style-name="P2" draw:layer="layout" svg:width="0.037cm" svg:height="0.282cm" svg:x="3.699cm" svg:y="6.256cm" svg:viewBox="0 0 38 283" draw:points="38,0 0,0 0,283 38,283">
          <text:p/>
        </draw:polygon>
        <draw:polygon draw:style-name="gr2" draw:text-style-name="P2" draw:layer="layout" svg:width="0.038cm" svg:height="0.282cm" svg:x="3.661cm" svg:y="6.256cm" svg:viewBox="0 0 39 283" draw:points="39,0 0,0 0,283 39,283">
          <text:p/>
        </draw:polygon>
        <draw:polygon draw:style-name="gr2" draw:text-style-name="P2" draw:layer="layout" svg:width="0.038cm" svg:height="0.282cm" svg:x="3.622cm" svg:y="6.256cm" svg:viewBox="0 0 39 283" draw:points="39,0 0,0 0,283 39,283">
          <text:p/>
        </draw:polygon>
        <draw:polygon draw:style-name="gr2" draw:text-style-name="P2" draw:layer="layout" svg:width="0.038cm" svg:height="0.282cm" svg:x="3.584cm" svg:y="6.256cm" svg:viewBox="0 0 39 283" draw:points="39,0 0,0 0,283 39,283">
          <text:p/>
        </draw:polygon>
        <draw:polygon draw:style-name="gr2" draw:text-style-name="P2" draw:layer="layout" svg:width="0.038cm" svg:height="0.282cm" svg:x="3.545cm" svg:y="6.256cm" svg:viewBox="0 0 39 283" draw:points="39,0 0,0 0,283 39,283">
          <text:p/>
        </draw:polygon>
        <draw:polygon draw:style-name="gr2" draw:text-style-name="P2" draw:layer="layout" svg:width="0.038cm" svg:height="0.282cm" svg:x="4.733cm" svg:y="5.974cm" svg:viewBox="0 0 39 283" draw:points="39,0 0,0 0,283 39,283">
          <text:p/>
        </draw:polygon>
        <draw:polygon draw:style-name="gr2" draw:text-style-name="P2" draw:layer="layout" svg:width="0.038cm" svg:height="0.282cm" svg:x="4.694cm" svg:y="5.974cm" svg:viewBox="0 0 39 283" draw:points="39,0 0,0 0,283 39,283">
          <text:p/>
        </draw:polygon>
        <draw:polygon draw:style-name="gr2" draw:text-style-name="P2" draw:layer="layout" svg:width="0.038cm" svg:height="0.282cm" svg:x="4.657cm" svg:y="5.974cm" svg:viewBox="0 0 39 283" draw:points="39,0 0,0 0,283 39,283">
          <text:p/>
        </draw:polygon>
        <draw:polygon draw:style-name="gr2" draw:text-style-name="P2" draw:layer="layout" svg:width="0.038cm" svg:height="0.282cm" svg:x="4.618cm" svg:y="5.974cm" svg:viewBox="0 0 39 283" draw:points="39,0 0,0 0,283 39,283">
          <text:p/>
        </draw:polygon>
        <draw:polygon draw:style-name="gr2" draw:text-style-name="P2" draw:layer="layout" svg:width="0.038cm" svg:height="0.282cm" svg:x="4.58cm" svg:y="5.974cm" svg:viewBox="0 0 39 283" draw:points="39,0 0,0 0,283 39,283">
          <text:p/>
        </draw:polygon>
        <draw:polygon draw:style-name="gr2" draw:text-style-name="P2" draw:layer="layout" svg:width="0.038cm" svg:height="0.282cm" svg:x="4.541cm" svg:y="5.974cm" svg:viewBox="0 0 39 283" draw:points="39,0 0,0 0,283 39,283">
          <text:p/>
        </draw:polygon>
        <draw:polygon draw:style-name="gr2" draw:text-style-name="P2" draw:layer="layout" svg:width="0.037cm" svg:height="0.282cm" svg:x="4.504cm" svg:y="5.974cm" svg:viewBox="0 0 38 283" draw:points="38,0 0,0 0,283 38,283">
          <text:p/>
        </draw:polygon>
        <draw:polygon draw:style-name="gr2" draw:text-style-name="P2" draw:layer="layout" svg:width="0.037cm" svg:height="0.282cm" svg:x="4.465cm" svg:y="5.974cm" svg:viewBox="0 0 38 283" draw:points="38,0 0,0 0,283 38,283">
          <text:p/>
        </draw:polygon>
        <draw:polygon draw:style-name="gr2" draw:text-style-name="P2" draw:layer="layout" svg:width="0.038cm" svg:height="0.282cm" svg:x="4.427cm" svg:y="5.974cm" svg:viewBox="0 0 39 283" draw:points="39,0 0,0 0,283 39,283">
          <text:p/>
        </draw:polygon>
        <draw:polygon draw:style-name="gr2" draw:text-style-name="P2" draw:layer="layout" svg:width="0.038cm" svg:height="0.282cm" svg:x="4.388cm" svg:y="5.974cm" svg:viewBox="0 0 39 283" draw:points="39,0 0,0 0,283 39,283">
          <text:p/>
        </draw:polygon>
        <draw:polygon draw:style-name="gr2" draw:text-style-name="P2" draw:layer="layout" svg:width="0.038cm" svg:height="0.282cm" svg:x="4.35cm" svg:y="5.974cm" svg:viewBox="0 0 39 283" draw:points="39,0 0,0 0,283 39,283">
          <text:p/>
        </draw:polygon>
        <draw:polygon draw:style-name="gr2" draw:text-style-name="P2" draw:layer="layout" svg:width="0.038cm" svg:height="0.282cm" svg:x="4.311cm" svg:y="5.974cm" svg:viewBox="0 0 39 283" draw:points="39,0 0,0 0,283 39,283">
          <text:p/>
        </draw:polygon>
        <draw:polygon draw:style-name="gr2" draw:text-style-name="P2" draw:layer="layout" svg:width="0.038cm" svg:height="0.282cm" svg:x="4.274cm" svg:y="5.974cm" svg:viewBox="0 0 39 283" draw:points="39,0 0,0 0,283 39,283">
          <text:p/>
        </draw:polygon>
        <draw:polygon draw:style-name="gr2" draw:text-style-name="P2" draw:layer="layout" svg:width="0.038cm" svg:height="0.282cm" svg:x="4.235cm" svg:y="5.974cm" svg:viewBox="0 0 39 283" draw:points="39,0 0,0 0,283 39,283">
          <text:p/>
        </draw:polygon>
        <draw:polygon draw:style-name="gr2" draw:text-style-name="P2" draw:layer="layout" svg:width="0.038cm" svg:height="0.282cm" svg:x="4.197cm" svg:y="5.974cm" svg:viewBox="0 0 39 283" draw:points="39,0 0,0 0,283 39,283">
          <text:p/>
        </draw:polygon>
        <draw:polygon draw:style-name="gr2" draw:text-style-name="P2" draw:layer="layout" svg:width="0.038cm" svg:height="0.282cm" svg:x="4.158cm" svg:y="5.974cm" svg:viewBox="0 0 39 283" draw:points="39,0 0,0 0,283 39,283">
          <text:p/>
        </draw:polygon>
        <draw:polygon draw:style-name="gr2" draw:text-style-name="P2" draw:layer="layout" svg:width="0.037cm" svg:height="0.282cm" svg:x="4.121cm" svg:y="5.974cm" svg:viewBox="0 0 38 283" draw:points="38,0 0,0 0,283 38,283">
          <text:p/>
        </draw:polygon>
        <draw:polygon draw:style-name="gr2" draw:text-style-name="P2" draw:layer="layout" svg:width="0.037cm" svg:height="0.282cm" svg:x="4.082cm" svg:y="5.974cm" svg:viewBox="0 0 38 283" draw:points="38,0 0,0 0,283 38,283">
          <text:p/>
        </draw:polygon>
        <draw:polygon draw:style-name="gr2" draw:text-style-name="P2" draw:layer="layout" svg:width="0.038cm" svg:height="0.282cm" svg:x="4.044cm" svg:y="5.974cm" svg:viewBox="0 0 39 283" draw:points="39,0 0,0 0,283 39,283">
          <text:p/>
        </draw:polygon>
        <draw:polygon draw:style-name="gr2" draw:text-style-name="P2" draw:layer="layout" svg:width="0.038cm" svg:height="0.282cm" svg:x="4.005cm" svg:y="5.974cm" svg:viewBox="0 0 39 283" draw:points="39,0 0,0 0,283 39,283">
          <text:p/>
        </draw:polygon>
        <draw:polygon draw:style-name="gr2" draw:text-style-name="P2" draw:layer="layout" svg:width="0.038cm" svg:height="0.282cm" svg:x="3.967cm" svg:y="5.974cm" svg:viewBox="0 0 39 283" draw:points="39,0 0,0 0,283 39,283">
          <text:p/>
        </draw:polygon>
        <draw:polygon draw:style-name="gr2" draw:text-style-name="P2" draw:layer="layout" svg:width="0.038cm" svg:height="0.282cm" svg:x="3.928cm" svg:y="5.974cm" svg:viewBox="0 0 39 283" draw:points="39,0 0,0 0,283 39,283">
          <text:p/>
        </draw:polygon>
        <draw:polygon draw:style-name="gr2" draw:text-style-name="P2" draw:layer="layout" svg:width="0.038cm" svg:height="0.282cm" svg:x="3.891cm" svg:y="5.974cm" svg:viewBox="0 0 39 283" draw:points="39,0 0,0 0,283 39,283">
          <text:p/>
        </draw:polygon>
        <draw:polygon draw:style-name="gr2" draw:text-style-name="P2" draw:layer="layout" svg:width="0.038cm" svg:height="0.282cm" svg:x="3.852cm" svg:y="5.974cm" svg:viewBox="0 0 39 283" draw:points="39,0 0,0 0,283 39,283">
          <text:p/>
        </draw:polygon>
        <draw:polygon draw:style-name="gr2" draw:text-style-name="P2" draw:layer="layout" svg:width="0.038cm" svg:height="0.282cm" svg:x="3.814cm" svg:y="5.974cm" svg:viewBox="0 0 39 283" draw:points="39,0 0,0 0,283 39,283">
          <text:p/>
        </draw:polygon>
        <draw:polygon draw:style-name="gr2" draw:text-style-name="P2" draw:layer="layout" svg:width="0.038cm" svg:height="0.282cm" svg:x="3.775cm" svg:y="5.974cm" svg:viewBox="0 0 39 283" draw:points="39,0 0,0 0,283 39,283">
          <text:p/>
        </draw:polygon>
        <draw:polygon draw:style-name="gr2" draw:text-style-name="P2" draw:layer="layout" svg:width="0.037cm" svg:height="0.282cm" svg:x="3.738cm" svg:y="5.974cm" svg:viewBox="0 0 38 283" draw:points="38,0 0,0 0,283 38,283">
          <text:p/>
        </draw:polygon>
        <draw:polygon draw:style-name="gr2" draw:text-style-name="P2" draw:layer="layout" svg:width="0.037cm" svg:height="0.282cm" svg:x="3.699cm" svg:y="5.974cm" svg:viewBox="0 0 38 283" draw:points="38,0 0,0 0,283 38,283">
          <text:p/>
        </draw:polygon>
        <draw:polygon draw:style-name="gr2" draw:text-style-name="P2" draw:layer="layout" svg:width="0.038cm" svg:height="0.282cm" svg:x="3.661cm" svg:y="5.974cm" svg:viewBox="0 0 39 283" draw:points="39,0 0,0 0,283 39,283">
          <text:p/>
        </draw:polygon>
        <draw:polygon draw:style-name="gr2" draw:text-style-name="P2" draw:layer="layout" svg:width="0.038cm" svg:height="0.282cm" svg:x="3.622cm" svg:y="5.974cm" svg:viewBox="0 0 39 283" draw:points="39,0 0,0 0,283 39,283">
          <text:p/>
        </draw:polygon>
        <draw:polygon draw:style-name="gr2" draw:text-style-name="P2" draw:layer="layout" svg:width="0.038cm" svg:height="0.282cm" svg:x="3.584cm" svg:y="5.974cm" svg:viewBox="0 0 39 283" draw:points="39,0 0,0 0,283 39,283">
          <text:p/>
        </draw:polygon>
        <draw:polygon draw:style-name="gr2" draw:text-style-name="P2" draw:layer="layout" svg:width="0.038cm" svg:height="0.282cm" svg:x="3.545cm" svg:y="5.974cm" svg:viewBox="0 0 39 283" draw:points="39,0 0,0 0,283 39,283">
          <text:p/>
        </draw:polygon>
        <draw:polygon draw:style-name="gr2" draw:text-style-name="P2" draw:layer="layout" svg:width="0.038cm" svg:height="0.282cm" svg:x="4.733cm" svg:y="5.692cm" svg:viewBox="0 0 39 283" draw:points="39,0 0,0 0,283 39,283">
          <text:p/>
        </draw:polygon>
        <draw:polygon draw:style-name="gr2" draw:text-style-name="P2" draw:layer="layout" svg:width="0.038cm" svg:height="0.282cm" svg:x="4.694cm" svg:y="5.692cm" svg:viewBox="0 0 39 283" draw:points="39,0 0,0 0,283 39,283">
          <text:p/>
        </draw:polygon>
        <draw:polygon draw:style-name="gr2" draw:text-style-name="P2" draw:layer="layout" svg:width="0.038cm" svg:height="0.282cm" svg:x="4.657cm" svg:y="5.692cm" svg:viewBox="0 0 39 283" draw:points="39,0 0,0 0,283 39,283">
          <text:p/>
        </draw:polygon>
        <draw:polygon draw:style-name="gr2" draw:text-style-name="P2" draw:layer="layout" svg:width="0.038cm" svg:height="0.282cm" svg:x="4.618cm" svg:y="5.692cm" svg:viewBox="0 0 39 283" draw:points="39,0 0,0 0,283 39,283">
          <text:p/>
        </draw:polygon>
        <draw:polygon draw:style-name="gr2" draw:text-style-name="P2" draw:layer="layout" svg:width="0.038cm" svg:height="0.282cm" svg:x="4.58cm" svg:y="5.692cm" svg:viewBox="0 0 39 283" draw:points="39,0 0,0 0,283 39,283">
          <text:p/>
        </draw:polygon>
        <draw:polygon draw:style-name="gr2" draw:text-style-name="P2" draw:layer="layout" svg:width="0.038cm" svg:height="0.282cm" svg:x="4.541cm" svg:y="5.692cm" svg:viewBox="0 0 39 283" draw:points="39,0 0,0 0,283 39,283">
          <text:p/>
        </draw:polygon>
        <draw:polygon draw:style-name="gr2" draw:text-style-name="P2" draw:layer="layout" svg:width="0.037cm" svg:height="0.282cm" svg:x="4.504cm" svg:y="5.692cm" svg:viewBox="0 0 38 283" draw:points="38,0 0,0 0,283 38,283">
          <text:p/>
        </draw:polygon>
        <draw:polygon draw:style-name="gr2" draw:text-style-name="P2" draw:layer="layout" svg:width="0.037cm" svg:height="0.282cm" svg:x="4.465cm" svg:y="5.692cm" svg:viewBox="0 0 38 283" draw:points="38,0 0,0 0,283 38,283">
          <text:p/>
        </draw:polygon>
        <draw:polygon draw:style-name="gr2" draw:text-style-name="P2" draw:layer="layout" svg:width="0.038cm" svg:height="0.282cm" svg:x="4.427cm" svg:y="5.692cm" svg:viewBox="0 0 39 283" draw:points="39,0 0,0 0,283 39,283">
          <text:p/>
        </draw:polygon>
        <draw:polygon draw:style-name="gr2" draw:text-style-name="P2" draw:layer="layout" svg:width="0.038cm" svg:height="0.282cm" svg:x="4.388cm" svg:y="5.692cm" svg:viewBox="0 0 39 283" draw:points="39,0 0,0 0,283 39,283">
          <text:p/>
        </draw:polygon>
        <draw:polygon draw:style-name="gr2" draw:text-style-name="P2" draw:layer="layout" svg:width="0.038cm" svg:height="0.282cm" svg:x="4.35cm" svg:y="5.692cm" svg:viewBox="0 0 39 283" draw:points="39,0 0,0 0,283 39,283">
          <text:p/>
        </draw:polygon>
        <draw:polygon draw:style-name="gr2" draw:text-style-name="P2" draw:layer="layout" svg:width="0.038cm" svg:height="0.282cm" svg:x="4.311cm" svg:y="5.692cm" svg:viewBox="0 0 39 283" draw:points="39,0 0,0 0,283 39,283">
          <text:p/>
        </draw:polygon>
        <draw:polygon draw:style-name="gr2" draw:text-style-name="P2" draw:layer="layout" svg:width="0.038cm" svg:height="0.282cm" svg:x="4.274cm" svg:y="5.692cm" svg:viewBox="0 0 39 283" draw:points="39,0 0,0 0,283 39,283">
          <text:p/>
        </draw:polygon>
        <draw:polygon draw:style-name="gr2" draw:text-style-name="P2" draw:layer="layout" svg:width="0.038cm" svg:height="0.282cm" svg:x="4.235cm" svg:y="5.692cm" svg:viewBox="0 0 39 283" draw:points="39,0 0,0 0,283 39,283">
          <text:p/>
        </draw:polygon>
        <draw:polygon draw:style-name="gr2" draw:text-style-name="P2" draw:layer="layout" svg:width="0.038cm" svg:height="0.282cm" svg:x="4.197cm" svg:y="5.692cm" svg:viewBox="0 0 39 283" draw:points="39,0 0,0 0,283 39,283">
          <text:p/>
        </draw:polygon>
        <draw:polygon draw:style-name="gr2" draw:text-style-name="P2" draw:layer="layout" svg:width="0.038cm" svg:height="0.282cm" svg:x="4.158cm" svg:y="5.692cm" svg:viewBox="0 0 39 283" draw:points="39,0 0,0 0,283 39,283">
          <text:p/>
        </draw:polygon>
        <draw:polygon draw:style-name="gr2" draw:text-style-name="P2" draw:layer="layout" svg:width="0.037cm" svg:height="0.282cm" svg:x="4.121cm" svg:y="5.692cm" svg:viewBox="0 0 38 283" draw:points="38,0 0,0 0,283 38,283">
          <text:p/>
        </draw:polygon>
        <draw:polygon draw:style-name="gr2" draw:text-style-name="P2" draw:layer="layout" svg:width="0.037cm" svg:height="0.282cm" svg:x="4.082cm" svg:y="5.692cm" svg:viewBox="0 0 38 283" draw:points="38,0 0,0 0,283 38,283">
          <text:p/>
        </draw:polygon>
        <draw:polygon draw:style-name="gr2" draw:text-style-name="P2" draw:layer="layout" svg:width="0.038cm" svg:height="0.282cm" svg:x="4.044cm" svg:y="5.692cm" svg:viewBox="0 0 39 283" draw:points="39,0 0,0 0,283 39,283">
          <text:p/>
        </draw:polygon>
        <draw:polygon draw:style-name="gr2" draw:text-style-name="P2" draw:layer="layout" svg:width="0.038cm" svg:height="0.282cm" svg:x="4.005cm" svg:y="5.692cm" svg:viewBox="0 0 39 283" draw:points="39,0 0,0 0,283 39,283">
          <text:p/>
        </draw:polygon>
        <draw:polygon draw:style-name="gr2" draw:text-style-name="P2" draw:layer="layout" svg:width="0.038cm" svg:height="0.282cm" svg:x="3.967cm" svg:y="5.692cm" svg:viewBox="0 0 39 283" draw:points="39,0 0,0 0,283 39,283">
          <text:p/>
        </draw:polygon>
        <draw:polygon draw:style-name="gr2" draw:text-style-name="P2" draw:layer="layout" svg:width="0.038cm" svg:height="0.282cm" svg:x="3.928cm" svg:y="5.692cm" svg:viewBox="0 0 39 283" draw:points="39,0 0,0 0,283 39,283">
          <text:p/>
        </draw:polygon>
        <draw:polygon draw:style-name="gr2" draw:text-style-name="P2" draw:layer="layout" svg:width="0.038cm" svg:height="0.282cm" svg:x="3.891cm" svg:y="5.692cm" svg:viewBox="0 0 39 283" draw:points="39,0 0,0 0,283 39,283">
          <text:p/>
        </draw:polygon>
        <draw:polygon draw:style-name="gr2" draw:text-style-name="P2" draw:layer="layout" svg:width="0.038cm" svg:height="0.282cm" svg:x="3.852cm" svg:y="5.692cm" svg:viewBox="0 0 39 283" draw:points="39,0 0,0 0,283 39,283">
          <text:p/>
        </draw:polygon>
        <draw:polygon draw:style-name="gr2" draw:text-style-name="P2" draw:layer="layout" svg:width="0.038cm" svg:height="0.282cm" svg:x="3.814cm" svg:y="5.692cm" svg:viewBox="0 0 39 283" draw:points="39,0 0,0 0,283 39,283">
          <text:p/>
        </draw:polygon>
        <draw:polygon draw:style-name="gr2" draw:text-style-name="P2" draw:layer="layout" svg:width="0.038cm" svg:height="0.282cm" svg:x="3.775cm" svg:y="5.692cm" svg:viewBox="0 0 39 283" draw:points="39,0 0,0 0,283 39,283">
          <text:p/>
        </draw:polygon>
        <draw:polygon draw:style-name="gr2" draw:text-style-name="P2" draw:layer="layout" svg:width="0.037cm" svg:height="0.282cm" svg:x="3.738cm" svg:y="5.692cm" svg:viewBox="0 0 38 283" draw:points="38,0 0,0 0,283 38,283">
          <text:p/>
        </draw:polygon>
        <draw:polygon draw:style-name="gr2" draw:text-style-name="P2" draw:layer="layout" svg:width="0.037cm" svg:height="0.282cm" svg:x="3.699cm" svg:y="5.692cm" svg:viewBox="0 0 38 283" draw:points="38,0 0,0 0,283 38,283">
          <text:p/>
        </draw:polygon>
        <draw:polygon draw:style-name="gr2" draw:text-style-name="P2" draw:layer="layout" svg:width="0.038cm" svg:height="0.282cm" svg:x="3.661cm" svg:y="5.692cm" svg:viewBox="0 0 39 283" draw:points="39,0 0,0 0,283 39,283">
          <text:p/>
        </draw:polygon>
        <draw:polygon draw:style-name="gr2" draw:text-style-name="P2" draw:layer="layout" svg:width="0.038cm" svg:height="0.282cm" svg:x="3.622cm" svg:y="5.692cm" svg:viewBox="0 0 39 283" draw:points="39,0 0,0 0,283 39,283">
          <text:p/>
        </draw:polygon>
        <draw:polygon draw:style-name="gr2" draw:text-style-name="P2" draw:layer="layout" svg:width="0.038cm" svg:height="0.282cm" svg:x="3.584cm" svg:y="5.692cm" svg:viewBox="0 0 39 283" draw:points="39,0 0,0 0,283 39,283">
          <text:p/>
        </draw:polygon>
        <draw:polygon draw:style-name="gr2" draw:text-style-name="P2" draw:layer="layout" svg:width="0.038cm" svg:height="0.282cm" svg:x="3.545cm" svg:y="5.692cm" svg:viewBox="0 0 39 283" draw:points="39,0 0,0 0,283 39,283">
          <text:p/>
        </draw:polygon>
        <draw:polygon draw:style-name="gr2" draw:text-style-name="P2" draw:layer="layout" svg:width="0.038cm" svg:height="0.281cm" svg:x="4.733cm" svg:y="5.41cm" svg:viewBox="0 0 39 282" draw:points="39,0 0,0 0,282 39,282">
          <text:p/>
        </draw:polygon>
        <draw:polygon draw:style-name="gr2" draw:text-style-name="P2" draw:layer="layout" svg:width="0.038cm" svg:height="0.281cm" svg:x="4.694cm" svg:y="5.41cm" svg:viewBox="0 0 39 282" draw:points="39,0 0,0 0,282 39,282">
          <text:p/>
        </draw:polygon>
        <draw:polygon draw:style-name="gr2" draw:text-style-name="P2" draw:layer="layout" svg:width="0.038cm" svg:height="0.281cm" svg:x="4.657cm" svg:y="5.41cm" svg:viewBox="0 0 39 282" draw:points="39,0 0,0 0,282 39,282">
          <text:p/>
        </draw:polygon>
        <draw:polygon draw:style-name="gr2" draw:text-style-name="P2" draw:layer="layout" svg:width="0.038cm" svg:height="0.281cm" svg:x="4.618cm" svg:y="5.41cm" svg:viewBox="0 0 39 282" draw:points="39,0 0,0 0,282 39,282">
          <text:p/>
        </draw:polygon>
        <draw:polygon draw:style-name="gr2" draw:text-style-name="P2" draw:layer="layout" svg:width="0.038cm" svg:height="0.281cm" svg:x="4.58cm" svg:y="5.41cm" svg:viewBox="0 0 39 282" draw:points="39,0 0,0 0,282 39,282">
          <text:p/>
        </draw:polygon>
        <draw:polygon draw:style-name="gr2" draw:text-style-name="P2" draw:layer="layout" svg:width="0.038cm" svg:height="0.281cm" svg:x="4.541cm" svg:y="5.41cm" svg:viewBox="0 0 39 282" draw:points="39,0 0,0 0,282 39,282">
          <text:p/>
        </draw:polygon>
        <draw:polygon draw:style-name="gr2" draw:text-style-name="P2" draw:layer="layout" svg:width="0.037cm" svg:height="0.281cm" svg:x="4.504cm" svg:y="5.41cm" svg:viewBox="0 0 38 282" draw:points="38,0 0,0 0,282 38,282">
          <text:p/>
        </draw:polygon>
        <draw:polygon draw:style-name="gr2" draw:text-style-name="P2" draw:layer="layout" svg:width="0.037cm" svg:height="0.281cm" svg:x="4.465cm" svg:y="5.41cm" svg:viewBox="0 0 38 282" draw:points="38,0 0,0 0,282 38,282">
          <text:p/>
        </draw:polygon>
        <draw:polygon draw:style-name="gr2" draw:text-style-name="P2" draw:layer="layout" svg:width="0.038cm" svg:height="0.281cm" svg:x="4.427cm" svg:y="5.41cm" svg:viewBox="0 0 39 282" draw:points="39,0 0,0 0,282 39,282">
          <text:p/>
        </draw:polygon>
        <draw:polygon draw:style-name="gr2" draw:text-style-name="P2" draw:layer="layout" svg:width="0.038cm" svg:height="0.281cm" svg:x="4.388cm" svg:y="5.41cm" svg:viewBox="0 0 39 282" draw:points="39,0 0,0 0,282 39,282">
          <text:p/>
        </draw:polygon>
        <draw:polygon draw:style-name="gr2" draw:text-style-name="P2" draw:layer="layout" svg:width="0.038cm" svg:height="0.281cm" svg:x="4.35cm" svg:y="5.41cm" svg:viewBox="0 0 39 282" draw:points="39,0 0,0 0,282 39,282">
          <text:p/>
        </draw:polygon>
        <draw:polygon draw:style-name="gr2" draw:text-style-name="P2" draw:layer="layout" svg:width="0.038cm" svg:height="0.281cm" svg:x="4.311cm" svg:y="5.41cm" svg:viewBox="0 0 39 282" draw:points="39,0 0,0 0,282 39,282">
          <text:p/>
        </draw:polygon>
        <draw:polygon draw:style-name="gr2" draw:text-style-name="P2" draw:layer="layout" svg:width="0.038cm" svg:height="0.281cm" svg:x="4.274cm" svg:y="5.41cm" svg:viewBox="0 0 39 282" draw:points="39,0 0,0 0,282 39,282">
          <text:p/>
        </draw:polygon>
        <draw:polygon draw:style-name="gr2" draw:text-style-name="P2" draw:layer="layout" svg:width="0.038cm" svg:height="0.281cm" svg:x="4.235cm" svg:y="5.41cm" svg:viewBox="0 0 39 282" draw:points="39,0 0,0 0,282 39,282">
          <text:p/>
        </draw:polygon>
        <draw:polygon draw:style-name="gr2" draw:text-style-name="P2" draw:layer="layout" svg:width="0.038cm" svg:height="0.281cm" svg:x="4.197cm" svg:y="5.41cm" svg:viewBox="0 0 39 282" draw:points="39,0 0,0 0,282 39,282">
          <text:p/>
        </draw:polygon>
        <draw:polygon draw:style-name="gr2" draw:text-style-name="P2" draw:layer="layout" svg:width="0.038cm" svg:height="0.281cm" svg:x="4.158cm" svg:y="5.41cm" svg:viewBox="0 0 39 282" draw:points="39,0 0,0 0,282 39,282">
          <text:p/>
        </draw:polygon>
        <draw:polygon draw:style-name="gr2" draw:text-style-name="P2" draw:layer="layout" svg:width="0.037cm" svg:height="0.281cm" svg:x="4.121cm" svg:y="5.41cm" svg:viewBox="0 0 38 282" draw:points="38,0 0,0 0,282 38,282">
          <text:p/>
        </draw:polygon>
        <draw:polygon draw:style-name="gr2" draw:text-style-name="P2" draw:layer="layout" svg:width="0.037cm" svg:height="0.281cm" svg:x="4.082cm" svg:y="5.41cm" svg:viewBox="0 0 38 282" draw:points="38,0 0,0 0,282 38,282">
          <text:p/>
        </draw:polygon>
        <draw:polygon draw:style-name="gr2" draw:text-style-name="P2" draw:layer="layout" svg:width="0.038cm" svg:height="0.281cm" svg:x="4.044cm" svg:y="5.41cm" svg:viewBox="0 0 39 282" draw:points="39,0 0,0 0,282 39,282">
          <text:p/>
        </draw:polygon>
        <draw:polygon draw:style-name="gr2" draw:text-style-name="P2" draw:layer="layout" svg:width="0.038cm" svg:height="0.281cm" svg:x="4.005cm" svg:y="5.41cm" svg:viewBox="0 0 39 282" draw:points="39,0 0,0 0,282 39,282">
          <text:p/>
        </draw:polygon>
        <draw:polygon draw:style-name="gr2" draw:text-style-name="P2" draw:layer="layout" svg:width="0.038cm" svg:height="0.281cm" svg:x="3.967cm" svg:y="5.41cm" svg:viewBox="0 0 39 282" draw:points="39,0 0,0 0,282 39,282">
          <text:p/>
        </draw:polygon>
        <draw:polygon draw:style-name="gr2" draw:text-style-name="P2" draw:layer="layout" svg:width="0.038cm" svg:height="0.281cm" svg:x="3.928cm" svg:y="5.41cm" svg:viewBox="0 0 39 282" draw:points="39,0 0,0 0,282 39,282">
          <text:p/>
        </draw:polygon>
        <draw:polygon draw:style-name="gr2" draw:text-style-name="P2" draw:layer="layout" svg:width="0.038cm" svg:height="0.281cm" svg:x="3.891cm" svg:y="5.41cm" svg:viewBox="0 0 39 282" draw:points="39,0 0,0 0,282 39,282">
          <text:p/>
        </draw:polygon>
        <draw:polygon draw:style-name="gr2" draw:text-style-name="P2" draw:layer="layout" svg:width="0.038cm" svg:height="0.281cm" svg:x="3.852cm" svg:y="5.41cm" svg:viewBox="0 0 39 282" draw:points="39,0 0,0 0,282 39,282">
          <text:p/>
        </draw:polygon>
        <draw:polygon draw:style-name="gr2" draw:text-style-name="P2" draw:layer="layout" svg:width="0.038cm" svg:height="0.281cm" svg:x="3.814cm" svg:y="5.41cm" svg:viewBox="0 0 39 282" draw:points="39,0 0,0 0,282 39,282">
          <text:p/>
        </draw:polygon>
        <draw:polygon draw:style-name="gr2" draw:text-style-name="P2" draw:layer="layout" svg:width="0.038cm" svg:height="0.281cm" svg:x="3.775cm" svg:y="5.41cm" svg:viewBox="0 0 39 282" draw:points="39,0 0,0 0,282 39,282">
          <text:p/>
        </draw:polygon>
        <draw:polygon draw:style-name="gr2" draw:text-style-name="P2" draw:layer="layout" svg:width="0.037cm" svg:height="0.281cm" svg:x="3.738cm" svg:y="5.41cm" svg:viewBox="0 0 38 282" draw:points="38,0 0,0 0,282 38,282">
          <text:p/>
        </draw:polygon>
        <draw:polygon draw:style-name="gr2" draw:text-style-name="P2" draw:layer="layout" svg:width="0.037cm" svg:height="0.281cm" svg:x="3.699cm" svg:y="5.41cm" svg:viewBox="0 0 38 282" draw:points="38,0 0,0 0,282 38,282">
          <text:p/>
        </draw:polygon>
        <draw:polygon draw:style-name="gr2" draw:text-style-name="P2" draw:layer="layout" svg:width="0.038cm" svg:height="0.281cm" svg:x="3.661cm" svg:y="5.41cm" svg:viewBox="0 0 39 282" draw:points="39,0 0,0 0,282 39,282">
          <text:p/>
        </draw:polygon>
        <draw:polygon draw:style-name="gr2" draw:text-style-name="P2" draw:layer="layout" svg:width="0.038cm" svg:height="0.281cm" svg:x="3.622cm" svg:y="5.41cm" svg:viewBox="0 0 39 282" draw:points="39,0 0,0 0,282 39,282">
          <text:p/>
        </draw:polygon>
        <draw:polygon draw:style-name="gr2" draw:text-style-name="P2" draw:layer="layout" svg:width="0.038cm" svg:height="0.281cm" svg:x="3.584cm" svg:y="5.41cm" svg:viewBox="0 0 39 282" draw:points="39,0 0,0 0,282 39,282">
          <text:p/>
        </draw:polygon>
        <draw:polygon draw:style-name="gr2" draw:text-style-name="P2" draw:layer="layout" svg:width="0.038cm" svg:height="0.281cm" svg:x="3.545cm" svg:y="5.41cm" svg:viewBox="0 0 39 282" draw:points="39,0 0,0 0,282 39,282">
          <text:p/>
        </draw:polygon>
        <draw:polygon draw:style-name="gr2" draw:text-style-name="P2" draw:layer="layout" svg:width="0.038cm" svg:height="0.282cm" svg:x="4.733cm" svg:y="5.127cm" svg:viewBox="0 0 39 283" draw:points="39,0 0,0 0,283 39,283">
          <text:p/>
        </draw:polygon>
        <draw:polygon draw:style-name="gr2" draw:text-style-name="P2" draw:layer="layout" svg:width="0.038cm" svg:height="0.282cm" svg:x="4.694cm" svg:y="5.127cm" svg:viewBox="0 0 39 283" draw:points="39,0 0,0 0,283 39,283">
          <text:p/>
        </draw:polygon>
        <draw:polygon draw:style-name="gr2" draw:text-style-name="P2" draw:layer="layout" svg:width="0.038cm" svg:height="0.282cm" svg:x="4.657cm" svg:y="5.127cm" svg:viewBox="0 0 39 283" draw:points="39,0 0,0 0,283 39,283">
          <text:p/>
        </draw:polygon>
        <draw:polygon draw:style-name="gr2" draw:text-style-name="P2" draw:layer="layout" svg:width="0.038cm" svg:height="0.282cm" svg:x="4.618cm" svg:y="5.127cm" svg:viewBox="0 0 39 283" draw:points="39,0 0,0 0,283 39,283">
          <text:p/>
        </draw:polygon>
        <draw:polygon draw:style-name="gr2" draw:text-style-name="P2" draw:layer="layout" svg:width="0.038cm" svg:height="0.282cm" svg:x="4.58cm" svg:y="5.127cm" svg:viewBox="0 0 39 283" draw:points="39,0 0,0 0,283 39,283">
          <text:p/>
        </draw:polygon>
        <draw:polygon draw:style-name="gr2" draw:text-style-name="P2" draw:layer="layout" svg:width="0.038cm" svg:height="0.282cm" svg:x="4.541cm" svg:y="5.127cm" svg:viewBox="0 0 39 283" draw:points="39,0 0,0 0,283 39,283">
          <text:p/>
        </draw:polygon>
        <draw:polygon draw:style-name="gr2" draw:text-style-name="P2" draw:layer="layout" svg:width="0.037cm" svg:height="0.282cm" svg:x="4.504cm" svg:y="5.127cm" svg:viewBox="0 0 38 283" draw:points="38,0 0,0 0,283 38,283">
          <text:p/>
        </draw:polygon>
        <draw:polygon draw:style-name="gr2" draw:text-style-name="P2" draw:layer="layout" svg:width="0.037cm" svg:height="0.282cm" svg:x="4.465cm" svg:y="5.127cm" svg:viewBox="0 0 38 283" draw:points="38,0 0,0 0,283 38,283">
          <text:p/>
        </draw:polygon>
        <draw:polygon draw:style-name="gr2" draw:text-style-name="P2" draw:layer="layout" svg:width="0.038cm" svg:height="0.282cm" svg:x="4.427cm" svg:y="5.127cm" svg:viewBox="0 0 39 283" draw:points="39,0 0,0 0,283 39,283">
          <text:p/>
        </draw:polygon>
        <draw:polygon draw:style-name="gr2" draw:text-style-name="P2" draw:layer="layout" svg:width="0.038cm" svg:height="0.282cm" svg:x="4.388cm" svg:y="5.127cm" svg:viewBox="0 0 39 283" draw:points="39,0 0,0 0,283 39,283">
          <text:p/>
        </draw:polygon>
        <draw:polygon draw:style-name="gr2" draw:text-style-name="P2" draw:layer="layout" svg:width="0.038cm" svg:height="0.282cm" svg:x="4.35cm" svg:y="5.127cm" svg:viewBox="0 0 39 283" draw:points="39,0 0,0 0,283 39,283">
          <text:p/>
        </draw:polygon>
        <draw:polygon draw:style-name="gr2" draw:text-style-name="P2" draw:layer="layout" svg:width="0.038cm" svg:height="0.282cm" svg:x="4.311cm" svg:y="5.127cm" svg:viewBox="0 0 39 283" draw:points="39,0 0,0 0,283 39,283">
          <text:p/>
        </draw:polygon>
        <draw:polygon draw:style-name="gr2" draw:text-style-name="P2" draw:layer="layout" svg:width="0.038cm" svg:height="0.282cm" svg:x="4.274cm" svg:y="5.127cm" svg:viewBox="0 0 39 283" draw:points="39,0 0,0 0,283 39,283">
          <text:p/>
        </draw:polygon>
        <draw:polygon draw:style-name="gr2" draw:text-style-name="P2" draw:layer="layout" svg:width="0.038cm" svg:height="0.282cm" svg:x="4.235cm" svg:y="5.127cm" svg:viewBox="0 0 39 283" draw:points="39,0 0,0 0,283 39,283">
          <text:p/>
        </draw:polygon>
        <draw:polygon draw:style-name="gr2" draw:text-style-name="P2" draw:layer="layout" svg:width="0.038cm" svg:height="0.282cm" svg:x="4.197cm" svg:y="5.127cm" svg:viewBox="0 0 39 283" draw:points="39,0 0,0 0,283 39,283">
          <text:p/>
        </draw:polygon>
        <draw:polygon draw:style-name="gr2" draw:text-style-name="P2" draw:layer="layout" svg:width="0.038cm" svg:height="0.282cm" svg:x="4.158cm" svg:y="5.127cm" svg:viewBox="0 0 39 283" draw:points="39,0 0,0 0,283 39,283">
          <text:p/>
        </draw:polygon>
        <draw:polygon draw:style-name="gr2" draw:text-style-name="P2" draw:layer="layout" svg:width="0.037cm" svg:height="0.282cm" svg:x="4.121cm" svg:y="5.127cm" svg:viewBox="0 0 38 283" draw:points="38,0 0,0 0,283 38,283">
          <text:p/>
        </draw:polygon>
        <draw:polygon draw:style-name="gr2" draw:text-style-name="P2" draw:layer="layout" svg:width="0.037cm" svg:height="0.282cm" svg:x="4.082cm" svg:y="5.127cm" svg:viewBox="0 0 38 283" draw:points="38,0 0,0 0,283 38,283">
          <text:p/>
        </draw:polygon>
        <draw:polygon draw:style-name="gr2" draw:text-style-name="P2" draw:layer="layout" svg:width="0.038cm" svg:height="0.282cm" svg:x="4.044cm" svg:y="5.127cm" svg:viewBox="0 0 39 283" draw:points="39,0 0,0 0,283 39,283">
          <text:p/>
        </draw:polygon>
        <draw:polygon draw:style-name="gr2" draw:text-style-name="P2" draw:layer="layout" svg:width="0.038cm" svg:height="0.282cm" svg:x="4.005cm" svg:y="5.127cm" svg:viewBox="0 0 39 283" draw:points="39,0 0,0 0,283 39,283">
          <text:p/>
        </draw:polygon>
        <draw:polygon draw:style-name="gr2" draw:text-style-name="P2" draw:layer="layout" svg:width="0.038cm" svg:height="0.282cm" svg:x="3.967cm" svg:y="5.127cm" svg:viewBox="0 0 39 283" draw:points="39,0 0,0 0,283 39,283">
          <text:p/>
        </draw:polygon>
        <draw:polygon draw:style-name="gr2" draw:text-style-name="P2" draw:layer="layout" svg:width="0.038cm" svg:height="0.282cm" svg:x="3.928cm" svg:y="5.127cm" svg:viewBox="0 0 39 283" draw:points="39,0 0,0 0,283 39,283">
          <text:p/>
        </draw:polygon>
        <draw:polygon draw:style-name="gr2" draw:text-style-name="P2" draw:layer="layout" svg:width="0.038cm" svg:height="0.282cm" svg:x="3.891cm" svg:y="5.127cm" svg:viewBox="0 0 39 283" draw:points="39,0 0,0 0,283 39,283">
          <text:p/>
        </draw:polygon>
        <draw:polygon draw:style-name="gr2" draw:text-style-name="P2" draw:layer="layout" svg:width="0.038cm" svg:height="0.282cm" svg:x="3.852cm" svg:y="5.127cm" svg:viewBox="0 0 39 283" draw:points="39,0 0,0 0,283 39,283">
          <text:p/>
        </draw:polygon>
        <draw:polygon draw:style-name="gr2" draw:text-style-name="P2" draw:layer="layout" svg:width="0.038cm" svg:height="0.282cm" svg:x="3.814cm" svg:y="5.127cm" svg:viewBox="0 0 39 283" draw:points="39,0 0,0 0,283 39,283">
          <text:p/>
        </draw:polygon>
        <draw:polygon draw:style-name="gr2" draw:text-style-name="P2" draw:layer="layout" svg:width="0.038cm" svg:height="0.282cm" svg:x="3.775cm" svg:y="5.127cm" svg:viewBox="0 0 39 283" draw:points="39,0 0,0 0,283 39,283">
          <text:p/>
        </draw:polygon>
        <draw:polygon draw:style-name="gr2" draw:text-style-name="P2" draw:layer="layout" svg:width="0.037cm" svg:height="0.282cm" svg:x="3.738cm" svg:y="5.127cm" svg:viewBox="0 0 38 283" draw:points="38,0 0,0 0,283 38,283">
          <text:p/>
        </draw:polygon>
        <draw:polygon draw:style-name="gr2" draw:text-style-name="P2" draw:layer="layout" svg:width="0.037cm" svg:height="0.282cm" svg:x="3.699cm" svg:y="5.127cm" svg:viewBox="0 0 38 283" draw:points="38,0 0,0 0,283 38,283">
          <text:p/>
        </draw:polygon>
        <draw:polygon draw:style-name="gr2" draw:text-style-name="P2" draw:layer="layout" svg:width="0.038cm" svg:height="0.282cm" svg:x="3.661cm" svg:y="5.127cm" svg:viewBox="0 0 39 283" draw:points="39,0 0,0 0,283 39,283">
          <text:p/>
        </draw:polygon>
        <draw:polygon draw:style-name="gr2" draw:text-style-name="P2" draw:layer="layout" svg:width="0.038cm" svg:height="0.282cm" svg:x="3.622cm" svg:y="5.127cm" svg:viewBox="0 0 39 283" draw:points="39,0 0,0 0,283 39,283">
          <text:p/>
        </draw:polygon>
        <draw:polygon draw:style-name="gr2" draw:text-style-name="P2" draw:layer="layout" svg:width="0.038cm" svg:height="0.282cm" svg:x="3.584cm" svg:y="5.127cm" svg:viewBox="0 0 39 283" draw:points="39,0 0,0 0,283 39,283">
          <text:p/>
        </draw:polygon>
        <draw:polygon draw:style-name="gr2" draw:text-style-name="P2" draw:layer="layout" svg:width="0.038cm" svg:height="0.282cm" svg:x="3.545cm" svg:y="5.127cm" svg:viewBox="0 0 39 283" draw:points="39,0 0,0 0,283 39,283">
          <text:p/>
        </draw:polygon>
        <draw:polygon draw:style-name="gr2" draw:text-style-name="P2" draw:layer="layout" svg:width="0.038cm" svg:height="0.282cm" svg:x="4.733cm" svg:y="4.845cm" svg:viewBox="0 0 39 283" draw:points="39,0 0,0 0,283 39,283">
          <text:p/>
        </draw:polygon>
        <draw:polygon draw:style-name="gr2" draw:text-style-name="P2" draw:layer="layout" svg:width="0.038cm" svg:height="0.282cm" svg:x="4.694cm" svg:y="4.845cm" svg:viewBox="0 0 39 283" draw:points="39,0 0,0 0,283 39,283">
          <text:p/>
        </draw:polygon>
        <draw:polygon draw:style-name="gr2" draw:text-style-name="P2" draw:layer="layout" svg:width="0.038cm" svg:height="0.282cm" svg:x="4.657cm" svg:y="4.845cm" svg:viewBox="0 0 39 283" draw:points="39,0 0,0 0,283 39,283">
          <text:p/>
        </draw:polygon>
        <draw:polygon draw:style-name="gr2" draw:text-style-name="P2" draw:layer="layout" svg:width="0.038cm" svg:height="0.282cm" svg:x="4.618cm" svg:y="4.845cm" svg:viewBox="0 0 39 283" draw:points="39,0 0,0 0,283 39,283">
          <text:p/>
        </draw:polygon>
        <draw:polygon draw:style-name="gr2" draw:text-style-name="P2" draw:layer="layout" svg:width="0.038cm" svg:height="0.282cm" svg:x="4.58cm" svg:y="4.845cm" svg:viewBox="0 0 39 283" draw:points="39,0 0,0 0,283 39,283">
          <text:p/>
        </draw:polygon>
        <draw:polygon draw:style-name="gr2" draw:text-style-name="P2" draw:layer="layout" svg:width="0.038cm" svg:height="0.282cm" svg:x="4.541cm" svg:y="4.845cm" svg:viewBox="0 0 39 283" draw:points="39,0 0,0 0,283 39,283">
          <text:p/>
        </draw:polygon>
        <draw:polygon draw:style-name="gr2" draw:text-style-name="P2" draw:layer="layout" svg:width="0.037cm" svg:height="0.282cm" svg:x="4.504cm" svg:y="4.845cm" svg:viewBox="0 0 38 283" draw:points="38,0 0,0 0,283 38,283">
          <text:p/>
        </draw:polygon>
        <draw:polygon draw:style-name="gr2" draw:text-style-name="P2" draw:layer="layout" svg:width="0.037cm" svg:height="0.282cm" svg:x="4.465cm" svg:y="4.845cm" svg:viewBox="0 0 38 283" draw:points="38,0 0,0 0,283 38,283">
          <text:p/>
        </draw:polygon>
        <draw:polygon draw:style-name="gr2" draw:text-style-name="P2" draw:layer="layout" svg:width="0.038cm" svg:height="0.282cm" svg:x="4.427cm" svg:y="4.845cm" svg:viewBox="0 0 39 283" draw:points="39,0 0,0 0,283 39,283">
          <text:p/>
        </draw:polygon>
        <draw:polygon draw:style-name="gr2" draw:text-style-name="P2" draw:layer="layout" svg:width="0.038cm" svg:height="0.282cm" svg:x="4.388cm" svg:y="4.845cm" svg:viewBox="0 0 39 283" draw:points="39,0 0,0 0,283 39,283">
          <text:p/>
        </draw:polygon>
        <draw:polygon draw:style-name="gr2" draw:text-style-name="P2" draw:layer="layout" svg:width="0.038cm" svg:height="0.282cm" svg:x="4.35cm" svg:y="4.845cm" svg:viewBox="0 0 39 283" draw:points="39,0 0,0 0,283 39,283">
          <text:p/>
        </draw:polygon>
        <draw:polygon draw:style-name="gr2" draw:text-style-name="P2" draw:layer="layout" svg:width="0.038cm" svg:height="0.282cm" svg:x="4.311cm" svg:y="4.845cm" svg:viewBox="0 0 39 283" draw:points="39,0 0,0 0,283 39,283">
          <text:p/>
        </draw:polygon>
        <draw:polygon draw:style-name="gr2" draw:text-style-name="P2" draw:layer="layout" svg:width="0.038cm" svg:height="0.282cm" svg:x="4.274cm" svg:y="4.845cm" svg:viewBox="0 0 39 283" draw:points="39,0 0,0 0,283 39,283">
          <text:p/>
        </draw:polygon>
        <draw:polygon draw:style-name="gr2" draw:text-style-name="P2" draw:layer="layout" svg:width="0.038cm" svg:height="0.282cm" svg:x="4.235cm" svg:y="4.845cm" svg:viewBox="0 0 39 283" draw:points="39,0 0,0 0,283 39,283">
          <text:p/>
        </draw:polygon>
        <draw:polygon draw:style-name="gr2" draw:text-style-name="P2" draw:layer="layout" svg:width="0.038cm" svg:height="0.282cm" svg:x="4.197cm" svg:y="4.845cm" svg:viewBox="0 0 39 283" draw:points="39,0 0,0 0,283 39,283">
          <text:p/>
        </draw:polygon>
        <draw:polygon draw:style-name="gr2" draw:text-style-name="P2" draw:layer="layout" svg:width="0.038cm" svg:height="0.282cm" svg:x="4.158cm" svg:y="4.845cm" svg:viewBox="0 0 39 283" draw:points="39,0 0,0 0,283 39,283">
          <text:p/>
        </draw:polygon>
        <draw:polygon draw:style-name="gr2" draw:text-style-name="P2" draw:layer="layout" svg:width="0.037cm" svg:height="0.282cm" svg:x="4.121cm" svg:y="4.845cm" svg:viewBox="0 0 38 283" draw:points="38,0 0,0 0,283 38,283">
          <text:p/>
        </draw:polygon>
        <draw:polygon draw:style-name="gr2" draw:text-style-name="P2" draw:layer="layout" svg:width="0.037cm" svg:height="0.282cm" svg:x="4.082cm" svg:y="4.845cm" svg:viewBox="0 0 38 283" draw:points="38,0 0,0 0,283 38,283">
          <text:p/>
        </draw:polygon>
        <draw:polygon draw:style-name="gr2" draw:text-style-name="P2" draw:layer="layout" svg:width="0.038cm" svg:height="0.282cm" svg:x="4.044cm" svg:y="4.845cm" svg:viewBox="0 0 39 283" draw:points="39,0 0,0 0,283 39,283">
          <text:p/>
        </draw:polygon>
        <draw:polygon draw:style-name="gr2" draw:text-style-name="P2" draw:layer="layout" svg:width="0.038cm" svg:height="0.282cm" svg:x="4.005cm" svg:y="4.845cm" svg:viewBox="0 0 39 283" draw:points="39,0 0,0 0,283 39,283">
          <text:p/>
        </draw:polygon>
        <draw:polygon draw:style-name="gr2" draw:text-style-name="P2" draw:layer="layout" svg:width="0.038cm" svg:height="0.282cm" svg:x="3.967cm" svg:y="4.845cm" svg:viewBox="0 0 39 283" draw:points="39,0 0,0 0,283 39,283">
          <text:p/>
        </draw:polygon>
        <draw:polygon draw:style-name="gr2" draw:text-style-name="P2" draw:layer="layout" svg:width="0.038cm" svg:height="0.282cm" svg:x="3.928cm" svg:y="4.845cm" svg:viewBox="0 0 39 283" draw:points="39,0 0,0 0,283 39,283">
          <text:p/>
        </draw:polygon>
        <draw:polygon draw:style-name="gr2" draw:text-style-name="P2" draw:layer="layout" svg:width="0.038cm" svg:height="0.282cm" svg:x="3.891cm" svg:y="4.845cm" svg:viewBox="0 0 39 283" draw:points="39,0 0,0 0,283 39,283">
          <text:p/>
        </draw:polygon>
        <draw:polygon draw:style-name="gr2" draw:text-style-name="P2" draw:layer="layout" svg:width="0.038cm" svg:height="0.282cm" svg:x="3.852cm" svg:y="4.845cm" svg:viewBox="0 0 39 283" draw:points="39,0 0,0 0,283 39,283">
          <text:p/>
        </draw:polygon>
        <draw:polygon draw:style-name="gr2" draw:text-style-name="P2" draw:layer="layout" svg:width="0.038cm" svg:height="0.282cm" svg:x="3.814cm" svg:y="4.845cm" svg:viewBox="0 0 39 283" draw:points="39,0 0,0 0,283 39,283">
          <text:p/>
        </draw:polygon>
        <draw:polygon draw:style-name="gr2" draw:text-style-name="P2" draw:layer="layout" svg:width="0.038cm" svg:height="0.282cm" svg:x="3.775cm" svg:y="4.845cm" svg:viewBox="0 0 39 283" draw:points="39,0 0,0 0,283 39,283">
          <text:p/>
        </draw:polygon>
        <draw:polygon draw:style-name="gr2" draw:text-style-name="P2" draw:layer="layout" svg:width="0.037cm" svg:height="0.282cm" svg:x="3.738cm" svg:y="4.845cm" svg:viewBox="0 0 38 283" draw:points="38,0 0,0 0,283 38,283">
          <text:p/>
        </draw:polygon>
        <draw:polygon draw:style-name="gr2" draw:text-style-name="P2" draw:layer="layout" svg:width="0.037cm" svg:height="0.282cm" svg:x="3.699cm" svg:y="4.845cm" svg:viewBox="0 0 38 283" draw:points="38,0 0,0 0,283 38,283">
          <text:p/>
        </draw:polygon>
        <draw:polygon draw:style-name="gr2" draw:text-style-name="P2" draw:layer="layout" svg:width="0.038cm" svg:height="0.282cm" svg:x="3.661cm" svg:y="4.845cm" svg:viewBox="0 0 39 283" draw:points="39,0 0,0 0,283 39,283">
          <text:p/>
        </draw:polygon>
        <draw:polygon draw:style-name="gr2" draw:text-style-name="P2" draw:layer="layout" svg:width="0.038cm" svg:height="0.282cm" svg:x="3.622cm" svg:y="4.845cm" svg:viewBox="0 0 39 283" draw:points="39,0 0,0 0,283 39,283">
          <text:p/>
        </draw:polygon>
        <draw:polygon draw:style-name="gr2" draw:text-style-name="P2" draw:layer="layout" svg:width="0.038cm" svg:height="0.282cm" svg:x="3.584cm" svg:y="4.845cm" svg:viewBox="0 0 39 283" draw:points="39,0 0,0 0,283 39,283">
          <text:p/>
        </draw:polygon>
        <draw:polygon draw:style-name="gr2" draw:text-style-name="P2" draw:layer="layout" svg:width="0.038cm" svg:height="0.282cm" svg:x="3.545cm" svg:y="4.845cm" svg:viewBox="0 0 39 283" draw:points="39,0 0,0 0,283 39,283">
          <text:p/>
        </draw:polygon>
        <draw:polygon draw:style-name="gr2" draw:text-style-name="P2" draw:layer="layout" svg:width="0.038cm" svg:height="0.282cm" svg:x="4.733cm" svg:y="4.563cm" svg:viewBox="0 0 39 283" draw:points="39,0 0,0 0,283 39,283">
          <text:p/>
        </draw:polygon>
        <draw:polygon draw:style-name="gr2" draw:text-style-name="P2" draw:layer="layout" svg:width="0.038cm" svg:height="0.282cm" svg:x="4.694cm" svg:y="4.563cm" svg:viewBox="0 0 39 283" draw:points="39,0 0,0 0,283 39,283">
          <text:p/>
        </draw:polygon>
        <draw:polygon draw:style-name="gr2" draw:text-style-name="P2" draw:layer="layout" svg:width="0.038cm" svg:height="0.282cm" svg:x="4.657cm" svg:y="4.563cm" svg:viewBox="0 0 39 283" draw:points="39,0 0,0 0,283 39,283">
          <text:p/>
        </draw:polygon>
        <draw:polygon draw:style-name="gr2" draw:text-style-name="P2" draw:layer="layout" svg:width="0.038cm" svg:height="0.282cm" svg:x="4.618cm" svg:y="4.563cm" svg:viewBox="0 0 39 283" draw:points="39,0 0,0 0,283 39,283">
          <text:p/>
        </draw:polygon>
        <draw:polygon draw:style-name="gr2" draw:text-style-name="P2" draw:layer="layout" svg:width="0.038cm" svg:height="0.282cm" svg:x="4.58cm" svg:y="4.563cm" svg:viewBox="0 0 39 283" draw:points="39,0 0,0 0,283 39,283">
          <text:p/>
        </draw:polygon>
        <draw:polygon draw:style-name="gr2" draw:text-style-name="P2" draw:layer="layout" svg:width="0.038cm" svg:height="0.282cm" svg:x="4.541cm" svg:y="4.563cm" svg:viewBox="0 0 39 283" draw:points="39,0 0,0 0,283 39,283">
          <text:p/>
        </draw:polygon>
        <draw:polygon draw:style-name="gr2" draw:text-style-name="P2" draw:layer="layout" svg:width="0.037cm" svg:height="0.282cm" svg:x="4.504cm" svg:y="4.563cm" svg:viewBox="0 0 38 283" draw:points="38,0 0,0 0,283 38,283">
          <text:p/>
        </draw:polygon>
        <draw:polygon draw:style-name="gr2" draw:text-style-name="P2" draw:layer="layout" svg:width="0.037cm" svg:height="0.282cm" svg:x="4.465cm" svg:y="4.563cm" svg:viewBox="0 0 38 283" draw:points="38,0 0,0 0,283 38,283">
          <text:p/>
        </draw:polygon>
        <draw:polygon draw:style-name="gr2" draw:text-style-name="P2" draw:layer="layout" svg:width="0.038cm" svg:height="0.282cm" svg:x="4.427cm" svg:y="4.563cm" svg:viewBox="0 0 39 283" draw:points="39,0 0,0 0,283 39,283">
          <text:p/>
        </draw:polygon>
        <draw:polygon draw:style-name="gr2" draw:text-style-name="P2" draw:layer="layout" svg:width="0.038cm" svg:height="0.282cm" svg:x="4.388cm" svg:y="4.563cm" svg:viewBox="0 0 39 283" draw:points="39,0 0,0 0,283 39,283">
          <text:p/>
        </draw:polygon>
        <draw:polygon draw:style-name="gr2" draw:text-style-name="P2" draw:layer="layout" svg:width="0.038cm" svg:height="0.282cm" svg:x="4.35cm" svg:y="4.563cm" svg:viewBox="0 0 39 283" draw:points="39,0 0,0 0,283 39,283">
          <text:p/>
        </draw:polygon>
        <draw:polygon draw:style-name="gr2" draw:text-style-name="P2" draw:layer="layout" svg:width="0.038cm" svg:height="0.282cm" svg:x="4.311cm" svg:y="4.563cm" svg:viewBox="0 0 39 283" draw:points="39,0 0,0 0,283 39,283">
          <text:p/>
        </draw:polygon>
        <draw:polygon draw:style-name="gr2" draw:text-style-name="P2" draw:layer="layout" svg:width="0.038cm" svg:height="0.282cm" svg:x="4.274cm" svg:y="4.563cm" svg:viewBox="0 0 39 283" draw:points="39,0 0,0 0,283 39,283">
          <text:p/>
        </draw:polygon>
        <draw:polygon draw:style-name="gr2" draw:text-style-name="P2" draw:layer="layout" svg:width="0.038cm" svg:height="0.282cm" svg:x="4.235cm" svg:y="4.563cm" svg:viewBox="0 0 39 283" draw:points="39,0 0,0 0,283 39,283">
          <text:p/>
        </draw:polygon>
        <draw:polygon draw:style-name="gr2" draw:text-style-name="P2" draw:layer="layout" svg:width="0.038cm" svg:height="0.282cm" svg:x="4.197cm" svg:y="4.563cm" svg:viewBox="0 0 39 283" draw:points="39,0 0,0 0,283 39,283">
          <text:p/>
        </draw:polygon>
        <draw:polygon draw:style-name="gr2" draw:text-style-name="P2" draw:layer="layout" svg:width="0.038cm" svg:height="0.282cm" svg:x="4.158cm" svg:y="4.563cm" svg:viewBox="0 0 39 283" draw:points="39,0 0,0 0,283 39,283">
          <text:p/>
        </draw:polygon>
        <draw:polygon draw:style-name="gr2" draw:text-style-name="P2" draw:layer="layout" svg:width="0.037cm" svg:height="0.282cm" svg:x="4.121cm" svg:y="4.563cm" svg:viewBox="0 0 38 283" draw:points="38,0 0,0 0,283 38,283">
          <text:p/>
        </draw:polygon>
        <draw:polygon draw:style-name="gr2" draw:text-style-name="P2" draw:layer="layout" svg:width="0.037cm" svg:height="0.282cm" svg:x="4.082cm" svg:y="4.563cm" svg:viewBox="0 0 38 283" draw:points="38,0 0,0 0,283 38,283">
          <text:p/>
        </draw:polygon>
        <draw:polygon draw:style-name="gr2" draw:text-style-name="P2" draw:layer="layout" svg:width="0.038cm" svg:height="0.282cm" svg:x="4.044cm" svg:y="4.563cm" svg:viewBox="0 0 39 283" draw:points="39,0 0,0 0,283 39,283">
          <text:p/>
        </draw:polygon>
        <draw:polygon draw:style-name="gr2" draw:text-style-name="P2" draw:layer="layout" svg:width="0.038cm" svg:height="0.282cm" svg:x="4.005cm" svg:y="4.563cm" svg:viewBox="0 0 39 283" draw:points="39,0 0,0 0,283 39,283">
          <text:p/>
        </draw:polygon>
        <draw:polygon draw:style-name="gr2" draw:text-style-name="P2" draw:layer="layout" svg:width="0.038cm" svg:height="0.282cm" svg:x="3.967cm" svg:y="4.563cm" svg:viewBox="0 0 39 283" draw:points="39,0 0,0 0,283 39,283">
          <text:p/>
        </draw:polygon>
        <draw:polygon draw:style-name="gr2" draw:text-style-name="P2" draw:layer="layout" svg:width="0.038cm" svg:height="0.282cm" svg:x="3.928cm" svg:y="4.563cm" svg:viewBox="0 0 39 283" draw:points="39,0 0,0 0,283 39,283">
          <text:p/>
        </draw:polygon>
        <draw:polygon draw:style-name="gr2" draw:text-style-name="P2" draw:layer="layout" svg:width="0.038cm" svg:height="0.282cm" svg:x="3.891cm" svg:y="4.563cm" svg:viewBox="0 0 39 283" draw:points="39,0 0,0 0,283 39,283">
          <text:p/>
        </draw:polygon>
        <draw:polygon draw:style-name="gr2" draw:text-style-name="P2" draw:layer="layout" svg:width="0.038cm" svg:height="0.282cm" svg:x="3.852cm" svg:y="4.563cm" svg:viewBox="0 0 39 283" draw:points="39,0 0,0 0,283 39,283">
          <text:p/>
        </draw:polygon>
        <draw:polygon draw:style-name="gr2" draw:text-style-name="P2" draw:layer="layout" svg:width="0.038cm" svg:height="0.282cm" svg:x="3.814cm" svg:y="4.563cm" svg:viewBox="0 0 39 283" draw:points="39,0 0,0 0,283 39,283">
          <text:p/>
        </draw:polygon>
        <draw:polygon draw:style-name="gr2" draw:text-style-name="P2" draw:layer="layout" svg:width="0.038cm" svg:height="0.282cm" svg:x="3.775cm" svg:y="4.563cm" svg:viewBox="0 0 39 283" draw:points="39,0 0,0 0,283 39,283">
          <text:p/>
        </draw:polygon>
        <draw:polygon draw:style-name="gr2" draw:text-style-name="P2" draw:layer="layout" svg:width="0.037cm" svg:height="0.282cm" svg:x="3.738cm" svg:y="4.563cm" svg:viewBox="0 0 38 283" draw:points="38,0 0,0 0,283 38,283">
          <text:p/>
        </draw:polygon>
        <draw:polygon draw:style-name="gr2" draw:text-style-name="P2" draw:layer="layout" svg:width="0.037cm" svg:height="0.282cm" svg:x="3.699cm" svg:y="4.563cm" svg:viewBox="0 0 38 283" draw:points="38,0 0,0 0,283 38,283">
          <text:p/>
        </draw:polygon>
        <draw:polygon draw:style-name="gr2" draw:text-style-name="P2" draw:layer="layout" svg:width="0.038cm" svg:height="0.282cm" svg:x="3.661cm" svg:y="4.563cm" svg:viewBox="0 0 39 283" draw:points="39,0 0,0 0,283 39,283">
          <text:p/>
        </draw:polygon>
        <draw:polygon draw:style-name="gr2" draw:text-style-name="P2" draw:layer="layout" svg:width="0.038cm" svg:height="0.282cm" svg:x="3.622cm" svg:y="4.563cm" svg:viewBox="0 0 39 283" draw:points="39,0 0,0 0,283 39,283">
          <text:p/>
        </draw:polygon>
        <draw:polygon draw:style-name="gr2" draw:text-style-name="P2" draw:layer="layout" svg:width="0.038cm" svg:height="0.282cm" svg:x="3.584cm" svg:y="4.563cm" svg:viewBox="0 0 39 283" draw:points="39,0 0,0 0,283 39,283">
          <text:p/>
        </draw:polygon>
        <draw:polygon draw:style-name="gr2" draw:text-style-name="P2" draw:layer="layout" svg:width="0.038cm" svg:height="0.282cm" svg:x="3.545cm" svg:y="4.563cm" svg:viewBox="0 0 39 283" draw:points="39,0 0,0 0,283 39,283">
          <text:p/>
        </draw:polygon>
        <draw:polygon draw:style-name="gr2" draw:text-style-name="P2" draw:layer="layout" svg:width="0.038cm" svg:height="0.282cm" svg:x="4.733cm" svg:y="4.281cm" svg:viewBox="0 0 39 283" draw:points="39,0 0,0 0,283 39,283">
          <text:p/>
        </draw:polygon>
        <draw:polygon draw:style-name="gr2" draw:text-style-name="P2" draw:layer="layout" svg:width="0.038cm" svg:height="0.282cm" svg:x="4.694cm" svg:y="4.281cm" svg:viewBox="0 0 39 283" draw:points="39,0 0,0 0,283 39,283">
          <text:p/>
        </draw:polygon>
        <draw:polygon draw:style-name="gr2" draw:text-style-name="P2" draw:layer="layout" svg:width="0.038cm" svg:height="0.282cm" svg:x="4.657cm" svg:y="4.281cm" svg:viewBox="0 0 39 283" draw:points="39,0 0,0 0,283 39,283">
          <text:p/>
        </draw:polygon>
        <draw:polygon draw:style-name="gr2" draw:text-style-name="P2" draw:layer="layout" svg:width="0.038cm" svg:height="0.282cm" svg:x="4.618cm" svg:y="4.281cm" svg:viewBox="0 0 39 283" draw:points="39,0 0,0 0,283 39,283">
          <text:p/>
        </draw:polygon>
        <draw:polygon draw:style-name="gr2" draw:text-style-name="P2" draw:layer="layout" svg:width="0.038cm" svg:height="0.282cm" svg:x="4.58cm" svg:y="4.281cm" svg:viewBox="0 0 39 283" draw:points="39,0 0,0 0,283 39,283">
          <text:p/>
        </draw:polygon>
        <draw:polygon draw:style-name="gr2" draw:text-style-name="P2" draw:layer="layout" svg:width="0.038cm" svg:height="0.282cm" svg:x="4.541cm" svg:y="4.281cm" svg:viewBox="0 0 39 283" draw:points="39,0 0,0 0,283 39,283">
          <text:p/>
        </draw:polygon>
        <draw:polygon draw:style-name="gr2" draw:text-style-name="P2" draw:layer="layout" svg:width="0.037cm" svg:height="0.282cm" svg:x="4.504cm" svg:y="4.281cm" svg:viewBox="0 0 38 283" draw:points="38,0 0,0 0,283 38,283">
          <text:p/>
        </draw:polygon>
        <draw:polygon draw:style-name="gr2" draw:text-style-name="P2" draw:layer="layout" svg:width="0.037cm" svg:height="0.282cm" svg:x="4.465cm" svg:y="4.281cm" svg:viewBox="0 0 38 283" draw:points="38,0 0,0 0,283 38,283">
          <text:p/>
        </draw:polygon>
        <draw:polygon draw:style-name="gr2" draw:text-style-name="P2" draw:layer="layout" svg:width="0.038cm" svg:height="0.282cm" svg:x="4.427cm" svg:y="4.281cm" svg:viewBox="0 0 39 283" draw:points="39,0 0,0 0,283 39,283">
          <text:p/>
        </draw:polygon>
        <draw:polygon draw:style-name="gr2" draw:text-style-name="P2" draw:layer="layout" svg:width="0.038cm" svg:height="0.282cm" svg:x="4.388cm" svg:y="4.281cm" svg:viewBox="0 0 39 283" draw:points="39,0 0,0 0,283 39,283">
          <text:p/>
        </draw:polygon>
        <draw:polygon draw:style-name="gr2" draw:text-style-name="P2" draw:layer="layout" svg:width="0.038cm" svg:height="0.282cm" svg:x="4.35cm" svg:y="4.281cm" svg:viewBox="0 0 39 283" draw:points="39,0 0,0 0,283 39,283">
          <text:p/>
        </draw:polygon>
        <draw:polygon draw:style-name="gr2" draw:text-style-name="P2" draw:layer="layout" svg:width="0.038cm" svg:height="0.282cm" svg:x="4.311cm" svg:y="4.281cm" svg:viewBox="0 0 39 283" draw:points="39,0 0,0 0,283 39,283">
          <text:p/>
        </draw:polygon>
        <draw:polygon draw:style-name="gr2" draw:text-style-name="P2" draw:layer="layout" svg:width="0.038cm" svg:height="0.282cm" svg:x="4.274cm" svg:y="4.281cm" svg:viewBox="0 0 39 283" draw:points="39,0 0,0 0,283 39,283">
          <text:p/>
        </draw:polygon>
        <draw:polygon draw:style-name="gr2" draw:text-style-name="P2" draw:layer="layout" svg:width="0.038cm" svg:height="0.282cm" svg:x="4.235cm" svg:y="4.281cm" svg:viewBox="0 0 39 283" draw:points="39,0 0,0 0,283 39,283">
          <text:p/>
        </draw:polygon>
        <draw:polygon draw:style-name="gr2" draw:text-style-name="P2" draw:layer="layout" svg:width="0.038cm" svg:height="0.282cm" svg:x="4.197cm" svg:y="4.281cm" svg:viewBox="0 0 39 283" draw:points="39,0 0,0 0,283 39,283">
          <text:p/>
        </draw:polygon>
        <draw:polygon draw:style-name="gr2" draw:text-style-name="P2" draw:layer="layout" svg:width="0.038cm" svg:height="0.282cm" svg:x="4.158cm" svg:y="4.281cm" svg:viewBox="0 0 39 283" draw:points="39,0 0,0 0,283 39,283">
          <text:p/>
        </draw:polygon>
        <draw:polygon draw:style-name="gr2" draw:text-style-name="P2" draw:layer="layout" svg:width="0.037cm" svg:height="0.282cm" svg:x="4.121cm" svg:y="4.281cm" svg:viewBox="0 0 38 283" draw:points="38,0 0,0 0,283 38,283">
          <text:p/>
        </draw:polygon>
        <draw:polygon draw:style-name="gr2" draw:text-style-name="P2" draw:layer="layout" svg:width="0.037cm" svg:height="0.282cm" svg:x="4.082cm" svg:y="4.281cm" svg:viewBox="0 0 38 283" draw:points="38,0 0,0 0,283 38,283">
          <text:p/>
        </draw:polygon>
        <draw:polygon draw:style-name="gr2" draw:text-style-name="P2" draw:layer="layout" svg:width="0.038cm" svg:height="0.282cm" svg:x="4.044cm" svg:y="4.281cm" svg:viewBox="0 0 39 283" draw:points="39,0 0,0 0,283 39,283">
          <text:p/>
        </draw:polygon>
        <draw:polygon draw:style-name="gr2" draw:text-style-name="P2" draw:layer="layout" svg:width="0.038cm" svg:height="0.282cm" svg:x="4.005cm" svg:y="4.281cm" svg:viewBox="0 0 39 283" draw:points="39,0 0,0 0,283 39,283">
          <text:p/>
        </draw:polygon>
        <draw:polygon draw:style-name="gr2" draw:text-style-name="P2" draw:layer="layout" svg:width="0.038cm" svg:height="0.282cm" svg:x="3.967cm" svg:y="4.281cm" svg:viewBox="0 0 39 283" draw:points="39,0 0,0 0,283 39,283">
          <text:p/>
        </draw:polygon>
        <draw:polygon draw:style-name="gr2" draw:text-style-name="P2" draw:layer="layout" svg:width="0.038cm" svg:height="0.282cm" svg:x="3.928cm" svg:y="4.281cm" svg:viewBox="0 0 39 283" draw:points="39,0 0,0 0,283 39,283">
          <text:p/>
        </draw:polygon>
        <draw:polygon draw:style-name="gr2" draw:text-style-name="P2" draw:layer="layout" svg:width="0.038cm" svg:height="0.282cm" svg:x="3.891cm" svg:y="4.281cm" svg:viewBox="0 0 39 283" draw:points="39,0 0,0 0,283 39,283">
          <text:p/>
        </draw:polygon>
        <draw:polygon draw:style-name="gr2" draw:text-style-name="P2" draw:layer="layout" svg:width="0.038cm" svg:height="0.282cm" svg:x="3.852cm" svg:y="4.281cm" svg:viewBox="0 0 39 283" draw:points="39,0 0,0 0,283 39,283">
          <text:p/>
        </draw:polygon>
        <draw:polygon draw:style-name="gr2" draw:text-style-name="P2" draw:layer="layout" svg:width="0.038cm" svg:height="0.282cm" svg:x="3.814cm" svg:y="4.281cm" svg:viewBox="0 0 39 283" draw:points="39,0 0,0 0,283 39,283">
          <text:p/>
        </draw:polygon>
        <draw:polygon draw:style-name="gr2" draw:text-style-name="P2" draw:layer="layout" svg:width="0.038cm" svg:height="0.282cm" svg:x="3.775cm" svg:y="4.281cm" svg:viewBox="0 0 39 283" draw:points="39,0 0,0 0,283 39,283">
          <text:p/>
        </draw:polygon>
        <draw:polygon draw:style-name="gr2" draw:text-style-name="P2" draw:layer="layout" svg:width="0.037cm" svg:height="0.282cm" svg:x="3.738cm" svg:y="4.281cm" svg:viewBox="0 0 38 283" draw:points="38,0 0,0 0,283 38,283">
          <text:p/>
        </draw:polygon>
        <draw:polygon draw:style-name="gr2" draw:text-style-name="P2" draw:layer="layout" svg:width="0.037cm" svg:height="0.282cm" svg:x="3.699cm" svg:y="4.281cm" svg:viewBox="0 0 38 283" draw:points="38,0 0,0 0,283 38,283">
          <text:p/>
        </draw:polygon>
        <draw:polygon draw:style-name="gr2" draw:text-style-name="P2" draw:layer="layout" svg:width="0.038cm" svg:height="0.282cm" svg:x="3.661cm" svg:y="4.281cm" svg:viewBox="0 0 39 283" draw:points="39,0 0,0 0,283 39,283">
          <text:p/>
        </draw:polygon>
        <draw:polygon draw:style-name="gr2" draw:text-style-name="P2" draw:layer="layout" svg:width="0.038cm" svg:height="0.282cm" svg:x="3.622cm" svg:y="4.281cm" svg:viewBox="0 0 39 283" draw:points="39,0 0,0 0,283 39,283">
          <text:p/>
        </draw:polygon>
        <draw:polygon draw:style-name="gr2" draw:text-style-name="P2" draw:layer="layout" svg:width="0.038cm" svg:height="0.282cm" svg:x="3.584cm" svg:y="4.281cm" svg:viewBox="0 0 39 283" draw:points="39,0 0,0 0,283 39,283">
          <text:p/>
        </draw:polygon>
        <draw:polygon draw:style-name="gr2" draw:text-style-name="P2" draw:layer="layout" svg:width="0.038cm" svg:height="0.282cm" svg:x="3.545cm" svg:y="4.281cm" svg:viewBox="0 0 39 283" draw:points="39,0 0,0 0,283 39,283">
          <text:p/>
        </draw:polygon>
        <draw:polygon draw:style-name="gr2" draw:text-style-name="P2" draw:layer="layout" svg:width="0.038cm" svg:height="0.281cm" svg:x="4.733cm" svg:y="4.003cm" svg:viewBox="0 0 39 282" draw:points="39,0 0,0 0,282 39,282">
          <text:p/>
        </draw:polygon>
        <draw:polygon draw:style-name="gr2" draw:text-style-name="P2" draw:layer="layout" svg:width="0.038cm" svg:height="0.281cm" svg:x="4.694cm" svg:y="4.003cm" svg:viewBox="0 0 39 282" draw:points="39,0 0,0 0,282 39,282">
          <text:p/>
        </draw:polygon>
        <draw:polygon draw:style-name="gr2" draw:text-style-name="P2" draw:layer="layout" svg:width="0.038cm" svg:height="0.281cm" svg:x="4.657cm" svg:y="4.003cm" svg:viewBox="0 0 39 282" draw:points="39,0 0,0 0,282 39,282">
          <text:p/>
        </draw:polygon>
        <draw:polygon draw:style-name="gr2" draw:text-style-name="P2" draw:layer="layout" svg:width="0.038cm" svg:height="0.281cm" svg:x="4.618cm" svg:y="4.003cm" svg:viewBox="0 0 39 282" draw:points="39,0 0,0 0,282 39,282">
          <text:p/>
        </draw:polygon>
        <draw:polygon draw:style-name="gr2" draw:text-style-name="P2" draw:layer="layout" svg:width="0.038cm" svg:height="0.281cm" svg:x="4.58cm" svg:y="4.003cm" svg:viewBox="0 0 39 282" draw:points="39,0 0,0 0,282 39,282">
          <text:p/>
        </draw:polygon>
        <draw:polygon draw:style-name="gr2" draw:text-style-name="P2" draw:layer="layout" svg:width="0.038cm" svg:height="0.281cm" svg:x="4.541cm" svg:y="4.003cm" svg:viewBox="0 0 39 282" draw:points="39,0 0,0 0,282 39,282">
          <text:p/>
        </draw:polygon>
        <draw:polygon draw:style-name="gr2" draw:text-style-name="P2" draw:layer="layout" svg:width="0.037cm" svg:height="0.281cm" svg:x="4.504cm" svg:y="4.003cm" svg:viewBox="0 0 38 282" draw:points="38,0 0,0 0,282 38,282">
          <text:p/>
        </draw:polygon>
        <draw:polygon draw:style-name="gr2" draw:text-style-name="P2" draw:layer="layout" svg:width="0.037cm" svg:height="0.281cm" svg:x="4.465cm" svg:y="4.003cm" svg:viewBox="0 0 38 282" draw:points="38,0 0,0 0,282 38,282">
          <text:p/>
        </draw:polygon>
        <draw:polygon draw:style-name="gr2" draw:text-style-name="P2" draw:layer="layout" svg:width="0.038cm" svg:height="0.281cm" svg:x="4.427cm" svg:y="4.003cm" svg:viewBox="0 0 39 282" draw:points="39,0 0,0 0,282 39,282">
          <text:p/>
        </draw:polygon>
        <draw:polygon draw:style-name="gr2" draw:text-style-name="P2" draw:layer="layout" svg:width="0.038cm" svg:height="0.281cm" svg:x="4.388cm" svg:y="4.003cm" svg:viewBox="0 0 39 282" draw:points="39,0 0,0 0,282 39,282">
          <text:p/>
        </draw:polygon>
        <draw:polygon draw:style-name="gr2" draw:text-style-name="P2" draw:layer="layout" svg:width="0.038cm" svg:height="0.281cm" svg:x="4.35cm" svg:y="4.003cm" svg:viewBox="0 0 39 282" draw:points="39,0 0,0 0,282 39,282">
          <text:p/>
        </draw:polygon>
        <draw:polygon draw:style-name="gr2" draw:text-style-name="P2" draw:layer="layout" svg:width="0.038cm" svg:height="0.281cm" svg:x="4.311cm" svg:y="4.003cm" svg:viewBox="0 0 39 282" draw:points="39,0 0,0 0,282 39,282">
          <text:p/>
        </draw:polygon>
        <draw:polygon draw:style-name="gr2" draw:text-style-name="P2" draw:layer="layout" svg:width="0.038cm" svg:height="0.281cm" svg:x="4.274cm" svg:y="4.003cm" svg:viewBox="0 0 39 282" draw:points="39,0 0,0 0,282 39,282">
          <text:p/>
        </draw:polygon>
        <draw:polygon draw:style-name="gr2" draw:text-style-name="P2" draw:layer="layout" svg:width="0.038cm" svg:height="0.281cm" svg:x="4.235cm" svg:y="4.003cm" svg:viewBox="0 0 39 282" draw:points="39,0 0,0 0,282 39,282">
          <text:p/>
        </draw:polygon>
        <draw:polygon draw:style-name="gr2" draw:text-style-name="P2" draw:layer="layout" svg:width="0.038cm" svg:height="0.281cm" svg:x="4.197cm" svg:y="4.003cm" svg:viewBox="0 0 39 282" draw:points="39,0 0,0 0,282 39,282">
          <text:p/>
        </draw:polygon>
        <draw:polygon draw:style-name="gr2" draw:text-style-name="P2" draw:layer="layout" svg:width="0.038cm" svg:height="0.281cm" svg:x="4.158cm" svg:y="4.003cm" svg:viewBox="0 0 39 282" draw:points="39,0 0,0 0,282 39,282">
          <text:p/>
        </draw:polygon>
        <draw:polygon draw:style-name="gr2" draw:text-style-name="P2" draw:layer="layout" svg:width="0.037cm" svg:height="0.281cm" svg:x="4.121cm" svg:y="4.003cm" svg:viewBox="0 0 38 282" draw:points="38,0 0,0 0,282 38,282">
          <text:p/>
        </draw:polygon>
        <draw:polygon draw:style-name="gr2" draw:text-style-name="P2" draw:layer="layout" svg:width="0.037cm" svg:height="0.281cm" svg:x="4.082cm" svg:y="4.003cm" svg:viewBox="0 0 38 282" draw:points="38,0 0,0 0,282 38,282">
          <text:p/>
        </draw:polygon>
        <draw:polygon draw:style-name="gr2" draw:text-style-name="P2" draw:layer="layout" svg:width="0.038cm" svg:height="0.281cm" svg:x="4.044cm" svg:y="4.003cm" svg:viewBox="0 0 39 282" draw:points="39,0 0,0 0,282 39,282">
          <text:p/>
        </draw:polygon>
        <draw:polygon draw:style-name="gr2" draw:text-style-name="P2" draw:layer="layout" svg:width="0.038cm" svg:height="0.281cm" svg:x="4.005cm" svg:y="4.003cm" svg:viewBox="0 0 39 282" draw:points="39,0 0,0 0,282 39,282">
          <text:p/>
        </draw:polygon>
        <draw:polygon draw:style-name="gr2" draw:text-style-name="P2" draw:layer="layout" svg:width="0.038cm" svg:height="0.281cm" svg:x="3.967cm" svg:y="4.003cm" svg:viewBox="0 0 39 282" draw:points="39,0 0,0 0,282 39,282">
          <text:p/>
        </draw:polygon>
        <draw:polygon draw:style-name="gr2" draw:text-style-name="P2" draw:layer="layout" svg:width="0.038cm" svg:height="0.281cm" svg:x="3.928cm" svg:y="4.003cm" svg:viewBox="0 0 39 282" draw:points="39,0 0,0 0,282 39,282">
          <text:p/>
        </draw:polygon>
        <draw:polygon draw:style-name="gr2" draw:text-style-name="P2" draw:layer="layout" svg:width="0.038cm" svg:height="0.281cm" svg:x="3.891cm" svg:y="4.003cm" svg:viewBox="0 0 39 282" draw:points="39,0 0,0 0,282 39,282">
          <text:p/>
        </draw:polygon>
        <draw:polygon draw:style-name="gr2" draw:text-style-name="P2" draw:layer="layout" svg:width="0.038cm" svg:height="0.281cm" svg:x="3.852cm" svg:y="4.003cm" svg:viewBox="0 0 39 282" draw:points="39,0 0,0 0,282 39,282">
          <text:p/>
        </draw:polygon>
        <draw:polygon draw:style-name="gr2" draw:text-style-name="P2" draw:layer="layout" svg:width="0.038cm" svg:height="0.281cm" svg:x="3.814cm" svg:y="4.003cm" svg:viewBox="0 0 39 282" draw:points="39,0 0,0 0,282 39,282">
          <text:p/>
        </draw:polygon>
        <draw:polygon draw:style-name="gr2" draw:text-style-name="P2" draw:layer="layout" svg:width="0.038cm" svg:height="0.281cm" svg:x="3.775cm" svg:y="4.003cm" svg:viewBox="0 0 39 282" draw:points="39,0 0,0 0,282 39,282">
          <text:p/>
        </draw:polygon>
        <draw:polygon draw:style-name="gr2" draw:text-style-name="P2" draw:layer="layout" svg:width="0.037cm" svg:height="0.281cm" svg:x="3.738cm" svg:y="4.003cm" svg:viewBox="0 0 38 282" draw:points="38,0 0,0 0,282 38,282">
          <text:p/>
        </draw:polygon>
        <draw:polygon draw:style-name="gr2" draw:text-style-name="P2" draw:layer="layout" svg:width="0.037cm" svg:height="0.281cm" svg:x="3.699cm" svg:y="4.003cm" svg:viewBox="0 0 38 282" draw:points="38,0 0,0 0,282 38,282">
          <text:p/>
        </draw:polygon>
        <draw:polygon draw:style-name="gr2" draw:text-style-name="P2" draw:layer="layout" svg:width="0.038cm" svg:height="0.281cm" svg:x="3.661cm" svg:y="4.003cm" svg:viewBox="0 0 39 282" draw:points="39,0 0,0 0,282 39,282">
          <text:p/>
        </draw:polygon>
        <draw:polygon draw:style-name="gr2" draw:text-style-name="P2" draw:layer="layout" svg:width="0.038cm" svg:height="0.281cm" svg:x="3.622cm" svg:y="4.003cm" svg:viewBox="0 0 39 282" draw:points="39,0 0,0 0,282 39,282">
          <text:p/>
        </draw:polygon>
        <draw:polygon draw:style-name="gr2" draw:text-style-name="P2" draw:layer="layout" svg:width="0.038cm" svg:height="0.281cm" svg:x="3.584cm" svg:y="4.003cm" svg:viewBox="0 0 39 282" draw:points="39,0 0,0 0,282 39,282">
          <text:p/>
        </draw:polygon>
        <draw:polygon draw:style-name="gr2" draw:text-style-name="P2" draw:layer="layout" svg:width="0.038cm" svg:height="0.281cm" svg:x="3.545cm" svg:y="4.003cm" svg:viewBox="0 0 39 282" draw:points="39,0 0,0 0,282 39,282">
          <text:p/>
        </draw:polygon>
        <draw:polygon draw:style-name="gr2" draw:text-style-name="P2" draw:layer="layout" svg:width="0.038cm" svg:height="0.282cm" svg:x="4.733cm" svg:y="3.72cm" svg:viewBox="0 0 39 283" draw:points="39,0 0,0 0,283 39,283">
          <text:p/>
        </draw:polygon>
        <draw:polygon draw:style-name="gr2" draw:text-style-name="P2" draw:layer="layout" svg:width="0.038cm" svg:height="0.282cm" svg:x="4.694cm" svg:y="3.72cm" svg:viewBox="0 0 39 283" draw:points="39,0 0,0 0,283 39,283">
          <text:p/>
        </draw:polygon>
        <draw:polygon draw:style-name="gr2" draw:text-style-name="P2" draw:layer="layout" svg:width="0.038cm" svg:height="0.282cm" svg:x="4.657cm" svg:y="3.72cm" svg:viewBox="0 0 39 283" draw:points="39,0 0,0 0,283 39,283">
          <text:p/>
        </draw:polygon>
        <draw:polygon draw:style-name="gr2" draw:text-style-name="P2" draw:layer="layout" svg:width="0.038cm" svg:height="0.282cm" svg:x="4.618cm" svg:y="3.72cm" svg:viewBox="0 0 39 283" draw:points="39,0 0,0 0,283 39,283">
          <text:p/>
        </draw:polygon>
        <draw:polygon draw:style-name="gr2" draw:text-style-name="P2" draw:layer="layout" svg:width="0.038cm" svg:height="0.282cm" svg:x="4.58cm" svg:y="3.72cm" svg:viewBox="0 0 39 283" draw:points="39,0 0,0 0,283 39,283">
          <text:p/>
        </draw:polygon>
        <draw:polygon draw:style-name="gr2" draw:text-style-name="P2" draw:layer="layout" svg:width="0.038cm" svg:height="0.282cm" svg:x="4.541cm" svg:y="3.72cm" svg:viewBox="0 0 39 283" draw:points="39,0 0,0 0,283 39,283">
          <text:p/>
        </draw:polygon>
        <draw:polygon draw:style-name="gr2" draw:text-style-name="P2" draw:layer="layout" svg:width="0.037cm" svg:height="0.282cm" svg:x="4.504cm" svg:y="3.72cm" svg:viewBox="0 0 38 283" draw:points="38,0 0,0 0,283 38,283">
          <text:p/>
        </draw:polygon>
        <draw:polygon draw:style-name="gr2" draw:text-style-name="P2" draw:layer="layout" svg:width="0.037cm" svg:height="0.282cm" svg:x="4.465cm" svg:y="3.72cm" svg:viewBox="0 0 38 283" draw:points="38,0 0,0 0,283 38,283">
          <text:p/>
        </draw:polygon>
        <draw:polygon draw:style-name="gr2" draw:text-style-name="P2" draw:layer="layout" svg:width="0.038cm" svg:height="0.282cm" svg:x="4.427cm" svg:y="3.72cm" svg:viewBox="0 0 39 283" draw:points="39,0 0,0 0,283 39,283">
          <text:p/>
        </draw:polygon>
        <draw:polygon draw:style-name="gr2" draw:text-style-name="P2" draw:layer="layout" svg:width="0.038cm" svg:height="0.282cm" svg:x="4.388cm" svg:y="3.72cm" svg:viewBox="0 0 39 283" draw:points="39,0 0,0 0,283 39,283">
          <text:p/>
        </draw:polygon>
        <draw:polygon draw:style-name="gr2" draw:text-style-name="P2" draw:layer="layout" svg:width="0.038cm" svg:height="0.282cm" svg:x="4.35cm" svg:y="3.72cm" svg:viewBox="0 0 39 283" draw:points="39,0 0,0 0,283 39,283">
          <text:p/>
        </draw:polygon>
        <draw:polygon draw:style-name="gr2" draw:text-style-name="P2" draw:layer="layout" svg:width="0.038cm" svg:height="0.282cm" svg:x="4.311cm" svg:y="3.72cm" svg:viewBox="0 0 39 283" draw:points="39,0 0,0 0,283 39,283">
          <text:p/>
        </draw:polygon>
        <draw:polygon draw:style-name="gr2" draw:text-style-name="P2" draw:layer="layout" svg:width="0.038cm" svg:height="0.282cm" svg:x="4.274cm" svg:y="3.72cm" svg:viewBox="0 0 39 283" draw:points="39,0 0,0 0,283 39,283">
          <text:p/>
        </draw:polygon>
        <draw:polygon draw:style-name="gr2" draw:text-style-name="P2" draw:layer="layout" svg:width="0.038cm" svg:height="0.282cm" svg:x="4.235cm" svg:y="3.72cm" svg:viewBox="0 0 39 283" draw:points="39,0 0,0 0,283 39,283">
          <text:p/>
        </draw:polygon>
        <draw:polygon draw:style-name="gr2" draw:text-style-name="P2" draw:layer="layout" svg:width="0.038cm" svg:height="0.282cm" svg:x="4.197cm" svg:y="3.72cm" svg:viewBox="0 0 39 283" draw:points="39,0 0,0 0,283 39,283">
          <text:p/>
        </draw:polygon>
        <draw:polygon draw:style-name="gr2" draw:text-style-name="P2" draw:layer="layout" svg:width="0.038cm" svg:height="0.282cm" svg:x="4.158cm" svg:y="3.72cm" svg:viewBox="0 0 39 283" draw:points="39,0 0,0 0,283 39,283">
          <text:p/>
        </draw:polygon>
        <draw:polygon draw:style-name="gr2" draw:text-style-name="P2" draw:layer="layout" svg:width="0.037cm" svg:height="0.282cm" svg:x="4.121cm" svg:y="3.72cm" svg:viewBox="0 0 38 283" draw:points="38,0 0,0 0,283 38,283">
          <text:p/>
        </draw:polygon>
        <draw:polygon draw:style-name="gr2" draw:text-style-name="P2" draw:layer="layout" svg:width="0.037cm" svg:height="0.282cm" svg:x="4.082cm" svg:y="3.72cm" svg:viewBox="0 0 38 283" draw:points="38,0 0,0 0,283 38,283">
          <text:p/>
        </draw:polygon>
        <draw:polygon draw:style-name="gr2" draw:text-style-name="P2" draw:layer="layout" svg:width="0.038cm" svg:height="0.282cm" svg:x="4.044cm" svg:y="3.72cm" svg:viewBox="0 0 39 283" draw:points="39,0 0,0 0,283 39,283">
          <text:p/>
        </draw:polygon>
        <draw:polygon draw:style-name="gr2" draw:text-style-name="P2" draw:layer="layout" svg:width="0.038cm" svg:height="0.282cm" svg:x="4.005cm" svg:y="3.72cm" svg:viewBox="0 0 39 283" draw:points="39,0 0,0 0,283 39,283">
          <text:p/>
        </draw:polygon>
        <draw:polygon draw:style-name="gr2" draw:text-style-name="P2" draw:layer="layout" svg:width="0.038cm" svg:height="0.282cm" svg:x="3.967cm" svg:y="3.72cm" svg:viewBox="0 0 39 283" draw:points="39,0 0,0 0,283 39,283">
          <text:p/>
        </draw:polygon>
        <draw:polygon draw:style-name="gr2" draw:text-style-name="P2" draw:layer="layout" svg:width="0.038cm" svg:height="0.282cm" svg:x="3.928cm" svg:y="3.72cm" svg:viewBox="0 0 39 283" draw:points="39,0 0,0 0,283 39,283">
          <text:p/>
        </draw:polygon>
        <draw:polygon draw:style-name="gr2" draw:text-style-name="P2" draw:layer="layout" svg:width="0.038cm" svg:height="0.282cm" svg:x="3.891cm" svg:y="3.72cm" svg:viewBox="0 0 39 283" draw:points="39,0 0,0 0,283 39,283">
          <text:p/>
        </draw:polygon>
        <draw:polygon draw:style-name="gr2" draw:text-style-name="P2" draw:layer="layout" svg:width="0.038cm" svg:height="0.282cm" svg:x="3.852cm" svg:y="3.72cm" svg:viewBox="0 0 39 283" draw:points="39,0 0,0 0,283 39,283">
          <text:p/>
        </draw:polygon>
        <draw:polygon draw:style-name="gr2" draw:text-style-name="P2" draw:layer="layout" svg:width="0.038cm" svg:height="0.282cm" svg:x="3.814cm" svg:y="3.72cm" svg:viewBox="0 0 39 283" draw:points="39,0 0,0 0,283 39,283">
          <text:p/>
        </draw:polygon>
        <draw:polygon draw:style-name="gr2" draw:text-style-name="P2" draw:layer="layout" svg:width="0.038cm" svg:height="0.282cm" svg:x="3.775cm" svg:y="3.72cm" svg:viewBox="0 0 39 283" draw:points="39,0 0,0 0,283 39,283">
          <text:p/>
        </draw:polygon>
        <draw:polygon draw:style-name="gr2" draw:text-style-name="P2" draw:layer="layout" svg:width="0.037cm" svg:height="0.282cm" svg:x="3.738cm" svg:y="3.72cm" svg:viewBox="0 0 38 283" draw:points="38,0 0,0 0,283 38,283">
          <text:p/>
        </draw:polygon>
        <draw:polygon draw:style-name="gr2" draw:text-style-name="P2" draw:layer="layout" svg:width="0.037cm" svg:height="0.282cm" svg:x="3.699cm" svg:y="3.72cm" svg:viewBox="0 0 38 283" draw:points="38,0 0,0 0,283 38,283">
          <text:p/>
        </draw:polygon>
        <draw:polygon draw:style-name="gr2" draw:text-style-name="P2" draw:layer="layout" svg:width="0.038cm" svg:height="0.282cm" svg:x="3.661cm" svg:y="3.72cm" svg:viewBox="0 0 39 283" draw:points="39,0 0,0 0,283 39,283">
          <text:p/>
        </draw:polygon>
        <draw:polygon draw:style-name="gr2" draw:text-style-name="P2" draw:layer="layout" svg:width="0.038cm" svg:height="0.282cm" svg:x="3.622cm" svg:y="3.72cm" svg:viewBox="0 0 39 283" draw:points="39,0 0,0 0,283 39,283">
          <text:p/>
        </draw:polygon>
        <draw:polygon draw:style-name="gr2" draw:text-style-name="P2" draw:layer="layout" svg:width="0.038cm" svg:height="0.282cm" svg:x="3.584cm" svg:y="3.72cm" svg:viewBox="0 0 39 283" draw:points="39,0 0,0 0,283 39,283">
          <text:p/>
        </draw:polygon>
        <draw:polygon draw:style-name="gr2" draw:text-style-name="P2" draw:layer="layout" svg:width="0.038cm" svg:height="0.282cm" svg:x="3.545cm" svg:y="3.72cm" svg:viewBox="0 0 39 283" draw:points="39,0 0,0 0,283 39,283">
          <text:p/>
        </draw:polygon>
        <draw:polygon draw:style-name="gr2" draw:text-style-name="P2" draw:layer="layout" svg:width="0.038cm" svg:height="0.282cm" svg:x="4.733cm" svg:y="3.438cm" svg:viewBox="0 0 39 283" draw:points="39,0 0,0 0,283 39,283">
          <text:p/>
        </draw:polygon>
        <draw:polygon draw:style-name="gr2" draw:text-style-name="P2" draw:layer="layout" svg:width="0.038cm" svg:height="0.282cm" svg:x="4.694cm" svg:y="3.438cm" svg:viewBox="0 0 39 283" draw:points="39,0 0,0 0,283 39,283">
          <text:p/>
        </draw:polygon>
        <draw:polygon draw:style-name="gr2" draw:text-style-name="P2" draw:layer="layout" svg:width="0.038cm" svg:height="0.282cm" svg:x="4.657cm" svg:y="3.438cm" svg:viewBox="0 0 39 283" draw:points="39,0 0,0 0,283 39,283">
          <text:p/>
        </draw:polygon>
        <draw:polygon draw:style-name="gr2" draw:text-style-name="P2" draw:layer="layout" svg:width="0.038cm" svg:height="0.282cm" svg:x="4.618cm" svg:y="3.438cm" svg:viewBox="0 0 39 283" draw:points="39,0 0,0 0,283 39,283">
          <text:p/>
        </draw:polygon>
        <draw:polygon draw:style-name="gr2" draw:text-style-name="P2" draw:layer="layout" svg:width="0.038cm" svg:height="0.282cm" svg:x="4.58cm" svg:y="3.438cm" svg:viewBox="0 0 39 283" draw:points="39,0 0,0 0,283 39,283">
          <text:p/>
        </draw:polygon>
        <draw:polygon draw:style-name="gr2" draw:text-style-name="P2" draw:layer="layout" svg:width="0.038cm" svg:height="0.282cm" svg:x="4.541cm" svg:y="3.438cm" svg:viewBox="0 0 39 283" draw:points="39,0 0,0 0,283 39,283">
          <text:p/>
        </draw:polygon>
        <draw:polygon draw:style-name="gr2" draw:text-style-name="P2" draw:layer="layout" svg:width="0.037cm" svg:height="0.282cm" svg:x="4.504cm" svg:y="3.438cm" svg:viewBox="0 0 38 283" draw:points="38,0 0,0 0,283 38,283">
          <text:p/>
        </draw:polygon>
        <draw:polygon draw:style-name="gr2" draw:text-style-name="P2" draw:layer="layout" svg:width="0.037cm" svg:height="0.282cm" svg:x="4.465cm" svg:y="3.438cm" svg:viewBox="0 0 38 283" draw:points="38,0 0,0 0,283 38,283">
          <text:p/>
        </draw:polygon>
        <draw:polygon draw:style-name="gr2" draw:text-style-name="P2" draw:layer="layout" svg:width="0.038cm" svg:height="0.282cm" svg:x="4.427cm" svg:y="3.438cm" svg:viewBox="0 0 39 283" draw:points="39,0 0,0 0,283 39,283">
          <text:p/>
        </draw:polygon>
        <draw:polygon draw:style-name="gr2" draw:text-style-name="P2" draw:layer="layout" svg:width="0.038cm" svg:height="0.282cm" svg:x="4.388cm" svg:y="3.438cm" svg:viewBox="0 0 39 283" draw:points="39,0 0,0 0,283 39,283">
          <text:p/>
        </draw:polygon>
        <draw:polygon draw:style-name="gr2" draw:text-style-name="P2" draw:layer="layout" svg:width="0.038cm" svg:height="0.282cm" svg:x="4.35cm" svg:y="3.438cm" svg:viewBox="0 0 39 283" draw:points="39,0 0,0 0,283 39,283">
          <text:p/>
        </draw:polygon>
        <draw:polygon draw:style-name="gr2" draw:text-style-name="P2" draw:layer="layout" svg:width="0.038cm" svg:height="0.282cm" svg:x="4.311cm" svg:y="3.438cm" svg:viewBox="0 0 39 283" draw:points="39,0 0,0 0,283 39,283">
          <text:p/>
        </draw:polygon>
        <draw:polygon draw:style-name="gr2" draw:text-style-name="P2" draw:layer="layout" svg:width="0.038cm" svg:height="0.282cm" svg:x="4.274cm" svg:y="3.438cm" svg:viewBox="0 0 39 283" draw:points="39,0 0,0 0,283 39,283">
          <text:p/>
        </draw:polygon>
        <draw:polygon draw:style-name="gr2" draw:text-style-name="P2" draw:layer="layout" svg:width="0.038cm" svg:height="0.282cm" svg:x="4.235cm" svg:y="3.438cm" svg:viewBox="0 0 39 283" draw:points="39,0 0,0 0,283 39,283">
          <text:p/>
        </draw:polygon>
        <draw:polygon draw:style-name="gr2" draw:text-style-name="P2" draw:layer="layout" svg:width="0.038cm" svg:height="0.282cm" svg:x="4.197cm" svg:y="3.438cm" svg:viewBox="0 0 39 283" draw:points="39,0 0,0 0,283 39,283">
          <text:p/>
        </draw:polygon>
        <draw:polygon draw:style-name="gr2" draw:text-style-name="P2" draw:layer="layout" svg:width="0.038cm" svg:height="0.282cm" svg:x="4.158cm" svg:y="3.438cm" svg:viewBox="0 0 39 283" draw:points="39,0 0,0 0,283 39,283">
          <text:p/>
        </draw:polygon>
        <draw:polygon draw:style-name="gr2" draw:text-style-name="P2" draw:layer="layout" svg:width="0.037cm" svg:height="0.282cm" svg:x="4.121cm" svg:y="3.438cm" svg:viewBox="0 0 38 283" draw:points="38,0 0,0 0,283 38,283">
          <text:p/>
        </draw:polygon>
        <draw:polygon draw:style-name="gr2" draw:text-style-name="P2" draw:layer="layout" svg:width="0.037cm" svg:height="0.282cm" svg:x="4.082cm" svg:y="3.438cm" svg:viewBox="0 0 38 283" draw:points="38,0 0,0 0,283 38,283">
          <text:p/>
        </draw:polygon>
        <draw:polygon draw:style-name="gr2" draw:text-style-name="P2" draw:layer="layout" svg:width="0.038cm" svg:height="0.282cm" svg:x="4.044cm" svg:y="3.438cm" svg:viewBox="0 0 39 283" draw:points="39,0 0,0 0,283 39,283">
          <text:p/>
        </draw:polygon>
        <draw:polygon draw:style-name="gr2" draw:text-style-name="P2" draw:layer="layout" svg:width="0.038cm" svg:height="0.282cm" svg:x="4.005cm" svg:y="3.438cm" svg:viewBox="0 0 39 283" draw:points="39,0 0,0 0,283 39,283">
          <text:p/>
        </draw:polygon>
        <draw:polygon draw:style-name="gr2" draw:text-style-name="P2" draw:layer="layout" svg:width="0.038cm" svg:height="0.282cm" svg:x="3.967cm" svg:y="3.438cm" svg:viewBox="0 0 39 283" draw:points="39,0 0,0 0,283 39,283">
          <text:p/>
        </draw:polygon>
        <draw:polygon draw:style-name="gr2" draw:text-style-name="P2" draw:layer="layout" svg:width="0.038cm" svg:height="0.282cm" svg:x="3.928cm" svg:y="3.438cm" svg:viewBox="0 0 39 283" draw:points="39,0 0,0 0,283 39,283">
          <text:p/>
        </draw:polygon>
        <draw:polygon draw:style-name="gr2" draw:text-style-name="P2" draw:layer="layout" svg:width="0.038cm" svg:height="0.282cm" svg:x="3.891cm" svg:y="3.438cm" svg:viewBox="0 0 39 283" draw:points="39,0 0,0 0,283 39,283">
          <text:p/>
        </draw:polygon>
        <draw:polygon draw:style-name="gr2" draw:text-style-name="P2" draw:layer="layout" svg:width="0.038cm" svg:height="0.282cm" svg:x="3.852cm" svg:y="3.438cm" svg:viewBox="0 0 39 283" draw:points="39,0 0,0 0,283 39,283">
          <text:p/>
        </draw:polygon>
        <draw:polygon draw:style-name="gr2" draw:text-style-name="P2" draw:layer="layout" svg:width="0.038cm" svg:height="0.282cm" svg:x="3.814cm" svg:y="3.438cm" svg:viewBox="0 0 39 283" draw:points="39,0 0,0 0,283 39,283">
          <text:p/>
        </draw:polygon>
        <draw:polygon draw:style-name="gr2" draw:text-style-name="P2" draw:layer="layout" svg:width="0.038cm" svg:height="0.282cm" svg:x="3.775cm" svg:y="3.438cm" svg:viewBox="0 0 39 283" draw:points="39,0 0,0 0,283 39,283">
          <text:p/>
        </draw:polygon>
        <draw:polygon draw:style-name="gr2" draw:text-style-name="P2" draw:layer="layout" svg:width="0.037cm" svg:height="0.282cm" svg:x="3.738cm" svg:y="3.438cm" svg:viewBox="0 0 38 283" draw:points="38,0 0,0 0,283 38,283">
          <text:p/>
        </draw:polygon>
        <draw:polygon draw:style-name="gr2" draw:text-style-name="P2" draw:layer="layout" svg:width="0.037cm" svg:height="0.282cm" svg:x="3.699cm" svg:y="3.438cm" svg:viewBox="0 0 38 283" draw:points="38,0 0,0 0,283 38,283">
          <text:p/>
        </draw:polygon>
        <draw:polygon draw:style-name="gr2" draw:text-style-name="P2" draw:layer="layout" svg:width="0.038cm" svg:height="0.282cm" svg:x="3.661cm" svg:y="3.438cm" svg:viewBox="0 0 39 283" draw:points="39,0 0,0 0,283 39,283">
          <text:p/>
        </draw:polygon>
        <draw:polygon draw:style-name="gr2" draw:text-style-name="P2" draw:layer="layout" svg:width="0.038cm" svg:height="0.282cm" svg:x="3.622cm" svg:y="3.438cm" svg:viewBox="0 0 39 283" draw:points="39,0 0,0 0,283 39,283">
          <text:p/>
        </draw:polygon>
        <draw:polygon draw:style-name="gr2" draw:text-style-name="P2" draw:layer="layout" svg:width="0.038cm" svg:height="0.282cm" svg:x="3.584cm" svg:y="3.438cm" svg:viewBox="0 0 39 283" draw:points="39,0 0,0 0,283 39,283">
          <text:p/>
        </draw:polygon>
        <draw:polygon draw:style-name="gr2" draw:text-style-name="P2" draw:layer="layout" svg:width="0.038cm" svg:height="0.282cm" svg:x="3.545cm" svg:y="3.438cm" svg:viewBox="0 0 39 283" draw:points="39,0 0,0 0,283 39,283">
          <text:p/>
        </draw:polygon>
        <draw:polygon draw:style-name="gr2" draw:text-style-name="P2" draw:layer="layout" svg:width="0.038cm" svg:height="0.282cm" svg:x="4.733cm" svg:y="3.156cm" svg:viewBox="0 0 39 283" draw:points="39,0 0,0 0,283 39,283">
          <text:p/>
        </draw:polygon>
        <draw:polygon draw:style-name="gr2" draw:text-style-name="P2" draw:layer="layout" svg:width="0.038cm" svg:height="0.282cm" svg:x="4.694cm" svg:y="3.156cm" svg:viewBox="0 0 39 283" draw:points="39,0 0,0 0,283 39,283">
          <text:p/>
        </draw:polygon>
        <draw:polygon draw:style-name="gr2" draw:text-style-name="P2" draw:layer="layout" svg:width="0.038cm" svg:height="0.282cm" svg:x="4.657cm" svg:y="3.156cm" svg:viewBox="0 0 39 283" draw:points="39,0 0,0 0,283 39,283">
          <text:p/>
        </draw:polygon>
        <draw:polygon draw:style-name="gr2" draw:text-style-name="P2" draw:layer="layout" svg:width="0.038cm" svg:height="0.282cm" svg:x="4.618cm" svg:y="3.156cm" svg:viewBox="0 0 39 283" draw:points="39,0 0,0 0,283 39,283">
          <text:p/>
        </draw:polygon>
        <draw:polygon draw:style-name="gr2" draw:text-style-name="P2" draw:layer="layout" svg:width="0.038cm" svg:height="0.282cm" svg:x="4.58cm" svg:y="3.156cm" svg:viewBox="0 0 39 283" draw:points="39,0 0,0 0,283 39,283">
          <text:p/>
        </draw:polygon>
        <draw:polygon draw:style-name="gr2" draw:text-style-name="P2" draw:layer="layout" svg:width="0.038cm" svg:height="0.282cm" svg:x="4.541cm" svg:y="3.156cm" svg:viewBox="0 0 39 283" draw:points="39,0 0,0 0,283 39,283">
          <text:p/>
        </draw:polygon>
        <draw:polygon draw:style-name="gr2" draw:text-style-name="P2" draw:layer="layout" svg:width="0.037cm" svg:height="0.282cm" svg:x="4.504cm" svg:y="3.156cm" svg:viewBox="0 0 38 283" draw:points="38,0 0,0 0,283 38,283">
          <text:p/>
        </draw:polygon>
        <draw:polygon draw:style-name="gr2" draw:text-style-name="P2" draw:layer="layout" svg:width="0.037cm" svg:height="0.282cm" svg:x="4.465cm" svg:y="3.156cm" svg:viewBox="0 0 38 283" draw:points="38,0 0,0 0,283 38,283">
          <text:p/>
        </draw:polygon>
        <draw:polygon draw:style-name="gr2" draw:text-style-name="P2" draw:layer="layout" svg:width="0.038cm" svg:height="0.282cm" svg:x="4.427cm" svg:y="3.156cm" svg:viewBox="0 0 39 283" draw:points="39,0 0,0 0,283 39,283">
          <text:p/>
        </draw:polygon>
        <draw:polygon draw:style-name="gr2" draw:text-style-name="P2" draw:layer="layout" svg:width="0.038cm" svg:height="0.282cm" svg:x="4.388cm" svg:y="3.156cm" svg:viewBox="0 0 39 283" draw:points="39,0 0,0 0,283 39,283">
          <text:p/>
        </draw:polygon>
        <draw:polygon draw:style-name="gr2" draw:text-style-name="P2" draw:layer="layout" svg:width="0.038cm" svg:height="0.282cm" svg:x="4.35cm" svg:y="3.156cm" svg:viewBox="0 0 39 283" draw:points="39,0 0,0 0,283 39,283">
          <text:p/>
        </draw:polygon>
        <draw:polygon draw:style-name="gr2" draw:text-style-name="P2" draw:layer="layout" svg:width="0.038cm" svg:height="0.282cm" svg:x="4.311cm" svg:y="3.156cm" svg:viewBox="0 0 39 283" draw:points="39,0 0,0 0,283 39,283">
          <text:p/>
        </draw:polygon>
        <draw:polygon draw:style-name="gr2" draw:text-style-name="P2" draw:layer="layout" svg:width="0.038cm" svg:height="0.282cm" svg:x="4.274cm" svg:y="3.156cm" svg:viewBox="0 0 39 283" draw:points="39,0 0,0 0,283 39,283">
          <text:p/>
        </draw:polygon>
        <draw:polygon draw:style-name="gr2" draw:text-style-name="P2" draw:layer="layout" svg:width="0.038cm" svg:height="0.282cm" svg:x="4.235cm" svg:y="3.156cm" svg:viewBox="0 0 39 283" draw:points="39,0 0,0 0,283 39,283">
          <text:p/>
        </draw:polygon>
        <draw:polygon draw:style-name="gr2" draw:text-style-name="P2" draw:layer="layout" svg:width="0.038cm" svg:height="0.282cm" svg:x="4.197cm" svg:y="3.156cm" svg:viewBox="0 0 39 283" draw:points="39,0 0,0 0,283 39,283">
          <text:p/>
        </draw:polygon>
        <draw:polygon draw:style-name="gr2" draw:text-style-name="P2" draw:layer="layout" svg:width="0.038cm" svg:height="0.282cm" svg:x="4.158cm" svg:y="3.156cm" svg:viewBox="0 0 39 283" draw:points="39,0 0,0 0,283 39,283">
          <text:p/>
        </draw:polygon>
        <draw:polygon draw:style-name="gr2" draw:text-style-name="P2" draw:layer="layout" svg:width="0.037cm" svg:height="0.282cm" svg:x="4.121cm" svg:y="3.156cm" svg:viewBox="0 0 38 283" draw:points="38,0 0,0 0,283 38,283">
          <text:p/>
        </draw:polygon>
        <draw:polygon draw:style-name="gr2" draw:text-style-name="P2" draw:layer="layout" svg:width="0.037cm" svg:height="0.282cm" svg:x="4.082cm" svg:y="3.156cm" svg:viewBox="0 0 38 283" draw:points="38,0 0,0 0,283 38,283">
          <text:p/>
        </draw:polygon>
        <draw:polygon draw:style-name="gr2" draw:text-style-name="P2" draw:layer="layout" svg:width="0.038cm" svg:height="0.282cm" svg:x="4.044cm" svg:y="3.156cm" svg:viewBox="0 0 39 283" draw:points="39,0 0,0 0,283 39,283">
          <text:p/>
        </draw:polygon>
        <draw:polygon draw:style-name="gr2" draw:text-style-name="P2" draw:layer="layout" svg:width="0.038cm" svg:height="0.282cm" svg:x="4.005cm" svg:y="3.156cm" svg:viewBox="0 0 39 283" draw:points="39,0 0,0 0,283 39,283">
          <text:p/>
        </draw:polygon>
        <draw:polygon draw:style-name="gr2" draw:text-style-name="P2" draw:layer="layout" svg:width="0.038cm" svg:height="0.282cm" svg:x="3.967cm" svg:y="3.156cm" svg:viewBox="0 0 39 283" draw:points="39,0 0,0 0,283 39,283">
          <text:p/>
        </draw:polygon>
        <draw:polygon draw:style-name="gr2" draw:text-style-name="P2" draw:layer="layout" svg:width="0.038cm" svg:height="0.282cm" svg:x="3.928cm" svg:y="3.156cm" svg:viewBox="0 0 39 283" draw:points="39,0 0,0 0,283 39,283">
          <text:p/>
        </draw:polygon>
        <draw:polygon draw:style-name="gr2" draw:text-style-name="P2" draw:layer="layout" svg:width="0.038cm" svg:height="0.282cm" svg:x="3.891cm" svg:y="3.156cm" svg:viewBox="0 0 39 283" draw:points="39,0 0,0 0,283 39,283">
          <text:p/>
        </draw:polygon>
        <draw:polygon draw:style-name="gr2" draw:text-style-name="P2" draw:layer="layout" svg:width="0.038cm" svg:height="0.282cm" svg:x="3.852cm" svg:y="3.156cm" svg:viewBox="0 0 39 283" draw:points="39,0 0,0 0,283 39,283">
          <text:p/>
        </draw:polygon>
        <draw:polygon draw:style-name="gr2" draw:text-style-name="P2" draw:layer="layout" svg:width="0.038cm" svg:height="0.282cm" svg:x="3.814cm" svg:y="3.156cm" svg:viewBox="0 0 39 283" draw:points="39,0 0,0 0,283 39,283">
          <text:p/>
        </draw:polygon>
        <draw:polygon draw:style-name="gr2" draw:text-style-name="P2" draw:layer="layout" svg:width="0.038cm" svg:height="0.282cm" svg:x="3.775cm" svg:y="3.156cm" svg:viewBox="0 0 39 283" draw:points="39,0 0,0 0,283 39,283">
          <text:p/>
        </draw:polygon>
        <draw:polygon draw:style-name="gr2" draw:text-style-name="P2" draw:layer="layout" svg:width="0.037cm" svg:height="0.282cm" svg:x="3.738cm" svg:y="3.156cm" svg:viewBox="0 0 38 283" draw:points="38,0 0,0 0,283 38,283">
          <text:p/>
        </draw:polygon>
        <draw:polygon draw:style-name="gr2" draw:text-style-name="P2" draw:layer="layout" svg:width="0.037cm" svg:height="0.282cm" svg:x="3.699cm" svg:y="3.156cm" svg:viewBox="0 0 38 283" draw:points="38,0 0,0 0,283 38,283">
          <text:p/>
        </draw:polygon>
        <draw:polygon draw:style-name="gr2" draw:text-style-name="P2" draw:layer="layout" svg:width="0.038cm" svg:height="0.282cm" svg:x="3.661cm" svg:y="3.156cm" svg:viewBox="0 0 39 283" draw:points="39,0 0,0 0,283 39,283">
          <text:p/>
        </draw:polygon>
        <draw:polygon draw:style-name="gr2" draw:text-style-name="P2" draw:layer="layout" svg:width="0.038cm" svg:height="0.282cm" svg:x="3.622cm" svg:y="3.156cm" svg:viewBox="0 0 39 283" draw:points="39,0 0,0 0,283 39,283">
          <text:p/>
        </draw:polygon>
        <draw:polygon draw:style-name="gr2" draw:text-style-name="P2" draw:layer="layout" svg:width="0.038cm" svg:height="0.282cm" svg:x="3.584cm" svg:y="3.156cm" svg:viewBox="0 0 39 283" draw:points="39,0 0,0 0,283 39,283">
          <text:p/>
        </draw:polygon>
        <draw:polygon draw:style-name="gr2" draw:text-style-name="P2" draw:layer="layout" svg:width="0.038cm" svg:height="0.282cm" svg:x="3.545cm" svg:y="3.156cm" svg:viewBox="0 0 39 283" draw:points="39,0 0,0 0,283 39,283">
          <text:p/>
        </draw:polygon>
        <draw:polygon draw:style-name="gr2" draw:text-style-name="P2" draw:layer="layout" svg:width="0.038cm" svg:height="0.282cm" svg:x="4.733cm" svg:y="2.874cm" svg:viewBox="0 0 39 283" draw:points="39,0 0,0 0,283 39,283">
          <text:p/>
        </draw:polygon>
        <draw:polygon draw:style-name="gr2" draw:text-style-name="P2" draw:layer="layout" svg:width="0.038cm" svg:height="0.282cm" svg:x="4.694cm" svg:y="2.874cm" svg:viewBox="0 0 39 283" draw:points="39,0 0,0 0,283 39,283">
          <text:p/>
        </draw:polygon>
        <draw:polygon draw:style-name="gr2" draw:text-style-name="P2" draw:layer="layout" svg:width="0.038cm" svg:height="0.282cm" svg:x="4.657cm" svg:y="2.874cm" svg:viewBox="0 0 39 283" draw:points="39,0 0,0 0,283 39,283">
          <text:p/>
        </draw:polygon>
        <draw:polygon draw:style-name="gr2" draw:text-style-name="P2" draw:layer="layout" svg:width="0.038cm" svg:height="0.282cm" svg:x="4.618cm" svg:y="2.874cm" svg:viewBox="0 0 39 283" draw:points="39,0 0,0 0,283 39,283">
          <text:p/>
        </draw:polygon>
        <draw:polygon draw:style-name="gr2" draw:text-style-name="P2" draw:layer="layout" svg:width="0.038cm" svg:height="0.282cm" svg:x="4.58cm" svg:y="2.874cm" svg:viewBox="0 0 39 283" draw:points="39,0 0,0 0,283 39,283">
          <text:p/>
        </draw:polygon>
        <draw:polygon draw:style-name="gr2" draw:text-style-name="P2" draw:layer="layout" svg:width="0.038cm" svg:height="0.282cm" svg:x="4.541cm" svg:y="2.874cm" svg:viewBox="0 0 39 283" draw:points="39,0 0,0 0,283 39,283">
          <text:p/>
        </draw:polygon>
        <draw:polygon draw:style-name="gr2" draw:text-style-name="P2" draw:layer="layout" svg:width="0.037cm" svg:height="0.282cm" svg:x="4.504cm" svg:y="2.874cm" svg:viewBox="0 0 38 283" draw:points="38,0 0,0 0,283 38,283">
          <text:p/>
        </draw:polygon>
        <draw:polygon draw:style-name="gr2" draw:text-style-name="P2" draw:layer="layout" svg:width="0.037cm" svg:height="0.282cm" svg:x="4.465cm" svg:y="2.874cm" svg:viewBox="0 0 38 283" draw:points="38,0 0,0 0,283 38,283">
          <text:p/>
        </draw:polygon>
        <draw:polygon draw:style-name="gr2" draw:text-style-name="P2" draw:layer="layout" svg:width="0.038cm" svg:height="0.282cm" svg:x="4.427cm" svg:y="2.874cm" svg:viewBox="0 0 39 283" draw:points="39,0 0,0 0,283 39,283">
          <text:p/>
        </draw:polygon>
        <draw:polygon draw:style-name="gr2" draw:text-style-name="P2" draw:layer="layout" svg:width="0.038cm" svg:height="0.282cm" svg:x="4.388cm" svg:y="2.874cm" svg:viewBox="0 0 39 283" draw:points="39,0 0,0 0,283 39,283">
          <text:p/>
        </draw:polygon>
        <draw:polygon draw:style-name="gr2" draw:text-style-name="P2" draw:layer="layout" svg:width="0.038cm" svg:height="0.282cm" svg:x="4.35cm" svg:y="2.874cm" svg:viewBox="0 0 39 283" draw:points="39,0 0,0 0,283 39,283">
          <text:p/>
        </draw:polygon>
        <draw:polygon draw:style-name="gr2" draw:text-style-name="P2" draw:layer="layout" svg:width="0.038cm" svg:height="0.282cm" svg:x="4.311cm" svg:y="2.874cm" svg:viewBox="0 0 39 283" draw:points="39,0 0,0 0,283 39,283">
          <text:p/>
        </draw:polygon>
        <draw:polygon draw:style-name="gr2" draw:text-style-name="P2" draw:layer="layout" svg:width="0.038cm" svg:height="0.282cm" svg:x="4.274cm" svg:y="2.874cm" svg:viewBox="0 0 39 283" draw:points="39,0 0,0 0,283 39,283">
          <text:p/>
        </draw:polygon>
        <draw:polygon draw:style-name="gr2" draw:text-style-name="P2" draw:layer="layout" svg:width="0.038cm" svg:height="0.282cm" svg:x="4.235cm" svg:y="2.874cm" svg:viewBox="0 0 39 283" draw:points="39,0 0,0 0,283 39,283">
          <text:p/>
        </draw:polygon>
        <draw:polygon draw:style-name="gr2" draw:text-style-name="P2" draw:layer="layout" svg:width="0.038cm" svg:height="0.282cm" svg:x="4.197cm" svg:y="2.874cm" svg:viewBox="0 0 39 283" draw:points="39,0 0,0 0,283 39,283">
          <text:p/>
        </draw:polygon>
        <draw:polygon draw:style-name="gr2" draw:text-style-name="P2" draw:layer="layout" svg:width="0.038cm" svg:height="0.282cm" svg:x="4.158cm" svg:y="2.874cm" svg:viewBox="0 0 39 283" draw:points="39,0 0,0 0,283 39,283">
          <text:p/>
        </draw:polygon>
        <draw:polygon draw:style-name="gr2" draw:text-style-name="P2" draw:layer="layout" svg:width="0.037cm" svg:height="0.282cm" svg:x="4.121cm" svg:y="2.874cm" svg:viewBox="0 0 38 283" draw:points="38,0 0,0 0,283 38,283">
          <text:p/>
        </draw:polygon>
        <draw:polygon draw:style-name="gr2" draw:text-style-name="P2" draw:layer="layout" svg:width="0.037cm" svg:height="0.282cm" svg:x="4.082cm" svg:y="2.874cm" svg:viewBox="0 0 38 283" draw:points="38,0 0,0 0,283 38,283">
          <text:p/>
        </draw:polygon>
        <draw:polygon draw:style-name="gr2" draw:text-style-name="P2" draw:layer="layout" svg:width="0.038cm" svg:height="0.282cm" svg:x="4.044cm" svg:y="2.874cm" svg:viewBox="0 0 39 283" draw:points="39,0 0,0 0,283 39,283">
          <text:p/>
        </draw:polygon>
        <draw:polygon draw:style-name="gr2" draw:text-style-name="P2" draw:layer="layout" svg:width="0.038cm" svg:height="0.282cm" svg:x="4.005cm" svg:y="2.874cm" svg:viewBox="0 0 39 283" draw:points="39,0 0,0 0,283 39,283">
          <text:p/>
        </draw:polygon>
        <draw:polygon draw:style-name="gr2" draw:text-style-name="P2" draw:layer="layout" svg:width="0.038cm" svg:height="0.282cm" svg:x="3.967cm" svg:y="2.874cm" svg:viewBox="0 0 39 283" draw:points="39,0 0,0 0,283 39,283">
          <text:p/>
        </draw:polygon>
        <draw:polygon draw:style-name="gr2" draw:text-style-name="P2" draw:layer="layout" svg:width="0.038cm" svg:height="0.282cm" svg:x="3.928cm" svg:y="2.874cm" svg:viewBox="0 0 39 283" draw:points="39,0 0,0 0,283 39,283">
          <text:p/>
        </draw:polygon>
        <draw:polygon draw:style-name="gr2" draw:text-style-name="P2" draw:layer="layout" svg:width="0.038cm" svg:height="0.282cm" svg:x="3.891cm" svg:y="2.874cm" svg:viewBox="0 0 39 283" draw:points="39,0 0,0 0,283 39,283">
          <text:p/>
        </draw:polygon>
        <draw:polygon draw:style-name="gr2" draw:text-style-name="P2" draw:layer="layout" svg:width="0.038cm" svg:height="0.282cm" svg:x="3.852cm" svg:y="2.874cm" svg:viewBox="0 0 39 283" draw:points="39,0 0,0 0,283 39,283">
          <text:p/>
        </draw:polygon>
        <draw:polygon draw:style-name="gr2" draw:text-style-name="P2" draw:layer="layout" svg:width="0.038cm" svg:height="0.282cm" svg:x="3.814cm" svg:y="2.874cm" svg:viewBox="0 0 39 283" draw:points="39,0 0,0 0,283 39,283">
          <text:p/>
        </draw:polygon>
        <draw:polygon draw:style-name="gr2" draw:text-style-name="P2" draw:layer="layout" svg:width="0.038cm" svg:height="0.282cm" svg:x="3.775cm" svg:y="2.874cm" svg:viewBox="0 0 39 283" draw:points="39,0 0,0 0,283 39,283">
          <text:p/>
        </draw:polygon>
        <draw:polygon draw:style-name="gr2" draw:text-style-name="P2" draw:layer="layout" svg:width="0.037cm" svg:height="0.282cm" svg:x="3.738cm" svg:y="2.874cm" svg:viewBox="0 0 38 283" draw:points="38,0 0,0 0,283 38,283">
          <text:p/>
        </draw:polygon>
        <draw:polygon draw:style-name="gr2" draw:text-style-name="P2" draw:layer="layout" svg:width="0.037cm" svg:height="0.282cm" svg:x="3.699cm" svg:y="2.874cm" svg:viewBox="0 0 38 283" draw:points="38,0 0,0 0,283 38,283">
          <text:p/>
        </draw:polygon>
        <draw:polygon draw:style-name="gr2" draw:text-style-name="P2" draw:layer="layout" svg:width="0.038cm" svg:height="0.282cm" svg:x="3.661cm" svg:y="2.874cm" svg:viewBox="0 0 39 283" draw:points="39,0 0,0 0,283 39,283">
          <text:p/>
        </draw:polygon>
        <draw:polygon draw:style-name="gr2" draw:text-style-name="P2" draw:layer="layout" svg:width="0.038cm" svg:height="0.282cm" svg:x="3.622cm" svg:y="2.874cm" svg:viewBox="0 0 39 283" draw:points="39,0 0,0 0,283 39,283">
          <text:p/>
        </draw:polygon>
        <draw:polygon draw:style-name="gr2" draw:text-style-name="P2" draw:layer="layout" svg:width="0.038cm" svg:height="0.282cm" svg:x="3.584cm" svg:y="2.874cm" svg:viewBox="0 0 39 283" draw:points="39,0 0,0 0,283 39,283">
          <text:p/>
        </draw:polygon>
        <draw:polygon draw:style-name="gr2" draw:text-style-name="P2" draw:layer="layout" svg:width="0.038cm" svg:height="0.282cm" svg:x="3.545cm" svg:y="2.874cm" svg:viewBox="0 0 39 283" draw:points="39,0 0,0 0,283 39,283">
          <text:p/>
        </draw:polygon>
        <draw:polygon draw:style-name="gr2" draw:text-style-name="P2" draw:layer="layout" svg:width="0.038cm" svg:height="0.282cm" svg:x="4.733cm" svg:y="2.591cm" svg:viewBox="0 0 39 283" draw:points="39,0 0,0 0,283 39,283">
          <text:p/>
        </draw:polygon>
        <draw:polygon draw:style-name="gr2" draw:text-style-name="P2" draw:layer="layout" svg:width="0.038cm" svg:height="0.282cm" svg:x="4.694cm" svg:y="2.591cm" svg:viewBox="0 0 39 283" draw:points="39,0 0,0 0,283 39,283">
          <text:p/>
        </draw:polygon>
        <draw:polygon draw:style-name="gr2" draw:text-style-name="P2" draw:layer="layout" svg:width="0.038cm" svg:height="0.282cm" svg:x="4.657cm" svg:y="2.591cm" svg:viewBox="0 0 39 283" draw:points="39,0 0,0 0,283 39,283">
          <text:p/>
        </draw:polygon>
        <draw:polygon draw:style-name="gr2" draw:text-style-name="P2" draw:layer="layout" svg:width="0.038cm" svg:height="0.282cm" svg:x="4.618cm" svg:y="2.591cm" svg:viewBox="0 0 39 283" draw:points="39,0 0,0 0,283 39,283">
          <text:p/>
        </draw:polygon>
        <draw:polygon draw:style-name="gr2" draw:text-style-name="P2" draw:layer="layout" svg:width="0.038cm" svg:height="0.282cm" svg:x="4.58cm" svg:y="2.591cm" svg:viewBox="0 0 39 283" draw:points="39,0 0,0 0,283 39,283">
          <text:p/>
        </draw:polygon>
        <draw:polygon draw:style-name="gr2" draw:text-style-name="P2" draw:layer="layout" svg:width="0.038cm" svg:height="0.282cm" svg:x="4.541cm" svg:y="2.591cm" svg:viewBox="0 0 39 283" draw:points="39,0 0,0 0,283 39,283">
          <text:p/>
        </draw:polygon>
        <draw:polygon draw:style-name="gr2" draw:text-style-name="P2" draw:layer="layout" svg:width="0.037cm" svg:height="0.282cm" svg:x="4.504cm" svg:y="2.591cm" svg:viewBox="0 0 38 283" draw:points="38,0 0,0 0,283 38,283">
          <text:p/>
        </draw:polygon>
        <draw:polygon draw:style-name="gr2" draw:text-style-name="P2" draw:layer="layout" svg:width="0.037cm" svg:height="0.282cm" svg:x="4.465cm" svg:y="2.591cm" svg:viewBox="0 0 38 283" draw:points="38,0 0,0 0,283 38,283">
          <text:p/>
        </draw:polygon>
        <draw:polygon draw:style-name="gr2" draw:text-style-name="P2" draw:layer="layout" svg:width="0.038cm" svg:height="0.282cm" svg:x="4.427cm" svg:y="2.591cm" svg:viewBox="0 0 39 283" draw:points="39,0 0,0 0,283 39,283">
          <text:p/>
        </draw:polygon>
        <draw:polygon draw:style-name="gr2" draw:text-style-name="P2" draw:layer="layout" svg:width="0.038cm" svg:height="0.282cm" svg:x="4.388cm" svg:y="2.591cm" svg:viewBox="0 0 39 283" draw:points="39,0 0,0 0,283 39,283">
          <text:p/>
        </draw:polygon>
        <draw:polygon draw:style-name="gr2" draw:text-style-name="P2" draw:layer="layout" svg:width="0.038cm" svg:height="0.282cm" svg:x="4.35cm" svg:y="2.591cm" svg:viewBox="0 0 39 283" draw:points="39,0 0,0 0,283 39,283">
          <text:p/>
        </draw:polygon>
        <draw:polygon draw:style-name="gr2" draw:text-style-name="P2" draw:layer="layout" svg:width="0.038cm" svg:height="0.282cm" svg:x="4.311cm" svg:y="2.591cm" svg:viewBox="0 0 39 283" draw:points="39,0 0,0 0,283 39,283">
          <text:p/>
        </draw:polygon>
        <draw:polygon draw:style-name="gr2" draw:text-style-name="P2" draw:layer="layout" svg:width="0.038cm" svg:height="0.282cm" svg:x="4.274cm" svg:y="2.591cm" svg:viewBox="0 0 39 283" draw:points="39,0 0,0 0,283 39,283">
          <text:p/>
        </draw:polygon>
        <draw:polygon draw:style-name="gr2" draw:text-style-name="P2" draw:layer="layout" svg:width="0.038cm" svg:height="0.282cm" svg:x="4.235cm" svg:y="2.591cm" svg:viewBox="0 0 39 283" draw:points="39,0 0,0 0,283 39,283">
          <text:p/>
        </draw:polygon>
        <draw:polygon draw:style-name="gr2" draw:text-style-name="P2" draw:layer="layout" svg:width="0.038cm" svg:height="0.282cm" svg:x="4.197cm" svg:y="2.591cm" svg:viewBox="0 0 39 283" draw:points="39,0 0,0 0,283 39,283">
          <text:p/>
        </draw:polygon>
        <draw:polygon draw:style-name="gr2" draw:text-style-name="P2" draw:layer="layout" svg:width="0.038cm" svg:height="0.282cm" svg:x="4.158cm" svg:y="2.591cm" svg:viewBox="0 0 39 283" draw:points="39,0 0,0 0,283 39,283">
          <text:p/>
        </draw:polygon>
        <draw:polygon draw:style-name="gr2" draw:text-style-name="P2" draw:layer="layout" svg:width="0.037cm" svg:height="0.282cm" svg:x="4.121cm" svg:y="2.591cm" svg:viewBox="0 0 38 283" draw:points="38,0 0,0 0,283 38,283">
          <text:p/>
        </draw:polygon>
        <draw:polygon draw:style-name="gr2" draw:text-style-name="P2" draw:layer="layout" svg:width="0.037cm" svg:height="0.282cm" svg:x="4.082cm" svg:y="2.591cm" svg:viewBox="0 0 38 283" draw:points="38,0 0,0 0,283 38,283">
          <text:p/>
        </draw:polygon>
        <draw:polygon draw:style-name="gr2" draw:text-style-name="P2" draw:layer="layout" svg:width="0.038cm" svg:height="0.282cm" svg:x="4.044cm" svg:y="2.591cm" svg:viewBox="0 0 39 283" draw:points="39,0 0,0 0,283 39,283">
          <text:p/>
        </draw:polygon>
        <draw:polygon draw:style-name="gr2" draw:text-style-name="P2" draw:layer="layout" svg:width="0.038cm" svg:height="0.282cm" svg:x="4.005cm" svg:y="2.591cm" svg:viewBox="0 0 39 283" draw:points="39,0 0,0 0,283 39,283">
          <text:p/>
        </draw:polygon>
        <draw:polygon draw:style-name="gr2" draw:text-style-name="P2" draw:layer="layout" svg:width="0.038cm" svg:height="0.282cm" svg:x="3.967cm" svg:y="2.591cm" svg:viewBox="0 0 39 283" draw:points="39,0 0,0 0,283 39,283">
          <text:p/>
        </draw:polygon>
        <draw:polygon draw:style-name="gr2" draw:text-style-name="P2" draw:layer="layout" svg:width="0.038cm" svg:height="0.282cm" svg:x="3.928cm" svg:y="2.591cm" svg:viewBox="0 0 39 283" draw:points="39,0 0,0 0,283 39,283">
          <text:p/>
        </draw:polygon>
        <draw:polygon draw:style-name="gr2" draw:text-style-name="P2" draw:layer="layout" svg:width="0.038cm" svg:height="0.282cm" svg:x="3.891cm" svg:y="2.591cm" svg:viewBox="0 0 39 283" draw:points="39,0 0,0 0,283 39,283">
          <text:p/>
        </draw:polygon>
        <draw:polygon draw:style-name="gr2" draw:text-style-name="P2" draw:layer="layout" svg:width="0.038cm" svg:height="0.282cm" svg:x="3.852cm" svg:y="2.591cm" svg:viewBox="0 0 39 283" draw:points="39,0 0,0 0,283 39,283">
          <text:p/>
        </draw:polygon>
        <draw:polygon draw:style-name="gr2" draw:text-style-name="P2" draw:layer="layout" svg:width="0.038cm" svg:height="0.282cm" svg:x="3.814cm" svg:y="2.591cm" svg:viewBox="0 0 39 283" draw:points="39,0 0,0 0,283 39,283">
          <text:p/>
        </draw:polygon>
        <draw:polygon draw:style-name="gr2" draw:text-style-name="P2" draw:layer="layout" svg:width="0.038cm" svg:height="0.282cm" svg:x="3.775cm" svg:y="2.591cm" svg:viewBox="0 0 39 283" draw:points="39,0 0,0 0,283 39,283">
          <text:p/>
        </draw:polygon>
        <draw:polygon draw:style-name="gr2" draw:text-style-name="P2" draw:layer="layout" svg:width="0.037cm" svg:height="0.282cm" svg:x="3.738cm" svg:y="2.591cm" svg:viewBox="0 0 38 283" draw:points="38,0 0,0 0,283 38,283">
          <text:p/>
        </draw:polygon>
        <draw:polygon draw:style-name="gr2" draw:text-style-name="P2" draw:layer="layout" svg:width="0.037cm" svg:height="0.282cm" svg:x="3.699cm" svg:y="2.591cm" svg:viewBox="0 0 38 283" draw:points="38,0 0,0 0,283 38,283">
          <text:p/>
        </draw:polygon>
        <draw:polygon draw:style-name="gr2" draw:text-style-name="P2" draw:layer="layout" svg:width="0.038cm" svg:height="0.282cm" svg:x="3.661cm" svg:y="2.591cm" svg:viewBox="0 0 39 283" draw:points="39,0 0,0 0,283 39,283">
          <text:p/>
        </draw:polygon>
        <draw:polygon draw:style-name="gr2" draw:text-style-name="P2" draw:layer="layout" svg:width="0.038cm" svg:height="0.282cm" svg:x="3.622cm" svg:y="2.591cm" svg:viewBox="0 0 39 283" draw:points="39,0 0,0 0,283 39,283">
          <text:p/>
        </draw:polygon>
        <draw:polygon draw:style-name="gr2" draw:text-style-name="P2" draw:layer="layout" svg:width="0.038cm" svg:height="0.282cm" svg:x="3.584cm" svg:y="2.591cm" svg:viewBox="0 0 39 283" draw:points="39,0 0,0 0,283 39,283">
          <text:p/>
        </draw:polygon>
        <draw:polygon draw:style-name="gr2" draw:text-style-name="P2" draw:layer="layout" svg:width="0.038cm" svg:height="0.282cm" svg:x="3.545cm" svg:y="2.591cm" svg:viewBox="0 0 39 283" draw:points="39,0 0,0 0,283 39,283">
          <text:p/>
        </draw:polygon>
        <draw:polygon draw:style-name="gr2" draw:text-style-name="P2" draw:layer="layout" svg:width="0.038cm" svg:height="0.282cm" svg:x="4.733cm" svg:y="2.309cm" svg:viewBox="0 0 39 283" draw:points="39,0 0,0 0,283 39,283">
          <text:p/>
        </draw:polygon>
        <draw:polygon draw:style-name="gr2" draw:text-style-name="P2" draw:layer="layout" svg:width="0.038cm" svg:height="0.282cm" svg:x="4.694cm" svg:y="2.309cm" svg:viewBox="0 0 39 283" draw:points="39,0 0,0 0,283 39,283">
          <text:p/>
        </draw:polygon>
        <draw:polygon draw:style-name="gr2" draw:text-style-name="P2" draw:layer="layout" svg:width="0.038cm" svg:height="0.282cm" svg:x="4.657cm" svg:y="2.309cm" svg:viewBox="0 0 39 283" draw:points="39,0 0,0 0,283 39,283">
          <text:p/>
        </draw:polygon>
        <draw:polygon draw:style-name="gr2" draw:text-style-name="P2" draw:layer="layout" svg:width="0.038cm" svg:height="0.282cm" svg:x="4.618cm" svg:y="2.309cm" svg:viewBox="0 0 39 283" draw:points="39,0 0,0 0,283 39,283">
          <text:p/>
        </draw:polygon>
        <draw:polygon draw:style-name="gr2" draw:text-style-name="P2" draw:layer="layout" svg:width="0.038cm" svg:height="0.282cm" svg:x="4.58cm" svg:y="2.309cm" svg:viewBox="0 0 39 283" draw:points="39,0 0,0 0,283 39,283">
          <text:p/>
        </draw:polygon>
        <draw:polygon draw:style-name="gr2" draw:text-style-name="P2" draw:layer="layout" svg:width="0.038cm" svg:height="0.282cm" svg:x="4.541cm" svg:y="2.309cm" svg:viewBox="0 0 39 283" draw:points="39,0 0,0 0,283 39,283">
          <text:p/>
        </draw:polygon>
        <draw:polygon draw:style-name="gr2" draw:text-style-name="P2" draw:layer="layout" svg:width="0.037cm" svg:height="0.282cm" svg:x="4.504cm" svg:y="2.309cm" svg:viewBox="0 0 38 283" draw:points="38,0 0,0 0,283 38,283">
          <text:p/>
        </draw:polygon>
        <draw:polygon draw:style-name="gr2" draw:text-style-name="P2" draw:layer="layout" svg:width="0.037cm" svg:height="0.282cm" svg:x="4.465cm" svg:y="2.309cm" svg:viewBox="0 0 38 283" draw:points="38,0 0,0 0,283 38,283">
          <text:p/>
        </draw:polygon>
        <draw:polygon draw:style-name="gr2" draw:text-style-name="P2" draw:layer="layout" svg:width="0.038cm" svg:height="0.282cm" svg:x="4.427cm" svg:y="2.309cm" svg:viewBox="0 0 39 283" draw:points="39,0 0,0 0,283 39,283">
          <text:p/>
        </draw:polygon>
        <draw:polygon draw:style-name="gr2" draw:text-style-name="P2" draw:layer="layout" svg:width="0.038cm" svg:height="0.282cm" svg:x="4.388cm" svg:y="2.309cm" svg:viewBox="0 0 39 283" draw:points="39,0 0,0 0,283 39,283">
          <text:p/>
        </draw:polygon>
        <draw:polygon draw:style-name="gr2" draw:text-style-name="P2" draw:layer="layout" svg:width="0.038cm" svg:height="0.282cm" svg:x="4.35cm" svg:y="2.309cm" svg:viewBox="0 0 39 283" draw:points="39,0 0,0 0,283 39,283">
          <text:p/>
        </draw:polygon>
        <draw:polygon draw:style-name="gr2" draw:text-style-name="P2" draw:layer="layout" svg:width="0.038cm" svg:height="0.282cm" svg:x="4.311cm" svg:y="2.309cm" svg:viewBox="0 0 39 283" draw:points="39,0 0,0 0,283 39,283">
          <text:p/>
        </draw:polygon>
        <draw:polygon draw:style-name="gr2" draw:text-style-name="P2" draw:layer="layout" svg:width="0.038cm" svg:height="0.282cm" svg:x="4.274cm" svg:y="2.309cm" svg:viewBox="0 0 39 283" draw:points="39,0 0,0 0,283 39,283">
          <text:p/>
        </draw:polygon>
        <draw:polygon draw:style-name="gr2" draw:text-style-name="P2" draw:layer="layout" svg:width="0.038cm" svg:height="0.282cm" svg:x="4.235cm" svg:y="2.309cm" svg:viewBox="0 0 39 283" draw:points="39,0 0,0 0,283 39,283">
          <text:p/>
        </draw:polygon>
        <draw:polygon draw:style-name="gr2" draw:text-style-name="P2" draw:layer="layout" svg:width="0.038cm" svg:height="0.282cm" svg:x="4.197cm" svg:y="2.309cm" svg:viewBox="0 0 39 283" draw:points="39,0 0,0 0,283 39,283">
          <text:p/>
        </draw:polygon>
        <draw:polygon draw:style-name="gr2" draw:text-style-name="P2" draw:layer="layout" svg:width="0.038cm" svg:height="0.282cm" svg:x="4.158cm" svg:y="2.309cm" svg:viewBox="0 0 39 283" draw:points="39,0 0,0 0,283 39,283">
          <text:p/>
        </draw:polygon>
        <draw:polygon draw:style-name="gr2" draw:text-style-name="P2" draw:layer="layout" svg:width="0.037cm" svg:height="0.282cm" svg:x="4.121cm" svg:y="2.309cm" svg:viewBox="0 0 38 283" draw:points="38,0 0,0 0,283 38,283">
          <text:p/>
        </draw:polygon>
        <draw:polygon draw:style-name="gr2" draw:text-style-name="P2" draw:layer="layout" svg:width="0.037cm" svg:height="0.282cm" svg:x="4.082cm" svg:y="2.309cm" svg:viewBox="0 0 38 283" draw:points="38,0 0,0 0,283 38,283">
          <text:p/>
        </draw:polygon>
        <draw:polygon draw:style-name="gr2" draw:text-style-name="P2" draw:layer="layout" svg:width="0.038cm" svg:height="0.282cm" svg:x="4.044cm" svg:y="2.309cm" svg:viewBox="0 0 39 283" draw:points="39,0 0,0 0,283 39,283">
          <text:p/>
        </draw:polygon>
        <draw:polygon draw:style-name="gr2" draw:text-style-name="P2" draw:layer="layout" svg:width="0.038cm" svg:height="0.282cm" svg:x="4.005cm" svg:y="2.309cm" svg:viewBox="0 0 39 283" draw:points="39,0 0,0 0,283 39,283">
          <text:p/>
        </draw:polygon>
        <draw:polygon draw:style-name="gr2" draw:text-style-name="P2" draw:layer="layout" svg:width="0.038cm" svg:height="0.282cm" svg:x="3.967cm" svg:y="2.309cm" svg:viewBox="0 0 39 283" draw:points="39,0 0,0 0,283 39,283">
          <text:p/>
        </draw:polygon>
        <draw:polygon draw:style-name="gr2" draw:text-style-name="P2" draw:layer="layout" svg:width="0.038cm" svg:height="0.282cm" svg:x="3.928cm" svg:y="2.309cm" svg:viewBox="0 0 39 283" draw:points="39,0 0,0 0,283 39,283">
          <text:p/>
        </draw:polygon>
        <draw:polygon draw:style-name="gr2" draw:text-style-name="P2" draw:layer="layout" svg:width="0.038cm" svg:height="0.282cm" svg:x="3.891cm" svg:y="2.309cm" svg:viewBox="0 0 39 283" draw:points="39,0 0,0 0,283 39,283">
          <text:p/>
        </draw:polygon>
        <draw:polygon draw:style-name="gr2" draw:text-style-name="P2" draw:layer="layout" svg:width="0.038cm" svg:height="0.282cm" svg:x="3.852cm" svg:y="2.309cm" svg:viewBox="0 0 39 283" draw:points="39,0 0,0 0,283 39,283">
          <text:p/>
        </draw:polygon>
        <draw:polygon draw:style-name="gr2" draw:text-style-name="P2" draw:layer="layout" svg:width="0.038cm" svg:height="0.282cm" svg:x="3.814cm" svg:y="2.309cm" svg:viewBox="0 0 39 283" draw:points="39,0 0,0 0,283 39,283">
          <text:p/>
        </draw:polygon>
        <draw:polygon draw:style-name="gr2" draw:text-style-name="P2" draw:layer="layout" svg:width="0.038cm" svg:height="0.282cm" svg:x="3.775cm" svg:y="2.309cm" svg:viewBox="0 0 39 283" draw:points="39,0 0,0 0,283 39,283">
          <text:p/>
        </draw:polygon>
        <draw:polygon draw:style-name="gr2" draw:text-style-name="P2" draw:layer="layout" svg:width="0.037cm" svg:height="0.282cm" svg:x="3.738cm" svg:y="2.309cm" svg:viewBox="0 0 38 283" draw:points="38,0 0,0 0,283 38,283">
          <text:p/>
        </draw:polygon>
        <draw:polygon draw:style-name="gr2" draw:text-style-name="P2" draw:layer="layout" svg:width="0.037cm" svg:height="0.282cm" svg:x="3.699cm" svg:y="2.309cm" svg:viewBox="0 0 38 283" draw:points="38,0 0,0 0,283 38,283">
          <text:p/>
        </draw:polygon>
        <draw:polygon draw:style-name="gr2" draw:text-style-name="P2" draw:layer="layout" svg:width="0.038cm" svg:height="0.282cm" svg:x="3.661cm" svg:y="2.309cm" svg:viewBox="0 0 39 283" draw:points="39,0 0,0 0,283 39,283">
          <text:p/>
        </draw:polygon>
        <draw:polygon draw:style-name="gr2" draw:text-style-name="P2" draw:layer="layout" svg:width="0.038cm" svg:height="0.282cm" svg:x="3.622cm" svg:y="2.309cm" svg:viewBox="0 0 39 283" draw:points="39,0 0,0 0,283 39,283">
          <text:p/>
        </draw:polygon>
        <draw:polygon draw:style-name="gr2" draw:text-style-name="P2" draw:layer="layout" svg:width="0.038cm" svg:height="0.282cm" svg:x="3.584cm" svg:y="2.309cm" svg:viewBox="0 0 39 283" draw:points="39,0 0,0 0,283 39,283">
          <text:p/>
        </draw:polygon>
        <draw:polygon draw:style-name="gr2" draw:text-style-name="P2" draw:layer="layout" svg:width="0.038cm" svg:height="0.282cm" svg:x="3.545cm" svg:y="2.309cm" svg:viewBox="0 0 39 283" draw:points="39,0 0,0 0,283 39,283">
          <text:p/>
        </draw:polygon>
        <draw:polygon draw:style-name="gr7" draw:text-style-name="P4" draw:layer="layout" svg:width="0.038cm" svg:height="0.282cm" svg:x="4.733cm" svg:y="2.027cm" svg:viewBox="0 0 39 283" draw:points="39,0 0,0 0,283 39,283">
          <text:p/>
        </draw:polygon>
        <draw:polygon draw:style-name="gr7" draw:text-style-name="P4" draw:layer="layout" svg:width="0.038cm" svg:height="0.282cm" svg:x="4.694cm" svg:y="2.027cm" svg:viewBox="0 0 39 283" draw:points="39,0 0,0 0,283 39,283">
          <text:p/>
        </draw:polygon>
        <draw:polygon draw:style-name="gr7" draw:text-style-name="P4" draw:layer="layout" svg:width="0.038cm" svg:height="0.282cm" svg:x="4.657cm" svg:y="2.027cm" svg:viewBox="0 0 39 283" draw:points="39,0 0,0 0,283 39,283">
          <text:p/>
        </draw:polygon>
        <draw:polygon draw:style-name="gr7" draw:text-style-name="P4" draw:layer="layout" svg:width="0.038cm" svg:height="0.282cm" svg:x="4.618cm" svg:y="2.027cm" svg:viewBox="0 0 39 283" draw:points="39,0 0,0 0,283 39,283">
          <text:p/>
        </draw:polygon>
        <draw:polygon draw:style-name="gr7" draw:text-style-name="P4" draw:layer="layout" svg:width="0.038cm" svg:height="0.282cm" svg:x="4.58cm" svg:y="2.027cm" svg:viewBox="0 0 39 283" draw:points="39,0 0,0 0,283 39,283">
          <text:p/>
        </draw:polygon>
        <draw:polygon draw:style-name="gr7" draw:text-style-name="P4" draw:layer="layout" svg:width="0.038cm" svg:height="0.282cm" svg:x="4.541cm" svg:y="2.027cm" svg:viewBox="0 0 39 283" draw:points="39,0 0,0 0,283 39,283">
          <text:p/>
        </draw:polygon>
        <draw:polygon draw:style-name="gr7" draw:text-style-name="P4" draw:layer="layout" svg:width="0.037cm" svg:height="0.282cm" svg:x="4.504cm" svg:y="2.027cm" svg:viewBox="0 0 38 283" draw:points="38,0 0,0 0,283 38,283">
          <text:p/>
        </draw:polygon>
        <draw:polygon draw:style-name="gr7" draw:text-style-name="P4" draw:layer="layout" svg:width="0.037cm" svg:height="0.282cm" svg:x="4.465cm" svg:y="2.027cm" svg:viewBox="0 0 38 283" draw:points="38,0 0,0 0,283 38,283">
          <text:p/>
        </draw:polygon>
        <draw:polygon draw:style-name="gr7" draw:text-style-name="P4" draw:layer="layout" svg:width="0.038cm" svg:height="0.282cm" svg:x="4.427cm" svg:y="2.027cm" svg:viewBox="0 0 39 283" draw:points="39,0 0,0 0,283 39,283">
          <text:p/>
        </draw:polygon>
        <draw:polygon draw:style-name="gr7" draw:text-style-name="P4" draw:layer="layout" svg:width="0.038cm" svg:height="0.282cm" svg:x="4.388cm" svg:y="2.027cm" svg:viewBox="0 0 39 283" draw:points="39,0 0,0 0,283 39,283">
          <text:p/>
        </draw:polygon>
        <draw:polygon draw:style-name="gr7" draw:text-style-name="P4" draw:layer="layout" svg:width="0.038cm" svg:height="0.282cm" svg:x="4.35cm" svg:y="2.027cm" svg:viewBox="0 0 39 283" draw:points="39,0 0,0 0,283 39,283">
          <text:p/>
        </draw:polygon>
        <draw:polygon draw:style-name="gr7" draw:text-style-name="P4" draw:layer="layout" svg:width="0.038cm" svg:height="0.282cm" svg:x="4.311cm" svg:y="2.027cm" svg:viewBox="0 0 39 283" draw:points="39,0 0,0 0,283 39,283">
          <text:p/>
        </draw:polygon>
        <draw:polygon draw:style-name="gr7" draw:text-style-name="P4" draw:layer="layout" svg:width="0.038cm" svg:height="0.282cm" svg:x="4.274cm" svg:y="2.027cm" svg:viewBox="0 0 39 283" draw:points="39,0 0,0 0,283 39,283">
          <text:p/>
        </draw:polygon>
        <draw:polygon draw:style-name="gr7" draw:text-style-name="P4" draw:layer="layout" svg:width="0.038cm" svg:height="0.282cm" svg:x="4.235cm" svg:y="2.027cm" svg:viewBox="0 0 39 283" draw:points="39,0 0,0 0,283 39,283">
          <text:p/>
        </draw:polygon>
        <draw:polygon draw:style-name="gr7" draw:text-style-name="P4" draw:layer="layout" svg:width="0.038cm" svg:height="0.282cm" svg:x="4.197cm" svg:y="2.027cm" svg:viewBox="0 0 39 283" draw:points="39,0 0,0 0,283 39,283">
          <text:p/>
        </draw:polygon>
        <draw:polygon draw:style-name="gr7" draw:text-style-name="P4" draw:layer="layout" svg:width="0.038cm" svg:height="0.282cm" svg:x="4.158cm" svg:y="2.027cm" svg:viewBox="0 0 39 283" draw:points="39,0 0,0 0,283 39,283">
          <text:p/>
        </draw:polygon>
        <draw:polygon draw:style-name="gr7" draw:text-style-name="P4" draw:layer="layout" svg:width="0.037cm" svg:height="0.282cm" svg:x="4.121cm" svg:y="2.027cm" svg:viewBox="0 0 38 283" draw:points="38,0 0,0 0,283 38,283">
          <text:p/>
        </draw:polygon>
        <draw:polygon draw:style-name="gr7" draw:text-style-name="P4" draw:layer="layout" svg:width="0.037cm" svg:height="0.282cm" svg:x="4.082cm" svg:y="2.027cm" svg:viewBox="0 0 38 283" draw:points="38,0 0,0 0,283 38,283">
          <text:p/>
        </draw:polygon>
        <draw:polygon draw:style-name="gr7" draw:text-style-name="P4" draw:layer="layout" svg:width="0.038cm" svg:height="0.282cm" svg:x="4.044cm" svg:y="2.027cm" svg:viewBox="0 0 39 283" draw:points="39,0 0,0 0,283 39,283">
          <text:p/>
        </draw:polygon>
        <draw:polygon draw:style-name="gr7" draw:text-style-name="P4" draw:layer="layout" svg:width="0.038cm" svg:height="0.282cm" svg:x="4.005cm" svg:y="2.027cm" svg:viewBox="0 0 39 283" draw:points="39,0 0,0 0,283 39,283">
          <text:p/>
        </draw:polygon>
        <draw:polygon draw:style-name="gr7" draw:text-style-name="P4" draw:layer="layout" svg:width="0.038cm" svg:height="0.282cm" svg:x="3.967cm" svg:y="2.027cm" svg:viewBox="0 0 39 283" draw:points="39,0 0,0 0,283 39,283">
          <text:p/>
        </draw:polygon>
        <draw:polygon draw:style-name="gr7" draw:text-style-name="P4" draw:layer="layout" svg:width="0.038cm" svg:height="0.282cm" svg:x="3.928cm" svg:y="2.027cm" svg:viewBox="0 0 39 283" draw:points="39,0 0,0 0,283 39,283">
          <text:p/>
        </draw:polygon>
        <draw:polygon draw:style-name="gr7" draw:text-style-name="P4" draw:layer="layout" svg:width="0.038cm" svg:height="0.282cm" svg:x="3.891cm" svg:y="2.027cm" svg:viewBox="0 0 39 283" draw:points="39,0 0,0 0,283 39,283">
          <text:p/>
        </draw:polygon>
        <draw:polygon draw:style-name="gr7" draw:text-style-name="P4" draw:layer="layout" svg:width="0.038cm" svg:height="0.282cm" svg:x="3.852cm" svg:y="2.027cm" svg:viewBox="0 0 39 283" draw:points="39,0 0,0 0,283 39,283">
          <text:p/>
        </draw:polygon>
        <draw:polygon draw:style-name="gr7" draw:text-style-name="P4" draw:layer="layout" svg:width="0.038cm" svg:height="0.282cm" svg:x="3.814cm" svg:y="2.027cm" svg:viewBox="0 0 39 283" draw:points="39,0 0,0 0,283 39,283">
          <text:p/>
        </draw:polygon>
        <draw:polygon draw:style-name="gr7" draw:text-style-name="P4" draw:layer="layout" svg:width="0.038cm" svg:height="0.282cm" svg:x="3.775cm" svg:y="2.027cm" svg:viewBox="0 0 39 283" draw:points="39,0 0,0 0,283 39,283">
          <text:p/>
        </draw:polygon>
        <draw:polygon draw:style-name="gr7" draw:text-style-name="P4" draw:layer="layout" svg:width="0.037cm" svg:height="0.282cm" svg:x="3.738cm" svg:y="2.027cm" svg:viewBox="0 0 38 283" draw:points="38,0 0,0 0,283 38,283">
          <text:p/>
        </draw:polygon>
        <draw:polygon draw:style-name="gr7" draw:text-style-name="P4" draw:layer="layout" svg:width="0.037cm" svg:height="0.282cm" svg:x="3.699cm" svg:y="2.027cm" svg:viewBox="0 0 38 283" draw:points="38,0 0,0 0,283 38,283">
          <text:p/>
        </draw:polygon>
        <draw:polygon draw:style-name="gr7" draw:text-style-name="P4" draw:layer="layout" svg:width="0.038cm" svg:height="0.282cm" svg:x="3.661cm" svg:y="2.027cm" svg:viewBox="0 0 39 283" draw:points="39,0 0,0 0,283 39,283">
          <text:p/>
        </draw:polygon>
        <draw:polygon draw:style-name="gr7" draw:text-style-name="P4" draw:layer="layout" svg:width="0.038cm" svg:height="0.282cm" svg:x="3.622cm" svg:y="2.027cm" svg:viewBox="0 0 39 283" draw:points="39,0 0,0 0,283 39,283">
          <text:p/>
        </draw:polygon>
        <draw:polygon draw:style-name="gr7" draw:text-style-name="P4" draw:layer="layout" svg:width="0.038cm" svg:height="0.282cm" svg:x="3.584cm" svg:y="2.027cm" svg:viewBox="0 0 39 283" draw:points="39,0 0,0 0,283 39,283">
          <text:p/>
        </draw:polygon>
        <draw:polygon draw:style-name="gr7" draw:text-style-name="P4" draw:layer="layout" svg:width="0.038cm" svg:height="0.282cm" svg:x="3.545cm" svg:y="2.027cm" svg:viewBox="0 0 39 283" draw:points="39,0 0,0 0,283 39,283">
          <text:p/>
        </draw:polygon>
        <draw:path draw:style-name="gr8" draw:text-style-name="P1" draw:layer="layout" svg:width="1.317cm" svg:height="0.021cm" svg:x="5.357cm" svg:y="1.539cm" svg:viewBox="0 0 1318 22" svg:d="M0 22c103 0 206 0 309 0s206 0 311 0c102 0 206 0 309 0s206 0 309 0c27-7 53-15 80-22-103 0-206 0-309 0s-206 0-310 0c-103 0-207 0-310 0s-206 0-310 0c-26 7-53 15-79 22z">
          <text:p/>
        </draw:path>
        <draw:path draw:style-name="gr2" draw:text-style-name="P2" draw:layer="layout" svg:width="1.317cm" svg:height="0.021cm" svg:x="5.357cm" svg:y="1.539cm" svg:viewBox="0 0 1318 22" svg:d="M0 22c103 0 206 0 309 0s206 0 311 0c102 0 206 0 309 0s206 0 309 0c27-7 53-15 80-22-103 0-206 0-309 0s-206 0-310 0c-103 0-207 0-310 0s-206 0-310 0c-26 7-53 15-79 22z">
          <text:p/>
        </draw:path>
        <draw:path draw:style-name="gr5" draw:text-style-name="P1" draw:layer="layout" svg:width="1.317cm" svg:height="0.02cm" svg:x="5.277cm" svg:y="1.56cm" svg:viewBox="0 0 1318 21" svg:d="M0 21c103 0 207 0 310 0s206 0 309 0c104 0 207 0 310 0s206 0 309 0c27-7 53-14 80-21-103 0-206 0-309 0s-207 0-309 0c-105 0-208 0-311 0s-206 0-309 0c-27 7-53 14-80 21z">
          <text:p/>
        </draw:path>
        <draw:path draw:style-name="gr8" draw:text-style-name="P1" draw:layer="layout" svg:width="1.316cm" svg:height="0.021cm" svg:x="5.198cm" svg:y="1.58cm" svg:viewBox="0 0 1317 22" svg:d="M0 22c103 0 206 0 309 0s207 0 309 0c104 0 208 0 311 0 102 0 206 0 308 0 27-7 53-15 80-22-103 0-206 0-309 0s-206 0-310 0c-103 0-206 0-309 0s-207 0-310 0c-26 7-53 15-79 22z">
          <text:p/>
        </draw:path>
        <draw:path draw:style-name="gr2" draw:text-style-name="P2" draw:layer="layout" svg:width="1.316cm" svg:height="0.021cm" svg:x="5.198cm" svg:y="1.58cm" svg:viewBox="0 0 1317 22" svg:d="M0 22c103 0 206 0 309 0s207 0 309 0c104 0 208 0 311 0 102 0 206 0 308 0 27-7 53-15 80-22-103 0-206 0-309 0s-206 0-310 0c-103 0-206 0-309 0s-207 0-310 0c-26 7-53 15-79 22z">
          <text:p/>
        </draw:path>
        <draw:path draw:style-name="gr8" draw:text-style-name="P1" draw:layer="layout" svg:width="1.315cm" svg:height="0.02cm" svg:x="5.119cm" svg:y="1.601cm" svg:viewBox="0 0 1316 21" svg:d="M0 21c103 0 206 0 309 0s206 0 309 0 207 0 310 0 206 0 309 0c26-7 53-14 79-21-102 0-206 0-308 0-103 0-207 0-311 0-102 0-206 0-309 0s-206 0-309 0c-27 7-53 14-79 21z">
          <text:p/>
        </draw:path>
        <draw:path draw:style-name="gr2" draw:text-style-name="P2" draw:layer="layout" svg:width="1.315cm" svg:height="0.02cm" svg:x="5.119cm" svg:y="1.601cm" svg:viewBox="0 0 1316 21" svg:d="M0 21c103 0 206 0 309 0s206 0 309 0 207 0 310 0 206 0 309 0c26-7 53-14 79-21-102 0-206 0-308 0-103 0-207 0-311 0-102 0-206 0-309 0s-206 0-309 0c-27 7-53 14-79 21z">
          <text:p/>
        </draw:path>
        <draw:path draw:style-name="gr5" draw:text-style-name="P1" draw:layer="layout" svg:width="1.316cm" svg:height="0.021cm" svg:x="5.039cm" svg:y="1.621cm" svg:viewBox="0 0 1317 22" svg:d="M0 22c103 0 207 0 310 0s206 0 308 0c103 0 206 0 310 0 103 0 206 0 309 0 27-7 53-15 80-22-103 0-206 0-309 0s-207 0-310 0-206 0-309 0-206 0-309 0c-27 7-53 15-80 22z">
          <text:p/>
        </draw:path>
        <draw:path draw:style-name="gr5" draw:text-style-name="P1" draw:layer="layout" svg:width="1.315cm" svg:height="0.02cm" svg:x="4.96cm" svg:y="1.642cm" svg:viewBox="0 0 1316 21" svg:d="M0 21c104 0 207 0 310 0s206 0 308 0c103 0 206 0 309 0 104 0 207 0 310 0 26-7 53-15 79-21-103 0-206 0-309 0-104 0-207 0-310 0-102 0-205 0-308 0s-207 0-310 0c-26 6-52 14-79 21z">
          <text:p/>
        </draw:path>
        <draw:path draw:style-name="gr8" draw:text-style-name="P1" draw:layer="layout" svg:width="1.315cm" svg:height="0.02cm" svg:x="4.881cm" svg:y="1.662cm" svg:viewBox="0 0 1316 21" svg:d="M0 21c103 0 206 0 309 0s206 0 309 0 206 0 309 0c102 0 206 0 309 0 27-6 53-14 80-21-103 0-206 0-310 0-103 0-206 0-309 0-102 0-205 0-308 0s-206 0-310 0c-26 7-53 15-79 21z">
          <text:p/>
        </draw:path>
        <draw:path draw:style-name="gr2" draw:text-style-name="P2" draw:layer="layout" svg:width="1.315cm" svg:height="0.02cm" svg:x="4.881cm" svg:y="1.662cm" svg:viewBox="0 0 1316 21" svg:d="M0 21c103 0 206 0 309 0s206 0 309 0 206 0 309 0c102 0 206 0 309 0 27-6 53-14 80-21-103 0-206 0-310 0-103 0-206 0-309 0-102 0-205 0-308 0s-206 0-310 0c-26 7-53 15-79 21z">
          <text:p/>
        </draw:path>
        <draw:path draw:style-name="gr5" draw:text-style-name="P1" draw:layer="layout" svg:width="1.314cm" svg:height="0.021cm" svg:x="4.802cm" svg:y="1.682cm" svg:viewBox="0 0 1315 22" svg:d="M0 22c103 0 206 0 309 0s206 0 309 0 206 0 309 0c102 0 206 0 309 0 26-7 52-15 79-22-103 0-206 0-309 0s-206 0-309 0-206 0-309 0-206 0-309 0c-26 7-53 15-79 22z">
          <text:p/>
        </draw:path>
        <draw:path draw:style-name="gr5" draw:text-style-name="P1" draw:layer="layout" svg:width="1.314cm" svg:height="0.02cm" svg:x="4.723cm" svg:y="1.703cm" svg:viewBox="0 0 1315 21" svg:d="M0 21c103 0 206 0 309 0s206 0 308 0c103 0 206 0 309 0s205 0 310 0c26-7 52-13 79-21-103 0-207 0-310 0-102 0-205 0-308 0s-206 0-309 0-206 0-309 0c-26 8-53 14-79 21z">
          <text:p/>
        </draw:path>
        <draw:path draw:style-name="gr5" draw:text-style-name="P1" draw:layer="layout" svg:width="1.313cm" svg:height="0.021cm" svg:x="4.644cm" svg:y="1.723cm" svg:viewBox="0 0 1314 22" svg:d="M0 22c103 0 206 0 309 0s206 0 308 0c103 0 206 0 309 0 102 0 205 0 308 0 26-7 54-14 80-22-103 0-207 0-309 0-103 0-206 0-309 0-102 0-205 0-308 0s-206 0-309 0c-26 8-53 15-79 22z">
          <text:p/>
        </draw:path>
        <draw:path draw:style-name="gr5" draw:text-style-name="P1" draw:layer="layout" svg:width="1.313cm" svg:height="0.02cm" svg:x="4.565cm" svg:y="1.744cm" svg:viewBox="0 0 1314 21" svg:d="M0 21c104 0 207 0 310 0s206 0 308 0c103 0 206 0 309 0 102 0 205 0 308 0 26-7 52-14 79-21-103 0-206 0-308 0-103 0-206 0-309 0-102 0-205 0-308 0s-206 0-309 0c-26 7-54 14-80 21z">
          <text:p/>
        </draw:path>
        <draw:path draw:style-name="gr5" draw:text-style-name="P1" draw:layer="layout" svg:width="1.312cm" svg:height="0.02cm" svg:x="4.487cm" svg:y="1.764cm" svg:viewBox="0 0 1313 21" svg:d="M0 21c103 0 206 0 309 0s206 0 308 0c103 0 206 0 309 0 102 0 205 0 308 0 26-7 52-13 79-21-103 0-206 0-308 0-103 0-206 0-309 0-102 0-205 0-308 0s-206 0-310 0c-26 8-53 14-78 21z">
          <text:p/>
        </draw:path>
        <draw:path draw:style-name="gr5" draw:text-style-name="P1" draw:layer="layout" svg:width="1.312cm" svg:height="0.021cm" svg:x="4.408cm" svg:y="1.784cm" svg:viewBox="0 0 1313 22" svg:d="M0 22c102 0 206 0 309 0s205 0 308 0 206 0 308 0c103 0 206 0 308 0 27-7 53-14 80-22-103 0-206 0-309 0-102 0-205 0-308 0-102 0-205 0-308 0s-207 0-310 0c-26 8-52 15-78 22z">
          <text:p/>
        </draw:path>
        <draw:path draw:style-name="gr5" draw:text-style-name="P1" draw:layer="layout" svg:width="1.311cm" svg:height="0.02cm" svg:x="4.329cm" svg:y="1.805cm" svg:viewBox="0 0 1312 21" svg:d="M0 21c103 0 206 0 309 0s206 0 308 0c103 0 206 0 308 0 103 0 206 0 308 0 26-7 53-14 79-21-103 0-205 0-308 0s-205 0-308 0-205 0-308 0-207 0-310 0c-26 7-52 14-78 21z">
          <text:p/>
        </draw:path>
        <draw:path draw:style-name="gr5" draw:text-style-name="P1" draw:layer="layout" svg:width="1.311cm" svg:height="0.02cm" svg:x="4.25cm" svg:y="1.825cm" svg:viewBox="0 0 1312 21" svg:d="M0 21c103 0 206 0 309 0s206 0 308 0c103 0 206 0 309 0 102 0 205 0 307 0 26-7 53-13 79-21-103 0-205 0-308 0-102 0-205 0-308 0-102 0-205 0-308 0s-206 0-309 0c-27 8-53 14-79 21z">
          <text:p/>
        </draw:path>
        <draw:path draw:style-name="gr5" draw:text-style-name="P1" draw:layer="layout" svg:width="1.311cm" svg:height="0.021cm" svg:x="4.171cm" svg:y="1.845cm" svg:viewBox="0 0 1312 22" svg:d="M0 22c103 0 206 0 309 0 102 0 206 0 308 0 103 0 206 0 308 0 103 0 206 0 308 0 26-7 53-14 79-22-102 0-205 0-308 0-102 0-205 0-308 0-102 0-205 0-309 0-102 0-205 0-308 0-26 8-53 15-79 22z">
          <text:p/>
        </draw:path>
        <draw:path draw:style-name="gr5" draw:text-style-name="P1" draw:layer="layout" svg:width="1.31cm" svg:height="0.02cm" svg:x="4.094cm" svg:y="1.865cm" svg:viewBox="0 0 1311 21" svg:d="M0 21c103 0 205 0 308 0 102 0 206 0 309 0 102 0 205 0 308 0 102 0 205 0 307 0 26-6 52-13 79-21-103 0-205 0-308 0-102 0-205 0-308 0-102 0-205 0-308 0s-206 0-309 0c-26 8-52 15-78 21z">
          <text:p/>
        </draw:path>
        <draw:path draw:style-name="gr5" draw:text-style-name="P1" draw:layer="layout" svg:width="1.309cm" svg:height="0.021cm" svg:x="4.016cm" svg:y="1.885cm" svg:viewBox="0 0 1310 22" svg:d="M0 22c102 0 205 0 308 0 102 0 205 0 308 0s205 0 308 0c102 0 205 0 307 0 26-7 53-14 79-22-102 0-205 0-307 0-103 0-206 0-308 0-103 0-207 0-309 0-103 0-205 0-308 0-26 8-53 15-78 22z">
          <text:p/>
        </draw:path>
        <draw:path draw:style-name="gr5" draw:text-style-name="P1" draw:layer="layout" svg:width="1.309cm" svg:height="0.02cm" svg:x="3.937cm" svg:y="1.906cm" svg:viewBox="0 0 1310 21" svg:d="M0 21c102 0 205 0 308 0 102 0 205 0 307 0 104 0 206 0 309 0 102 0 205 0 307 0 27-7 53-14 79-21-102 0-205 0-307 0-103 0-205 0-308 0s-206 0-308 0c-103 0-206 0-308 0-27 7-53 14-79 21z">
          <text:p/>
        </draw:path>
        <draw:path draw:style-name="gr5" draw:text-style-name="P1" draw:layer="layout" svg:width="1.309cm" svg:height="0.02cm" svg:x="3.858cm" svg:y="1.926cm" svg:viewBox="0 0 1310 21" svg:d="M0 21c103 0 206 0 308 0 103 0 205 0 307 0 103 0 206 0 309 0 102 0 205 0 307 0 27-6 53-13 79-21-102 0-205 0-307 0-103 0-205 0-309 0-102 0-205 0-307 0-103 0-206 0-308 0-26 8-52 14-79 21z">
          <text:p/>
        </draw:path>
        <draw:path draw:style-name="gr8" draw:text-style-name="P1" draw:layer="layout" svg:width="1.308cm" svg:height="0.02cm" svg:x="3.78cm" svg:y="1.946cm" svg:viewBox="0 0 1309 21" svg:d="M0 21c103 0 205 0 308 0 102 0 205 0 307 0 103 0 206 0 309 0 102 0 204 0 307 0 26-6 52-13 78-21-102 0-205 0-307 0-103 0-206 0-309 0-102 0-204 0-307 0-102 0-205 0-308 0-26 8-52 15-78 21z">
          <text:p/>
        </draw:path>
        <draw:path draw:style-name="gr2" draw:text-style-name="P2" draw:layer="layout" svg:width="1.308cm" svg:height="0.02cm" svg:x="3.78cm" svg:y="1.946cm" svg:viewBox="0 0 1309 21" svg:d="M0 21c103 0 205 0 308 0 102 0 205 0 307 0 103 0 206 0 309 0 102 0 204 0 307 0 26-6 52-13 78-21-102 0-205 0-307 0-103 0-206 0-309 0-102 0-204 0-307 0-102 0-205 0-308 0-26 8-52 15-78 21z">
          <text:p/>
        </draw:path>
        <draw:path draw:style-name="gr8" draw:text-style-name="P1" draw:layer="layout" svg:width="1.308cm" svg:height="0.021cm" svg:x="3.702cm" svg:y="1.966cm" svg:viewBox="0 0 1309 22" svg:d="M0 22c102 0 205 0 307 0 103 0 205 0 307 0 103 0 205 0 309 0 102 0 205 0 307 0 26-7 52-14 79-22-103 0-205 0-307 0-103 0-206 0-309 0-102 0-205 0-307 0-103 0-205 0-308 0-26 8-52 15-78 22z">
          <text:p/>
        </draw:path>
        <draw:path draw:style-name="gr2" draw:text-style-name="P2" draw:layer="layout" svg:width="1.308cm" svg:height="0.021cm" svg:x="3.702cm" svg:y="1.966cm" svg:viewBox="0 0 1309 22" svg:d="M0 22c102 0 205 0 307 0 103 0 205 0 307 0 103 0 205 0 309 0 102 0 205 0 307 0 26-7 52-14 79-22-103 0-205 0-307 0-103 0-206 0-309 0-102 0-205 0-307 0-103 0-205 0-308 0-26 8-52 15-78 22z">
          <text:p/>
        </draw:path>
        <draw:path draw:style-name="gr5" draw:text-style-name="P1" draw:layer="layout" svg:width="1.308cm" svg:height="0.02cm" svg:x="3.623cm" svg:y="1.987cm" svg:viewBox="0 0 1309 21" svg:d="M0 21c103 0 205 0 308 0 102 0 205 0 307 0s205 0 307 0c103 0 206 0 308 0 26-7 52-14 79-21-102 0-205 0-307 0-104 0-206 0-309 0-102 0-204 0-307 0-102 0-205 0-307 0-27 7-53 14-79 21z">
          <text:p/>
        </draw:path>
        <draw:path draw:style-name="gr9" draw:text-style-name="P4" draw:layer="layout" svg:width="1.307cm" svg:height="0.02cm" svg:x="3.545cm" svg:y="2.007cm" svg:viewBox="0 0 1308 21" svg:d="M0 21c103 0 206 0 308 0s205 0 307 0 205 0 307 0 206 0 308 0c26-7 52-13 78-21-102 0-205 0-308 0-102 0-205 0-307 0s-205 0-307 0c-103 0-205 0-308 0-26 8-52 14-78 21z">
          <text:p/>
        </draw:path>
        <draw:path draw:style-name="gr2" draw:text-style-name="P2" draw:layer="layout" svg:width="1.307cm" svg:height="0.02cm" svg:x="3.545cm" svg:y="2.007cm" svg:viewBox="0 0 1308 21" svg:d="M0 21c103 0 206 0 308 0s205 0 307 0 205 0 307 0 206 0 308 0c26-7 52-13 78-21-102 0-205 0-308 0-102 0-205 0-307 0s-205 0-307 0c-103 0-205 0-308 0-26 8-52 14-78 21z">
          <text:p/>
        </draw:path>
        <draw:polygon draw:style-name="gr10" draw:text-style-name="P2" draw:layer="layout" svg:width="0.172cm" svg:height="0.614cm" svg:x="4.769cm" svg:y="2.548cm" svg:viewBox="0 0 173 615" draw:points="0,615 0,43 173,0 173,561">
          <text:p/>
        </draw:polygon>
        <draw:polyline draw:style-name="gr10" draw:text-style-name="P2" draw:layer="layout" svg:width="1.224cm" svg:height="0.573cm" svg:x="3.545cm" svg:y="2.589cm" svg:viewBox="0 0 1225 574" draw:points="1225,574 0,574 0,0 1225,0">
          <text:p/>
        </draw:polyline>
        <draw:line draw:style-name="gr10" draw:text-style-name="P2" draw:layer="layout" svg:x1="4.769cm" svg:y1="3.162cm" svg:x2="6.921cm" svg:y2="3.573cm">
          <text:p/>
        </draw:line>
        <draw:line draw:style-name="gr10" draw:text-style-name="P2" draw:layer="layout" svg:x1="4.769cm" svg:y1="2.589cm" svg:x2="6.903cm" svg:y2="3.288cm">
          <text:p/>
        </draw:line>
        <draw:line draw:style-name="gr10" draw:text-style-name="P2" draw:layer="layout" svg:x1="4.941cm" svg:y1="2.548cm" svg:x2="6.94cm" svg:y2="3.271cm">
          <text:p/>
        </draw:line>
        <draw:line draw:style-name="gr10" draw:text-style-name="P2" draw:layer="layout" svg:x1="4.941cm" svg:y1="3.113cm" svg:x2="6.94cm" svg:y2="3.531cm">
          <text:p/>
        </draw:line>
        <draw:path draw:style-name="gr5" draw:text-style-name="P1" draw:layer="layout" svg:width="0.085cm" svg:height="0.304cm" svg:x="8.127cm" svg:y="2.983cm" svg:viewBox="0 0 86 305" svg:d="M0 22c28-7 57-14 86-22 0 96 0 189 0 282-29 8-58 15-86 23 0-93 0-187 0-283z">
          <text:p/>
        </draw:path>
        <draw:path draw:style-name="gr5" draw:text-style-name="P1" draw:layer="layout" svg:width="0.085cm" svg:height="0.302cm" svg:x="8.212cm" svg:y="2.962cm" svg:viewBox="0 0 86 303" svg:d="M0 22c28-8 56-15 86-22-1 94-1 187-1 280-29 8-57 16-85 23 0-92 0-186 0-281z">
          <text:p/>
        </draw:path>
        <draw:path draw:style-name="gr5" draw:text-style-name="P1" draw:layer="layout" svg:width="0.084cm" svg:height="0.301cm" svg:x="8.296cm" svg:y="2.94cm" svg:viewBox="0 0 85 302" svg:d="M0 22c28-7 56-15 85-22 0 95 0 187 0 280-29 7-57 15-85 22 0-93 0-185 0-280z">
          <text:p/>
        </draw:path>
        <draw:path draw:style-name="gr5" draw:text-style-name="P1" draw:layer="layout" svg:width="0.084cm" svg:height="0.3cm" svg:x="8.379cm" svg:y="2.919cm" svg:viewBox="0 0 85 301" svg:d="M0 21c28-7 56-14 85-21 0 94 0 186 0 279-29 7-57 15-85 22 0-93 0-185 0-280z">
          <text:p/>
        </draw:path>
        <draw:path draw:style-name="gr5" draw:text-style-name="P1" draw:layer="layout" svg:width="0.083cm" svg:height="0.3cm" svg:x="8.463cm" svg:y="2.897cm" svg:viewBox="0 0 84 301" svg:d="M0 22c27-7 56-15 84-22 0 94 0 186 0 278-28 8-57 15-84 23 0-93 0-185 0-279z">
          <text:p/>
        </draw:path>
        <draw:path draw:style-name="gr5" draw:text-style-name="P1" draw:layer="layout" svg:width="0.083cm" svg:height="0.299cm" svg:x="8.545cm" svg:y="2.876cm" svg:viewBox="0 0 84 300" svg:d="M0 21c29-7 56-14 84-21 0 94 0 185 0 277-28 8-55 15-84 23 0-93 0-185 0-279z">
          <text:p/>
        </draw:path>
        <draw:path draw:style-name="gr5" draw:text-style-name="P1" draw:layer="layout" svg:width="0.083cm" svg:height="0.297cm" svg:x="8.627cm" svg:y="2.855cm" svg:viewBox="0 0 84 298" svg:d="M0 21c29-7 56-14 84-21 0 93-1 185-1 276-27 8-54 15-83 22 0-91 0-183 0-277z">
          <text:p/>
        </draw:path>
        <draw:path draw:style-name="gr5" draw:text-style-name="P1" draw:layer="layout" svg:width="0.081cm" svg:height="0.297cm" svg:x="8.709cm" svg:y="2.834cm" svg:viewBox="0 0 82 298" svg:d="M0 21c27-7 54-14 82-21 0 93 0 184 0 276-28 7-55 14-82 22 0-92 0-183 0-277z">
          <text:p/>
        </draw:path>
        <draw:path draw:style-name="gr5" draw:text-style-name="P1" draw:layer="layout" svg:width="0.081cm" svg:height="0.295cm" svg:x="8.79cm" svg:y="2.814cm" svg:viewBox="0 0 82 296" svg:d="M0 20c27-7 54-14 82-20 0 92 0 183 0 273-28 7-55 16-82 23 0-91 0-183 0-276z">
          <text:p/>
        </draw:path>
        <draw:path draw:style-name="gr5" draw:text-style-name="P1" draw:layer="layout" svg:width="0.081cm" svg:height="0.294cm" svg:x="8.87cm" svg:y="2.793cm" svg:viewBox="0 0 82 295" svg:d="M0 22c27-7 55-14 82-22 0 93 0 184 0 274-27 7-55 14-82 21 0-90 0-181 0-273z">
          <text:p/>
        </draw:path>
        <draw:path draw:style-name="gr5" draw:text-style-name="P1" draw:layer="layout" svg:width="0.08cm" svg:height="0.294cm" svg:x="8.95cm" svg:y="2.772cm" svg:viewBox="0 0 81 295" svg:d="M0 22c27-7 54-15 81-22 0 94 0 184 0 273-27 7-54 15-81 22 0-90 0-181 0-273z">
          <text:p/>
        </draw:path>
        <draw:path draw:style-name="gr5" draw:text-style-name="P1" draw:layer="layout" svg:width="0.08cm" svg:height="0.292cm" svg:x="9.029cm" svg:y="2.752cm" svg:viewBox="0 0 81 293" svg:d="M0 21c28-7 55-14 81-21 0 93 0 183 0 273-26 6-53 13-81 20 0-89 0-179 0-272z">
          <text:p/>
        </draw:path>
        <draw:path draw:style-name="gr11" draw:text-style-name="P5" draw:layer="layout" svg:width="0.085cm" svg:height="0.302cm" svg:x="8.127cm" svg:y="3.27cm" svg:viewBox="0 0 86 303" svg:d="M0 23c28-8 57-15 86-23 0 93 0 186 0 279-29 8-58 16-86 24 0-93 0-187 0-280z">
          <text:p/>
        </draw:path>
        <draw:path draw:style-name="gr5" draw:text-style-name="P1" draw:layer="layout" svg:width="0.085cm" svg:height="0.301cm" svg:x="8.211cm" svg:y="3.247cm" svg:viewBox="0 0 86 302" svg:d="M1 23c28-7 56-15 85-23 0 93 0 186 0 278-29 8-57 16-86 24 1-92 1-186 1-279z">
          <text:p/>
        </draw:path>
        <draw:path draw:style-name="gr5" draw:text-style-name="P1" draw:layer="layout" svg:width="0.084cm" svg:height="0.3cm" svg:x="8.296cm" svg:y="3.225cm" svg:viewBox="0 0 85 301" svg:d="M0 23c28-8 56-16 85-23 0 92 0 185 0 277-29 8-57 16-85 24 0-93 0-186 0-278z">
          <text:p/>
        </draw:path>
        <draw:path draw:style-name="gr5" draw:text-style-name="P1" draw:layer="layout" svg:width="0.084cm" svg:height="0.298cm" svg:x="8.379cm" svg:y="3.203cm" svg:viewBox="0 0 85 299" svg:d="M0 22c28-7 56-15 85-22 0 92 0 184 0 277-29 7-57 14-85 22 0-92 0-184 0-277z">
          <text:p/>
        </draw:path>
        <draw:path draw:style-name="gr5" draw:text-style-name="P1" draw:layer="layout" svg:width="0.083cm" svg:height="0.299cm" svg:x="8.463cm" svg:y="3.18cm" svg:viewBox="0 0 84 300" svg:d="M0 23c27-8 56-15 84-23 0 92 0 184 0 276-28 8-57 16-84 24 0-93 0-185 0-277z">
          <text:p/>
        </draw:path>
        <draw:path draw:style-name="gr5" draw:text-style-name="P1" draw:layer="layout" svg:width="0.083cm" svg:height="0.298cm" svg:x="8.545cm" svg:y="3.158cm" svg:viewBox="0 0 84 299" svg:d="M0 23c29-8 56-15 84-23 0 92 0 184 0 275-28 8-55 16-84 24 0-93 0-185 0-276z">
          <text:p/>
        </draw:path>
        <draw:path draw:style-name="gr5" draw:text-style-name="P1" draw:layer="layout" svg:width="0.082cm" svg:height="0.297cm" svg:x="8.627cm" svg:y="3.136cm" svg:viewBox="0 0 83 298" svg:d="M0 22c29-7 56-14 83-22 0 92 0 183 0 275-27 7-54 15-83 23 0-92 0-184 0-276z">
          <text:p/>
        </draw:path>
        <draw:path draw:style-name="gr5" draw:text-style-name="P1" draw:layer="layout" svg:width="0.081cm" svg:height="0.295cm" svg:x="8.709cm" svg:y="3.115cm" svg:viewBox="0 0 82 296" svg:d="M0 22c27-8 54-15 82-22 0 91 0 182 0 272-28 9-55 16-82 24 0-92 0-183 0-274z">
          <text:p/>
        </draw:path>
        <draw:path draw:style-name="gr5" draw:text-style-name="P1" draw:layer="layout" svg:width="0.082cm" svg:height="0.294cm" svg:x="8.789cm" svg:y="3.093cm" svg:viewBox="0 0 83 295" svg:d="M1 22c27-7 54-15 82-22 0 91 0 182 0 272-28 7-55 15-83 23 1-91 1-182 1-273z">
          <text:p/>
        </draw:path>
        <draw:path draw:style-name="gr5" draw:text-style-name="P1" draw:layer="layout" svg:width="0.081cm" svg:height="0.293cm" svg:x="8.87cm" svg:y="3.072cm" svg:viewBox="0 0 82 294" svg:d="M0 22c27-7 55-14 82-22 0 91 0 181 0 271-27 8-55 15-82 23 0-90 0-181 0-272z">
          <text:p/>
        </draw:path>
        <draw:path draw:style-name="gr5" draw:text-style-name="P1" draw:layer="layout" svg:width="0.08cm" svg:height="0.292cm" svg:x="8.95cm" svg:y="3.05cm" svg:viewBox="0 0 81 293" svg:d="M0 23c27-9 54-16 81-23 0 91 0 182 0 271-27 7-54 15-81 22 0-89 0-180 0-270z">
          <text:p/>
        </draw:path>
        <draw:path draw:style-name="gr5" draw:text-style-name="P1" draw:layer="layout" svg:width="0.08cm" svg:height="0.29cm" svg:x="9.029cm" svg:y="3.03cm" svg:viewBox="0 0 81 291" svg:d="M0 21c28-8 55-15 81-21 0 90 0 180 0 269-27 7-53 15-81 22 0-89 0-179 0-270z">
          <text:p/>
        </draw:path>
        <draw:path draw:style-name="gr5" draw:text-style-name="P1" draw:layer="layout" svg:width="0.085cm" svg:height="0.303cm" svg:x="8.127cm" svg:y="3.554cm" svg:viewBox="0 0 86 304" svg:d="M0 24c28-8 57-16 86-24 0 93 0 186 0 280-29 9-58 17-86 24 0-94 0-187 0-280z">
          <text:p/>
        </draw:path>
        <draw:path draw:style-name="gr5" draw:text-style-name="P1" draw:layer="layout" svg:width="0.085cm" svg:height="0.304cm" svg:x="8.211cm" svg:y="3.53cm" svg:viewBox="0 0 86 305" svg:d="M0 24c29-8 57-16 86-24 0 93 0 185 0 280-29 8-57 16-86 25 0-95 0-188 0-281z">
          <text:p/>
        </draw:path>
        <draw:path draw:style-name="gr5" draw:text-style-name="P1" draw:layer="layout" svg:width="0.084cm" svg:height="0.302cm" svg:x="8.296cm" svg:y="3.507cm" svg:viewBox="0 0 85 303" svg:d="M0 24c28-8 56-16 85-24 0 93 0 185 0 279-29 8-57 16-85 24 0-94 0-187 0-279z">
          <text:p/>
        </draw:path>
        <draw:path draw:style-name="gr5" draw:text-style-name="P1" draw:layer="layout" svg:width="0.084cm" svg:height="0.301cm" svg:x="8.379cm" svg:y="3.484cm" svg:viewBox="0 0 85 302" svg:d="M0 23c28-8 56-15 85-23 0 92 0 184 0 278-29 8-57 16-85 24 0-94 0-186 0-279z">
          <text:p/>
        </draw:path>
        <draw:path draw:style-name="gr5" draw:text-style-name="P1" draw:layer="layout" svg:width="0.084cm" svg:height="0.3cm" svg:x="8.462cm" svg:y="3.461cm" svg:viewBox="0 0 85 301" svg:d="M1 23c27-7 56-15 84-23 0 92 0 184 0 276-28 9-57 17-85 25 1-94 1-186 1-278z">
          <text:p/>
        </draw:path>
        <draw:path draw:style-name="gr5" draw:text-style-name="P1" draw:layer="layout" svg:width="0.083cm" svg:height="0.299cm" svg:x="8.545cm" svg:y="3.438cm" svg:viewBox="0 0 84 300" svg:d="M0 24c28-8 56-16 84-24 0 92 0 183 0 275-28 8-56 17-84 25 0-93 0-185 0-276z">
          <text:p/>
        </draw:path>
        <draw:path draw:style-name="gr5" draw:text-style-name="P1" draw:layer="layout" svg:width="0.082cm" svg:height="0.297cm" svg:x="8.627cm" svg:y="3.416cm" svg:viewBox="0 0 83 298" svg:d="M0 23c29-8 56-16 83-23 0 91 0 182 0 273-27 8-54 16-83 25 0-93 0-184 0-275z">
          <text:p/>
        </draw:path>
        <draw:path draw:style-name="gr5" draw:text-style-name="P1" draw:layer="layout" svg:width="0.081cm" svg:height="0.296cm" svg:x="8.709cm" svg:y="3.393cm" svg:viewBox="0 0 82 297" svg:d="M0 24c27-8 54-16 82-24 0 92 0 182 0 274-28 7-55 15-82 23 0-91 0-182 0-273z">
          <text:p/>
        </draw:path>
        <draw:path draw:style-name="gr5" draw:text-style-name="P1" draw:layer="layout" svg:width="0.082cm" svg:height="0.295cm" svg:x="8.789cm" svg:y="3.371cm" svg:viewBox="0 0 83 296" svg:d="M0 23c28-8 55-16 83-23 0 91 0 181 0 272-28 8-56 16-83 24 0-91 0-182 0-273z">
          <text:p/>
        </draw:path>
        <draw:path draw:style-name="gr5" draw:text-style-name="P1" draw:layer="layout" svg:width="0.081cm" svg:height="0.294cm" svg:x="8.87cm" svg:y="3.348cm" svg:viewBox="0 0 82 295" svg:d="M0 23c27-8 55-15 82-23 0 92-1 181-1 272-26 8-54 16-81 23 0-90 0-181 0-272z">
          <text:p/>
        </draw:path>
        <draw:path draw:style-name="gr5" draw:text-style-name="P1" draw:layer="layout" svg:width="0.08cm" svg:height="0.293cm" svg:x="8.95cm" svg:y="3.326cm" svg:viewBox="0 0 81 294" svg:d="M0 22c27-7 54-15 81-22 0 91 0 181 0 271-27 8-54 15-81 23 0-90 0-180 0-272z">
          <text:p/>
        </draw:path>
        <draw:path draw:style-name="gr5" draw:text-style-name="P1" draw:layer="layout" svg:width="0.08cm" svg:height="0.292cm" svg:x="9.029cm" svg:y="3.304cm" svg:viewBox="0 0 81 293" svg:d="M0 22c28-7 54-15 81-22 0 91 0 180 0 271-27 7-53 14-81 22 0-90 0-180 0-271z">
          <text:p/>
        </draw:path>
        <draw:path draw:style-name="gr5" draw:text-style-name="P1" draw:layer="layout" svg:width="0.085cm" svg:height="0.303cm" svg:x="8.127cm" svg:y="3.839cm" svg:viewBox="0 0 86 304" svg:d="M0 25c28-8 57-16 86-25 0 93 0 185 0 279-29 8-58 17-86 25 0-93 0-186 0-279z">
          <text:p/>
        </draw:path>
        <draw:path draw:style-name="gr5" draw:text-style-name="P1" draw:layer="layout" svg:width="0.085cm" svg:height="0.302cm" svg:x="8.211cm" svg:y="3.815cm" svg:viewBox="0 0 86 303" svg:d="M0 25c29-9 57-17 86-25 0 92 0 184 0 277-29 9-57 17-86 26 0-93 0-186 0-278z">
          <text:p/>
        </draw:path>
        <draw:path draw:style-name="gr5" draw:text-style-name="P1" draw:layer="layout" svg:width="0.084cm" svg:height="0.301cm" svg:x="8.296cm" svg:y="3.791cm" svg:viewBox="0 0 85 302" svg:d="M0 24c28-8 56-16 85-24 0 92 0 183 0 277-29 8-57 16-85 25 0-94 0-186 0-278z">
          <text:p/>
        </draw:path>
        <draw:path draw:style-name="gr5" draw:text-style-name="P1" draw:layer="layout" svg:width="0.084cm" svg:height="0.3cm" svg:x="8.379cm" svg:y="3.767cm" svg:viewBox="0 0 85 301" svg:d="M0 24c28-8 57-16 85-24 0 92 0 183 0 275-28 9-57 18-85 26 0-93 0-185 0-277z">
          <text:p/>
        </draw:path>
        <draw:path draw:style-name="gr5" draw:text-style-name="P1" draw:layer="layout" svg:width="0.084cm" svg:height="0.299cm" svg:x="8.462cm" svg:y="3.743cm" svg:viewBox="0 0 85 300" svg:d="M0 24c28-8 57-16 85-24-1 91-1 183-1 274-27 8-56 17-84 26 0-93 0-184 0-276z">
          <text:p/>
        </draw:path>
        <draw:path draw:style-name="gr5" draw:text-style-name="P1" draw:layer="layout" svg:width="0.083cm" svg:height="0.298cm" svg:x="8.545cm" svg:y="3.719cm" svg:viewBox="0 0 84 299" svg:d="M0 25c28-8 56-16 84-25 0 92 0 183 0 274-28 8-56 17-84 25 0-91 0-182 0-274z">
          <text:p/>
        </draw:path>
        <draw:path draw:style-name="gr5" draw:text-style-name="P1" draw:layer="layout" svg:width="0.082cm" svg:height="0.297cm" svg:x="8.627cm" svg:y="3.695cm" svg:viewBox="0 0 83 298" svg:d="M0 25c29-9 56-17 83-25 0 92 0 183 0 274-27 8-54 16-83 24 0-91 0-182 0-273z">
          <text:p/>
        </draw:path>
        <draw:path draw:style-name="gr5" draw:text-style-name="P1" draw:layer="layout" svg:width="0.081cm" svg:height="0.297cm" svg:x="8.709cm" svg:y="3.671cm" svg:viewBox="0 0 82 298" svg:d="M0 24c27-8 54-16 82-24 0 93 0 183 0 273-28 8-55 17-82 25 0-91 0-182 0-274z">
          <text:p/>
        </draw:path>
        <draw:path draw:style-name="gr5" draw:text-style-name="P1" draw:layer="layout" svg:width="0.082cm" svg:height="0.295cm" svg:x="8.789cm" svg:y="3.648cm" svg:viewBox="0 0 83 296" svg:d="M0 24c27-8 55-16 83-24 0 92 0 182 0 272-29 8-56 16-83 24 0-90 0-180 0-272z">
          <text:p/>
        </draw:path>
        <draw:path draw:style-name="gr5" draw:text-style-name="P1" draw:layer="layout" svg:width="0.08cm" svg:height="0.294cm" svg:x="8.87cm" svg:y="3.625cm" svg:viewBox="0 0 81 295" svg:d="M0 23c27-8 55-15 81-23 0 91 0 181 0 271-26 8-54 16-81 24 0-90 0-180 0-272z">
          <text:p/>
        </draw:path>
        <draw:path draw:style-name="gr5" draw:text-style-name="P1" draw:layer="layout" svg:width="0.08cm" svg:height="0.293cm" svg:x="8.95cm" svg:y="3.602cm" svg:viewBox="0 0 81 294" svg:d="M0 23c27-8 54-16 81-23 0 91 0 180 0 270-27 8-54 16-81 24 0-90 0-180 0-271z">
          <text:p/>
        </draw:path>
        <draw:path draw:style-name="gr5" draw:text-style-name="P1" draw:layer="layout" svg:width="0.08cm" svg:height="0.292cm" svg:x="9.029cm" svg:y="3.579cm" svg:viewBox="0 0 81 293" svg:d="M0 23c28-8 54-16 81-23 0 91 0 181 0 270-27 7-53 15-81 23 0-89 0-179 0-270z">
          <text:p/>
        </draw:path>
        <draw:path draw:style-name="gr5" draw:text-style-name="P1" draw:layer="layout" svg:width="0.085cm" svg:height="0.304cm" svg:x="8.127cm" svg:y="4.111cm" svg:viewBox="0 0 86 305" svg:d="M0 25c28-8 57-17 86-25 0 92 0 185 0 278-29 9-58 17-86 27 0-94 0-187 0-280z">
          <text:p/>
        </draw:path>
        <draw:path draw:style-name="gr5" draw:text-style-name="P1" draw:layer="layout" svg:width="0.085cm" svg:height="0.304cm" svg:x="8.211cm" svg:y="4.085cm" svg:viewBox="0 0 86 305" svg:d="M0 27c29-9 57-17 86-27 0 94 0 187 0 278-29 9-57 18-86 27 0-93 0-186 0-278z">
          <text:p/>
        </draw:path>
        <draw:path draw:style-name="gr5" draw:text-style-name="P1" draw:layer="layout" svg:width="0.084cm" svg:height="0.303cm" svg:x="8.296cm" svg:y="4.06cm" svg:viewBox="0 0 85 304" svg:d="M0 27c28-10 56-18 85-27 0 94 0 186 0 277-29 9-57 18-85 27 0-92 0-185 0-277z">
          <text:p/>
        </draw:path>
        <draw:path draw:style-name="gr5" draw:text-style-name="P1" draw:layer="layout" svg:width="0.084cm" svg:height="0.301cm" svg:x="8.379cm" svg:y="4.036cm" svg:viewBox="0 0 85 302" svg:d="M0 25c28-7 57-17 85-25 0 92 0 185 0 276-28 8-57 17-85 26 0-92 0-184 0-277z">
          <text:p/>
        </draw:path>
        <draw:path draw:style-name="gr5" draw:text-style-name="P1" draw:layer="layout" svg:width="0.083cm" svg:height="0.3cm" svg:x="8.462cm" svg:y="4.011cm" svg:viewBox="0 0 84 301" svg:d="M0 25c28-8 57-17 84-25 0 92 0 184 0 275-27 9-56 18-84 26 0-91 0-183 0-276z">
          <text:p/>
        </draw:path>
        <draw:path draw:style-name="gr5" draw:text-style-name="P1" draw:layer="layout" svg:width="0.083cm" svg:height="0.3cm" svg:x="8.545cm" svg:y="3.986cm" svg:viewBox="0 0 84 301" svg:d="M0 25c28-8 56-17 84-25 0 92 0 184 0 275-28 8-57 17-84 26 0-92 0-184 0-276z">
          <text:p/>
        </draw:path>
        <draw:path draw:style-name="gr5" draw:text-style-name="P1" draw:layer="layout" svg:width="0.082cm" svg:height="0.298cm" svg:x="8.627cm" svg:y="3.962cm" svg:viewBox="0 0 83 299" svg:d="M0 24c29-8 56-16 83-24 0 91 0 183 0 273-27 9-54 17-83 26 0-91 0-183 0-275z">
          <text:p/>
        </draw:path>
        <draw:path draw:style-name="gr5" draw:text-style-name="P1" draw:layer="layout" svg:width="0.082cm" svg:height="0.298cm" svg:x="8.708cm" svg:y="3.937cm" svg:viewBox="0 0 83 299" svg:d="M1 25c27-8 54-16 82-25 0 92 0 183 0 273-28 9-55 17-83 26 0-91 0-182 1-274z">
          <text:p/>
        </draw:path>
        <draw:path draw:style-name="gr5" draw:text-style-name="P1" draw:layer="layout" svg:width="0.082cm" svg:height="0.296cm" svg:x="8.789cm" svg:y="3.913cm" svg:viewBox="0 0 83 297" svg:d="M0 25c27-9 54-17 83-25 0 91 0 182-1 272-28 8-55 17-82 25 0-90 0-181 0-272z">
          <text:p/>
        </draw:path>
        <draw:path draw:style-name="gr5" draw:text-style-name="P1" draw:layer="layout" svg:width="0.08cm" svg:height="0.295cm" svg:x="8.87cm" svg:y="3.889cm" svg:viewBox="0 0 81 296" svg:d="M0 24c27-8 55-16 81-24 0 90 0 181 0 271-27 8-54 17-81 25 0-90 0-181 0-272z">
          <text:p/>
        </draw:path>
        <draw:path draw:style-name="gr5" draw:text-style-name="P1" draw:layer="layout" svg:width="0.08cm" svg:height="0.294cm" svg:x="8.95cm" svg:y="3.865cm" svg:viewBox="0 0 81 295" svg:d="M0 24c27-8 54-16 81-24 0 90 0 181 0 270-27 9-55 17-81 25 0-90 0-180 0-271z">
          <text:p/>
        </draw:path>
        <draw:path draw:style-name="gr5" draw:text-style-name="P1" draw:layer="layout" svg:width="0.08cm" svg:height="0.293cm" svg:x="9.029cm" svg:y="3.842cm" svg:viewBox="0 0 81 294" svg:d="M0 23c28-8 54-16 81-23 0 89 0 179 0 268-27 9-53 17-81 26 0-90 0-180 0-271z">
          <text:p/>
        </draw:path>
        <draw:path draw:style-name="gr5" draw:text-style-name="P1" draw:layer="layout" svg:width="0.085cm" svg:height="0.305cm" svg:x="8.127cm" svg:y="4.395cm" svg:viewBox="0 0 86 306" svg:d="M0 28c28-9 57-19 86-28 0 94 0 186 0 279-29 9-58 18-86 27 0-93 0-185 0-278z">
          <text:p/>
        </draw:path>
        <draw:path draw:style-name="gr5" draw:text-style-name="P1" draw:layer="layout" svg:width="0.085cm" svg:height="0.304cm" svg:x="8.211cm" svg:y="4.369cm" svg:viewBox="0 0 86 305" svg:d="M0 28c29-10 57-19 86-28 0 93 0 185 0 278-29 9-57 18-86 27 0-93 0-185 0-277z">
          <text:p/>
        </draw:path>
        <draw:path draw:style-name="gr5" draw:text-style-name="P1" draw:layer="layout" svg:width="0.084cm" svg:height="0.303cm" svg:x="8.296cm" svg:y="4.343cm" svg:viewBox="0 0 85 304" svg:d="M0 26c28-8 56-17 85-26 0 93 0 185 0 277-29 9-57 18-85 27 0-92 0-185 0-278z">
          <text:p/>
        </draw:path>
        <draw:path draw:style-name="gr5" draw:text-style-name="P1" draw:layer="layout" svg:width="0.084cm" svg:height="0.302cm" svg:x="8.379cm" svg:y="4.317cm" svg:viewBox="0 0 85 303" svg:d="M0 26c28-8 57-17 85-26 0 93 0 184 0 276-28 9-57 18-85 27 0-92 0-184 0-277z">
          <text:p/>
        </draw:path>
        <draw:path draw:style-name="gr5" draw:text-style-name="P1" draw:layer="layout" svg:width="0.083cm" svg:height="0.3cm" svg:x="8.462cm" svg:y="4.292cm" svg:viewBox="0 0 84 301" svg:d="M0 25c28-8 57-16 84-25 0 92 0 183 0 274-27 9-56 18-84 27 0-92 0-183 0-276z">
          <text:p/>
        </draw:path>
        <draw:path draw:style-name="gr5" draw:text-style-name="P1" draw:layer="layout" svg:width="0.083cm" svg:height="0.299cm" svg:x="8.545cm" svg:y="4.266cm" svg:viewBox="0 0 84 300" svg:d="M0 26c27-8 56-17 84-26 0 92 0 183 0 274-28 8-57 17-84 26 0-91 0-182 0-274z">
          <text:p/>
        </draw:path>
        <draw:path draw:style-name="gr5" draw:text-style-name="P1" draw:layer="layout" svg:width="0.082cm" svg:height="0.298cm" svg:x="8.627cm" svg:y="4.241cm" svg:viewBox="0 0 83 299" svg:d="M0 26c29-9 56-18 83-26 0 92 0 182 0 272-27 9-54 18-83 27 0-91 0-182 0-273z">
          <text:p/>
        </draw:path>
        <draw:path draw:style-name="gr5" draw:text-style-name="P1" draw:layer="layout" svg:width="0.082cm" svg:height="0.297cm" svg:x="8.708cm" svg:y="4.216cm" svg:viewBox="0 0 83 298" svg:d="M0 25c28-8 55-17 83-25 0 91 0 181 0 271-28 9-55 18-83 27 0-91 0-181 0-273z">
          <text:p/>
        </draw:path>
        <draw:path draw:style-name="gr5" draw:text-style-name="P1" draw:layer="layout" svg:width="0.081cm" svg:height="0.295cm" svg:x="8.789cm" svg:y="4.191cm" svg:viewBox="0 0 82 296" svg:d="M0 25c27-9 54-17 82-25 0 91 0 181 0 270-28 9-55 18-82 26 0-89 0-180 0-271z">
          <text:p/>
        </draw:path>
        <draw:path draw:style-name="gr5" draw:text-style-name="P1" draw:layer="layout" svg:width="0.081cm" svg:height="0.294cm" svg:x="8.869cm" svg:y="4.166cm" svg:viewBox="0 0 82 295" svg:d="M1 25c27-9 54-17 81-25 0 89 0 180 0 269-27 9-54 18-82 26 1-89 1-179 1-270z">
          <text:p/>
        </draw:path>
        <draw:path draw:style-name="gr5" draw:text-style-name="P1" draw:layer="layout" svg:width="0.08cm" svg:height="0.294cm" svg:x="8.95cm" svg:y="4.141cm" svg:viewBox="0 0 81 295" svg:d="M0 25c26-8 54-17 81-25 0 89 0 180 0 269-27 8-55 17-81 26 0-90 0-179 0-270z">
          <text:p/>
        </draw:path>
        <draw:path draw:style-name="gr5" draw:text-style-name="P1" draw:layer="layout" svg:width="0.08cm" svg:height="0.293cm" svg:x="9.029cm" svg:y="4.116cm" svg:viewBox="0 0 81 294" svg:d="M0 25c28-8 54-16 81-25 0 89 0 179 0 268-27 9-53 17-81 26 0-89 0-179 0-269z">
          <text:p/>
        </draw:path>
        <draw:path draw:style-name="gr5" draw:text-style-name="P1" draw:layer="layout" svg:width="0.085cm" svg:height="0.306cm" svg:x="8.127cm" svg:y="4.679cm" svg:viewBox="0 0 86 307" svg:d="M0 27c28-9 57-18 86-27 0 94 0 186 0 279-29 9-58 19-86 28 0-93 0-185 0-280z">
          <text:p/>
        </draw:path>
        <draw:path draw:style-name="gr5" draw:text-style-name="P1" draw:layer="layout" svg:width="0.085cm" svg:height="0.305cm" svg:x="8.211cm" svg:y="4.652cm" svg:viewBox="0 0 86 306" svg:d="M0 27c29-9 57-18 86-27 0 93 0 185 0 278-29 9-57 18-86 28 0-93 0-185 0-279z">
          <text:p/>
        </draw:path>
        <draw:path draw:style-name="gr5" draw:text-style-name="P1" draw:layer="layout" svg:width="0.084cm" svg:height="0.304cm" svg:x="8.296cm" svg:y="4.625cm" svg:viewBox="0 0 85 305" svg:d="M0 27c28-9 56-18 85-27 0 93 0 185 0 277-29 9-57 18-85 28 0-92 0-184 0-278z">
          <text:p/>
        </draw:path>
        <draw:path draw:style-name="gr5" draw:text-style-name="P1" draw:layer="layout" svg:width="0.084cm" svg:height="0.303cm" svg:x="8.379cm" svg:y="4.598cm" svg:viewBox="0 0 85 304" svg:d="M0 27c28-9 57-18 85-27 0 92 0 184 0 277-28 8-57 18-85 27 0-92 0-184 0-277z">
          <text:p/>
        </draw:path>
        <draw:path draw:style-name="gr5" draw:text-style-name="P1" draw:layer="layout" svg:width="0.083cm" svg:height="0.303cm" svg:x="8.462cm" svg:y="4.571cm" svg:viewBox="0 0 84 304" svg:d="M0 27c28-9 57-18 84-27 0 92 0 184 0 276-27 9-56 19-84 28 0-92 0-184 0-277z">
          <text:p/>
        </draw:path>
        <draw:path draw:style-name="gr5" draw:text-style-name="P1" draw:layer="layout" svg:width="0.083cm" svg:height="0.301cm" svg:x="8.545cm" svg:y="4.545cm" svg:viewBox="0 0 84 302" svg:d="M0 26c27-9 56-18 84-26 0 91 0 183 0 275-28 9-57 18-84 27 0-92 0-184 0-276z">
          <text:p/>
        </draw:path>
        <draw:path draw:style-name="gr5" draw:text-style-name="P1" draw:layer="layout" svg:width="0.082cm" svg:height="0.301cm" svg:x="8.627cm" svg:y="4.518cm" svg:viewBox="0 0 83 302" svg:d="M0 27c29-9 56-18 83-27 0 92 0 184 0 275-27 9-55 18-83 27 0-92 0-184 0-275z">
          <text:p/>
        </draw:path>
        <draw:path draw:style-name="gr5" draw:text-style-name="P1" draw:layer="layout" svg:width="0.082cm" svg:height="0.299cm" svg:x="8.708cm" svg:y="4.493cm" svg:viewBox="0 0 83 300" svg:d="M0 26c28-9 55-18 83-26 0 91 0 182 0 273-28 9-56 18-83 27 0-91 0-183 0-274z">
          <text:p/>
        </draw:path>
        <draw:path draw:style-name="gr5" draw:text-style-name="P1" draw:layer="layout" svg:width="0.081cm" svg:height="0.298cm" svg:x="8.789cm" svg:y="4.467cm" svg:viewBox="0 0 82 299" svg:d="M0 26c27-9 54-17 82-26 0 91 0 182 0 272-28 9-55 18-82 27 0-91 0-182 0-273z">
          <text:p/>
        </draw:path>
        <draw:path draw:style-name="gr5" draw:text-style-name="P1" draw:layer="layout" svg:width="0.081cm" svg:height="0.297cm" svg:x="8.869cm" svg:y="4.441cm" svg:viewBox="0 0 82 298" svg:d="M0 26c28-9 55-17 82-26 0 91 0 181 0 271-27 9-55 18-82 27 0-90 0-181 0-272z">
          <text:p/>
        </draw:path>
        <draw:path draw:style-name="gr5" draw:text-style-name="P1" draw:layer="layout" svg:width="0.08cm" svg:height="0.296cm" svg:x="8.95cm" svg:y="4.415cm" svg:viewBox="0 0 81 297" svg:d="M0 26c26-8 54-17 81-26 0 91 0 181 0 271-27 8-55 17-81 26 0-90 0-180 0-271z">
          <text:p/>
        </draw:path>
        <draw:path draw:style-name="gr5" draw:text-style-name="P1" draw:layer="layout" svg:width="0.08cm" svg:height="0.295cm" svg:x="9.029cm" svg:y="4.39cm" svg:viewBox="0 0 81 296" svg:d="M0 26c28-9 54-18 81-26 0 90 0 180 0 269-27 9-53 18-81 27 0-90 0-180 0-270z">
          <text:p/>
        </draw:path>
        <draw:path draw:style-name="gr5" draw:text-style-name="P1" draw:layer="layout" svg:width="0.085cm" svg:height="0.308cm" svg:x="8.127cm" svg:y="4.963cm" svg:viewBox="0 0 86 309" svg:d="M0 28c28-9 57-19 86-28 0 93 0 188 0 280-29 10-58 20-86 29 0-92 0-186 0-281z">
          <text:p/>
        </draw:path>
        <draw:path draw:style-name="gr5" draw:text-style-name="P1" draw:layer="layout" svg:width="0.085cm" svg:height="0.307cm" svg:x="8.211cm" svg:y="4.935cm" svg:viewBox="0 0 86 308" svg:d="M0 28c29-9 57-19 86-28 0 93 0 187 0 279-29 10-57 20-86 29 0-92 0-187 0-280z">
          <text:p/>
        </draw:path>
        <draw:path draw:style-name="gr5" draw:text-style-name="P1" draw:layer="layout" svg:width="0.084cm" svg:height="0.306cm" svg:x="8.296cm" svg:y="4.907cm" svg:viewBox="0 0 85 307" svg:d="M0 28c28-9 56-19 85-28 0 93 0 186 0 278-29 10-57 20-85 29 0-92 0-186 0-279z">
          <text:p/>
        </draw:path>
        <draw:path draw:style-name="gr5" draw:text-style-name="P1" draw:layer="layout" svg:width="0.084cm" svg:height="0.304cm" svg:x="8.379cm" svg:y="4.88cm" svg:viewBox="0 0 85 305" svg:d="M0 27c28-9 57-19 85-27 0 92 0 185 0 277-28 9-57 19-85 28 0-91 0-185 0-278z">
          <text:p/>
        </draw:path>
        <draw:path draw:style-name="gr5" draw:text-style-name="P1" draw:layer="layout" svg:width="0.083cm" svg:height="0.304cm" svg:x="8.462cm" svg:y="4.852cm" svg:viewBox="0 0 84 305" svg:d="M0 28c28-9 57-19 84-28 0 92 0 185 0 276-27 10-56 19-84 29 0-92 0-185 0-277z">
          <text:p/>
        </draw:path>
        <draw:path draw:style-name="gr5" draw:text-style-name="P1" draw:layer="layout" svg:width="0.083cm" svg:height="0.302cm" svg:x="8.545cm" svg:y="4.825cm" svg:viewBox="0 0 84 303" svg:d="M0 27c27-9 56-18 84-27 0 91 0 184-1 275-27 9-56 19-83 28 0-91 0-184 0-276z">
          <text:p/>
        </draw:path>
        <draw:path draw:style-name="gr5" draw:text-style-name="P1" draw:layer="layout" svg:width="0.082cm" svg:height="0.301cm" svg:x="8.627cm" svg:y="4.798cm" svg:viewBox="0 0 83 302" svg:d="M0 27c28-9 56-18 83-27 0 91 0 183 0 274-27 9-55 19-83 28 0-91 0-183 0-275z">
          <text:p/>
        </draw:path>
        <draw:path draw:style-name="gr5" draw:text-style-name="P1" draw:layer="layout" svg:width="0.082cm" svg:height="0.3cm" svg:x="8.708cm" svg:y="4.771cm" svg:viewBox="0 0 83 301" svg:d="M0 27c27-9 55-18 83-27 0 91 0 183 0 273-29 9-56 19-83 28 0-91 0-183 0-274z">
          <text:p/>
        </draw:path>
        <draw:path draw:style-name="gr5" draw:text-style-name="P1" draw:layer="layout" svg:width="0.081cm" svg:height="0.299cm" svg:x="8.789cm" svg:y="4.744cm" svg:viewBox="0 0 82 300" svg:d="M0 27c27-9 54-18 82-27 0 90 0 181 0 272-28 10-55 19-82 28 0-90 0-182 0-273z">
          <text:p/>
        </draw:path>
        <draw:path draw:style-name="gr5" draw:text-style-name="P1" draw:layer="layout" svg:width="0.081cm" svg:height="0.299cm" svg:x="8.869cm" svg:y="4.717cm" svg:viewBox="0 0 82 300" svg:d="M0 27c27-9 55-18 82-27 0 90 0 181 0 272-27 9-55 18-82 28 0-91 0-182 0-273z">
          <text:p/>
        </draw:path>
        <draw:path draw:style-name="gr5" draw:text-style-name="P1" draw:layer="layout" svg:width="0.08cm" svg:height="0.298cm" svg:x="8.95cm" svg:y="4.69cm" svg:viewBox="0 0 81 299" svg:d="M0 27c26-9 54-18 81-27 0 91 0 181 0 271-27 10-55 19-81 28 0-91 0-181 0-272z">
          <text:p/>
        </draw:path>
        <draw:path draw:style-name="gr5" draw:text-style-name="P1" draw:layer="layout" svg:width="0.08cm" svg:height="0.297cm" svg:x="9.029cm" svg:y="4.664cm" svg:viewBox="0 0 81 298" svg:d="M0 27c28-9 54-18 81-27 0 90-1 180-1 270-26 9-53 18-80 28 0-91 0-181 0-271z">
          <text:p/>
        </draw:path>
        <draw:path draw:style-name="gr5" draw:text-style-name="P1" draw:layer="layout" svg:width="0.085cm" svg:height="0.307cm" svg:x="8.127cm" svg:y="5.236cm" svg:viewBox="0 0 86 308" svg:d="M0 29c28-9 57-19 86-29 0 92 0 186 0 278-29 10-58 20-86 30 0-92 0-186 0-279z">
          <text:p/>
        </draw:path>
        <draw:path draw:style-name="gr5" draw:text-style-name="P1" draw:layer="layout" svg:width="0.085cm" svg:height="0.307cm" svg:x="8.211cm" svg:y="5.207cm" svg:viewBox="0 0 86 308" svg:d="M0 29c29-10 57-19 86-29 0 92 0 185 0 277-29 10-57 20-86 31 0-93 0-186 0-279z">
          <text:p/>
        </draw:path>
        <draw:path draw:style-name="gr5" draw:text-style-name="P1" draw:layer="layout" svg:width="0.084cm" svg:height="0.306cm" svg:x="8.296cm" svg:y="5.178cm" svg:viewBox="0 0 85 307" svg:d="M0 29c28-9 56-19 85-29 0 92 0 185 0 277-29 10-57 20-85 30 0-93 0-186 0-278z">
          <text:p/>
        </draw:path>
        <draw:path draw:style-name="gr5" draw:text-style-name="P1" draw:layer="layout" svg:width="0.084cm" svg:height="0.304cm" svg:x="8.379cm" svg:y="5.15cm" svg:viewBox="0 0 85 305" svg:d="M0 28c28-9 57-19 85-28 0 91 0 184 0 275-28 10-57 20-85 30 0-92 0-185 0-277z">
          <text:p/>
        </draw:path>
        <draw:path draw:style-name="gr5" draw:text-style-name="P1" draw:layer="layout" svg:width="0.083cm" svg:height="0.303cm" svg:x="8.462cm" svg:y="5.121cm" svg:viewBox="0 0 84 304" svg:d="M0 29c28-10 57-19 84-29 0 92 0 184 0 275-28 10-56 20-84 29 0-91 0-184 0-275z">
          <text:p/>
        </draw:path>
        <draw:path draw:style-name="gr5" draw:text-style-name="P1" draw:layer="layout" svg:width="0.082cm" svg:height="0.302cm" svg:x="8.545cm" svg:y="5.093cm" svg:viewBox="0 0 83 303" svg:d="M0 28c28-9 56-19 83-28 0 91 0 182 0 274-27 10-55 19-83 29 0-91 0-183 0-275z">
          <text:p/>
        </draw:path>
        <draw:path draw:style-name="gr5" draw:text-style-name="P1" draw:layer="layout" svg:width="0.082cm" svg:height="0.301cm" svg:x="8.627cm" svg:y="5.065cm" svg:viewBox="0 0 83 302" svg:d="M0 28c28-9 56-19 83-28 0 91 0 181 0 273-28 10-55 19-83 29 0-91 0-183 0-274z">
          <text:p/>
        </draw:path>
        <draw:path draw:style-name="gr5" draw:text-style-name="P1" draw:layer="layout" svg:width="0.082cm" svg:height="0.3cm" svg:x="8.708cm" svg:y="5.037cm" svg:viewBox="0 0 83 301" svg:d="M0 28c27-9 54-19 83-28 0 90 0 181 0 272-29 10-56 20-83 29 0-91 0-182 0-273z">
          <text:p/>
        </draw:path>
        <draw:path draw:style-name="gr5" draw:text-style-name="P1" draw:layer="layout" svg:width="0.081cm" svg:height="0.299cm" svg:x="8.789cm" svg:y="5.009cm" svg:viewBox="0 0 82 300" svg:d="M0 28c27-9 54-18 82-28 0 90 0 181 0 272-28 9-55 19-82 28 0-91 0-181 0-272z">
          <text:p/>
        </draw:path>
        <draw:path draw:style-name="gr5" draw:text-style-name="P1" draw:layer="layout" svg:width="0.081cm" svg:height="0.298cm" svg:x="8.869cm" svg:y="4.982cm" svg:viewBox="0 0 82 299" svg:d="M0 28c27-10 55-19 82-28 0 90 0 180 0 270-27 10-55 19-82 29 0-91 0-181 0-271z">
          <text:p/>
        </draw:path>
        <draw:path draw:style-name="gr5" draw:text-style-name="P1" draw:layer="layout" svg:width="0.081cm" svg:height="0.298cm" svg:x="8.949cm" svg:y="4.954cm" svg:viewBox="0 0 82 299" svg:d="M1 28c26-9 54-18 81-28 0 90 0 180 0 270-27 10-55 19-82 29 1-91 1-181 1-271z">
          <text:p/>
        </draw:path>
        <draw:path draw:style-name="gr5" draw:text-style-name="P1" draw:layer="layout" svg:width="0.079cm" svg:height="0.296cm" svg:x="9.029cm" svg:y="4.927cm" svg:viewBox="0 0 80 297" svg:d="M0 28c27-9 54-19 80-28 0 89 0 178 0 268-26 11-53 20-80 29 0-90 0-180 0-269z">
          <text:p/>
        </draw:path>
        <draw:path draw:style-name="gr5" draw:text-style-name="P1" draw:layer="layout" svg:width="0.085cm" svg:height="0.308cm" svg:x="8.127cm" svg:y="5.52cm" svg:viewBox="0 0 86 309" svg:d="M0 30c28-10 57-20 86-30 0 92 0 186 0 278-29 11-58 21-86 31 0-92 0-186 0-279z">
          <text:p/>
        </draw:path>
        <draw:path draw:style-name="gr5" draw:text-style-name="P1" draw:layer="layout" svg:width="0.085cm" svg:height="0.308cm" svg:x="8.211cm" svg:y="5.49cm" svg:viewBox="0 0 86 309" svg:d="M0 30c29-10 57-20 86-30 0 92 0 184 0 277-29 11-57 21-86 32 0-93 0-186 0-279z">
          <text:p/>
        </draw:path>
        <draw:path draw:style-name="gr5" draw:text-style-name="P1" draw:layer="layout" svg:width="0.084cm" svg:height="0.307cm" svg:x="8.296cm" svg:y="5.46cm" svg:viewBox="0 0 85 308" svg:d="M0 30c28-10 56-20 85-30 0 92 0 184 0 277-29 10-57 20-85 31 0-92 0-186 0-278z">
          <text:p/>
        </draw:path>
        <draw:path draw:style-name="gr5" draw:text-style-name="P1" draw:layer="layout" svg:width="0.084cm" svg:height="0.305cm" svg:x="8.379cm" svg:y="5.431cm" svg:viewBox="0 0 85 306" svg:d="M0 30c28-10 57-20 85-30 0 91 0 183 0 276-28 10-57 20-85 30 0-92 0-184 0-276z">
          <text:p/>
        </draw:path>
        <draw:path draw:style-name="gr5" draw:text-style-name="P1" draw:layer="layout" svg:width="0.083cm" svg:height="0.304cm" svg:x="8.462cm" svg:y="5.402cm" svg:viewBox="0 0 84 305" svg:d="M0 29c28-10 56-20 84-29 0 91 0 182 0 274-28 11-56 21-84 31 0-93 0-184 0-276z">
          <text:p/>
        </draw:path>
        <draw:path draw:style-name="gr5" draw:text-style-name="P1" draw:layer="layout" svg:width="0.082cm" svg:height="0.304cm" svg:x="8.545cm" svg:y="5.372cm" svg:viewBox="0 0 83 305" svg:d="M0 30c28-10 56-20 83-30 0 91 0 182 0 274-27 10-55 21-83 31 0-93 0-184 0-275z">
          <text:p/>
        </draw:path>
        <draw:path draw:style-name="gr5" draw:text-style-name="P1" draw:layer="layout" svg:width="0.082cm" svg:height="0.302cm" svg:x="8.627cm" svg:y="5.344cm" svg:viewBox="0 0 83 303" svg:d="M0 29c28-10 55-20 83-29 0 90 0 181 0 273-28 10-55 20-83 30 0-92 0-183 0-274z">
          <text:p/>
        </draw:path>
        <draw:path draw:style-name="gr5" draw:text-style-name="P1" draw:layer="layout" svg:width="0.082cm" svg:height="0.301cm" svg:x="8.708cm" svg:y="5.315cm" svg:viewBox="0 0 83 302" svg:d="M0 29c27-10 54-20 83-29 0 90 0 181 0 272-29 10-56 20-83 30 0-92 0-183 0-273z">
          <text:p/>
        </draw:path>
        <draw:path draw:style-name="gr5" draw:text-style-name="P1" draw:layer="layout" svg:width="0.081cm" svg:height="0.3cm" svg:x="8.789cm" svg:y="5.286cm" svg:viewBox="0 0 82 301" svg:d="M0 29c27-10 54-19 82-29 0 90 0 180 0 271-28 10-55 20-82 30 0-91 0-182 0-272z">
          <text:p/>
        </draw:path>
        <draw:path draw:style-name="gr5" draw:text-style-name="P1" draw:layer="layout" svg:width="0.081cm" svg:height="0.299cm" svg:x="8.869cm" svg:y="5.258cm" svg:viewBox="0 0 82 300" svg:d="M0 28c27-9 55-19 82-28 0 90 0 179 0 270-27 10-55 20-82 30 0-91 0-181 0-272z">
          <text:p/>
        </draw:path>
        <draw:path draw:style-name="gr5" draw:text-style-name="P1" draw:layer="layout" svg:width="0.081cm" svg:height="0.298cm" svg:x="8.949cm" svg:y="5.23cm" svg:viewBox="0 0 82 299" svg:d="M0 28c27-9 55-19 82-28-1 89-1 179-1 269-26 10-54 20-81 30 0-91 0-181 0-271z">
          <text:p/>
        </draw:path>
        <draw:path draw:style-name="gr5" draw:text-style-name="P1" draw:layer="layout" svg:width="0.079cm" svg:height="0.297cm" svg:x="9.029cm" svg:y="5.202cm" svg:viewBox="0 0 80 298" svg:d="M0 28c27-10 54-19 80-28 0 89 0 178 0 268-26 10-53 20-80 30 0-91 0-181 0-270z">
          <text:p/>
        </draw:path>
        <draw:path draw:style-name="gr5" draw:text-style-name="P1" draw:layer="layout" svg:width="0.085cm" svg:height="0.309cm" svg:x="8.127cm" svg:y="5.804cm" svg:viewBox="0 0 86 310" svg:d="M0 31c28-10 57-21 86-31 0 92 0 185 0 278-29 11-58 22-86 32 0-93 0-186 0-279z">
          <text:p/>
        </draw:path>
        <draw:path draw:style-name="gr5" draw:text-style-name="P1" draw:layer="layout" svg:width="0.085cm" svg:height="0.309cm" svg:x="8.211cm" svg:y="5.773cm" svg:viewBox="0 0 86 310" svg:d="M0 31c29-10 57-20 86-31 0 92 0 184 0 278-29 10-57 21-86 32 0-94 0-186 0-279z">
          <text:p/>
        </draw:path>
        <draw:path draw:style-name="gr5" draw:text-style-name="P1" draw:layer="layout" svg:width="0.084cm" svg:height="0.307cm" svg:x="8.296cm" svg:y="5.743cm" svg:viewBox="0 0 85 308" svg:d="M0 30c28-10 56-20 85-30 0 91 0 183 0 276-29 11-57 21-85 32 0-93 0-185 0-278z">
          <text:p/>
        </draw:path>
        <draw:path draw:style-name="gr5" draw:text-style-name="P1" draw:layer="layout" svg:width="0.084cm" svg:height="0.306cm" svg:x="8.379cm" svg:y="5.712cm" svg:viewBox="0 0 85 307" svg:d="M0 31c28-10 57-21 85-31 0 92 0 183 0 276-28 10-57 21-85 31 0-92 0-184 0-276z">
          <text:p/>
        </draw:path>
        <draw:path draw:style-name="gr5" draw:text-style-name="P1" draw:layer="layout" svg:width="0.083cm" svg:height="0.305cm" svg:x="8.462cm" svg:y="5.682cm" svg:viewBox="0 0 84 306" svg:d="M0 30c28-10 56-20 84-30 0 91 0 183 0 275-28 10-56 21-84 31 0-92 0-184 0-276z">
          <text:p/>
        </draw:path>
        <draw:path draw:style-name="gr5" draw:text-style-name="P1" draw:layer="layout" svg:width="0.083cm" svg:height="0.304cm" svg:x="8.544cm" svg:y="5.652cm" svg:viewBox="0 0 84 305" svg:d="M1 30c28-10 56-20 83-30 0 91 0 182 0 273-27 11-55 22-84 32 0-92 0-183 1-275z">
          <text:p/>
        </draw:path>
        <draw:path draw:style-name="gr5" draw:text-style-name="P1" draw:layer="layout" svg:width="0.082cm" svg:height="0.303cm" svg:x="8.627cm" svg:y="5.622cm" svg:viewBox="0 0 83 304" svg:d="M0 30c28-10 55-20 83-30 0 91 0 181 0 273-28 10-55 21-83 31 0-92 0-183 0-274z">
          <text:p/>
        </draw:path>
        <draw:path draw:style-name="gr5" draw:text-style-name="P1" draw:layer="layout" svg:width="0.082cm" svg:height="0.301cm" svg:x="8.708cm" svg:y="5.593cm" svg:viewBox="0 0 83 302" svg:d="M0 29c27-10 54-20 83-29 0 90 0 180 0 271-29 11-56 21-83 31 0-91 0-182 0-273z">
          <text:p/>
        </draw:path>
        <draw:path draw:style-name="gr5" draw:text-style-name="P1" draw:layer="layout" svg:width="0.081cm" svg:height="0.301cm" svg:x="8.789cm" svg:y="5.563cm" svg:viewBox="0 0 82 302" svg:d="M0 30c27-10 54-20 82-30 0 90 0 180 0 270-28 11-55 22-82 32 0-91 0-182 0-272z">
          <text:p/>
        </draw:path>
        <draw:path draw:style-name="gr5" draw:text-style-name="P1" draw:layer="layout" svg:width="0.081cm" svg:height="0.3cm" svg:x="8.869cm" svg:y="5.534cm" svg:viewBox="0 0 82 301" svg:d="M0 29c27-9 55-19 82-29 0 90 0 179 0 269-27 10-55 21-82 32 0-91 0-182 0-272z">
          <text:p/>
        </draw:path>
        <draw:path draw:style-name="gr5" draw:text-style-name="P1" draw:layer="layout" svg:width="0.08cm" svg:height="0.299cm" svg:x="8.949cm" svg:y="5.505cm" svg:viewBox="0 0 81 300" svg:d="M0 30c27-10 55-19 81-30 0 90 0 180 0 269-26 10-54 20-81 31 0-90 0-180 0-270z">
          <text:p/>
        </draw:path>
        <draw:path draw:style-name="gr5" draw:text-style-name="P1" draw:layer="layout" svg:width="0.079cm" svg:height="0.297cm" svg:x="9.029cm" svg:y="5.477cm" svg:viewBox="0 0 80 298" svg:d="M0 29c27-10 54-20 80-29 0 90 0 178 0 268-26 10-53 20-80 30 0-90 0-179 0-269z">
          <text:p/>
        </draw:path>
        <draw:path draw:style-name="gr5" draw:text-style-name="P1" draw:layer="layout" svg:width="0.085cm" svg:height="0.311cm" svg:x="8.127cm" svg:y="6.087cm" svg:viewBox="0 0 86 312" svg:d="M0 32c28-10 57-21 86-32 0 94 0 186 0 279-29 11-58 22-86 33 0-93 0-186 0-280z">
          <text:p/>
        </draw:path>
        <draw:path draw:style-name="gr5" draw:text-style-name="P1" draw:layer="layout" svg:width="0.085cm" svg:height="0.31cm" svg:x="8.211cm" svg:y="6.056cm" svg:viewBox="0 0 86 311" svg:d="M0 32c29-11 57-22 86-32 0 92 0 185 0 277-29 11-57 22-86 34 0-94 0-186 0-279z">
          <text:p/>
        </draw:path>
        <draw:path draw:style-name="gr5" draw:text-style-name="P1" draw:layer="layout" svg:width="0.085cm" svg:height="0.309cm" svg:x="8.295cm" svg:y="6.024cm" svg:viewBox="0 0 86 310" svg:d="M1 32c28-11 56-21 85-32 0 93 0 185 0 276-30 11-58 23-86 34 1-93 1-185 1-278z">
          <text:p/>
        </draw:path>
        <draw:path draw:style-name="gr5" draw:text-style-name="P1" draw:layer="layout" svg:width="0.084cm" svg:height="0.308cm" svg:x="8.379cm" svg:y="5.993cm" svg:viewBox="0 0 85 309" svg:d="M0 31c28-10 57-21 85-31 0 92 0 184 0 275-28 11-57 22-85 34 0-93 0-185 0-278z">
          <text:p/>
        </draw:path>
        <draw:path draw:style-name="gr5" draw:text-style-name="P1" draw:layer="layout" svg:width="0.083cm" svg:height="0.306cm" svg:x="8.462cm" svg:y="5.962cm" svg:viewBox="0 0 84 307" svg:d="M0 32c28-10 56-21 84-32 0 93 0 184 0 275-28 11-56 22-84 32 0-91 0-183 0-275z">
          <text:p/>
        </draw:path>
        <draw:path draw:style-name="gr5" draw:text-style-name="P1" draw:layer="layout" svg:width="0.083cm" svg:height="0.306cm" svg:x="8.544cm" svg:y="5.931cm" svg:viewBox="0 0 84 307" svg:d="M0 32c28-10 57-22 84-32 0 92 0 183 0 274-27 11-56 22-84 33 0-92 0-183 0-275z">
          <text:p/>
        </draw:path>
        <draw:path draw:style-name="gr5" draw:text-style-name="P1" draw:layer="layout" svg:width="0.082cm" svg:height="0.305cm" svg:x="8.627cm" svg:y="5.9cm" svg:viewBox="0 0 83 306" svg:d="M0 32c28-11 55-22 83-32 0 92 0 183 0 274-28 10-55 21-83 32 0-91 0-182 0-274z">
          <text:p/>
        </draw:path>
        <draw:path draw:style-name="gr5" draw:text-style-name="P1" draw:layer="layout" svg:width="0.082cm" svg:height="0.303cm" svg:x="8.708cm" svg:y="5.87cm" svg:viewBox="0 0 83 304" svg:d="M0 30c27-10 54-20 83-30 0 92 0 182-1 273-28 10-55 21-82 31 0-91 0-181 0-274z">
          <text:p/>
        </draw:path>
        <draw:path draw:style-name="gr5" draw:text-style-name="P1" draw:layer="layout" svg:width="0.081cm" svg:height="0.303cm" svg:x="8.789cm" svg:y="5.839cm" svg:viewBox="0 0 82 304" svg:d="M0 31c27-10 54-21 82-31 0 92 0 182 0 272-28 11-55 21-82 32 0-91 0-181 0-273z">
          <text:p/>
        </draw:path>
        <draw:path draw:style-name="gr5" draw:text-style-name="P1" draw:layer="layout" svg:width="0.081cm" svg:height="0.302cm" svg:x="8.869cm" svg:y="5.809cm" svg:viewBox="0 0 82 303" svg:d="M0 31c27-11 55-21 82-31 0 92 0 181-1 271-26 11-54 21-81 32 0-91 0-181 0-272z">
          <text:p/>
        </draw:path>
        <draw:path draw:style-name="gr5" draw:text-style-name="P1" draw:layer="layout" svg:width="0.08cm" svg:height="0.301cm" svg:x="8.949cm" svg:y="5.779cm" svg:viewBox="0 0 81 302" svg:d="M0 30c27-10 55-20 81-30 0 91 0 181 0 270-26 11-54 21-81 32 0-90 0-180 0-272z">
          <text:p/>
        </draw:path>
        <draw:path draw:style-name="gr5" draw:text-style-name="P1" draw:layer="layout" svg:width="0.079cm" svg:height="0.299cm" svg:x="9.029cm" svg:y="5.75cm" svg:viewBox="0 0 80 300" svg:d="M0 30c27-11 54-21 80-30 0 90 0 180 0 269-26 10-53 20-80 31 0-90 0-179 0-270z">
          <text:p/>
        </draw:path>
        <draw:polygon draw:style-name="gr2" draw:text-style-name="P2" draw:layer="layout" svg:width="0.037cm" svg:height="0.282cm" svg:x="8.09cm" svg:y="6.105cm" svg:viewBox="0 0 38 283" draw:points="38,0 0,0 0,283 38,283">
          <text:p/>
        </draw:polygon>
        <draw:polygon draw:style-name="gr2" draw:text-style-name="P2" draw:layer="layout" svg:width="0.037cm" svg:height="0.282cm" svg:x="8.051cm" svg:y="6.105cm" svg:viewBox="0 0 38 283" draw:points="38,0 0,0 0,283 38,283">
          <text:p/>
        </draw:polygon>
        <draw:polygon draw:style-name="gr2" draw:text-style-name="P2" draw:layer="layout" svg:width="0.038cm" svg:height="0.282cm" svg:x="8.013cm" svg:y="6.105cm" svg:viewBox="0 0 39 283" draw:points="39,0 0,0 0,283 39,283">
          <text:p/>
        </draw:polygon>
        <draw:polygon draw:style-name="gr2" draw:text-style-name="P2" draw:layer="layout" svg:width="0.038cm" svg:height="0.282cm" svg:x="7.974cm" svg:y="6.105cm" svg:viewBox="0 0 39 283" draw:points="39,0 0,0 0,283 39,283">
          <text:p/>
        </draw:polygon>
        <draw:polygon draw:style-name="gr2" draw:text-style-name="P2" draw:layer="layout" svg:width="0.039cm" svg:height="0.282cm" svg:x="7.936cm" svg:y="6.105cm" svg:viewBox="0 0 40 283" draw:points="40,0 0,0 0,283 40,283">
          <text:p/>
        </draw:polygon>
        <draw:polygon draw:style-name="gr2" draw:text-style-name="P2" draw:layer="layout" svg:width="0.038cm" svg:height="0.282cm" svg:x="7.897cm" svg:y="6.105cm" svg:viewBox="0 0 39 283" draw:points="39,0 0,0 0,283 39,283">
          <text:p/>
        </draw:polygon>
        <draw:polygon draw:style-name="gr2" draw:text-style-name="P2" draw:layer="layout" svg:width="0.037cm" svg:height="0.282cm" svg:x="7.86cm" svg:y="6.105cm" svg:viewBox="0 0 38 283" draw:points="38,0 0,0 0,283 38,283">
          <text:p/>
        </draw:polygon>
        <draw:polygon draw:style-name="gr2" draw:text-style-name="P2" draw:layer="layout" svg:width="0.038cm" svg:height="0.282cm" svg:x="7.821cm" svg:y="6.105cm" svg:viewBox="0 0 39 283" draw:points="39,0 0,0 0,283 39,283">
          <text:p/>
        </draw:polygon>
        <draw:polygon draw:style-name="gr2" draw:text-style-name="P2" draw:layer="layout" svg:width="0.038cm" svg:height="0.282cm" svg:x="7.783cm" svg:y="6.105cm" svg:viewBox="0 0 39 283" draw:points="39,0 0,0 0,283 39,283">
          <text:p/>
        </draw:polygon>
        <draw:polygon draw:style-name="gr2" draw:text-style-name="P2" draw:layer="layout" svg:width="0.038cm" svg:height="0.282cm" svg:x="7.744cm" svg:y="6.105cm" svg:viewBox="0 0 39 283" draw:points="39,0 0,0 0,283 39,283">
          <text:p/>
        </draw:polygon>
        <draw:polygon draw:style-name="gr2" draw:text-style-name="P2" draw:layer="layout" svg:width="0.037cm" svg:height="0.282cm" svg:x="7.707cm" svg:y="6.105cm" svg:viewBox="0 0 38 283" draw:points="38,0 0,0 0,283 38,283">
          <text:p/>
        </draw:polygon>
        <draw:polygon draw:style-name="gr2" draw:text-style-name="P2" draw:layer="layout" svg:width="0.037cm" svg:height="0.282cm" svg:x="7.668cm" svg:y="6.105cm" svg:viewBox="0 0 38 283" draw:points="38,0 0,0 0,283 38,283">
          <text:p/>
        </draw:polygon>
        <draw:polygon draw:style-name="gr2" draw:text-style-name="P2" draw:layer="layout" svg:width="0.038cm" svg:height="0.282cm" svg:x="7.63cm" svg:y="6.105cm" svg:viewBox="0 0 39 283" draw:points="39,0 0,0 0,283 39,283">
          <text:p/>
        </draw:polygon>
        <draw:polygon draw:style-name="gr2" draw:text-style-name="P2" draw:layer="layout" svg:width="0.038cm" svg:height="0.282cm" svg:x="7.591cm" svg:y="6.105cm" svg:viewBox="0 0 39 283" draw:points="39,0 0,0 0,283 39,283">
          <text:p/>
        </draw:polygon>
        <draw:polygon draw:style-name="gr2" draw:text-style-name="P2" draw:layer="layout" svg:width="0.038cm" svg:height="0.282cm" svg:x="7.553cm" svg:y="6.105cm" svg:viewBox="0 0 39 283" draw:points="39,0 0,0 0,283 39,283">
          <text:p/>
        </draw:polygon>
        <draw:polygon draw:style-name="gr2" draw:text-style-name="P2" draw:layer="layout" svg:width="0.038cm" svg:height="0.282cm" svg:x="7.514cm" svg:y="6.105cm" svg:viewBox="0 0 39 283" draw:points="39,0 0,0 0,283 39,283">
          <text:p/>
        </draw:polygon>
        <draw:polygon draw:style-name="gr2" draw:text-style-name="P2" draw:layer="layout" svg:width="0.037cm" svg:height="0.282cm" svg:x="7.477cm" svg:y="6.105cm" svg:viewBox="0 0 38 283" draw:points="38,0 0,0 0,283 38,283">
          <text:p/>
        </draw:polygon>
        <draw:polygon draw:style-name="gr2" draw:text-style-name="P2" draw:layer="layout" svg:width="0.038cm" svg:height="0.282cm" svg:x="7.438cm" svg:y="6.105cm" svg:viewBox="0 0 39 283" draw:points="39,0 0,0 0,283 39,283">
          <text:p/>
        </draw:polygon>
        <draw:polygon draw:style-name="gr2" draw:text-style-name="P2" draw:layer="layout" svg:width="0.038cm" svg:height="0.282cm" svg:x="7.4cm" svg:y="6.105cm" svg:viewBox="0 0 39 283" draw:points="39,0 0,0 0,283 39,283">
          <text:p/>
        </draw:polygon>
        <draw:polygon draw:style-name="gr2" draw:text-style-name="P2" draw:layer="layout" svg:width="0.038cm" svg:height="0.282cm" svg:x="7.361cm" svg:y="6.105cm" svg:viewBox="0 0 39 283" draw:points="39,0 0,0 0,283 39,283">
          <text:p/>
        </draw:polygon>
        <draw:polygon draw:style-name="gr2" draw:text-style-name="P2" draw:layer="layout" svg:width="0.037cm" svg:height="0.282cm" svg:x="7.324cm" svg:y="6.105cm" svg:viewBox="0 0 38 283" draw:points="38,0 0,0 0,283 38,283">
          <text:p/>
        </draw:polygon>
        <draw:polygon draw:style-name="gr2" draw:text-style-name="P2" draw:layer="layout" svg:width="0.037cm" svg:height="0.282cm" svg:x="7.285cm" svg:y="6.105cm" svg:viewBox="0 0 38 283" draw:points="38,0 0,0 0,283 38,283">
          <text:p/>
        </draw:polygon>
        <draw:polygon draw:style-name="gr2" draw:text-style-name="P2" draw:layer="layout" svg:width="0.038cm" svg:height="0.282cm" svg:x="7.247cm" svg:y="6.105cm" svg:viewBox="0 0 39 283" draw:points="39,0 0,0 0,283 39,283">
          <text:p/>
        </draw:polygon>
        <draw:polygon draw:style-name="gr2" draw:text-style-name="P2" draw:layer="layout" svg:width="0.038cm" svg:height="0.282cm" svg:x="7.208cm" svg:y="6.105cm" svg:viewBox="0 0 39 283" draw:points="39,0 0,0 0,283 39,283">
          <text:p/>
        </draw:polygon>
        <draw:polygon draw:style-name="gr2" draw:text-style-name="P2" draw:layer="layout" svg:width="0.038cm" svg:height="0.282cm" svg:x="7.17cm" svg:y="6.105cm" svg:viewBox="0 0 39 283" draw:points="39,0 0,0 0,283 39,283">
          <text:p/>
        </draw:polygon>
        <draw:polygon draw:style-name="gr2" draw:text-style-name="P2" draw:layer="layout" svg:width="0.038cm" svg:height="0.282cm" svg:x="7.131cm" svg:y="6.105cm" svg:viewBox="0 0 39 283" draw:points="39,0 0,0 0,283 39,283">
          <text:p/>
        </draw:polygon>
        <draw:polygon draw:style-name="gr2" draw:text-style-name="P2" draw:layer="layout" svg:width="0.037cm" svg:height="0.282cm" svg:x="7.094cm" svg:y="6.105cm" svg:viewBox="0 0 38 283" draw:points="38,0 0,0 0,283 38,283">
          <text:p/>
        </draw:polygon>
        <draw:polygon draw:style-name="gr2" draw:text-style-name="P2" draw:layer="layout" svg:width="0.038cm" svg:height="0.282cm" svg:x="7.055cm" svg:y="6.105cm" svg:viewBox="0 0 39 283" draw:points="39,0 0,0 0,283 39,283">
          <text:p/>
        </draw:polygon>
        <draw:polygon draw:style-name="gr2" draw:text-style-name="P2" draw:layer="layout" svg:width="0.038cm" svg:height="0.282cm" svg:x="7.017cm" svg:y="6.105cm" svg:viewBox="0 0 39 283" draw:points="39,0 0,0 0,283 39,283">
          <text:p/>
        </draw:polygon>
        <draw:polygon draw:style-name="gr2" draw:text-style-name="P2" draw:layer="layout" svg:width="0.038cm" svg:height="0.282cm" svg:x="6.978cm" svg:y="6.105cm" svg:viewBox="0 0 39 283" draw:points="39,0 0,0 0,283 39,283">
          <text:p/>
        </draw:polygon>
        <draw:polygon draw:style-name="gr2" draw:text-style-name="P2" draw:layer="layout" svg:width="0.037cm" svg:height="0.282cm" svg:x="6.941cm" svg:y="6.105cm" svg:viewBox="0 0 38 283" draw:points="38,0 0,0 0,283 38,283">
          <text:p/>
        </draw:polygon>
        <draw:polygon draw:style-name="gr2" draw:text-style-name="P2" draw:layer="layout" svg:width="0.037cm" svg:height="0.282cm" svg:x="6.902cm" svg:y="6.105cm" svg:viewBox="0 0 38 283" draw:points="38,0 0,0 0,283 38,283">
          <text:p/>
        </draw:polygon>
        <draw:polygon draw:style-name="gr2" draw:text-style-name="P2" draw:layer="layout" svg:width="0.037cm" svg:height="0.282cm" svg:x="8.09cm" svg:y="5.823cm" svg:viewBox="0 0 38 283" draw:points="38,0 0,0 0,283 38,283">
          <text:p/>
        </draw:polygon>
        <draw:polygon draw:style-name="gr2" draw:text-style-name="P2" draw:layer="layout" svg:width="0.037cm" svg:height="0.282cm" svg:x="8.051cm" svg:y="5.823cm" svg:viewBox="0 0 38 283" draw:points="38,0 0,0 0,283 38,283">
          <text:p/>
        </draw:polygon>
        <draw:polygon draw:style-name="gr2" draw:text-style-name="P2" draw:layer="layout" svg:width="0.038cm" svg:height="0.282cm" svg:x="8.013cm" svg:y="5.823cm" svg:viewBox="0 0 39 283" draw:points="39,0 0,0 0,283 39,283">
          <text:p/>
        </draw:polygon>
        <draw:polygon draw:style-name="gr2" draw:text-style-name="P2" draw:layer="layout" svg:width="0.038cm" svg:height="0.282cm" svg:x="7.974cm" svg:y="5.823cm" svg:viewBox="0 0 39 283" draw:points="39,0 0,0 0,283 39,283">
          <text:p/>
        </draw:polygon>
        <draw:polygon draw:style-name="gr2" draw:text-style-name="P2" draw:layer="layout" svg:width="0.039cm" svg:height="0.282cm" svg:x="7.936cm" svg:y="5.823cm" svg:viewBox="0 0 40 283" draw:points="40,0 0,0 0,283 40,283">
          <text:p/>
        </draw:polygon>
        <draw:polygon draw:style-name="gr2" draw:text-style-name="P2" draw:layer="layout" svg:width="0.038cm" svg:height="0.282cm" svg:x="7.897cm" svg:y="5.823cm" svg:viewBox="0 0 39 283" draw:points="39,0 0,0 0,283 39,283">
          <text:p/>
        </draw:polygon>
        <draw:polygon draw:style-name="gr2" draw:text-style-name="P2" draw:layer="layout" svg:width="0.037cm" svg:height="0.282cm" svg:x="7.86cm" svg:y="5.823cm" svg:viewBox="0 0 38 283" draw:points="38,0 0,0 0,283 38,283">
          <text:p/>
        </draw:polygon>
        <draw:polygon draw:style-name="gr2" draw:text-style-name="P2" draw:layer="layout" svg:width="0.038cm" svg:height="0.282cm" svg:x="7.821cm" svg:y="5.823cm" svg:viewBox="0 0 39 283" draw:points="39,0 0,0 0,283 39,283">
          <text:p/>
        </draw:polygon>
        <draw:polygon draw:style-name="gr2" draw:text-style-name="P2" draw:layer="layout" svg:width="0.038cm" svg:height="0.282cm" svg:x="7.783cm" svg:y="5.823cm" svg:viewBox="0 0 39 283" draw:points="39,0 0,0 0,283 39,283">
          <text:p/>
        </draw:polygon>
        <draw:polygon draw:style-name="gr2" draw:text-style-name="P2" draw:layer="layout" svg:width="0.038cm" svg:height="0.282cm" svg:x="7.744cm" svg:y="5.823cm" svg:viewBox="0 0 39 283" draw:points="39,0 0,0 0,283 39,283">
          <text:p/>
        </draw:polygon>
        <draw:polygon draw:style-name="gr2" draw:text-style-name="P2" draw:layer="layout" svg:width="0.037cm" svg:height="0.282cm" svg:x="7.707cm" svg:y="5.823cm" svg:viewBox="0 0 38 283" draw:points="38,0 0,0 0,283 38,283">
          <text:p/>
        </draw:polygon>
        <draw:polygon draw:style-name="gr2" draw:text-style-name="P2" draw:layer="layout" svg:width="0.037cm" svg:height="0.282cm" svg:x="7.668cm" svg:y="5.823cm" svg:viewBox="0 0 38 283" draw:points="38,0 0,0 0,283 38,283">
          <text:p/>
        </draw:polygon>
        <draw:polygon draw:style-name="gr2" draw:text-style-name="P2" draw:layer="layout" svg:width="0.038cm" svg:height="0.282cm" svg:x="7.63cm" svg:y="5.823cm" svg:viewBox="0 0 39 283" draw:points="39,0 0,0 0,283 39,283">
          <text:p/>
        </draw:polygon>
        <draw:polygon draw:style-name="gr2" draw:text-style-name="P2" draw:layer="layout" svg:width="0.038cm" svg:height="0.282cm" svg:x="7.591cm" svg:y="5.823cm" svg:viewBox="0 0 39 283" draw:points="39,0 0,0 0,283 39,283">
          <text:p/>
        </draw:polygon>
        <draw:polygon draw:style-name="gr2" draw:text-style-name="P2" draw:layer="layout" svg:width="0.038cm" svg:height="0.282cm" svg:x="7.553cm" svg:y="5.823cm" svg:viewBox="0 0 39 283" draw:points="39,0 0,0 0,283 39,283">
          <text:p/>
        </draw:polygon>
        <draw:polygon draw:style-name="gr2" draw:text-style-name="P2" draw:layer="layout" svg:width="0.038cm" svg:height="0.282cm" svg:x="7.514cm" svg:y="5.823cm" svg:viewBox="0 0 39 283" draw:points="39,0 0,0 0,283 39,283">
          <text:p/>
        </draw:polygon>
        <draw:polygon draw:style-name="gr2" draw:text-style-name="P2" draw:layer="layout" svg:width="0.037cm" svg:height="0.282cm" svg:x="7.477cm" svg:y="5.823cm" svg:viewBox="0 0 38 283" draw:points="38,0 0,0 0,283 38,283">
          <text:p/>
        </draw:polygon>
        <draw:polygon draw:style-name="gr2" draw:text-style-name="P2" draw:layer="layout" svg:width="0.038cm" svg:height="0.282cm" svg:x="7.438cm" svg:y="5.823cm" svg:viewBox="0 0 39 283" draw:points="39,0 0,0 0,283 39,283">
          <text:p/>
        </draw:polygon>
        <draw:polygon draw:style-name="gr2" draw:text-style-name="P2" draw:layer="layout" svg:width="0.038cm" svg:height="0.282cm" svg:x="7.4cm" svg:y="5.823cm" svg:viewBox="0 0 39 283" draw:points="39,0 0,0 0,283 39,283">
          <text:p/>
        </draw:polygon>
        <draw:polygon draw:style-name="gr2" draw:text-style-name="P2" draw:layer="layout" svg:width="0.038cm" svg:height="0.282cm" svg:x="7.361cm" svg:y="5.823cm" svg:viewBox="0 0 39 283" draw:points="39,0 0,0 0,283 39,283">
          <text:p/>
        </draw:polygon>
        <draw:polygon draw:style-name="gr2" draw:text-style-name="P2" draw:layer="layout" svg:width="0.037cm" svg:height="0.282cm" svg:x="7.324cm" svg:y="5.823cm" svg:viewBox="0 0 38 283" draw:points="38,0 0,0 0,283 38,283">
          <text:p/>
        </draw:polygon>
        <draw:polygon draw:style-name="gr2" draw:text-style-name="P2" draw:layer="layout" svg:width="0.037cm" svg:height="0.282cm" svg:x="7.285cm" svg:y="5.823cm" svg:viewBox="0 0 38 283" draw:points="38,0 0,0 0,283 38,283">
          <text:p/>
        </draw:polygon>
        <draw:polygon draw:style-name="gr2" draw:text-style-name="P2" draw:layer="layout" svg:width="0.038cm" svg:height="0.282cm" svg:x="7.247cm" svg:y="5.823cm" svg:viewBox="0 0 39 283" draw:points="39,0 0,0 0,283 39,283">
          <text:p/>
        </draw:polygon>
        <draw:polygon draw:style-name="gr2" draw:text-style-name="P2" draw:layer="layout" svg:width="0.038cm" svg:height="0.282cm" svg:x="7.208cm" svg:y="5.823cm" svg:viewBox="0 0 39 283" draw:points="39,0 0,0 0,283 39,283">
          <text:p/>
        </draw:polygon>
        <draw:polygon draw:style-name="gr2" draw:text-style-name="P2" draw:layer="layout" svg:width="0.038cm" svg:height="0.282cm" svg:x="7.17cm" svg:y="5.823cm" svg:viewBox="0 0 39 283" draw:points="39,0 0,0 0,283 39,283">
          <text:p/>
        </draw:polygon>
        <draw:polygon draw:style-name="gr2" draw:text-style-name="P2" draw:layer="layout" svg:width="0.038cm" svg:height="0.282cm" svg:x="7.131cm" svg:y="5.823cm" svg:viewBox="0 0 39 283" draw:points="39,0 0,0 0,283 39,283">
          <text:p/>
        </draw:polygon>
        <draw:polygon draw:style-name="gr2" draw:text-style-name="P2" draw:layer="layout" svg:width="0.037cm" svg:height="0.282cm" svg:x="7.094cm" svg:y="5.823cm" svg:viewBox="0 0 38 283" draw:points="38,0 0,0 0,283 38,283">
          <text:p/>
        </draw:polygon>
        <draw:polygon draw:style-name="gr2" draw:text-style-name="P2" draw:layer="layout" svg:width="0.038cm" svg:height="0.282cm" svg:x="7.055cm" svg:y="5.823cm" svg:viewBox="0 0 39 283" draw:points="39,0 0,0 0,283 39,283">
          <text:p/>
        </draw:polygon>
        <draw:polygon draw:style-name="gr2" draw:text-style-name="P2" draw:layer="layout" svg:width="0.038cm" svg:height="0.282cm" svg:x="7.017cm" svg:y="5.823cm" svg:viewBox="0 0 39 283" draw:points="39,0 0,0 0,283 39,283">
          <text:p/>
        </draw:polygon>
        <draw:polygon draw:style-name="gr2" draw:text-style-name="P2" draw:layer="layout" svg:width="0.038cm" svg:height="0.282cm" svg:x="6.978cm" svg:y="5.823cm" svg:viewBox="0 0 39 283" draw:points="39,0 0,0 0,283 39,283">
          <text:p/>
        </draw:polygon>
        <draw:polygon draw:style-name="gr2" draw:text-style-name="P2" draw:layer="layout" svg:width="0.037cm" svg:height="0.282cm" svg:x="6.941cm" svg:y="5.823cm" svg:viewBox="0 0 38 283" draw:points="38,0 0,0 0,283 38,283">
          <text:p/>
        </draw:polygon>
        <draw:polygon draw:style-name="gr2" draw:text-style-name="P2" draw:layer="layout" svg:width="0.037cm" svg:height="0.282cm" svg:x="6.902cm" svg:y="5.823cm" svg:viewBox="0 0 38 283" draw:points="38,0 0,0 0,283 38,283">
          <text:p/>
        </draw:polygon>
        <draw:polygon draw:style-name="gr2" draw:text-style-name="P2" draw:layer="layout" svg:width="0.037cm" svg:height="0.282cm" svg:x="8.09cm" svg:y="5.541cm" svg:viewBox="0 0 38 283" draw:points="38,0 0,0 0,283 38,283">
          <text:p/>
        </draw:polygon>
        <draw:polygon draw:style-name="gr2" draw:text-style-name="P2" draw:layer="layout" svg:width="0.037cm" svg:height="0.282cm" svg:x="8.051cm" svg:y="5.541cm" svg:viewBox="0 0 38 283" draw:points="38,0 0,0 0,283 38,283">
          <text:p/>
        </draw:polygon>
        <draw:polygon draw:style-name="gr2" draw:text-style-name="P2" draw:layer="layout" svg:width="0.038cm" svg:height="0.282cm" svg:x="8.013cm" svg:y="5.541cm" svg:viewBox="0 0 39 283" draw:points="39,0 0,0 0,283 39,283">
          <text:p/>
        </draw:polygon>
        <draw:polygon draw:style-name="gr2" draw:text-style-name="P2" draw:layer="layout" svg:width="0.038cm" svg:height="0.282cm" svg:x="7.974cm" svg:y="5.541cm" svg:viewBox="0 0 39 283" draw:points="39,0 0,0 0,283 39,283">
          <text:p/>
        </draw:polygon>
        <draw:polygon draw:style-name="gr2" draw:text-style-name="P2" draw:layer="layout" svg:width="0.039cm" svg:height="0.282cm" svg:x="7.936cm" svg:y="5.541cm" svg:viewBox="0 0 40 283" draw:points="40,0 0,0 0,283 40,283">
          <text:p/>
        </draw:polygon>
        <draw:polygon draw:style-name="gr2" draw:text-style-name="P2" draw:layer="layout" svg:width="0.038cm" svg:height="0.282cm" svg:x="7.897cm" svg:y="5.541cm" svg:viewBox="0 0 39 283" draw:points="39,0 0,0 0,283 39,283">
          <text:p/>
        </draw:polygon>
        <draw:polygon draw:style-name="gr2" draw:text-style-name="P2" draw:layer="layout" svg:width="0.037cm" svg:height="0.282cm" svg:x="7.86cm" svg:y="5.541cm" svg:viewBox="0 0 38 283" draw:points="38,0 0,0 0,283 38,283">
          <text:p/>
        </draw:polygon>
        <draw:polygon draw:style-name="gr2" draw:text-style-name="P2" draw:layer="layout" svg:width="0.038cm" svg:height="0.282cm" svg:x="7.821cm" svg:y="5.541cm" svg:viewBox="0 0 39 283" draw:points="39,0 0,0 0,283 39,283">
          <text:p/>
        </draw:polygon>
        <draw:polygon draw:style-name="gr2" draw:text-style-name="P2" draw:layer="layout" svg:width="0.038cm" svg:height="0.282cm" svg:x="7.783cm" svg:y="5.541cm" svg:viewBox="0 0 39 283" draw:points="39,0 0,0 0,283 39,283">
          <text:p/>
        </draw:polygon>
        <draw:polygon draw:style-name="gr2" draw:text-style-name="P2" draw:layer="layout" svg:width="0.038cm" svg:height="0.282cm" svg:x="7.744cm" svg:y="5.541cm" svg:viewBox="0 0 39 283" draw:points="39,0 0,0 0,283 39,283">
          <text:p/>
        </draw:polygon>
        <draw:polygon draw:style-name="gr2" draw:text-style-name="P2" draw:layer="layout" svg:width="0.037cm" svg:height="0.282cm" svg:x="7.707cm" svg:y="5.541cm" svg:viewBox="0 0 38 283" draw:points="38,0 0,0 0,283 38,283">
          <text:p/>
        </draw:polygon>
        <draw:polygon draw:style-name="gr2" draw:text-style-name="P2" draw:layer="layout" svg:width="0.037cm" svg:height="0.282cm" svg:x="7.668cm" svg:y="5.541cm" svg:viewBox="0 0 38 283" draw:points="38,0 0,0 0,283 38,283">
          <text:p/>
        </draw:polygon>
        <draw:polygon draw:style-name="gr2" draw:text-style-name="P2" draw:layer="layout" svg:width="0.038cm" svg:height="0.282cm" svg:x="7.63cm" svg:y="5.541cm" svg:viewBox="0 0 39 283" draw:points="39,0 0,0 0,283 39,283">
          <text:p/>
        </draw:polygon>
        <draw:polygon draw:style-name="gr2" draw:text-style-name="P2" draw:layer="layout" svg:width="0.038cm" svg:height="0.282cm" svg:x="7.591cm" svg:y="5.541cm" svg:viewBox="0 0 39 283" draw:points="39,0 0,0 0,283 39,283">
          <text:p/>
        </draw:polygon>
        <draw:polygon draw:style-name="gr2" draw:text-style-name="P2" draw:layer="layout" svg:width="0.038cm" svg:height="0.282cm" svg:x="7.553cm" svg:y="5.541cm" svg:viewBox="0 0 39 283" draw:points="39,0 0,0 0,283 39,283">
          <text:p/>
        </draw:polygon>
        <draw:polygon draw:style-name="gr2" draw:text-style-name="P2" draw:layer="layout" svg:width="0.038cm" svg:height="0.282cm" svg:x="7.514cm" svg:y="5.541cm" svg:viewBox="0 0 39 283" draw:points="39,0 0,0 0,283 39,283">
          <text:p/>
        </draw:polygon>
        <draw:polygon draw:style-name="gr2" draw:text-style-name="P2" draw:layer="layout" svg:width="0.037cm" svg:height="0.282cm" svg:x="7.477cm" svg:y="5.541cm" svg:viewBox="0 0 38 283" draw:points="38,0 0,0 0,283 38,283">
          <text:p/>
        </draw:polygon>
        <draw:polygon draw:style-name="gr2" draw:text-style-name="P2" draw:layer="layout" svg:width="0.038cm" svg:height="0.282cm" svg:x="7.438cm" svg:y="5.541cm" svg:viewBox="0 0 39 283" draw:points="39,0 0,0 0,283 39,283">
          <text:p/>
        </draw:polygon>
        <draw:polygon draw:style-name="gr2" draw:text-style-name="P2" draw:layer="layout" svg:width="0.038cm" svg:height="0.282cm" svg:x="7.4cm" svg:y="5.541cm" svg:viewBox="0 0 39 283" draw:points="39,0 0,0 0,283 39,283">
          <text:p/>
        </draw:polygon>
        <draw:polygon draw:style-name="gr2" draw:text-style-name="P2" draw:layer="layout" svg:width="0.038cm" svg:height="0.282cm" svg:x="7.361cm" svg:y="5.541cm" svg:viewBox="0 0 39 283" draw:points="39,0 0,0 0,283 39,283">
          <text:p/>
        </draw:polygon>
        <draw:polygon draw:style-name="gr2" draw:text-style-name="P2" draw:layer="layout" svg:width="0.037cm" svg:height="0.282cm" svg:x="7.324cm" svg:y="5.541cm" svg:viewBox="0 0 38 283" draw:points="38,0 0,0 0,283 38,283">
          <text:p/>
        </draw:polygon>
        <draw:polygon draw:style-name="gr2" draw:text-style-name="P2" draw:layer="layout" svg:width="0.037cm" svg:height="0.282cm" svg:x="7.285cm" svg:y="5.541cm" svg:viewBox="0 0 38 283" draw:points="38,0 0,0 0,283 38,283">
          <text:p/>
        </draw:polygon>
        <draw:polygon draw:style-name="gr2" draw:text-style-name="P2" draw:layer="layout" svg:width="0.038cm" svg:height="0.282cm" svg:x="7.247cm" svg:y="5.541cm" svg:viewBox="0 0 39 283" draw:points="39,0 0,0 0,283 39,283">
          <text:p/>
        </draw:polygon>
        <draw:polygon draw:style-name="gr2" draw:text-style-name="P2" draw:layer="layout" svg:width="0.038cm" svg:height="0.282cm" svg:x="7.208cm" svg:y="5.541cm" svg:viewBox="0 0 39 283" draw:points="39,0 0,0 0,283 39,283">
          <text:p/>
        </draw:polygon>
        <draw:polygon draw:style-name="gr2" draw:text-style-name="P2" draw:layer="layout" svg:width="0.038cm" svg:height="0.282cm" svg:x="7.17cm" svg:y="5.541cm" svg:viewBox="0 0 39 283" draw:points="39,0 0,0 0,283 39,283">
          <text:p/>
        </draw:polygon>
        <draw:polygon draw:style-name="gr2" draw:text-style-name="P2" draw:layer="layout" svg:width="0.038cm" svg:height="0.282cm" svg:x="7.131cm" svg:y="5.541cm" svg:viewBox="0 0 39 283" draw:points="39,0 0,0 0,283 39,283">
          <text:p/>
        </draw:polygon>
        <draw:polygon draw:style-name="gr2" draw:text-style-name="P2" draw:layer="layout" svg:width="0.037cm" svg:height="0.282cm" svg:x="7.094cm" svg:y="5.541cm" svg:viewBox="0 0 38 283" draw:points="38,0 0,0 0,283 38,283">
          <text:p/>
        </draw:polygon>
        <draw:polygon draw:style-name="gr2" draw:text-style-name="P2" draw:layer="layout" svg:width="0.038cm" svg:height="0.282cm" svg:x="7.055cm" svg:y="5.541cm" svg:viewBox="0 0 39 283" draw:points="39,0 0,0 0,283 39,283">
          <text:p/>
        </draw:polygon>
        <draw:polygon draw:style-name="gr2" draw:text-style-name="P2" draw:layer="layout" svg:width="0.038cm" svg:height="0.282cm" svg:x="7.017cm" svg:y="5.541cm" svg:viewBox="0 0 39 283" draw:points="39,0 0,0 0,283 39,283">
          <text:p/>
        </draw:polygon>
        <draw:polygon draw:style-name="gr2" draw:text-style-name="P2" draw:layer="layout" svg:width="0.038cm" svg:height="0.282cm" svg:x="6.978cm" svg:y="5.541cm" svg:viewBox="0 0 39 283" draw:points="39,0 0,0 0,283 39,283">
          <text:p/>
        </draw:polygon>
        <draw:polygon draw:style-name="gr2" draw:text-style-name="P2" draw:layer="layout" svg:width="0.037cm" svg:height="0.282cm" svg:x="6.941cm" svg:y="5.541cm" svg:viewBox="0 0 38 283" draw:points="38,0 0,0 0,283 38,283">
          <text:p/>
        </draw:polygon>
        <draw:polygon draw:style-name="gr2" draw:text-style-name="P2" draw:layer="layout" svg:width="0.037cm" svg:height="0.282cm" svg:x="6.902cm" svg:y="5.541cm" svg:viewBox="0 0 38 283" draw:points="38,0 0,0 0,283 38,283">
          <text:p/>
        </draw:polygon>
        <draw:polygon draw:style-name="gr2" draw:text-style-name="P2" draw:layer="layout" svg:width="0.037cm" svg:height="0.281cm" svg:x="8.09cm" svg:y="5.259cm" svg:viewBox="0 0 38 282" draw:points="38,0 0,0 0,282 38,282">
          <text:p/>
        </draw:polygon>
        <draw:polygon draw:style-name="gr2" draw:text-style-name="P2" draw:layer="layout" svg:width="0.037cm" svg:height="0.281cm" svg:x="8.051cm" svg:y="5.259cm" svg:viewBox="0 0 38 282" draw:points="38,0 0,0 0,282 38,282">
          <text:p/>
        </draw:polygon>
        <draw:polygon draw:style-name="gr2" draw:text-style-name="P2" draw:layer="layout" svg:width="0.038cm" svg:height="0.281cm" svg:x="8.013cm" svg:y="5.259cm" svg:viewBox="0 0 39 282" draw:points="39,0 0,0 0,282 39,282">
          <text:p/>
        </draw:polygon>
        <draw:polygon draw:style-name="gr2" draw:text-style-name="P2" draw:layer="layout" svg:width="0.038cm" svg:height="0.281cm" svg:x="7.974cm" svg:y="5.259cm" svg:viewBox="0 0 39 282" draw:points="39,0 0,0 0,282 39,282">
          <text:p/>
        </draw:polygon>
        <draw:polygon draw:style-name="gr2" draw:text-style-name="P2" draw:layer="layout" svg:width="0.039cm" svg:height="0.281cm" svg:x="7.936cm" svg:y="5.259cm" svg:viewBox="0 0 40 282" draw:points="40,0 0,0 0,282 40,282">
          <text:p/>
        </draw:polygon>
        <draw:polygon draw:style-name="gr2" draw:text-style-name="P2" draw:layer="layout" svg:width="0.038cm" svg:height="0.281cm" svg:x="7.897cm" svg:y="5.259cm" svg:viewBox="0 0 39 282" draw:points="39,0 0,0 0,282 39,282">
          <text:p/>
        </draw:polygon>
        <draw:polygon draw:style-name="gr2" draw:text-style-name="P2" draw:layer="layout" svg:width="0.037cm" svg:height="0.281cm" svg:x="7.86cm" svg:y="5.259cm" svg:viewBox="0 0 38 282" draw:points="38,0 0,0 0,282 38,282">
          <text:p/>
        </draw:polygon>
        <draw:polygon draw:style-name="gr2" draw:text-style-name="P2" draw:layer="layout" svg:width="0.038cm" svg:height="0.281cm" svg:x="7.821cm" svg:y="5.259cm" svg:viewBox="0 0 39 282" draw:points="39,0 0,0 0,282 39,282">
          <text:p/>
        </draw:polygon>
        <draw:polygon draw:style-name="gr2" draw:text-style-name="P2" draw:layer="layout" svg:width="0.038cm" svg:height="0.281cm" svg:x="7.783cm" svg:y="5.259cm" svg:viewBox="0 0 39 282" draw:points="39,0 0,0 0,282 39,282">
          <text:p/>
        </draw:polygon>
        <draw:polygon draw:style-name="gr2" draw:text-style-name="P2" draw:layer="layout" svg:width="0.038cm" svg:height="0.281cm" svg:x="7.744cm" svg:y="5.259cm" svg:viewBox="0 0 39 282" draw:points="39,0 0,0 0,282 39,282">
          <text:p/>
        </draw:polygon>
        <draw:polygon draw:style-name="gr2" draw:text-style-name="P2" draw:layer="layout" svg:width="0.037cm" svg:height="0.281cm" svg:x="7.707cm" svg:y="5.259cm" svg:viewBox="0 0 38 282" draw:points="38,0 0,0 0,282 38,282">
          <text:p/>
        </draw:polygon>
        <draw:polygon draw:style-name="gr2" draw:text-style-name="P2" draw:layer="layout" svg:width="0.037cm" svg:height="0.281cm" svg:x="7.668cm" svg:y="5.259cm" svg:viewBox="0 0 38 282" draw:points="38,0 0,0 0,282 38,282">
          <text:p/>
        </draw:polygon>
        <draw:polygon draw:style-name="gr2" draw:text-style-name="P2" draw:layer="layout" svg:width="0.038cm" svg:height="0.281cm" svg:x="7.63cm" svg:y="5.259cm" svg:viewBox="0 0 39 282" draw:points="39,0 0,0 0,282 39,282">
          <text:p/>
        </draw:polygon>
        <draw:polygon draw:style-name="gr2" draw:text-style-name="P2" draw:layer="layout" svg:width="0.038cm" svg:height="0.281cm" svg:x="7.591cm" svg:y="5.259cm" svg:viewBox="0 0 39 282" draw:points="39,0 0,0 0,282 39,282">
          <text:p/>
        </draw:polygon>
        <draw:polygon draw:style-name="gr2" draw:text-style-name="P2" draw:layer="layout" svg:width="0.038cm" svg:height="0.281cm" svg:x="7.553cm" svg:y="5.259cm" svg:viewBox="0 0 39 282" draw:points="39,0 0,0 0,282 39,282">
          <text:p/>
        </draw:polygon>
        <draw:polygon draw:style-name="gr2" draw:text-style-name="P2" draw:layer="layout" svg:width="0.038cm" svg:height="0.281cm" svg:x="7.514cm" svg:y="5.259cm" svg:viewBox="0 0 39 282" draw:points="39,0 0,0 0,282 39,282">
          <text:p/>
        </draw:polygon>
        <draw:polygon draw:style-name="gr2" draw:text-style-name="P2" draw:layer="layout" svg:width="0.037cm" svg:height="0.281cm" svg:x="7.477cm" svg:y="5.259cm" svg:viewBox="0 0 38 282" draw:points="38,0 0,0 0,282 38,282">
          <text:p/>
        </draw:polygon>
        <draw:polygon draw:style-name="gr2" draw:text-style-name="P2" draw:layer="layout" svg:width="0.038cm" svg:height="0.281cm" svg:x="7.438cm" svg:y="5.259cm" svg:viewBox="0 0 39 282" draw:points="39,0 0,0 0,282 39,282">
          <text:p/>
        </draw:polygon>
        <draw:polygon draw:style-name="gr2" draw:text-style-name="P2" draw:layer="layout" svg:width="0.038cm" svg:height="0.281cm" svg:x="7.4cm" svg:y="5.259cm" svg:viewBox="0 0 39 282" draw:points="39,0 0,0 0,282 39,282">
          <text:p/>
        </draw:polygon>
        <draw:polygon draw:style-name="gr2" draw:text-style-name="P2" draw:layer="layout" svg:width="0.038cm" svg:height="0.281cm" svg:x="7.361cm" svg:y="5.259cm" svg:viewBox="0 0 39 282" draw:points="39,0 0,0 0,282 39,282">
          <text:p/>
        </draw:polygon>
        <draw:polygon draw:style-name="gr2" draw:text-style-name="P2" draw:layer="layout" svg:width="0.037cm" svg:height="0.281cm" svg:x="7.324cm" svg:y="5.259cm" svg:viewBox="0 0 38 282" draw:points="38,0 0,0 0,282 38,282">
          <text:p/>
        </draw:polygon>
        <draw:polygon draw:style-name="gr2" draw:text-style-name="P2" draw:layer="layout" svg:width="0.037cm" svg:height="0.281cm" svg:x="7.285cm" svg:y="5.259cm" svg:viewBox="0 0 38 282" draw:points="38,0 0,0 0,282 38,282">
          <text:p/>
        </draw:polygon>
        <draw:polygon draw:style-name="gr2" draw:text-style-name="P2" draw:layer="layout" svg:width="0.038cm" svg:height="0.281cm" svg:x="7.247cm" svg:y="5.259cm" svg:viewBox="0 0 39 282" draw:points="39,0 0,0 0,282 39,282">
          <text:p/>
        </draw:polygon>
        <draw:polygon draw:style-name="gr2" draw:text-style-name="P2" draw:layer="layout" svg:width="0.038cm" svg:height="0.281cm" svg:x="7.208cm" svg:y="5.259cm" svg:viewBox="0 0 39 282" draw:points="39,0 0,0 0,282 39,282">
          <text:p/>
        </draw:polygon>
        <draw:polygon draw:style-name="gr2" draw:text-style-name="P2" draw:layer="layout" svg:width="0.038cm" svg:height="0.281cm" svg:x="7.17cm" svg:y="5.259cm" svg:viewBox="0 0 39 282" draw:points="39,0 0,0 0,282 39,282">
          <text:p/>
        </draw:polygon>
        <draw:polygon draw:style-name="gr2" draw:text-style-name="P2" draw:layer="layout" svg:width="0.038cm" svg:height="0.281cm" svg:x="7.131cm" svg:y="5.259cm" svg:viewBox="0 0 39 282" draw:points="39,0 0,0 0,282 39,282">
          <text:p/>
        </draw:polygon>
        <draw:polygon draw:style-name="gr2" draw:text-style-name="P2" draw:layer="layout" svg:width="0.037cm" svg:height="0.281cm" svg:x="7.094cm" svg:y="5.259cm" svg:viewBox="0 0 38 282" draw:points="38,0 0,0 0,282 38,282">
          <text:p/>
        </draw:polygon>
        <draw:polygon draw:style-name="gr2" draw:text-style-name="P2" draw:layer="layout" svg:width="0.038cm" svg:height="0.281cm" svg:x="7.055cm" svg:y="5.259cm" svg:viewBox="0 0 39 282" draw:points="39,0 0,0 0,282 39,282">
          <text:p/>
        </draw:polygon>
        <draw:polygon draw:style-name="gr2" draw:text-style-name="P2" draw:layer="layout" svg:width="0.038cm" svg:height="0.281cm" svg:x="7.017cm" svg:y="5.259cm" svg:viewBox="0 0 39 282" draw:points="39,0 0,0 0,282 39,282">
          <text:p/>
        </draw:polygon>
        <draw:polygon draw:style-name="gr2" draw:text-style-name="P2" draw:layer="layout" svg:width="0.038cm" svg:height="0.281cm" svg:x="6.978cm" svg:y="5.259cm" svg:viewBox="0 0 39 282" draw:points="39,0 0,0 0,282 39,282">
          <text:p/>
        </draw:polygon>
        <draw:polygon draw:style-name="gr2" draw:text-style-name="P2" draw:layer="layout" svg:width="0.037cm" svg:height="0.281cm" svg:x="6.941cm" svg:y="5.259cm" svg:viewBox="0 0 38 282" draw:points="38,0 0,0 0,282 38,282">
          <text:p/>
        </draw:polygon>
        <draw:polygon draw:style-name="gr2" draw:text-style-name="P2" draw:layer="layout" svg:width="0.037cm" svg:height="0.281cm" svg:x="6.902cm" svg:y="5.259cm" svg:viewBox="0 0 38 282" draw:points="38,0 0,0 0,282 38,282">
          <text:p/>
        </draw:polygon>
        <draw:polygon draw:style-name="gr2" draw:text-style-name="P2" draw:layer="layout" svg:width="0.037cm" svg:height="0.282cm" svg:x="8.09cm" svg:y="4.98cm" svg:viewBox="0 0 38 283" draw:points="38,0 0,0 0,283 38,283">
          <text:p/>
        </draw:polygon>
        <draw:polygon draw:style-name="gr2" draw:text-style-name="P2" draw:layer="layout" svg:width="0.037cm" svg:height="0.282cm" svg:x="8.051cm" svg:y="4.98cm" svg:viewBox="0 0 38 283" draw:points="38,0 0,0 0,283 38,283">
          <text:p/>
        </draw:polygon>
        <draw:polygon draw:style-name="gr2" draw:text-style-name="P2" draw:layer="layout" svg:width="0.038cm" svg:height="0.282cm" svg:x="8.013cm" svg:y="4.98cm" svg:viewBox="0 0 39 283" draw:points="39,0 0,0 0,283 39,283">
          <text:p/>
        </draw:polygon>
        <draw:polygon draw:style-name="gr2" draw:text-style-name="P2" draw:layer="layout" svg:width="0.038cm" svg:height="0.282cm" svg:x="7.974cm" svg:y="4.98cm" svg:viewBox="0 0 39 283" draw:points="39,0 0,0 0,283 39,283">
          <text:p/>
        </draw:polygon>
        <draw:polygon draw:style-name="gr2" draw:text-style-name="P2" draw:layer="layout" svg:width="0.039cm" svg:height="0.282cm" svg:x="7.936cm" svg:y="4.98cm" svg:viewBox="0 0 40 283" draw:points="40,0 0,0 0,283 40,283">
          <text:p/>
        </draw:polygon>
        <draw:polygon draw:style-name="gr2" draw:text-style-name="P2" draw:layer="layout" svg:width="0.038cm" svg:height="0.282cm" svg:x="7.897cm" svg:y="4.98cm" svg:viewBox="0 0 39 283" draw:points="39,0 0,0 0,283 39,283">
          <text:p/>
        </draw:polygon>
        <draw:polygon draw:style-name="gr2" draw:text-style-name="P2" draw:layer="layout" svg:width="0.037cm" svg:height="0.282cm" svg:x="7.86cm" svg:y="4.98cm" svg:viewBox="0 0 38 283" draw:points="38,0 0,0 0,283 38,283">
          <text:p/>
        </draw:polygon>
        <draw:polygon draw:style-name="gr2" draw:text-style-name="P2" draw:layer="layout" svg:width="0.038cm" svg:height="0.282cm" svg:x="7.821cm" svg:y="4.98cm" svg:viewBox="0 0 39 283" draw:points="39,0 0,0 0,283 39,283">
          <text:p/>
        </draw:polygon>
        <draw:polygon draw:style-name="gr2" draw:text-style-name="P2" draw:layer="layout" svg:width="0.038cm" svg:height="0.282cm" svg:x="7.783cm" svg:y="4.98cm" svg:viewBox="0 0 39 283" draw:points="39,0 0,0 0,283 39,283">
          <text:p/>
        </draw:polygon>
        <draw:polygon draw:style-name="gr2" draw:text-style-name="P2" draw:layer="layout" svg:width="0.038cm" svg:height="0.282cm" svg:x="7.744cm" svg:y="4.98cm" svg:viewBox="0 0 39 283" draw:points="39,0 0,0 0,283 39,283">
          <text:p/>
        </draw:polygon>
        <draw:polygon draw:style-name="gr2" draw:text-style-name="P2" draw:layer="layout" svg:width="0.037cm" svg:height="0.282cm" svg:x="7.707cm" svg:y="4.98cm" svg:viewBox="0 0 38 283" draw:points="38,0 0,0 0,283 38,283">
          <text:p/>
        </draw:polygon>
        <draw:polygon draw:style-name="gr2" draw:text-style-name="P2" draw:layer="layout" svg:width="0.037cm" svg:height="0.282cm" svg:x="7.668cm" svg:y="4.98cm" svg:viewBox="0 0 38 283" draw:points="38,0 0,0 0,283 38,283">
          <text:p/>
        </draw:polygon>
        <draw:polygon draw:style-name="gr2" draw:text-style-name="P2" draw:layer="layout" svg:width="0.038cm" svg:height="0.282cm" svg:x="7.63cm" svg:y="4.98cm" svg:viewBox="0 0 39 283" draw:points="39,0 0,0 0,283 39,283">
          <text:p/>
        </draw:polygon>
        <draw:polygon draw:style-name="gr2" draw:text-style-name="P2" draw:layer="layout" svg:width="0.038cm" svg:height="0.282cm" svg:x="7.591cm" svg:y="4.98cm" svg:viewBox="0 0 39 283" draw:points="39,0 0,0 0,283 39,283">
          <text:p/>
        </draw:polygon>
        <draw:polygon draw:style-name="gr2" draw:text-style-name="P2" draw:layer="layout" svg:width="0.038cm" svg:height="0.282cm" svg:x="7.553cm" svg:y="4.98cm" svg:viewBox="0 0 39 283" draw:points="39,0 0,0 0,283 39,283">
          <text:p/>
        </draw:polygon>
        <draw:polygon draw:style-name="gr2" draw:text-style-name="P2" draw:layer="layout" svg:width="0.038cm" svg:height="0.282cm" svg:x="7.514cm" svg:y="4.98cm" svg:viewBox="0 0 39 283" draw:points="39,0 0,0 0,283 39,283">
          <text:p/>
        </draw:polygon>
        <draw:polygon draw:style-name="gr2" draw:text-style-name="P2" draw:layer="layout" svg:width="0.037cm" svg:height="0.282cm" svg:x="7.477cm" svg:y="4.98cm" svg:viewBox="0 0 38 283" draw:points="38,0 0,0 0,283 38,283">
          <text:p/>
        </draw:polygon>
        <draw:polygon draw:style-name="gr2" draw:text-style-name="P2" draw:layer="layout" svg:width="0.038cm" svg:height="0.282cm" svg:x="7.438cm" svg:y="4.98cm" svg:viewBox="0 0 39 283" draw:points="39,0 0,0 0,283 39,283">
          <text:p/>
        </draw:polygon>
        <draw:polygon draw:style-name="gr2" draw:text-style-name="P2" draw:layer="layout" svg:width="0.038cm" svg:height="0.282cm" svg:x="7.4cm" svg:y="4.98cm" svg:viewBox="0 0 39 283" draw:points="39,0 0,0 0,283 39,283">
          <text:p/>
        </draw:polygon>
        <draw:polygon draw:style-name="gr2" draw:text-style-name="P2" draw:layer="layout" svg:width="0.038cm" svg:height="0.282cm" svg:x="7.361cm" svg:y="4.98cm" svg:viewBox="0 0 39 283" draw:points="39,0 0,0 0,283 39,283">
          <text:p/>
        </draw:polygon>
        <draw:polygon draw:style-name="gr2" draw:text-style-name="P2" draw:layer="layout" svg:width="0.037cm" svg:height="0.282cm" svg:x="7.324cm" svg:y="4.98cm" svg:viewBox="0 0 38 283" draw:points="38,0 0,0 0,283 38,283">
          <text:p/>
        </draw:polygon>
        <draw:polygon draw:style-name="gr2" draw:text-style-name="P2" draw:layer="layout" svg:width="0.037cm" svg:height="0.282cm" svg:x="7.285cm" svg:y="4.98cm" svg:viewBox="0 0 38 283" draw:points="38,0 0,0 0,283 38,283">
          <text:p/>
        </draw:polygon>
        <draw:polygon draw:style-name="gr2" draw:text-style-name="P2" draw:layer="layout" svg:width="0.038cm" svg:height="0.282cm" svg:x="7.247cm" svg:y="4.98cm" svg:viewBox="0 0 39 283" draw:points="39,0 0,0 0,283 39,283">
          <text:p/>
        </draw:polygon>
        <draw:polygon draw:style-name="gr2" draw:text-style-name="P2" draw:layer="layout" svg:width="0.038cm" svg:height="0.282cm" svg:x="7.208cm" svg:y="4.98cm" svg:viewBox="0 0 39 283" draw:points="39,0 0,0 0,283 39,283">
          <text:p/>
        </draw:polygon>
        <draw:polygon draw:style-name="gr2" draw:text-style-name="P2" draw:layer="layout" svg:width="0.038cm" svg:height="0.282cm" svg:x="7.17cm" svg:y="4.98cm" svg:viewBox="0 0 39 283" draw:points="39,0 0,0 0,283 39,283">
          <text:p/>
        </draw:polygon>
        <draw:polygon draw:style-name="gr2" draw:text-style-name="P2" draw:layer="layout" svg:width="0.038cm" svg:height="0.282cm" svg:x="7.131cm" svg:y="4.98cm" svg:viewBox="0 0 39 283" draw:points="39,0 0,0 0,283 39,283">
          <text:p/>
        </draw:polygon>
        <draw:polygon draw:style-name="gr2" draw:text-style-name="P2" draw:layer="layout" svg:width="0.037cm" svg:height="0.282cm" svg:x="7.094cm" svg:y="4.98cm" svg:viewBox="0 0 38 283" draw:points="38,0 0,0 0,283 38,283">
          <text:p/>
        </draw:polygon>
        <draw:polygon draw:style-name="gr2" draw:text-style-name="P2" draw:layer="layout" svg:width="0.038cm" svg:height="0.282cm" svg:x="7.055cm" svg:y="4.98cm" svg:viewBox="0 0 39 283" draw:points="39,0 0,0 0,283 39,283">
          <text:p/>
        </draw:polygon>
        <draw:polygon draw:style-name="gr2" draw:text-style-name="P2" draw:layer="layout" svg:width="0.038cm" svg:height="0.282cm" svg:x="7.017cm" svg:y="4.98cm" svg:viewBox="0 0 39 283" draw:points="39,0 0,0 0,283 39,283">
          <text:p/>
        </draw:polygon>
        <draw:polygon draw:style-name="gr2" draw:text-style-name="P2" draw:layer="layout" svg:width="0.038cm" svg:height="0.282cm" svg:x="6.978cm" svg:y="4.98cm" svg:viewBox="0 0 39 283" draw:points="39,0 0,0 0,283 39,283">
          <text:p/>
        </draw:polygon>
        <draw:polygon draw:style-name="gr2" draw:text-style-name="P2" draw:layer="layout" svg:width="0.037cm" svg:height="0.282cm" svg:x="6.941cm" svg:y="4.98cm" svg:viewBox="0 0 38 283" draw:points="38,0 0,0 0,283 38,283">
          <text:p/>
        </draw:polygon>
        <draw:polygon draw:style-name="gr2" draw:text-style-name="P2" draw:layer="layout" svg:width="0.037cm" svg:height="0.282cm" svg:x="6.902cm" svg:y="4.98cm" svg:viewBox="0 0 38 283" draw:points="38,0 0,0 0,283 38,283">
          <text:p/>
        </draw:polygon>
        <draw:polygon draw:style-name="gr2" draw:text-style-name="P2" draw:layer="layout" svg:width="0.037cm" svg:height="0.282cm" svg:x="8.09cm" svg:y="4.698cm" svg:viewBox="0 0 38 283" draw:points="38,0 0,0 0,283 38,283">
          <text:p/>
        </draw:polygon>
        <draw:polygon draw:style-name="gr2" draw:text-style-name="P2" draw:layer="layout" svg:width="0.037cm" svg:height="0.282cm" svg:x="8.051cm" svg:y="4.698cm" svg:viewBox="0 0 38 283" draw:points="38,0 0,0 0,283 38,283">
          <text:p/>
        </draw:polygon>
        <draw:polygon draw:style-name="gr2" draw:text-style-name="P2" draw:layer="layout" svg:width="0.038cm" svg:height="0.282cm" svg:x="8.013cm" svg:y="4.698cm" svg:viewBox="0 0 39 283" draw:points="39,0 0,0 0,283 39,283">
          <text:p/>
        </draw:polygon>
        <draw:polygon draw:style-name="gr2" draw:text-style-name="P2" draw:layer="layout" svg:width="0.038cm" svg:height="0.282cm" svg:x="7.974cm" svg:y="4.698cm" svg:viewBox="0 0 39 283" draw:points="39,0 0,0 0,283 39,283">
          <text:p/>
        </draw:polygon>
        <draw:polygon draw:style-name="gr2" draw:text-style-name="P2" draw:layer="layout" svg:width="0.039cm" svg:height="0.282cm" svg:x="7.936cm" svg:y="4.698cm" svg:viewBox="0 0 40 283" draw:points="40,0 0,0 0,283 40,283">
          <text:p/>
        </draw:polygon>
        <draw:polygon draw:style-name="gr2" draw:text-style-name="P2" draw:layer="layout" svg:width="0.038cm" svg:height="0.282cm" svg:x="7.897cm" svg:y="4.698cm" svg:viewBox="0 0 39 283" draw:points="39,0 0,0 0,283 39,283">
          <text:p/>
        </draw:polygon>
        <draw:polygon draw:style-name="gr2" draw:text-style-name="P2" draw:layer="layout" svg:width="0.037cm" svg:height="0.282cm" svg:x="7.86cm" svg:y="4.698cm" svg:viewBox="0 0 38 283" draw:points="38,0 0,0 0,283 38,283">
          <text:p/>
        </draw:polygon>
        <draw:polygon draw:style-name="gr2" draw:text-style-name="P2" draw:layer="layout" svg:width="0.038cm" svg:height="0.282cm" svg:x="7.821cm" svg:y="4.698cm" svg:viewBox="0 0 39 283" draw:points="39,0 0,0 0,283 39,283">
          <text:p/>
        </draw:polygon>
        <draw:polygon draw:style-name="gr2" draw:text-style-name="P2" draw:layer="layout" svg:width="0.038cm" svg:height="0.282cm" svg:x="7.783cm" svg:y="4.698cm" svg:viewBox="0 0 39 283" draw:points="39,0 0,0 0,283 39,283">
          <text:p/>
        </draw:polygon>
        <draw:polygon draw:style-name="gr2" draw:text-style-name="P2" draw:layer="layout" svg:width="0.038cm" svg:height="0.282cm" svg:x="7.744cm" svg:y="4.698cm" svg:viewBox="0 0 39 283" draw:points="39,0 0,0 0,283 39,283">
          <text:p/>
        </draw:polygon>
        <draw:polygon draw:style-name="gr2" draw:text-style-name="P2" draw:layer="layout" svg:width="0.037cm" svg:height="0.282cm" svg:x="7.707cm" svg:y="4.698cm" svg:viewBox="0 0 38 283" draw:points="38,0 0,0 0,283 38,283">
          <text:p/>
        </draw:polygon>
        <draw:polygon draw:style-name="gr2" draw:text-style-name="P2" draw:layer="layout" svg:width="0.037cm" svg:height="0.282cm" svg:x="7.668cm" svg:y="4.698cm" svg:viewBox="0 0 38 283" draw:points="38,0 0,0 0,283 38,283">
          <text:p/>
        </draw:polygon>
        <draw:polygon draw:style-name="gr2" draw:text-style-name="P2" draw:layer="layout" svg:width="0.038cm" svg:height="0.282cm" svg:x="7.63cm" svg:y="4.698cm" svg:viewBox="0 0 39 283" draw:points="39,0 0,0 0,283 39,283">
          <text:p/>
        </draw:polygon>
        <draw:polygon draw:style-name="gr2" draw:text-style-name="P2" draw:layer="layout" svg:width="0.038cm" svg:height="0.282cm" svg:x="7.591cm" svg:y="4.698cm" svg:viewBox="0 0 39 283" draw:points="39,0 0,0 0,283 39,283">
          <text:p/>
        </draw:polygon>
        <draw:polygon draw:style-name="gr2" draw:text-style-name="P2" draw:layer="layout" svg:width="0.038cm" svg:height="0.282cm" svg:x="7.553cm" svg:y="4.698cm" svg:viewBox="0 0 39 283" draw:points="39,0 0,0 0,283 39,283">
          <text:p/>
        </draw:polygon>
        <draw:polygon draw:style-name="gr2" draw:text-style-name="P2" draw:layer="layout" svg:width="0.038cm" svg:height="0.282cm" svg:x="7.514cm" svg:y="4.698cm" svg:viewBox="0 0 39 283" draw:points="39,0 0,0 0,283 39,283">
          <text:p/>
        </draw:polygon>
        <draw:polygon draw:style-name="gr2" draw:text-style-name="P2" draw:layer="layout" svg:width="0.037cm" svg:height="0.282cm" svg:x="7.477cm" svg:y="4.698cm" svg:viewBox="0 0 38 283" draw:points="38,0 0,0 0,283 38,283">
          <text:p/>
        </draw:polygon>
        <draw:polygon draw:style-name="gr2" draw:text-style-name="P2" draw:layer="layout" svg:width="0.038cm" svg:height="0.282cm" svg:x="7.438cm" svg:y="4.698cm" svg:viewBox="0 0 39 283" draw:points="39,0 0,0 0,283 39,283">
          <text:p/>
        </draw:polygon>
        <draw:polygon draw:style-name="gr2" draw:text-style-name="P2" draw:layer="layout" svg:width="0.038cm" svg:height="0.282cm" svg:x="7.4cm" svg:y="4.698cm" svg:viewBox="0 0 39 283" draw:points="39,0 0,0 0,283 39,283">
          <text:p/>
        </draw:polygon>
        <draw:polygon draw:style-name="gr2" draw:text-style-name="P2" draw:layer="layout" svg:width="0.038cm" svg:height="0.282cm" svg:x="7.361cm" svg:y="4.698cm" svg:viewBox="0 0 39 283" draw:points="39,0 0,0 0,283 39,283">
          <text:p/>
        </draw:polygon>
        <draw:polygon draw:style-name="gr2" draw:text-style-name="P2" draw:layer="layout" svg:width="0.037cm" svg:height="0.282cm" svg:x="7.324cm" svg:y="4.698cm" svg:viewBox="0 0 38 283" draw:points="38,0 0,0 0,283 38,283">
          <text:p/>
        </draw:polygon>
        <draw:polygon draw:style-name="gr2" draw:text-style-name="P2" draw:layer="layout" svg:width="0.037cm" svg:height="0.282cm" svg:x="7.285cm" svg:y="4.698cm" svg:viewBox="0 0 38 283" draw:points="38,0 0,0 0,283 38,283">
          <text:p/>
        </draw:polygon>
        <draw:polygon draw:style-name="gr2" draw:text-style-name="P2" draw:layer="layout" svg:width="0.038cm" svg:height="0.282cm" svg:x="7.247cm" svg:y="4.698cm" svg:viewBox="0 0 39 283" draw:points="39,0 0,0 0,283 39,283">
          <text:p/>
        </draw:polygon>
        <draw:polygon draw:style-name="gr2" draw:text-style-name="P2" draw:layer="layout" svg:width="0.038cm" svg:height="0.282cm" svg:x="7.208cm" svg:y="4.698cm" svg:viewBox="0 0 39 283" draw:points="39,0 0,0 0,283 39,283">
          <text:p/>
        </draw:polygon>
        <draw:polygon draw:style-name="gr2" draw:text-style-name="P2" draw:layer="layout" svg:width="0.038cm" svg:height="0.282cm" svg:x="7.17cm" svg:y="4.698cm" svg:viewBox="0 0 39 283" draw:points="39,0 0,0 0,283 39,283">
          <text:p/>
        </draw:polygon>
        <draw:polygon draw:style-name="gr2" draw:text-style-name="P2" draw:layer="layout" svg:width="0.038cm" svg:height="0.282cm" svg:x="7.131cm" svg:y="4.698cm" svg:viewBox="0 0 39 283" draw:points="39,0 0,0 0,283 39,283">
          <text:p/>
        </draw:polygon>
        <draw:polygon draw:style-name="gr2" draw:text-style-name="P2" draw:layer="layout" svg:width="0.037cm" svg:height="0.282cm" svg:x="7.094cm" svg:y="4.698cm" svg:viewBox="0 0 38 283" draw:points="38,0 0,0 0,283 38,283">
          <text:p/>
        </draw:polygon>
        <draw:polygon draw:style-name="gr2" draw:text-style-name="P2" draw:layer="layout" svg:width="0.038cm" svg:height="0.282cm" svg:x="7.055cm" svg:y="4.698cm" svg:viewBox="0 0 39 283" draw:points="39,0 0,0 0,283 39,283">
          <text:p/>
        </draw:polygon>
        <draw:polygon draw:style-name="gr2" draw:text-style-name="P2" draw:layer="layout" svg:width="0.038cm" svg:height="0.282cm" svg:x="7.017cm" svg:y="4.698cm" svg:viewBox="0 0 39 283" draw:points="39,0 0,0 0,283 39,283">
          <text:p/>
        </draw:polygon>
        <draw:polygon draw:style-name="gr2" draw:text-style-name="P2" draw:layer="layout" svg:width="0.038cm" svg:height="0.282cm" svg:x="6.978cm" svg:y="4.698cm" svg:viewBox="0 0 39 283" draw:points="39,0 0,0 0,283 39,283">
          <text:p/>
        </draw:polygon>
        <draw:polygon draw:style-name="gr2" draw:text-style-name="P2" draw:layer="layout" svg:width="0.037cm" svg:height="0.282cm" svg:x="6.941cm" svg:y="4.698cm" svg:viewBox="0 0 38 283" draw:points="38,0 0,0 0,283 38,283">
          <text:p/>
        </draw:polygon>
        <draw:polygon draw:style-name="gr2" draw:text-style-name="P2" draw:layer="layout" svg:width="0.037cm" svg:height="0.282cm" svg:x="6.902cm" svg:y="4.698cm" svg:viewBox="0 0 38 283" draw:points="38,0 0,0 0,283 38,283">
          <text:p/>
        </draw:polygon>
        <draw:polygon draw:style-name="gr2" draw:text-style-name="P2" draw:layer="layout" svg:width="0.037cm" svg:height="0.282cm" svg:x="8.09cm" svg:y="4.416cm" svg:viewBox="0 0 38 283" draw:points="38,0 0,0 0,283 38,283">
          <text:p/>
        </draw:polygon>
        <draw:polygon draw:style-name="gr2" draw:text-style-name="P2" draw:layer="layout" svg:width="0.037cm" svg:height="0.282cm" svg:x="8.051cm" svg:y="4.416cm" svg:viewBox="0 0 38 283" draw:points="38,0 0,0 0,283 38,283">
          <text:p/>
        </draw:polygon>
        <draw:polygon draw:style-name="gr2" draw:text-style-name="P2" draw:layer="layout" svg:width="0.038cm" svg:height="0.282cm" svg:x="8.013cm" svg:y="4.416cm" svg:viewBox="0 0 39 283" draw:points="39,0 0,0 0,283 39,283">
          <text:p/>
        </draw:polygon>
        <draw:polygon draw:style-name="gr2" draw:text-style-name="P2" draw:layer="layout" svg:width="0.038cm" svg:height="0.282cm" svg:x="7.974cm" svg:y="4.416cm" svg:viewBox="0 0 39 283" draw:points="39,0 0,0 0,283 39,283">
          <text:p/>
        </draw:polygon>
        <draw:polygon draw:style-name="gr2" draw:text-style-name="P2" draw:layer="layout" svg:width="0.039cm" svg:height="0.282cm" svg:x="7.936cm" svg:y="4.416cm" svg:viewBox="0 0 40 283" draw:points="40,0 0,0 0,283 40,283">
          <text:p/>
        </draw:polygon>
        <draw:polygon draw:style-name="gr2" draw:text-style-name="P2" draw:layer="layout" svg:width="0.038cm" svg:height="0.282cm" svg:x="7.897cm" svg:y="4.416cm" svg:viewBox="0 0 39 283" draw:points="39,0 0,0 0,283 39,283">
          <text:p/>
        </draw:polygon>
        <draw:polygon draw:style-name="gr2" draw:text-style-name="P2" draw:layer="layout" svg:width="0.037cm" svg:height="0.282cm" svg:x="7.86cm" svg:y="4.416cm" svg:viewBox="0 0 38 283" draw:points="38,0 0,0 0,283 38,283">
          <text:p/>
        </draw:polygon>
        <draw:polygon draw:style-name="gr2" draw:text-style-name="P2" draw:layer="layout" svg:width="0.038cm" svg:height="0.282cm" svg:x="7.821cm" svg:y="4.416cm" svg:viewBox="0 0 39 283" draw:points="39,0 0,0 0,283 39,283">
          <text:p/>
        </draw:polygon>
        <draw:polygon draw:style-name="gr2" draw:text-style-name="P2" draw:layer="layout" svg:width="0.038cm" svg:height="0.282cm" svg:x="7.783cm" svg:y="4.416cm" svg:viewBox="0 0 39 283" draw:points="39,0 0,0 0,283 39,283">
          <text:p/>
        </draw:polygon>
        <draw:polygon draw:style-name="gr2" draw:text-style-name="P2" draw:layer="layout" svg:width="0.038cm" svg:height="0.282cm" svg:x="7.744cm" svg:y="4.416cm" svg:viewBox="0 0 39 283" draw:points="39,0 0,0 0,283 39,283">
          <text:p/>
        </draw:polygon>
        <draw:polygon draw:style-name="gr2" draw:text-style-name="P2" draw:layer="layout" svg:width="0.037cm" svg:height="0.282cm" svg:x="7.707cm" svg:y="4.416cm" svg:viewBox="0 0 38 283" draw:points="38,0 0,0 0,283 38,283">
          <text:p/>
        </draw:polygon>
        <draw:polygon draw:style-name="gr2" draw:text-style-name="P2" draw:layer="layout" svg:width="0.037cm" svg:height="0.282cm" svg:x="7.668cm" svg:y="4.416cm" svg:viewBox="0 0 38 283" draw:points="38,0 0,0 0,283 38,283">
          <text:p/>
        </draw:polygon>
        <draw:polygon draw:style-name="gr2" draw:text-style-name="P2" draw:layer="layout" svg:width="0.038cm" svg:height="0.282cm" svg:x="7.63cm" svg:y="4.416cm" svg:viewBox="0 0 39 283" draw:points="39,0 0,0 0,283 39,283">
          <text:p/>
        </draw:polygon>
        <draw:polygon draw:style-name="gr2" draw:text-style-name="P2" draw:layer="layout" svg:width="0.038cm" svg:height="0.282cm" svg:x="7.591cm" svg:y="4.416cm" svg:viewBox="0 0 39 283" draw:points="39,0 0,0 0,283 39,283">
          <text:p/>
        </draw:polygon>
        <draw:polygon draw:style-name="gr2" draw:text-style-name="P2" draw:layer="layout" svg:width="0.038cm" svg:height="0.282cm" svg:x="7.553cm" svg:y="4.416cm" svg:viewBox="0 0 39 283" draw:points="39,0 0,0 0,283 39,283">
          <text:p/>
        </draw:polygon>
        <draw:polygon draw:style-name="gr2" draw:text-style-name="P2" draw:layer="layout" svg:width="0.038cm" svg:height="0.282cm" svg:x="7.514cm" svg:y="4.416cm" svg:viewBox="0 0 39 283" draw:points="39,0 0,0 0,283 39,283">
          <text:p/>
        </draw:polygon>
        <draw:polygon draw:style-name="gr2" draw:text-style-name="P2" draw:layer="layout" svg:width="0.037cm" svg:height="0.282cm" svg:x="7.477cm" svg:y="4.416cm" svg:viewBox="0 0 38 283" draw:points="38,0 0,0 0,283 38,283">
          <text:p/>
        </draw:polygon>
        <draw:polygon draw:style-name="gr2" draw:text-style-name="P2" draw:layer="layout" svg:width="0.038cm" svg:height="0.282cm" svg:x="7.438cm" svg:y="4.416cm" svg:viewBox="0 0 39 283" draw:points="39,0 0,0 0,283 39,283">
          <text:p/>
        </draw:polygon>
        <draw:polygon draw:style-name="gr2" draw:text-style-name="P2" draw:layer="layout" svg:width="0.038cm" svg:height="0.282cm" svg:x="7.4cm" svg:y="4.416cm" svg:viewBox="0 0 39 283" draw:points="39,0 0,0 0,283 39,283">
          <text:p/>
        </draw:polygon>
        <draw:polygon draw:style-name="gr2" draw:text-style-name="P2" draw:layer="layout" svg:width="0.038cm" svg:height="0.282cm" svg:x="7.361cm" svg:y="4.416cm" svg:viewBox="0 0 39 283" draw:points="39,0 0,0 0,283 39,283">
          <text:p/>
        </draw:polygon>
        <draw:polygon draw:style-name="gr2" draw:text-style-name="P2" draw:layer="layout" svg:width="0.037cm" svg:height="0.282cm" svg:x="7.324cm" svg:y="4.416cm" svg:viewBox="0 0 38 283" draw:points="38,0 0,0 0,283 38,283">
          <text:p/>
        </draw:polygon>
        <draw:polygon draw:style-name="gr2" draw:text-style-name="P2" draw:layer="layout" svg:width="0.037cm" svg:height="0.282cm" svg:x="7.285cm" svg:y="4.416cm" svg:viewBox="0 0 38 283" draw:points="38,0 0,0 0,283 38,283">
          <text:p/>
        </draw:polygon>
        <draw:polygon draw:style-name="gr2" draw:text-style-name="P2" draw:layer="layout" svg:width="0.038cm" svg:height="0.282cm" svg:x="7.247cm" svg:y="4.416cm" svg:viewBox="0 0 39 283" draw:points="39,0 0,0 0,283 39,283">
          <text:p/>
        </draw:polygon>
        <draw:polygon draw:style-name="gr2" draw:text-style-name="P2" draw:layer="layout" svg:width="0.038cm" svg:height="0.282cm" svg:x="7.208cm" svg:y="4.416cm" svg:viewBox="0 0 39 283" draw:points="39,0 0,0 0,283 39,283">
          <text:p/>
        </draw:polygon>
        <draw:polygon draw:style-name="gr2" draw:text-style-name="P2" draw:layer="layout" svg:width="0.038cm" svg:height="0.282cm" svg:x="7.17cm" svg:y="4.416cm" svg:viewBox="0 0 39 283" draw:points="39,0 0,0 0,283 39,283">
          <text:p/>
        </draw:polygon>
        <draw:polygon draw:style-name="gr2" draw:text-style-name="P2" draw:layer="layout" svg:width="0.038cm" svg:height="0.282cm" svg:x="7.131cm" svg:y="4.416cm" svg:viewBox="0 0 39 283" draw:points="39,0 0,0 0,283 39,283">
          <text:p/>
        </draw:polygon>
        <draw:polygon draw:style-name="gr2" draw:text-style-name="P2" draw:layer="layout" svg:width="0.037cm" svg:height="0.282cm" svg:x="7.094cm" svg:y="4.416cm" svg:viewBox="0 0 38 283" draw:points="38,0 0,0 0,283 38,283">
          <text:p/>
        </draw:polygon>
        <draw:polygon draw:style-name="gr2" draw:text-style-name="P2" draw:layer="layout" svg:width="0.038cm" svg:height="0.282cm" svg:x="7.055cm" svg:y="4.416cm" svg:viewBox="0 0 39 283" draw:points="39,0 0,0 0,283 39,283">
          <text:p/>
        </draw:polygon>
        <draw:polygon draw:style-name="gr2" draw:text-style-name="P2" draw:layer="layout" svg:width="0.038cm" svg:height="0.282cm" svg:x="7.017cm" svg:y="4.416cm" svg:viewBox="0 0 39 283" draw:points="39,0 0,0 0,283 39,283">
          <text:p/>
        </draw:polygon>
        <draw:polygon draw:style-name="gr2" draw:text-style-name="P2" draw:layer="layout" svg:width="0.038cm" svg:height="0.282cm" svg:x="6.978cm" svg:y="4.416cm" svg:viewBox="0 0 39 283" draw:points="39,0 0,0 0,283 39,283">
          <text:p/>
        </draw:polygon>
        <draw:polygon draw:style-name="gr2" draw:text-style-name="P2" draw:layer="layout" svg:width="0.037cm" svg:height="0.282cm" svg:x="6.941cm" svg:y="4.416cm" svg:viewBox="0 0 38 283" draw:points="38,0 0,0 0,283 38,283">
          <text:p/>
        </draw:polygon>
        <draw:polygon draw:style-name="gr2" draw:text-style-name="P2" draw:layer="layout" svg:width="0.037cm" svg:height="0.282cm" svg:x="6.902cm" svg:y="4.416cm" svg:viewBox="0 0 38 283" draw:points="38,0 0,0 0,283 38,283">
          <text:p/>
        </draw:polygon>
        <draw:polygon draw:style-name="gr2" draw:text-style-name="P2" draw:layer="layout" svg:width="0.037cm" svg:height="0.282cm" svg:x="8.09cm" svg:y="4.134cm" svg:viewBox="0 0 38 283" draw:points="38,0 0,0 0,283 38,283">
          <text:p/>
        </draw:polygon>
        <draw:polygon draw:style-name="gr2" draw:text-style-name="P2" draw:layer="layout" svg:width="0.037cm" svg:height="0.282cm" svg:x="8.051cm" svg:y="4.134cm" svg:viewBox="0 0 38 283" draw:points="38,0 0,0 0,283 38,283">
          <text:p/>
        </draw:polygon>
        <draw:polygon draw:style-name="gr2" draw:text-style-name="P2" draw:layer="layout" svg:width="0.038cm" svg:height="0.282cm" svg:x="8.013cm" svg:y="4.134cm" svg:viewBox="0 0 39 283" draw:points="39,0 0,0 0,283 39,283">
          <text:p/>
        </draw:polygon>
        <draw:polygon draw:style-name="gr2" draw:text-style-name="P2" draw:layer="layout" svg:width="0.038cm" svg:height="0.282cm" svg:x="7.974cm" svg:y="4.134cm" svg:viewBox="0 0 39 283" draw:points="39,0 0,0 0,283 39,283">
          <text:p/>
        </draw:polygon>
        <draw:polygon draw:style-name="gr2" draw:text-style-name="P2" draw:layer="layout" svg:width="0.039cm" svg:height="0.282cm" svg:x="7.936cm" svg:y="4.134cm" svg:viewBox="0 0 40 283" draw:points="40,0 0,0 0,283 40,283">
          <text:p/>
        </draw:polygon>
        <draw:polygon draw:style-name="gr2" draw:text-style-name="P2" draw:layer="layout" svg:width="0.038cm" svg:height="0.282cm" svg:x="7.897cm" svg:y="4.134cm" svg:viewBox="0 0 39 283" draw:points="39,0 0,0 0,283 39,283">
          <text:p/>
        </draw:polygon>
        <draw:polygon draw:style-name="gr2" draw:text-style-name="P2" draw:layer="layout" svg:width="0.037cm" svg:height="0.282cm" svg:x="7.86cm" svg:y="4.134cm" svg:viewBox="0 0 38 283" draw:points="38,0 0,0 0,283 38,283">
          <text:p/>
        </draw:polygon>
        <draw:polygon draw:style-name="gr2" draw:text-style-name="P2" draw:layer="layout" svg:width="0.038cm" svg:height="0.282cm" svg:x="7.821cm" svg:y="4.134cm" svg:viewBox="0 0 39 283" draw:points="39,0 0,0 0,283 39,283">
          <text:p/>
        </draw:polygon>
        <draw:polygon draw:style-name="gr2" draw:text-style-name="P2" draw:layer="layout" svg:width="0.038cm" svg:height="0.282cm" svg:x="7.783cm" svg:y="4.134cm" svg:viewBox="0 0 39 283" draw:points="39,0 0,0 0,283 39,283">
          <text:p/>
        </draw:polygon>
        <draw:polygon draw:style-name="gr2" draw:text-style-name="P2" draw:layer="layout" svg:width="0.038cm" svg:height="0.282cm" svg:x="7.744cm" svg:y="4.134cm" svg:viewBox="0 0 39 283" draw:points="39,0 0,0 0,283 39,283">
          <text:p/>
        </draw:polygon>
        <draw:polygon draw:style-name="gr2" draw:text-style-name="P2" draw:layer="layout" svg:width="0.037cm" svg:height="0.282cm" svg:x="7.707cm" svg:y="4.134cm" svg:viewBox="0 0 38 283" draw:points="38,0 0,0 0,283 38,283">
          <text:p/>
        </draw:polygon>
        <draw:polygon draw:style-name="gr2" draw:text-style-name="P2" draw:layer="layout" svg:width="0.037cm" svg:height="0.282cm" svg:x="7.668cm" svg:y="4.134cm" svg:viewBox="0 0 38 283" draw:points="38,0 0,0 0,283 38,283">
          <text:p/>
        </draw:polygon>
        <draw:polygon draw:style-name="gr2" draw:text-style-name="P2" draw:layer="layout" svg:width="0.038cm" svg:height="0.282cm" svg:x="7.63cm" svg:y="4.134cm" svg:viewBox="0 0 39 283" draw:points="39,0 0,0 0,283 39,283">
          <text:p/>
        </draw:polygon>
        <draw:polygon draw:style-name="gr2" draw:text-style-name="P2" draw:layer="layout" svg:width="0.038cm" svg:height="0.282cm" svg:x="7.591cm" svg:y="4.134cm" svg:viewBox="0 0 39 283" draw:points="39,0 0,0 0,283 39,283">
          <text:p/>
        </draw:polygon>
        <draw:polygon draw:style-name="gr2" draw:text-style-name="P2" draw:layer="layout" svg:width="0.038cm" svg:height="0.282cm" svg:x="7.553cm" svg:y="4.134cm" svg:viewBox="0 0 39 283" draw:points="39,0 0,0 0,283 39,283">
          <text:p/>
        </draw:polygon>
        <draw:polygon draw:style-name="gr2" draw:text-style-name="P2" draw:layer="layout" svg:width="0.038cm" svg:height="0.282cm" svg:x="7.514cm" svg:y="4.134cm" svg:viewBox="0 0 39 283" draw:points="39,0 0,0 0,283 39,283">
          <text:p/>
        </draw:polygon>
        <draw:polygon draw:style-name="gr2" draw:text-style-name="P2" draw:layer="layout" svg:width="0.037cm" svg:height="0.282cm" svg:x="7.477cm" svg:y="4.134cm" svg:viewBox="0 0 38 283" draw:points="38,0 0,0 0,283 38,283">
          <text:p/>
        </draw:polygon>
        <draw:polygon draw:style-name="gr2" draw:text-style-name="P2" draw:layer="layout" svg:width="0.038cm" svg:height="0.282cm" svg:x="7.438cm" svg:y="4.134cm" svg:viewBox="0 0 39 283" draw:points="39,0 0,0 0,283 39,283">
          <text:p/>
        </draw:polygon>
        <draw:polygon draw:style-name="gr2" draw:text-style-name="P2" draw:layer="layout" svg:width="0.038cm" svg:height="0.282cm" svg:x="7.4cm" svg:y="4.134cm" svg:viewBox="0 0 39 283" draw:points="39,0 0,0 0,283 39,283">
          <text:p/>
        </draw:polygon>
        <draw:polygon draw:style-name="gr2" draw:text-style-name="P2" draw:layer="layout" svg:width="0.038cm" svg:height="0.282cm" svg:x="7.361cm" svg:y="4.134cm" svg:viewBox="0 0 39 283" draw:points="39,0 0,0 0,283 39,283">
          <text:p/>
        </draw:polygon>
        <draw:polygon draw:style-name="gr2" draw:text-style-name="P2" draw:layer="layout" svg:width="0.037cm" svg:height="0.282cm" svg:x="7.324cm" svg:y="4.134cm" svg:viewBox="0 0 38 283" draw:points="38,0 0,0 0,283 38,283">
          <text:p/>
        </draw:polygon>
        <draw:polygon draw:style-name="gr2" draw:text-style-name="P2" draw:layer="layout" svg:width="0.037cm" svg:height="0.282cm" svg:x="7.285cm" svg:y="4.134cm" svg:viewBox="0 0 38 283" draw:points="38,0 0,0 0,283 38,283">
          <text:p/>
        </draw:polygon>
        <draw:polygon draw:style-name="gr2" draw:text-style-name="P2" draw:layer="layout" svg:width="0.038cm" svg:height="0.282cm" svg:x="7.247cm" svg:y="4.134cm" svg:viewBox="0 0 39 283" draw:points="39,0 0,0 0,283 39,283">
          <text:p/>
        </draw:polygon>
        <draw:polygon draw:style-name="gr2" draw:text-style-name="P2" draw:layer="layout" svg:width="0.038cm" svg:height="0.282cm" svg:x="7.208cm" svg:y="4.134cm" svg:viewBox="0 0 39 283" draw:points="39,0 0,0 0,283 39,283">
          <text:p/>
        </draw:polygon>
        <draw:polygon draw:style-name="gr2" draw:text-style-name="P2" draw:layer="layout" svg:width="0.038cm" svg:height="0.282cm" svg:x="7.17cm" svg:y="4.134cm" svg:viewBox="0 0 39 283" draw:points="39,0 0,0 0,283 39,283">
          <text:p/>
        </draw:polygon>
        <draw:polygon draw:style-name="gr2" draw:text-style-name="P2" draw:layer="layout" svg:width="0.038cm" svg:height="0.282cm" svg:x="7.131cm" svg:y="4.134cm" svg:viewBox="0 0 39 283" draw:points="39,0 0,0 0,283 39,283">
          <text:p/>
        </draw:polygon>
        <draw:polygon draw:style-name="gr2" draw:text-style-name="P2" draw:layer="layout" svg:width="0.037cm" svg:height="0.282cm" svg:x="7.094cm" svg:y="4.134cm" svg:viewBox="0 0 38 283" draw:points="38,0 0,0 0,283 38,283">
          <text:p/>
        </draw:polygon>
        <draw:polygon draw:style-name="gr2" draw:text-style-name="P2" draw:layer="layout" svg:width="0.038cm" svg:height="0.282cm" svg:x="7.055cm" svg:y="4.134cm" svg:viewBox="0 0 39 283" draw:points="39,0 0,0 0,283 39,283">
          <text:p/>
        </draw:polygon>
        <draw:polygon draw:style-name="gr2" draw:text-style-name="P2" draw:layer="layout" svg:width="0.038cm" svg:height="0.282cm" svg:x="7.017cm" svg:y="4.134cm" svg:viewBox="0 0 39 283" draw:points="39,0 0,0 0,283 39,283">
          <text:p/>
        </draw:polygon>
        <draw:polygon draw:style-name="gr2" draw:text-style-name="P2" draw:layer="layout" svg:width="0.038cm" svg:height="0.282cm" svg:x="6.978cm" svg:y="4.134cm" svg:viewBox="0 0 39 283" draw:points="39,0 0,0 0,283 39,283">
          <text:p/>
        </draw:polygon>
        <draw:polygon draw:style-name="gr2" draw:text-style-name="P2" draw:layer="layout" svg:width="0.037cm" svg:height="0.282cm" svg:x="6.941cm" svg:y="4.134cm" svg:viewBox="0 0 38 283" draw:points="38,0 0,0 0,283 38,283">
          <text:p/>
        </draw:polygon>
        <draw:polygon draw:style-name="gr2" draw:text-style-name="P2" draw:layer="layout" svg:width="0.037cm" svg:height="0.282cm" svg:x="6.902cm" svg:y="4.134cm" svg:viewBox="0 0 38 283" draw:points="38,0 0,0 0,283 38,283">
          <text:p/>
        </draw:polygon>
        <draw:polygon draw:style-name="gr2" draw:text-style-name="P2" draw:layer="layout" svg:width="0.037cm" svg:height="0.281cm" svg:x="8.09cm" svg:y="3.852cm" svg:viewBox="0 0 38 282" draw:points="38,0 0,0 0,282 38,282">
          <text:p/>
        </draw:polygon>
        <draw:polygon draw:style-name="gr2" draw:text-style-name="P2" draw:layer="layout" svg:width="0.037cm" svg:height="0.281cm" svg:x="8.051cm" svg:y="3.852cm" svg:viewBox="0 0 38 282" draw:points="38,0 0,0 0,282 38,282">
          <text:p/>
        </draw:polygon>
        <draw:polygon draw:style-name="gr2" draw:text-style-name="P2" draw:layer="layout" svg:width="0.038cm" svg:height="0.281cm" svg:x="8.013cm" svg:y="3.852cm" svg:viewBox="0 0 39 282" draw:points="39,0 0,0 0,282 39,282">
          <text:p/>
        </draw:polygon>
        <draw:polygon draw:style-name="gr2" draw:text-style-name="P2" draw:layer="layout" svg:width="0.038cm" svg:height="0.281cm" svg:x="7.974cm" svg:y="3.852cm" svg:viewBox="0 0 39 282" draw:points="39,0 0,0 0,282 39,282">
          <text:p/>
        </draw:polygon>
        <draw:polygon draw:style-name="gr2" draw:text-style-name="P2" draw:layer="layout" svg:width="0.039cm" svg:height="0.281cm" svg:x="7.936cm" svg:y="3.852cm" svg:viewBox="0 0 40 282" draw:points="40,0 0,0 0,282 40,282">
          <text:p/>
        </draw:polygon>
        <draw:polygon draw:style-name="gr2" draw:text-style-name="P2" draw:layer="layout" svg:width="0.038cm" svg:height="0.281cm" svg:x="7.897cm" svg:y="3.852cm" svg:viewBox="0 0 39 282" draw:points="39,0 0,0 0,282 39,282">
          <text:p/>
        </draw:polygon>
        <draw:polygon draw:style-name="gr2" draw:text-style-name="P2" draw:layer="layout" svg:width="0.037cm" svg:height="0.281cm" svg:x="7.86cm" svg:y="3.852cm" svg:viewBox="0 0 38 282" draw:points="38,0 0,0 0,282 38,282">
          <text:p/>
        </draw:polygon>
        <draw:polygon draw:style-name="gr2" draw:text-style-name="P2" draw:layer="layout" svg:width="0.038cm" svg:height="0.281cm" svg:x="7.821cm" svg:y="3.852cm" svg:viewBox="0 0 39 282" draw:points="39,0 0,0 0,282 39,282">
          <text:p/>
        </draw:polygon>
        <draw:polygon draw:style-name="gr2" draw:text-style-name="P2" draw:layer="layout" svg:width="0.038cm" svg:height="0.281cm" svg:x="7.783cm" svg:y="3.852cm" svg:viewBox="0 0 39 282" draw:points="39,0 0,0 0,282 39,282">
          <text:p/>
        </draw:polygon>
        <draw:polygon draw:style-name="gr2" draw:text-style-name="P2" draw:layer="layout" svg:width="0.038cm" svg:height="0.281cm" svg:x="7.744cm" svg:y="3.852cm" svg:viewBox="0 0 39 282" draw:points="39,0 0,0 0,282 39,282">
          <text:p/>
        </draw:polygon>
        <draw:polygon draw:style-name="gr2" draw:text-style-name="P2" draw:layer="layout" svg:width="0.037cm" svg:height="0.281cm" svg:x="7.707cm" svg:y="3.852cm" svg:viewBox="0 0 38 282" draw:points="38,0 0,0 0,282 38,282">
          <text:p/>
        </draw:polygon>
        <draw:polygon draw:style-name="gr2" draw:text-style-name="P2" draw:layer="layout" svg:width="0.037cm" svg:height="0.281cm" svg:x="7.668cm" svg:y="3.852cm" svg:viewBox="0 0 38 282" draw:points="38,0 0,0 0,282 38,282">
          <text:p/>
        </draw:polygon>
        <draw:polygon draw:style-name="gr2" draw:text-style-name="P2" draw:layer="layout" svg:width="0.038cm" svg:height="0.281cm" svg:x="7.63cm" svg:y="3.852cm" svg:viewBox="0 0 39 282" draw:points="39,0 0,0 0,282 39,282">
          <text:p/>
        </draw:polygon>
        <draw:polygon draw:style-name="gr2" draw:text-style-name="P2" draw:layer="layout" svg:width="0.038cm" svg:height="0.281cm" svg:x="7.591cm" svg:y="3.852cm" svg:viewBox="0 0 39 282" draw:points="39,0 0,0 0,282 39,282">
          <text:p/>
        </draw:polygon>
        <draw:polygon draw:style-name="gr2" draw:text-style-name="P2" draw:layer="layout" svg:width="0.038cm" svg:height="0.281cm" svg:x="7.553cm" svg:y="3.852cm" svg:viewBox="0 0 39 282" draw:points="39,0 0,0 0,282 39,282">
          <text:p/>
        </draw:polygon>
        <draw:polygon draw:style-name="gr2" draw:text-style-name="P2" draw:layer="layout" svg:width="0.038cm" svg:height="0.281cm" svg:x="7.514cm" svg:y="3.852cm" svg:viewBox="0 0 39 282" draw:points="39,0 0,0 0,282 39,282">
          <text:p/>
        </draw:polygon>
        <draw:polygon draw:style-name="gr2" draw:text-style-name="P2" draw:layer="layout" svg:width="0.037cm" svg:height="0.281cm" svg:x="7.477cm" svg:y="3.852cm" svg:viewBox="0 0 38 282" draw:points="38,0 0,0 0,282 38,282">
          <text:p/>
        </draw:polygon>
        <draw:polygon draw:style-name="gr2" draw:text-style-name="P2" draw:layer="layout" svg:width="0.038cm" svg:height="0.281cm" svg:x="7.438cm" svg:y="3.852cm" svg:viewBox="0 0 39 282" draw:points="39,0 0,0 0,282 39,282">
          <text:p/>
        </draw:polygon>
        <draw:polygon draw:style-name="gr2" draw:text-style-name="P2" draw:layer="layout" svg:width="0.038cm" svg:height="0.281cm" svg:x="7.4cm" svg:y="3.852cm" svg:viewBox="0 0 39 282" draw:points="39,0 0,0 0,282 39,282">
          <text:p/>
        </draw:polygon>
        <draw:polygon draw:style-name="gr2" draw:text-style-name="P2" draw:layer="layout" svg:width="0.038cm" svg:height="0.281cm" svg:x="7.361cm" svg:y="3.852cm" svg:viewBox="0 0 39 282" draw:points="39,0 0,0 0,282 39,282">
          <text:p/>
        </draw:polygon>
        <draw:polygon draw:style-name="gr2" draw:text-style-name="P2" draw:layer="layout" svg:width="0.037cm" svg:height="0.281cm" svg:x="7.324cm" svg:y="3.852cm" svg:viewBox="0 0 38 282" draw:points="38,0 0,0 0,282 38,282">
          <text:p/>
        </draw:polygon>
        <draw:polygon draw:style-name="gr2" draw:text-style-name="P2" draw:layer="layout" svg:width="0.037cm" svg:height="0.281cm" svg:x="7.285cm" svg:y="3.852cm" svg:viewBox="0 0 38 282" draw:points="38,0 0,0 0,282 38,282">
          <text:p/>
        </draw:polygon>
        <draw:polygon draw:style-name="gr2" draw:text-style-name="P2" draw:layer="layout" svg:width="0.038cm" svg:height="0.281cm" svg:x="7.247cm" svg:y="3.852cm" svg:viewBox="0 0 39 282" draw:points="39,0 0,0 0,282 39,282">
          <text:p/>
        </draw:polygon>
        <draw:polygon draw:style-name="gr2" draw:text-style-name="P2" draw:layer="layout" svg:width="0.038cm" svg:height="0.281cm" svg:x="7.208cm" svg:y="3.852cm" svg:viewBox="0 0 39 282" draw:points="39,0 0,0 0,282 39,282">
          <text:p/>
        </draw:polygon>
        <draw:polygon draw:style-name="gr2" draw:text-style-name="P2" draw:layer="layout" svg:width="0.038cm" svg:height="0.281cm" svg:x="7.17cm" svg:y="3.852cm" svg:viewBox="0 0 39 282" draw:points="39,0 0,0 0,282 39,282">
          <text:p/>
        </draw:polygon>
        <draw:polygon draw:style-name="gr2" draw:text-style-name="P2" draw:layer="layout" svg:width="0.038cm" svg:height="0.281cm" svg:x="7.131cm" svg:y="3.852cm" svg:viewBox="0 0 39 282" draw:points="39,0 0,0 0,282 39,282">
          <text:p/>
        </draw:polygon>
        <draw:polygon draw:style-name="gr2" draw:text-style-name="P2" draw:layer="layout" svg:width="0.037cm" svg:height="0.281cm" svg:x="7.094cm" svg:y="3.852cm" svg:viewBox="0 0 38 282" draw:points="38,0 0,0 0,282 38,282">
          <text:p/>
        </draw:polygon>
        <draw:polygon draw:style-name="gr2" draw:text-style-name="P2" draw:layer="layout" svg:width="0.038cm" svg:height="0.281cm" svg:x="7.055cm" svg:y="3.852cm" svg:viewBox="0 0 39 282" draw:points="39,0 0,0 0,282 39,282">
          <text:p/>
        </draw:polygon>
        <draw:polygon draw:style-name="gr2" draw:text-style-name="P2" draw:layer="layout" svg:width="0.038cm" svg:height="0.281cm" svg:x="7.017cm" svg:y="3.852cm" svg:viewBox="0 0 39 282" draw:points="39,0 0,0 0,282 39,282">
          <text:p/>
        </draw:polygon>
        <draw:polygon draw:style-name="gr2" draw:text-style-name="P2" draw:layer="layout" svg:width="0.038cm" svg:height="0.281cm" svg:x="6.978cm" svg:y="3.852cm" svg:viewBox="0 0 39 282" draw:points="39,0 0,0 0,282 39,282">
          <text:p/>
        </draw:polygon>
        <draw:polygon draw:style-name="gr2" draw:text-style-name="P2" draw:layer="layout" svg:width="0.037cm" svg:height="0.281cm" svg:x="6.941cm" svg:y="3.852cm" svg:viewBox="0 0 38 282" draw:points="38,0 0,0 0,282 38,282">
          <text:p/>
        </draw:polygon>
        <draw:polygon draw:style-name="gr2" draw:text-style-name="P2" draw:layer="layout" svg:width="0.037cm" svg:height="0.281cm" svg:x="6.902cm" svg:y="3.852cm" svg:viewBox="0 0 38 282" draw:points="38,0 0,0 0,282 38,282">
          <text:p/>
        </draw:polygon>
        <draw:polygon draw:style-name="gr2" draw:text-style-name="P2" draw:layer="layout" svg:width="0.037cm" svg:height="0.282cm" svg:x="8.09cm" svg:y="3.569cm" svg:viewBox="0 0 38 283" draw:points="38,0 0,0 0,283 38,283">
          <text:p/>
        </draw:polygon>
        <draw:polygon draw:style-name="gr2" draw:text-style-name="P2" draw:layer="layout" svg:width="0.037cm" svg:height="0.282cm" svg:x="8.051cm" svg:y="3.569cm" svg:viewBox="0 0 38 283" draw:points="38,0 0,0 0,283 38,283">
          <text:p/>
        </draw:polygon>
        <draw:polygon draw:style-name="gr2" draw:text-style-name="P2" draw:layer="layout" svg:width="0.038cm" svg:height="0.282cm" svg:x="8.013cm" svg:y="3.569cm" svg:viewBox="0 0 39 283" draw:points="39,0 0,0 0,283 39,283">
          <text:p/>
        </draw:polygon>
        <draw:polygon draw:style-name="gr2" draw:text-style-name="P2" draw:layer="layout" svg:width="0.038cm" svg:height="0.282cm" svg:x="7.974cm" svg:y="3.569cm" svg:viewBox="0 0 39 283" draw:points="39,0 0,0 0,283 39,283">
          <text:p/>
        </draw:polygon>
        <draw:polygon draw:style-name="gr2" draw:text-style-name="P2" draw:layer="layout" svg:width="0.039cm" svg:height="0.282cm" svg:x="7.936cm" svg:y="3.569cm" svg:viewBox="0 0 40 283" draw:points="40,0 0,0 0,283 40,283">
          <text:p/>
        </draw:polygon>
        <draw:polygon draw:style-name="gr2" draw:text-style-name="P2" draw:layer="layout" svg:width="0.038cm" svg:height="0.282cm" svg:x="7.897cm" svg:y="3.569cm" svg:viewBox="0 0 39 283" draw:points="39,0 0,0 0,283 39,283">
          <text:p/>
        </draw:polygon>
        <draw:polygon draw:style-name="gr2" draw:text-style-name="P2" draw:layer="layout" svg:width="0.037cm" svg:height="0.282cm" svg:x="7.86cm" svg:y="3.569cm" svg:viewBox="0 0 38 283" draw:points="38,0 0,0 0,283 38,283">
          <text:p/>
        </draw:polygon>
        <draw:polygon draw:style-name="gr2" draw:text-style-name="P2" draw:layer="layout" svg:width="0.038cm" svg:height="0.282cm" svg:x="7.821cm" svg:y="3.569cm" svg:viewBox="0 0 39 283" draw:points="39,0 0,0 0,283 39,283">
          <text:p/>
        </draw:polygon>
        <draw:polygon draw:style-name="gr2" draw:text-style-name="P2" draw:layer="layout" svg:width="0.038cm" svg:height="0.282cm" svg:x="7.783cm" svg:y="3.569cm" svg:viewBox="0 0 39 283" draw:points="39,0 0,0 0,283 39,283">
          <text:p/>
        </draw:polygon>
        <draw:polygon draw:style-name="gr2" draw:text-style-name="P2" draw:layer="layout" svg:width="0.038cm" svg:height="0.282cm" svg:x="7.744cm" svg:y="3.569cm" svg:viewBox="0 0 39 283" draw:points="39,0 0,0 0,283 39,283">
          <text:p/>
        </draw:polygon>
        <draw:polygon draw:style-name="gr2" draw:text-style-name="P2" draw:layer="layout" svg:width="0.037cm" svg:height="0.282cm" svg:x="7.707cm" svg:y="3.569cm" svg:viewBox="0 0 38 283" draw:points="38,0 0,0 0,283 38,283">
          <text:p/>
        </draw:polygon>
        <draw:polygon draw:style-name="gr2" draw:text-style-name="P2" draw:layer="layout" svg:width="0.037cm" svg:height="0.282cm" svg:x="7.668cm" svg:y="3.569cm" svg:viewBox="0 0 38 283" draw:points="38,0 0,0 0,283 38,283">
          <text:p/>
        </draw:polygon>
        <draw:polygon draw:style-name="gr2" draw:text-style-name="P2" draw:layer="layout" svg:width="0.038cm" svg:height="0.282cm" svg:x="7.63cm" svg:y="3.569cm" svg:viewBox="0 0 39 283" draw:points="39,0 0,0 0,283 39,283">
          <text:p/>
        </draw:polygon>
        <draw:polygon draw:style-name="gr2" draw:text-style-name="P2" draw:layer="layout" svg:width="0.038cm" svg:height="0.282cm" svg:x="7.591cm" svg:y="3.569cm" svg:viewBox="0 0 39 283" draw:points="39,0 0,0 0,283 39,283">
          <text:p/>
        </draw:polygon>
        <draw:polygon draw:style-name="gr2" draw:text-style-name="P2" draw:layer="layout" svg:width="0.038cm" svg:height="0.282cm" svg:x="7.553cm" svg:y="3.569cm" svg:viewBox="0 0 39 283" draw:points="39,0 0,0 0,283 39,283">
          <text:p/>
        </draw:polygon>
        <draw:polygon draw:style-name="gr2" draw:text-style-name="P2" draw:layer="layout" svg:width="0.038cm" svg:height="0.282cm" svg:x="7.514cm" svg:y="3.569cm" svg:viewBox="0 0 39 283" draw:points="39,0 0,0 0,283 39,283">
          <text:p/>
        </draw:polygon>
        <draw:polygon draw:style-name="gr2" draw:text-style-name="P2" draw:layer="layout" svg:width="0.037cm" svg:height="0.282cm" svg:x="7.477cm" svg:y="3.569cm" svg:viewBox="0 0 38 283" draw:points="38,0 0,0 0,283 38,283">
          <text:p/>
        </draw:polygon>
        <draw:polygon draw:style-name="gr2" draw:text-style-name="P2" draw:layer="layout" svg:width="0.038cm" svg:height="0.282cm" svg:x="7.438cm" svg:y="3.569cm" svg:viewBox="0 0 39 283" draw:points="39,0 0,0 0,283 39,283">
          <text:p/>
        </draw:polygon>
        <draw:polygon draw:style-name="gr2" draw:text-style-name="P2" draw:layer="layout" svg:width="0.038cm" svg:height="0.282cm" svg:x="7.4cm" svg:y="3.569cm" svg:viewBox="0 0 39 283" draw:points="39,0 0,0 0,283 39,283">
          <text:p/>
        </draw:polygon>
        <draw:polygon draw:style-name="gr2" draw:text-style-name="P2" draw:layer="layout" svg:width="0.038cm" svg:height="0.282cm" svg:x="7.361cm" svg:y="3.569cm" svg:viewBox="0 0 39 283" draw:points="39,0 0,0 0,283 39,283">
          <text:p/>
        </draw:polygon>
        <draw:polygon draw:style-name="gr2" draw:text-style-name="P2" draw:layer="layout" svg:width="0.037cm" svg:height="0.282cm" svg:x="7.324cm" svg:y="3.569cm" svg:viewBox="0 0 38 283" draw:points="38,0 0,0 0,283 38,283">
          <text:p/>
        </draw:polygon>
        <draw:polygon draw:style-name="gr2" draw:text-style-name="P2" draw:layer="layout" svg:width="0.037cm" svg:height="0.282cm" svg:x="7.285cm" svg:y="3.569cm" svg:viewBox="0 0 38 283" draw:points="38,0 0,0 0,283 38,283">
          <text:p/>
        </draw:polygon>
        <draw:polygon draw:style-name="gr2" draw:text-style-name="P2" draw:layer="layout" svg:width="0.038cm" svg:height="0.282cm" svg:x="7.247cm" svg:y="3.569cm" svg:viewBox="0 0 39 283" draw:points="39,0 0,0 0,283 39,283">
          <text:p/>
        </draw:polygon>
        <draw:polygon draw:style-name="gr2" draw:text-style-name="P2" draw:layer="layout" svg:width="0.038cm" svg:height="0.282cm" svg:x="7.208cm" svg:y="3.569cm" svg:viewBox="0 0 39 283" draw:points="39,0 0,0 0,283 39,283">
          <text:p/>
        </draw:polygon>
        <draw:polygon draw:style-name="gr2" draw:text-style-name="P2" draw:layer="layout" svg:width="0.038cm" svg:height="0.282cm" svg:x="7.17cm" svg:y="3.569cm" svg:viewBox="0 0 39 283" draw:points="39,0 0,0 0,283 39,283">
          <text:p/>
        </draw:polygon>
        <draw:polygon draw:style-name="gr2" draw:text-style-name="P2" draw:layer="layout" svg:width="0.038cm" svg:height="0.282cm" svg:x="7.131cm" svg:y="3.569cm" svg:viewBox="0 0 39 283" draw:points="39,0 0,0 0,283 39,283">
          <text:p/>
        </draw:polygon>
        <draw:polygon draw:style-name="gr2" draw:text-style-name="P2" draw:layer="layout" svg:width="0.037cm" svg:height="0.282cm" svg:x="7.094cm" svg:y="3.569cm" svg:viewBox="0 0 38 283" draw:points="38,0 0,0 0,283 38,283">
          <text:p/>
        </draw:polygon>
        <draw:polygon draw:style-name="gr2" draw:text-style-name="P2" draw:layer="layout" svg:width="0.038cm" svg:height="0.282cm" svg:x="7.055cm" svg:y="3.569cm" svg:viewBox="0 0 39 283" draw:points="39,0 0,0 0,283 39,283">
          <text:p/>
        </draw:polygon>
        <draw:polygon draw:style-name="gr2" draw:text-style-name="P2" draw:layer="layout" svg:width="0.038cm" svg:height="0.282cm" svg:x="7.017cm" svg:y="3.569cm" svg:viewBox="0 0 39 283" draw:points="39,0 0,0 0,283 39,283">
          <text:p/>
        </draw:polygon>
        <draw:polygon draw:style-name="gr2" draw:text-style-name="P2" draw:layer="layout" svg:width="0.038cm" svg:height="0.282cm" svg:x="6.978cm" svg:y="3.569cm" svg:viewBox="0 0 39 283" draw:points="39,0 0,0 0,283 39,283">
          <text:p/>
        </draw:polygon>
        <draw:polygon draw:style-name="gr2" draw:text-style-name="P2" draw:layer="layout" svg:width="0.037cm" svg:height="0.282cm" svg:x="6.941cm" svg:y="3.569cm" svg:viewBox="0 0 38 283" draw:points="38,0 0,0 0,283 38,283">
          <text:p/>
        </draw:polygon>
        <draw:polygon draw:style-name="gr2" draw:text-style-name="P2" draw:layer="layout" svg:width="0.037cm" svg:height="0.282cm" svg:x="6.902cm" svg:y="3.569cm" svg:viewBox="0 0 38 283" draw:points="38,0 0,0 0,283 38,283">
          <text:p/>
        </draw:polygon>
        <draw:polygon draw:style-name="gr11" draw:text-style-name="P5" draw:layer="layout" svg:width="0.037cm" svg:height="0.282cm" svg:x="8.09cm" svg:y="3.287cm" svg:viewBox="0 0 38 283" draw:points="38,0 0,0 0,283 38,283">
          <text:p/>
        </draw:polygon>
        <draw:polygon draw:style-name="gr11" draw:text-style-name="P5" draw:layer="layout" svg:width="0.037cm" svg:height="0.282cm" svg:x="8.051cm" svg:y="3.287cm" svg:viewBox="0 0 38 283" draw:points="38,0 0,0 0,283 38,283">
          <text:p/>
        </draw:polygon>
        <draw:polygon draw:style-name="gr11" draw:text-style-name="P5" draw:layer="layout" svg:width="0.038cm" svg:height="0.282cm" svg:x="8.013cm" svg:y="3.287cm" svg:viewBox="0 0 39 283" draw:points="39,0 0,0 0,283 39,283">
          <text:p/>
        </draw:polygon>
        <draw:polygon draw:style-name="gr11" draw:text-style-name="P5" draw:layer="layout" svg:width="0.038cm" svg:height="0.282cm" svg:x="7.974cm" svg:y="3.287cm" svg:viewBox="0 0 39 283" draw:points="39,0 0,0 0,283 39,283">
          <text:p/>
        </draw:polygon>
        <draw:polygon draw:style-name="gr11" draw:text-style-name="P5" draw:layer="layout" svg:width="0.039cm" svg:height="0.282cm" svg:x="7.936cm" svg:y="3.287cm" svg:viewBox="0 0 40 283" draw:points="40,0 0,0 0,283 40,283">
          <text:p/>
        </draw:polygon>
        <draw:polygon draw:style-name="gr11" draw:text-style-name="P5" draw:layer="layout" svg:width="0.038cm" svg:height="0.282cm" svg:x="7.897cm" svg:y="3.287cm" svg:viewBox="0 0 39 283" draw:points="39,0 0,0 0,283 39,283">
          <text:p/>
        </draw:polygon>
        <draw:polygon draw:style-name="gr11" draw:text-style-name="P5" draw:layer="layout" svg:width="0.037cm" svg:height="0.282cm" svg:x="7.86cm" svg:y="3.287cm" svg:viewBox="0 0 38 283" draw:points="38,0 0,0 0,283 38,283">
          <text:p/>
        </draw:polygon>
        <draw:polygon draw:style-name="gr11" draw:text-style-name="P5" draw:layer="layout" svg:width="0.038cm" svg:height="0.282cm" svg:x="7.821cm" svg:y="3.287cm" svg:viewBox="0 0 39 283" draw:points="39,0 0,0 0,283 39,283">
          <text:p/>
        </draw:polygon>
        <draw:polygon draw:style-name="gr11" draw:text-style-name="P5" draw:layer="layout" svg:width="0.038cm" svg:height="0.282cm" svg:x="7.783cm" svg:y="3.287cm" svg:viewBox="0 0 39 283" draw:points="39,0 0,0 0,283 39,283">
          <text:p/>
        </draw:polygon>
        <draw:polygon draw:style-name="gr11" draw:text-style-name="P5" draw:layer="layout" svg:width="0.038cm" svg:height="0.282cm" svg:x="7.744cm" svg:y="3.287cm" svg:viewBox="0 0 39 283" draw:points="39,0 0,0 0,283 39,283">
          <text:p/>
        </draw:polygon>
        <draw:polygon draw:style-name="gr11" draw:text-style-name="P5" draw:layer="layout" svg:width="0.037cm" svg:height="0.282cm" svg:x="7.707cm" svg:y="3.287cm" svg:viewBox="0 0 38 283" draw:points="38,0 0,0 0,283 38,283">
          <text:p/>
        </draw:polygon>
        <draw:polygon draw:style-name="gr11" draw:text-style-name="P5" draw:layer="layout" svg:width="0.037cm" svg:height="0.282cm" svg:x="7.668cm" svg:y="3.287cm" svg:viewBox="0 0 38 283" draw:points="38,0 0,0 0,283 38,283">
          <text:p/>
        </draw:polygon>
        <draw:polygon draw:style-name="gr11" draw:text-style-name="P5" draw:layer="layout" svg:width="0.038cm" svg:height="0.282cm" svg:x="7.63cm" svg:y="3.287cm" svg:viewBox="0 0 39 283" draw:points="39,0 0,0 0,283 39,283">
          <text:p/>
        </draw:polygon>
        <draw:polygon draw:style-name="gr11" draw:text-style-name="P5" draw:layer="layout" svg:width="0.038cm" svg:height="0.282cm" svg:x="7.591cm" svg:y="3.287cm" svg:viewBox="0 0 39 283" draw:points="39,0 0,0 0,283 39,283">
          <text:p/>
        </draw:polygon>
        <draw:polygon draw:style-name="gr11" draw:text-style-name="P5" draw:layer="layout" svg:width="0.038cm" svg:height="0.282cm" svg:x="7.553cm" svg:y="3.287cm" svg:viewBox="0 0 39 283" draw:points="39,0 0,0 0,283 39,283">
          <text:p/>
        </draw:polygon>
        <draw:polygon draw:style-name="gr11" draw:text-style-name="P5" draw:layer="layout" svg:width="0.038cm" svg:height="0.282cm" svg:x="7.514cm" svg:y="3.287cm" svg:viewBox="0 0 39 283" draw:points="39,0 0,0 0,283 39,283">
          <text:p/>
        </draw:polygon>
        <draw:polygon draw:style-name="gr11" draw:text-style-name="P5" draw:layer="layout" svg:width="0.037cm" svg:height="0.282cm" svg:x="7.477cm" svg:y="3.287cm" svg:viewBox="0 0 38 283" draw:points="38,0 0,0 0,283 38,283">
          <text:p/>
        </draw:polygon>
        <draw:polygon draw:style-name="gr11" draw:text-style-name="P5" draw:layer="layout" svg:width="0.038cm" svg:height="0.282cm" svg:x="7.438cm" svg:y="3.287cm" svg:viewBox="0 0 39 283" draw:points="39,0 0,0 0,283 39,283">
          <text:p/>
        </draw:polygon>
        <draw:polygon draw:style-name="gr11" draw:text-style-name="P5" draw:layer="layout" svg:width="0.038cm" svg:height="0.282cm" svg:x="7.4cm" svg:y="3.287cm" svg:viewBox="0 0 39 283" draw:points="39,0 0,0 0,283 39,283">
          <text:p/>
        </draw:polygon>
        <draw:polygon draw:style-name="gr11" draw:text-style-name="P5" draw:layer="layout" svg:width="0.038cm" svg:height="0.282cm" svg:x="7.361cm" svg:y="3.287cm" svg:viewBox="0 0 39 283" draw:points="39,0 0,0 0,283 39,283">
          <text:p/>
        </draw:polygon>
        <draw:polygon draw:style-name="gr11" draw:text-style-name="P5" draw:layer="layout" svg:width="0.037cm" svg:height="0.282cm" svg:x="7.324cm" svg:y="3.287cm" svg:viewBox="0 0 38 283" draw:points="38,0 0,0 0,283 38,283">
          <text:p/>
        </draw:polygon>
        <draw:polygon draw:style-name="gr11" draw:text-style-name="P5" draw:layer="layout" svg:width="0.037cm" svg:height="0.282cm" svg:x="7.285cm" svg:y="3.287cm" svg:viewBox="0 0 38 283" draw:points="38,0 0,0 0,283 38,283">
          <text:p/>
        </draw:polygon>
        <draw:polygon draw:style-name="gr11" draw:text-style-name="P5" draw:layer="layout" svg:width="0.038cm" svg:height="0.282cm" svg:x="7.247cm" svg:y="3.287cm" svg:viewBox="0 0 39 283" draw:points="39,0 0,0 0,283 39,283">
          <text:p/>
        </draw:polygon>
        <draw:polygon draw:style-name="gr11" draw:text-style-name="P5" draw:layer="layout" svg:width="0.038cm" svg:height="0.282cm" svg:x="7.208cm" svg:y="3.287cm" svg:viewBox="0 0 39 283" draw:points="39,0 0,0 0,283 39,283">
          <text:p/>
        </draw:polygon>
        <draw:polygon draw:style-name="gr11" draw:text-style-name="P5" draw:layer="layout" svg:width="0.038cm" svg:height="0.282cm" svg:x="7.17cm" svg:y="3.287cm" svg:viewBox="0 0 39 283" draw:points="39,0 0,0 0,283 39,283">
          <text:p/>
        </draw:polygon>
        <draw:polygon draw:style-name="gr11" draw:text-style-name="P5" draw:layer="layout" svg:width="0.038cm" svg:height="0.282cm" svg:x="7.131cm" svg:y="3.287cm" svg:viewBox="0 0 39 283" draw:points="39,0 0,0 0,283 39,283">
          <text:p/>
        </draw:polygon>
        <draw:polygon draw:style-name="gr11" draw:text-style-name="P5" draw:layer="layout" svg:width="0.037cm" svg:height="0.282cm" svg:x="7.094cm" svg:y="3.287cm" svg:viewBox="0 0 38 283" draw:points="38,0 0,0 0,283 38,283">
          <text:p/>
        </draw:polygon>
        <draw:polygon draw:style-name="gr11" draw:text-style-name="P5" draw:layer="layout" svg:width="0.038cm" svg:height="0.282cm" svg:x="7.055cm" svg:y="3.287cm" svg:viewBox="0 0 39 283" draw:points="39,0 0,0 0,283 39,283">
          <text:p/>
        </draw:polygon>
        <draw:polygon draw:style-name="gr11" draw:text-style-name="P5" draw:layer="layout" svg:width="0.038cm" svg:height="0.282cm" svg:x="7.017cm" svg:y="3.287cm" svg:viewBox="0 0 39 283" draw:points="39,0 0,0 0,283 39,283">
          <text:p/>
        </draw:polygon>
        <draw:polygon draw:style-name="gr11" draw:text-style-name="P5" draw:layer="layout" svg:width="0.038cm" svg:height="0.282cm" svg:x="6.978cm" svg:y="3.287cm" svg:viewBox="0 0 39 283" draw:points="39,0 0,0 0,283 39,283">
          <text:p/>
        </draw:polygon>
        <draw:polygon draw:style-name="gr11" draw:text-style-name="P5" draw:layer="layout" svg:width="0.037cm" svg:height="0.282cm" svg:x="6.941cm" svg:y="3.287cm" svg:viewBox="0 0 38 283" draw:points="38,0 0,0 0,283 38,283">
          <text:p/>
        </draw:polygon>
        <draw:polygon draw:style-name="gr11" draw:text-style-name="P5" draw:layer="layout" svg:width="0.037cm" svg:height="0.282cm" svg:x="6.902cm" svg:y="3.287cm" svg:viewBox="0 0 38 283" draw:points="38,0 0,0 0,283 38,283">
          <text:p/>
        </draw:polygon>
        <draw:polygon draw:style-name="gr5" draw:text-style-name="P1" draw:layer="layout" svg:width="0.037cm" svg:height="0.282cm" svg:x="8.09cm" svg:y="3.005cm" svg:viewBox="0 0 38 283" draw:points="38,0 0,0 0,283 38,283">
          <text:p/>
        </draw:polygon>
        <draw:polygon draw:style-name="gr5" draw:text-style-name="P1" draw:layer="layout" svg:width="0.037cm" svg:height="0.282cm" svg:x="8.051cm" svg:y="3.005cm" svg:viewBox="0 0 38 283" draw:points="38,0 0,0 0,283 38,283">
          <text:p/>
        </draw:polygon>
        <draw:polygon draw:style-name="gr5" draw:text-style-name="P1" draw:layer="layout" svg:width="0.038cm" svg:height="0.282cm" svg:x="8.013cm" svg:y="3.005cm" svg:viewBox="0 0 39 283" draw:points="39,0 0,0 0,283 39,283">
          <text:p/>
        </draw:polygon>
        <draw:polygon draw:style-name="gr5" draw:text-style-name="P1" draw:layer="layout" svg:width="0.038cm" svg:height="0.282cm" svg:x="7.974cm" svg:y="3.005cm" svg:viewBox="0 0 39 283" draw:points="39,0 0,0 0,283 39,283">
          <text:p/>
        </draw:polygon>
        <draw:polygon draw:style-name="gr5" draw:text-style-name="P1" draw:layer="layout" svg:width="0.039cm" svg:height="0.282cm" svg:x="7.936cm" svg:y="3.005cm" svg:viewBox="0 0 40 283" draw:points="40,0 0,0 0,283 40,283">
          <text:p/>
        </draw:polygon>
        <draw:polygon draw:style-name="gr5" draw:text-style-name="P1" draw:layer="layout" svg:width="0.038cm" svg:height="0.282cm" svg:x="7.897cm" svg:y="3.005cm" svg:viewBox="0 0 39 283" draw:points="39,0 0,0 0,283 39,283">
          <text:p/>
        </draw:polygon>
        <draw:polygon draw:style-name="gr5" draw:text-style-name="P1" draw:layer="layout" svg:width="0.037cm" svg:height="0.282cm" svg:x="7.86cm" svg:y="3.005cm" svg:viewBox="0 0 38 283" draw:points="38,0 0,0 0,283 38,283">
          <text:p/>
        </draw:polygon>
        <draw:polygon draw:style-name="gr5" draw:text-style-name="P1" draw:layer="layout" svg:width="0.038cm" svg:height="0.282cm" svg:x="7.821cm" svg:y="3.005cm" svg:viewBox="0 0 39 283" draw:points="39,0 0,0 0,283 39,283">
          <text:p/>
        </draw:polygon>
        <draw:polygon draw:style-name="gr5" draw:text-style-name="P1" draw:layer="layout" svg:width="0.038cm" svg:height="0.282cm" svg:x="7.783cm" svg:y="3.005cm" svg:viewBox="0 0 39 283" draw:points="39,0 0,0 0,283 39,283">
          <text:p/>
        </draw:polygon>
        <draw:polygon draw:style-name="gr5" draw:text-style-name="P1" draw:layer="layout" svg:width="0.038cm" svg:height="0.282cm" svg:x="7.744cm" svg:y="3.005cm" svg:viewBox="0 0 39 283" draw:points="39,0 0,0 0,283 39,283">
          <text:p/>
        </draw:polygon>
        <draw:polygon draw:style-name="gr5" draw:text-style-name="P1" draw:layer="layout" svg:width="0.037cm" svg:height="0.282cm" svg:x="7.707cm" svg:y="3.005cm" svg:viewBox="0 0 38 283" draw:points="38,0 0,0 0,283 38,283">
          <text:p/>
        </draw:polygon>
        <draw:polygon draw:style-name="gr5" draw:text-style-name="P1" draw:layer="layout" svg:width="0.037cm" svg:height="0.282cm" svg:x="7.668cm" svg:y="3.005cm" svg:viewBox="0 0 38 283" draw:points="38,0 0,0 0,283 38,283">
          <text:p/>
        </draw:polygon>
        <draw:polygon draw:style-name="gr5" draw:text-style-name="P1" draw:layer="layout" svg:width="0.038cm" svg:height="0.282cm" svg:x="7.63cm" svg:y="3.005cm" svg:viewBox="0 0 39 283" draw:points="39,0 0,0 0,283 39,283">
          <text:p/>
        </draw:polygon>
        <draw:polygon draw:style-name="gr5" draw:text-style-name="P1" draw:layer="layout" svg:width="0.038cm" svg:height="0.282cm" svg:x="7.591cm" svg:y="3.005cm" svg:viewBox="0 0 39 283" draw:points="39,0 0,0 0,283 39,283">
          <text:p/>
        </draw:polygon>
        <draw:polygon draw:style-name="gr5" draw:text-style-name="P1" draw:layer="layout" svg:width="0.038cm" svg:height="0.282cm" svg:x="7.553cm" svg:y="3.005cm" svg:viewBox="0 0 39 283" draw:points="39,0 0,0 0,283 39,283">
          <text:p/>
        </draw:polygon>
        <draw:polygon draw:style-name="gr5" draw:text-style-name="P1" draw:layer="layout" svg:width="0.038cm" svg:height="0.282cm" svg:x="7.514cm" svg:y="3.005cm" svg:viewBox="0 0 39 283" draw:points="39,0 0,0 0,283 39,283">
          <text:p/>
        </draw:polygon>
        <draw:polygon draw:style-name="gr5" draw:text-style-name="P1" draw:layer="layout" svg:width="0.037cm" svg:height="0.282cm" svg:x="7.477cm" svg:y="3.005cm" svg:viewBox="0 0 38 283" draw:points="38,0 0,0 0,283 38,283">
          <text:p/>
        </draw:polygon>
        <draw:polygon draw:style-name="gr5" draw:text-style-name="P1" draw:layer="layout" svg:width="0.038cm" svg:height="0.282cm" svg:x="7.438cm" svg:y="3.005cm" svg:viewBox="0 0 39 283" draw:points="39,0 0,0 0,283 39,283">
          <text:p/>
        </draw:polygon>
        <draw:polygon draw:style-name="gr5" draw:text-style-name="P1" draw:layer="layout" svg:width="0.038cm" svg:height="0.282cm" svg:x="7.4cm" svg:y="3.005cm" svg:viewBox="0 0 39 283" draw:points="39,0 0,0 0,283 39,283">
          <text:p/>
        </draw:polygon>
        <draw:polygon draw:style-name="gr5" draw:text-style-name="P1" draw:layer="layout" svg:width="0.038cm" svg:height="0.282cm" svg:x="7.361cm" svg:y="3.005cm" svg:viewBox="0 0 39 283" draw:points="39,0 0,0 0,283 39,283">
          <text:p/>
        </draw:polygon>
        <draw:polygon draw:style-name="gr5" draw:text-style-name="P1" draw:layer="layout" svg:width="0.037cm" svg:height="0.282cm" svg:x="7.324cm" svg:y="3.005cm" svg:viewBox="0 0 38 283" draw:points="38,0 0,0 0,283 38,283">
          <text:p/>
        </draw:polygon>
        <draw:polygon draw:style-name="gr5" draw:text-style-name="P1" draw:layer="layout" svg:width="0.037cm" svg:height="0.282cm" svg:x="7.285cm" svg:y="3.005cm" svg:viewBox="0 0 38 283" draw:points="38,0 0,0 0,283 38,283">
          <text:p/>
        </draw:polygon>
        <draw:polygon draw:style-name="gr5" draw:text-style-name="P1" draw:layer="layout" svg:width="0.038cm" svg:height="0.282cm" svg:x="7.247cm" svg:y="3.005cm" svg:viewBox="0 0 39 283" draw:points="39,0 0,0 0,283 39,283">
          <text:p/>
        </draw:polygon>
        <draw:polygon draw:style-name="gr5" draw:text-style-name="P1" draw:layer="layout" svg:width="0.038cm" svg:height="0.282cm" svg:x="7.208cm" svg:y="3.005cm" svg:viewBox="0 0 39 283" draw:points="39,0 0,0 0,283 39,283">
          <text:p/>
        </draw:polygon>
        <draw:polygon draw:style-name="gr5" draw:text-style-name="P1" draw:layer="layout" svg:width="0.038cm" svg:height="0.282cm" svg:x="7.17cm" svg:y="3.005cm" svg:viewBox="0 0 39 283" draw:points="39,0 0,0 0,283 39,283">
          <text:p/>
        </draw:polygon>
        <draw:polygon draw:style-name="gr5" draw:text-style-name="P1" draw:layer="layout" svg:width="0.038cm" svg:height="0.282cm" svg:x="7.131cm" svg:y="3.005cm" svg:viewBox="0 0 39 283" draw:points="39,0 0,0 0,283 39,283">
          <text:p/>
        </draw:polygon>
        <draw:polygon draw:style-name="gr5" draw:text-style-name="P1" draw:layer="layout" svg:width="0.037cm" svg:height="0.282cm" svg:x="7.094cm" svg:y="3.005cm" svg:viewBox="0 0 38 283" draw:points="38,0 0,0 0,283 38,283">
          <text:p/>
        </draw:polygon>
        <draw:polygon draw:style-name="gr5" draw:text-style-name="P1" draw:layer="layout" svg:width="0.038cm" svg:height="0.282cm" svg:x="7.055cm" svg:y="3.005cm" svg:viewBox="0 0 39 283" draw:points="39,0 0,0 0,283 39,283">
          <text:p/>
        </draw:polygon>
        <draw:polygon draw:style-name="gr5" draw:text-style-name="P1" draw:layer="layout" svg:width="0.038cm" svg:height="0.282cm" svg:x="7.017cm" svg:y="3.005cm" svg:viewBox="0 0 39 283" draw:points="39,0 0,0 0,283 39,283">
          <text:p/>
        </draw:polygon>
        <draw:polygon draw:style-name="gr5" draw:text-style-name="P1" draw:layer="layout" svg:width="0.038cm" svg:height="0.282cm" svg:x="6.978cm" svg:y="3.005cm" svg:viewBox="0 0 39 283" draw:points="39,0 0,0 0,283 39,283">
          <text:p/>
        </draw:polygon>
        <draw:polygon draw:style-name="gr5" draw:text-style-name="P1" draw:layer="layout" svg:width="0.037cm" svg:height="0.282cm" svg:x="6.941cm" svg:y="3.005cm" svg:viewBox="0 0 38 283" draw:points="38,0 0,0 0,283 38,283">
          <text:p/>
        </draw:polygon>
        <draw:polygon draw:style-name="gr5" draw:text-style-name="P1" draw:layer="layout" svg:width="0.037cm" svg:height="0.282cm" svg:x="6.902cm" svg:y="3.005cm" svg:viewBox="0 0 38 283" draw:points="38,0 0,0 0,283 38,283">
          <text:p/>
        </draw:polygon>
        <draw:path draw:style-name="gr5" draw:text-style-name="P1" draw:layer="layout" svg:width="1.332cm" svg:height="0.022cm" svg:x="7.777cm" svg:y="2.747cm" svg:viewBox="0 0 1333 23" svg:d="M0 23c104 0 209 0 313 0s209 0 313 0 209 0 314 0c104 0 208 0 313 0 27-7 53-15 80-23-104 0-208 0-313 0-104 0-209 0-314 0-104 0-208 0-313 0-104 0-208 0-313 0-27 8-53 16-80 23z">
          <text:p/>
        </draw:path>
        <draw:path draw:style-name="gr5" draw:text-style-name="P1" draw:layer="layout" svg:width="1.331cm" svg:height="0.022cm" svg:x="7.697cm" svg:y="2.769cm" svg:viewBox="0 0 1332 23" svg:d="M0 23c104 0 209 0 313 0s209 0 313 0 209 0 313 0c105 0 209 0 313 0 27-8 54-16 80-23-104 0-208 0-312 0-105 0-210 0-314 0s-209 0-313 0-209 0-313 0c-27 7-54 15-80 23z">
          <text:p/>
        </draw:path>
        <draw:path draw:style-name="gr5" draw:text-style-name="P1" draw:layer="layout" svg:width="1.331cm" svg:height="0.021cm" svg:x="7.617cm" svg:y="2.791cm" svg:viewBox="0 0 1332 22" svg:d="M0 22c105 0 209 0 313 0 105 0 209 0 313 0s209 0 313 0c105 0 209 0 313 0 27-7 53-15 80-22-104 0-208 0-313 0s-209 0-313 0-209 0-313 0-209 0-313 0c-27 7-54 15-80 22z">
          <text:p/>
        </draw:path>
        <draw:path draw:style-name="gr5" draw:text-style-name="P1" draw:layer="layout" svg:width="1.331cm" svg:height="0.022cm" svg:x="7.537cm" svg:y="2.812cm" svg:viewBox="0 0 1332 23" svg:d="M0 23c104 0 209 0 313 0s209 0 313 0 208 0 312 0 210 0 314 0c26-8 53-16 80-23-104 0-208 0-313 0s-209 0-313 0-209 0-313 0-209 0-313 0c-27 7-53 15-80 23z">
          <text:p/>
        </draw:path>
        <draw:path draw:style-name="gr8" draw:text-style-name="P1" draw:layer="layout" svg:width="1.33cm" svg:height="0.022cm" svg:x="7.458cm" svg:y="2.833cm" svg:viewBox="0 0 1331 23" svg:d="M0 23c105 0 209 0 313 0s209 0 313 0 208 0 312 0c105 0 209 0 314 0 26-7 53-15 79-23-104 0-209 0-313 0s-208 0-312 0c-105 0-209 0-313 0s-209 0-313 0c-27 8-53 16-80 23z">
          <text:p/>
        </draw:path>
        <draw:path draw:style-name="gr2" draw:text-style-name="P2" draw:layer="layout" svg:width="1.33cm" svg:height="0.022cm" svg:x="7.458cm" svg:y="2.833cm" svg:viewBox="0 0 1331 23" svg:d="M0 23c105 0 209 0 313 0s209 0 313 0 208 0 312 0c105 0 209 0 314 0 26-7 53-15 79-23-104 0-209 0-313 0s-208 0-312 0c-105 0-209 0-313 0s-209 0-313 0c-27 8-53 16-80 23z">
          <text:p/>
        </draw:path>
        <draw:path draw:style-name="gr5" draw:text-style-name="P1" draw:layer="layout" svg:width="1.33cm" svg:height="0.021cm" svg:x="7.379cm" svg:y="2.855cm" svg:viewBox="0 0 1331 22" svg:d="M0 22c104 0 209 0 313 0s208 0 312 0 208 0 312 0c105 0 209 0 313 0 27-7 54-15 81-22-105 0-209 0-314 0-104 0-208 0-312 0s-209 0-313 0-208 0-313 0c-26 7-53 15-79 22z">
          <text:p/>
        </draw:path>
        <draw:path draw:style-name="gr8" draw:text-style-name="P1" draw:layer="layout" svg:width="1.33cm" svg:height="0.022cm" svg:x="7.299cm" svg:y="2.876cm" svg:viewBox="0 0 1331 23" svg:d="M0 23c105 0 210 0 314 0s208 0 312 0 208 0 312 0 208 0 312 0c27-7 54-16 81-23-104 0-208 0-313 0-104 0-208 0-312 0s-208 0-312 0-209 0-313 0c-27 7-53 16-81 23z">
          <text:p/>
        </draw:path>
        <draw:path draw:style-name="gr2" draw:text-style-name="P2" draw:layer="layout" svg:width="1.33cm" svg:height="0.022cm" svg:x="7.299cm" svg:y="2.876cm" svg:viewBox="0 0 1331 23" svg:d="M0 23c105 0 210 0 314 0s208 0 312 0 208 0 312 0 208 0 312 0c27-7 54-16 81-23-104 0-208 0-313 0-104 0-208 0-312 0s-208 0-312 0-209 0-313 0c-27 7-53 16-81 23z">
          <text:p/>
        </draw:path>
        <draw:path draw:style-name="gr8" draw:text-style-name="P1" draw:layer="layout" svg:width="1.329cm" svg:height="0.021cm" svg:x="7.219cm" svg:y="2.898cm" svg:viewBox="0 0 1330 22" svg:d="M0 22c106 0 210 0 314 0s208 0 312 0 208 0 312 0 208 0 312 0c27-7 54-15 80-22-104 0-208 0-312 0s-208 0-312 0-208 0-312 0-209 0-314 0c-27 7-53 15-80 22z">
          <text:p/>
        </draw:path>
        <draw:path draw:style-name="gr2" draw:text-style-name="P2" draw:layer="layout" svg:width="1.329cm" svg:height="0.021cm" svg:x="7.219cm" svg:y="2.898cm" svg:viewBox="0 0 1330 22" svg:d="M0 22c106 0 210 0 314 0s208 0 312 0 208 0 312 0 208 0 312 0c27-7 54-15 80-22-104 0-208 0-312 0s-208 0-312 0-208 0-312 0-209 0-314 0c-27 7-53 15-80 22z">
          <text:p/>
        </draw:path>
        <draw:path draw:style-name="gr5" draw:text-style-name="P1" draw:layer="layout" svg:width="1.328cm" svg:height="0.022cm" svg:x="7.14cm" svg:y="2.919cm" svg:viewBox="0 0 1329 23" svg:d="M0 23c104 0 209 0 313 0s208 0 312 0 209 0 313 0 207 0 311 0c27-7 54-16 80-23-104 0-208 0-312 0s-208 0-312 0-208 0-312 0-208 0-314 0c-26 7-53 16-79 23z">
          <text:p/>
        </draw:path>
        <draw:path draw:style-name="gr5" draw:text-style-name="P1" draw:layer="layout" svg:width="1.328cm" svg:height="0.021cm" svg:x="7.06cm" svg:y="2.941cm" svg:viewBox="0 0 1329 22" svg:d="M0 22c104 0 209 0 314 0 103 0 208 0 311 0 105 0 209 0 313 0s207 0 311 0c27-7 54-15 80-22-104 0-207 0-311 0s-209 0-313 0-208 0-312 0-209 0-313 0c-27 7-54 15-80 22z">
          <text:p/>
        </draw:path>
        <draw:path draw:style-name="gr8" draw:text-style-name="P1" draw:layer="layout" svg:width="1.328cm" svg:height="0.022cm" svg:x="6.98cm" svg:y="2.962cm" svg:viewBox="0 0 1329 23" svg:d="M0 23c104 0 209 0 313 0 105 0 209 0 313 0s208 0 312 0c103 0 207 0 311 0 27-8 53-16 80-23-104 0-207 0-311 0s-208 0-313 0c-103 0-208 0-311 0-105 0-210 0-314 0-27 7-53 15-80 23z">
          <text:p/>
        </draw:path>
        <draw:path draw:style-name="gr2" draw:text-style-name="P2" draw:layer="layout" svg:width="1.328cm" svg:height="0.022cm" svg:x="6.98cm" svg:y="2.962cm" svg:viewBox="0 0 1329 23" svg:d="M0 23c104 0 209 0 313 0 105 0 209 0 313 0s208 0 312 0c103 0 207 0 311 0 27-8 53-16 80-23-104 0-207 0-311 0s-208 0-313 0c-103 0-208 0-311 0-105 0-210 0-314 0-27 7-53 15-80 23z">
          <text:p/>
        </draw:path>
        <draw:path draw:style-name="gr5" draw:text-style-name="P1" draw:layer="layout" svg:width="1.326cm" svg:height="0.021cm" svg:x="6.902cm" svg:y="2.984cm" svg:viewBox="0 0 1327 22" svg:d="M0 22c104 0 208 0 312 0 105 0 209 0 313 0s208 0 311 0c104 0 208 0 312 0 26-7 53-15 79-22-104 0-208 0-311 0-104 0-208 0-312 0s-208 0-312 0c-105 0-210 0-314 0-26 7-53 15-78 22z">
          <text:p/>
        </draw:path>
        <draw:polygon draw:style-name="gr6" draw:text-style-name="P2" draw:layer="layout" svg:width="0.414cm" svg:height="1.527cm" svg:x="8.129cm" svg:y="3.739cm" svg:viewBox="0 0 415 1528" draw:points="415,1386 0,1528 0,117 415,0">
          <text:p/>
        </draw:polygon>
        <draw:polyline draw:style-name="gr6" draw:text-style-name="P2" draw:layer="layout" svg:width="1.227cm" svg:height="1.418cm" svg:x="6.902cm" svg:y="3.848cm" svg:viewBox="0 0 1228 1419" draw:points="1228,0 0,0 0,1419 1228,1419">
          <text:p/>
        </draw:polyline>
        <draw:line draw:style-name="gr6" draw:text-style-name="P2" draw:layer="layout" svg:x1="8.129cm" svg:y1="3.848cm" svg:x2="9.565cm" svg:y2="4.329cm">
          <text:p/>
        </draw:line>
        <draw:line draw:style-name="gr6" draw:text-style-name="P2" draw:layer="layout" svg:x1="8.119cm" svg:y1="5.267cm" svg:x2="9.565cm" svg:y2="4.612cm">
          <text:p/>
        </draw:line>
        <draw:line draw:style-name="gr6" draw:text-style-name="P2" draw:layer="layout" svg:x1="8.543cm" svg:y1="3.739cm" svg:x2="9.611cm" svg:y2="4.329cm">
          <text:p/>
        </draw:line>
        <draw:line draw:style-name="gr6" draw:text-style-name="P2" draw:layer="layout" svg:x1="8.543cm" svg:y1="5.122cm" svg:x2="9.611cm" svg:y2="4.573cm">
          <text:p/>
        </draw:line>
        <draw:path draw:style-name="gr5" draw:text-style-name="P1" draw:layer="layout" svg:width="0.085cm" svg:height="0.304cm" svg:x="12.016cm" svg:y="3.456cm" svg:viewBox="0 0 86 305" svg:d="M0 22c28-7 57-14 86-22 0 96 0 190 0 282-29 8-58 15-86 23 0-93 0-186 0-283z">
          <text:p/>
        </draw:path>
        <draw:path draw:style-name="gr5" draw:text-style-name="P1" draw:layer="layout" svg:width="0.085cm" svg:height="0.302cm" svg:x="12.1cm" svg:y="3.435cm" svg:viewBox="0 0 86 303" svg:d="M0 21c28-7 58-14 86-21 0 95 0 188 0 280-28 8-58 15-86 23 0-92 0-185 0-282z">
          <text:p/>
        </draw:path>
        <draw:path draw:style-name="gr5" draw:text-style-name="P1" draw:layer="layout" svg:width="0.085cm" svg:height="0.301cm" svg:x="12.184cm" svg:y="3.413cm" svg:viewBox="0 0 86 302" svg:d="M0 22c28-8 57-15 86-22-1 96-1 188-1 280-28 7-57 15-85 22 0-92 0-185 0-280z">
          <text:p/>
        </draw:path>
        <draw:path draw:style-name="gr5" draw:text-style-name="P1" draw:layer="layout" svg:width="0.084cm" svg:height="0.3cm" svg:x="12.268cm" svg:y="3.392cm" svg:viewBox="0 0 85 301" svg:d="M0 21c28-7 57-14 85-21 0 95 0 187 0 278-28 8-57 15-85 23 0-92 0-184 0-280z">
          <text:p/>
        </draw:path>
        <draw:path draw:style-name="gr5" draw:text-style-name="P1" draw:layer="layout" svg:width="0.083cm" svg:height="0.3cm" svg:x="12.351cm" svg:y="3.37cm" svg:viewBox="0 0 84 301" svg:d="M0 22c28-7 56-15 84-22 0 95 0 187 0 278-28 8-56 15-84 23 0-92 0-184 0-279z">
          <text:p/>
        </draw:path>
        <draw:path draw:style-name="gr5" draw:text-style-name="P1" draw:layer="layout" svg:width="0.083cm" svg:height="0.298cm" svg:x="12.433cm" svg:y="3.349cm" svg:viewBox="0 0 84 299" svg:d="M1 21c27-7 55-14 83-21 0 95 0 186 0 277-28 8-56 15-84 22 0-91 1-183 1-278z">
          <text:p/>
        </draw:path>
        <draw:path draw:style-name="gr5" draw:text-style-name="P1" draw:layer="layout" svg:width="0.082cm" svg:height="0.297cm" svg:x="12.516cm" svg:y="3.328cm" svg:viewBox="0 0 83 298" svg:d="M0 21c27-7 55-14 83-21 0 94 0 186 0 276-28 8-56 15-83 22 0-91 0-182 0-277z">
          <text:p/>
        </draw:path>
        <draw:path draw:style-name="gr5" draw:text-style-name="P1" draw:layer="layout" svg:width="0.082cm" svg:height="0.297cm" svg:x="12.597cm" svg:y="3.307cm" svg:viewBox="0 0 83 298" svg:d="M0 21c28-7 54-14 83-21 0 93 0 185 0 276-29 7-56 14-83 22 0-91 0-182 0-277z">
          <text:p/>
        </draw:path>
        <draw:path draw:style-name="gr5" draw:text-style-name="P1" draw:layer="layout" svg:width="0.085cm" svg:height="0.302cm" svg:x="12.016cm" svg:y="3.743cm" svg:viewBox="0 0 86 303" svg:d="M0 24c28-9 57-16 86-24 0 94 0 187 0 279-29 8-58 16-86 24 0-93 0-186 0-279z">
          <text:p/>
        </draw:path>
        <draw:path draw:style-name="gr5" draw:text-style-name="P1" draw:layer="layout" svg:width="0.085cm" svg:height="0.301cm" svg:x="12.1cm" svg:y="3.72cm" svg:viewBox="0 0 86 302" svg:d="M0 23c28-7 58-15 86-23 0 94 0 187 0 278-28 8-58 16-86 24 0-92 0-185 0-279z">
          <text:p/>
        </draw:path>
        <draw:path draw:style-name="gr5" draw:text-style-name="P1" draw:layer="layout" svg:width="0.084cm" svg:height="0.3cm" svg:x="12.184cm" svg:y="3.698cm" svg:viewBox="0 0 85 301" svg:d="M0 22c28-7 57-15 85-22 0 93 0 186 0 277-28 8-57 16-85 24 0-92 0-185 0-279z">
          <text:p/>
        </draw:path>
        <draw:path draw:style-name="gr5" draw:text-style-name="P1" draw:layer="layout" svg:width="0.084cm" svg:height="0.299cm" svg:x="12.268cm" svg:y="3.675cm" svg:viewBox="0 0 85 300" svg:d="M0 23c28-8 57-15 85-23 0 94 0 186 0 277-28 8-57 15-85 23 0-91 0-183 0-277z">
          <text:p/>
        </draw:path>
        <draw:path draw:style-name="gr5" draw:text-style-name="P1" draw:layer="layout" svg:width="0.083cm" svg:height="0.299cm" svg:x="12.351cm" svg:y="3.653cm" svg:viewBox="0 0 84 300" svg:d="M0 23c28-8 56-15 84-23 0 93 0 185 0 276-29 8-56 16-84 24 0-92 0-184 0-277z">
          <text:p/>
        </draw:path>
        <draw:path draw:style-name="gr5" draw:text-style-name="P1" draw:layer="layout" svg:width="0.083cm" svg:height="0.298cm" svg:x="12.433cm" svg:y="3.631cm" svg:viewBox="0 0 84 299" svg:d="M0 22c28-7 56-14 84-22 0 93 0 184 0 275-28 8-56 16-84 24 0-92 0-184 0-277z">
          <text:p/>
        </draw:path>
        <draw:path draw:style-name="gr5" draw:text-style-name="P1" draw:layer="layout" svg:width="0.082cm" svg:height="0.297cm" svg:x="12.516cm" svg:y="3.609cm" svg:viewBox="0 0 83 298" svg:d="M0 22c27-7 55-14 83-22 0 93 0 184 0 275-28 7-56 15-83 23 0-91 0-183 0-276z">
          <text:p/>
        </draw:path>
        <draw:path draw:style-name="gr5" draw:text-style-name="P1" draw:layer="layout" svg:width="0.082cm" svg:height="0.295cm" svg:x="12.597cm" svg:y="3.588cm" svg:viewBox="0 0 83 296" svg:d="M0 21c27-7 54-14 83-21 0 91 0 183 0 273-29 8-56 15-83 23 0-91 0-182 0-275z">
          <text:p/>
        </draw:path>
        <draw:path draw:style-name="gr5" draw:text-style-name="P1" draw:layer="layout" svg:width="0.085cm" svg:height="0.303cm" svg:x="12.016cm" svg:y="4.027cm" svg:viewBox="0 0 86 304" svg:d="M0 24c28-8 57-16 86-24 0 94 0 187 0 280-29 9-58 17-86 24 0-93 0-186 0-280z">
          <text:p/>
        </draw:path>
        <draw:path draw:style-name="gr5" draw:text-style-name="P1" draw:layer="layout" svg:width="0.085cm" svg:height="0.304cm" svg:x="12.1cm" svg:y="4.003cm" svg:viewBox="0 0 86 305" svg:d="M0 24c28-8 58-16 86-24 0 94 0 186 0 280-28 8-58 16-86 25 0-94 0-187 0-281z">
          <text:p/>
        </draw:path>
        <draw:path draw:style-name="gr5" draw:text-style-name="P1" draw:layer="layout" svg:width="0.084cm" svg:height="0.302cm" svg:x="12.184cm" svg:y="3.98cm" svg:viewBox="0 0 85 303" svg:d="M0 24c28-8 57-16 85-24 0 94 0 186 0 279-28 8-57 16-85 24 0-93 0-186 0-279z">
          <text:p/>
        </draw:path>
        <draw:path draw:style-name="gr5" draw:text-style-name="P1" draw:layer="layout" svg:width="0.084cm" svg:height="0.301cm" svg:x="12.268cm" svg:y="3.957cm" svg:viewBox="0 0 85 302" svg:d="M0 23c28-8 57-15 85-23 0 92 0 185-1 277-27 8-56 17-84 25 0-93 0-185 0-279z">
          <text:p/>
        </draw:path>
        <draw:path draw:style-name="gr5" draw:text-style-name="P1" draw:layer="layout" svg:width="0.083cm" svg:height="0.3cm" svg:x="12.351cm" svg:y="3.934cm" svg:viewBox="0 0 84 301" svg:d="M0 23c28-7 55-15 84-23 0 92 0 185 0 276-29 9-56 17-84 25 0-93 0-185 0-278z">
          <text:p/>
        </draw:path>
        <draw:path draw:style-name="gr5" draw:text-style-name="P1" draw:layer="layout" svg:width="0.083cm" svg:height="0.299cm" svg:x="12.433cm" svg:y="3.911cm" svg:viewBox="0 0 84 300" svg:d="M0 24c28-8 56-16 84-24 0 92 0 184 0 276-28 8-56 16-84 24 0-92 0-184 0-276z">
          <text:p/>
        </draw:path>
        <draw:path draw:style-name="gr5" draw:text-style-name="P1" draw:layer="layout" svg:width="0.082cm" svg:height="0.297cm" svg:x="12.516cm" svg:y="3.889cm" svg:viewBox="0 0 83 298" svg:d="M0 23c27-8 55-16 83-23 0 91 0 183 0 274-28 8-56 16-83 24 0-92 0-184 0-275z">
          <text:p/>
        </draw:path>
        <draw:path draw:style-name="gr5" draw:text-style-name="P1" draw:layer="layout" svg:width="0.082cm" svg:height="0.296cm" svg:x="12.597cm" svg:y="3.866cm" svg:viewBox="0 0 83 297" svg:d="M0 23c27-8 54-15 83-23 0 91-1 182-1 273-28 8-55 16-82 24 0-91 0-183 0-274z">
          <text:p/>
        </draw:path>
        <draw:path draw:style-name="gr7" draw:text-style-name="P4" draw:layer="layout" svg:width="0.085cm" svg:height="0.303cm" svg:x="12.016cm" svg:y="4.312cm" svg:viewBox="0 0 86 304" svg:d="M0 24c28-7 57-15 86-24 0 94 0 186 0 279-29 8-58 17-86 25 0-92 0-185 0-280z">
          <text:p/>
        </draw:path>
        <draw:path draw:style-name="gr5" draw:text-style-name="P1" draw:layer="layout" svg:width="0.085cm" svg:height="0.302cm" svg:x="12.1cm" svg:y="4.288cm" svg:viewBox="0 0 86 303" svg:d="M0 25c28-9 58-17 86-25 0 93 0 185 0 277-28 9-58 17-86 26 0-93 0-185 0-278z">
          <text:p/>
        </draw:path>
        <draw:path draw:style-name="gr5" draw:text-style-name="P1" draw:layer="layout" svg:width="0.084cm" svg:height="0.3cm" svg:x="12.184cm" svg:y="4.264cm" svg:viewBox="0 0 85 301" svg:d="M0 24c28-8 57-16 85-24 0 93 0 184 0 277-28 8-57 16-85 24 0-92 0-184 0-277z">
          <text:p/>
        </draw:path>
        <draw:path draw:style-name="gr5" draw:text-style-name="P1" draw:layer="layout" svg:width="0.083cm" svg:height="0.301cm" svg:x="12.268cm" svg:y="4.239cm" svg:viewBox="0 0 84 302" svg:d="M0 25c28-8 56-16 84-25 0 93 0 185 0 277-28 8-56 17-84 25 0-93 0-184 0-277z">
          <text:p/>
        </draw:path>
        <draw:path draw:style-name="gr5" draw:text-style-name="P1" draw:layer="layout" svg:width="0.083cm" svg:height="0.3cm" svg:x="12.351cm" svg:y="4.215cm" svg:viewBox="0 0 84 301" svg:d="M0 25c28-8 55-16 84-25 0 92 0 185 0 276-29 8-56 17-84 25 0-92 0-184 0-276z">
          <text:p/>
        </draw:path>
        <draw:path draw:style-name="gr5" draw:text-style-name="P1" draw:layer="layout" svg:width="0.083cm" svg:height="0.298cm" svg:x="12.433cm" svg:y="4.192cm" svg:viewBox="0 0 84 299" svg:d="M0 24c28-8 56-16 84-24 0 91 0 183 0 274-28 8-56 17-84 25 0-91 0-183 0-275z">
          <text:p/>
        </draw:path>
        <draw:path draw:style-name="gr5" draw:text-style-name="P1" draw:layer="layout" svg:width="0.083cm" svg:height="0.297cm" svg:x="12.515cm" svg:y="4.168cm" svg:viewBox="0 0 84 298" svg:d="M1 24c27-8 55-16 83-24 0 91 0 183 0 274-28 8-56 16-84 24 1-91 1-183 1-274z">
          <text:p/>
        </draw:path>
        <draw:path draw:style-name="gr5" draw:text-style-name="P1" draw:layer="layout" svg:width="0.081cm" svg:height="0.297cm" svg:x="12.597cm" svg:y="4.144cm" svg:viewBox="0 0 82 298" svg:d="M0 24c27-8 54-16 82-24 0 91 0 183 0 273-28 8-55 17-82 25 0-91 0-183 0-274z">
          <text:p/>
        </draw:path>
        <draw:path draw:style-name="gr5" draw:text-style-name="P1" draw:layer="layout" svg:width="0.085cm" svg:height="0.304cm" svg:x="12.016cm" svg:y="4.584cm" svg:viewBox="0 0 86 305" svg:d="M0 25c28-8 57-17 86-25 0 92 0 186 0 279-29 8-58 17-86 26 0-93 0-187 0-280z">
          <text:p/>
        </draw:path>
        <draw:path draw:style-name="gr5" draw:text-style-name="P1" draw:layer="layout" svg:width="0.085cm" svg:height="0.304cm" svg:x="12.1cm" svg:y="4.558cm" svg:viewBox="0 0 86 305" svg:d="M0 26c28-9 58-17 86-26 0 93 0 187 0 278-28 9-58 18-86 27 0-93 0-187 0-279z">
          <text:p/>
        </draw:path>
        <draw:path draw:style-name="gr5" draw:text-style-name="P1" draw:layer="layout" svg:width="0.084cm" svg:height="0.302cm" svg:x="12.184cm" svg:y="4.533cm" svg:viewBox="0 0 85 303" svg:d="M0 25c28-8 57-16 85-25 0 93 0 186 0 277-28 9-57 18-85 26 0-91 0-185 0-278z">
          <text:p/>
        </draw:path>
        <draw:path draw:style-name="gr5" draw:text-style-name="P1" draw:layer="layout" svg:width="0.083cm" svg:height="0.3cm" svg:x="12.268cm" svg:y="4.509cm" svg:viewBox="0 0 84 301" svg:d="M0 24c28-7 56-16 84-24 0 91 0 184 0 276-28 8-56 17-84 25 0-91 0-184 0-277z">
          <text:p/>
        </draw:path>
        <draw:path draw:style-name="gr5" draw:text-style-name="P1" draw:layer="layout" svg:width="0.083cm" svg:height="0.3cm" svg:x="12.351cm" svg:y="4.484cm" svg:viewBox="0 0 84 301" svg:d="M0 25c28-8 55-17 84-25 0 91 0 184 0 275-29 9-57 18-84 26 0-91 0-185 0-276z">
          <text:p/>
        </draw:path>
        <draw:path draw:style-name="gr5" draw:text-style-name="P1" draw:layer="layout" svg:width="0.083cm" svg:height="0.299cm" svg:x="12.433cm" svg:y="4.459cm" svg:viewBox="0 0 84 300" svg:d="M0 25c28-8 56-17 84-25 0 91 0 184 0 275-28 8-56 17-84 25 0-91 0-184 0-275z">
          <text:p/>
        </draw:path>
        <draw:path draw:style-name="gr5" draw:text-style-name="P1" draw:layer="layout" svg:width="0.083cm" svg:height="0.298cm" svg:x="12.515cm" svg:y="4.435cm" svg:viewBox="0 0 84 299" svg:d="M0 24c28-8 56-16 84-24 0 90 0 182 0 273-28 9-56 17-84 26 0-91 0-184 0-275z">
          <text:p/>
        </draw:path>
        <draw:path draw:style-name="gr5" draw:text-style-name="P1" draw:layer="layout" svg:width="0.081cm" svg:height="0.298cm" svg:x="12.597cm" svg:y="4.41cm" svg:viewBox="0 0 82 299" svg:d="M0 25c27-8 54-17 82-25 0 91 0 182 0 273-28 9-55 17-82 26 0-91 0-183 0-274z">
          <text:p/>
        </draw:path>
        <draw:path draw:style-name="gr5" draw:text-style-name="P1" draw:layer="layout" svg:width="0.085cm" svg:height="0.305cm" svg:x="12.016cm" svg:y="4.868cm" svg:viewBox="0 0 86 306" svg:d="M0 27c28-9 57-18 86-27 0 93 0 186 0 279-29 9-58 18-86 27 0-93 0-186 0-279z">
          <text:p/>
        </draw:path>
        <draw:path draw:style-name="gr5" draw:text-style-name="P1" draw:layer="layout" svg:width="0.085cm" svg:height="0.304cm" svg:x="12.1cm" svg:y="4.842cm" svg:viewBox="0 0 86 305" svg:d="M0 27c28-9 58-18 86-27 0 92 0 185 0 277-28 10-58 19-86 28 0-93 0-186 0-278z">
          <text:p/>
        </draw:path>
        <draw:path draw:style-name="gr5" draw:text-style-name="P1" draw:layer="layout" svg:width="0.084cm" svg:height="0.303cm" svg:x="12.184cm" svg:y="4.816cm" svg:viewBox="0 0 85 304" svg:d="M0 26c28-9 57-17 85-26 0 92 0 185 0 276-28 10-57 19-85 28 0-93 0-186 0-278z">
          <text:p/>
        </draw:path>
        <draw:path draw:style-name="gr5" draw:text-style-name="P1" draw:layer="layout" svg:width="0.083cm" svg:height="0.302cm" svg:x="12.268cm" svg:y="4.79cm" svg:viewBox="0 0 84 303" svg:d="M0 26c28-9 56-17 84-26 0 92 0 184 0 276-28 9-56 18-84 27 0-92 0-185 0-277z">
          <text:p/>
        </draw:path>
        <draw:path draw:style-name="gr5" draw:text-style-name="P1" draw:layer="layout" svg:width="0.083cm" svg:height="0.3cm" svg:x="12.351cm" svg:y="4.765cm" svg:viewBox="0 0 84 301" svg:d="M0 25c27-8 55-16 84-25 0 91 0 183 0 274-29 9-57 18-84 27 0-92 0-184 0-276z">
          <text:p/>
        </draw:path>
        <draw:path draw:style-name="gr5" draw:text-style-name="P1" draw:layer="layout" svg:width="0.083cm" svg:height="0.299cm" svg:x="12.433cm" svg:y="4.739cm" svg:viewBox="0 0 84 300" svg:d="M0 26c28-8 56-17 84-26 0 91 0 183 0 273-28 9-56 18-84 27 0-91 0-183 0-274z">
          <text:p/>
        </draw:path>
        <draw:path draw:style-name="gr5" draw:text-style-name="P1" draw:layer="layout" svg:width="0.083cm" svg:height="0.298cm" svg:x="12.515cm" svg:y="4.714cm" svg:viewBox="0 0 84 299" svg:d="M0 25c28-8 56-17 84-25 0 91 0 181 0 272-29 9-56 18-84 27 0-91 0-183 0-274z">
          <text:p/>
        </draw:path>
        <draw:path draw:style-name="gr5" draw:text-style-name="P1" draw:layer="layout" svg:width="0.081cm" svg:height="0.296cm" svg:x="12.597cm" svg:y="4.689cm" svg:viewBox="0 0 82 297" svg:d="M0 25c27-8 54-17 82-25 0 90 0 180 0 271-28 9-55 18-82 26 0-90 0-181 0-272z">
          <text:p/>
        </draw:path>
        <draw:path draw:style-name="gr5" draw:text-style-name="P1" draw:layer="layout" svg:width="0.085cm" svg:height="0.306cm" svg:x="12.016cm" svg:y="5.152cm" svg:viewBox="0 0 86 307" svg:d="M0 27c28-9 57-18 86-27 0 93 0 185 0 279-29 9-58 19-86 28 0-93 0-186 0-280z">
          <text:p/>
        </draw:path>
        <draw:path draw:style-name="gr5" draw:text-style-name="P1" draw:layer="layout" svg:width="0.085cm" svg:height="0.306cm" svg:x="12.1cm" svg:y="5.124cm" svg:viewBox="0 0 86 307" svg:d="M0 28c28-9 58-18 86-28 0 93 0 185 0 279-28 9-58 18-86 28 0-94 0-186 0-279z">
          <text:p/>
        </draw:path>
        <draw:path draw:style-name="gr5" draw:text-style-name="P1" draw:layer="layout" svg:width="0.084cm" svg:height="0.305cm" svg:x="12.184cm" svg:y="5.097cm" svg:viewBox="0 0 85 306" svg:d="M0 28c28-9 57-18 85-28 0 93 0 185 0 278-28 9-57 18-85 28 0-93 0-186 0-278z">
          <text:p/>
        </draw:path>
        <draw:path draw:style-name="gr5" draw:text-style-name="P1" draw:layer="layout" svg:width="0.083cm" svg:height="0.303cm" svg:x="12.268cm" svg:y="5.071cm" svg:viewBox="0 0 84 304" svg:d="M0 27c28-9 56-18 84-27 0 92 0 183 0 277-28 8-56 18-84 27 0-93 0-185 0-277z">
          <text:p/>
        </draw:path>
        <draw:path draw:style-name="gr5" draw:text-style-name="P1" draw:layer="layout" svg:width="0.083cm" svg:height="0.303cm" svg:x="12.351cm" svg:y="5.044cm" svg:viewBox="0 0 84 304" svg:d="M0 27c27-9 55-18 84-27 0 92 0 183 0 276-29 9-57 19-84 28 0-93 0-185 0-277z">
          <text:p/>
        </draw:path>
        <draw:path draw:style-name="gr5" draw:text-style-name="P1" draw:layer="layout" svg:width="0.083cm" svg:height="0.302cm" svg:x="12.433cm" svg:y="5.017cm" svg:viewBox="0 0 84 303" svg:d="M0 27c28-9 56-18 84-27 0 92 0 183 0 276-29 9-56 18-84 27 0-93 0-184 0-276z">
          <text:p/>
        </draw:path>
        <draw:path draw:style-name="gr5" draw:text-style-name="P1" draw:layer="layout" svg:width="0.083cm" svg:height="0.301cm" svg:x="12.515cm" svg:y="4.991cm" svg:viewBox="0 0 84 302" svg:d="M0 27c28-9 55-18 84-27 0 92-1 183-1 275-28 9-55 18-83 27 0-93 0-184 0-275z">
          <text:p/>
        </draw:path>
        <draw:path draw:style-name="gr5" draw:text-style-name="P1" draw:layer="layout" svg:width="0.081cm" svg:height="0.299cm" svg:x="12.597cm" svg:y="4.966cm" svg:viewBox="0 0 82 300" svg:d="M0 25c27-8 54-17 82-25 0 91 0 181 0 273-28 9-55 18-82 27 0-92 0-183 0-275z">
          <text:p/>
        </draw:path>
        <draw:path draw:style-name="gr5" draw:text-style-name="P1" draw:layer="layout" svg:width="0.085cm" svg:height="0.308cm" svg:x="12.016cm" svg:y="5.436cm" svg:viewBox="0 0 86 309" svg:d="M0 28c28-9 57-19 86-28 0 93 0 187-1 280-28 10-57 20-85 29 0-93 0-188 0-281z">
          <text:p/>
        </draw:path>
        <draw:path draw:style-name="gr5" draw:text-style-name="P1" draw:layer="layout" svg:width="0.085cm" svg:height="0.307cm" svg:x="12.1cm" svg:y="5.408cm" svg:viewBox="0 0 86 308" svg:d="M0 28c28-10 58-19 86-28 0 93 0 186 0 279-29 10-58 19-86 29 0-93 0-187 0-280z">
          <text:p/>
        </draw:path>
        <draw:path draw:style-name="gr5" draw:text-style-name="P1" draw:layer="layout" svg:width="0.084cm" svg:height="0.306cm" svg:x="12.184cm" svg:y="5.38cm" svg:viewBox="0 0 85 307" svg:d="M0 28c28-10 57-19 85-28 0 93 0 185 0 277-28 11-57 21-85 30 0-93 0-186 0-279z">
          <text:p/>
        </draw:path>
        <draw:path draw:style-name="gr5" draw:text-style-name="P1" draw:layer="layout" svg:width="0.083cm" svg:height="0.304cm" svg:x="12.268cm" svg:y="5.353cm" svg:viewBox="0 0 84 305" svg:d="M0 27c28-9 56-19 84-27 0 92 0 184 0 277-28 9-56 19-84 28 0-92 0-185 0-278z">
          <text:p/>
        </draw:path>
        <draw:path draw:style-name="gr5" draw:text-style-name="P1" draw:layer="layout" svg:width="0.083cm" svg:height="0.304cm" svg:x="12.351cm" svg:y="5.325cm" svg:viewBox="0 0 84 305" svg:d="M0 28c27-9 55-19 84-28 0 92 0 184 0 275-29 11-57 20-84 30 0-93 0-185 0-277z">
          <text:p/>
        </draw:path>
        <draw:path draw:style-name="gr5" draw:text-style-name="P1" draw:layer="layout" svg:width="0.083cm" svg:height="0.302cm" svg:x="12.433cm" svg:y="5.298cm" svg:viewBox="0 0 84 303" svg:d="M0 27c28-9 55-18 84-27 0 91 0 183 0 274-29 9-56 20-84 29 0-92 0-184 0-276z">
          <text:p/>
        </draw:path>
        <draw:path draw:style-name="gr5" draw:text-style-name="P1" draw:layer="layout" svg:width="0.082cm" svg:height="0.302cm" svg:x="12.515cm" svg:y="5.27cm" svg:viewBox="0 0 83 303" svg:d="M0 28c28-9 55-18 83-28 0 92 0 183 0 274-28 9-55 19-83 29 0-92 0-184 0-275z">
          <text:p/>
        </draw:path>
        <draw:path draw:style-name="gr5" draw:text-style-name="P1" draw:layer="layout" svg:width="0.081cm" svg:height="0.301cm" svg:x="12.597cm" svg:y="5.243cm" svg:viewBox="0 0 82 302" svg:d="M0 29c27-9 54-18 82-29 0 93 0 184 0 274-28 9-55 19-82 28 0-91 0-182 0-273z">
          <text:p/>
        </draw:path>
        <draw:polygon draw:style-name="gr2" draw:text-style-name="P2" draw:layer="layout" svg:width="0.038cm" svg:height="0.282cm" svg:x="11.978cm" svg:y="5.463cm" svg:viewBox="0 0 39 283" draw:points="39,0 0,0 0,283 39,283">
          <text:p/>
        </draw:polygon>
        <draw:polygon draw:style-name="gr2" draw:text-style-name="P2" draw:layer="layout" svg:width="0.038cm" svg:height="0.282cm" svg:x="11.939cm" svg:y="5.463cm" svg:viewBox="0 0 39 283" draw:points="39,0 0,0 0,283 39,283">
          <text:p/>
        </draw:polygon>
        <draw:polygon draw:style-name="gr2" draw:text-style-name="P2" draw:layer="layout" svg:width="0.038cm" svg:height="0.282cm" svg:x="11.901cm" svg:y="5.463cm" svg:viewBox="0 0 39 283" draw:points="39,0 0,0 0,283 39,283">
          <text:p/>
        </draw:polygon>
        <draw:polygon draw:style-name="gr2" draw:text-style-name="P2" draw:layer="layout" svg:width="0.038cm" svg:height="0.282cm" svg:x="11.862cm" svg:y="5.463cm" svg:viewBox="0 0 39 283" draw:points="39,0 0,0 0,283 39,283">
          <text:p/>
        </draw:polygon>
        <draw:polygon draw:style-name="gr2" draw:text-style-name="P2" draw:layer="layout" svg:width="0.038cm" svg:height="0.282cm" svg:x="11.825cm" svg:y="5.463cm" svg:viewBox="0 0 39 283" draw:points="39,0 0,0 0,283 39,283">
          <text:p/>
        </draw:polygon>
        <draw:polygon draw:style-name="gr2" draw:text-style-name="P2" draw:layer="layout" svg:width="0.038cm" svg:height="0.282cm" svg:x="11.786cm" svg:y="5.463cm" svg:viewBox="0 0 39 283" draw:points="39,0 0,0 0,283 39,283">
          <text:p/>
        </draw:polygon>
        <draw:polygon draw:style-name="gr2" draw:text-style-name="P2" draw:layer="layout" svg:width="0.038cm" svg:height="0.282cm" svg:x="11.748cm" svg:y="5.463cm" svg:viewBox="0 0 39 283" draw:points="39,0 0,0 0,283 39,283">
          <text:p/>
        </draw:polygon>
        <draw:polygon draw:style-name="gr2" draw:text-style-name="P2" draw:layer="layout" svg:width="0.038cm" svg:height="0.282cm" svg:x="11.709cm" svg:y="5.463cm" svg:viewBox="0 0 39 283" draw:points="39,0 0,0 0,283 39,283">
          <text:p/>
        </draw:polygon>
        <draw:polygon draw:style-name="gr2" draw:text-style-name="P2" draw:layer="layout" svg:width="0.037cm" svg:height="0.282cm" svg:x="11.672cm" svg:y="5.463cm" svg:viewBox="0 0 38 283" draw:points="38,0 0,0 0,283 38,283">
          <text:p/>
        </draw:polygon>
        <draw:polygon draw:style-name="gr2" draw:text-style-name="P2" draw:layer="layout" svg:width="0.037cm" svg:height="0.282cm" svg:x="11.633cm" svg:y="5.463cm" svg:viewBox="0 0 38 283" draw:points="38,0 0,0 0,283 38,283">
          <text:p/>
        </draw:polygon>
        <draw:polygon draw:style-name="gr2" draw:text-style-name="P2" draw:layer="layout" svg:width="0.038cm" svg:height="0.282cm" svg:x="11.595cm" svg:y="5.463cm" svg:viewBox="0 0 39 283" draw:points="39,0 0,0 0,283 39,283">
          <text:p/>
        </draw:polygon>
        <draw:polygon draw:style-name="gr2" draw:text-style-name="P2" draw:layer="layout" svg:width="0.038cm" svg:height="0.282cm" svg:x="11.556cm" svg:y="5.463cm" svg:viewBox="0 0 39 283" draw:points="39,0 0,0 0,283 39,283">
          <text:p/>
        </draw:polygon>
        <draw:polygon draw:style-name="gr2" draw:text-style-name="P2" draw:layer="layout" svg:width="0.038cm" svg:height="0.282cm" svg:x="11.518cm" svg:y="5.463cm" svg:viewBox="0 0 39 283" draw:points="39,0 0,0 0,283 39,283">
          <text:p/>
        </draw:polygon>
        <draw:polygon draw:style-name="gr2" draw:text-style-name="P2" draw:layer="layout" svg:width="0.038cm" svg:height="0.282cm" svg:x="11.479cm" svg:y="5.463cm" svg:viewBox="0 0 39 283" draw:points="39,0 0,0 0,283 39,283">
          <text:p/>
        </draw:polygon>
        <draw:polygon draw:style-name="gr2" draw:text-style-name="P2" draw:layer="layout" svg:width="0.038cm" svg:height="0.282cm" svg:x="11.442cm" svg:y="5.463cm" svg:viewBox="0 0 39 283" draw:points="39,0 0,0 0,283 39,283">
          <text:p/>
        </draw:polygon>
        <draw:polygon draw:style-name="gr2" draw:text-style-name="P2" draw:layer="layout" svg:width="0.038cm" svg:height="0.282cm" svg:x="11.403cm" svg:y="5.463cm" svg:viewBox="0 0 39 283" draw:points="39,0 0,0 0,283 39,283">
          <text:p/>
        </draw:polygon>
        <draw:polygon draw:style-name="gr2" draw:text-style-name="P2" draw:layer="layout" svg:width="0.038cm" svg:height="0.282cm" svg:x="11.365cm" svg:y="5.463cm" svg:viewBox="0 0 39 283" draw:points="39,0 0,0 0,283 39,283">
          <text:p/>
        </draw:polygon>
        <draw:polygon draw:style-name="gr2" draw:text-style-name="P2" draw:layer="layout" svg:width="0.038cm" svg:height="0.282cm" svg:x="11.326cm" svg:y="5.463cm" svg:viewBox="0 0 39 283" draw:points="39,0 0,0 0,283 39,283">
          <text:p/>
        </draw:polygon>
        <draw:polygon draw:style-name="gr2" draw:text-style-name="P2" draw:layer="layout" svg:width="0.037cm" svg:height="0.282cm" svg:x="11.289cm" svg:y="5.463cm" svg:viewBox="0 0 38 283" draw:points="38,0 0,0 0,283 38,283">
          <text:p/>
        </draw:polygon>
        <draw:polygon draw:style-name="gr2" draw:text-style-name="P2" draw:layer="layout" svg:width="0.037cm" svg:height="0.282cm" svg:x="11.25cm" svg:y="5.463cm" svg:viewBox="0 0 38 283" draw:points="38,0 0,0 0,283 38,283">
          <text:p/>
        </draw:polygon>
        <draw:polygon draw:style-name="gr2" draw:text-style-name="P2" draw:layer="layout" svg:width="0.038cm" svg:height="0.282cm" svg:x="11.212cm" svg:y="5.463cm" svg:viewBox="0 0 39 283" draw:points="39,0 0,0 0,283 39,283">
          <text:p/>
        </draw:polygon>
        <draw:polygon draw:style-name="gr2" draw:text-style-name="P2" draw:layer="layout" svg:width="0.038cm" svg:height="0.282cm" svg:x="11.173cm" svg:y="5.463cm" svg:viewBox="0 0 39 283" draw:points="39,0 0,0 0,283 39,283">
          <text:p/>
        </draw:polygon>
        <draw:polygon draw:style-name="gr2" draw:text-style-name="P2" draw:layer="layout" svg:width="0.038cm" svg:height="0.282cm" svg:x="11.135cm" svg:y="5.463cm" svg:viewBox="0 0 39 283" draw:points="39,0 0,0 0,283 39,283">
          <text:p/>
        </draw:polygon>
        <draw:polygon draw:style-name="gr2" draw:text-style-name="P2" draw:layer="layout" svg:width="0.038cm" svg:height="0.282cm" svg:x="11.096cm" svg:y="5.463cm" svg:viewBox="0 0 39 283" draw:points="39,0 0,0 0,283 39,283">
          <text:p/>
        </draw:polygon>
        <draw:polygon draw:style-name="gr2" draw:text-style-name="P2" draw:layer="layout" svg:width="0.038cm" svg:height="0.282cm" svg:x="11.059cm" svg:y="5.463cm" svg:viewBox="0 0 39 283" draw:points="39,0 0,0 0,283 39,283">
          <text:p/>
        </draw:polygon>
        <draw:polygon draw:style-name="gr2" draw:text-style-name="P2" draw:layer="layout" svg:width="0.038cm" svg:height="0.282cm" svg:x="11.02cm" svg:y="5.463cm" svg:viewBox="0 0 39 283" draw:points="39,0 0,0 0,283 39,283">
          <text:p/>
        </draw:polygon>
        <draw:polygon draw:style-name="gr2" draw:text-style-name="P2" draw:layer="layout" svg:width="0.038cm" svg:height="0.282cm" svg:x="10.982cm" svg:y="5.463cm" svg:viewBox="0 0 39 283" draw:points="39,0 0,0 0,283 39,283">
          <text:p/>
        </draw:polygon>
        <draw:polygon draw:style-name="gr2" draw:text-style-name="P2" draw:layer="layout" svg:width="0.038cm" svg:height="0.282cm" svg:x="10.943cm" svg:y="5.463cm" svg:viewBox="0 0 39 283" draw:points="39,0 0,0 0,283 39,283">
          <text:p/>
        </draw:polygon>
        <draw:polygon draw:style-name="gr2" draw:text-style-name="P2" draw:layer="layout" svg:width="0.037cm" svg:height="0.282cm" svg:x="10.906cm" svg:y="5.463cm" svg:viewBox="0 0 38 283" draw:points="38,0 0,0 0,283 38,283">
          <text:p/>
        </draw:polygon>
        <draw:polygon draw:style-name="gr2" draw:text-style-name="P2" draw:layer="layout" svg:width="0.037cm" svg:height="0.282cm" svg:x="10.867cm" svg:y="5.463cm" svg:viewBox="0 0 38 283" draw:points="38,0 0,0 0,283 38,283">
          <text:p/>
        </draw:polygon>
        <draw:polygon draw:style-name="gr2" draw:text-style-name="P2" draw:layer="layout" svg:width="0.038cm" svg:height="0.282cm" svg:x="10.829cm" svg:y="5.463cm" svg:viewBox="0 0 39 283" draw:points="39,0 0,0 0,283 39,283">
          <text:p/>
        </draw:polygon>
        <draw:polygon draw:style-name="gr2" draw:text-style-name="P2" draw:layer="layout" svg:width="0.038cm" svg:height="0.282cm" svg:x="10.79cm" svg:y="5.463cm" svg:viewBox="0 0 39 283" draw:points="39,0 0,0 0,283 39,283">
          <text:p/>
        </draw:polygon>
        <draw:polygon draw:style-name="gr2" draw:text-style-name="P2" draw:layer="layout" svg:width="0.038cm" svg:height="0.282cm" svg:x="11.978cm" svg:y="5.171cm" svg:viewBox="0 0 39 283" draw:points="39,0 0,0 0,283 39,283">
          <text:p/>
        </draw:polygon>
        <draw:polygon draw:style-name="gr2" draw:text-style-name="P2" draw:layer="layout" svg:width="0.038cm" svg:height="0.282cm" svg:x="11.939cm" svg:y="5.171cm" svg:viewBox="0 0 39 283" draw:points="39,0 0,0 0,283 39,283">
          <text:p/>
        </draw:polygon>
        <draw:polygon draw:style-name="gr2" draw:text-style-name="P2" draw:layer="layout" svg:width="0.038cm" svg:height="0.282cm" svg:x="11.901cm" svg:y="5.171cm" svg:viewBox="0 0 39 283" draw:points="39,0 0,0 0,283 39,283">
          <text:p/>
        </draw:polygon>
        <draw:polygon draw:style-name="gr2" draw:text-style-name="P2" draw:layer="layout" svg:width="0.038cm" svg:height="0.282cm" svg:x="11.862cm" svg:y="5.171cm" svg:viewBox="0 0 39 283" draw:points="39,0 0,0 0,283 39,283">
          <text:p/>
        </draw:polygon>
        <draw:polygon draw:style-name="gr2" draw:text-style-name="P2" draw:layer="layout" svg:width="0.038cm" svg:height="0.282cm" svg:x="11.825cm" svg:y="5.171cm" svg:viewBox="0 0 39 283" draw:points="39,0 0,0 0,283 39,283">
          <text:p/>
        </draw:polygon>
        <draw:polygon draw:style-name="gr2" draw:text-style-name="P2" draw:layer="layout" svg:width="0.038cm" svg:height="0.282cm" svg:x="11.786cm" svg:y="5.171cm" svg:viewBox="0 0 39 283" draw:points="39,0 0,0 0,283 39,283">
          <text:p/>
        </draw:polygon>
        <draw:polygon draw:style-name="gr2" draw:text-style-name="P2" draw:layer="layout" svg:width="0.038cm" svg:height="0.282cm" svg:x="11.748cm" svg:y="5.171cm" svg:viewBox="0 0 39 283" draw:points="39,0 0,0 0,283 39,283">
          <text:p/>
        </draw:polygon>
        <draw:polygon draw:style-name="gr2" draw:text-style-name="P2" draw:layer="layout" svg:width="0.038cm" svg:height="0.282cm" svg:x="11.709cm" svg:y="5.171cm" svg:viewBox="0 0 39 283" draw:points="39,0 0,0 0,283 39,283">
          <text:p/>
        </draw:polygon>
        <draw:polygon draw:style-name="gr2" draw:text-style-name="P2" draw:layer="layout" svg:width="0.037cm" svg:height="0.282cm" svg:x="11.672cm" svg:y="5.171cm" svg:viewBox="0 0 38 283" draw:points="38,0 0,0 0,283 38,283">
          <text:p/>
        </draw:polygon>
        <draw:polygon draw:style-name="gr2" draw:text-style-name="P2" draw:layer="layout" svg:width="0.037cm" svg:height="0.282cm" svg:x="11.633cm" svg:y="5.171cm" svg:viewBox="0 0 38 283" draw:points="38,0 0,0 0,283 38,283">
          <text:p/>
        </draw:polygon>
        <draw:polygon draw:style-name="gr2" draw:text-style-name="P2" draw:layer="layout" svg:width="0.038cm" svg:height="0.282cm" svg:x="11.595cm" svg:y="5.171cm" svg:viewBox="0 0 39 283" draw:points="39,0 0,0 0,283 39,283">
          <text:p/>
        </draw:polygon>
        <draw:polygon draw:style-name="gr2" draw:text-style-name="P2" draw:layer="layout" svg:width="0.038cm" svg:height="0.282cm" svg:x="11.556cm" svg:y="5.171cm" svg:viewBox="0 0 39 283" draw:points="39,0 0,0 0,283 39,283">
          <text:p/>
        </draw:polygon>
        <draw:polygon draw:style-name="gr2" draw:text-style-name="P2" draw:layer="layout" svg:width="0.038cm" svg:height="0.282cm" svg:x="11.518cm" svg:y="5.171cm" svg:viewBox="0 0 39 283" draw:points="39,0 0,0 0,283 39,283">
          <text:p/>
        </draw:polygon>
        <draw:polygon draw:style-name="gr2" draw:text-style-name="P2" draw:layer="layout" svg:width="0.038cm" svg:height="0.282cm" svg:x="11.479cm" svg:y="5.171cm" svg:viewBox="0 0 39 283" draw:points="39,0 0,0 0,283 39,283">
          <text:p/>
        </draw:polygon>
        <draw:polygon draw:style-name="gr2" draw:text-style-name="P2" draw:layer="layout" svg:width="0.038cm" svg:height="0.282cm" svg:x="11.442cm" svg:y="5.171cm" svg:viewBox="0 0 39 283" draw:points="39,0 0,0 0,283 39,283">
          <text:p/>
        </draw:polygon>
        <draw:polygon draw:style-name="gr2" draw:text-style-name="P2" draw:layer="layout" svg:width="0.038cm" svg:height="0.282cm" svg:x="11.403cm" svg:y="5.171cm" svg:viewBox="0 0 39 283" draw:points="39,0 0,0 0,283 39,283">
          <text:p/>
        </draw:polygon>
        <draw:polygon draw:style-name="gr2" draw:text-style-name="P2" draw:layer="layout" svg:width="0.038cm" svg:height="0.282cm" svg:x="11.365cm" svg:y="5.171cm" svg:viewBox="0 0 39 283" draw:points="39,0 0,0 0,283 39,283">
          <text:p/>
        </draw:polygon>
        <draw:polygon draw:style-name="gr2" draw:text-style-name="P2" draw:layer="layout" svg:width="0.038cm" svg:height="0.282cm" svg:x="11.326cm" svg:y="5.171cm" svg:viewBox="0 0 39 283" draw:points="39,0 0,0 0,283 39,283">
          <text:p/>
        </draw:polygon>
        <draw:polygon draw:style-name="gr2" draw:text-style-name="P2" draw:layer="layout" svg:width="0.037cm" svg:height="0.282cm" svg:x="11.289cm" svg:y="5.171cm" svg:viewBox="0 0 38 283" draw:points="38,0 0,0 0,283 38,283">
          <text:p/>
        </draw:polygon>
        <draw:polygon draw:style-name="gr2" draw:text-style-name="P2" draw:layer="layout" svg:width="0.037cm" svg:height="0.282cm" svg:x="11.25cm" svg:y="5.171cm" svg:viewBox="0 0 38 283" draw:points="38,0 0,0 0,283 38,283">
          <text:p/>
        </draw:polygon>
        <draw:polygon draw:style-name="gr2" draw:text-style-name="P2" draw:layer="layout" svg:width="0.038cm" svg:height="0.282cm" svg:x="11.212cm" svg:y="5.171cm" svg:viewBox="0 0 39 283" draw:points="39,0 0,0 0,283 39,283">
          <text:p/>
        </draw:polygon>
        <draw:polygon draw:style-name="gr2" draw:text-style-name="P2" draw:layer="layout" svg:width="0.038cm" svg:height="0.282cm" svg:x="11.173cm" svg:y="5.171cm" svg:viewBox="0 0 39 283" draw:points="39,0 0,0 0,283 39,283">
          <text:p/>
        </draw:polygon>
        <draw:polygon draw:style-name="gr2" draw:text-style-name="P2" draw:layer="layout" svg:width="0.038cm" svg:height="0.282cm" svg:x="11.135cm" svg:y="5.171cm" svg:viewBox="0 0 39 283" draw:points="39,0 0,0 0,283 39,283">
          <text:p/>
        </draw:polygon>
        <draw:polygon draw:style-name="gr2" draw:text-style-name="P2" draw:layer="layout" svg:width="0.038cm" svg:height="0.282cm" svg:x="11.096cm" svg:y="5.171cm" svg:viewBox="0 0 39 283" draw:points="39,0 0,0 0,283 39,283">
          <text:p/>
        </draw:polygon>
        <draw:polygon draw:style-name="gr2" draw:text-style-name="P2" draw:layer="layout" svg:width="0.038cm" svg:height="0.282cm" svg:x="11.059cm" svg:y="5.171cm" svg:viewBox="0 0 39 283" draw:points="39,0 0,0 0,283 39,283">
          <text:p/>
        </draw:polygon>
        <draw:polygon draw:style-name="gr2" draw:text-style-name="P2" draw:layer="layout" svg:width="0.038cm" svg:height="0.282cm" svg:x="11.02cm" svg:y="5.171cm" svg:viewBox="0 0 39 283" draw:points="39,0 0,0 0,283 39,283">
          <text:p/>
        </draw:polygon>
        <draw:polygon draw:style-name="gr2" draw:text-style-name="P2" draw:layer="layout" svg:width="0.038cm" svg:height="0.282cm" svg:x="10.982cm" svg:y="5.171cm" svg:viewBox="0 0 39 283" draw:points="39,0 0,0 0,283 39,283">
          <text:p/>
        </draw:polygon>
        <draw:polygon draw:style-name="gr2" draw:text-style-name="P2" draw:layer="layout" svg:width="0.038cm" svg:height="0.282cm" svg:x="10.943cm" svg:y="5.171cm" svg:viewBox="0 0 39 283" draw:points="39,0 0,0 0,283 39,283">
          <text:p/>
        </draw:polygon>
        <draw:polygon draw:style-name="gr2" draw:text-style-name="P2" draw:layer="layout" svg:width="0.037cm" svg:height="0.282cm" svg:x="10.906cm" svg:y="5.171cm" svg:viewBox="0 0 38 283" draw:points="38,0 0,0 0,283 38,283">
          <text:p/>
        </draw:polygon>
        <draw:polygon draw:style-name="gr2" draw:text-style-name="P2" draw:layer="layout" svg:width="0.037cm" svg:height="0.282cm" svg:x="10.867cm" svg:y="5.171cm" svg:viewBox="0 0 38 283" draw:points="38,0 0,0 0,283 38,283">
          <text:p/>
        </draw:polygon>
        <draw:polygon draw:style-name="gr2" draw:text-style-name="P2" draw:layer="layout" svg:width="0.038cm" svg:height="0.282cm" svg:x="10.829cm" svg:y="5.171cm" svg:viewBox="0 0 39 283" draw:points="39,0 0,0 0,283 39,283">
          <text:p/>
        </draw:polygon>
        <draw:polygon draw:style-name="gr2" draw:text-style-name="P2" draw:layer="layout" svg:width="0.038cm" svg:height="0.282cm" svg:x="10.79cm" svg:y="5.171cm" svg:viewBox="0 0 39 283" draw:points="39,0 0,0 0,283 39,283">
          <text:p/>
        </draw:polygon>
        <draw:polygon draw:style-name="gr2" draw:text-style-name="P2" draw:layer="layout" svg:width="0.038cm" svg:height="0.282cm" svg:x="11.978cm" svg:y="4.889cm" svg:viewBox="0 0 39 283" draw:points="39,0 0,0 0,283 39,283">
          <text:p/>
        </draw:polygon>
        <draw:polygon draw:style-name="gr2" draw:text-style-name="P2" draw:layer="layout" svg:width="0.038cm" svg:height="0.282cm" svg:x="11.939cm" svg:y="4.889cm" svg:viewBox="0 0 39 283" draw:points="39,0 0,0 0,283 39,283">
          <text:p/>
        </draw:polygon>
        <draw:polygon draw:style-name="gr2" draw:text-style-name="P2" draw:layer="layout" svg:width="0.038cm" svg:height="0.282cm" svg:x="11.901cm" svg:y="4.889cm" svg:viewBox="0 0 39 283" draw:points="39,0 0,0 0,283 39,283">
          <text:p/>
        </draw:polygon>
        <draw:polygon draw:style-name="gr2" draw:text-style-name="P2" draw:layer="layout" svg:width="0.038cm" svg:height="0.282cm" svg:x="11.862cm" svg:y="4.889cm" svg:viewBox="0 0 39 283" draw:points="39,0 0,0 0,283 39,283">
          <text:p/>
        </draw:polygon>
        <draw:polygon draw:style-name="gr2" draw:text-style-name="P2" draw:layer="layout" svg:width="0.038cm" svg:height="0.282cm" svg:x="11.825cm" svg:y="4.889cm" svg:viewBox="0 0 39 283" draw:points="39,0 0,0 0,283 39,283">
          <text:p/>
        </draw:polygon>
        <draw:polygon draw:style-name="gr2" draw:text-style-name="P2" draw:layer="layout" svg:width="0.038cm" svg:height="0.282cm" svg:x="11.786cm" svg:y="4.889cm" svg:viewBox="0 0 39 283" draw:points="39,0 0,0 0,283 39,283">
          <text:p/>
        </draw:polygon>
        <draw:polygon draw:style-name="gr2" draw:text-style-name="P2" draw:layer="layout" svg:width="0.038cm" svg:height="0.282cm" svg:x="11.748cm" svg:y="4.889cm" svg:viewBox="0 0 39 283" draw:points="39,0 0,0 0,283 39,283">
          <text:p/>
        </draw:polygon>
        <draw:polygon draw:style-name="gr2" draw:text-style-name="P2" draw:layer="layout" svg:width="0.038cm" svg:height="0.282cm" svg:x="11.709cm" svg:y="4.889cm" svg:viewBox="0 0 39 283" draw:points="39,0 0,0 0,283 39,283">
          <text:p/>
        </draw:polygon>
        <draw:polygon draw:style-name="gr2" draw:text-style-name="P2" draw:layer="layout" svg:width="0.037cm" svg:height="0.282cm" svg:x="11.672cm" svg:y="4.889cm" svg:viewBox="0 0 38 283" draw:points="38,0 0,0 0,283 38,283">
          <text:p/>
        </draw:polygon>
        <draw:polygon draw:style-name="gr2" draw:text-style-name="P2" draw:layer="layout" svg:width="0.037cm" svg:height="0.282cm" svg:x="11.633cm" svg:y="4.889cm" svg:viewBox="0 0 38 283" draw:points="38,0 0,0 0,283 38,283">
          <text:p/>
        </draw:polygon>
        <draw:polygon draw:style-name="gr2" draw:text-style-name="P2" draw:layer="layout" svg:width="0.038cm" svg:height="0.282cm" svg:x="11.595cm" svg:y="4.889cm" svg:viewBox="0 0 39 283" draw:points="39,0 0,0 0,283 39,283">
          <text:p/>
        </draw:polygon>
        <draw:polygon draw:style-name="gr2" draw:text-style-name="P2" draw:layer="layout" svg:width="0.038cm" svg:height="0.282cm" svg:x="11.556cm" svg:y="4.889cm" svg:viewBox="0 0 39 283" draw:points="39,0 0,0 0,283 39,283">
          <text:p/>
        </draw:polygon>
        <draw:polygon draw:style-name="gr2" draw:text-style-name="P2" draw:layer="layout" svg:width="0.038cm" svg:height="0.282cm" svg:x="11.518cm" svg:y="4.889cm" svg:viewBox="0 0 39 283" draw:points="39,0 0,0 0,283 39,283">
          <text:p/>
        </draw:polygon>
        <draw:polygon draw:style-name="gr2" draw:text-style-name="P2" draw:layer="layout" svg:width="0.038cm" svg:height="0.282cm" svg:x="11.479cm" svg:y="4.889cm" svg:viewBox="0 0 39 283" draw:points="39,0 0,0 0,283 39,283">
          <text:p/>
        </draw:polygon>
        <draw:polygon draw:style-name="gr2" draw:text-style-name="P2" draw:layer="layout" svg:width="0.038cm" svg:height="0.282cm" svg:x="11.442cm" svg:y="4.889cm" svg:viewBox="0 0 39 283" draw:points="39,0 0,0 0,283 39,283">
          <text:p/>
        </draw:polygon>
        <draw:polygon draw:style-name="gr2" draw:text-style-name="P2" draw:layer="layout" svg:width="0.038cm" svg:height="0.282cm" svg:x="11.403cm" svg:y="4.889cm" svg:viewBox="0 0 39 283" draw:points="39,0 0,0 0,283 39,283">
          <text:p/>
        </draw:polygon>
        <draw:polygon draw:style-name="gr2" draw:text-style-name="P2" draw:layer="layout" svg:width="0.038cm" svg:height="0.282cm" svg:x="11.365cm" svg:y="4.889cm" svg:viewBox="0 0 39 283" draw:points="39,0 0,0 0,283 39,283">
          <text:p/>
        </draw:polygon>
        <draw:polygon draw:style-name="gr2" draw:text-style-name="P2" draw:layer="layout" svg:width="0.038cm" svg:height="0.282cm" svg:x="11.326cm" svg:y="4.889cm" svg:viewBox="0 0 39 283" draw:points="39,0 0,0 0,283 39,283">
          <text:p/>
        </draw:polygon>
        <draw:polygon draw:style-name="gr2" draw:text-style-name="P2" draw:layer="layout" svg:width="0.037cm" svg:height="0.282cm" svg:x="11.289cm" svg:y="4.889cm" svg:viewBox="0 0 38 283" draw:points="38,0 0,0 0,283 38,283">
          <text:p/>
        </draw:polygon>
        <draw:polygon draw:style-name="gr2" draw:text-style-name="P2" draw:layer="layout" svg:width="0.037cm" svg:height="0.282cm" svg:x="11.25cm" svg:y="4.889cm" svg:viewBox="0 0 38 283" draw:points="38,0 0,0 0,283 38,283">
          <text:p/>
        </draw:polygon>
        <draw:polygon draw:style-name="gr2" draw:text-style-name="P2" draw:layer="layout" svg:width="0.038cm" svg:height="0.282cm" svg:x="11.212cm" svg:y="4.889cm" svg:viewBox="0 0 39 283" draw:points="39,0 0,0 0,283 39,283">
          <text:p/>
        </draw:polygon>
        <draw:polygon draw:style-name="gr2" draw:text-style-name="P2" draw:layer="layout" svg:width="0.038cm" svg:height="0.282cm" svg:x="11.173cm" svg:y="4.889cm" svg:viewBox="0 0 39 283" draw:points="39,0 0,0 0,283 39,283">
          <text:p/>
        </draw:polygon>
        <draw:polygon draw:style-name="gr2" draw:text-style-name="P2" draw:layer="layout" svg:width="0.038cm" svg:height="0.282cm" svg:x="11.135cm" svg:y="4.889cm" svg:viewBox="0 0 39 283" draw:points="39,0 0,0 0,283 39,283">
          <text:p/>
        </draw:polygon>
        <draw:polygon draw:style-name="gr2" draw:text-style-name="P2" draw:layer="layout" svg:width="0.038cm" svg:height="0.282cm" svg:x="11.096cm" svg:y="4.889cm" svg:viewBox="0 0 39 283" draw:points="39,0 0,0 0,283 39,283">
          <text:p/>
        </draw:polygon>
        <draw:polygon draw:style-name="gr2" draw:text-style-name="P2" draw:layer="layout" svg:width="0.038cm" svg:height="0.282cm" svg:x="11.059cm" svg:y="4.889cm" svg:viewBox="0 0 39 283" draw:points="39,0 0,0 0,283 39,283">
          <text:p/>
        </draw:polygon>
        <draw:polygon draw:style-name="gr2" draw:text-style-name="P2" draw:layer="layout" svg:width="0.038cm" svg:height="0.282cm" svg:x="11.02cm" svg:y="4.889cm" svg:viewBox="0 0 39 283" draw:points="39,0 0,0 0,283 39,283">
          <text:p/>
        </draw:polygon>
        <draw:polygon draw:style-name="gr2" draw:text-style-name="P2" draw:layer="layout" svg:width="0.038cm" svg:height="0.282cm" svg:x="10.982cm" svg:y="4.889cm" svg:viewBox="0 0 39 283" draw:points="39,0 0,0 0,283 39,283">
          <text:p/>
        </draw:polygon>
        <draw:polygon draw:style-name="gr2" draw:text-style-name="P2" draw:layer="layout" svg:width="0.038cm" svg:height="0.282cm" svg:x="10.943cm" svg:y="4.889cm" svg:viewBox="0 0 39 283" draw:points="39,0 0,0 0,283 39,283">
          <text:p/>
        </draw:polygon>
        <draw:polygon draw:style-name="gr2" draw:text-style-name="P2" draw:layer="layout" svg:width="0.037cm" svg:height="0.282cm" svg:x="10.906cm" svg:y="4.889cm" svg:viewBox="0 0 38 283" draw:points="38,0 0,0 0,283 38,283">
          <text:p/>
        </draw:polygon>
        <draw:polygon draw:style-name="gr2" draw:text-style-name="P2" draw:layer="layout" svg:width="0.037cm" svg:height="0.282cm" svg:x="10.867cm" svg:y="4.889cm" svg:viewBox="0 0 38 283" draw:points="38,0 0,0 0,283 38,283">
          <text:p/>
        </draw:polygon>
        <draw:polygon draw:style-name="gr2" draw:text-style-name="P2" draw:layer="layout" svg:width="0.038cm" svg:height="0.282cm" svg:x="10.829cm" svg:y="4.889cm" svg:viewBox="0 0 39 283" draw:points="39,0 0,0 0,283 39,283">
          <text:p/>
        </draw:polygon>
        <draw:polygon draw:style-name="gr2" draw:text-style-name="P2" draw:layer="layout" svg:width="0.038cm" svg:height="0.282cm" svg:x="10.79cm" svg:y="4.889cm" svg:viewBox="0 0 39 283" draw:points="39,0 0,0 0,283 39,283">
          <text:p/>
        </draw:polygon>
        <draw:polygon draw:style-name="gr5" draw:text-style-name="P1" draw:layer="layout" svg:width="0.038cm" svg:height="0.282cm" svg:x="11.978cm" svg:y="4.607cm" svg:viewBox="0 0 39 283" draw:points="39,0 0,0 0,283 39,283">
          <text:p/>
        </draw:polygon>
        <draw:polygon draw:style-name="gr5" draw:text-style-name="P1" draw:layer="layout" svg:width="0.038cm" svg:height="0.282cm" svg:x="11.939cm" svg:y="4.607cm" svg:viewBox="0 0 39 283" draw:points="39,0 0,0 0,283 39,283">
          <text:p/>
        </draw:polygon>
        <draw:polygon draw:style-name="gr5" draw:text-style-name="P1" draw:layer="layout" svg:width="0.038cm" svg:height="0.282cm" svg:x="11.901cm" svg:y="4.607cm" svg:viewBox="0 0 39 283" draw:points="39,0 0,0 0,283 39,283">
          <text:p/>
        </draw:polygon>
        <draw:polygon draw:style-name="gr5" draw:text-style-name="P1" draw:layer="layout" svg:width="0.038cm" svg:height="0.282cm" svg:x="11.862cm" svg:y="4.607cm" svg:viewBox="0 0 39 283" draw:points="39,0 0,0 0,283 39,283">
          <text:p/>
        </draw:polygon>
        <draw:polygon draw:style-name="gr5" draw:text-style-name="P1" draw:layer="layout" svg:width="0.038cm" svg:height="0.282cm" svg:x="11.825cm" svg:y="4.607cm" svg:viewBox="0 0 39 283" draw:points="39,0 0,0 0,283 39,283">
          <text:p/>
        </draw:polygon>
        <draw:polygon draw:style-name="gr5" draw:text-style-name="P1" draw:layer="layout" svg:width="0.038cm" svg:height="0.282cm" svg:x="11.786cm" svg:y="4.607cm" svg:viewBox="0 0 39 283" draw:points="39,0 0,0 0,283 39,283">
          <text:p/>
        </draw:polygon>
        <draw:polygon draw:style-name="gr5" draw:text-style-name="P1" draw:layer="layout" svg:width="0.038cm" svg:height="0.282cm" svg:x="11.748cm" svg:y="4.607cm" svg:viewBox="0 0 39 283" draw:points="39,0 0,0 0,283 39,283">
          <text:p/>
        </draw:polygon>
        <draw:polygon draw:style-name="gr5" draw:text-style-name="P1" draw:layer="layout" svg:width="0.038cm" svg:height="0.282cm" svg:x="11.709cm" svg:y="4.607cm" svg:viewBox="0 0 39 283" draw:points="39,0 0,0 0,283 39,283">
          <text:p/>
        </draw:polygon>
        <draw:polygon draw:style-name="gr5" draw:text-style-name="P1" draw:layer="layout" svg:width="0.037cm" svg:height="0.282cm" svg:x="11.672cm" svg:y="4.607cm" svg:viewBox="0 0 38 283" draw:points="38,0 0,0 0,283 38,283">
          <text:p/>
        </draw:polygon>
        <draw:polygon draw:style-name="gr5" draw:text-style-name="P1" draw:layer="layout" svg:width="0.037cm" svg:height="0.282cm" svg:x="11.633cm" svg:y="4.607cm" svg:viewBox="0 0 38 283" draw:points="38,0 0,0 0,283 38,283">
          <text:p/>
        </draw:polygon>
        <draw:polygon draw:style-name="gr5" draw:text-style-name="P1" draw:layer="layout" svg:width="0.038cm" svg:height="0.282cm" svg:x="11.595cm" svg:y="4.607cm" svg:viewBox="0 0 39 283" draw:points="39,0 0,0 0,283 39,283">
          <text:p/>
        </draw:polygon>
        <draw:polygon draw:style-name="gr5" draw:text-style-name="P1" draw:layer="layout" svg:width="0.038cm" svg:height="0.282cm" svg:x="11.556cm" svg:y="4.607cm" svg:viewBox="0 0 39 283" draw:points="39,0 0,0 0,283 39,283">
          <text:p/>
        </draw:polygon>
        <draw:polygon draw:style-name="gr5" draw:text-style-name="P1" draw:layer="layout" svg:width="0.038cm" svg:height="0.282cm" svg:x="11.518cm" svg:y="4.607cm" svg:viewBox="0 0 39 283" draw:points="39,0 0,0 0,283 39,283">
          <text:p/>
        </draw:polygon>
        <draw:polygon draw:style-name="gr5" draw:text-style-name="P1" draw:layer="layout" svg:width="0.038cm" svg:height="0.282cm" svg:x="11.479cm" svg:y="4.607cm" svg:viewBox="0 0 39 283" draw:points="39,0 0,0 0,283 39,283">
          <text:p/>
        </draw:polygon>
        <draw:polygon draw:style-name="gr5" draw:text-style-name="P1" draw:layer="layout" svg:width="0.038cm" svg:height="0.282cm" svg:x="11.442cm" svg:y="4.607cm" svg:viewBox="0 0 39 283" draw:points="39,0 0,0 0,283 39,283">
          <text:p/>
        </draw:polygon>
        <draw:polygon draw:style-name="gr5" draw:text-style-name="P1" draw:layer="layout" svg:width="0.038cm" svg:height="0.282cm" svg:x="11.403cm" svg:y="4.607cm" svg:viewBox="0 0 39 283" draw:points="39,0 0,0 0,283 39,283">
          <text:p/>
        </draw:polygon>
        <draw:polygon draw:style-name="gr5" draw:text-style-name="P1" draw:layer="layout" svg:width="0.038cm" svg:height="0.282cm" svg:x="11.365cm" svg:y="4.607cm" svg:viewBox="0 0 39 283" draw:points="39,0 0,0 0,283 39,283">
          <text:p/>
        </draw:polygon>
        <draw:polygon draw:style-name="gr5" draw:text-style-name="P1" draw:layer="layout" svg:width="0.038cm" svg:height="0.282cm" svg:x="11.326cm" svg:y="4.607cm" svg:viewBox="0 0 39 283" draw:points="39,0 0,0 0,283 39,283">
          <text:p/>
        </draw:polygon>
        <draw:polygon draw:style-name="gr5" draw:text-style-name="P1" draw:layer="layout" svg:width="0.037cm" svg:height="0.282cm" svg:x="11.289cm" svg:y="4.607cm" svg:viewBox="0 0 38 283" draw:points="38,0 0,0 0,283 38,283">
          <text:p/>
        </draw:polygon>
        <draw:polygon draw:style-name="gr5" draw:text-style-name="P1" draw:layer="layout" svg:width="0.037cm" svg:height="0.282cm" svg:x="11.25cm" svg:y="4.607cm" svg:viewBox="0 0 38 283" draw:points="38,0 0,0 0,283 38,283">
          <text:p/>
        </draw:polygon>
        <draw:polygon draw:style-name="gr5" draw:text-style-name="P1" draw:layer="layout" svg:width="0.038cm" svg:height="0.282cm" svg:x="11.212cm" svg:y="4.607cm" svg:viewBox="0 0 39 283" draw:points="39,0 0,0 0,283 39,283">
          <text:p/>
        </draw:polygon>
        <draw:polygon draw:style-name="gr5" draw:text-style-name="P1" draw:layer="layout" svg:width="0.038cm" svg:height="0.282cm" svg:x="11.173cm" svg:y="4.607cm" svg:viewBox="0 0 39 283" draw:points="39,0 0,0 0,283 39,283">
          <text:p/>
        </draw:polygon>
        <draw:polygon draw:style-name="gr5" draw:text-style-name="P1" draw:layer="layout" svg:width="0.038cm" svg:height="0.282cm" svg:x="11.135cm" svg:y="4.607cm" svg:viewBox="0 0 39 283" draw:points="39,0 0,0 0,283 39,283">
          <text:p/>
        </draw:polygon>
        <draw:polygon draw:style-name="gr5" draw:text-style-name="P1" draw:layer="layout" svg:width="0.038cm" svg:height="0.282cm" svg:x="11.096cm" svg:y="4.607cm" svg:viewBox="0 0 39 283" draw:points="39,0 0,0 0,283 39,283">
          <text:p/>
        </draw:polygon>
        <draw:polygon draw:style-name="gr5" draw:text-style-name="P1" draw:layer="layout" svg:width="0.038cm" svg:height="0.282cm" svg:x="11.059cm" svg:y="4.607cm" svg:viewBox="0 0 39 283" draw:points="39,0 0,0 0,283 39,283">
          <text:p/>
        </draw:polygon>
        <draw:polygon draw:style-name="gr5" draw:text-style-name="P1" draw:layer="layout" svg:width="0.038cm" svg:height="0.282cm" svg:x="11.02cm" svg:y="4.607cm" svg:viewBox="0 0 39 283" draw:points="39,0 0,0 0,283 39,283">
          <text:p/>
        </draw:polygon>
        <draw:polygon draw:style-name="gr5" draw:text-style-name="P1" draw:layer="layout" svg:width="0.038cm" svg:height="0.282cm" svg:x="10.982cm" svg:y="4.607cm" svg:viewBox="0 0 39 283" draw:points="39,0 0,0 0,283 39,283">
          <text:p/>
        </draw:polygon>
        <draw:polygon draw:style-name="gr5" draw:text-style-name="P1" draw:layer="layout" svg:width="0.038cm" svg:height="0.282cm" svg:x="10.943cm" svg:y="4.607cm" svg:viewBox="0 0 39 283" draw:points="39,0 0,0 0,283 39,283">
          <text:p/>
        </draw:polygon>
        <draw:polygon draw:style-name="gr5" draw:text-style-name="P1" draw:layer="layout" svg:width="0.037cm" svg:height="0.282cm" svg:x="10.906cm" svg:y="4.607cm" svg:viewBox="0 0 38 283" draw:points="38,0 0,0 0,283 38,283">
          <text:p/>
        </draw:polygon>
        <draw:polygon draw:style-name="gr5" draw:text-style-name="P1" draw:layer="layout" svg:width="0.037cm" svg:height="0.282cm" svg:x="10.867cm" svg:y="4.607cm" svg:viewBox="0 0 38 283" draw:points="38,0 0,0 0,283 38,283">
          <text:p/>
        </draw:polygon>
        <draw:polygon draw:style-name="gr5" draw:text-style-name="P1" draw:layer="layout" svg:width="0.038cm" svg:height="0.282cm" svg:x="10.829cm" svg:y="4.607cm" svg:viewBox="0 0 39 283" draw:points="39,0 0,0 0,283 39,283">
          <text:p/>
        </draw:polygon>
        <draw:polygon draw:style-name="gr5" draw:text-style-name="P1" draw:layer="layout" svg:width="0.038cm" svg:height="0.282cm" svg:x="10.79cm" svg:y="4.607cm" svg:viewBox="0 0 39 283" draw:points="39,0 0,0 0,283 39,283">
          <text:p/>
        </draw:polygon>
        <draw:polygon draw:style-name="gr7" draw:text-style-name="P4" draw:layer="layout" svg:width="0.038cm" svg:height="0.281cm" svg:x="11.978cm" svg:y="4.325cm" svg:viewBox="0 0 39 282" draw:points="39,0 0,0 0,282 39,282">
          <text:p/>
        </draw:polygon>
        <draw:polygon draw:style-name="gr7" draw:text-style-name="P4" draw:layer="layout" svg:width="0.038cm" svg:height="0.281cm" svg:x="11.939cm" svg:y="4.325cm" svg:viewBox="0 0 39 282" draw:points="39,0 0,0 0,282 39,282">
          <text:p/>
        </draw:polygon>
        <draw:polygon draw:style-name="gr7" draw:text-style-name="P4" draw:layer="layout" svg:width="0.038cm" svg:height="0.281cm" svg:x="11.901cm" svg:y="4.325cm" svg:viewBox="0 0 39 282" draw:points="39,0 0,0 0,282 39,282">
          <text:p/>
        </draw:polygon>
        <draw:polygon draw:style-name="gr7" draw:text-style-name="P4" draw:layer="layout" svg:width="0.038cm" svg:height="0.281cm" svg:x="11.862cm" svg:y="4.325cm" svg:viewBox="0 0 39 282" draw:points="39,0 0,0 0,282 39,282">
          <text:p/>
        </draw:polygon>
        <draw:polygon draw:style-name="gr7" draw:text-style-name="P4" draw:layer="layout" svg:width="0.038cm" svg:height="0.281cm" svg:x="11.825cm" svg:y="4.325cm" svg:viewBox="0 0 39 282" draw:points="39,0 0,0 0,282 39,282">
          <text:p/>
        </draw:polygon>
        <draw:polygon draw:style-name="gr7" draw:text-style-name="P4" draw:layer="layout" svg:width="0.038cm" svg:height="0.281cm" svg:x="11.786cm" svg:y="4.325cm" svg:viewBox="0 0 39 282" draw:points="39,0 0,0 0,282 39,282">
          <text:p/>
        </draw:polygon>
        <draw:polygon draw:style-name="gr7" draw:text-style-name="P4" draw:layer="layout" svg:width="0.038cm" svg:height="0.281cm" svg:x="11.748cm" svg:y="4.325cm" svg:viewBox="0 0 39 282" draw:points="39,0 0,0 0,282 39,282">
          <text:p/>
        </draw:polygon>
        <draw:polygon draw:style-name="gr7" draw:text-style-name="P4" draw:layer="layout" svg:width="0.038cm" svg:height="0.281cm" svg:x="11.709cm" svg:y="4.325cm" svg:viewBox="0 0 39 282" draw:points="39,0 0,0 0,282 39,282">
          <text:p/>
        </draw:polygon>
        <draw:polygon draw:style-name="gr7" draw:text-style-name="P4" draw:layer="layout" svg:width="0.037cm" svg:height="0.281cm" svg:x="11.672cm" svg:y="4.325cm" svg:viewBox="0 0 38 282" draw:points="38,0 0,0 0,282 38,282">
          <text:p/>
        </draw:polygon>
        <draw:polygon draw:style-name="gr7" draw:text-style-name="P4" draw:layer="layout" svg:width="0.037cm" svg:height="0.281cm" svg:x="11.633cm" svg:y="4.325cm" svg:viewBox="0 0 38 282" draw:points="38,0 0,0 0,282 38,282">
          <text:p/>
        </draw:polygon>
        <draw:polygon draw:style-name="gr7" draw:text-style-name="P4" draw:layer="layout" svg:width="0.038cm" svg:height="0.281cm" svg:x="11.595cm" svg:y="4.325cm" svg:viewBox="0 0 39 282" draw:points="39,0 0,0 0,282 39,282">
          <text:p/>
        </draw:polygon>
        <draw:polygon draw:style-name="gr7" draw:text-style-name="P4" draw:layer="layout" svg:width="0.038cm" svg:height="0.281cm" svg:x="11.556cm" svg:y="4.325cm" svg:viewBox="0 0 39 282" draw:points="39,0 0,0 0,282 39,282">
          <text:p/>
        </draw:polygon>
        <draw:polygon draw:style-name="gr7" draw:text-style-name="P4" draw:layer="layout" svg:width="0.038cm" svg:height="0.281cm" svg:x="11.518cm" svg:y="4.325cm" svg:viewBox="0 0 39 282" draw:points="39,0 0,0 0,282 39,282">
          <text:p/>
        </draw:polygon>
        <draw:polygon draw:style-name="gr7" draw:text-style-name="P4" draw:layer="layout" svg:width="0.038cm" svg:height="0.281cm" svg:x="11.479cm" svg:y="4.325cm" svg:viewBox="0 0 39 282" draw:points="39,0 0,0 0,282 39,282">
          <text:p/>
        </draw:polygon>
        <draw:polygon draw:style-name="gr7" draw:text-style-name="P4" draw:layer="layout" svg:width="0.038cm" svg:height="0.281cm" svg:x="11.442cm" svg:y="4.325cm" svg:viewBox="0 0 39 282" draw:points="39,0 0,0 0,282 39,282">
          <text:p/>
        </draw:polygon>
        <draw:polygon draw:style-name="gr7" draw:text-style-name="P4" draw:layer="layout" svg:width="0.038cm" svg:height="0.281cm" svg:x="11.403cm" svg:y="4.325cm" svg:viewBox="0 0 39 282" draw:points="39,0 0,0 0,282 39,282">
          <text:p/>
        </draw:polygon>
        <draw:polygon draw:style-name="gr7" draw:text-style-name="P4" draw:layer="layout" svg:width="0.038cm" svg:height="0.281cm" svg:x="11.365cm" svg:y="4.325cm" svg:viewBox="0 0 39 282" draw:points="39,0 0,0 0,282 39,282">
          <text:p/>
        </draw:polygon>
        <draw:polygon draw:style-name="gr7" draw:text-style-name="P4" draw:layer="layout" svg:width="0.038cm" svg:height="0.281cm" svg:x="11.326cm" svg:y="4.325cm" svg:viewBox="0 0 39 282" draw:points="39,0 0,0 0,282 39,282">
          <text:p/>
        </draw:polygon>
        <draw:polygon draw:style-name="gr7" draw:text-style-name="P4" draw:layer="layout" svg:width="0.037cm" svg:height="0.281cm" svg:x="11.289cm" svg:y="4.325cm" svg:viewBox="0 0 38 282" draw:points="38,0 0,0 0,282 38,282">
          <text:p/>
        </draw:polygon>
        <draw:polygon draw:style-name="gr7" draw:text-style-name="P4" draw:layer="layout" svg:width="0.037cm" svg:height="0.281cm" svg:x="11.25cm" svg:y="4.325cm" svg:viewBox="0 0 38 282" draw:points="38,0 0,0 0,282 38,282">
          <text:p/>
        </draw:polygon>
        <draw:polygon draw:style-name="gr7" draw:text-style-name="P4" draw:layer="layout" svg:width="0.038cm" svg:height="0.281cm" svg:x="11.212cm" svg:y="4.325cm" svg:viewBox="0 0 39 282" draw:points="39,0 0,0 0,282 39,282">
          <text:p/>
        </draw:polygon>
        <draw:polygon draw:style-name="gr7" draw:text-style-name="P4" draw:layer="layout" svg:width="0.038cm" svg:height="0.281cm" svg:x="11.173cm" svg:y="4.325cm" svg:viewBox="0 0 39 282" draw:points="39,0 0,0 0,282 39,282">
          <text:p/>
        </draw:polygon>
        <draw:polygon draw:style-name="gr7" draw:text-style-name="P4" draw:layer="layout" svg:width="0.038cm" svg:height="0.281cm" svg:x="11.135cm" svg:y="4.325cm" svg:viewBox="0 0 39 282" draw:points="39,0 0,0 0,282 39,282">
          <text:p/>
        </draw:polygon>
        <draw:polygon draw:style-name="gr7" draw:text-style-name="P4" draw:layer="layout" svg:width="0.038cm" svg:height="0.281cm" svg:x="11.096cm" svg:y="4.325cm" svg:viewBox="0 0 39 282" draw:points="39,0 0,0 0,282 39,282">
          <text:p/>
        </draw:polygon>
        <draw:polygon draw:style-name="gr7" draw:text-style-name="P4" draw:layer="layout" svg:width="0.038cm" svg:height="0.281cm" svg:x="11.059cm" svg:y="4.325cm" svg:viewBox="0 0 39 282" draw:points="39,0 0,0 0,282 39,282">
          <text:p/>
        </draw:polygon>
        <draw:polygon draw:style-name="gr7" draw:text-style-name="P4" draw:layer="layout" svg:width="0.038cm" svg:height="0.281cm" svg:x="11.02cm" svg:y="4.325cm" svg:viewBox="0 0 39 282" draw:points="39,0 0,0 0,282 39,282">
          <text:p/>
        </draw:polygon>
        <draw:polygon draw:style-name="gr7" draw:text-style-name="P4" draw:layer="layout" svg:width="0.038cm" svg:height="0.281cm" svg:x="10.982cm" svg:y="4.325cm" svg:viewBox="0 0 39 282" draw:points="39,0 0,0 0,282 39,282">
          <text:p/>
        </draw:polygon>
        <draw:polygon draw:style-name="gr7" draw:text-style-name="P4" draw:layer="layout" svg:width="0.038cm" svg:height="0.281cm" svg:x="10.943cm" svg:y="4.325cm" svg:viewBox="0 0 39 282" draw:points="39,0 0,0 0,282 39,282">
          <text:p/>
        </draw:polygon>
        <draw:polygon draw:style-name="gr7" draw:text-style-name="P4" draw:layer="layout" svg:width="0.037cm" svg:height="0.281cm" svg:x="10.906cm" svg:y="4.325cm" svg:viewBox="0 0 38 282" draw:points="38,0 0,0 0,282 38,282">
          <text:p/>
        </draw:polygon>
        <draw:polygon draw:style-name="gr7" draw:text-style-name="P4" draw:layer="layout" svg:width="0.037cm" svg:height="0.281cm" svg:x="10.867cm" svg:y="4.325cm" svg:viewBox="0 0 38 282" draw:points="38,0 0,0 0,282 38,282">
          <text:p/>
        </draw:polygon>
        <draw:polygon draw:style-name="gr7" draw:text-style-name="P4" draw:layer="layout" svg:width="0.038cm" svg:height="0.281cm" svg:x="10.829cm" svg:y="4.325cm" svg:viewBox="0 0 39 282" draw:points="39,0 0,0 0,282 39,282">
          <text:p/>
        </draw:polygon>
        <draw:polygon draw:style-name="gr7" draw:text-style-name="P4" draw:layer="layout" svg:width="0.038cm" svg:height="0.281cm" svg:x="10.79cm" svg:y="4.325cm" svg:viewBox="0 0 39 282" draw:points="39,0 0,0 0,282 39,282">
          <text:p/>
        </draw:polygon>
        <draw:polygon draw:style-name="gr5" draw:text-style-name="P1" draw:layer="layout" svg:width="0.038cm" svg:height="0.282cm" svg:x="11.978cm" svg:y="4.042cm" svg:viewBox="0 0 39 283" draw:points="39,0 0,0 0,283 39,283">
          <text:p/>
        </draw:polygon>
        <draw:polygon draw:style-name="gr5" draw:text-style-name="P1" draw:layer="layout" svg:width="0.038cm" svg:height="0.282cm" svg:x="11.939cm" svg:y="4.042cm" svg:viewBox="0 0 39 283" draw:points="39,0 0,0 0,283 39,283">
          <text:p/>
        </draw:polygon>
        <draw:polygon draw:style-name="gr5" draw:text-style-name="P1" draw:layer="layout" svg:width="0.038cm" svg:height="0.282cm" svg:x="11.901cm" svg:y="4.042cm" svg:viewBox="0 0 39 283" draw:points="39,0 0,0 0,283 39,283">
          <text:p/>
        </draw:polygon>
        <draw:polygon draw:style-name="gr5" draw:text-style-name="P1" draw:layer="layout" svg:width="0.038cm" svg:height="0.282cm" svg:x="11.862cm" svg:y="4.042cm" svg:viewBox="0 0 39 283" draw:points="39,0 0,0 0,283 39,283">
          <text:p/>
        </draw:polygon>
        <draw:polygon draw:style-name="gr5" draw:text-style-name="P1" draw:layer="layout" svg:width="0.038cm" svg:height="0.282cm" svg:x="11.825cm" svg:y="4.042cm" svg:viewBox="0 0 39 283" draw:points="39,0 0,0 0,283 39,283">
          <text:p/>
        </draw:polygon>
        <draw:polygon draw:style-name="gr5" draw:text-style-name="P1" draw:layer="layout" svg:width="0.038cm" svg:height="0.282cm" svg:x="11.786cm" svg:y="4.042cm" svg:viewBox="0 0 39 283" draw:points="39,0 0,0 0,283 39,283">
          <text:p/>
        </draw:polygon>
        <draw:polygon draw:style-name="gr5" draw:text-style-name="P1" draw:layer="layout" svg:width="0.038cm" svg:height="0.282cm" svg:x="11.748cm" svg:y="4.042cm" svg:viewBox="0 0 39 283" draw:points="39,0 0,0 0,283 39,283">
          <text:p/>
        </draw:polygon>
        <draw:polygon draw:style-name="gr5" draw:text-style-name="P1" draw:layer="layout" svg:width="0.038cm" svg:height="0.282cm" svg:x="11.709cm" svg:y="4.042cm" svg:viewBox="0 0 39 283" draw:points="39,0 0,0 0,283 39,283">
          <text:p/>
        </draw:polygon>
        <draw:polygon draw:style-name="gr5" draw:text-style-name="P1" draw:layer="layout" svg:width="0.037cm" svg:height="0.282cm" svg:x="11.672cm" svg:y="4.042cm" svg:viewBox="0 0 38 283" draw:points="38,0 0,0 0,283 38,283">
          <text:p/>
        </draw:polygon>
        <draw:polygon draw:style-name="gr5" draw:text-style-name="P1" draw:layer="layout" svg:width="0.037cm" svg:height="0.282cm" svg:x="11.633cm" svg:y="4.042cm" svg:viewBox="0 0 38 283" draw:points="38,0 0,0 0,283 38,283">
          <text:p/>
        </draw:polygon>
        <draw:polygon draw:style-name="gr5" draw:text-style-name="P1" draw:layer="layout" svg:width="0.038cm" svg:height="0.282cm" svg:x="11.595cm" svg:y="4.042cm" svg:viewBox="0 0 39 283" draw:points="39,0 0,0 0,283 39,283">
          <text:p/>
        </draw:polygon>
        <draw:polygon draw:style-name="gr5" draw:text-style-name="P1" draw:layer="layout" svg:width="0.038cm" svg:height="0.282cm" svg:x="11.556cm" svg:y="4.042cm" svg:viewBox="0 0 39 283" draw:points="39,0 0,0 0,283 39,283">
          <text:p/>
        </draw:polygon>
        <draw:polygon draw:style-name="gr5" draw:text-style-name="P1" draw:layer="layout" svg:width="0.038cm" svg:height="0.282cm" svg:x="11.518cm" svg:y="4.042cm" svg:viewBox="0 0 39 283" draw:points="39,0 0,0 0,283 39,283">
          <text:p/>
        </draw:polygon>
        <draw:polygon draw:style-name="gr5" draw:text-style-name="P1" draw:layer="layout" svg:width="0.038cm" svg:height="0.282cm" svg:x="11.479cm" svg:y="4.042cm" svg:viewBox="0 0 39 283" draw:points="39,0 0,0 0,283 39,283">
          <text:p/>
        </draw:polygon>
        <draw:polygon draw:style-name="gr5" draw:text-style-name="P1" draw:layer="layout" svg:width="0.038cm" svg:height="0.282cm" svg:x="11.442cm" svg:y="4.042cm" svg:viewBox="0 0 39 283" draw:points="39,0 0,0 0,283 39,283">
          <text:p/>
        </draw:polygon>
        <draw:polygon draw:style-name="gr5" draw:text-style-name="P1" draw:layer="layout" svg:width="0.038cm" svg:height="0.282cm" svg:x="11.403cm" svg:y="4.042cm" svg:viewBox="0 0 39 283" draw:points="39,0 0,0 0,283 39,283">
          <text:p/>
        </draw:polygon>
        <draw:polygon draw:style-name="gr5" draw:text-style-name="P1" draw:layer="layout" svg:width="0.038cm" svg:height="0.282cm" svg:x="11.365cm" svg:y="4.042cm" svg:viewBox="0 0 39 283" draw:points="39,0 0,0 0,283 39,283">
          <text:p/>
        </draw:polygon>
        <draw:polygon draw:style-name="gr5" draw:text-style-name="P1" draw:layer="layout" svg:width="0.038cm" svg:height="0.282cm" svg:x="11.326cm" svg:y="4.042cm" svg:viewBox="0 0 39 283" draw:points="39,0 0,0 0,283 39,283">
          <text:p/>
        </draw:polygon>
        <draw:polygon draw:style-name="gr5" draw:text-style-name="P1" draw:layer="layout" svg:width="0.037cm" svg:height="0.282cm" svg:x="11.289cm" svg:y="4.042cm" svg:viewBox="0 0 38 283" draw:points="38,0 0,0 0,283 38,283">
          <text:p/>
        </draw:polygon>
        <draw:polygon draw:style-name="gr5" draw:text-style-name="P1" draw:layer="layout" svg:width="0.037cm" svg:height="0.282cm" svg:x="11.25cm" svg:y="4.042cm" svg:viewBox="0 0 38 283" draw:points="38,0 0,0 0,283 38,283">
          <text:p/>
        </draw:polygon>
        <draw:polygon draw:style-name="gr5" draw:text-style-name="P1" draw:layer="layout" svg:width="0.038cm" svg:height="0.282cm" svg:x="11.212cm" svg:y="4.042cm" svg:viewBox="0 0 39 283" draw:points="39,0 0,0 0,283 39,283">
          <text:p/>
        </draw:polygon>
        <draw:polygon draw:style-name="gr5" draw:text-style-name="P1" draw:layer="layout" svg:width="0.038cm" svg:height="0.282cm" svg:x="11.173cm" svg:y="4.042cm" svg:viewBox="0 0 39 283" draw:points="39,0 0,0 0,283 39,283">
          <text:p/>
        </draw:polygon>
        <draw:polygon draw:style-name="gr5" draw:text-style-name="P1" draw:layer="layout" svg:width="0.038cm" svg:height="0.282cm" svg:x="11.135cm" svg:y="4.042cm" svg:viewBox="0 0 39 283" draw:points="39,0 0,0 0,283 39,283">
          <text:p/>
        </draw:polygon>
        <draw:polygon draw:style-name="gr5" draw:text-style-name="P1" draw:layer="layout" svg:width="0.038cm" svg:height="0.282cm" svg:x="11.096cm" svg:y="4.042cm" svg:viewBox="0 0 39 283" draw:points="39,0 0,0 0,283 39,283">
          <text:p/>
        </draw:polygon>
        <draw:polygon draw:style-name="gr5" draw:text-style-name="P1" draw:layer="layout" svg:width="0.038cm" svg:height="0.282cm" svg:x="11.059cm" svg:y="4.042cm" svg:viewBox="0 0 39 283" draw:points="39,0 0,0 0,283 39,283">
          <text:p/>
        </draw:polygon>
        <draw:polygon draw:style-name="gr5" draw:text-style-name="P1" draw:layer="layout" svg:width="0.038cm" svg:height="0.282cm" svg:x="11.02cm" svg:y="4.042cm" svg:viewBox="0 0 39 283" draw:points="39,0 0,0 0,283 39,283">
          <text:p/>
        </draw:polygon>
        <draw:polygon draw:style-name="gr5" draw:text-style-name="P1" draw:layer="layout" svg:width="0.038cm" svg:height="0.282cm" svg:x="10.982cm" svg:y="4.042cm" svg:viewBox="0 0 39 283" draw:points="39,0 0,0 0,283 39,283">
          <text:p/>
        </draw:polygon>
        <draw:polygon draw:style-name="gr5" draw:text-style-name="P1" draw:layer="layout" svg:width="0.038cm" svg:height="0.282cm" svg:x="10.943cm" svg:y="4.042cm" svg:viewBox="0 0 39 283" draw:points="39,0 0,0 0,283 39,283">
          <text:p/>
        </draw:polygon>
        <draw:polygon draw:style-name="gr5" draw:text-style-name="P1" draw:layer="layout" svg:width="0.037cm" svg:height="0.282cm" svg:x="10.906cm" svg:y="4.042cm" svg:viewBox="0 0 38 283" draw:points="38,0 0,0 0,283 38,283">
          <text:p/>
        </draw:polygon>
        <draw:polygon draw:style-name="gr5" draw:text-style-name="P1" draw:layer="layout" svg:width="0.037cm" svg:height="0.282cm" svg:x="10.867cm" svg:y="4.042cm" svg:viewBox="0 0 38 283" draw:points="38,0 0,0 0,283 38,283">
          <text:p/>
        </draw:polygon>
        <draw:polygon draw:style-name="gr5" draw:text-style-name="P1" draw:layer="layout" svg:width="0.038cm" svg:height="0.282cm" svg:x="10.829cm" svg:y="4.042cm" svg:viewBox="0 0 39 283" draw:points="39,0 0,0 0,283 39,283">
          <text:p/>
        </draw:polygon>
        <draw:polygon draw:style-name="gr5" draw:text-style-name="P1" draw:layer="layout" svg:width="0.038cm" svg:height="0.282cm" svg:x="10.79cm" svg:y="4.042cm" svg:viewBox="0 0 39 283" draw:points="39,0 0,0 0,283 39,283">
          <text:p/>
        </draw:polygon>
        <draw:polygon draw:style-name="gr5" draw:text-style-name="P1" draw:layer="layout" svg:width="0.038cm" svg:height="0.282cm" svg:x="11.978cm" svg:y="3.76cm" svg:viewBox="0 0 39 283" draw:points="39,0 0,0 0,283 39,283">
          <text:p/>
        </draw:polygon>
        <draw:polygon draw:style-name="gr5" draw:text-style-name="P1" draw:layer="layout" svg:width="0.038cm" svg:height="0.282cm" svg:x="11.939cm" svg:y="3.76cm" svg:viewBox="0 0 39 283" draw:points="39,0 0,0 0,283 39,283">
          <text:p/>
        </draw:polygon>
        <draw:polygon draw:style-name="gr5" draw:text-style-name="P1" draw:layer="layout" svg:width="0.038cm" svg:height="0.282cm" svg:x="11.901cm" svg:y="3.76cm" svg:viewBox="0 0 39 283" draw:points="39,0 0,0 0,283 39,283">
          <text:p/>
        </draw:polygon>
        <draw:polygon draw:style-name="gr5" draw:text-style-name="P1" draw:layer="layout" svg:width="0.038cm" svg:height="0.282cm" svg:x="11.862cm" svg:y="3.76cm" svg:viewBox="0 0 39 283" draw:points="39,0 0,0 0,283 39,283">
          <text:p/>
        </draw:polygon>
        <draw:polygon draw:style-name="gr5" draw:text-style-name="P1" draw:layer="layout" svg:width="0.038cm" svg:height="0.282cm" svg:x="11.825cm" svg:y="3.76cm" svg:viewBox="0 0 39 283" draw:points="39,0 0,0 0,283 39,283">
          <text:p/>
        </draw:polygon>
        <draw:polygon draw:style-name="gr5" draw:text-style-name="P1" draw:layer="layout" svg:width="0.038cm" svg:height="0.282cm" svg:x="11.786cm" svg:y="3.76cm" svg:viewBox="0 0 39 283" draw:points="39,0 0,0 0,283 39,283">
          <text:p/>
        </draw:polygon>
        <draw:polygon draw:style-name="gr5" draw:text-style-name="P1" draw:layer="layout" svg:width="0.038cm" svg:height="0.282cm" svg:x="11.748cm" svg:y="3.76cm" svg:viewBox="0 0 39 283" draw:points="39,0 0,0 0,283 39,283">
          <text:p/>
        </draw:polygon>
        <draw:polygon draw:style-name="gr5" draw:text-style-name="P1" draw:layer="layout" svg:width="0.038cm" svg:height="0.282cm" svg:x="11.709cm" svg:y="3.76cm" svg:viewBox="0 0 39 283" draw:points="39,0 0,0 0,283 39,283">
          <text:p/>
        </draw:polygon>
        <draw:polygon draw:style-name="gr5" draw:text-style-name="P1" draw:layer="layout" svg:width="0.037cm" svg:height="0.282cm" svg:x="11.672cm" svg:y="3.76cm" svg:viewBox="0 0 38 283" draw:points="38,0 0,0 0,283 38,283">
          <text:p/>
        </draw:polygon>
        <draw:polygon draw:style-name="gr5" draw:text-style-name="P1" draw:layer="layout" svg:width="0.037cm" svg:height="0.282cm" svg:x="11.633cm" svg:y="3.76cm" svg:viewBox="0 0 38 283" draw:points="38,0 0,0 0,283 38,283">
          <text:p/>
        </draw:polygon>
        <draw:polygon draw:style-name="gr5" draw:text-style-name="P1" draw:layer="layout" svg:width="0.038cm" svg:height="0.282cm" svg:x="11.595cm" svg:y="3.76cm" svg:viewBox="0 0 39 283" draw:points="39,0 0,0 0,283 39,283">
          <text:p/>
        </draw:polygon>
        <draw:polygon draw:style-name="gr5" draw:text-style-name="P1" draw:layer="layout" svg:width="0.038cm" svg:height="0.282cm" svg:x="11.556cm" svg:y="3.76cm" svg:viewBox="0 0 39 283" draw:points="39,0 0,0 0,283 39,283">
          <text:p/>
        </draw:polygon>
        <draw:polygon draw:style-name="gr5" draw:text-style-name="P1" draw:layer="layout" svg:width="0.038cm" svg:height="0.282cm" svg:x="11.518cm" svg:y="3.76cm" svg:viewBox="0 0 39 283" draw:points="39,0 0,0 0,283 39,283">
          <text:p/>
        </draw:polygon>
        <draw:polygon draw:style-name="gr5" draw:text-style-name="P1" draw:layer="layout" svg:width="0.038cm" svg:height="0.282cm" svg:x="11.479cm" svg:y="3.76cm" svg:viewBox="0 0 39 283" draw:points="39,0 0,0 0,283 39,283">
          <text:p/>
        </draw:polygon>
        <draw:polygon draw:style-name="gr5" draw:text-style-name="P1" draw:layer="layout" svg:width="0.038cm" svg:height="0.282cm" svg:x="11.442cm" svg:y="3.76cm" svg:viewBox="0 0 39 283" draw:points="39,0 0,0 0,283 39,283">
          <text:p/>
        </draw:polygon>
        <draw:polygon draw:style-name="gr5" draw:text-style-name="P1" draw:layer="layout" svg:width="0.038cm" svg:height="0.282cm" svg:x="11.403cm" svg:y="3.76cm" svg:viewBox="0 0 39 283" draw:points="39,0 0,0 0,283 39,283">
          <text:p/>
        </draw:polygon>
        <draw:polygon draw:style-name="gr5" draw:text-style-name="P1" draw:layer="layout" svg:width="0.038cm" svg:height="0.282cm" svg:x="11.365cm" svg:y="3.76cm" svg:viewBox="0 0 39 283" draw:points="39,0 0,0 0,283 39,283">
          <text:p/>
        </draw:polygon>
        <draw:polygon draw:style-name="gr5" draw:text-style-name="P1" draw:layer="layout" svg:width="0.038cm" svg:height="0.282cm" svg:x="11.326cm" svg:y="3.76cm" svg:viewBox="0 0 39 283" draw:points="39,0 0,0 0,283 39,283">
          <text:p/>
        </draw:polygon>
        <draw:polygon draw:style-name="gr5" draw:text-style-name="P1" draw:layer="layout" svg:width="0.037cm" svg:height="0.282cm" svg:x="11.289cm" svg:y="3.76cm" svg:viewBox="0 0 38 283" draw:points="38,0 0,0 0,283 38,283">
          <text:p/>
        </draw:polygon>
        <draw:polygon draw:style-name="gr5" draw:text-style-name="P1" draw:layer="layout" svg:width="0.037cm" svg:height="0.282cm" svg:x="11.25cm" svg:y="3.76cm" svg:viewBox="0 0 38 283" draw:points="38,0 0,0 0,283 38,283">
          <text:p/>
        </draw:polygon>
        <draw:polygon draw:style-name="gr5" draw:text-style-name="P1" draw:layer="layout" svg:width="0.038cm" svg:height="0.282cm" svg:x="11.212cm" svg:y="3.76cm" svg:viewBox="0 0 39 283" draw:points="39,0 0,0 0,283 39,283">
          <text:p/>
        </draw:polygon>
        <draw:polygon draw:style-name="gr5" draw:text-style-name="P1" draw:layer="layout" svg:width="0.038cm" svg:height="0.282cm" svg:x="11.173cm" svg:y="3.76cm" svg:viewBox="0 0 39 283" draw:points="39,0 0,0 0,283 39,283">
          <text:p/>
        </draw:polygon>
        <draw:polygon draw:style-name="gr5" draw:text-style-name="P1" draw:layer="layout" svg:width="0.038cm" svg:height="0.282cm" svg:x="11.135cm" svg:y="3.76cm" svg:viewBox="0 0 39 283" draw:points="39,0 0,0 0,283 39,283">
          <text:p/>
        </draw:polygon>
        <draw:polygon draw:style-name="gr5" draw:text-style-name="P1" draw:layer="layout" svg:width="0.038cm" svg:height="0.282cm" svg:x="11.096cm" svg:y="3.76cm" svg:viewBox="0 0 39 283" draw:points="39,0 0,0 0,283 39,283">
          <text:p/>
        </draw:polygon>
        <draw:polygon draw:style-name="gr5" draw:text-style-name="P1" draw:layer="layout" svg:width="0.038cm" svg:height="0.282cm" svg:x="11.059cm" svg:y="3.76cm" svg:viewBox="0 0 39 283" draw:points="39,0 0,0 0,283 39,283">
          <text:p/>
        </draw:polygon>
        <draw:polygon draw:style-name="gr5" draw:text-style-name="P1" draw:layer="layout" svg:width="0.038cm" svg:height="0.282cm" svg:x="11.02cm" svg:y="3.76cm" svg:viewBox="0 0 39 283" draw:points="39,0 0,0 0,283 39,283">
          <text:p/>
        </draw:polygon>
        <draw:polygon draw:style-name="gr5" draw:text-style-name="P1" draw:layer="layout" svg:width="0.038cm" svg:height="0.282cm" svg:x="10.982cm" svg:y="3.76cm" svg:viewBox="0 0 39 283" draw:points="39,0 0,0 0,283 39,283">
          <text:p/>
        </draw:polygon>
        <draw:polygon draw:style-name="gr5" draw:text-style-name="P1" draw:layer="layout" svg:width="0.038cm" svg:height="0.282cm" svg:x="10.943cm" svg:y="3.76cm" svg:viewBox="0 0 39 283" draw:points="39,0 0,0 0,283 39,283">
          <text:p/>
        </draw:polygon>
        <draw:polygon draw:style-name="gr5" draw:text-style-name="P1" draw:layer="layout" svg:width="0.037cm" svg:height="0.282cm" svg:x="10.906cm" svg:y="3.76cm" svg:viewBox="0 0 38 283" draw:points="38,0 0,0 0,283 38,283">
          <text:p/>
        </draw:polygon>
        <draw:polygon draw:style-name="gr5" draw:text-style-name="P1" draw:layer="layout" svg:width="0.037cm" svg:height="0.282cm" svg:x="10.867cm" svg:y="3.76cm" svg:viewBox="0 0 38 283" draw:points="38,0 0,0 0,283 38,283">
          <text:p/>
        </draw:polygon>
        <draw:polygon draw:style-name="gr5" draw:text-style-name="P1" draw:layer="layout" svg:width="0.038cm" svg:height="0.282cm" svg:x="10.829cm" svg:y="3.76cm" svg:viewBox="0 0 39 283" draw:points="39,0 0,0 0,283 39,283">
          <text:p/>
        </draw:polygon>
        <draw:polygon draw:style-name="gr5" draw:text-style-name="P1" draw:layer="layout" svg:width="0.038cm" svg:height="0.282cm" svg:x="10.79cm" svg:y="3.76cm" svg:viewBox="0 0 39 283" draw:points="39,0 0,0 0,283 39,283">
          <text:p/>
        </draw:polygon>
        <draw:polygon draw:style-name="gr5" draw:text-style-name="P1" draw:layer="layout" svg:width="0.038cm" svg:height="0.282cm" svg:x="11.978cm" svg:y="3.478cm" svg:viewBox="0 0 39 283" draw:points="39,0 0,0 0,283 39,283">
          <text:p/>
        </draw:polygon>
        <draw:polygon draw:style-name="gr5" draw:text-style-name="P1" draw:layer="layout" svg:width="0.038cm" svg:height="0.282cm" svg:x="11.939cm" svg:y="3.478cm" svg:viewBox="0 0 39 283" draw:points="39,0 0,0 0,283 39,283">
          <text:p/>
        </draw:polygon>
        <draw:polygon draw:style-name="gr5" draw:text-style-name="P1" draw:layer="layout" svg:width="0.038cm" svg:height="0.282cm" svg:x="11.901cm" svg:y="3.478cm" svg:viewBox="0 0 39 283" draw:points="39,0 0,0 0,283 39,283">
          <text:p/>
        </draw:polygon>
        <draw:polygon draw:style-name="gr5" draw:text-style-name="P1" draw:layer="layout" svg:width="0.038cm" svg:height="0.282cm" svg:x="11.862cm" svg:y="3.478cm" svg:viewBox="0 0 39 283" draw:points="39,0 0,0 0,283 39,283">
          <text:p/>
        </draw:polygon>
        <draw:polygon draw:style-name="gr5" draw:text-style-name="P1" draw:layer="layout" svg:width="0.038cm" svg:height="0.282cm" svg:x="11.825cm" svg:y="3.478cm" svg:viewBox="0 0 39 283" draw:points="39,0 0,0 0,283 39,283">
          <text:p/>
        </draw:polygon>
        <draw:polygon draw:style-name="gr5" draw:text-style-name="P1" draw:layer="layout" svg:width="0.038cm" svg:height="0.282cm" svg:x="11.786cm" svg:y="3.478cm" svg:viewBox="0 0 39 283" draw:points="39,0 0,0 0,283 39,283">
          <text:p/>
        </draw:polygon>
        <draw:polygon draw:style-name="gr5" draw:text-style-name="P1" draw:layer="layout" svg:width="0.038cm" svg:height="0.282cm" svg:x="11.748cm" svg:y="3.478cm" svg:viewBox="0 0 39 283" draw:points="39,0 0,0 0,283 39,283">
          <text:p/>
        </draw:polygon>
        <draw:polygon draw:style-name="gr5" draw:text-style-name="P1" draw:layer="layout" svg:width="0.038cm" svg:height="0.282cm" svg:x="11.709cm" svg:y="3.478cm" svg:viewBox="0 0 39 283" draw:points="39,0 0,0 0,283 39,283">
          <text:p/>
        </draw:polygon>
        <draw:polygon draw:style-name="gr5" draw:text-style-name="P1" draw:layer="layout" svg:width="0.037cm" svg:height="0.282cm" svg:x="11.672cm" svg:y="3.478cm" svg:viewBox="0 0 38 283" draw:points="38,0 0,0 0,283 38,283">
          <text:p/>
        </draw:polygon>
        <draw:polygon draw:style-name="gr5" draw:text-style-name="P1" draw:layer="layout" svg:width="0.037cm" svg:height="0.282cm" svg:x="11.633cm" svg:y="3.478cm" svg:viewBox="0 0 38 283" draw:points="38,0 0,0 0,283 38,283">
          <text:p/>
        </draw:polygon>
        <draw:polygon draw:style-name="gr5" draw:text-style-name="P1" draw:layer="layout" svg:width="0.038cm" svg:height="0.282cm" svg:x="11.595cm" svg:y="3.478cm" svg:viewBox="0 0 39 283" draw:points="39,0 0,0 0,283 39,283">
          <text:p/>
        </draw:polygon>
        <draw:polygon draw:style-name="gr5" draw:text-style-name="P1" draw:layer="layout" svg:width="0.038cm" svg:height="0.282cm" svg:x="11.556cm" svg:y="3.478cm" svg:viewBox="0 0 39 283" draw:points="39,0 0,0 0,283 39,283">
          <text:p/>
        </draw:polygon>
        <draw:polygon draw:style-name="gr5" draw:text-style-name="P1" draw:layer="layout" svg:width="0.038cm" svg:height="0.282cm" svg:x="11.518cm" svg:y="3.478cm" svg:viewBox="0 0 39 283" draw:points="39,0 0,0 0,283 39,283">
          <text:p/>
        </draw:polygon>
        <draw:polygon draw:style-name="gr5" draw:text-style-name="P1" draw:layer="layout" svg:width="0.038cm" svg:height="0.282cm" svg:x="11.479cm" svg:y="3.478cm" svg:viewBox="0 0 39 283" draw:points="39,0 0,0 0,283 39,283">
          <text:p/>
        </draw:polygon>
        <draw:polygon draw:style-name="gr5" draw:text-style-name="P1" draw:layer="layout" svg:width="0.038cm" svg:height="0.282cm" svg:x="11.442cm" svg:y="3.478cm" svg:viewBox="0 0 39 283" draw:points="39,0 0,0 0,283 39,283">
          <text:p/>
        </draw:polygon>
        <draw:polygon draw:style-name="gr5" draw:text-style-name="P1" draw:layer="layout" svg:width="0.038cm" svg:height="0.282cm" svg:x="11.403cm" svg:y="3.478cm" svg:viewBox="0 0 39 283" draw:points="39,0 0,0 0,283 39,283">
          <text:p/>
        </draw:polygon>
        <draw:polygon draw:style-name="gr5" draw:text-style-name="P1" draw:layer="layout" svg:width="0.038cm" svg:height="0.282cm" svg:x="11.365cm" svg:y="3.478cm" svg:viewBox="0 0 39 283" draw:points="39,0 0,0 0,283 39,283">
          <text:p/>
        </draw:polygon>
        <draw:polygon draw:style-name="gr5" draw:text-style-name="P1" draw:layer="layout" svg:width="0.038cm" svg:height="0.282cm" svg:x="11.326cm" svg:y="3.478cm" svg:viewBox="0 0 39 283" draw:points="39,0 0,0 0,283 39,283">
          <text:p/>
        </draw:polygon>
        <draw:polygon draw:style-name="gr5" draw:text-style-name="P1" draw:layer="layout" svg:width="0.037cm" svg:height="0.282cm" svg:x="11.289cm" svg:y="3.478cm" svg:viewBox="0 0 38 283" draw:points="38,0 0,0 0,283 38,283">
          <text:p/>
        </draw:polygon>
        <draw:polygon draw:style-name="gr5" draw:text-style-name="P1" draw:layer="layout" svg:width="0.037cm" svg:height="0.282cm" svg:x="11.25cm" svg:y="3.478cm" svg:viewBox="0 0 38 283" draw:points="38,0 0,0 0,283 38,283">
          <text:p/>
        </draw:polygon>
        <draw:polygon draw:style-name="gr5" draw:text-style-name="P1" draw:layer="layout" svg:width="0.038cm" svg:height="0.282cm" svg:x="11.212cm" svg:y="3.478cm" svg:viewBox="0 0 39 283" draw:points="39,0 0,0 0,283 39,283">
          <text:p/>
        </draw:polygon>
        <draw:polygon draw:style-name="gr5" draw:text-style-name="P1" draw:layer="layout" svg:width="0.038cm" svg:height="0.282cm" svg:x="11.173cm" svg:y="3.478cm" svg:viewBox="0 0 39 283" draw:points="39,0 0,0 0,283 39,283">
          <text:p/>
        </draw:polygon>
        <draw:polygon draw:style-name="gr5" draw:text-style-name="P1" draw:layer="layout" svg:width="0.038cm" svg:height="0.282cm" svg:x="11.135cm" svg:y="3.478cm" svg:viewBox="0 0 39 283" draw:points="39,0 0,0 0,283 39,283">
          <text:p/>
        </draw:polygon>
        <draw:polygon draw:style-name="gr5" draw:text-style-name="P1" draw:layer="layout" svg:width="0.038cm" svg:height="0.282cm" svg:x="11.096cm" svg:y="3.478cm" svg:viewBox="0 0 39 283" draw:points="39,0 0,0 0,283 39,283">
          <text:p/>
        </draw:polygon>
        <draw:polygon draw:style-name="gr5" draw:text-style-name="P1" draw:layer="layout" svg:width="0.038cm" svg:height="0.282cm" svg:x="11.059cm" svg:y="3.478cm" svg:viewBox="0 0 39 283" draw:points="39,0 0,0 0,283 39,283">
          <text:p/>
        </draw:polygon>
        <draw:polygon draw:style-name="gr5" draw:text-style-name="P1" draw:layer="layout" svg:width="0.038cm" svg:height="0.282cm" svg:x="11.02cm" svg:y="3.478cm" svg:viewBox="0 0 39 283" draw:points="39,0 0,0 0,283 39,283">
          <text:p/>
        </draw:polygon>
        <draw:polygon draw:style-name="gr5" draw:text-style-name="P1" draw:layer="layout" svg:width="0.038cm" svg:height="0.282cm" svg:x="10.982cm" svg:y="3.478cm" svg:viewBox="0 0 39 283" draw:points="39,0 0,0 0,283 39,283">
          <text:p/>
        </draw:polygon>
        <draw:polygon draw:style-name="gr5" draw:text-style-name="P1" draw:layer="layout" svg:width="0.038cm" svg:height="0.282cm" svg:x="10.943cm" svg:y="3.478cm" svg:viewBox="0 0 39 283" draw:points="39,0 0,0 0,283 39,283">
          <text:p/>
        </draw:polygon>
        <draw:polygon draw:style-name="gr5" draw:text-style-name="P1" draw:layer="layout" svg:width="0.037cm" svg:height="0.282cm" svg:x="10.906cm" svg:y="3.478cm" svg:viewBox="0 0 38 283" draw:points="38,0 0,0 0,283 38,283">
          <text:p/>
        </draw:polygon>
        <draw:polygon draw:style-name="gr5" draw:text-style-name="P1" draw:layer="layout" svg:width="0.037cm" svg:height="0.282cm" svg:x="10.867cm" svg:y="3.478cm" svg:viewBox="0 0 38 283" draw:points="38,0 0,0 0,283 38,283">
          <text:p/>
        </draw:polygon>
        <draw:polygon draw:style-name="gr5" draw:text-style-name="P1" draw:layer="layout" svg:width="0.038cm" svg:height="0.282cm" svg:x="10.829cm" svg:y="3.478cm" svg:viewBox="0 0 39 283" draw:points="39,0 0,0 0,283 39,283">
          <text:p/>
        </draw:polygon>
        <draw:polygon draw:style-name="gr5" draw:text-style-name="P1" draw:layer="layout" svg:width="0.038cm" svg:height="0.282cm" svg:x="10.79cm" svg:y="3.478cm" svg:viewBox="0 0 39 283" draw:points="39,0 0,0 0,283 39,283">
          <text:p/>
        </draw:polygon>
        <draw:path draw:style-name="gr5" draw:text-style-name="P1" draw:layer="layout" svg:width="2.175cm" svg:height="0.022cm" svg:x="10.502cm" svg:y="3.306cm" svg:viewBox="0 0 2176 23" svg:d="M0 23c171 0 342 0 512 0s341 0 511 0 341 0 512 0c170 0 340 0 511 0 43-7 86-15 130-23-170 0-341 0-511 0s-341 0-512 0c-170 0-340 0-511 0-170 0-341 0-512 0-43 8-86 16-130 23z">
          <text:p/>
        </draw:path>
        <draw:path draw:style-name="gr5" draw:text-style-name="P1" draw:layer="layout" svg:width="2.209cm" svg:height="0.021cm" svg:x="10.388cm" svg:y="3.328cm" svg:viewBox="0 0 2210 22" svg:d="M0 22c173 0 347 0 520 0s346 0 519 0 346 0 519 0 346 0 519 0c44-7 89-14 133-22-173 0-346 0-520 0-173 0-346 0-519 0s-346 0-519 0-346 0-520 0c-44 8-88 15-132 22z">
          <text:p/>
        </draw:path>
        <draw:path draw:style-name="gr5" draw:text-style-name="P1" draw:layer="layout" svg:width="2.244cm" svg:height="0.023cm" svg:x="10.273cm" svg:y="3.349cm" svg:viewBox="0 0 2245 24" svg:d="M0 24c176 0 352 0 528 0 175 0 351 0 527 0 175 0 351 0 527 0 175 0 351 0 528 0 45-8 90-16 135-24-175 0-352 0-528 0-175 0-351 0-527 0s-352 0-527 0c-176 0-352 0-528 0-46 8-90 16-135 24z">
          <text:p/>
        </draw:path>
        <draw:path draw:style-name="gr8" draw:text-style-name="P1" draw:layer="layout" svg:width="2.299cm" svg:height="0.021cm" svg:x="10.138cm" svg:y="3.371cm" svg:viewBox="0 0 2300 22" svg:d="M0 22c181 0 362 0 542 0s360 0 539 0c180 0 360 0 540 0s360 0 540 0c46-8 93-15 139-22-180 0-360 0-540 0s-360 0-540 0-360 0-540 0-361 0-542 0c-46 7-91 14-138 22z">
          <text:p/>
        </draw:path>
        <draw:path draw:style-name="gr2" draw:text-style-name="P2" draw:layer="layout" svg:width="2.299cm" svg:height="0.021cm" svg:x="10.138cm" svg:y="3.371cm" svg:viewBox="0 0 2300 22" svg:d="M0 22c181 0 362 0 542 0s360 0 539 0c180 0 360 0 540 0s360 0 540 0c46-8 93-15 139-22-180 0-360 0-540 0s-360 0-540 0-360 0-540 0-361 0-542 0c-46 7-91 14-138 22z">
          <text:p/>
        </draw:path>
        <draw:path draw:style-name="gr8" draw:text-style-name="P1" draw:layer="layout" svg:width="2.352cm" svg:height="0.022cm" svg:x="10.005cm" svg:y="3.392cm" svg:viewBox="0 0 2353 23" svg:d="M0 23c185 0 369 0 553 0 185 0 370 0 554 0s368 0 552 0 368 0 552 0c47-8 95-16 142-23-185 0-369 0-553 0s-368 0-553 0c-184 0-368 0-552 0-185 0-370 0-554 0-47 7-94 15-141 23z">
          <text:p/>
        </draw:path>
        <draw:path draw:style-name="gr2" draw:text-style-name="P2" draw:layer="layout" svg:width="2.352cm" svg:height="0.022cm" svg:x="10.005cm" svg:y="3.392cm" svg:viewBox="0 0 2353 23" svg:d="M0 23c185 0 369 0 553 0 185 0 370 0 554 0s368 0 552 0 368 0 552 0c47-8 95-16 142-23-185 0-369 0-553 0s-368 0-553 0c-184 0-368 0-552 0-185 0-370 0-554 0-47 7-94 15-141 23z">
          <text:p/>
        </draw:path>
        <draw:path draw:style-name="gr5" draw:text-style-name="P1" draw:layer="layout" svg:width="2.406cm" svg:height="0.021cm" svg:x="9.871cm" svg:y="3.414cm" svg:viewBox="0 0 2407 22" svg:d="M0 22c189 0 377 0 566 0 188 0 376 0 566 0 188 0 377 0 565 0s377 0 565 0c48-8 96-15 145-22-188 0-377 0-565 0s-377 0-566 0c-188 0-377 0-566 0-188 0-377 0-566 0-49 7-97 14-144 22z">
          <text:p/>
        </draw:path>
        <draw:path draw:style-name="gr8" draw:text-style-name="P1" draw:layer="layout" svg:width="2.479cm" svg:height="0.022cm" svg:x="9.718cm" svg:y="3.435cm" svg:viewBox="0 0 2480 23" svg:d="M0 23c194 0 388 0 583 0 194 0 388 0 582 0s389 0 583 0 388 0 582 0c50-9 100-16 150-23-194 0-388 0-582 0s-389 0-584 0c-194 0-388 0-582 0s-389 0-583 0c-50 7-100 14-149 23z">
          <text:p/>
        </draw:path>
        <draw:path draw:style-name="gr2" draw:text-style-name="P2" draw:layer="layout" svg:width="2.479cm" svg:height="0.022cm" svg:x="9.718cm" svg:y="3.435cm" svg:viewBox="0 0 2480 23" svg:d="M0 23c194 0 388 0 583 0 194 0 388 0 582 0s389 0 583 0 388 0 582 0c50-9 100-16 150-23-194 0-388 0-582 0s-389 0-584 0c-194 0-388 0-582 0s-389 0-583 0c-50 7-100 14-149 23z">
          <text:p/>
        </draw:path>
        <draw:path draw:style-name="gr8" draw:text-style-name="P1" draw:layer="layout" svg:width="2.553cm" svg:height="0.021cm" svg:x="9.564cm" svg:y="3.457cm" svg:viewBox="0 0 2554 22" svg:d="M0 22c201 0 401 0 601 0s400 0 600 0 400 0 600 0c201 0 400 0 600 0 50-8 102-15 153-22-200 0-400 0-600 0-201 0-401 0-601 0s-400 0-600 0-401 0-601 0c-51 7-102 14-152 22z">
          <text:p/>
        </draw:path>
        <draw:path draw:style-name="gr2" draw:text-style-name="P2" draw:layer="layout" svg:width="2.553cm" svg:height="0.021cm" svg:x="9.564cm" svg:y="3.457cm" svg:viewBox="0 0 2554 22" svg:d="M0 22c201 0 401 0 601 0s400 0 600 0 400 0 600 0c201 0 400 0 600 0 50-8 102-15 153-22-200 0-400 0-600 0-201 0-401 0-601 0s-400 0-600 0-401 0-601 0c-51 7-102 14-152 22z">
          <text:p/>
        </draw:path>
        <draw:polygon draw:style-name="gr2" draw:text-style-name="P2" draw:layer="layout" svg:width="0.038cm" svg:height="0.282cm" svg:x="10.752cm" svg:y="5.463cm" svg:viewBox="0 0 39 283" draw:points="39,0 0,0 0,283 39,283">
          <text:p/>
        </draw:polygon>
        <draw:polygon draw:style-name="gr2" draw:text-style-name="P2" draw:layer="layout" svg:width="0.038cm" svg:height="0.282cm" svg:x="10.713cm" svg:y="5.463cm" svg:viewBox="0 0 39 283" draw:points="39,0 0,0 0,283 39,283">
          <text:p/>
        </draw:polygon>
        <draw:polygon draw:style-name="gr2" draw:text-style-name="P2" draw:layer="layout" svg:width="0.038cm" svg:height="0.282cm" svg:x="10.676cm" svg:y="5.463cm" svg:viewBox="0 0 39 283" draw:points="39,0 0,0 0,283 39,283">
          <text:p/>
        </draw:polygon>
        <draw:polygon draw:style-name="gr2" draw:text-style-name="P2" draw:layer="layout" svg:width="0.039cm" svg:height="0.282cm" svg:x="10.637cm" svg:y="5.463cm" svg:viewBox="0 0 40 283" draw:points="40,0 0,0 0,283 40,283">
          <text:p/>
        </draw:polygon>
        <draw:polygon draw:style-name="gr2" draw:text-style-name="P2" draw:layer="layout" svg:width="0.038cm" svg:height="0.282cm" svg:x="10.599cm" svg:y="5.463cm" svg:viewBox="0 0 39 283" draw:points="39,0 0,0 0,283 39,283">
          <text:p/>
        </draw:polygon>
        <draw:polygon draw:style-name="gr2" draw:text-style-name="P2" draw:layer="layout" svg:width="0.038cm" svg:height="0.282cm" svg:x="10.56cm" svg:y="5.463cm" svg:viewBox="0 0 39 283" draw:points="39,0 0,0 0,283 39,283">
          <text:p/>
        </draw:polygon>
        <draw:polygon draw:style-name="gr2" draw:text-style-name="P2" draw:layer="layout" svg:width="0.037cm" svg:height="0.282cm" svg:x="10.523cm" svg:y="5.463cm" svg:viewBox="0 0 38 283" draw:points="38,0 0,0 0,283 38,283">
          <text:p/>
        </draw:polygon>
        <draw:polygon draw:style-name="gr2" draw:text-style-name="P2" draw:layer="layout" svg:width="0.037cm" svg:height="0.282cm" svg:x="10.484cm" svg:y="5.463cm" svg:viewBox="0 0 38 283" draw:points="38,0 0,0 0,283 38,283">
          <text:p/>
        </draw:polygon>
        <draw:polygon draw:style-name="gr2" draw:text-style-name="P2" draw:layer="layout" svg:width="0.038cm" svg:height="0.282cm" svg:x="10.446cm" svg:y="5.463cm" svg:viewBox="0 0 39 283" draw:points="39,0 0,0 0,283 39,283">
          <text:p/>
        </draw:polygon>
        <draw:polygon draw:style-name="gr2" draw:text-style-name="P2" draw:layer="layout" svg:width="0.038cm" svg:height="0.282cm" svg:x="10.407cm" svg:y="5.463cm" svg:viewBox="0 0 39 283" draw:points="39,0 0,0 0,283 39,283">
          <text:p/>
        </draw:polygon>
        <draw:polygon draw:style-name="gr2" draw:text-style-name="P2" draw:layer="layout" svg:width="0.038cm" svg:height="0.282cm" svg:x="10.369cm" svg:y="5.463cm" svg:viewBox="0 0 39 283" draw:points="39,0 0,0 0,283 39,283">
          <text:p/>
        </draw:polygon>
        <draw:polygon draw:style-name="gr2" draw:text-style-name="P2" draw:layer="layout" svg:width="0.038cm" svg:height="0.282cm" svg:x="10.33cm" svg:y="5.463cm" svg:viewBox="0 0 39 283" draw:points="39,0 0,0 0,283 39,283">
          <text:p/>
        </draw:polygon>
        <draw:polygon draw:style-name="gr2" draw:text-style-name="P2" draw:layer="layout" svg:width="0.038cm" svg:height="0.282cm" svg:x="10.293cm" svg:y="5.463cm" svg:viewBox="0 0 39 283" draw:points="39,0 0,0 0,283 39,283">
          <text:p/>
        </draw:polygon>
        <draw:polygon draw:style-name="gr2" draw:text-style-name="P2" draw:layer="layout" svg:width="0.038cm" svg:height="0.282cm" svg:x="10.254cm" svg:y="5.463cm" svg:viewBox="0 0 39 283" draw:points="39,0 0,0 0,283 39,283">
          <text:p/>
        </draw:polygon>
        <draw:polygon draw:style-name="gr2" draw:text-style-name="P2" draw:layer="layout" svg:width="0.038cm" svg:height="0.282cm" svg:x="10.216cm" svg:y="5.463cm" svg:viewBox="0 0 39 283" draw:points="39,0 0,0 0,283 39,283">
          <text:p/>
        </draw:polygon>
        <draw:polygon draw:style-name="gr2" draw:text-style-name="P2" draw:layer="layout" svg:width="0.038cm" svg:height="0.282cm" svg:x="10.177cm" svg:y="5.463cm" svg:viewBox="0 0 39 283" draw:points="39,0 0,0 0,283 39,283">
          <text:p/>
        </draw:polygon>
        <draw:polygon draw:style-name="gr2" draw:text-style-name="P2" draw:layer="layout" svg:width="0.037cm" svg:height="0.282cm" svg:x="10.14cm" svg:y="5.463cm" svg:viewBox="0 0 38 283" draw:points="38,0 0,0 0,283 38,283">
          <text:p/>
        </draw:polygon>
        <draw:polygon draw:style-name="gr2" draw:text-style-name="P2" draw:layer="layout" svg:width="0.037cm" svg:height="0.282cm" svg:x="10.101cm" svg:y="5.463cm" svg:viewBox="0 0 38 283" draw:points="38,0 0,0 0,283 38,283">
          <text:p/>
        </draw:polygon>
        <draw:polygon draw:style-name="gr2" draw:text-style-name="P2" draw:layer="layout" svg:width="0.038cm" svg:height="0.282cm" svg:x="10.063cm" svg:y="5.463cm" svg:viewBox="0 0 39 283" draw:points="39,0 0,0 0,283 39,283">
          <text:p/>
        </draw:polygon>
        <draw:polygon draw:style-name="gr2" draw:text-style-name="P2" draw:layer="layout" svg:width="0.038cm" svg:height="0.282cm" svg:x="10.024cm" svg:y="5.463cm" svg:viewBox="0 0 39 283" draw:points="39,0 0,0 0,283 39,283">
          <text:p/>
        </draw:polygon>
        <draw:polygon draw:style-name="gr2" draw:text-style-name="P2" draw:layer="layout" svg:width="0.038cm" svg:height="0.282cm" svg:x="9.986cm" svg:y="5.463cm" svg:viewBox="0 0 39 283" draw:points="39,0 0,0 0,283 39,283">
          <text:p/>
        </draw:polygon>
        <draw:polygon draw:style-name="gr2" draw:text-style-name="P2" draw:layer="layout" svg:width="0.038cm" svg:height="0.282cm" svg:x="9.947cm" svg:y="5.463cm" svg:viewBox="0 0 39 283" draw:points="39,0 0,0 0,283 39,283">
          <text:p/>
        </draw:polygon>
        <draw:polygon draw:style-name="gr2" draw:text-style-name="P2" draw:layer="layout" svg:width="0.038cm" svg:height="0.282cm" svg:x="9.91cm" svg:y="5.463cm" svg:viewBox="0 0 39 283" draw:points="39,0 0,0 0,283 39,283">
          <text:p/>
        </draw:polygon>
        <draw:polygon draw:style-name="gr2" draw:text-style-name="P2" draw:layer="layout" svg:width="0.038cm" svg:height="0.282cm" svg:x="9.871cm" svg:y="5.463cm" svg:viewBox="0 0 39 283" draw:points="39,0 0,0 0,283 39,283">
          <text:p/>
        </draw:polygon>
        <draw:polygon draw:style-name="gr2" draw:text-style-name="P2" draw:layer="layout" svg:width="0.038cm" svg:height="0.282cm" svg:x="9.833cm" svg:y="5.463cm" svg:viewBox="0 0 39 283" draw:points="39,0 0,0 0,283 39,283">
          <text:p/>
        </draw:polygon>
        <draw:polygon draw:style-name="gr2" draw:text-style-name="P2" draw:layer="layout" svg:width="0.038cm" svg:height="0.282cm" svg:x="9.794cm" svg:y="5.463cm" svg:viewBox="0 0 39 283" draw:points="39,0 0,0 0,283 39,283">
          <text:p/>
        </draw:polygon>
        <draw:polygon draw:style-name="gr2" draw:text-style-name="P2" draw:layer="layout" svg:width="0.037cm" svg:height="0.282cm" svg:x="9.757cm" svg:y="5.463cm" svg:viewBox="0 0 38 283" draw:points="38,0 0,0 0,283 38,283">
          <text:p/>
        </draw:polygon>
        <draw:polygon draw:style-name="gr2" draw:text-style-name="P2" draw:layer="layout" svg:width="0.037cm" svg:height="0.282cm" svg:x="9.718cm" svg:y="5.463cm" svg:viewBox="0 0 38 283" draw:points="38,0 0,0 0,283 38,283">
          <text:p/>
        </draw:polygon>
        <draw:polygon draw:style-name="gr2" draw:text-style-name="P2" draw:layer="layout" svg:width="0.038cm" svg:height="0.282cm" svg:x="9.68cm" svg:y="5.463cm" svg:viewBox="0 0 39 283" draw:points="39,0 0,0 0,283 39,283">
          <text:p/>
        </draw:polygon>
        <draw:polygon draw:style-name="gr2" draw:text-style-name="P2" draw:layer="layout" svg:width="0.038cm" svg:height="0.282cm" svg:x="9.641cm" svg:y="5.463cm" svg:viewBox="0 0 39 283" draw:points="39,0 0,0 0,283 39,283">
          <text:p/>
        </draw:polygon>
        <draw:polygon draw:style-name="gr2" draw:text-style-name="P2" draw:layer="layout" svg:width="0.038cm" svg:height="0.282cm" svg:x="9.603cm" svg:y="5.463cm" svg:viewBox="0 0 39 283" draw:points="39,0 0,0 0,283 39,283">
          <text:p/>
        </draw:polygon>
        <draw:polygon draw:style-name="gr2" draw:text-style-name="P2" draw:layer="layout" svg:width="0.039cm" svg:height="0.282cm" svg:x="9.564cm" svg:y="5.463cm" svg:viewBox="0 0 40 283" draw:points="40,0 0,0 0,283 40,283">
          <text:p/>
        </draw:polygon>
        <draw:polygon draw:style-name="gr2" draw:text-style-name="P2" draw:layer="layout" svg:width="0.038cm" svg:height="0.282cm" svg:x="10.752cm" svg:y="5.171cm" svg:viewBox="0 0 39 283" draw:points="39,0 0,0 0,283 39,283">
          <text:p/>
        </draw:polygon>
        <draw:polygon draw:style-name="gr2" draw:text-style-name="P2" draw:layer="layout" svg:width="0.038cm" svg:height="0.282cm" svg:x="10.713cm" svg:y="5.171cm" svg:viewBox="0 0 39 283" draw:points="39,0 0,0 0,283 39,283">
          <text:p/>
        </draw:polygon>
        <draw:polygon draw:style-name="gr2" draw:text-style-name="P2" draw:layer="layout" svg:width="0.038cm" svg:height="0.282cm" svg:x="10.676cm" svg:y="5.171cm" svg:viewBox="0 0 39 283" draw:points="39,0 0,0 0,283 39,283">
          <text:p/>
        </draw:polygon>
        <draw:polygon draw:style-name="gr2" draw:text-style-name="P2" draw:layer="layout" svg:width="0.039cm" svg:height="0.282cm" svg:x="10.637cm" svg:y="5.171cm" svg:viewBox="0 0 40 283" draw:points="40,0 0,0 0,283 40,283">
          <text:p/>
        </draw:polygon>
        <draw:polygon draw:style-name="gr2" draw:text-style-name="P2" draw:layer="layout" svg:width="0.038cm" svg:height="0.282cm" svg:x="10.599cm" svg:y="5.171cm" svg:viewBox="0 0 39 283" draw:points="39,0 0,0 0,283 39,283">
          <text:p/>
        </draw:polygon>
        <draw:polygon draw:style-name="gr2" draw:text-style-name="P2" draw:layer="layout" svg:width="0.038cm" svg:height="0.282cm" svg:x="10.56cm" svg:y="5.171cm" svg:viewBox="0 0 39 283" draw:points="39,0 0,0 0,283 39,283">
          <text:p/>
        </draw:polygon>
        <draw:polygon draw:style-name="gr2" draw:text-style-name="P2" draw:layer="layout" svg:width="0.037cm" svg:height="0.282cm" svg:x="10.523cm" svg:y="5.171cm" svg:viewBox="0 0 38 283" draw:points="38,0 0,0 0,283 38,283">
          <text:p/>
        </draw:polygon>
        <draw:polygon draw:style-name="gr2" draw:text-style-name="P2" draw:layer="layout" svg:width="0.037cm" svg:height="0.282cm" svg:x="10.484cm" svg:y="5.171cm" svg:viewBox="0 0 38 283" draw:points="38,0 0,0 0,283 38,283">
          <text:p/>
        </draw:polygon>
        <draw:polygon draw:style-name="gr2" draw:text-style-name="P2" draw:layer="layout" svg:width="0.038cm" svg:height="0.282cm" svg:x="10.446cm" svg:y="5.171cm" svg:viewBox="0 0 39 283" draw:points="39,0 0,0 0,283 39,283">
          <text:p/>
        </draw:polygon>
        <draw:polygon draw:style-name="gr2" draw:text-style-name="P2" draw:layer="layout" svg:width="0.038cm" svg:height="0.282cm" svg:x="10.407cm" svg:y="5.171cm" svg:viewBox="0 0 39 283" draw:points="39,0 0,0 0,283 39,283">
          <text:p/>
        </draw:polygon>
        <draw:polygon draw:style-name="gr2" draw:text-style-name="P2" draw:layer="layout" svg:width="0.038cm" svg:height="0.282cm" svg:x="10.369cm" svg:y="5.171cm" svg:viewBox="0 0 39 283" draw:points="39,0 0,0 0,283 39,283">
          <text:p/>
        </draw:polygon>
        <draw:polygon draw:style-name="gr2" draw:text-style-name="P2" draw:layer="layout" svg:width="0.038cm" svg:height="0.282cm" svg:x="10.33cm" svg:y="5.171cm" svg:viewBox="0 0 39 283" draw:points="39,0 0,0 0,283 39,283">
          <text:p/>
        </draw:polygon>
        <draw:polygon draw:style-name="gr2" draw:text-style-name="P2" draw:layer="layout" svg:width="0.038cm" svg:height="0.282cm" svg:x="10.293cm" svg:y="5.171cm" svg:viewBox="0 0 39 283" draw:points="39,0 0,0 0,283 39,283">
          <text:p/>
        </draw:polygon>
        <draw:polygon draw:style-name="gr2" draw:text-style-name="P2" draw:layer="layout" svg:width="0.038cm" svg:height="0.282cm" svg:x="10.254cm" svg:y="5.171cm" svg:viewBox="0 0 39 283" draw:points="39,0 0,0 0,283 39,283">
          <text:p/>
        </draw:polygon>
        <draw:polygon draw:style-name="gr2" draw:text-style-name="P2" draw:layer="layout" svg:width="0.038cm" svg:height="0.282cm" svg:x="10.216cm" svg:y="5.171cm" svg:viewBox="0 0 39 283" draw:points="39,0 0,0 0,283 39,283">
          <text:p/>
        </draw:polygon>
        <draw:polygon draw:style-name="gr2" draw:text-style-name="P2" draw:layer="layout" svg:width="0.038cm" svg:height="0.282cm" svg:x="10.177cm" svg:y="5.171cm" svg:viewBox="0 0 39 283" draw:points="39,0 0,0 0,283 39,283">
          <text:p/>
        </draw:polygon>
        <draw:polygon draw:style-name="gr2" draw:text-style-name="P2" draw:layer="layout" svg:width="0.037cm" svg:height="0.282cm" svg:x="10.14cm" svg:y="5.171cm" svg:viewBox="0 0 38 283" draw:points="38,0 0,0 0,283 38,283">
          <text:p/>
        </draw:polygon>
        <draw:polygon draw:style-name="gr2" draw:text-style-name="P2" draw:layer="layout" svg:width="0.037cm" svg:height="0.282cm" svg:x="10.101cm" svg:y="5.171cm" svg:viewBox="0 0 38 283" draw:points="38,0 0,0 0,283 38,283">
          <text:p/>
        </draw:polygon>
        <draw:polygon draw:style-name="gr2" draw:text-style-name="P2" draw:layer="layout" svg:width="0.038cm" svg:height="0.282cm" svg:x="10.063cm" svg:y="5.171cm" svg:viewBox="0 0 39 283" draw:points="39,0 0,0 0,283 39,283">
          <text:p/>
        </draw:polygon>
        <draw:polygon draw:style-name="gr2" draw:text-style-name="P2" draw:layer="layout" svg:width="0.038cm" svg:height="0.282cm" svg:x="10.024cm" svg:y="5.171cm" svg:viewBox="0 0 39 283" draw:points="39,0 0,0 0,283 39,283">
          <text:p/>
        </draw:polygon>
        <draw:polygon draw:style-name="gr2" draw:text-style-name="P2" draw:layer="layout" svg:width="0.038cm" svg:height="0.282cm" svg:x="9.986cm" svg:y="5.171cm" svg:viewBox="0 0 39 283" draw:points="39,0 0,0 0,283 39,283">
          <text:p/>
        </draw:polygon>
        <draw:polygon draw:style-name="gr2" draw:text-style-name="P2" draw:layer="layout" svg:width="0.038cm" svg:height="0.282cm" svg:x="9.947cm" svg:y="5.171cm" svg:viewBox="0 0 39 283" draw:points="39,0 0,0 0,283 39,283">
          <text:p/>
        </draw:polygon>
        <draw:polygon draw:style-name="gr2" draw:text-style-name="P2" draw:layer="layout" svg:width="0.038cm" svg:height="0.282cm" svg:x="9.91cm" svg:y="5.171cm" svg:viewBox="0 0 39 283" draw:points="39,0 0,0 0,283 39,283">
          <text:p/>
        </draw:polygon>
        <draw:polygon draw:style-name="gr2" draw:text-style-name="P2" draw:layer="layout" svg:width="0.038cm" svg:height="0.282cm" svg:x="9.871cm" svg:y="5.171cm" svg:viewBox="0 0 39 283" draw:points="39,0 0,0 0,283 39,283">
          <text:p/>
        </draw:polygon>
        <draw:polygon draw:style-name="gr2" draw:text-style-name="P2" draw:layer="layout" svg:width="0.038cm" svg:height="0.282cm" svg:x="9.833cm" svg:y="5.171cm" svg:viewBox="0 0 39 283" draw:points="39,0 0,0 0,283 39,283">
          <text:p/>
        </draw:polygon>
        <draw:polygon draw:style-name="gr2" draw:text-style-name="P2" draw:layer="layout" svg:width="0.038cm" svg:height="0.282cm" svg:x="9.794cm" svg:y="5.171cm" svg:viewBox="0 0 39 283" draw:points="39,0 0,0 0,283 39,283">
          <text:p/>
        </draw:polygon>
        <draw:polygon draw:style-name="gr2" draw:text-style-name="P2" draw:layer="layout" svg:width="0.037cm" svg:height="0.282cm" svg:x="9.757cm" svg:y="5.171cm" svg:viewBox="0 0 38 283" draw:points="38,0 0,0 0,283 38,283">
          <text:p/>
        </draw:polygon>
        <draw:polygon draw:style-name="gr2" draw:text-style-name="P2" draw:layer="layout" svg:width="0.037cm" svg:height="0.282cm" svg:x="9.718cm" svg:y="5.171cm" svg:viewBox="0 0 38 283" draw:points="38,0 0,0 0,283 38,283">
          <text:p/>
        </draw:polygon>
        <draw:polygon draw:style-name="gr2" draw:text-style-name="P2" draw:layer="layout" svg:width="0.038cm" svg:height="0.282cm" svg:x="9.68cm" svg:y="5.171cm" svg:viewBox="0 0 39 283" draw:points="39,0 0,0 0,283 39,283">
          <text:p/>
        </draw:polygon>
        <draw:polygon draw:style-name="gr2" draw:text-style-name="P2" draw:layer="layout" svg:width="0.038cm" svg:height="0.282cm" svg:x="9.641cm" svg:y="5.171cm" svg:viewBox="0 0 39 283" draw:points="39,0 0,0 0,283 39,283">
          <text:p/>
        </draw:polygon>
        <draw:polygon draw:style-name="gr2" draw:text-style-name="P2" draw:layer="layout" svg:width="0.038cm" svg:height="0.282cm" svg:x="9.603cm" svg:y="5.171cm" svg:viewBox="0 0 39 283" draw:points="39,0 0,0 0,283 39,283">
          <text:p/>
        </draw:polygon>
        <draw:polygon draw:style-name="gr2" draw:text-style-name="P2" draw:layer="layout" svg:width="0.039cm" svg:height="0.282cm" svg:x="9.564cm" svg:y="5.171cm" svg:viewBox="0 0 40 283" draw:points="40,0 0,0 0,283 40,283">
          <text:p/>
        </draw:polygon>
        <draw:polygon draw:style-name="gr2" draw:text-style-name="P2" draw:layer="layout" svg:width="0.038cm" svg:height="0.282cm" svg:x="10.752cm" svg:y="4.889cm" svg:viewBox="0 0 39 283" draw:points="39,0 0,0 0,283 39,283">
          <text:p/>
        </draw:polygon>
        <draw:polygon draw:style-name="gr2" draw:text-style-name="P2" draw:layer="layout" svg:width="0.038cm" svg:height="0.282cm" svg:x="10.713cm" svg:y="4.889cm" svg:viewBox="0 0 39 283" draw:points="39,0 0,0 0,283 39,283">
          <text:p/>
        </draw:polygon>
        <draw:polygon draw:style-name="gr2" draw:text-style-name="P2" draw:layer="layout" svg:width="0.038cm" svg:height="0.282cm" svg:x="10.676cm" svg:y="4.889cm" svg:viewBox="0 0 39 283" draw:points="39,0 0,0 0,283 39,283">
          <text:p/>
        </draw:polygon>
        <draw:polygon draw:style-name="gr2" draw:text-style-name="P2" draw:layer="layout" svg:width="0.039cm" svg:height="0.282cm" svg:x="10.637cm" svg:y="4.889cm" svg:viewBox="0 0 40 283" draw:points="40,0 0,0 0,283 40,283">
          <text:p/>
        </draw:polygon>
        <draw:polygon draw:style-name="gr2" draw:text-style-name="P2" draw:layer="layout" svg:width="0.038cm" svg:height="0.282cm" svg:x="10.599cm" svg:y="4.889cm" svg:viewBox="0 0 39 283" draw:points="39,0 0,0 0,283 39,283">
          <text:p/>
        </draw:polygon>
        <draw:polygon draw:style-name="gr2" draw:text-style-name="P2" draw:layer="layout" svg:width="0.038cm" svg:height="0.282cm" svg:x="10.56cm" svg:y="4.889cm" svg:viewBox="0 0 39 283" draw:points="39,0 0,0 0,283 39,283">
          <text:p/>
        </draw:polygon>
        <draw:polygon draw:style-name="gr2" draw:text-style-name="P2" draw:layer="layout" svg:width="0.037cm" svg:height="0.282cm" svg:x="10.523cm" svg:y="4.889cm" svg:viewBox="0 0 38 283" draw:points="38,0 0,0 0,283 38,283">
          <text:p/>
        </draw:polygon>
        <draw:polygon draw:style-name="gr2" draw:text-style-name="P2" draw:layer="layout" svg:width="0.037cm" svg:height="0.282cm" svg:x="10.484cm" svg:y="4.889cm" svg:viewBox="0 0 38 283" draw:points="38,0 0,0 0,283 38,283">
          <text:p/>
        </draw:polygon>
        <draw:polygon draw:style-name="gr2" draw:text-style-name="P2" draw:layer="layout" svg:width="0.038cm" svg:height="0.282cm" svg:x="10.446cm" svg:y="4.889cm" svg:viewBox="0 0 39 283" draw:points="39,0 0,0 0,283 39,283">
          <text:p/>
        </draw:polygon>
        <draw:polygon draw:style-name="gr2" draw:text-style-name="P2" draw:layer="layout" svg:width="0.038cm" svg:height="0.282cm" svg:x="10.407cm" svg:y="4.889cm" svg:viewBox="0 0 39 283" draw:points="39,0 0,0 0,283 39,283">
          <text:p/>
        </draw:polygon>
        <draw:polygon draw:style-name="gr2" draw:text-style-name="P2" draw:layer="layout" svg:width="0.038cm" svg:height="0.282cm" svg:x="10.369cm" svg:y="4.889cm" svg:viewBox="0 0 39 283" draw:points="39,0 0,0 0,283 39,283">
          <text:p/>
        </draw:polygon>
        <draw:polygon draw:style-name="gr2" draw:text-style-name="P2" draw:layer="layout" svg:width="0.038cm" svg:height="0.282cm" svg:x="10.33cm" svg:y="4.889cm" svg:viewBox="0 0 39 283" draw:points="39,0 0,0 0,283 39,283">
          <text:p/>
        </draw:polygon>
        <draw:polygon draw:style-name="gr2" draw:text-style-name="P2" draw:layer="layout" svg:width="0.038cm" svg:height="0.282cm" svg:x="10.293cm" svg:y="4.889cm" svg:viewBox="0 0 39 283" draw:points="39,0 0,0 0,283 39,283">
          <text:p/>
        </draw:polygon>
        <draw:polygon draw:style-name="gr2" draw:text-style-name="P2" draw:layer="layout" svg:width="0.038cm" svg:height="0.282cm" svg:x="10.254cm" svg:y="4.889cm" svg:viewBox="0 0 39 283" draw:points="39,0 0,0 0,283 39,283">
          <text:p/>
        </draw:polygon>
        <draw:polygon draw:style-name="gr2" draw:text-style-name="P2" draw:layer="layout" svg:width="0.038cm" svg:height="0.282cm" svg:x="10.216cm" svg:y="4.889cm" svg:viewBox="0 0 39 283" draw:points="39,0 0,0 0,283 39,283">
          <text:p/>
        </draw:polygon>
        <draw:polygon draw:style-name="gr2" draw:text-style-name="P2" draw:layer="layout" svg:width="0.038cm" svg:height="0.282cm" svg:x="10.177cm" svg:y="4.889cm" svg:viewBox="0 0 39 283" draw:points="39,0 0,0 0,283 39,283">
          <text:p/>
        </draw:polygon>
        <draw:polygon draw:style-name="gr2" draw:text-style-name="P2" draw:layer="layout" svg:width="0.037cm" svg:height="0.282cm" svg:x="10.14cm" svg:y="4.889cm" svg:viewBox="0 0 38 283" draw:points="38,0 0,0 0,283 38,283">
          <text:p/>
        </draw:polygon>
        <draw:polygon draw:style-name="gr2" draw:text-style-name="P2" draw:layer="layout" svg:width="0.037cm" svg:height="0.282cm" svg:x="10.101cm" svg:y="4.889cm" svg:viewBox="0 0 38 283" draw:points="38,0 0,0 0,283 38,283">
          <text:p/>
        </draw:polygon>
        <draw:polygon draw:style-name="gr2" draw:text-style-name="P2" draw:layer="layout" svg:width="0.038cm" svg:height="0.282cm" svg:x="10.063cm" svg:y="4.889cm" svg:viewBox="0 0 39 283" draw:points="39,0 0,0 0,283 39,283">
          <text:p/>
        </draw:polygon>
        <draw:polygon draw:style-name="gr2" draw:text-style-name="P2" draw:layer="layout" svg:width="0.038cm" svg:height="0.282cm" svg:x="10.024cm" svg:y="4.889cm" svg:viewBox="0 0 39 283" draw:points="39,0 0,0 0,283 39,283">
          <text:p/>
        </draw:polygon>
        <draw:polygon draw:style-name="gr2" draw:text-style-name="P2" draw:layer="layout" svg:width="0.038cm" svg:height="0.282cm" svg:x="9.986cm" svg:y="4.889cm" svg:viewBox="0 0 39 283" draw:points="39,0 0,0 0,283 39,283">
          <text:p/>
        </draw:polygon>
        <draw:polygon draw:style-name="gr2" draw:text-style-name="P2" draw:layer="layout" svg:width="0.038cm" svg:height="0.282cm" svg:x="9.947cm" svg:y="4.889cm" svg:viewBox="0 0 39 283" draw:points="39,0 0,0 0,283 39,283">
          <text:p/>
        </draw:polygon>
        <draw:polygon draw:style-name="gr2" draw:text-style-name="P2" draw:layer="layout" svg:width="0.038cm" svg:height="0.282cm" svg:x="9.91cm" svg:y="4.889cm" svg:viewBox="0 0 39 283" draw:points="39,0 0,0 0,283 39,283">
          <text:p/>
        </draw:polygon>
        <draw:polygon draw:style-name="gr2" draw:text-style-name="P2" draw:layer="layout" svg:width="0.038cm" svg:height="0.282cm" svg:x="9.871cm" svg:y="4.889cm" svg:viewBox="0 0 39 283" draw:points="39,0 0,0 0,283 39,283">
          <text:p/>
        </draw:polygon>
        <draw:polygon draw:style-name="gr2" draw:text-style-name="P2" draw:layer="layout" svg:width="0.038cm" svg:height="0.282cm" svg:x="9.833cm" svg:y="4.889cm" svg:viewBox="0 0 39 283" draw:points="39,0 0,0 0,283 39,283">
          <text:p/>
        </draw:polygon>
        <draw:polygon draw:style-name="gr2" draw:text-style-name="P2" draw:layer="layout" svg:width="0.038cm" svg:height="0.282cm" svg:x="9.794cm" svg:y="4.889cm" svg:viewBox="0 0 39 283" draw:points="39,0 0,0 0,283 39,283">
          <text:p/>
        </draw:polygon>
        <draw:polygon draw:style-name="gr2" draw:text-style-name="P2" draw:layer="layout" svg:width="0.037cm" svg:height="0.282cm" svg:x="9.757cm" svg:y="4.889cm" svg:viewBox="0 0 38 283" draw:points="38,0 0,0 0,283 38,283">
          <text:p/>
        </draw:polygon>
        <draw:polygon draw:style-name="gr2" draw:text-style-name="P2" draw:layer="layout" svg:width="0.037cm" svg:height="0.282cm" svg:x="9.718cm" svg:y="4.889cm" svg:viewBox="0 0 38 283" draw:points="38,0 0,0 0,283 38,283">
          <text:p/>
        </draw:polygon>
        <draw:polygon draw:style-name="gr2" draw:text-style-name="P2" draw:layer="layout" svg:width="0.038cm" svg:height="0.282cm" svg:x="9.68cm" svg:y="4.889cm" svg:viewBox="0 0 39 283" draw:points="39,0 0,0 0,283 39,283">
          <text:p/>
        </draw:polygon>
        <draw:polygon draw:style-name="gr2" draw:text-style-name="P2" draw:layer="layout" svg:width="0.038cm" svg:height="0.282cm" svg:x="9.641cm" svg:y="4.889cm" svg:viewBox="0 0 39 283" draw:points="39,0 0,0 0,283 39,283">
          <text:p/>
        </draw:polygon>
        <draw:polygon draw:style-name="gr2" draw:text-style-name="P2" draw:layer="layout" svg:width="0.038cm" svg:height="0.282cm" svg:x="9.603cm" svg:y="4.889cm" svg:viewBox="0 0 39 283" draw:points="39,0 0,0 0,283 39,283">
          <text:p/>
        </draw:polygon>
        <draw:polygon draw:style-name="gr2" draw:text-style-name="P2" draw:layer="layout" svg:width="0.039cm" svg:height="0.282cm" svg:x="9.564cm" svg:y="4.889cm" svg:viewBox="0 0 40 283" draw:points="40,0 0,0 0,283 40,283">
          <text:p/>
        </draw:polygon>
        <draw:polygon draw:style-name="gr5" draw:text-style-name="P1" draw:layer="layout" svg:width="0.038cm" svg:height="0.282cm" svg:x="10.752cm" svg:y="4.607cm" svg:viewBox="0 0 39 283" draw:points="39,0 0,0 0,283 39,283">
          <text:p/>
        </draw:polygon>
        <draw:polygon draw:style-name="gr5" draw:text-style-name="P1" draw:layer="layout" svg:width="0.038cm" svg:height="0.282cm" svg:x="10.713cm" svg:y="4.607cm" svg:viewBox="0 0 39 283" draw:points="39,0 0,0 0,283 39,283">
          <text:p/>
        </draw:polygon>
        <draw:polygon draw:style-name="gr5" draw:text-style-name="P1" draw:layer="layout" svg:width="0.038cm" svg:height="0.282cm" svg:x="10.676cm" svg:y="4.607cm" svg:viewBox="0 0 39 283" draw:points="39,0 0,0 0,283 39,283">
          <text:p/>
        </draw:polygon>
        <draw:polygon draw:style-name="gr5" draw:text-style-name="P1" draw:layer="layout" svg:width="0.039cm" svg:height="0.282cm" svg:x="10.637cm" svg:y="4.607cm" svg:viewBox="0 0 40 283" draw:points="40,0 0,0 0,283 40,283">
          <text:p/>
        </draw:polygon>
        <draw:polygon draw:style-name="gr5" draw:text-style-name="P1" draw:layer="layout" svg:width="0.038cm" svg:height="0.282cm" svg:x="10.599cm" svg:y="4.607cm" svg:viewBox="0 0 39 283" draw:points="39,0 0,0 0,283 39,283">
          <text:p/>
        </draw:polygon>
        <draw:polygon draw:style-name="gr5" draw:text-style-name="P1" draw:layer="layout" svg:width="0.038cm" svg:height="0.282cm" svg:x="10.56cm" svg:y="4.607cm" svg:viewBox="0 0 39 283" draw:points="39,0 0,0 0,283 39,283">
          <text:p/>
        </draw:polygon>
        <draw:polygon draw:style-name="gr5" draw:text-style-name="P1" draw:layer="layout" svg:width="0.037cm" svg:height="0.282cm" svg:x="10.523cm" svg:y="4.607cm" svg:viewBox="0 0 38 283" draw:points="38,0 0,0 0,283 38,283">
          <text:p/>
        </draw:polygon>
        <draw:polygon draw:style-name="gr5" draw:text-style-name="P1" draw:layer="layout" svg:width="0.037cm" svg:height="0.282cm" svg:x="10.484cm" svg:y="4.607cm" svg:viewBox="0 0 38 283" draw:points="38,0 0,0 0,283 38,283">
          <text:p/>
        </draw:polygon>
        <draw:polygon draw:style-name="gr5" draw:text-style-name="P1" draw:layer="layout" svg:width="0.038cm" svg:height="0.282cm" svg:x="10.446cm" svg:y="4.607cm" svg:viewBox="0 0 39 283" draw:points="39,0 0,0 0,283 39,283">
          <text:p/>
        </draw:polygon>
        <draw:polygon draw:style-name="gr5" draw:text-style-name="P1" draw:layer="layout" svg:width="0.038cm" svg:height="0.282cm" svg:x="10.407cm" svg:y="4.607cm" svg:viewBox="0 0 39 283" draw:points="39,0 0,0 0,283 39,283">
          <text:p/>
        </draw:polygon>
        <draw:polygon draw:style-name="gr5" draw:text-style-name="P1" draw:layer="layout" svg:width="0.038cm" svg:height="0.282cm" svg:x="10.369cm" svg:y="4.607cm" svg:viewBox="0 0 39 283" draw:points="39,0 0,0 0,283 39,283">
          <text:p/>
        </draw:polygon>
        <draw:polygon draw:style-name="gr5" draw:text-style-name="P1" draw:layer="layout" svg:width="0.038cm" svg:height="0.282cm" svg:x="10.33cm" svg:y="4.607cm" svg:viewBox="0 0 39 283" draw:points="39,0 0,0 0,283 39,283">
          <text:p/>
        </draw:polygon>
        <draw:polygon draw:style-name="gr5" draw:text-style-name="P1" draw:layer="layout" svg:width="0.038cm" svg:height="0.282cm" svg:x="10.293cm" svg:y="4.607cm" svg:viewBox="0 0 39 283" draw:points="39,0 0,0 0,283 39,283">
          <text:p/>
        </draw:polygon>
        <draw:polygon draw:style-name="gr5" draw:text-style-name="P1" draw:layer="layout" svg:width="0.038cm" svg:height="0.282cm" svg:x="10.254cm" svg:y="4.607cm" svg:viewBox="0 0 39 283" draw:points="39,0 0,0 0,283 39,283">
          <text:p/>
        </draw:polygon>
        <draw:polygon draw:style-name="gr5" draw:text-style-name="P1" draw:layer="layout" svg:width="0.038cm" svg:height="0.282cm" svg:x="10.216cm" svg:y="4.607cm" svg:viewBox="0 0 39 283" draw:points="39,0 0,0 0,283 39,283">
          <text:p/>
        </draw:polygon>
        <draw:polygon draw:style-name="gr5" draw:text-style-name="P1" draw:layer="layout" svg:width="0.038cm" svg:height="0.282cm" svg:x="10.177cm" svg:y="4.607cm" svg:viewBox="0 0 39 283" draw:points="39,0 0,0 0,283 39,283">
          <text:p/>
        </draw:polygon>
        <draw:polygon draw:style-name="gr5" draw:text-style-name="P1" draw:layer="layout" svg:width="0.037cm" svg:height="0.282cm" svg:x="10.14cm" svg:y="4.607cm" svg:viewBox="0 0 38 283" draw:points="38,0 0,0 0,283 38,283">
          <text:p/>
        </draw:polygon>
        <draw:polygon draw:style-name="gr5" draw:text-style-name="P1" draw:layer="layout" svg:width="0.037cm" svg:height="0.282cm" svg:x="10.101cm" svg:y="4.607cm" svg:viewBox="0 0 38 283" draw:points="38,0 0,0 0,283 38,283">
          <text:p/>
        </draw:polygon>
        <draw:polygon draw:style-name="gr5" draw:text-style-name="P1" draw:layer="layout" svg:width="0.038cm" svg:height="0.282cm" svg:x="10.063cm" svg:y="4.607cm" svg:viewBox="0 0 39 283" draw:points="39,0 0,0 0,283 39,283">
          <text:p/>
        </draw:polygon>
        <draw:polygon draw:style-name="gr5" draw:text-style-name="P1" draw:layer="layout" svg:width="0.038cm" svg:height="0.282cm" svg:x="10.024cm" svg:y="4.607cm" svg:viewBox="0 0 39 283" draw:points="39,0 0,0 0,283 39,283">
          <text:p/>
        </draw:polygon>
        <draw:polygon draw:style-name="gr5" draw:text-style-name="P1" draw:layer="layout" svg:width="0.038cm" svg:height="0.282cm" svg:x="9.986cm" svg:y="4.607cm" svg:viewBox="0 0 39 283" draw:points="39,0 0,0 0,283 39,283">
          <text:p/>
        </draw:polygon>
        <draw:polygon draw:style-name="gr5" draw:text-style-name="P1" draw:layer="layout" svg:width="0.038cm" svg:height="0.282cm" svg:x="9.947cm" svg:y="4.607cm" svg:viewBox="0 0 39 283" draw:points="39,0 0,0 0,283 39,283">
          <text:p/>
        </draw:polygon>
        <draw:polygon draw:style-name="gr5" draw:text-style-name="P1" draw:layer="layout" svg:width="0.038cm" svg:height="0.282cm" svg:x="9.91cm" svg:y="4.607cm" svg:viewBox="0 0 39 283" draw:points="39,0 0,0 0,283 39,283">
          <text:p/>
        </draw:polygon>
        <draw:polygon draw:style-name="gr5" draw:text-style-name="P1" draw:layer="layout" svg:width="0.038cm" svg:height="0.282cm" svg:x="9.871cm" svg:y="4.607cm" svg:viewBox="0 0 39 283" draw:points="39,0 0,0 0,283 39,283">
          <text:p/>
        </draw:polygon>
        <draw:polygon draw:style-name="gr5" draw:text-style-name="P1" draw:layer="layout" svg:width="0.038cm" svg:height="0.282cm" svg:x="9.833cm" svg:y="4.607cm" svg:viewBox="0 0 39 283" draw:points="39,0 0,0 0,283 39,283">
          <text:p/>
        </draw:polygon>
        <draw:polygon draw:style-name="gr5" draw:text-style-name="P1" draw:layer="layout" svg:width="0.038cm" svg:height="0.282cm" svg:x="9.794cm" svg:y="4.607cm" svg:viewBox="0 0 39 283" draw:points="39,0 0,0 0,283 39,283">
          <text:p/>
        </draw:polygon>
        <draw:polygon draw:style-name="gr5" draw:text-style-name="P1" draw:layer="layout" svg:width="0.037cm" svg:height="0.282cm" svg:x="9.757cm" svg:y="4.607cm" svg:viewBox="0 0 38 283" draw:points="38,0 0,0 0,283 38,283">
          <text:p/>
        </draw:polygon>
        <draw:polygon draw:style-name="gr5" draw:text-style-name="P1" draw:layer="layout" svg:width="0.037cm" svg:height="0.282cm" svg:x="9.718cm" svg:y="4.607cm" svg:viewBox="0 0 38 283" draw:points="38,0 0,0 0,283 38,283">
          <text:p/>
        </draw:polygon>
        <draw:polygon draw:style-name="gr5" draw:text-style-name="P1" draw:layer="layout" svg:width="0.038cm" svg:height="0.282cm" svg:x="9.68cm" svg:y="4.607cm" svg:viewBox="0 0 39 283" draw:points="39,0 0,0 0,283 39,283">
          <text:p/>
        </draw:polygon>
        <draw:polygon draw:style-name="gr5" draw:text-style-name="P1" draw:layer="layout" svg:width="0.038cm" svg:height="0.282cm" svg:x="9.641cm" svg:y="4.607cm" svg:viewBox="0 0 39 283" draw:points="39,0 0,0 0,283 39,283">
          <text:p/>
        </draw:polygon>
        <draw:polygon draw:style-name="gr5" draw:text-style-name="P1" draw:layer="layout" svg:width="0.038cm" svg:height="0.282cm" svg:x="9.603cm" svg:y="4.607cm" svg:viewBox="0 0 39 283" draw:points="39,0 0,0 0,283 39,283">
          <text:p/>
        </draw:polygon>
        <draw:polygon draw:style-name="gr5" draw:text-style-name="P1" draw:layer="layout" svg:width="0.039cm" svg:height="0.282cm" svg:x="9.564cm" svg:y="4.607cm" svg:viewBox="0 0 40 283" draw:points="40,0 0,0 0,283 40,283">
          <text:p/>
        </draw:polygon>
        <draw:polygon draw:style-name="gr7" draw:text-style-name="P4" draw:layer="layout" svg:width="0.038cm" svg:height="0.281cm" svg:x="10.752cm" svg:y="4.325cm" svg:viewBox="0 0 39 282" draw:points="39,0 0,0 0,282 39,282">
          <text:p/>
        </draw:polygon>
        <draw:polygon draw:style-name="gr7" draw:text-style-name="P4" draw:layer="layout" svg:width="0.038cm" svg:height="0.281cm" svg:x="10.713cm" svg:y="4.325cm" svg:viewBox="0 0 39 282" draw:points="39,0 0,0 0,282 39,282">
          <text:p/>
        </draw:polygon>
        <draw:polygon draw:style-name="gr7" draw:text-style-name="P4" draw:layer="layout" svg:width="0.038cm" svg:height="0.281cm" svg:x="10.676cm" svg:y="4.325cm" svg:viewBox="0 0 39 282" draw:points="39,0 0,0 0,282 39,282">
          <text:p/>
        </draw:polygon>
        <draw:polygon draw:style-name="gr7" draw:text-style-name="P4" draw:layer="layout" svg:width="0.039cm" svg:height="0.281cm" svg:x="10.637cm" svg:y="4.325cm" svg:viewBox="0 0 40 282" draw:points="40,0 0,0 0,282 40,282">
          <text:p/>
        </draw:polygon>
        <draw:polygon draw:style-name="gr7" draw:text-style-name="P4" draw:layer="layout" svg:width="0.038cm" svg:height="0.281cm" svg:x="10.599cm" svg:y="4.325cm" svg:viewBox="0 0 39 282" draw:points="39,0 0,0 0,282 39,282">
          <text:p/>
        </draw:polygon>
        <draw:polygon draw:style-name="gr7" draw:text-style-name="P4" draw:layer="layout" svg:width="0.038cm" svg:height="0.281cm" svg:x="10.56cm" svg:y="4.325cm" svg:viewBox="0 0 39 282" draw:points="39,0 0,0 0,282 39,282">
          <text:p/>
        </draw:polygon>
        <draw:polygon draw:style-name="gr7" draw:text-style-name="P4" draw:layer="layout" svg:width="0.037cm" svg:height="0.281cm" svg:x="10.523cm" svg:y="4.325cm" svg:viewBox="0 0 38 282" draw:points="38,0 0,0 0,282 38,282">
          <text:p/>
        </draw:polygon>
        <draw:polygon draw:style-name="gr7" draw:text-style-name="P4" draw:layer="layout" svg:width="0.037cm" svg:height="0.281cm" svg:x="10.484cm" svg:y="4.325cm" svg:viewBox="0 0 38 282" draw:points="38,0 0,0 0,282 38,282">
          <text:p/>
        </draw:polygon>
        <draw:polygon draw:style-name="gr7" draw:text-style-name="P4" draw:layer="layout" svg:width="0.038cm" svg:height="0.281cm" svg:x="10.446cm" svg:y="4.325cm" svg:viewBox="0 0 39 282" draw:points="39,0 0,0 0,282 39,282">
          <text:p/>
        </draw:polygon>
        <draw:polygon draw:style-name="gr7" draw:text-style-name="P4" draw:layer="layout" svg:width="0.038cm" svg:height="0.281cm" svg:x="10.407cm" svg:y="4.325cm" svg:viewBox="0 0 39 282" draw:points="39,0 0,0 0,282 39,282">
          <text:p/>
        </draw:polygon>
        <draw:polygon draw:style-name="gr7" draw:text-style-name="P4" draw:layer="layout" svg:width="0.038cm" svg:height="0.281cm" svg:x="10.369cm" svg:y="4.325cm" svg:viewBox="0 0 39 282" draw:points="39,0 0,0 0,282 39,282">
          <text:p/>
        </draw:polygon>
        <draw:polygon draw:style-name="gr7" draw:text-style-name="P4" draw:layer="layout" svg:width="0.038cm" svg:height="0.281cm" svg:x="10.33cm" svg:y="4.325cm" svg:viewBox="0 0 39 282" draw:points="39,0 0,0 0,282 39,282">
          <text:p/>
        </draw:polygon>
        <draw:polygon draw:style-name="gr7" draw:text-style-name="P4" draw:layer="layout" svg:width="0.038cm" svg:height="0.281cm" svg:x="10.293cm" svg:y="4.325cm" svg:viewBox="0 0 39 282" draw:points="39,0 0,0 0,282 39,282">
          <text:p/>
        </draw:polygon>
        <draw:polygon draw:style-name="gr7" draw:text-style-name="P4" draw:layer="layout" svg:width="0.038cm" svg:height="0.281cm" svg:x="10.254cm" svg:y="4.325cm" svg:viewBox="0 0 39 282" draw:points="39,0 0,0 0,282 39,282">
          <text:p/>
        </draw:polygon>
        <draw:polygon draw:style-name="gr7" draw:text-style-name="P4" draw:layer="layout" svg:width="0.038cm" svg:height="0.281cm" svg:x="10.216cm" svg:y="4.325cm" svg:viewBox="0 0 39 282" draw:points="39,0 0,0 0,282 39,282">
          <text:p/>
        </draw:polygon>
        <draw:polygon draw:style-name="gr7" draw:text-style-name="P4" draw:layer="layout" svg:width="0.038cm" svg:height="0.281cm" svg:x="10.177cm" svg:y="4.325cm" svg:viewBox="0 0 39 282" draw:points="39,0 0,0 0,282 39,282">
          <text:p/>
        </draw:polygon>
        <draw:polygon draw:style-name="gr7" draw:text-style-name="P4" draw:layer="layout" svg:width="0.037cm" svg:height="0.281cm" svg:x="10.14cm" svg:y="4.325cm" svg:viewBox="0 0 38 282" draw:points="38,0 0,0 0,282 38,282">
          <text:p/>
        </draw:polygon>
        <draw:polygon draw:style-name="gr7" draw:text-style-name="P4" draw:layer="layout" svg:width="0.037cm" svg:height="0.281cm" svg:x="10.101cm" svg:y="4.325cm" svg:viewBox="0 0 38 282" draw:points="38,0 0,0 0,282 38,282">
          <text:p/>
        </draw:polygon>
        <draw:polygon draw:style-name="gr7" draw:text-style-name="P4" draw:layer="layout" svg:width="0.038cm" svg:height="0.281cm" svg:x="10.063cm" svg:y="4.325cm" svg:viewBox="0 0 39 282" draw:points="39,0 0,0 0,282 39,282">
          <text:p/>
        </draw:polygon>
        <draw:polygon draw:style-name="gr7" draw:text-style-name="P4" draw:layer="layout" svg:width="0.038cm" svg:height="0.281cm" svg:x="10.024cm" svg:y="4.325cm" svg:viewBox="0 0 39 282" draw:points="39,0 0,0 0,282 39,282">
          <text:p/>
        </draw:polygon>
        <draw:polygon draw:style-name="gr7" draw:text-style-name="P4" draw:layer="layout" svg:width="0.038cm" svg:height="0.281cm" svg:x="9.986cm" svg:y="4.325cm" svg:viewBox="0 0 39 282" draw:points="39,0 0,0 0,282 39,282">
          <text:p/>
        </draw:polygon>
        <draw:polygon draw:style-name="gr7" draw:text-style-name="P4" draw:layer="layout" svg:width="0.038cm" svg:height="0.281cm" svg:x="9.947cm" svg:y="4.325cm" svg:viewBox="0 0 39 282" draw:points="39,0 0,0 0,282 39,282">
          <text:p/>
        </draw:polygon>
        <draw:polygon draw:style-name="gr7" draw:text-style-name="P4" draw:layer="layout" svg:width="0.038cm" svg:height="0.281cm" svg:x="9.91cm" svg:y="4.325cm" svg:viewBox="0 0 39 282" draw:points="39,0 0,0 0,282 39,282">
          <text:p/>
        </draw:polygon>
        <draw:polygon draw:style-name="gr7" draw:text-style-name="P4" draw:layer="layout" svg:width="0.038cm" svg:height="0.281cm" svg:x="9.871cm" svg:y="4.325cm" svg:viewBox="0 0 39 282" draw:points="39,0 0,0 0,282 39,282">
          <text:p/>
        </draw:polygon>
        <draw:polygon draw:style-name="gr7" draw:text-style-name="P4" draw:layer="layout" svg:width="0.038cm" svg:height="0.281cm" svg:x="9.833cm" svg:y="4.325cm" svg:viewBox="0 0 39 282" draw:points="39,0 0,0 0,282 39,282">
          <text:p/>
        </draw:polygon>
        <draw:polygon draw:style-name="gr7" draw:text-style-name="P4" draw:layer="layout" svg:width="0.038cm" svg:height="0.281cm" svg:x="9.794cm" svg:y="4.325cm" svg:viewBox="0 0 39 282" draw:points="39,0 0,0 0,282 39,282">
          <text:p/>
        </draw:polygon>
        <draw:polygon draw:style-name="gr7" draw:text-style-name="P4" draw:layer="layout" svg:width="0.037cm" svg:height="0.281cm" svg:x="9.757cm" svg:y="4.325cm" svg:viewBox="0 0 38 282" draw:points="38,0 0,0 0,282 38,282">
          <text:p/>
        </draw:polygon>
        <draw:polygon draw:style-name="gr7" draw:text-style-name="P4" draw:layer="layout" svg:width="0.037cm" svg:height="0.281cm" svg:x="9.718cm" svg:y="4.325cm" svg:viewBox="0 0 38 282" draw:points="38,0 0,0 0,282 38,282">
          <text:p/>
        </draw:polygon>
        <draw:polygon draw:style-name="gr7" draw:text-style-name="P4" draw:layer="layout" svg:width="0.038cm" svg:height="0.281cm" svg:x="9.68cm" svg:y="4.325cm" svg:viewBox="0 0 39 282" draw:points="39,0 0,0 0,282 39,282">
          <text:p/>
        </draw:polygon>
        <draw:polygon draw:style-name="gr7" draw:text-style-name="P4" draw:layer="layout" svg:width="0.038cm" svg:height="0.281cm" svg:x="9.641cm" svg:y="4.325cm" svg:viewBox="0 0 39 282" draw:points="39,0 0,0 0,282 39,282">
          <text:p/>
        </draw:polygon>
        <draw:polygon draw:style-name="gr7" draw:text-style-name="P4" draw:layer="layout" svg:width="0.038cm" svg:height="0.281cm" svg:x="9.603cm" svg:y="4.325cm" svg:viewBox="0 0 39 282" draw:points="39,0 0,0 0,282 39,282">
          <text:p/>
        </draw:polygon>
        <draw:polygon draw:style-name="gr7" draw:text-style-name="P4" draw:layer="layout" svg:width="0.039cm" svg:height="0.281cm" svg:x="9.564cm" svg:y="4.325cm" svg:viewBox="0 0 40 282" draw:points="40,0 0,0 0,282 40,282">
          <text:p/>
        </draw:polygon>
        <draw:polygon draw:style-name="gr5" draw:text-style-name="P1" draw:layer="layout" svg:width="0.038cm" svg:height="0.282cm" svg:x="10.752cm" svg:y="4.042cm" svg:viewBox="0 0 39 283" draw:points="39,0 0,0 0,283 39,283">
          <text:p/>
        </draw:polygon>
        <draw:polygon draw:style-name="gr5" draw:text-style-name="P1" draw:layer="layout" svg:width="0.038cm" svg:height="0.282cm" svg:x="10.713cm" svg:y="4.042cm" svg:viewBox="0 0 39 283" draw:points="39,0 0,0 0,283 39,283">
          <text:p/>
        </draw:polygon>
        <draw:polygon draw:style-name="gr5" draw:text-style-name="P1" draw:layer="layout" svg:width="0.038cm" svg:height="0.282cm" svg:x="10.676cm" svg:y="4.042cm" svg:viewBox="0 0 39 283" draw:points="39,0 0,0 0,283 39,283">
          <text:p/>
        </draw:polygon>
        <draw:polygon draw:style-name="gr5" draw:text-style-name="P1" draw:layer="layout" svg:width="0.039cm" svg:height="0.282cm" svg:x="10.637cm" svg:y="4.042cm" svg:viewBox="0 0 40 283" draw:points="40,0 0,0 0,283 40,283">
          <text:p/>
        </draw:polygon>
        <draw:polygon draw:style-name="gr5" draw:text-style-name="P1" draw:layer="layout" svg:width="0.038cm" svg:height="0.282cm" svg:x="10.599cm" svg:y="4.042cm" svg:viewBox="0 0 39 283" draw:points="39,0 0,0 0,283 39,283">
          <text:p/>
        </draw:polygon>
        <draw:polygon draw:style-name="gr5" draw:text-style-name="P1" draw:layer="layout" svg:width="0.038cm" svg:height="0.282cm" svg:x="10.56cm" svg:y="4.042cm" svg:viewBox="0 0 39 283" draw:points="39,0 0,0 0,283 39,283">
          <text:p/>
        </draw:polygon>
        <draw:polygon draw:style-name="gr5" draw:text-style-name="P1" draw:layer="layout" svg:width="0.037cm" svg:height="0.282cm" svg:x="10.523cm" svg:y="4.042cm" svg:viewBox="0 0 38 283" draw:points="38,0 0,0 0,283 38,283">
          <text:p/>
        </draw:polygon>
        <draw:polygon draw:style-name="gr5" draw:text-style-name="P1" draw:layer="layout" svg:width="0.037cm" svg:height="0.282cm" svg:x="10.484cm" svg:y="4.042cm" svg:viewBox="0 0 38 283" draw:points="38,0 0,0 0,283 38,283">
          <text:p/>
        </draw:polygon>
        <draw:polygon draw:style-name="gr5" draw:text-style-name="P1" draw:layer="layout" svg:width="0.038cm" svg:height="0.282cm" svg:x="10.446cm" svg:y="4.042cm" svg:viewBox="0 0 39 283" draw:points="39,0 0,0 0,283 39,283">
          <text:p/>
        </draw:polygon>
        <draw:polygon draw:style-name="gr5" draw:text-style-name="P1" draw:layer="layout" svg:width="0.038cm" svg:height="0.282cm" svg:x="10.407cm" svg:y="4.042cm" svg:viewBox="0 0 39 283" draw:points="39,0 0,0 0,283 39,283">
          <text:p/>
        </draw:polygon>
        <draw:polygon draw:style-name="gr5" draw:text-style-name="P1" draw:layer="layout" svg:width="0.038cm" svg:height="0.282cm" svg:x="10.369cm" svg:y="4.042cm" svg:viewBox="0 0 39 283" draw:points="39,0 0,0 0,283 39,283">
          <text:p/>
        </draw:polygon>
        <draw:polygon draw:style-name="gr5" draw:text-style-name="P1" draw:layer="layout" svg:width="0.038cm" svg:height="0.282cm" svg:x="10.33cm" svg:y="4.042cm" svg:viewBox="0 0 39 283" draw:points="39,0 0,0 0,283 39,283">
          <text:p/>
        </draw:polygon>
        <draw:polygon draw:style-name="gr5" draw:text-style-name="P1" draw:layer="layout" svg:width="0.038cm" svg:height="0.282cm" svg:x="10.293cm" svg:y="4.042cm" svg:viewBox="0 0 39 283" draw:points="39,0 0,0 0,283 39,283">
          <text:p/>
        </draw:polygon>
        <draw:polygon draw:style-name="gr5" draw:text-style-name="P1" draw:layer="layout" svg:width="0.038cm" svg:height="0.282cm" svg:x="10.254cm" svg:y="4.042cm" svg:viewBox="0 0 39 283" draw:points="39,0 0,0 0,283 39,283">
          <text:p/>
        </draw:polygon>
        <draw:polygon draw:style-name="gr5" draw:text-style-name="P1" draw:layer="layout" svg:width="0.038cm" svg:height="0.282cm" svg:x="10.216cm" svg:y="4.042cm" svg:viewBox="0 0 39 283" draw:points="39,0 0,0 0,283 39,283">
          <text:p/>
        </draw:polygon>
        <draw:polygon draw:style-name="gr5" draw:text-style-name="P1" draw:layer="layout" svg:width="0.038cm" svg:height="0.282cm" svg:x="10.177cm" svg:y="4.042cm" svg:viewBox="0 0 39 283" draw:points="39,0 0,0 0,283 39,283">
          <text:p/>
        </draw:polygon>
        <draw:polygon draw:style-name="gr5" draw:text-style-name="P1" draw:layer="layout" svg:width="0.037cm" svg:height="0.282cm" svg:x="10.14cm" svg:y="4.042cm" svg:viewBox="0 0 38 283" draw:points="38,0 0,0 0,283 38,283">
          <text:p/>
        </draw:polygon>
        <draw:polygon draw:style-name="gr5" draw:text-style-name="P1" draw:layer="layout" svg:width="0.037cm" svg:height="0.282cm" svg:x="10.101cm" svg:y="4.042cm" svg:viewBox="0 0 38 283" draw:points="38,0 0,0 0,283 38,283">
          <text:p/>
        </draw:polygon>
        <draw:polygon draw:style-name="gr5" draw:text-style-name="P1" draw:layer="layout" svg:width="0.038cm" svg:height="0.282cm" svg:x="10.063cm" svg:y="4.042cm" svg:viewBox="0 0 39 283" draw:points="39,0 0,0 0,283 39,283">
          <text:p/>
        </draw:polygon>
        <draw:polygon draw:style-name="gr5" draw:text-style-name="P1" draw:layer="layout" svg:width="0.038cm" svg:height="0.282cm" svg:x="10.024cm" svg:y="4.042cm" svg:viewBox="0 0 39 283" draw:points="39,0 0,0 0,283 39,283">
          <text:p/>
        </draw:polygon>
        <draw:polygon draw:style-name="gr5" draw:text-style-name="P1" draw:layer="layout" svg:width="0.038cm" svg:height="0.282cm" svg:x="9.986cm" svg:y="4.042cm" svg:viewBox="0 0 39 283" draw:points="39,0 0,0 0,283 39,283">
          <text:p/>
        </draw:polygon>
        <draw:polygon draw:style-name="gr5" draw:text-style-name="P1" draw:layer="layout" svg:width="0.038cm" svg:height="0.282cm" svg:x="9.947cm" svg:y="4.042cm" svg:viewBox="0 0 39 283" draw:points="39,0 0,0 0,283 39,283">
          <text:p/>
        </draw:polygon>
        <draw:polygon draw:style-name="gr5" draw:text-style-name="P1" draw:layer="layout" svg:width="0.038cm" svg:height="0.282cm" svg:x="9.91cm" svg:y="4.042cm" svg:viewBox="0 0 39 283" draw:points="39,0 0,0 0,283 39,283">
          <text:p/>
        </draw:polygon>
        <draw:polygon draw:style-name="gr5" draw:text-style-name="P1" draw:layer="layout" svg:width="0.038cm" svg:height="0.282cm" svg:x="9.871cm" svg:y="4.042cm" svg:viewBox="0 0 39 283" draw:points="39,0 0,0 0,283 39,283">
          <text:p/>
        </draw:polygon>
        <draw:polygon draw:style-name="gr5" draw:text-style-name="P1" draw:layer="layout" svg:width="0.038cm" svg:height="0.282cm" svg:x="9.833cm" svg:y="4.042cm" svg:viewBox="0 0 39 283" draw:points="39,0 0,0 0,283 39,283">
          <text:p/>
        </draw:polygon>
        <draw:polygon draw:style-name="gr5" draw:text-style-name="P1" draw:layer="layout" svg:width="0.038cm" svg:height="0.282cm" svg:x="9.794cm" svg:y="4.042cm" svg:viewBox="0 0 39 283" draw:points="39,0 0,0 0,283 39,283">
          <text:p/>
        </draw:polygon>
        <draw:polygon draw:style-name="gr5" draw:text-style-name="P1" draw:layer="layout" svg:width="0.037cm" svg:height="0.282cm" svg:x="9.757cm" svg:y="4.042cm" svg:viewBox="0 0 38 283" draw:points="38,0 0,0 0,283 38,283">
          <text:p/>
        </draw:polygon>
        <draw:polygon draw:style-name="gr5" draw:text-style-name="P1" draw:layer="layout" svg:width="0.037cm" svg:height="0.282cm" svg:x="9.718cm" svg:y="4.042cm" svg:viewBox="0 0 38 283" draw:points="38,0 0,0 0,283 38,283">
          <text:p/>
        </draw:polygon>
        <draw:polygon draw:style-name="gr5" draw:text-style-name="P1" draw:layer="layout" svg:width="0.038cm" svg:height="0.282cm" svg:x="9.68cm" svg:y="4.042cm" svg:viewBox="0 0 39 283" draw:points="39,0 0,0 0,283 39,283">
          <text:p/>
        </draw:polygon>
        <draw:polygon draw:style-name="gr5" draw:text-style-name="P1" draw:layer="layout" svg:width="0.038cm" svg:height="0.282cm" svg:x="9.641cm" svg:y="4.042cm" svg:viewBox="0 0 39 283" draw:points="39,0 0,0 0,283 39,283">
          <text:p/>
        </draw:polygon>
        <draw:polygon draw:style-name="gr5" draw:text-style-name="P1" draw:layer="layout" svg:width="0.038cm" svg:height="0.282cm" svg:x="9.603cm" svg:y="4.042cm" svg:viewBox="0 0 39 283" draw:points="39,0 0,0 0,283 39,283">
          <text:p/>
        </draw:polygon>
        <draw:polygon draw:style-name="gr5" draw:text-style-name="P1" draw:layer="layout" svg:width="0.039cm" svg:height="0.282cm" svg:x="9.564cm" svg:y="4.042cm" svg:viewBox="0 0 40 283" draw:points="40,0 0,0 0,283 40,283">
          <text:p/>
        </draw:polygon>
        <draw:polygon draw:style-name="gr5" draw:text-style-name="P1" draw:layer="layout" svg:width="0.038cm" svg:height="0.282cm" svg:x="10.752cm" svg:y="3.76cm" svg:viewBox="0 0 39 283" draw:points="39,0 0,0 0,283 39,283">
          <text:p/>
        </draw:polygon>
        <draw:polygon draw:style-name="gr5" draw:text-style-name="P1" draw:layer="layout" svg:width="0.038cm" svg:height="0.282cm" svg:x="10.713cm" svg:y="3.76cm" svg:viewBox="0 0 39 283" draw:points="39,0 0,0 0,283 39,283">
          <text:p/>
        </draw:polygon>
        <draw:polygon draw:style-name="gr5" draw:text-style-name="P1" draw:layer="layout" svg:width="0.038cm" svg:height="0.282cm" svg:x="10.676cm" svg:y="3.76cm" svg:viewBox="0 0 39 283" draw:points="39,0 0,0 0,283 39,283">
          <text:p/>
        </draw:polygon>
        <draw:polygon draw:style-name="gr5" draw:text-style-name="P1" draw:layer="layout" svg:width="0.039cm" svg:height="0.282cm" svg:x="10.637cm" svg:y="3.76cm" svg:viewBox="0 0 40 283" draw:points="40,0 0,0 0,283 40,283">
          <text:p/>
        </draw:polygon>
        <draw:polygon draw:style-name="gr5" draw:text-style-name="P1" draw:layer="layout" svg:width="0.038cm" svg:height="0.282cm" svg:x="10.599cm" svg:y="3.76cm" svg:viewBox="0 0 39 283" draw:points="39,0 0,0 0,283 39,283">
          <text:p/>
        </draw:polygon>
        <draw:polygon draw:style-name="gr5" draw:text-style-name="P1" draw:layer="layout" svg:width="0.038cm" svg:height="0.282cm" svg:x="10.56cm" svg:y="3.76cm" svg:viewBox="0 0 39 283" draw:points="39,0 0,0 0,283 39,283">
          <text:p/>
        </draw:polygon>
        <draw:polygon draw:style-name="gr5" draw:text-style-name="P1" draw:layer="layout" svg:width="0.037cm" svg:height="0.282cm" svg:x="10.523cm" svg:y="3.76cm" svg:viewBox="0 0 38 283" draw:points="38,0 0,0 0,283 38,283">
          <text:p/>
        </draw:polygon>
        <draw:polygon draw:style-name="gr5" draw:text-style-name="P1" draw:layer="layout" svg:width="0.037cm" svg:height="0.282cm" svg:x="10.484cm" svg:y="3.76cm" svg:viewBox="0 0 38 283" draw:points="38,0 0,0 0,283 38,283">
          <text:p/>
        </draw:polygon>
        <draw:polygon draw:style-name="gr5" draw:text-style-name="P1" draw:layer="layout" svg:width="0.038cm" svg:height="0.282cm" svg:x="10.446cm" svg:y="3.76cm" svg:viewBox="0 0 39 283" draw:points="39,0 0,0 0,283 39,283">
          <text:p/>
        </draw:polygon>
        <draw:polygon draw:style-name="gr5" draw:text-style-name="P1" draw:layer="layout" svg:width="0.038cm" svg:height="0.282cm" svg:x="10.407cm" svg:y="3.76cm" svg:viewBox="0 0 39 283" draw:points="39,0 0,0 0,283 39,283">
          <text:p/>
        </draw:polygon>
        <draw:polygon draw:style-name="gr5" draw:text-style-name="P1" draw:layer="layout" svg:width="0.038cm" svg:height="0.282cm" svg:x="10.369cm" svg:y="3.76cm" svg:viewBox="0 0 39 283" draw:points="39,0 0,0 0,283 39,283">
          <text:p/>
        </draw:polygon>
        <draw:polygon draw:style-name="gr5" draw:text-style-name="P1" draw:layer="layout" svg:width="0.038cm" svg:height="0.282cm" svg:x="10.33cm" svg:y="3.76cm" svg:viewBox="0 0 39 283" draw:points="39,0 0,0 0,283 39,283">
          <text:p/>
        </draw:polygon>
        <draw:polygon draw:style-name="gr5" draw:text-style-name="P1" draw:layer="layout" svg:width="0.038cm" svg:height="0.282cm" svg:x="10.293cm" svg:y="3.76cm" svg:viewBox="0 0 39 283" draw:points="39,0 0,0 0,283 39,283">
          <text:p/>
        </draw:polygon>
        <draw:polygon draw:style-name="gr5" draw:text-style-name="P1" draw:layer="layout" svg:width="0.038cm" svg:height="0.282cm" svg:x="10.254cm" svg:y="3.76cm" svg:viewBox="0 0 39 283" draw:points="39,0 0,0 0,283 39,283">
          <text:p/>
        </draw:polygon>
        <draw:polygon draw:style-name="gr5" draw:text-style-name="P1" draw:layer="layout" svg:width="0.038cm" svg:height="0.282cm" svg:x="10.216cm" svg:y="3.76cm" svg:viewBox="0 0 39 283" draw:points="39,0 0,0 0,283 39,283">
          <text:p/>
        </draw:polygon>
        <draw:polygon draw:style-name="gr5" draw:text-style-name="P1" draw:layer="layout" svg:width="0.038cm" svg:height="0.282cm" svg:x="10.177cm" svg:y="3.76cm" svg:viewBox="0 0 39 283" draw:points="39,0 0,0 0,283 39,283">
          <text:p/>
        </draw:polygon>
        <draw:polygon draw:style-name="gr5" draw:text-style-name="P1" draw:layer="layout" svg:width="0.037cm" svg:height="0.282cm" svg:x="10.14cm" svg:y="3.76cm" svg:viewBox="0 0 38 283" draw:points="38,0 0,0 0,283 38,283">
          <text:p/>
        </draw:polygon>
        <draw:polygon draw:style-name="gr5" draw:text-style-name="P1" draw:layer="layout" svg:width="0.037cm" svg:height="0.282cm" svg:x="10.101cm" svg:y="3.76cm" svg:viewBox="0 0 38 283" draw:points="38,0 0,0 0,283 38,283">
          <text:p/>
        </draw:polygon>
        <draw:polygon draw:style-name="gr5" draw:text-style-name="P1" draw:layer="layout" svg:width="0.038cm" svg:height="0.282cm" svg:x="10.063cm" svg:y="3.76cm" svg:viewBox="0 0 39 283" draw:points="39,0 0,0 0,283 39,283">
          <text:p/>
        </draw:polygon>
        <draw:polygon draw:style-name="gr5" draw:text-style-name="P1" draw:layer="layout" svg:width="0.038cm" svg:height="0.282cm" svg:x="10.024cm" svg:y="3.76cm" svg:viewBox="0 0 39 283" draw:points="39,0 0,0 0,283 39,283">
          <text:p/>
        </draw:polygon>
        <draw:polygon draw:style-name="gr5" draw:text-style-name="P1" draw:layer="layout" svg:width="0.038cm" svg:height="0.282cm" svg:x="9.986cm" svg:y="3.76cm" svg:viewBox="0 0 39 283" draw:points="39,0 0,0 0,283 39,283">
          <text:p/>
        </draw:polygon>
        <draw:polygon draw:style-name="gr5" draw:text-style-name="P1" draw:layer="layout" svg:width="0.038cm" svg:height="0.282cm" svg:x="9.947cm" svg:y="3.76cm" svg:viewBox="0 0 39 283" draw:points="39,0 0,0 0,283 39,283">
          <text:p/>
        </draw:polygon>
        <draw:polygon draw:style-name="gr5" draw:text-style-name="P1" draw:layer="layout" svg:width="0.038cm" svg:height="0.282cm" svg:x="9.91cm" svg:y="3.76cm" svg:viewBox="0 0 39 283" draw:points="39,0 0,0 0,283 39,283">
          <text:p/>
        </draw:polygon>
        <draw:polygon draw:style-name="gr5" draw:text-style-name="P1" draw:layer="layout" svg:width="0.038cm" svg:height="0.282cm" svg:x="9.871cm" svg:y="3.76cm" svg:viewBox="0 0 39 283" draw:points="39,0 0,0 0,283 39,283">
          <text:p/>
        </draw:polygon>
        <draw:polygon draw:style-name="gr5" draw:text-style-name="P1" draw:layer="layout" svg:width="0.038cm" svg:height="0.282cm" svg:x="9.833cm" svg:y="3.76cm" svg:viewBox="0 0 39 283" draw:points="39,0 0,0 0,283 39,283">
          <text:p/>
        </draw:polygon>
        <draw:polygon draw:style-name="gr5" draw:text-style-name="P1" draw:layer="layout" svg:width="0.038cm" svg:height="0.282cm" svg:x="9.794cm" svg:y="3.76cm" svg:viewBox="0 0 39 283" draw:points="39,0 0,0 0,283 39,283">
          <text:p/>
        </draw:polygon>
        <draw:polygon draw:style-name="gr5" draw:text-style-name="P1" draw:layer="layout" svg:width="0.037cm" svg:height="0.282cm" svg:x="9.757cm" svg:y="3.76cm" svg:viewBox="0 0 38 283" draw:points="38,0 0,0 0,283 38,283">
          <text:p/>
        </draw:polygon>
        <draw:polygon draw:style-name="gr5" draw:text-style-name="P1" draw:layer="layout" svg:width="0.037cm" svg:height="0.282cm" svg:x="9.718cm" svg:y="3.76cm" svg:viewBox="0 0 38 283" draw:points="38,0 0,0 0,283 38,283">
          <text:p/>
        </draw:polygon>
        <draw:polygon draw:style-name="gr5" draw:text-style-name="P1" draw:layer="layout" svg:width="0.038cm" svg:height="0.282cm" svg:x="9.68cm" svg:y="3.76cm" svg:viewBox="0 0 39 283" draw:points="39,0 0,0 0,283 39,283">
          <text:p/>
        </draw:polygon>
        <draw:polygon draw:style-name="gr5" draw:text-style-name="P1" draw:layer="layout" svg:width="0.038cm" svg:height="0.282cm" svg:x="9.641cm" svg:y="3.76cm" svg:viewBox="0 0 39 283" draw:points="39,0 0,0 0,283 39,283">
          <text:p/>
        </draw:polygon>
        <draw:polygon draw:style-name="gr5" draw:text-style-name="P1" draw:layer="layout" svg:width="0.038cm" svg:height="0.282cm" svg:x="9.603cm" svg:y="3.76cm" svg:viewBox="0 0 39 283" draw:points="39,0 0,0 0,283 39,283">
          <text:p/>
        </draw:polygon>
        <draw:polygon draw:style-name="gr5" draw:text-style-name="P1" draw:layer="layout" svg:width="0.039cm" svg:height="0.282cm" svg:x="9.564cm" svg:y="3.76cm" svg:viewBox="0 0 40 283" draw:points="40,0 0,0 0,283 40,283">
          <text:p/>
        </draw:polygon>
        <draw:polygon draw:style-name="gr5" draw:text-style-name="P1" draw:layer="layout" svg:width="0.038cm" svg:height="0.282cm" svg:x="10.752cm" svg:y="3.478cm" svg:viewBox="0 0 39 283" draw:points="39,0 0,0 0,283 39,283">
          <text:p/>
        </draw:polygon>
        <draw:polygon draw:style-name="gr5" draw:text-style-name="P1" draw:layer="layout" svg:width="0.038cm" svg:height="0.282cm" svg:x="10.713cm" svg:y="3.478cm" svg:viewBox="0 0 39 283" draw:points="39,0 0,0 0,283 39,283">
          <text:p/>
        </draw:polygon>
        <draw:polygon draw:style-name="gr5" draw:text-style-name="P1" draw:layer="layout" svg:width="0.038cm" svg:height="0.282cm" svg:x="10.676cm" svg:y="3.478cm" svg:viewBox="0 0 39 283" draw:points="39,0 0,0 0,283 39,283">
          <text:p/>
        </draw:polygon>
        <draw:polygon draw:style-name="gr5" draw:text-style-name="P1" draw:layer="layout" svg:width="0.039cm" svg:height="0.282cm" svg:x="10.637cm" svg:y="3.478cm" svg:viewBox="0 0 40 283" draw:points="40,0 0,0 0,283 40,283">
          <text:p/>
        </draw:polygon>
        <draw:polygon draw:style-name="gr5" draw:text-style-name="P1" draw:layer="layout" svg:width="0.038cm" svg:height="0.282cm" svg:x="10.599cm" svg:y="3.478cm" svg:viewBox="0 0 39 283" draw:points="39,0 0,0 0,283 39,283">
          <text:p/>
        </draw:polygon>
        <draw:polygon draw:style-name="gr5" draw:text-style-name="P1" draw:layer="layout" svg:width="0.038cm" svg:height="0.282cm" svg:x="10.56cm" svg:y="3.478cm" svg:viewBox="0 0 39 283" draw:points="39,0 0,0 0,283 39,283">
          <text:p/>
        </draw:polygon>
        <draw:polygon draw:style-name="gr5" draw:text-style-name="P1" draw:layer="layout" svg:width="0.037cm" svg:height="0.282cm" svg:x="10.523cm" svg:y="3.478cm" svg:viewBox="0 0 38 283" draw:points="38,0 0,0 0,283 38,283">
          <text:p/>
        </draw:polygon>
        <draw:polygon draw:style-name="gr5" draw:text-style-name="P1" draw:layer="layout" svg:width="0.037cm" svg:height="0.282cm" svg:x="10.484cm" svg:y="3.478cm" svg:viewBox="0 0 38 283" draw:points="38,0 0,0 0,283 38,283">
          <text:p/>
        </draw:polygon>
        <draw:polygon draw:style-name="gr5" draw:text-style-name="P1" draw:layer="layout" svg:width="0.038cm" svg:height="0.282cm" svg:x="10.446cm" svg:y="3.478cm" svg:viewBox="0 0 39 283" draw:points="39,0 0,0 0,283 39,283">
          <text:p/>
        </draw:polygon>
        <draw:polygon draw:style-name="gr5" draw:text-style-name="P1" draw:layer="layout" svg:width="0.038cm" svg:height="0.282cm" svg:x="10.407cm" svg:y="3.478cm" svg:viewBox="0 0 39 283" draw:points="39,0 0,0 0,283 39,283">
          <text:p/>
        </draw:polygon>
        <draw:polygon draw:style-name="gr5" draw:text-style-name="P1" draw:layer="layout" svg:width="0.038cm" svg:height="0.282cm" svg:x="10.369cm" svg:y="3.478cm" svg:viewBox="0 0 39 283" draw:points="39,0 0,0 0,283 39,283">
          <text:p/>
        </draw:polygon>
        <draw:polygon draw:style-name="gr5" draw:text-style-name="P1" draw:layer="layout" svg:width="0.038cm" svg:height="0.282cm" svg:x="10.33cm" svg:y="3.478cm" svg:viewBox="0 0 39 283" draw:points="39,0 0,0 0,283 39,283">
          <text:p/>
        </draw:polygon>
        <draw:polygon draw:style-name="gr5" draw:text-style-name="P1" draw:layer="layout" svg:width="0.038cm" svg:height="0.282cm" svg:x="10.293cm" svg:y="3.478cm" svg:viewBox="0 0 39 283" draw:points="39,0 0,0 0,283 39,283">
          <text:p/>
        </draw:polygon>
        <draw:polygon draw:style-name="gr5" draw:text-style-name="P1" draw:layer="layout" svg:width="0.038cm" svg:height="0.282cm" svg:x="10.254cm" svg:y="3.478cm" svg:viewBox="0 0 39 283" draw:points="39,0 0,0 0,283 39,283">
          <text:p/>
        </draw:polygon>
        <draw:polygon draw:style-name="gr5" draw:text-style-name="P1" draw:layer="layout" svg:width="0.038cm" svg:height="0.282cm" svg:x="10.216cm" svg:y="3.478cm" svg:viewBox="0 0 39 283" draw:points="39,0 0,0 0,283 39,283">
          <text:p/>
        </draw:polygon>
        <draw:polygon draw:style-name="gr5" draw:text-style-name="P1" draw:layer="layout" svg:width="0.038cm" svg:height="0.282cm" svg:x="10.177cm" svg:y="3.478cm" svg:viewBox="0 0 39 283" draw:points="39,0 0,0 0,283 39,283">
          <text:p/>
        </draw:polygon>
        <draw:polygon draw:style-name="gr5" draw:text-style-name="P1" draw:layer="layout" svg:width="0.037cm" svg:height="0.282cm" svg:x="10.14cm" svg:y="3.478cm" svg:viewBox="0 0 38 283" draw:points="38,0 0,0 0,283 38,283">
          <text:p/>
        </draw:polygon>
        <draw:polygon draw:style-name="gr5" draw:text-style-name="P1" draw:layer="layout" svg:width="0.037cm" svg:height="0.282cm" svg:x="10.101cm" svg:y="3.478cm" svg:viewBox="0 0 38 283" draw:points="38,0 0,0 0,283 38,283">
          <text:p/>
        </draw:polygon>
        <draw:polygon draw:style-name="gr5" draw:text-style-name="P1" draw:layer="layout" svg:width="0.038cm" svg:height="0.282cm" svg:x="10.063cm" svg:y="3.478cm" svg:viewBox="0 0 39 283" draw:points="39,0 0,0 0,283 39,283">
          <text:p/>
        </draw:polygon>
        <draw:polygon draw:style-name="gr5" draw:text-style-name="P1" draw:layer="layout" svg:width="0.038cm" svg:height="0.282cm" svg:x="10.024cm" svg:y="3.478cm" svg:viewBox="0 0 39 283" draw:points="39,0 0,0 0,283 39,283">
          <text:p/>
        </draw:polygon>
        <draw:polygon draw:style-name="gr5" draw:text-style-name="P1" draw:layer="layout" svg:width="0.038cm" svg:height="0.282cm" svg:x="9.986cm" svg:y="3.478cm" svg:viewBox="0 0 39 283" draw:points="39,0 0,0 0,283 39,283">
          <text:p/>
        </draw:polygon>
        <draw:polygon draw:style-name="gr5" draw:text-style-name="P1" draw:layer="layout" svg:width="0.038cm" svg:height="0.282cm" svg:x="9.947cm" svg:y="3.478cm" svg:viewBox="0 0 39 283" draw:points="39,0 0,0 0,283 39,283">
          <text:p/>
        </draw:polygon>
        <draw:polygon draw:style-name="gr5" draw:text-style-name="P1" draw:layer="layout" svg:width="0.038cm" svg:height="0.282cm" svg:x="9.91cm" svg:y="3.478cm" svg:viewBox="0 0 39 283" draw:points="39,0 0,0 0,283 39,283">
          <text:p/>
        </draw:polygon>
        <draw:polygon draw:style-name="gr5" draw:text-style-name="P1" draw:layer="layout" svg:width="0.038cm" svg:height="0.282cm" svg:x="9.871cm" svg:y="3.478cm" svg:viewBox="0 0 39 283" draw:points="39,0 0,0 0,283 39,283">
          <text:p/>
        </draw:polygon>
        <draw:polygon draw:style-name="gr5" draw:text-style-name="P1" draw:layer="layout" svg:width="0.038cm" svg:height="0.282cm" svg:x="9.833cm" svg:y="3.478cm" svg:viewBox="0 0 39 283" draw:points="39,0 0,0 0,283 39,283">
          <text:p/>
        </draw:polygon>
        <draw:polygon draw:style-name="gr5" draw:text-style-name="P1" draw:layer="layout" svg:width="0.038cm" svg:height="0.282cm" svg:x="9.794cm" svg:y="3.478cm" svg:viewBox="0 0 39 283" draw:points="39,0 0,0 0,283 39,283">
          <text:p/>
        </draw:polygon>
        <draw:polygon draw:style-name="gr5" draw:text-style-name="P1" draw:layer="layout" svg:width="0.037cm" svg:height="0.282cm" svg:x="9.757cm" svg:y="3.478cm" svg:viewBox="0 0 38 283" draw:points="38,0 0,0 0,283 38,283">
          <text:p/>
        </draw:polygon>
        <draw:polygon draw:style-name="gr5" draw:text-style-name="P1" draw:layer="layout" svg:width="0.037cm" svg:height="0.282cm" svg:x="9.718cm" svg:y="3.478cm" svg:viewBox="0 0 38 283" draw:points="38,0 0,0 0,283 38,283">
          <text:p/>
        </draw:polygon>
        <draw:polygon draw:style-name="gr5" draw:text-style-name="P1" draw:layer="layout" svg:width="0.038cm" svg:height="0.282cm" svg:x="9.68cm" svg:y="3.478cm" svg:viewBox="0 0 39 283" draw:points="39,0 0,0 0,283 39,283">
          <text:p/>
        </draw:polygon>
        <draw:polygon draw:style-name="gr5" draw:text-style-name="P1" draw:layer="layout" svg:width="0.038cm" svg:height="0.282cm" svg:x="9.641cm" svg:y="3.478cm" svg:viewBox="0 0 39 283" draw:points="39,0 0,0 0,283 39,283">
          <text:p/>
        </draw:polygon>
        <draw:polygon draw:style-name="gr5" draw:text-style-name="P1" draw:layer="layout" svg:width="0.038cm" svg:height="0.282cm" svg:x="9.603cm" svg:y="3.478cm" svg:viewBox="0 0 39 283" draw:points="39,0 0,0 0,283 39,283">
          <text:p/>
        </draw:polygon>
        <draw:polygon draw:style-name="gr5" draw:text-style-name="P1" draw:layer="layout" svg:width="0.039cm" svg:height="0.282cm" svg:x="9.564cm" svg:y="3.478cm" svg:viewBox="0 0 40 283" draw:points="40,0 0,0 0,283 40,283">
          <text:p/>
        </draw:polygon>
        <draw:polygon draw:style-name="gr10" draw:text-style-name="P2" draw:layer="layout" svg:width="0.169cm" svg:height="0.613cm" svg:x="12.016cm" svg:y="3.432cm" svg:viewBox="0 0 170 614" draw:points="170,568 0,614 0,48 170,0">
          <text:p/>
        </draw:polygon>
        <draw:polyline draw:style-name="gr10" draw:text-style-name="P2" draw:layer="layout" svg:width="2.457cm" svg:height="0.557cm" svg:x="9.564cm" svg:y="3.476cm" svg:viewBox="0 0 2458 558" draw:points="2458,5 0,0 0,558 2453,558">
          <text:p/>
        </draw:polyline>
        <draw:polyline draw:style-name="gr10" draw:text-style-name="P2" draw:layer="layout" svg:width="2.636cm" svg:height="0.052cm" svg:x="9.564cm" svg:y="3.424cm" svg:viewBox="0 0 2637 53" draw:points="2637,0 432,0 0,53">
          <text:p/>
        </draw:polyline>
        <draw:line draw:style-name="gr10" draw:text-style-name="P2" draw:layer="layout" svg:x1="12.016cm" svg:y1="4.033cm" svg:x2="12.932cm" svg:y2="4.28cm">
          <text:p/>
        </draw:line>
        <draw:line draw:style-name="gr10" draw:text-style-name="P2" draw:layer="layout" svg:x1="12.016cm" svg:y1="3.476cm" svg:x2="12.932cm" svg:y2="4.003cm">
          <text:p/>
        </draw:line>
        <draw:line draw:style-name="gr10" draw:text-style-name="P2" draw:layer="layout" svg:x1="12.185cm" svg:y1="3.432cm" svg:x2="13.005cm" svg:y2="4.003cm">
          <text:p/>
        </draw:line>
        <draw:line draw:style-name="gr10" draw:text-style-name="P2" draw:layer="layout" svg:x1="12.185cm" svg:y1="4.002cm" svg:x2="12.968cm" svg:y2="4.255cm">
          <text:p/>
        </draw:line>
        <draw:path draw:style-name="gr11" draw:text-style-name="P5" draw:layer="layout" svg:width="0.084cm" svg:height="0.304cm" svg:x="15.383cm" svg:y="3.978cm" svg:viewBox="0 0 85 305" svg:d="M0 22c28-7 57-14 85-22 0 95 0 190 0 282-28 8-57 15-85 23 0-93 0-186 0-283z">
          <text:p/>
        </draw:path>
        <draw:path draw:style-name="gr5" draw:text-style-name="P1" draw:layer="layout" svg:width="0.085cm" svg:height="0.302cm" svg:x="15.467cm" svg:y="3.957cm" svg:viewBox="0 0 86 303" svg:d="M0 22c28-8 58-15 86-22 0 94 0 188 0 280-28 8-58 16-86 23 0-92 0-186 0-281z">
          <text:p/>
        </draw:path>
        <draw:path draw:style-name="gr5" draw:text-style-name="P1" draw:layer="layout" svg:width="0.084cm" svg:height="0.301cm" svg:x="15.551cm" svg:y="3.935cm" svg:viewBox="0 0 85 302" svg:d="M0 22c28-7 57-15 85-22 0 95 0 188 0 280-28 7-57 15-85 22 0-92 0-185 0-280z">
          <text:p/>
        </draw:path>
        <draw:path draw:style-name="gr5" draw:text-style-name="P1" draw:layer="layout" svg:width="0.085cm" svg:height="0.3cm" svg:x="15.634cm" svg:y="3.914cm" svg:viewBox="0 0 86 301" svg:d="M1 21c28-7 57-14 85-21-1 94-1 187-1 279-27 7-56 15-85 22 0-92 0-185 1-280z">
          <text:p/>
        </draw:path>
        <draw:path draw:style-name="gr5" draw:text-style-name="P1" draw:layer="layout" svg:width="0.084cm" svg:height="0.302cm" svg:x="15.383cm" svg:y="4.265cm" svg:viewBox="0 0 85 303" svg:d="M0 23c28-8 57-15 85-23 0 93 0 187 0 279-28 8-57 16-85 24 0-93 0-186 0-280z">
          <text:p/>
        </draw:path>
        <draw:path draw:style-name="gr5" draw:text-style-name="P1" draw:layer="layout" svg:width="0.085cm" svg:height="0.301cm" svg:x="15.467cm" svg:y="4.242cm" svg:viewBox="0 0 86 302" svg:d="M0 23c28-7 58-15 86-23 0 93 0 187 0 278-29 8-58 16-86 24 0-92 0-185 0-279z">
          <text:p/>
        </draw:path>
        <draw:path draw:style-name="gr5" draw:text-style-name="P1" draw:layer="layout" svg:width="0.084cm" svg:height="0.3cm" svg:x="15.551cm" svg:y="4.22cm" svg:viewBox="0 0 85 301" svg:d="M0 23c28-8 57-16 85-23 0 92 0 186 0 277-28 8-57 16-85 24 0-92 0-186 0-278z">
          <text:p/>
        </draw:path>
        <draw:path draw:style-name="gr5" draw:text-style-name="P1" draw:layer="layout" svg:width="0.084cm" svg:height="0.298cm" svg:x="15.634cm" svg:y="4.198cm" svg:viewBox="0 0 85 299" svg:d="M0 22c29-7 58-15 85-22 0 92 0 185 0 276-27 8-56 15-85 23 0-91 0-184 0-277z">
          <text:p/>
        </draw:path>
        <draw:path draw:style-name="gr5" draw:text-style-name="P1" draw:layer="layout" svg:width="0.084cm" svg:height="0.303cm" svg:x="15.383cm" svg:y="4.549cm" svg:viewBox="0 0 85 304" svg:d="M0 24c28-8 57-16 85-24 0 93 0 187 0 280-28 9-57 17-85 24 0-93 0-187 0-280z">
          <text:p/>
        </draw:path>
        <draw:path draw:style-name="gr5" draw:text-style-name="P1" draw:layer="layout" svg:width="0.085cm" svg:height="0.304cm" svg:x="15.467cm" svg:y="4.525cm" svg:viewBox="0 0 86 305" svg:d="M0 24c28-8 57-16 86-24 0 93 0 186 0 280-29 8-58 16-86 25 0-94 0-188 0-281z">
          <text:p/>
        </draw:path>
        <draw:path draw:style-name="gr5" draw:text-style-name="P1" draw:layer="layout" svg:width="0.084cm" svg:height="0.302cm" svg:x="15.551cm" svg:y="4.502cm" svg:viewBox="0 0 85 303" svg:d="M0 24c28-8 57-16 85-24 0 93 0 186 0 279-28 8-57 16-85 24 0-93 0-187 0-279z">
          <text:p/>
        </draw:path>
        <draw:path draw:style-name="gr5" draw:text-style-name="P1" draw:layer="layout" svg:width="0.084cm" svg:height="0.301cm" svg:x="15.634cm" svg:y="4.479cm" svg:viewBox="0 0 85 302" svg:d="M0 23c29-8 58-15 85-23 0 92 0 185 0 278-27 8-57 16-85 24 0-93 0-186 0-279z">
          <text:p/>
        </draw:path>
        <draw:path draw:style-name="gr5" draw:text-style-name="P1" draw:layer="layout" svg:width="0.084cm" svg:height="0.303cm" svg:x="15.383cm" svg:y="4.834cm" svg:viewBox="0 0 85 304" svg:d="M0 24c28-7 57-15 85-24 0 93 0 186 0 279-28 8-57 17-85 25 0-92 0-186 0-280z">
          <text:p/>
        </draw:path>
        <draw:path draw:style-name="gr5" draw:text-style-name="P1" draw:layer="layout" svg:width="0.085cm" svg:height="0.302cm" svg:x="15.467cm" svg:y="4.81cm" svg:viewBox="0 0 86 303" svg:d="M0 25c28-9 57-17 86-25 0 92 0 185-1 277-28 9-57 17-85 26 0-93 0-186 0-278z">
          <text:p/>
        </draw:path>
        <draw:path draw:style-name="gr5" draw:text-style-name="P1" draw:layer="layout" svg:width="0.084cm" svg:height="0.301cm" svg:x="15.551cm" svg:y="4.786cm" svg:viewBox="0 0 85 302" svg:d="M0 24c28-8 57-16 85-24 0 92 0 184 0 277-28 8-57 16-85 25 0-93 0-186 0-278z">
          <text:p/>
        </draw:path>
        <draw:path draw:style-name="gr5" draw:text-style-name="P1" draw:layer="layout" svg:width="0.084cm" svg:height="0.3cm" svg:x="15.634cm" svg:y="4.762cm" svg:viewBox="0 0 85 301" svg:d="M0 24c29-8 58-16 85-24 0 92 0 183 0 276-28 8-56 17-85 25 0-92 0-185 0-277z">
          <text:p/>
        </draw:path>
        <draw:polygon draw:style-name="gr2" draw:text-style-name="P2" draw:layer="layout" svg:width="0.038cm" svg:height="0.281cm" svg:x="15.345cm" svg:y="4.847cm" svg:viewBox="0 0 39 282" draw:points="39,0 0,0 0,282 39,282">
          <text:p/>
        </draw:polygon>
        <draw:polygon draw:style-name="gr2" draw:text-style-name="P2" draw:layer="layout" svg:width="0.038cm" svg:height="0.281cm" svg:x="15.306cm" svg:y="4.847cm" svg:viewBox="0 0 39 282" draw:points="39,0 0,0 0,282 39,282">
          <text:p/>
        </draw:polygon>
        <draw:polygon draw:style-name="gr2" draw:text-style-name="P2" draw:layer="layout" svg:width="0.038cm" svg:height="0.281cm" svg:x="15.268cm" svg:y="4.847cm" svg:viewBox="0 0 39 282" draw:points="39,0 0,0 0,282 39,282">
          <text:p/>
        </draw:polygon>
        <draw:polygon draw:style-name="gr2" draw:text-style-name="P2" draw:layer="layout" svg:width="0.038cm" svg:height="0.281cm" svg:x="15.229cm" svg:y="4.847cm" svg:viewBox="0 0 39 282" draw:points="39,0 0,0 0,282 39,282">
          <text:p/>
        </draw:polygon>
        <draw:polygon draw:style-name="gr2" draw:text-style-name="P2" draw:layer="layout" svg:width="0.037cm" svg:height="0.281cm" svg:x="15.192cm" svg:y="4.847cm" svg:viewBox="0 0 38 282" draw:points="38,0 0,0 0,282 38,282">
          <text:p/>
        </draw:polygon>
        <draw:polygon draw:style-name="gr2" draw:text-style-name="P2" draw:layer="layout" svg:width="0.037cm" svg:height="0.281cm" svg:x="15.153cm" svg:y="4.847cm" svg:viewBox="0 0 38 282" draw:points="38,0 0,0 0,282 38,282">
          <text:p/>
        </draw:polygon>
        <draw:polygon draw:style-name="gr2" draw:text-style-name="P2" draw:layer="layout" svg:width="0.038cm" svg:height="0.281cm" svg:x="15.115cm" svg:y="4.847cm" svg:viewBox="0 0 39 282" draw:points="39,0 0,0 0,282 39,282">
          <text:p/>
        </draw:polygon>
        <draw:polygon draw:style-name="gr2" draw:text-style-name="P2" draw:layer="layout" svg:width="0.038cm" svg:height="0.281cm" svg:x="15.076cm" svg:y="4.847cm" svg:viewBox="0 0 39 282" draw:points="39,0 0,0 0,282 39,282">
          <text:p/>
        </draw:polygon>
        <draw:polygon draw:style-name="gr2" draw:text-style-name="P2" draw:layer="layout" svg:width="0.038cm" svg:height="0.281cm" svg:x="15.038cm" svg:y="4.847cm" svg:viewBox="0 0 39 282" draw:points="39,0 0,0 0,282 39,282">
          <text:p/>
        </draw:polygon>
        <draw:polygon draw:style-name="gr2" draw:text-style-name="P2" draw:layer="layout" svg:width="0.038cm" svg:height="0.281cm" svg:x="14.999cm" svg:y="4.847cm" svg:viewBox="0 0 39 282" draw:points="39,0 0,0 0,282 39,282">
          <text:p/>
        </draw:polygon>
        <draw:polygon draw:style-name="gr2" draw:text-style-name="P2" draw:layer="layout" svg:width="0.038cm" svg:height="0.281cm" svg:x="14.962cm" svg:y="4.847cm" svg:viewBox="0 0 39 282" draw:points="39,0 0,0 0,282 39,282">
          <text:p/>
        </draw:polygon>
        <draw:polygon draw:style-name="gr2" draw:text-style-name="P2" draw:layer="layout" svg:width="0.038cm" svg:height="0.281cm" svg:x="14.923cm" svg:y="4.847cm" svg:viewBox="0 0 39 282" draw:points="39,0 0,0 0,282 39,282">
          <text:p/>
        </draw:polygon>
        <draw:polygon draw:style-name="gr2" draw:text-style-name="P2" draw:layer="layout" svg:width="0.038cm" svg:height="0.281cm" svg:x="14.885cm" svg:y="4.847cm" svg:viewBox="0 0 39 282" draw:points="39,0 0,0 0,282 39,282">
          <text:p/>
        </draw:polygon>
        <draw:polygon draw:style-name="gr2" draw:text-style-name="P2" draw:layer="layout" svg:width="0.038cm" svg:height="0.281cm" svg:x="14.846cm" svg:y="4.847cm" svg:viewBox="0 0 39 282" draw:points="39,0 0,0 0,282 39,282">
          <text:p/>
        </draw:polygon>
        <draw:polygon draw:style-name="gr2" draw:text-style-name="P2" draw:layer="layout" svg:width="0.037cm" svg:height="0.281cm" svg:x="14.809cm" svg:y="4.847cm" svg:viewBox="0 0 38 282" draw:points="38,0 0,0 0,282 38,282">
          <text:p/>
        </draw:polygon>
        <draw:polygon draw:style-name="gr2" draw:text-style-name="P2" draw:layer="layout" svg:width="0.037cm" svg:height="0.281cm" svg:x="14.77cm" svg:y="4.847cm" svg:viewBox="0 0 38 282" draw:points="38,0 0,0 0,282 38,282">
          <text:p/>
        </draw:polygon>
        <draw:polygon draw:style-name="gr2" draw:text-style-name="P2" draw:layer="layout" svg:width="0.038cm" svg:height="0.281cm" svg:x="14.732cm" svg:y="4.847cm" svg:viewBox="0 0 39 282" draw:points="39,0 0,0 0,282 39,282">
          <text:p/>
        </draw:polygon>
        <draw:polygon draw:style-name="gr2" draw:text-style-name="P2" draw:layer="layout" svg:width="0.038cm" svg:height="0.281cm" svg:x="14.693cm" svg:y="4.847cm" svg:viewBox="0 0 39 282" draw:points="39,0 0,0 0,282 39,282">
          <text:p/>
        </draw:polygon>
        <draw:polygon draw:style-name="gr2" draw:text-style-name="P2" draw:layer="layout" svg:width="0.038cm" svg:height="0.281cm" svg:x="14.655cm" svg:y="4.847cm" svg:viewBox="0 0 39 282" draw:points="39,0 0,0 0,282 39,282">
          <text:p/>
        </draw:polygon>
        <draw:polygon draw:style-name="gr2" draw:text-style-name="P2" draw:layer="layout" svg:width="0.038cm" svg:height="0.281cm" svg:x="14.616cm" svg:y="4.847cm" svg:viewBox="0 0 39 282" draw:points="39,0 0,0 0,282 39,282">
          <text:p/>
        </draw:polygon>
        <draw:polygon draw:style-name="gr2" draw:text-style-name="P2" draw:layer="layout" svg:width="0.038cm" svg:height="0.281cm" svg:x="14.579cm" svg:y="4.847cm" svg:viewBox="0 0 39 282" draw:points="39,0 0,0 0,282 39,282">
          <text:p/>
        </draw:polygon>
        <draw:polygon draw:style-name="gr2" draw:text-style-name="P2" draw:layer="layout" svg:width="0.038cm" svg:height="0.281cm" svg:x="14.54cm" svg:y="4.847cm" svg:viewBox="0 0 39 282" draw:points="39,0 0,0 0,282 39,282">
          <text:p/>
        </draw:polygon>
        <draw:polygon draw:style-name="gr2" draw:text-style-name="P2" draw:layer="layout" svg:width="0.038cm" svg:height="0.281cm" svg:x="14.502cm" svg:y="4.847cm" svg:viewBox="0 0 39 282" draw:points="39,0 0,0 0,282 39,282">
          <text:p/>
        </draw:polygon>
        <draw:polygon draw:style-name="gr2" draw:text-style-name="P2" draw:layer="layout" svg:width="0.038cm" svg:height="0.281cm" svg:x="14.463cm" svg:y="4.847cm" svg:viewBox="0 0 39 282" draw:points="39,0 0,0 0,282 39,282">
          <text:p/>
        </draw:polygon>
        <draw:polygon draw:style-name="gr2" draw:text-style-name="P2" draw:layer="layout" svg:width="0.037cm" svg:height="0.281cm" svg:x="14.426cm" svg:y="4.847cm" svg:viewBox="0 0 38 282" draw:points="38,0 0,0 0,282 38,282">
          <text:p/>
        </draw:polygon>
        <draw:polygon draw:style-name="gr2" draw:text-style-name="P2" draw:layer="layout" svg:width="0.037cm" svg:height="0.281cm" svg:x="14.387cm" svg:y="4.847cm" svg:viewBox="0 0 38 282" draw:points="38,0 0,0 0,282 38,282">
          <text:p/>
        </draw:polygon>
        <draw:polygon draw:style-name="gr2" draw:text-style-name="P2" draw:layer="layout" svg:width="0.038cm" svg:height="0.281cm" svg:x="14.349cm" svg:y="4.847cm" svg:viewBox="0 0 39 282" draw:points="39,0 0,0 0,282 39,282">
          <text:p/>
        </draw:polygon>
        <draw:polygon draw:style-name="gr2" draw:text-style-name="P2" draw:layer="layout" svg:width="0.038cm" svg:height="0.281cm" svg:x="14.31cm" svg:y="4.847cm" svg:viewBox="0 0 39 282" draw:points="39,0 0,0 0,282 39,282">
          <text:p/>
        </draw:polygon>
        <draw:polygon draw:style-name="gr2" draw:text-style-name="P2" draw:layer="layout" svg:width="0.038cm" svg:height="0.281cm" svg:x="14.272cm" svg:y="4.847cm" svg:viewBox="0 0 39 282" draw:points="39,0 0,0 0,282 39,282">
          <text:p/>
        </draw:polygon>
        <draw:polygon draw:style-name="gr2" draw:text-style-name="P2" draw:layer="layout" svg:width="0.038cm" svg:height="0.281cm" svg:x="14.233cm" svg:y="4.847cm" svg:viewBox="0 0 39 282" draw:points="39,0 0,0 0,282 39,282">
          <text:p/>
        </draw:polygon>
        <draw:polygon draw:style-name="gr2" draw:text-style-name="P2" draw:layer="layout" svg:width="0.038cm" svg:height="0.281cm" svg:x="14.196cm" svg:y="4.847cm" svg:viewBox="0 0 39 282" draw:points="39,0 0,0 0,282 39,282">
          <text:p/>
        </draw:polygon>
        <draw:polygon draw:style-name="gr2" draw:text-style-name="P2" draw:layer="layout" svg:width="0.038cm" svg:height="0.281cm" svg:x="14.157cm" svg:y="4.847cm" svg:viewBox="0 0 39 282" draw:points="39,0 0,0 0,282 39,282">
          <text:p/>
        </draw:polygon>
        <draw:polygon draw:style-name="gr2" draw:text-style-name="P2" draw:layer="layout" svg:width="0.038cm" svg:height="0.282cm" svg:x="15.345cm" svg:y="4.564cm" svg:viewBox="0 0 39 283" draw:points="39,0 0,0 0,283 39,283">
          <text:p/>
        </draw:polygon>
        <draw:polygon draw:style-name="gr2" draw:text-style-name="P2" draw:layer="layout" svg:width="0.038cm" svg:height="0.282cm" svg:x="15.306cm" svg:y="4.564cm" svg:viewBox="0 0 39 283" draw:points="39,0 0,0 0,283 39,283">
          <text:p/>
        </draw:polygon>
        <draw:polygon draw:style-name="gr2" draw:text-style-name="P2" draw:layer="layout" svg:width="0.038cm" svg:height="0.282cm" svg:x="15.268cm" svg:y="4.564cm" svg:viewBox="0 0 39 283" draw:points="39,0 0,0 0,283 39,283">
          <text:p/>
        </draw:polygon>
        <draw:polygon draw:style-name="gr2" draw:text-style-name="P2" draw:layer="layout" svg:width="0.038cm" svg:height="0.282cm" svg:x="15.229cm" svg:y="4.564cm" svg:viewBox="0 0 39 283" draw:points="39,0 0,0 0,283 39,283">
          <text:p/>
        </draw:polygon>
        <draw:polygon draw:style-name="gr2" draw:text-style-name="P2" draw:layer="layout" svg:width="0.037cm" svg:height="0.282cm" svg:x="15.192cm" svg:y="4.564cm" svg:viewBox="0 0 38 283" draw:points="38,0 0,0 0,283 38,283">
          <text:p/>
        </draw:polygon>
        <draw:polygon draw:style-name="gr2" draw:text-style-name="P2" draw:layer="layout" svg:width="0.037cm" svg:height="0.282cm" svg:x="15.153cm" svg:y="4.564cm" svg:viewBox="0 0 38 283" draw:points="38,0 0,0 0,283 38,283">
          <text:p/>
        </draw:polygon>
        <draw:polygon draw:style-name="gr2" draw:text-style-name="P2" draw:layer="layout" svg:width="0.038cm" svg:height="0.282cm" svg:x="15.115cm" svg:y="4.564cm" svg:viewBox="0 0 39 283" draw:points="39,0 0,0 0,283 39,283">
          <text:p/>
        </draw:polygon>
        <draw:polygon draw:style-name="gr2" draw:text-style-name="P2" draw:layer="layout" svg:width="0.038cm" svg:height="0.282cm" svg:x="15.076cm" svg:y="4.564cm" svg:viewBox="0 0 39 283" draw:points="39,0 0,0 0,283 39,283">
          <text:p/>
        </draw:polygon>
        <draw:polygon draw:style-name="gr2" draw:text-style-name="P2" draw:layer="layout" svg:width="0.038cm" svg:height="0.282cm" svg:x="15.038cm" svg:y="4.564cm" svg:viewBox="0 0 39 283" draw:points="39,0 0,0 0,283 39,283">
          <text:p/>
        </draw:polygon>
        <draw:polygon draw:style-name="gr2" draw:text-style-name="P2" draw:layer="layout" svg:width="0.038cm" svg:height="0.282cm" svg:x="14.999cm" svg:y="4.564cm" svg:viewBox="0 0 39 283" draw:points="39,0 0,0 0,283 39,283">
          <text:p/>
        </draw:polygon>
        <draw:polygon draw:style-name="gr2" draw:text-style-name="P2" draw:layer="layout" svg:width="0.038cm" svg:height="0.282cm" svg:x="14.962cm" svg:y="4.564cm" svg:viewBox="0 0 39 283" draw:points="39,0 0,0 0,283 39,283">
          <text:p/>
        </draw:polygon>
        <draw:polygon draw:style-name="gr2" draw:text-style-name="P2" draw:layer="layout" svg:width="0.038cm" svg:height="0.282cm" svg:x="14.923cm" svg:y="4.564cm" svg:viewBox="0 0 39 283" draw:points="39,0 0,0 0,283 39,283">
          <text:p/>
        </draw:polygon>
        <draw:polygon draw:style-name="gr2" draw:text-style-name="P2" draw:layer="layout" svg:width="0.038cm" svg:height="0.282cm" svg:x="14.885cm" svg:y="4.564cm" svg:viewBox="0 0 39 283" draw:points="39,0 0,0 0,283 39,283">
          <text:p/>
        </draw:polygon>
        <draw:polygon draw:style-name="gr2" draw:text-style-name="P2" draw:layer="layout" svg:width="0.038cm" svg:height="0.282cm" svg:x="14.846cm" svg:y="4.564cm" svg:viewBox="0 0 39 283" draw:points="39,0 0,0 0,283 39,283">
          <text:p/>
        </draw:polygon>
        <draw:polygon draw:style-name="gr2" draw:text-style-name="P2" draw:layer="layout" svg:width="0.037cm" svg:height="0.282cm" svg:x="14.809cm" svg:y="4.564cm" svg:viewBox="0 0 38 283" draw:points="38,0 0,0 0,283 38,283">
          <text:p/>
        </draw:polygon>
        <draw:polygon draw:style-name="gr2" draw:text-style-name="P2" draw:layer="layout" svg:width="0.037cm" svg:height="0.282cm" svg:x="14.77cm" svg:y="4.564cm" svg:viewBox="0 0 38 283" draw:points="38,0 0,0 0,283 38,283">
          <text:p/>
        </draw:polygon>
        <draw:polygon draw:style-name="gr2" draw:text-style-name="P2" draw:layer="layout" svg:width="0.038cm" svg:height="0.282cm" svg:x="14.732cm" svg:y="4.564cm" svg:viewBox="0 0 39 283" draw:points="39,0 0,0 0,283 39,283">
          <text:p/>
        </draw:polygon>
        <draw:polygon draw:style-name="gr2" draw:text-style-name="P2" draw:layer="layout" svg:width="0.038cm" svg:height="0.282cm" svg:x="14.693cm" svg:y="4.564cm" svg:viewBox="0 0 39 283" draw:points="39,0 0,0 0,283 39,283">
          <text:p/>
        </draw:polygon>
        <draw:polygon draw:style-name="gr2" draw:text-style-name="P2" draw:layer="layout" svg:width="0.038cm" svg:height="0.282cm" svg:x="14.655cm" svg:y="4.564cm" svg:viewBox="0 0 39 283" draw:points="39,0 0,0 0,283 39,283">
          <text:p/>
        </draw:polygon>
        <draw:polygon draw:style-name="gr2" draw:text-style-name="P2" draw:layer="layout" svg:width="0.038cm" svg:height="0.282cm" svg:x="14.616cm" svg:y="4.564cm" svg:viewBox="0 0 39 283" draw:points="39,0 0,0 0,283 39,283">
          <text:p/>
        </draw:polygon>
        <draw:polygon draw:style-name="gr2" draw:text-style-name="P2" draw:layer="layout" svg:width="0.038cm" svg:height="0.282cm" svg:x="14.579cm" svg:y="4.564cm" svg:viewBox="0 0 39 283" draw:points="39,0 0,0 0,283 39,283">
          <text:p/>
        </draw:polygon>
        <draw:polygon draw:style-name="gr2" draw:text-style-name="P2" draw:layer="layout" svg:width="0.038cm" svg:height="0.282cm" svg:x="14.54cm" svg:y="4.564cm" svg:viewBox="0 0 39 283" draw:points="39,0 0,0 0,283 39,283">
          <text:p/>
        </draw:polygon>
        <draw:polygon draw:style-name="gr2" draw:text-style-name="P2" draw:layer="layout" svg:width="0.038cm" svg:height="0.282cm" svg:x="14.502cm" svg:y="4.564cm" svg:viewBox="0 0 39 283" draw:points="39,0 0,0 0,283 39,283">
          <text:p/>
        </draw:polygon>
        <draw:polygon draw:style-name="gr2" draw:text-style-name="P2" draw:layer="layout" svg:width="0.038cm" svg:height="0.282cm" svg:x="14.463cm" svg:y="4.564cm" svg:viewBox="0 0 39 283" draw:points="39,0 0,0 0,283 39,283">
          <text:p/>
        </draw:polygon>
        <draw:polygon draw:style-name="gr2" draw:text-style-name="P2" draw:layer="layout" svg:width="0.037cm" svg:height="0.282cm" svg:x="14.426cm" svg:y="4.564cm" svg:viewBox="0 0 38 283" draw:points="38,0 0,0 0,283 38,283">
          <text:p/>
        </draw:polygon>
        <draw:polygon draw:style-name="gr2" draw:text-style-name="P2" draw:layer="layout" svg:width="0.037cm" svg:height="0.282cm" svg:x="14.387cm" svg:y="4.564cm" svg:viewBox="0 0 38 283" draw:points="38,0 0,0 0,283 38,283">
          <text:p/>
        </draw:polygon>
        <draw:polygon draw:style-name="gr2" draw:text-style-name="P2" draw:layer="layout" svg:width="0.038cm" svg:height="0.282cm" svg:x="14.349cm" svg:y="4.564cm" svg:viewBox="0 0 39 283" draw:points="39,0 0,0 0,283 39,283">
          <text:p/>
        </draw:polygon>
        <draw:polygon draw:style-name="gr2" draw:text-style-name="P2" draw:layer="layout" svg:width="0.038cm" svg:height="0.282cm" svg:x="14.31cm" svg:y="4.564cm" svg:viewBox="0 0 39 283" draw:points="39,0 0,0 0,283 39,283">
          <text:p/>
        </draw:polygon>
        <draw:polygon draw:style-name="gr2" draw:text-style-name="P2" draw:layer="layout" svg:width="0.038cm" svg:height="0.282cm" svg:x="14.272cm" svg:y="4.564cm" svg:viewBox="0 0 39 283" draw:points="39,0 0,0 0,283 39,283">
          <text:p/>
        </draw:polygon>
        <draw:polygon draw:style-name="gr2" draw:text-style-name="P2" draw:layer="layout" svg:width="0.038cm" svg:height="0.282cm" svg:x="14.233cm" svg:y="4.564cm" svg:viewBox="0 0 39 283" draw:points="39,0 0,0 0,283 39,283">
          <text:p/>
        </draw:polygon>
        <draw:polygon draw:style-name="gr2" draw:text-style-name="P2" draw:layer="layout" svg:width="0.038cm" svg:height="0.282cm" svg:x="14.196cm" svg:y="4.564cm" svg:viewBox="0 0 39 283" draw:points="39,0 0,0 0,283 39,283">
          <text:p/>
        </draw:polygon>
        <draw:polygon draw:style-name="gr2" draw:text-style-name="P2" draw:layer="layout" svg:width="0.038cm" svg:height="0.282cm" svg:x="14.157cm" svg:y="4.564cm" svg:viewBox="0 0 39 283" draw:points="39,0 0,0 0,283 39,283">
          <text:p/>
        </draw:polygon>
        <draw:polygon draw:style-name="gr5" draw:text-style-name="P1" draw:layer="layout" svg:width="0.038cm" svg:height="0.282cm" svg:x="15.345cm" svg:y="4.282cm" svg:viewBox="0 0 39 283" draw:points="39,0 0,0 0,283 39,283">
          <text:p/>
        </draw:polygon>
        <draw:polygon draw:style-name="gr5" draw:text-style-name="P1" draw:layer="layout" svg:width="0.038cm" svg:height="0.282cm" svg:x="15.306cm" svg:y="4.282cm" svg:viewBox="0 0 39 283" draw:points="39,0 0,0 0,283 39,283">
          <text:p/>
        </draw:polygon>
        <draw:polygon draw:style-name="gr5" draw:text-style-name="P1" draw:layer="layout" svg:width="0.038cm" svg:height="0.282cm" svg:x="15.268cm" svg:y="4.282cm" svg:viewBox="0 0 39 283" draw:points="39,0 0,0 0,283 39,283">
          <text:p/>
        </draw:polygon>
        <draw:polygon draw:style-name="gr5" draw:text-style-name="P1" draw:layer="layout" svg:width="0.038cm" svg:height="0.282cm" svg:x="15.229cm" svg:y="4.282cm" svg:viewBox="0 0 39 283" draw:points="39,0 0,0 0,283 39,283">
          <text:p/>
        </draw:polygon>
        <draw:polygon draw:style-name="gr5" draw:text-style-name="P1" draw:layer="layout" svg:width="0.037cm" svg:height="0.282cm" svg:x="15.192cm" svg:y="4.282cm" svg:viewBox="0 0 38 283" draw:points="38,0 0,0 0,283 38,283">
          <text:p/>
        </draw:polygon>
        <draw:polygon draw:style-name="gr5" draw:text-style-name="P1" draw:layer="layout" svg:width="0.037cm" svg:height="0.282cm" svg:x="15.153cm" svg:y="4.282cm" svg:viewBox="0 0 38 283" draw:points="38,0 0,0 0,283 38,283">
          <text:p/>
        </draw:polygon>
        <draw:polygon draw:style-name="gr5" draw:text-style-name="P1" draw:layer="layout" svg:width="0.038cm" svg:height="0.282cm" svg:x="15.115cm" svg:y="4.282cm" svg:viewBox="0 0 39 283" draw:points="39,0 0,0 0,283 39,283">
          <text:p/>
        </draw:polygon>
        <draw:polygon draw:style-name="gr5" draw:text-style-name="P1" draw:layer="layout" svg:width="0.038cm" svg:height="0.282cm" svg:x="15.076cm" svg:y="4.282cm" svg:viewBox="0 0 39 283" draw:points="39,0 0,0 0,283 39,283">
          <text:p/>
        </draw:polygon>
        <draw:polygon draw:style-name="gr5" draw:text-style-name="P1" draw:layer="layout" svg:width="0.038cm" svg:height="0.282cm" svg:x="15.038cm" svg:y="4.282cm" svg:viewBox="0 0 39 283" draw:points="39,0 0,0 0,283 39,283">
          <text:p/>
        </draw:polygon>
        <draw:polygon draw:style-name="gr5" draw:text-style-name="P1" draw:layer="layout" svg:width="0.038cm" svg:height="0.282cm" svg:x="14.999cm" svg:y="4.282cm" svg:viewBox="0 0 39 283" draw:points="39,0 0,0 0,283 39,283">
          <text:p/>
        </draw:polygon>
        <draw:polygon draw:style-name="gr5" draw:text-style-name="P1" draw:layer="layout" svg:width="0.038cm" svg:height="0.282cm" svg:x="14.962cm" svg:y="4.282cm" svg:viewBox="0 0 39 283" draw:points="39,0 0,0 0,283 39,283">
          <text:p/>
        </draw:polygon>
        <draw:polygon draw:style-name="gr5" draw:text-style-name="P1" draw:layer="layout" svg:width="0.038cm" svg:height="0.282cm" svg:x="14.923cm" svg:y="4.282cm" svg:viewBox="0 0 39 283" draw:points="39,0 0,0 0,283 39,283">
          <text:p/>
        </draw:polygon>
        <draw:polygon draw:style-name="gr5" draw:text-style-name="P1" draw:layer="layout" svg:width="0.038cm" svg:height="0.282cm" svg:x="14.885cm" svg:y="4.282cm" svg:viewBox="0 0 39 283" draw:points="39,0 0,0 0,283 39,283">
          <text:p/>
        </draw:polygon>
        <draw:polygon draw:style-name="gr5" draw:text-style-name="P1" draw:layer="layout" svg:width="0.038cm" svg:height="0.282cm" svg:x="14.846cm" svg:y="4.282cm" svg:viewBox="0 0 39 283" draw:points="39,0 0,0 0,283 39,283">
          <text:p/>
        </draw:polygon>
        <draw:polygon draw:style-name="gr5" draw:text-style-name="P1" draw:layer="layout" svg:width="0.037cm" svg:height="0.282cm" svg:x="14.809cm" svg:y="4.282cm" svg:viewBox="0 0 38 283" draw:points="38,0 0,0 0,283 38,283">
          <text:p/>
        </draw:polygon>
        <draw:polygon draw:style-name="gr5" draw:text-style-name="P1" draw:layer="layout" svg:width="0.037cm" svg:height="0.282cm" svg:x="14.77cm" svg:y="4.282cm" svg:viewBox="0 0 38 283" draw:points="38,0 0,0 0,283 38,283">
          <text:p/>
        </draw:polygon>
        <draw:polygon draw:style-name="gr5" draw:text-style-name="P1" draw:layer="layout" svg:width="0.038cm" svg:height="0.282cm" svg:x="14.732cm" svg:y="4.282cm" svg:viewBox="0 0 39 283" draw:points="39,0 0,0 0,283 39,283">
          <text:p/>
        </draw:polygon>
        <draw:polygon draw:style-name="gr5" draw:text-style-name="P1" draw:layer="layout" svg:width="0.038cm" svg:height="0.282cm" svg:x="14.693cm" svg:y="4.282cm" svg:viewBox="0 0 39 283" draw:points="39,0 0,0 0,283 39,283">
          <text:p/>
        </draw:polygon>
        <draw:polygon draw:style-name="gr5" draw:text-style-name="P1" draw:layer="layout" svg:width="0.038cm" svg:height="0.282cm" svg:x="14.655cm" svg:y="4.282cm" svg:viewBox="0 0 39 283" draw:points="39,0 0,0 0,283 39,283">
          <text:p/>
        </draw:polygon>
        <draw:polygon draw:style-name="gr5" draw:text-style-name="P1" draw:layer="layout" svg:width="0.038cm" svg:height="0.282cm" svg:x="14.616cm" svg:y="4.282cm" svg:viewBox="0 0 39 283" draw:points="39,0 0,0 0,283 39,283">
          <text:p/>
        </draw:polygon>
        <draw:polygon draw:style-name="gr5" draw:text-style-name="P1" draw:layer="layout" svg:width="0.038cm" svg:height="0.282cm" svg:x="14.579cm" svg:y="4.282cm" svg:viewBox="0 0 39 283" draw:points="39,0 0,0 0,283 39,283">
          <text:p/>
        </draw:polygon>
        <draw:polygon draw:style-name="gr5" draw:text-style-name="P1" draw:layer="layout" svg:width="0.038cm" svg:height="0.282cm" svg:x="14.54cm" svg:y="4.282cm" svg:viewBox="0 0 39 283" draw:points="39,0 0,0 0,283 39,283">
          <text:p/>
        </draw:polygon>
        <draw:polygon draw:style-name="gr5" draw:text-style-name="P1" draw:layer="layout" svg:width="0.038cm" svg:height="0.282cm" svg:x="14.502cm" svg:y="4.282cm" svg:viewBox="0 0 39 283" draw:points="39,0 0,0 0,283 39,283">
          <text:p/>
        </draw:polygon>
        <draw:polygon draw:style-name="gr5" draw:text-style-name="P1" draw:layer="layout" svg:width="0.038cm" svg:height="0.282cm" svg:x="14.463cm" svg:y="4.282cm" svg:viewBox="0 0 39 283" draw:points="39,0 0,0 0,283 39,283">
          <text:p/>
        </draw:polygon>
        <draw:polygon draw:style-name="gr5" draw:text-style-name="P1" draw:layer="layout" svg:width="0.037cm" svg:height="0.282cm" svg:x="14.426cm" svg:y="4.282cm" svg:viewBox="0 0 38 283" draw:points="38,0 0,0 0,283 38,283">
          <text:p/>
        </draw:polygon>
        <draw:polygon draw:style-name="gr5" draw:text-style-name="P1" draw:layer="layout" svg:width="0.037cm" svg:height="0.282cm" svg:x="14.387cm" svg:y="4.282cm" svg:viewBox="0 0 38 283" draw:points="38,0 0,0 0,283 38,283">
          <text:p/>
        </draw:polygon>
        <draw:polygon draw:style-name="gr5" draw:text-style-name="P1" draw:layer="layout" svg:width="0.038cm" svg:height="0.282cm" svg:x="14.349cm" svg:y="4.282cm" svg:viewBox="0 0 39 283" draw:points="39,0 0,0 0,283 39,283">
          <text:p/>
        </draw:polygon>
        <draw:polygon draw:style-name="gr5" draw:text-style-name="P1" draw:layer="layout" svg:width="0.038cm" svg:height="0.282cm" svg:x="14.31cm" svg:y="4.282cm" svg:viewBox="0 0 39 283" draw:points="39,0 0,0 0,283 39,283">
          <text:p/>
        </draw:polygon>
        <draw:polygon draw:style-name="gr5" draw:text-style-name="P1" draw:layer="layout" svg:width="0.038cm" svg:height="0.282cm" svg:x="14.272cm" svg:y="4.282cm" svg:viewBox="0 0 39 283" draw:points="39,0 0,0 0,283 39,283">
          <text:p/>
        </draw:polygon>
        <draw:polygon draw:style-name="gr5" draw:text-style-name="P1" draw:layer="layout" svg:width="0.038cm" svg:height="0.282cm" svg:x="14.233cm" svg:y="4.282cm" svg:viewBox="0 0 39 283" draw:points="39,0 0,0 0,283 39,283">
          <text:p/>
        </draw:polygon>
        <draw:polygon draw:style-name="gr5" draw:text-style-name="P1" draw:layer="layout" svg:width="0.038cm" svg:height="0.282cm" svg:x="14.196cm" svg:y="4.282cm" svg:viewBox="0 0 39 283" draw:points="39,0 0,0 0,283 39,283">
          <text:p/>
        </draw:polygon>
        <draw:polygon draw:style-name="gr5" draw:text-style-name="P1" draw:layer="layout" svg:width="0.038cm" svg:height="0.282cm" svg:x="14.157cm" svg:y="4.282cm" svg:viewBox="0 0 39 283" draw:points="39,0 0,0 0,283 39,283">
          <text:p/>
        </draw:polygon>
        <draw:polygon draw:style-name="gr11" draw:text-style-name="P5" draw:layer="layout" svg:width="0.038cm" svg:height="0.282cm" svg:x="15.345cm" svg:y="4cm" svg:viewBox="0 0 39 283" draw:points="39,0 0,0 0,283 39,283">
          <text:p/>
        </draw:polygon>
        <draw:polygon draw:style-name="gr11" draw:text-style-name="P5" draw:layer="layout" svg:width="0.038cm" svg:height="0.282cm" svg:x="15.306cm" svg:y="4cm" svg:viewBox="0 0 39 283" draw:points="39,0 0,0 0,283 39,283">
          <text:p/>
        </draw:polygon>
        <draw:polygon draw:style-name="gr11" draw:text-style-name="P5" draw:layer="layout" svg:width="0.038cm" svg:height="0.282cm" svg:x="15.268cm" svg:y="4cm" svg:viewBox="0 0 39 283" draw:points="39,0 0,0 0,283 39,283">
          <text:p/>
        </draw:polygon>
        <draw:polygon draw:style-name="gr11" draw:text-style-name="P5" draw:layer="layout" svg:width="0.038cm" svg:height="0.282cm" svg:x="15.229cm" svg:y="4cm" svg:viewBox="0 0 39 283" draw:points="39,0 0,0 0,283 39,283">
          <text:p/>
        </draw:polygon>
        <draw:polygon draw:style-name="gr11" draw:text-style-name="P5" draw:layer="layout" svg:width="0.037cm" svg:height="0.282cm" svg:x="15.192cm" svg:y="4cm" svg:viewBox="0 0 38 283" draw:points="38,0 0,0 0,283 38,283">
          <text:p/>
        </draw:polygon>
        <draw:polygon draw:style-name="gr11" draw:text-style-name="P5" draw:layer="layout" svg:width="0.037cm" svg:height="0.282cm" svg:x="15.153cm" svg:y="4cm" svg:viewBox="0 0 38 283" draw:points="38,0 0,0 0,283 38,283">
          <text:p/>
        </draw:polygon>
        <draw:polygon draw:style-name="gr11" draw:text-style-name="P5" draw:layer="layout" svg:width="0.038cm" svg:height="0.282cm" svg:x="15.115cm" svg:y="4cm" svg:viewBox="0 0 39 283" draw:points="39,0 0,0 0,283 39,283">
          <text:p/>
        </draw:polygon>
        <draw:polygon draw:style-name="gr11" draw:text-style-name="P5" draw:layer="layout" svg:width="0.038cm" svg:height="0.282cm" svg:x="15.076cm" svg:y="4cm" svg:viewBox="0 0 39 283" draw:points="39,0 0,0 0,283 39,283">
          <text:p/>
        </draw:polygon>
        <draw:polygon draw:style-name="gr11" draw:text-style-name="P5" draw:layer="layout" svg:width="0.038cm" svg:height="0.282cm" svg:x="15.038cm" svg:y="4cm" svg:viewBox="0 0 39 283" draw:points="39,0 0,0 0,283 39,283">
          <text:p/>
        </draw:polygon>
        <draw:polygon draw:style-name="gr11" draw:text-style-name="P5" draw:layer="layout" svg:width="0.038cm" svg:height="0.282cm" svg:x="14.999cm" svg:y="4cm" svg:viewBox="0 0 39 283" draw:points="39,0 0,0 0,283 39,283">
          <text:p/>
        </draw:polygon>
        <draw:polygon draw:style-name="gr11" draw:text-style-name="P5" draw:layer="layout" svg:width="0.038cm" svg:height="0.282cm" svg:x="14.962cm" svg:y="4cm" svg:viewBox="0 0 39 283" draw:points="39,0 0,0 0,283 39,283">
          <text:p/>
        </draw:polygon>
        <draw:polygon draw:style-name="gr11" draw:text-style-name="P5" draw:layer="layout" svg:width="0.038cm" svg:height="0.282cm" svg:x="14.923cm" svg:y="4cm" svg:viewBox="0 0 39 283" draw:points="39,0 0,0 0,283 39,283">
          <text:p/>
        </draw:polygon>
        <draw:polygon draw:style-name="gr11" draw:text-style-name="P5" draw:layer="layout" svg:width="0.038cm" svg:height="0.282cm" svg:x="14.885cm" svg:y="4cm" svg:viewBox="0 0 39 283" draw:points="39,0 0,0 0,283 39,283">
          <text:p/>
        </draw:polygon>
        <draw:polygon draw:style-name="gr11" draw:text-style-name="P5" draw:layer="layout" svg:width="0.038cm" svg:height="0.282cm" svg:x="14.846cm" svg:y="4cm" svg:viewBox="0 0 39 283" draw:points="39,0 0,0 0,283 39,283">
          <text:p/>
        </draw:polygon>
        <draw:polygon draw:style-name="gr11" draw:text-style-name="P5" draw:layer="layout" svg:width="0.037cm" svg:height="0.282cm" svg:x="14.809cm" svg:y="4cm" svg:viewBox="0 0 38 283" draw:points="38,0 0,0 0,283 38,283">
          <text:p/>
        </draw:polygon>
        <draw:polygon draw:style-name="gr11" draw:text-style-name="P5" draw:layer="layout" svg:width="0.037cm" svg:height="0.282cm" svg:x="14.77cm" svg:y="4cm" svg:viewBox="0 0 38 283" draw:points="38,0 0,0 0,283 38,283">
          <text:p/>
        </draw:polygon>
        <draw:polygon draw:style-name="gr11" draw:text-style-name="P5" draw:layer="layout" svg:width="0.038cm" svg:height="0.282cm" svg:x="14.732cm" svg:y="4cm" svg:viewBox="0 0 39 283" draw:points="39,0 0,0 0,283 39,283">
          <text:p/>
        </draw:polygon>
        <draw:polygon draw:style-name="gr11" draw:text-style-name="P5" draw:layer="layout" svg:width="0.038cm" svg:height="0.282cm" svg:x="14.693cm" svg:y="4cm" svg:viewBox="0 0 39 283" draw:points="39,0 0,0 0,283 39,283">
          <text:p/>
        </draw:polygon>
        <draw:polygon draw:style-name="gr11" draw:text-style-name="P5" draw:layer="layout" svg:width="0.038cm" svg:height="0.282cm" svg:x="14.655cm" svg:y="4cm" svg:viewBox="0 0 39 283" draw:points="39,0 0,0 0,283 39,283">
          <text:p/>
        </draw:polygon>
        <draw:polygon draw:style-name="gr11" draw:text-style-name="P5" draw:layer="layout" svg:width="0.038cm" svg:height="0.282cm" svg:x="14.616cm" svg:y="4cm" svg:viewBox="0 0 39 283" draw:points="39,0 0,0 0,283 39,283">
          <text:p/>
        </draw:polygon>
        <draw:polygon draw:style-name="gr11" draw:text-style-name="P5" draw:layer="layout" svg:width="0.038cm" svg:height="0.282cm" svg:x="14.579cm" svg:y="4cm" svg:viewBox="0 0 39 283" draw:points="39,0 0,0 0,283 39,283">
          <text:p/>
        </draw:polygon>
        <draw:polygon draw:style-name="gr11" draw:text-style-name="P5" draw:layer="layout" svg:width="0.038cm" svg:height="0.282cm" svg:x="14.54cm" svg:y="4cm" svg:viewBox="0 0 39 283" draw:points="39,0 0,0 0,283 39,283">
          <text:p/>
        </draw:polygon>
        <draw:polygon draw:style-name="gr11" draw:text-style-name="P5" draw:layer="layout" svg:width="0.038cm" svg:height="0.282cm" svg:x="14.502cm" svg:y="4cm" svg:viewBox="0 0 39 283" draw:points="39,0 0,0 0,283 39,283">
          <text:p/>
        </draw:polygon>
        <draw:polygon draw:style-name="gr11" draw:text-style-name="P5" draw:layer="layout" svg:width="0.038cm" svg:height="0.282cm" svg:x="14.463cm" svg:y="4cm" svg:viewBox="0 0 39 283" draw:points="39,0 0,0 0,283 39,283">
          <text:p/>
        </draw:polygon>
        <draw:polygon draw:style-name="gr11" draw:text-style-name="P5" draw:layer="layout" svg:width="0.037cm" svg:height="0.282cm" svg:x="14.426cm" svg:y="4cm" svg:viewBox="0 0 38 283" draw:points="38,0 0,0 0,283 38,283">
          <text:p/>
        </draw:polygon>
        <draw:polygon draw:style-name="gr11" draw:text-style-name="P5" draw:layer="layout" svg:width="0.037cm" svg:height="0.282cm" svg:x="14.387cm" svg:y="4cm" svg:viewBox="0 0 38 283" draw:points="38,0 0,0 0,283 38,283">
          <text:p/>
        </draw:polygon>
        <draw:polygon draw:style-name="gr11" draw:text-style-name="P5" draw:layer="layout" svg:width="0.038cm" svg:height="0.282cm" svg:x="14.349cm" svg:y="4cm" svg:viewBox="0 0 39 283" draw:points="39,0 0,0 0,283 39,283">
          <text:p/>
        </draw:polygon>
        <draw:polygon draw:style-name="gr11" draw:text-style-name="P5" draw:layer="layout" svg:width="0.038cm" svg:height="0.282cm" svg:x="14.31cm" svg:y="4cm" svg:viewBox="0 0 39 283" draw:points="39,0 0,0 0,283 39,283">
          <text:p/>
        </draw:polygon>
        <draw:polygon draw:style-name="gr11" draw:text-style-name="P5" draw:layer="layout" svg:width="0.038cm" svg:height="0.282cm" svg:x="14.272cm" svg:y="4cm" svg:viewBox="0 0 39 283" draw:points="39,0 0,0 0,283 39,283">
          <text:p/>
        </draw:polygon>
        <draw:polygon draw:style-name="gr11" draw:text-style-name="P5" draw:layer="layout" svg:width="0.038cm" svg:height="0.282cm" svg:x="14.233cm" svg:y="4cm" svg:viewBox="0 0 39 283" draw:points="39,0 0,0 0,283 39,283">
          <text:p/>
        </draw:polygon>
        <draw:polygon draw:style-name="gr11" draw:text-style-name="P5" draw:layer="layout" svg:width="0.038cm" svg:height="0.282cm" svg:x="14.196cm" svg:y="4cm" svg:viewBox="0 0 39 283" draw:points="39,0 0,0 0,283 39,283">
          <text:p/>
        </draw:polygon>
        <draw:polygon draw:style-name="gr11" draw:text-style-name="P5" draw:layer="layout" svg:width="0.038cm" svg:height="0.282cm" svg:x="14.157cm" svg:y="4cm" svg:viewBox="0 0 39 283" draw:points="39,0 0,0 0,283 39,283">
          <text:p/>
        </draw:polygon>
        <draw:path draw:style-name="gr5" draw:text-style-name="P1" draw:layer="layout" svg:width="2.351cm" svg:height="0.022cm" svg:x="13.372cm" svg:y="3.914cm" svg:viewBox="0 0 2352 23" svg:d="M0 23c185 0 369 0 553 0s368 0 553 0c184 0 368 0 552 0s369 0 553 0c47-7 94-15 141-23-184 0-368 0-553 0-184 0-369 0-553 0s-368 0-552 0c-185 0-369 0-553 0-47 8-94 16-141 23z">
          <text:p/>
        </draw:path>
        <draw:path draw:style-name="gr5" draw:text-style-name="P1" draw:layer="layout" svg:width="2.406cm" svg:height="0.021cm" svg:x="13.238cm" svg:y="3.936cm" svg:viewBox="0 0 2407 22" svg:d="M0 22c188 0 377 0 565 0 189 0 377 0 566 0 188 0 377 0 565 0s376 0 565 0c48-7 96-14 146-22-190 0-378 0-566 0-189 0-377 0-566 0-188 0-377 0-565 0s-377 0-566 0c-49 8-97 15-144 22z">
          <text:p/>
        </draw:path>
        <draw:path draw:style-name="gr5" draw:text-style-name="P1" draw:layer="layout" svg:width="2.48cm" svg:height="0.022cm" svg:x="13.084cm" svg:y="3.957cm" svg:viewBox="0 0 2481 23" svg:d="M0 23c195 0 389 0 585 0 194 0 388 0 582 0s388 0 582 0 388 0 582 0c50-8 99-15 150-23-194 0-388 0-582 0s-389 0-583 0-388 0-582 0c-195 0-390 0-585 0-49 8-99 15-149 23z">
          <text:p/>
        </draw:path>
        <draw:path draw:style-name="gr11" draw:text-style-name="P5" draw:layer="layout" svg:width="2.552cm" svg:height="0.021cm" svg:x="12.931cm" svg:y="3.979cm" svg:viewBox="0 0 2553 22" svg:d="M0 22c201 0 401 0 601 0s400 0 601 0c200 0 400 0 600 0s399 0 599 0c50-7 101-14 152-22-199 0-399 0-599 0s-400 0-600 0-401 0-601 0c-201 0-401 0-601 0-51 8-102 15-152 22z">
          <text:p/>
        </draw:path>
        <draw:polygon draw:style-name="gr2" draw:text-style-name="P2" draw:layer="layout" svg:width="0.038cm" svg:height="0.281cm" svg:x="14.119cm" svg:y="4.847cm" svg:viewBox="0 0 39 282" draw:points="39,0 0,0 0,282 39,282">
          <text:p/>
        </draw:polygon>
        <draw:polygon draw:style-name="gr2" draw:text-style-name="P2" draw:layer="layout" svg:width="0.038cm" svg:height="0.281cm" svg:x="14.08cm" svg:y="4.847cm" svg:viewBox="0 0 39 282" draw:points="39,0 0,0 0,282 39,282">
          <text:p/>
        </draw:polygon>
        <draw:polygon draw:style-name="gr2" draw:text-style-name="P2" draw:layer="layout" svg:width="0.037cm" svg:height="0.281cm" svg:x="14.043cm" svg:y="4.847cm" svg:viewBox="0 0 38 282" draw:points="38,0 0,0 0,282 38,282">
          <text:p/>
        </draw:polygon>
        <draw:polygon draw:style-name="gr2" draw:text-style-name="P2" draw:layer="layout" svg:width="0.037cm" svg:height="0.281cm" svg:x="14.004cm" svg:y="4.847cm" svg:viewBox="0 0 38 282" draw:points="38,0 0,0 0,282 38,282">
          <text:p/>
        </draw:polygon>
        <draw:polygon draw:style-name="gr2" draw:text-style-name="P2" draw:layer="layout" svg:width="0.038cm" svg:height="0.281cm" svg:x="13.966cm" svg:y="4.847cm" svg:viewBox="0 0 39 282" draw:points="39,0 0,0 0,282 39,282">
          <text:p/>
        </draw:polygon>
        <draw:polygon draw:style-name="gr2" draw:text-style-name="P2" draw:layer="layout" svg:width="0.038cm" svg:height="0.281cm" svg:x="13.927cm" svg:y="4.847cm" svg:viewBox="0 0 39 282" draw:points="39,0 0,0 0,282 39,282">
          <text:p/>
        </draw:polygon>
        <draw:polygon draw:style-name="gr2" draw:text-style-name="P2" draw:layer="layout" svg:width="0.038cm" svg:height="0.281cm" svg:x="13.889cm" svg:y="4.847cm" svg:viewBox="0 0 39 282" draw:points="39,0 0,0 0,282 39,282">
          <text:p/>
        </draw:polygon>
        <draw:polygon draw:style-name="gr2" draw:text-style-name="P2" draw:layer="layout" svg:width="0.038cm" svg:height="0.281cm" svg:x="13.85cm" svg:y="4.847cm" svg:viewBox="0 0 39 282" draw:points="39,0 0,0 0,282 39,282">
          <text:p/>
        </draw:polygon>
        <draw:polygon draw:style-name="gr2" draw:text-style-name="P2" draw:layer="layout" svg:width="0.038cm" svg:height="0.281cm" svg:x="13.813cm" svg:y="4.847cm" svg:viewBox="0 0 39 282" draw:points="39,0 0,0 0,282 39,282">
          <text:p/>
        </draw:polygon>
        <draw:polygon draw:style-name="gr2" draw:text-style-name="P2" draw:layer="layout" svg:width="0.038cm" svg:height="0.281cm" svg:x="13.774cm" svg:y="4.847cm" svg:viewBox="0 0 39 282" draw:points="39,0 0,0 0,282 39,282">
          <text:p/>
        </draw:polygon>
        <draw:polygon draw:style-name="gr2" draw:text-style-name="P2" draw:layer="layout" svg:width="0.038cm" svg:height="0.281cm" svg:x="13.736cm" svg:y="4.847cm" svg:viewBox="0 0 39 282" draw:points="39,0 0,0 0,282 39,282">
          <text:p/>
        </draw:polygon>
        <draw:polygon draw:style-name="gr2" draw:text-style-name="P2" draw:layer="layout" svg:width="0.038cm" svg:height="0.281cm" svg:x="13.697cm" svg:y="4.847cm" svg:viewBox="0 0 39 282" draw:points="39,0 0,0 0,282 39,282">
          <text:p/>
        </draw:polygon>
        <draw:polygon draw:style-name="gr2" draw:text-style-name="P2" draw:layer="layout" svg:width="0.037cm" svg:height="0.281cm" svg:x="13.66cm" svg:y="4.847cm" svg:viewBox="0 0 38 282" draw:points="38,0 0,0 0,282 38,282">
          <text:p/>
        </draw:polygon>
        <draw:polygon draw:style-name="gr2" draw:text-style-name="P2" draw:layer="layout" svg:width="0.037cm" svg:height="0.281cm" svg:x="13.621cm" svg:y="4.847cm" svg:viewBox="0 0 38 282" draw:points="38,0 0,0 0,282 38,282">
          <text:p/>
        </draw:polygon>
        <draw:polygon draw:style-name="gr2" draw:text-style-name="P2" draw:layer="layout" svg:width="0.038cm" svg:height="0.281cm" svg:x="13.583cm" svg:y="4.847cm" svg:viewBox="0 0 39 282" draw:points="39,0 0,0 0,282 39,282">
          <text:p/>
        </draw:polygon>
        <draw:polygon draw:style-name="gr2" draw:text-style-name="P2" draw:layer="layout" svg:width="0.038cm" svg:height="0.281cm" svg:x="13.544cm" svg:y="4.847cm" svg:viewBox="0 0 39 282" draw:points="39,0 0,0 0,282 39,282">
          <text:p/>
        </draw:polygon>
        <draw:polygon draw:style-name="gr2" draw:text-style-name="P2" draw:layer="layout" svg:width="0.038cm" svg:height="0.281cm" svg:x="13.506cm" svg:y="4.847cm" svg:viewBox="0 0 39 282" draw:points="39,0 0,0 0,282 39,282">
          <text:p/>
        </draw:polygon>
        <draw:polygon draw:style-name="gr2" draw:text-style-name="P2" draw:layer="layout" svg:width="0.038cm" svg:height="0.281cm" svg:x="13.467cm" svg:y="4.847cm" svg:viewBox="0 0 39 282" draw:points="39,0 0,0 0,282 39,282">
          <text:p/>
        </draw:polygon>
        <draw:polygon draw:style-name="gr2" draw:text-style-name="P2" draw:layer="layout" svg:width="0.038cm" svg:height="0.281cm" svg:x="13.43cm" svg:y="4.847cm" svg:viewBox="0 0 39 282" draw:points="39,0 0,0 0,282 39,282">
          <text:p/>
        </draw:polygon>
        <draw:polygon draw:style-name="gr2" draw:text-style-name="P2" draw:layer="layout" svg:width="0.038cm" svg:height="0.281cm" svg:x="13.391cm" svg:y="4.847cm" svg:viewBox="0 0 39 282" draw:points="39,0 0,0 0,282 39,282">
          <text:p/>
        </draw:polygon>
        <draw:polygon draw:style-name="gr2" draw:text-style-name="P2" draw:layer="layout" svg:width="0.038cm" svg:height="0.281cm" svg:x="13.353cm" svg:y="4.847cm" svg:viewBox="0 0 39 282" draw:points="39,0 0,0 0,282 39,282">
          <text:p/>
        </draw:polygon>
        <draw:polygon draw:style-name="gr2" draw:text-style-name="P2" draw:layer="layout" svg:width="0.038cm" svg:height="0.281cm" svg:x="13.314cm" svg:y="4.847cm" svg:viewBox="0 0 39 282" draw:points="39,0 0,0 0,282 39,282">
          <text:p/>
        </draw:polygon>
        <draw:polygon draw:style-name="gr2" draw:text-style-name="P2" draw:layer="layout" svg:width="0.037cm" svg:height="0.281cm" svg:x="13.277cm" svg:y="4.847cm" svg:viewBox="0 0 38 282" draw:points="38,0 0,0 0,282 38,282">
          <text:p/>
        </draw:polygon>
        <draw:polygon draw:style-name="gr2" draw:text-style-name="P2" draw:layer="layout" svg:width="0.037cm" svg:height="0.281cm" svg:x="13.238cm" svg:y="4.847cm" svg:viewBox="0 0 38 282" draw:points="38,0 0,0 0,282 38,282">
          <text:p/>
        </draw:polygon>
        <draw:polygon draw:style-name="gr2" draw:text-style-name="P2" draw:layer="layout" svg:width="0.038cm" svg:height="0.281cm" svg:x="13.2cm" svg:y="4.847cm" svg:viewBox="0 0 39 282" draw:points="39,0 0,0 0,282 39,282">
          <text:p/>
        </draw:polygon>
        <draw:polygon draw:style-name="gr2" draw:text-style-name="P2" draw:layer="layout" svg:width="0.038cm" svg:height="0.281cm" svg:x="13.161cm" svg:y="4.847cm" svg:viewBox="0 0 39 282" draw:points="39,0 0,0 0,282 39,282">
          <text:p/>
        </draw:polygon>
        <draw:polygon draw:style-name="gr2" draw:text-style-name="P2" draw:layer="layout" svg:width="0.038cm" svg:height="0.281cm" svg:x="13.123cm" svg:y="4.847cm" svg:viewBox="0 0 39 282" draw:points="39,0 0,0 0,282 39,282">
          <text:p/>
        </draw:polygon>
        <draw:polygon draw:style-name="gr2" draw:text-style-name="P2" draw:layer="layout" svg:width="0.038cm" svg:height="0.281cm" svg:x="13.084cm" svg:y="4.847cm" svg:viewBox="0 0 39 282" draw:points="39,0 0,0 0,282 39,282">
          <text:p/>
        </draw:polygon>
        <draw:polygon draw:style-name="gr2" draw:text-style-name="P2" draw:layer="layout" svg:width="0.037cm" svg:height="0.281cm" svg:x="13.047cm" svg:y="4.847cm" svg:viewBox="0 0 38 282" draw:points="38,0 0,0 0,282 38,282">
          <text:p/>
        </draw:polygon>
        <draw:polygon draw:style-name="gr2" draw:text-style-name="P2" draw:layer="layout" svg:width="0.038cm" svg:height="0.281cm" svg:x="13.008cm" svg:y="4.847cm" svg:viewBox="0 0 39 282" draw:points="39,0 0,0 0,282 39,282">
          <text:p/>
        </draw:polygon>
        <draw:polygon draw:style-name="gr2" draw:text-style-name="P2" draw:layer="layout" svg:width="0.038cm" svg:height="0.281cm" svg:x="12.97cm" svg:y="4.847cm" svg:viewBox="0 0 39 282" draw:points="39,0 0,0 0,282 39,282">
          <text:p/>
        </draw:polygon>
        <draw:polygon draw:style-name="gr2" draw:text-style-name="P2" draw:layer="layout" svg:width="0.039cm" svg:height="0.281cm" svg:x="12.931cm" svg:y="4.847cm" svg:viewBox="0 0 40 282" draw:points="40,0 0,0 0,282 40,282">
          <text:p/>
        </draw:polygon>
        <draw:polygon draw:style-name="gr2" draw:text-style-name="P2" draw:layer="layout" svg:width="0.038cm" svg:height="0.282cm" svg:x="14.119cm" svg:y="4.564cm" svg:viewBox="0 0 39 283" draw:points="39,0 0,0 0,283 39,283">
          <text:p/>
        </draw:polygon>
        <draw:polygon draw:style-name="gr2" draw:text-style-name="P2" draw:layer="layout" svg:width="0.038cm" svg:height="0.282cm" svg:x="14.08cm" svg:y="4.564cm" svg:viewBox="0 0 39 283" draw:points="39,0 0,0 0,283 39,283">
          <text:p/>
        </draw:polygon>
        <draw:polygon draw:style-name="gr2" draw:text-style-name="P2" draw:layer="layout" svg:width="0.037cm" svg:height="0.282cm" svg:x="14.043cm" svg:y="4.564cm" svg:viewBox="0 0 38 283" draw:points="38,0 0,0 0,283 38,283">
          <text:p/>
        </draw:polygon>
        <draw:polygon draw:style-name="gr2" draw:text-style-name="P2" draw:layer="layout" svg:width="0.037cm" svg:height="0.282cm" svg:x="14.004cm" svg:y="4.564cm" svg:viewBox="0 0 38 283" draw:points="38,0 0,0 0,283 38,283">
          <text:p/>
        </draw:polygon>
        <draw:polygon draw:style-name="gr2" draw:text-style-name="P2" draw:layer="layout" svg:width="0.038cm" svg:height="0.282cm" svg:x="13.966cm" svg:y="4.564cm" svg:viewBox="0 0 39 283" draw:points="39,0 0,0 0,283 39,283">
          <text:p/>
        </draw:polygon>
        <draw:polygon draw:style-name="gr2" draw:text-style-name="P2" draw:layer="layout" svg:width="0.038cm" svg:height="0.282cm" svg:x="13.927cm" svg:y="4.564cm" svg:viewBox="0 0 39 283" draw:points="39,0 0,0 0,283 39,283">
          <text:p/>
        </draw:polygon>
        <draw:polygon draw:style-name="gr2" draw:text-style-name="P2" draw:layer="layout" svg:width="0.038cm" svg:height="0.282cm" svg:x="13.889cm" svg:y="4.564cm" svg:viewBox="0 0 39 283" draw:points="39,0 0,0 0,283 39,283">
          <text:p/>
        </draw:polygon>
        <draw:polygon draw:style-name="gr2" draw:text-style-name="P2" draw:layer="layout" svg:width="0.038cm" svg:height="0.282cm" svg:x="13.85cm" svg:y="4.564cm" svg:viewBox="0 0 39 283" draw:points="39,0 0,0 0,283 39,283">
          <text:p/>
        </draw:polygon>
        <draw:polygon draw:style-name="gr2" draw:text-style-name="P2" draw:layer="layout" svg:width="0.038cm" svg:height="0.282cm" svg:x="13.813cm" svg:y="4.564cm" svg:viewBox="0 0 39 283" draw:points="39,0 0,0 0,283 39,283">
          <text:p/>
        </draw:polygon>
        <draw:polygon draw:style-name="gr2" draw:text-style-name="P2" draw:layer="layout" svg:width="0.038cm" svg:height="0.282cm" svg:x="13.774cm" svg:y="4.564cm" svg:viewBox="0 0 39 283" draw:points="39,0 0,0 0,283 39,283">
          <text:p/>
        </draw:polygon>
        <draw:polygon draw:style-name="gr2" draw:text-style-name="P2" draw:layer="layout" svg:width="0.038cm" svg:height="0.282cm" svg:x="13.736cm" svg:y="4.564cm" svg:viewBox="0 0 39 283" draw:points="39,0 0,0 0,283 39,283">
          <text:p/>
        </draw:polygon>
        <draw:polygon draw:style-name="gr2" draw:text-style-name="P2" draw:layer="layout" svg:width="0.038cm" svg:height="0.282cm" svg:x="13.697cm" svg:y="4.564cm" svg:viewBox="0 0 39 283" draw:points="39,0 0,0 0,283 39,283">
          <text:p/>
        </draw:polygon>
        <draw:polygon draw:style-name="gr2" draw:text-style-name="P2" draw:layer="layout" svg:width="0.037cm" svg:height="0.282cm" svg:x="13.66cm" svg:y="4.564cm" svg:viewBox="0 0 38 283" draw:points="38,0 0,0 0,283 38,283">
          <text:p/>
        </draw:polygon>
        <draw:polygon draw:style-name="gr2" draw:text-style-name="P2" draw:layer="layout" svg:width="0.037cm" svg:height="0.282cm" svg:x="13.621cm" svg:y="4.564cm" svg:viewBox="0 0 38 283" draw:points="38,0 0,0 0,283 38,283">
          <text:p/>
        </draw:polygon>
        <draw:polygon draw:style-name="gr2" draw:text-style-name="P2" draw:layer="layout" svg:width="0.038cm" svg:height="0.282cm" svg:x="13.583cm" svg:y="4.564cm" svg:viewBox="0 0 39 283" draw:points="39,0 0,0 0,283 39,283">
          <text:p/>
        </draw:polygon>
        <draw:polygon draw:style-name="gr2" draw:text-style-name="P2" draw:layer="layout" svg:width="0.038cm" svg:height="0.282cm" svg:x="13.544cm" svg:y="4.564cm" svg:viewBox="0 0 39 283" draw:points="39,0 0,0 0,283 39,283">
          <text:p/>
        </draw:polygon>
        <draw:polygon draw:style-name="gr2" draw:text-style-name="P2" draw:layer="layout" svg:width="0.038cm" svg:height="0.282cm" svg:x="13.506cm" svg:y="4.564cm" svg:viewBox="0 0 39 283" draw:points="39,0 0,0 0,283 39,283">
          <text:p/>
        </draw:polygon>
        <draw:polygon draw:style-name="gr2" draw:text-style-name="P2" draw:layer="layout" svg:width="0.038cm" svg:height="0.282cm" svg:x="13.467cm" svg:y="4.564cm" svg:viewBox="0 0 39 283" draw:points="39,0 0,0 0,283 39,283">
          <text:p/>
        </draw:polygon>
        <draw:polygon draw:style-name="gr2" draw:text-style-name="P2" draw:layer="layout" svg:width="0.038cm" svg:height="0.282cm" svg:x="13.43cm" svg:y="4.564cm" svg:viewBox="0 0 39 283" draw:points="39,0 0,0 0,283 39,283">
          <text:p/>
        </draw:polygon>
        <draw:polygon draw:style-name="gr2" draw:text-style-name="P2" draw:layer="layout" svg:width="0.038cm" svg:height="0.282cm" svg:x="13.391cm" svg:y="4.564cm" svg:viewBox="0 0 39 283" draw:points="39,0 0,0 0,283 39,283">
          <text:p/>
        </draw:polygon>
        <draw:polygon draw:style-name="gr2" draw:text-style-name="P2" draw:layer="layout" svg:width="0.038cm" svg:height="0.282cm" svg:x="13.353cm" svg:y="4.564cm" svg:viewBox="0 0 39 283" draw:points="39,0 0,0 0,283 39,283">
          <text:p/>
        </draw:polygon>
        <draw:polygon draw:style-name="gr2" draw:text-style-name="P2" draw:layer="layout" svg:width="0.038cm" svg:height="0.282cm" svg:x="13.314cm" svg:y="4.564cm" svg:viewBox="0 0 39 283" draw:points="39,0 0,0 0,283 39,283">
          <text:p/>
        </draw:polygon>
        <draw:polygon draw:style-name="gr2" draw:text-style-name="P2" draw:layer="layout" svg:width="0.037cm" svg:height="0.282cm" svg:x="13.277cm" svg:y="4.564cm" svg:viewBox="0 0 38 283" draw:points="38,0 0,0 0,283 38,283">
          <text:p/>
        </draw:polygon>
        <draw:polygon draw:style-name="gr2" draw:text-style-name="P2" draw:layer="layout" svg:width="0.037cm" svg:height="0.282cm" svg:x="13.238cm" svg:y="4.564cm" svg:viewBox="0 0 38 283" draw:points="38,0 0,0 0,283 38,283">
          <text:p/>
        </draw:polygon>
        <draw:polygon draw:style-name="gr2" draw:text-style-name="P2" draw:layer="layout" svg:width="0.038cm" svg:height="0.282cm" svg:x="13.2cm" svg:y="4.564cm" svg:viewBox="0 0 39 283" draw:points="39,0 0,0 0,283 39,283">
          <text:p/>
        </draw:polygon>
        <draw:polygon draw:style-name="gr2" draw:text-style-name="P2" draw:layer="layout" svg:width="0.038cm" svg:height="0.282cm" svg:x="13.161cm" svg:y="4.564cm" svg:viewBox="0 0 39 283" draw:points="39,0 0,0 0,283 39,283">
          <text:p/>
        </draw:polygon>
        <draw:polygon draw:style-name="gr2" draw:text-style-name="P2" draw:layer="layout" svg:width="0.038cm" svg:height="0.282cm" svg:x="13.123cm" svg:y="4.564cm" svg:viewBox="0 0 39 283" draw:points="39,0 0,0 0,283 39,283">
          <text:p/>
        </draw:polygon>
        <draw:polygon draw:style-name="gr2" draw:text-style-name="P2" draw:layer="layout" svg:width="0.038cm" svg:height="0.282cm" svg:x="13.084cm" svg:y="4.564cm" svg:viewBox="0 0 39 283" draw:points="39,0 0,0 0,283 39,283">
          <text:p/>
        </draw:polygon>
        <draw:polygon draw:style-name="gr2" draw:text-style-name="P2" draw:layer="layout" svg:width="0.037cm" svg:height="0.282cm" svg:x="13.047cm" svg:y="4.564cm" svg:viewBox="0 0 38 283" draw:points="38,0 0,0 0,283 38,283">
          <text:p/>
        </draw:polygon>
        <draw:polygon draw:style-name="gr2" draw:text-style-name="P2" draw:layer="layout" svg:width="0.038cm" svg:height="0.282cm" svg:x="13.008cm" svg:y="4.564cm" svg:viewBox="0 0 39 283" draw:points="39,0 0,0 0,283 39,283">
          <text:p/>
        </draw:polygon>
        <draw:polygon draw:style-name="gr2" draw:text-style-name="P2" draw:layer="layout" svg:width="0.038cm" svg:height="0.282cm" svg:x="12.97cm" svg:y="4.564cm" svg:viewBox="0 0 39 283" draw:points="39,0 0,0 0,283 39,283">
          <text:p/>
        </draw:polygon>
        <draw:polygon draw:style-name="gr2" draw:text-style-name="P2" draw:layer="layout" svg:width="0.039cm" svg:height="0.282cm" svg:x="12.931cm" svg:y="4.564cm" svg:viewBox="0 0 40 283" draw:points="40,0 0,0 0,283 40,283">
          <text:p/>
        </draw:polygon>
        <draw:polygon draw:style-name="gr5" draw:text-style-name="P1" draw:layer="layout" svg:width="0.038cm" svg:height="0.282cm" svg:x="14.119cm" svg:y="4.282cm" svg:viewBox="0 0 39 283" draw:points="39,0 0,0 0,283 39,283">
          <text:p/>
        </draw:polygon>
        <draw:polygon draw:style-name="gr5" draw:text-style-name="P1" draw:layer="layout" svg:width="0.038cm" svg:height="0.282cm" svg:x="14.08cm" svg:y="4.282cm" svg:viewBox="0 0 39 283" draw:points="39,0 0,0 0,283 39,283">
          <text:p/>
        </draw:polygon>
        <draw:polygon draw:style-name="gr5" draw:text-style-name="P1" draw:layer="layout" svg:width="0.037cm" svg:height="0.282cm" svg:x="14.043cm" svg:y="4.282cm" svg:viewBox="0 0 38 283" draw:points="38,0 0,0 0,283 38,283">
          <text:p/>
        </draw:polygon>
        <draw:polygon draw:style-name="gr5" draw:text-style-name="P1" draw:layer="layout" svg:width="0.037cm" svg:height="0.282cm" svg:x="14.004cm" svg:y="4.282cm" svg:viewBox="0 0 38 283" draw:points="38,0 0,0 0,283 38,283">
          <text:p/>
        </draw:polygon>
        <draw:polygon draw:style-name="gr5" draw:text-style-name="P1" draw:layer="layout" svg:width="0.038cm" svg:height="0.282cm" svg:x="13.966cm" svg:y="4.282cm" svg:viewBox="0 0 39 283" draw:points="39,0 0,0 0,283 39,283">
          <text:p/>
        </draw:polygon>
        <draw:polygon draw:style-name="gr5" draw:text-style-name="P1" draw:layer="layout" svg:width="0.038cm" svg:height="0.282cm" svg:x="13.927cm" svg:y="4.282cm" svg:viewBox="0 0 39 283" draw:points="39,0 0,0 0,283 39,283">
          <text:p/>
        </draw:polygon>
        <draw:polygon draw:style-name="gr5" draw:text-style-name="P1" draw:layer="layout" svg:width="0.038cm" svg:height="0.282cm" svg:x="13.889cm" svg:y="4.282cm" svg:viewBox="0 0 39 283" draw:points="39,0 0,0 0,283 39,283">
          <text:p/>
        </draw:polygon>
        <draw:polygon draw:style-name="gr5" draw:text-style-name="P1" draw:layer="layout" svg:width="0.038cm" svg:height="0.282cm" svg:x="13.85cm" svg:y="4.282cm" svg:viewBox="0 0 39 283" draw:points="39,0 0,0 0,283 39,283">
          <text:p/>
        </draw:polygon>
        <draw:polygon draw:style-name="gr5" draw:text-style-name="P1" draw:layer="layout" svg:width="0.038cm" svg:height="0.282cm" svg:x="13.813cm" svg:y="4.282cm" svg:viewBox="0 0 39 283" draw:points="39,0 0,0 0,283 39,283">
          <text:p/>
        </draw:polygon>
        <draw:polygon draw:style-name="gr5" draw:text-style-name="P1" draw:layer="layout" svg:width="0.038cm" svg:height="0.282cm" svg:x="13.774cm" svg:y="4.282cm" svg:viewBox="0 0 39 283" draw:points="39,0 0,0 0,283 39,283">
          <text:p/>
        </draw:polygon>
        <draw:polygon draw:style-name="gr5" draw:text-style-name="P1" draw:layer="layout" svg:width="0.038cm" svg:height="0.282cm" svg:x="13.736cm" svg:y="4.282cm" svg:viewBox="0 0 39 283" draw:points="39,0 0,0 0,283 39,283">
          <text:p/>
        </draw:polygon>
        <draw:polygon draw:style-name="gr5" draw:text-style-name="P1" draw:layer="layout" svg:width="0.038cm" svg:height="0.282cm" svg:x="13.697cm" svg:y="4.282cm" svg:viewBox="0 0 39 283" draw:points="39,0 0,0 0,283 39,283">
          <text:p/>
        </draw:polygon>
        <draw:polygon draw:style-name="gr5" draw:text-style-name="P1" draw:layer="layout" svg:width="0.037cm" svg:height="0.282cm" svg:x="13.66cm" svg:y="4.282cm" svg:viewBox="0 0 38 283" draw:points="38,0 0,0 0,283 38,283">
          <text:p/>
        </draw:polygon>
        <draw:polygon draw:style-name="gr5" draw:text-style-name="P1" draw:layer="layout" svg:width="0.037cm" svg:height="0.282cm" svg:x="13.621cm" svg:y="4.282cm" svg:viewBox="0 0 38 283" draw:points="38,0 0,0 0,283 38,283">
          <text:p/>
        </draw:polygon>
        <draw:polygon draw:style-name="gr5" draw:text-style-name="P1" draw:layer="layout" svg:width="0.038cm" svg:height="0.282cm" svg:x="13.583cm" svg:y="4.282cm" svg:viewBox="0 0 39 283" draw:points="39,0 0,0 0,283 39,283">
          <text:p/>
        </draw:polygon>
        <draw:polygon draw:style-name="gr5" draw:text-style-name="P1" draw:layer="layout" svg:width="0.038cm" svg:height="0.282cm" svg:x="13.544cm" svg:y="4.282cm" svg:viewBox="0 0 39 283" draw:points="39,0 0,0 0,283 39,283">
          <text:p/>
        </draw:polygon>
        <draw:polygon draw:style-name="gr5" draw:text-style-name="P1" draw:layer="layout" svg:width="0.038cm" svg:height="0.282cm" svg:x="13.506cm" svg:y="4.282cm" svg:viewBox="0 0 39 283" draw:points="39,0 0,0 0,283 39,283">
          <text:p/>
        </draw:polygon>
        <draw:polygon draw:style-name="gr5" draw:text-style-name="P1" draw:layer="layout" svg:width="0.038cm" svg:height="0.282cm" svg:x="13.467cm" svg:y="4.282cm" svg:viewBox="0 0 39 283" draw:points="39,0 0,0 0,283 39,283">
          <text:p/>
        </draw:polygon>
        <draw:polygon draw:style-name="gr5" draw:text-style-name="P1" draw:layer="layout" svg:width="0.038cm" svg:height="0.282cm" svg:x="13.43cm" svg:y="4.282cm" svg:viewBox="0 0 39 283" draw:points="39,0 0,0 0,283 39,283">
          <text:p/>
        </draw:polygon>
        <draw:polygon draw:style-name="gr5" draw:text-style-name="P1" draw:layer="layout" svg:width="0.038cm" svg:height="0.282cm" svg:x="13.391cm" svg:y="4.282cm" svg:viewBox="0 0 39 283" draw:points="39,0 0,0 0,283 39,283">
          <text:p/>
        </draw:polygon>
        <draw:polygon draw:style-name="gr5" draw:text-style-name="P1" draw:layer="layout" svg:width="0.038cm" svg:height="0.282cm" svg:x="13.353cm" svg:y="4.282cm" svg:viewBox="0 0 39 283" draw:points="39,0 0,0 0,283 39,283">
          <text:p/>
        </draw:polygon>
        <draw:polygon draw:style-name="gr5" draw:text-style-name="P1" draw:layer="layout" svg:width="0.038cm" svg:height="0.282cm" svg:x="13.314cm" svg:y="4.282cm" svg:viewBox="0 0 39 283" draw:points="39,0 0,0 0,283 39,283">
          <text:p/>
        </draw:polygon>
        <draw:polygon draw:style-name="gr5" draw:text-style-name="P1" draw:layer="layout" svg:width="0.037cm" svg:height="0.282cm" svg:x="13.277cm" svg:y="4.282cm" svg:viewBox="0 0 38 283" draw:points="38,0 0,0 0,283 38,283">
          <text:p/>
        </draw:polygon>
        <draw:polygon draw:style-name="gr5" draw:text-style-name="P1" draw:layer="layout" svg:width="0.037cm" svg:height="0.282cm" svg:x="13.238cm" svg:y="4.282cm" svg:viewBox="0 0 38 283" draw:points="38,0 0,0 0,283 38,283">
          <text:p/>
        </draw:polygon>
        <draw:polygon draw:style-name="gr5" draw:text-style-name="P1" draw:layer="layout" svg:width="0.038cm" svg:height="0.282cm" svg:x="13.2cm" svg:y="4.282cm" svg:viewBox="0 0 39 283" draw:points="39,0 0,0 0,283 39,283">
          <text:p/>
        </draw:polygon>
        <draw:polygon draw:style-name="gr5" draw:text-style-name="P1" draw:layer="layout" svg:width="0.038cm" svg:height="0.282cm" svg:x="13.161cm" svg:y="4.282cm" svg:viewBox="0 0 39 283" draw:points="39,0 0,0 0,283 39,283">
          <text:p/>
        </draw:polygon>
        <draw:polygon draw:style-name="gr5" draw:text-style-name="P1" draw:layer="layout" svg:width="0.038cm" svg:height="0.282cm" svg:x="13.123cm" svg:y="4.282cm" svg:viewBox="0 0 39 283" draw:points="39,0 0,0 0,283 39,283">
          <text:p/>
        </draw:polygon>
        <draw:polygon draw:style-name="gr5" draw:text-style-name="P1" draw:layer="layout" svg:width="0.038cm" svg:height="0.282cm" svg:x="13.084cm" svg:y="4.282cm" svg:viewBox="0 0 39 283" draw:points="39,0 0,0 0,283 39,283">
          <text:p/>
        </draw:polygon>
        <draw:polygon draw:style-name="gr5" draw:text-style-name="P1" draw:layer="layout" svg:width="0.037cm" svg:height="0.282cm" svg:x="13.047cm" svg:y="4.282cm" svg:viewBox="0 0 38 283" draw:points="38,0 0,0 0,283 38,283">
          <text:p/>
        </draw:polygon>
        <draw:polygon draw:style-name="gr5" draw:text-style-name="P1" draw:layer="layout" svg:width="0.038cm" svg:height="0.282cm" svg:x="13.008cm" svg:y="4.282cm" svg:viewBox="0 0 39 283" draw:points="39,0 0,0 0,283 39,283">
          <text:p/>
        </draw:polygon>
        <draw:polygon draw:style-name="gr5" draw:text-style-name="P1" draw:layer="layout" svg:width="0.038cm" svg:height="0.282cm" svg:x="12.97cm" svg:y="4.282cm" svg:viewBox="0 0 39 283" draw:points="39,0 0,0 0,283 39,283">
          <text:p/>
        </draw:polygon>
        <draw:polygon draw:style-name="gr5" draw:text-style-name="P1" draw:layer="layout" svg:width="0.039cm" svg:height="0.282cm" svg:x="12.931cm" svg:y="4.282cm" svg:viewBox="0 0 40 283" draw:points="40,0 0,0 0,283 40,283">
          <text:p/>
        </draw:polygon>
        <draw:polygon draw:style-name="gr11" draw:text-style-name="P5" draw:layer="layout" svg:width="0.038cm" svg:height="0.282cm" svg:x="14.119cm" svg:y="4cm" svg:viewBox="0 0 39 283" draw:points="39,0 0,0 0,283 39,283">
          <text:p/>
        </draw:polygon>
        <draw:polygon draw:style-name="gr11" draw:text-style-name="P5" draw:layer="layout" svg:width="0.038cm" svg:height="0.282cm" svg:x="14.08cm" svg:y="4cm" svg:viewBox="0 0 39 283" draw:points="39,0 0,0 0,283 39,283">
          <text:p/>
        </draw:polygon>
        <draw:polygon draw:style-name="gr11" draw:text-style-name="P5" draw:layer="layout" svg:width="0.037cm" svg:height="0.282cm" svg:x="14.043cm" svg:y="4cm" svg:viewBox="0 0 38 283" draw:points="38,0 0,0 0,283 38,283">
          <text:p/>
        </draw:polygon>
        <draw:polygon draw:style-name="gr11" draw:text-style-name="P5" draw:layer="layout" svg:width="0.037cm" svg:height="0.282cm" svg:x="14.004cm" svg:y="4cm" svg:viewBox="0 0 38 283" draw:points="38,0 0,0 0,283 38,283">
          <text:p/>
        </draw:polygon>
        <draw:polygon draw:style-name="gr11" draw:text-style-name="P5" draw:layer="layout" svg:width="0.038cm" svg:height="0.282cm" svg:x="13.966cm" svg:y="4cm" svg:viewBox="0 0 39 283" draw:points="39,0 0,0 0,283 39,283">
          <text:p/>
        </draw:polygon>
        <draw:polygon draw:style-name="gr11" draw:text-style-name="P5" draw:layer="layout" svg:width="0.038cm" svg:height="0.282cm" svg:x="13.927cm" svg:y="4cm" svg:viewBox="0 0 39 283" draw:points="39,0 0,0 0,283 39,283">
          <text:p/>
        </draw:polygon>
        <draw:polygon draw:style-name="gr11" draw:text-style-name="P5" draw:layer="layout" svg:width="0.038cm" svg:height="0.282cm" svg:x="13.889cm" svg:y="4cm" svg:viewBox="0 0 39 283" draw:points="39,0 0,0 0,283 39,283">
          <text:p/>
        </draw:polygon>
        <draw:polygon draw:style-name="gr11" draw:text-style-name="P5" draw:layer="layout" svg:width="0.038cm" svg:height="0.282cm" svg:x="13.85cm" svg:y="4cm" svg:viewBox="0 0 39 283" draw:points="39,0 0,0 0,283 39,283">
          <text:p/>
        </draw:polygon>
        <draw:polygon draw:style-name="gr11" draw:text-style-name="P5" draw:layer="layout" svg:width="0.038cm" svg:height="0.282cm" svg:x="13.813cm" svg:y="4cm" svg:viewBox="0 0 39 283" draw:points="39,0 0,0 0,283 39,283">
          <text:p/>
        </draw:polygon>
        <draw:polygon draw:style-name="gr11" draw:text-style-name="P5" draw:layer="layout" svg:width="0.038cm" svg:height="0.282cm" svg:x="13.774cm" svg:y="4cm" svg:viewBox="0 0 39 283" draw:points="39,0 0,0 0,283 39,283">
          <text:p/>
        </draw:polygon>
        <draw:polygon draw:style-name="gr11" draw:text-style-name="P5" draw:layer="layout" svg:width="0.038cm" svg:height="0.282cm" svg:x="13.736cm" svg:y="4cm" svg:viewBox="0 0 39 283" draw:points="39,0 0,0 0,283 39,283">
          <text:p/>
        </draw:polygon>
        <draw:polygon draw:style-name="gr11" draw:text-style-name="P5" draw:layer="layout" svg:width="0.038cm" svg:height="0.282cm" svg:x="13.697cm" svg:y="4cm" svg:viewBox="0 0 39 283" draw:points="39,0 0,0 0,283 39,283">
          <text:p/>
        </draw:polygon>
        <draw:polygon draw:style-name="gr11" draw:text-style-name="P5" draw:layer="layout" svg:width="0.037cm" svg:height="0.282cm" svg:x="13.66cm" svg:y="4cm" svg:viewBox="0 0 38 283" draw:points="38,0 0,0 0,283 38,283">
          <text:p/>
        </draw:polygon>
        <draw:polygon draw:style-name="gr11" draw:text-style-name="P5" draw:layer="layout" svg:width="0.037cm" svg:height="0.282cm" svg:x="13.621cm" svg:y="4cm" svg:viewBox="0 0 38 283" draw:points="38,0 0,0 0,283 38,283">
          <text:p/>
        </draw:polygon>
        <draw:polygon draw:style-name="gr11" draw:text-style-name="P5" draw:layer="layout" svg:width="0.038cm" svg:height="0.282cm" svg:x="13.583cm" svg:y="4cm" svg:viewBox="0 0 39 283" draw:points="39,0 0,0 0,283 39,283">
          <text:p/>
        </draw:polygon>
        <draw:polygon draw:style-name="gr11" draw:text-style-name="P5" draw:layer="layout" svg:width="0.038cm" svg:height="0.282cm" svg:x="13.544cm" svg:y="4cm" svg:viewBox="0 0 39 283" draw:points="39,0 0,0 0,283 39,283">
          <text:p/>
        </draw:polygon>
        <draw:polygon draw:style-name="gr11" draw:text-style-name="P5" draw:layer="layout" svg:width="0.038cm" svg:height="0.282cm" svg:x="13.506cm" svg:y="4cm" svg:viewBox="0 0 39 283" draw:points="39,0 0,0 0,283 39,283">
          <text:p/>
        </draw:polygon>
        <draw:polygon draw:style-name="gr11" draw:text-style-name="P5" draw:layer="layout" svg:width="0.038cm" svg:height="0.282cm" svg:x="13.467cm" svg:y="4cm" svg:viewBox="0 0 39 283" draw:points="39,0 0,0 0,283 39,283">
          <text:p/>
        </draw:polygon>
        <draw:polygon draw:style-name="gr11" draw:text-style-name="P5" draw:layer="layout" svg:width="0.038cm" svg:height="0.282cm" svg:x="13.43cm" svg:y="4cm" svg:viewBox="0 0 39 283" draw:points="39,0 0,0 0,283 39,283">
          <text:p/>
        </draw:polygon>
        <draw:polygon draw:style-name="gr11" draw:text-style-name="P5" draw:layer="layout" svg:width="0.038cm" svg:height="0.282cm" svg:x="13.391cm" svg:y="4cm" svg:viewBox="0 0 39 283" draw:points="39,0 0,0 0,283 39,283">
          <text:p/>
        </draw:polygon>
        <draw:polygon draw:style-name="gr11" draw:text-style-name="P5" draw:layer="layout" svg:width="0.038cm" svg:height="0.282cm" svg:x="13.353cm" svg:y="4cm" svg:viewBox="0 0 39 283" draw:points="39,0 0,0 0,283 39,283">
          <text:p/>
        </draw:polygon>
        <draw:polygon draw:style-name="gr11" draw:text-style-name="P5" draw:layer="layout" svg:width="0.038cm" svg:height="0.282cm" svg:x="13.314cm" svg:y="4cm" svg:viewBox="0 0 39 283" draw:points="39,0 0,0 0,283 39,283">
          <text:p/>
        </draw:polygon>
        <draw:polygon draw:style-name="gr11" draw:text-style-name="P5" draw:layer="layout" svg:width="0.037cm" svg:height="0.282cm" svg:x="13.277cm" svg:y="4cm" svg:viewBox="0 0 38 283" draw:points="38,0 0,0 0,283 38,283">
          <text:p/>
        </draw:polygon>
        <draw:polygon draw:style-name="gr11" draw:text-style-name="P5" draw:layer="layout" svg:width="0.037cm" svg:height="0.282cm" svg:x="13.238cm" svg:y="4cm" svg:viewBox="0 0 38 283" draw:points="38,0 0,0 0,283 38,283">
          <text:p/>
        </draw:polygon>
        <draw:polygon draw:style-name="gr11" draw:text-style-name="P5" draw:layer="layout" svg:width="0.038cm" svg:height="0.282cm" svg:x="13.2cm" svg:y="4cm" svg:viewBox="0 0 39 283" draw:points="39,0 0,0 0,283 39,283">
          <text:p/>
        </draw:polygon>
        <draw:polygon draw:style-name="gr11" draw:text-style-name="P5" draw:layer="layout" svg:width="0.038cm" svg:height="0.282cm" svg:x="13.161cm" svg:y="4cm" svg:viewBox="0 0 39 283" draw:points="39,0 0,0 0,283 39,283">
          <text:p/>
        </draw:polygon>
        <draw:polygon draw:style-name="gr11" draw:text-style-name="P5" draw:layer="layout" svg:width="0.038cm" svg:height="0.282cm" svg:x="13.123cm" svg:y="4cm" svg:viewBox="0 0 39 283" draw:points="39,0 0,0 0,283 39,283">
          <text:p/>
        </draw:polygon>
        <draw:polygon draw:style-name="gr11" draw:text-style-name="P5" draw:layer="layout" svg:width="0.038cm" svg:height="0.282cm" svg:x="13.084cm" svg:y="4cm" svg:viewBox="0 0 39 283" draw:points="39,0 0,0 0,283 39,283">
          <text:p/>
        </draw:polygon>
        <draw:polygon draw:style-name="gr11" draw:text-style-name="P5" draw:layer="layout" svg:width="0.037cm" svg:height="0.282cm" svg:x="13.047cm" svg:y="4cm" svg:viewBox="0 0 38 283" draw:points="38,0 0,0 0,283 38,283">
          <text:p/>
        </draw:polygon>
        <draw:polygon draw:style-name="gr11" draw:text-style-name="P5" draw:layer="layout" svg:width="0.038cm" svg:height="0.282cm" svg:x="13.008cm" svg:y="4cm" svg:viewBox="0 0 39 283" draw:points="39,0 0,0 0,283 39,283">
          <text:p/>
        </draw:polygon>
        <draw:polygon draw:style-name="gr11" draw:text-style-name="P5" draw:layer="layout" svg:width="0.038cm" svg:height="0.282cm" svg:x="12.97cm" svg:y="4cm" svg:viewBox="0 0 39 283" draw:points="39,0 0,0 0,283 39,283">
          <text:p/>
        </draw:polygon>
        <draw:polygon draw:style-name="gr11" draw:text-style-name="P5" draw:layer="layout" svg:width="0.039cm" svg:height="0.282cm" svg:x="12.931cm" svg:y="4cm" svg:viewBox="0 0 40 283" draw:points="40,0 0,0 0,283 40,283">
          <text:p/>
        </draw:polygon>
        <draw:path draw:style-name="gr12" draw:text-style-name="P6" draw:layer="layout" svg:width="0.915cm" svg:height="9.243cm" svg:x="16.818cm" svg:y="0.452cm" svg:viewBox="0 0 916 9244" svg:d="M269 0h378c148 0 269 121 269 269v8706c0 148-121 269-269 269h-378c-147 0-269-121-269-269v-8706c0-148 122-269 269-269z">
          <text:p/>
        </draw:path>
        <draw:path draw:style-name="gr13" draw:text-style-name="P7" draw:layer="layout" svg:width="0.915cm" svg:height="3.652cm" svg:x="18.577cm" svg:y="3.385cm" svg:viewBox="0 0 916 3653" svg:d="M270 0h378c148 0 268 121 268 268v3117c0 148-120 268-268 268h-378c-149 0-270-120-270-268v-3117c0-147 121-268 270-268z">
          <text:p/>
        </draw:path>
        <draw:polygon draw:style-name="gr7" draw:text-style-name="P4" draw:layer="layout" svg:width="1.228cm" svg:height="0.282cm" svg:x="3.545cm" svg:y="2.027cm" svg:viewBox="0 0 1229 283" draw:points="1227,283 1229,0 0,0 0,283">
          <text:p/>
        </draw:polygon>
        <draw:polygon draw:style-name="gr11" draw:text-style-name="P5" draw:layer="layout" svg:width="1.227cm" svg:height="0.292cm" svg:x="6.902cm" svg:y="3.285cm" svg:viewBox="0 0 1228 293" draw:points="0,0 1228,0 1228,293 0,293">
          <text:p/>
        </draw:polygon>
        <draw:polygon draw:style-name="gr7" draw:text-style-name="P4" draw:layer="layout" svg:width="2.453cm" svg:height="0.279cm" svg:x="9.563cm" svg:y="4.33cm" svg:viewBox="0 0 2454 280" draw:points="0,0 2454,0 2454,280 0,280">
          <text:p/>
        </draw:polygon>
        <draw:polygon draw:style-name="gr11" draw:text-style-name="P5" draw:layer="layout" svg:width="2.452cm" svg:height="0.282cm" svg:x="12.931cm" svg:y="4cm" svg:viewBox="0 0 2453 283" draw:points="0,0 2453,0 2453,283 0,283">
          <text:p/>
        </draw:polygon>
        <draw:polyline draw:style-name="gr14" draw:text-style-name="P2" draw:layer="layout" svg:width="0.309cm" svg:height="1.411cm" svg:x="0.783cm" svg:y="0.89cm" svg:viewBox="0 0 310 1412" draw:points="310,0 0,3 0,1412 303,1412">
          <text:p/>
        </draw:polyline>
        <draw:line draw:style-name="gr14" draw:text-style-name="P2" draw:layer="layout" svg:x1="1.514cm" svg:y1="0.804cm" svg:x2="1.251cm" svg:y2="0.795cm">
          <text:p/>
        </draw:line>
        <draw:line draw:style-name="gr14" draw:text-style-name="P2" draw:layer="layout" svg:x1="0.78cm" svg:y1="0.894cm" svg:x2="1.258cm" svg:y2="0.795cm">
          <text:p/>
        </draw:line>
        <draw:path draw:style-name="gr15" draw:text-style-name="P8" draw:layer="layout" svg:width="0.193cm" svg:height="0.253cm" svg:x="13.277cm" svg:y="5.403cm" svg:viewBox="0 0 194 254" svg:d="M0 254v-254h97c16 0 29 1 38 3 12 2 23 6 31 11 9 7 15 15 21 26 5 10 7 22 7 34 0 22-7 40-20 55-14 14-39 22-74 22h-66v103zM34 121h66c22 0 37-4 46-12s14-19 14-34c0-10-3-19-8-27-6-7-13-12-21-15-6-1-17-2-32-2h-65z">
          <text:p/>
        </draw:path>
        <draw:path draw:style-name="gr15" draw:text-style-name="P8" draw:layer="layout" svg:width="0.171cm" svg:height="0.191cm" svg:x="13.497cm" svg:y="5.469cm" svg:viewBox="0 0 172 192" svg:d="M0 95c0-34 9-59 28-75 16-13 35-20 58-20 26 0 47 8 63 25 15 16 23 39 23 68 0 23-3 42-10 56s-17 24-31 32c-13 7-28 11-45 11-26 0-46-8-62-25-16-16-24-41-24-72zM32 95c0 24 5 42 15 54 10 11 23 17 39 17s29-6 39-17c11-12 16-31 16-55 0-22-5-39-16-51-10-12-23-17-39-17s-29 5-39 17-15 29-15 52z">
          <text:p/>
        </draw:path>
        <draw:path draw:style-name="gr15" draw:text-style-name="P8" draw:layer="layout" svg:width="0.172cm" svg:height="0.191cm" svg:x="13.693cm" svg:y="5.469cm" svg:viewBox="0 0 173 192" svg:d="M0 95c0-34 10-59 28-75 16-13 35-20 59-20 25 0 46 8 62 25 16 16 24 39 24 68 0 23-4 42-11 56s-17 24-31 32c-13 7-28 11-44 11-27 0-47-8-63-25-16-16-24-41-24-72zM32 95c0 24 5 42 15 54 11 11 23 17 40 17 15 0 28-6 39-17 10-12 15-31 15-55 0-22-5-39-16-51-10-12-23-17-38-17-17 0-29 5-40 17-10 12-15 29-15 52z">
          <text:p/>
        </draw:path>
        <draw:polygon draw:style-name="gr15" draw:text-style-name="P8" draw:layer="layout" svg:width="0.031cm" svg:height="0.253cm" svg:x="13.9cm" svg:y="5.403cm" svg:viewBox="0 0 32 254" draw:points="0,254 0,0 32,0 32,254">
          <text:p/>
        </draw:polygon>
        <draw:path draw:style-name="gr15" draw:text-style-name="P8" draw:layer="layout" svg:width="0.193cm" svg:height="0.252cm" svg:x="7.064cm" svg:y="6.607cm" svg:viewBox="0 0 194 253" svg:d="M0 253v-253h96c16 0 29 0 38 2 14 2 24 6 32 12 9 6 16 14 21 24 5 11 7 22 7 36 0 21-6 39-20 54s-40 22-75 22h-65v103zM34 121h65c22 0 37-4 47-12 9-9 14-20 14-34 0-12-3-21-8-29-6-7-13-12-22-14-6-2-16-3-32-3h-64z">
          <text:p/>
        </draw:path>
        <draw:path draw:style-name="gr15" draw:text-style-name="P8" draw:layer="layout" svg:width="0.172cm" svg:height="0.191cm" svg:x="7.284cm" svg:y="6.672cm" svg:viewBox="0 0 173 192" svg:d="M0 97c0-35 10-60 28-76 16-14 35-21 58-21 25 0 46 9 62 25 17 16 25 39 25 69 0 24-4 42-11 56-8 13-18 23-32 31-13 7-28 11-44 11-26 0-46-8-62-24-16-17-24-40-24-71zM32 97c0 23 5 41 15 52 11 12 23 18 39 18 15 0 28-6 38-18 11-11 16-29 16-53s-5-41-16-53c-10-11-23-17-38-17-16 0-28 6-39 17-10 12-15 29-15 54z">
          <text:p/>
        </draw:path>
        <draw:path draw:style-name="gr15" draw:text-style-name="P8" draw:layer="layout" svg:width="0.172cm" svg:height="0.191cm" svg:x="7.48cm" svg:y="6.672cm" svg:viewBox="0 0 173 192" svg:d="M0 97c0-35 10-60 29-76 15-14 35-21 57-21 25 0 47 9 63 25s24 39 24 69c0 24-4 42-11 56-7 13-17 23-31 31-14 7-29 11-45 11-25 0-46-8-62-24-16-17-24-40-24-71zM32 97c0 23 5 41 15 52 11 12 24 18 39 18 16 0 28-6 39-18 11-11 16-29 16-53s-5-41-16-53c-11-11-24-17-39-17s-28 6-39 17c-10 12-15 29-15 54z">
          <text:p/>
        </draw:path>
        <draw:polygon draw:style-name="gr15" draw:text-style-name="P8" draw:layer="layout" svg:width="0.032cm" svg:height="0.252cm" svg:x="7.687cm" svg:y="6.607cm" svg:viewBox="0 0 33 253" draw:points="0,253 0,0 33,0 33,253">
          <text:p/>
        </draw:polygon>
        <draw:path draw:style-name="gr15" draw:text-style-name="P8" draw:layer="layout" svg:width="0.222cm" svg:height="0.261cm" svg:x="9.454cm" svg:y="5.996cm" svg:viewBox="0 0 223 262" svg:d="M189 169l34 8c-7 28-19 49-38 63-18 14-41 22-67 22-27 0-49-6-66-17s-30-27-39-48-13-44-13-69c0-26 5-49 15-69 10-19 24-34 42-44 19-10 39-15 62-15 25 0 46 6 63 19s30 31 37 54l-34 8c-5-19-14-32-25-40-11-9-25-13-42-13-19 0-36 5-49 14s-22 22-27 37c-5 16-8 32-8 49 0 22 3 41 9 57 7 16 16 28 30 36 13 8 27 12 42 12 19 0 35-5 48-16s21-27 26-48z">
          <text:p/>
        </draw:path>
        <draw:path draw:style-name="gr15" draw:text-style-name="P8" draw:layer="layout" svg:width="0.172cm" svg:height="0.191cm" svg:x="9.702cm" svg:y="6.065cm" svg:viewBox="0 0 173 192" svg:d="M0 96c0-34 10-59 29-75 15-14 34-21 57-21 25 0 47 9 63 25s24 39 24 68c0 25-4 43-11 57-7 13-17 24-32 31-13 8-28 11-44 11-26 0-46-8-62-24-16-17-24-40-24-72zM32 96c0 24 5 42 15 53 11 12 24 18 39 18 16 0 28-6 39-18 11-11 16-29 16-54 0-23-5-40-16-51-11-12-24-18-39-18s-28 6-39 17c-10 12-15 30-15 53z">
          <text:p/>
        </draw:path>
        <draw:path draw:style-name="gr15" draw:text-style-name="P8" draw:layer="layout" svg:width="0.149cm" svg:height="0.187cm" svg:x="9.91cm" svg:y="6.065cm" svg:viewBox="0 0 150 188" svg:d="M0 188v-184h28v26c13-20 33-30 59-30 11 0 21 2 31 6 9 4 16 9 20 16 5 6 8 14 10 23 1 6 2 16 2 30v113h-31v-112c0-13-2-22-4-28s-7-11-13-15-13-6-21-6c-15 0-26 4-36 13-9 8-14 24-14 47v101z">
          <text:p/>
        </draw:path>
        <draw:path draw:style-name="gr15" draw:text-style-name="P8" draw:layer="layout" svg:width="0.169cm" svg:height="0.183cm" svg:x="10.087cm" svg:y="6.069cm" svg:viewBox="0 0 170 184" svg:d="M69 184l-69-184h33l40 111c5 12 9 24 12 37 3-10 7-21 12-35l41-113h32l-70 184z">
          <text:p/>
        </draw:path>
        <draw:path draw:style-name="gr15" draw:text-style-name="P8" draw:layer="layout" svg:width="0.223cm" svg:height="0.261cm" svg:x="3.338cm" svg:y="8.984cm" svg:viewBox="0 0 224 262" svg:d="M190 169l34 9c-7 27-20 48-38 62-18 15-40 22-67 22-28 0-50-5-67-17-17-11-30-27-39-48s-13-43-13-67c0-27 5-50 15-69 10-20 24-35 43-46 18-10 39-15 62-15 25 0 47 6 64 19 17 14 29 32 36 56l-33 7c-6-18-14-31-26-40-11-8-25-12-42-12-20 0-36 4-49 14-13 9-22 21-28 37-5 16-7 32-7 48 0 22 3 41 9 57s16 28 29 36 27 11 44 11c18 0 34-5 47-16 13-10 22-26 26-48z">
          <text:p/>
        </draw:path>
        <draw:path draw:style-name="gr15" draw:text-style-name="P8" draw:layer="layout" svg:width="0.171cm" svg:height="0.191cm" svg:x="3.587cm" svg:y="9.054cm" svg:viewBox="0 0 172 192" svg:d="M0 95c0-34 9-59 28-75 16-13 35-20 58-20 26 0 46 8 62 25 16 16 24 39 24 68 0 23-3 42-10 55-7 15-18 25-31 33-14 7-29 11-45 11-26 0-47-8-63-25-15-17-23-41-23-72zM31 95c0 24 6 41 16 53 10 11 23 18 39 18s29-7 39-18c10-12 15-30 15-54 0-22-5-39-15-51s-23-17-39-17-29 5-39 17-16 29-16 52z">
          <text:p/>
        </draw:path>
        <draw:path draw:style-name="gr15" draw:text-style-name="P8" draw:layer="layout" svg:width="0.148cm" svg:height="0.187cm" svg:x="3.795cm" svg:y="9.054cm" svg:viewBox="0 0 149 188" svg:d="M0 188v-184h27v26c14-20 33-30 59-30 11 0 21 2 30 6s17 9 22 15c4 7 8 14 9 23 1 6 2 16 2 30v114h-32v-112c0-13-1-23-4-29-2-6-6-11-12-15-6-3-14-5-22-5-13 0-24 4-34 12-10 9-14 25-14 48v101z">
          <text:p/>
        </draw:path>
        <draw:path draw:style-name="gr15" draw:text-style-name="P8" draw:layer="layout" svg:width="0.168cm" svg:height="0.183cm" svg:x="3.972cm" svg:y="9.058cm" svg:viewBox="0 0 169 184" svg:d="M69 184l-69-184h33l39 110c4 12 8 25 12 37 3-9 6-21 11-35l41-112h33l-70 184z">
          <text:p/>
        </draw:path>
        <draw:polygon draw:style-name="gr15" draw:text-style-name="P8" draw:layer="layout" svg:width="0.033cm" svg:height="0.253cm" svg:x="0.772cm" svg:y="8.978cm" svg:viewBox="0 0 34 254" draw:points="0,254 0,0 34,0 34,254">
          <text:p/>
        </draw:polygon>
        <draw:path draw:style-name="gr15" draw:text-style-name="P8" draw:layer="layout" svg:width="0.149cm" svg:height="0.187cm" svg:x="0.86cm" svg:y="9.044cm" svg:viewBox="0 0 150 188" svg:d="M0 188v-184h28v26c14-20 33-30 58-30 12 0 23 2 32 6s16 9 21 15c4 7 7 14 9 23 1 6 2 16 2 30v114h-31v-112c0-13-1-23-4-29-2-6-6-11-12-15-8-3-15-5-23-5-13 0-25 4-34 12-10 9-14 25-14 48v101z">
          <text:p/>
        </draw:path>
        <draw:path draw:style-name="gr15" draw:text-style-name="P8" draw:layer="layout" svg:width="0.158cm" svg:height="0.257cm" svg:x="1.057cm" svg:y="9.044cm" svg:viewBox="0 0 159 258" svg:d="M0 258v-254h28v24c7-9 14-16 22-21 9-5 19-7 31-7 16 0 29 4 41 12 13 8 22 19 28 34 6 14 9 30 9 49s-3 35-10 50c-6 15-16 27-30 35-13 8-26 12-40 12-11 0-20-2-28-7-8-4-15-10-20-16v89zM28 97c0 24 5 41 14 52 10 12 21 17 35 17 13 0 25-6 35-17 10-12 15-30 15-54s-5-42-15-53c-9-12-21-18-34-18s-25 6-35 19c-10 12-15 30-15 54z">
          <text:p/>
        </draw:path>
        <draw:path draw:style-name="gr15" draw:text-style-name="P8" draw:layer="layout" svg:width="0.148cm" svg:height="0.187cm" svg:x="1.252cm" svg:y="9.048cm" svg:viewBox="0 0 149 188" svg:d="M121 184v-28c-14 21-33 32-57 32-11 0-21-2-31-6-9-5-16-10-20-16-5-7-9-15-11-24-1-6-2-16-2-29v-113h32v101c0 16 1 27 2 33 2 8 6 14 12 19 7 5 15 8 24 8s18-3 26-8 14-11 17-20c4-8 5-20 5-35v-98h31v184z">
          <text:p/>
        </draw:path>
        <draw:path draw:style-name="gr15" draw:text-style-name="P8" draw:layer="layout" svg:width="0.09cm" svg:height="0.249cm" svg:x="1.431cm" svg:y="8.984cm" svg:viewBox="0 0 91 250" svg:d="M86 220l5 28c-9 1-17 2-24 2-11 0-20-1-26-5-7-4-11-8-14-14-2-6-4-18-4-37v-106h-23v-24h23v-46l32-18v64h31v24h-31v108c0 9 1 15 2 17 1 3 3 5 5 6 3 2 6 2 11 2 3 0 8 0 13-1z">
          <text:p/>
        </draw:path>
        <draw:polygon draw:style-name="gr15" draw:text-style-name="P8" draw:layer="layout" svg:width="0.171cm" svg:height="0.253cm" svg:x="16.919cm" svg:y="9.901cm" svg:viewBox="0 0 172 254" draw:points="0,254 0,0 172,0 172,30 34,30 34,110 152,110 152,139 34,139 34,254">
          <text:p/>
        </draw:polygon>
        <draw:path draw:style-name="gr15" draw:text-style-name="P8" draw:layer="layout" svg:width="0.149cm" svg:height="0.187cm" svg:x="17.128cm" svg:y="9.971cm" svg:viewBox="0 0 150 188" svg:d="M122 184v-28c-15 21-35 32-59 32-11 0-21-2-30-6-10-5-17-10-21-17-5-6-8-14-10-23-1-6-2-16-2-29v-113h31v101c0 16 1 27 2 33 2 8 6 14 13 19 6 5 14 7 23 7s18-2 26-7 14-11 18-20c4-8 6-20 6-35v-98h31v184z">
          <text:p/>
        </draw:path>
        <draw:polygon draw:style-name="gr15" draw:text-style-name="P8" draw:layer="layout" svg:width="0.031cm" svg:height="0.253cm" svg:x="17.325cm" svg:y="9.901cm" svg:viewBox="0 0 32 254" draw:points="0,254 0,0 32,0 32,254">
          <text:p/>
        </draw:polygon>
        <draw:polygon draw:style-name="gr15" draw:text-style-name="P8" draw:layer="layout" svg:width="0.031cm" svg:height="0.253cm" svg:x="17.403cm" svg:y="9.901cm" svg:viewBox="0 0 32 254" draw:points="0,254 0,0 32,0 32,254">
          <text:p/>
        </draw:polygon>
        <draw:path draw:style-name="gr15" draw:text-style-name="P8" draw:layer="layout" svg:width="0.168cm" svg:height="0.257cm" svg:x="17.464cm" svg:y="9.971cm" svg:viewBox="0 0 169 258" svg:d="M17 254l-4-28c7 1 13 2 18 2 7 0 12-1 16-3 5-2 8-6 11-10 2-3 5-11 9-23 1-2 2-4 3-8l-70-184h34l38 105c5 14 9 28 13 43 4-14 8-28 13-41l39-107h32l-70 187c-8 20-14 34-18 41-5 11-12 18-19 23s-15 7-25 7c-6 0-13-1-20-4z">
          <text:p/>
        </draw:path>
        <draw:path draw:style-name="gr15" draw:text-style-name="P8" draw:layer="layout" svg:width="0.159cm" svg:height="0.191cm" svg:x="16.463cm" svg:y="10.361cm" svg:viewBox="0 0 160 192" svg:d="M129 120l31 4c-3 21-13 37-27 49-13 13-30 19-50 19-25 0-45-9-60-26-16-16-23-39-23-70 0-20 3-37 10-52 6-14 16-26 30-33 13-7 27-11 43-11 20 0 36 5 49 15s22 24 25 43l-31 4c-3-12-8-21-15-27-7-7-16-10-27-10-15 0-28 6-38 17-9 11-14 29-14 53 0 25 4 43 14 54 9 11 22 16 37 16 12 0 22-3 30-11 8-7 13-19 16-34z">
          <text:p/>
        </draw:path>
        <draw:path draw:style-name="gr15" draw:text-style-name="P8" draw:layer="layout" svg:width="0.171cm" svg:height="0.191cm" svg:x="16.637cm" svg:y="10.361cm" svg:viewBox="0 0 172 192" svg:d="M0 95c0-33 9-58 28-75 17-13 36-20 59-20 25 0 45 8 61 25 16 16 24 39 24 68 0 23-3 42-10 55-7 14-18 24-31 32-14 8-28 12-44 12-26 0-47-9-63-26-16-16-24-40-24-71zM32 95c0 24 6 41 16 53s23 17 39 17c15 0 28-5 38-17s16-30 16-54c0-22-6-39-16-51-10-11-23-17-38-17-16 0-29 5-39 17s-16 29-16 52z">
          <text:p/>
        </draw:path>
        <draw:path draw:style-name="gr15" draw:text-style-name="P8" draw:layer="layout" svg:width="0.148cm" svg:height="0.187cm" svg:x="16.845cm" svg:y="10.361cm" svg:viewBox="0 0 149 188" svg:d="M0 188v-184h28v26c13-20 32-30 58-30 11 0 22 2 31 6s16 9 21 15c4 7 8 15 9 23 2 6 2 16 2 31v113h-31v-112c0-13-1-22-3-29-3-6-7-11-13-15-7-3-15-5-23-5-13 0-24 4-34 12-10 9-14 25-14 48v101z">
          <text:p/>
        </draw:path>
        <draw:path draw:style-name="gr15" draw:text-style-name="P8" draw:layer="layout" svg:width="0.148cm" svg:height="0.187cm" svg:x="17.041cm" svg:y="10.361cm" svg:viewBox="0 0 149 188" svg:d="M0 188v-184h28v26c13-20 34-30 59-30 11 0 21 2 30 6 10 4 16 9 21 15 5 7 8 15 10 23 1 6 1 16 1 31v113h-31v-112c0-13-1-22-3-29-3-6-7-11-13-15-6-3-13-5-22-5-13 0-24 4-35 12-9 9-14 25-14 48v101z">
          <text:p/>
        </draw:path>
        <draw:path draw:style-name="gr15" draw:text-style-name="P8" draw:layer="layout" svg:width="0.168cm" svg:height="0.191cm" svg:x="17.227cm" svg:y="10.361cm" svg:viewBox="0 0 169 192" svg:d="M135 128l33 4c-5 19-15 33-29 43-14 12-31 17-52 17-27 0-48-9-64-26-15-16-23-39-23-69 0-31 8-55 24-72 15-17 36-25 61-25 24 0 44 8 60 25 15 17 24 40 24 70 0 2 0 5 0 8h-137c1 20 6 36 17 46 10 11 23 16 38 16 11 0 21-3 29-9s14-15 19-28zM33 78h102c-1-15-5-27-11-35-10-12-23-18-39-18-14 0-26 5-36 15-9 9-15 22-16 38z">
          <text:p/>
        </draw:path>
        <draw:path draw:style-name="gr15" draw:text-style-name="P8" draw:layer="layout" svg:width="0.159cm" svg:height="0.191cm" svg:x="17.424cm" svg:y="10.361cm" svg:viewBox="0 0 160 192" svg:d="M129 120l31 4c-3 21-12 37-26 49-14 13-31 19-51 19-25 0-45-9-60-26-15-16-23-39-23-70 0-20 3-37 10-52 6-14 16-26 30-33 13-7 28-11 43-11 20 0 36 5 49 15s22 24 25 43l-31 4c-3-12-8-21-15-27-7-7-16-10-26-10-16 0-29 6-39 17-9 11-14 29-14 53 0 25 5 43 14 54s22 16 37 16c12 0 22-3 30-11 8-7 14-19 16-34z">
          <text:p/>
        </draw:path>
        <draw:path draw:style-name="gr15" draw:text-style-name="P8" draw:layer="layout" svg:width="0.089cm" svg:height="0.249cm" svg:x="17.592cm" svg:y="10.301cm" svg:viewBox="0 0 90 250" svg:d="M86 220l4 28c-8 1-17 2-24 2-11 0-20-1-26-5s-11-8-13-14c-3-6-4-18-4-37v-105h-23v-24h23v-46l31-19v65h32v24h-32v107c0 9 1 15 2 17 1 3 2 5 5 6 2 2 6 2 10 2 5 0 9 0 15-1z">
          <text:p/>
        </draw:path>
        <draw:path draw:style-name="gr15" draw:text-style-name="P8" draw:layer="layout" svg:width="0.169cm" svg:height="0.191cm" svg:x="17.697cm" svg:y="10.361cm" svg:viewBox="0 0 170 192" svg:d="M137 128l32 4c-5 19-15 33-28 43-14 12-31 17-53 17-26 0-47-9-64-26-16-16-24-39-24-69 0-31 8-55 24-72 17-17 37-25 63-25 24 0 44 8 59 25 16 17 24 40 24 70 0 2 0 5 0 8h-137c1 20 7 36 17 46 10 11 23 16 38 16 12 0 21-3 29-9s15-15 20-28zM35 78h102c-1-15-5-27-12-35-10-12-22-18-38-18-14 0-26 5-36 15-10 9-15 22-16 38z">
          <text:p/>
        </draw:path>
        <draw:path draw:style-name="gr15" draw:text-style-name="P8" draw:layer="layout" svg:width="0.159cm" svg:height="0.257cm" svg:x="17.892cm" svg:y="10.295cm" svg:viewBox="0 0 160 258" svg:d="M131 254v-23c-12 18-29 27-51 27-15 0-28-4-41-12s-22-19-29-34c-6-14-10-31-10-49 0-19 3-35 9-50s16-26 28-34c13-9 26-13 41-13 12 0 21 2 30 8 9 5 16 11 21 18v-92h31v254zM32 163c0 23 5 40 16 52 10 12 21 17 35 17 13 0 25-5 35-16 9-11 14-28 14-51 0-25-5-43-15-55-9-11-21-17-36-17-13 0-25 5-34 17-10 11-15 28-15 53z">
          <text:p/>
        </draw:path>
        <draw:path draw:style-name="gr15" draw:text-style-name="P8" draw:layer="layout" svg:width="0.241cm" svg:height="0.261cm" svg:x="18.524cm" svg:y="7.227cm" svg:viewBox="0 0 242 262" svg:d="M0 134c0-42 11-74 33-98 23-24 52-36 88-36 23 0 45 6 64 17 18 11 33 27 42 47 10 20 15 42 15 67 0 26-5 49-15 69-11 21-25 37-44 47s-41 15-63 15c-23 0-45-5-63-17-19-11-33-27-43-48-10-20-14-41-14-63zM34 135c0 30 8 54 25 72 16 18 37 27 61 27 25 0 47-9 63-28 17-17 25-42 25-75 0-20-4-38-11-53-7-16-17-28-30-36-15-8-30-13-46-13-24 0-44 8-61 25-17 16-26 43-26 81z">
          <text:p/>
        </draw:path>
        <draw:path draw:style-name="gr15" draw:text-style-name="P8" draw:layer="layout" svg:width="0.148cm" svg:height="0.187cm" svg:x="18.804cm" svg:y="7.301cm" svg:viewBox="0 0 149 188" svg:d="M121 184v-27c-14 21-34 31-59 31-11 0-21-2-30-6-10-4-16-9-21-16-4-6-8-14-9-23-2-6-2-15-2-29v-114h31v102c0 17 0 28 2 33 1 8 6 15 12 19 6 5 14 7 24 7s18-2 26-7c9-5 14-11 18-19 3-8 5-20 5-36v-99h31v184z">
          <text:p/>
        </draw:path>
        <draw:path draw:style-name="gr15" draw:text-style-name="P8" draw:layer="layout" svg:width="0.089cm" svg:height="0.25cm" svg:x="18.983cm" svg:y="7.237cm" svg:viewBox="0 0 90 251" svg:d="M86 221l4 27c-9 2-16 3-23 3-11 0-20-2-26-6-7-3-11-8-13-14-3-5-4-18-4-36v-107h-24v-24h24v-45l31-19v64h31v24h-31v108c0 9 0 15 2 18 1 2 2 4 5 6 2 1 6 2 10 2s8-1 14-1z">
          <text:p/>
        </draw:path>
        <draw:path draw:style-name="gr15" draw:text-style-name="P8" draw:layer="layout" svg:width="0.158cm" svg:height="0.257cm" svg:x="19.099cm" svg:y="7.297cm" svg:viewBox="0 0 159 258" svg:d="M0 258v-254h28v25c6-10 14-17 22-22 9-4 19-7 31-7 15 0 30 4 42 12s21 21 27 35c6 15 9 31 9 48 0 19-3 36-10 51-6 15-16 26-29 34s-27 12-41 12c-11 0-20-2-28-6-8-5-15-10-20-17v89zM28 98c0 23 5 41 14 52 10 11 21 17 35 17 13 0 26-6 36-18 10-11 15-29 15-54 0-23-5-40-15-52-9-12-22-18-35-18s-25 7-35 19-15 30-15 54z">
          <text:p/>
        </draw:path>
        <draw:path draw:style-name="gr15" draw:text-style-name="P8" draw:layer="layout" svg:width="0.148cm" svg:height="0.187cm" svg:x="19.294cm" svg:y="7.301cm" svg:viewBox="0 0 149 188" svg:d="M121 184v-27c-14 21-33 31-58 31-10 0-20-2-30-6-9-4-17-9-22-16-4-6-7-14-9-23-1-6-2-15-2-29v-114h32v102c0 17 1 28 2 33 2 8 6 15 12 19 7 5 14 7 24 7 9 0 18-2 26-7s14-11 17-19 5-20 5-36v-99h31v184z">
          <text:p/>
        </draw:path>
        <draw:path draw:style-name="gr15" draw:text-style-name="P8" draw:layer="layout" svg:width="0.09cm" svg:height="0.25cm" svg:x="19.473cm" svg:y="7.237cm" svg:viewBox="0 0 91 251" svg:d="M86 221l5 27c-9 2-17 3-24 3-12 0-21-2-27-6-6-3-10-8-13-14-3-5-4-18-4-36v-107h-23v-24h23v-45l31-19v64h32v24h-32v108c0 9 1 15 2 18 1 2 3 4 5 6 4 1 7 2 12 2 3 0 8-1 13-1z">
          <text:p/>
        </draw:path>
        <draw:path draw:style-name="gr4" draw:text-style-name="P3" draw:layer="layout" svg:width="1.217cm" svg:height="0.212cm" svg:x="3.336cm" svg:y="0.902cm" svg:viewBox="0 0 1218 213" svg:d="M1158 124h-1158v-34h1158zM1195 122l-19-30v30l-141-92 20-30 140 92zM1195 122v-30l23 15zM1045 198l-10-15 141-91 19 30-140 91z">
          <text:p/>
        </draw:path>
        <draw:path draw:style-name="gr4" draw:text-style-name="P3" draw:layer="layout" svg:width="1.217cm" svg:height="0.212cm" svg:x="17.835cm" svg:y="8.899cm" svg:viewBox="0 0 1218 213" svg:d="M60 90h1158v34h-1158zM23 92l19 30v-30l141 91-20 30-140-91zM23 92v30l-23-15zM173 15l10 15-141 92-19-30 140-92z">
          <text:p/>
        </draw:path>
        <draw:path draw:style-name="gr15" draw:text-style-name="P8" draw:layer="layout" svg:width="0.152cm" svg:height="0.191cm" svg:x="3.515cm" svg:y="0.644cm" svg:viewBox="0 0 153 192" svg:d="M0 133l30-4c2 12 7 21 15 28 8 6 20 10 34 10s25-3 32-9 10-13 10-20-3-13-9-17c-5-3-15-6-32-11-24-5-39-10-48-14-9-5-16-10-20-18-5-7-7-15-7-24 0-8 2-16 6-23 3-7 8-14 15-18 5-4 11-7 20-9 8-3 18-4 27-4 15 0 27 2 38 6 11 5 19 10 24 18 5 7 9 17 11 29l-31 4c-1-10-5-17-12-22-6-6-15-8-27-8-15 0-26 2-32 7-6 4-9 10-9 16 0 4 1 8 4 11 2 3 6 6 12 8 3 1 13 4 28 8 22 6 37 11 46 15 9 3 15 9 20 16s8 16 8 26c0 11-3 20-9 29-6 10-15 17-26 22-12 5-25 7-39 7-25 0-43-5-55-15-13-10-21-24-24-44z">
          <text:p/>
        </draw:path>
        <draw:path draw:style-name="gr15" draw:text-style-name="P8" draw:layer="layout" svg:width="0.159cm" svg:height="0.257cm" svg:x="3.703cm" svg:y="0.644cm" svg:viewBox="0 0 160 258" svg:d="M0 258v-254h30v24c6-9 14-16 22-21 9-4 19-7 31-7 15 0 29 4 41 12s21 20 27 34c6 15 9 31 9 48 0 19-3 36-10 51s-16 26-29 34-26 12-40 12c-11 0-20-2-28-6-8-5-15-10-20-17v90zM30 97c0 23 4 41 14 52 9 11 21 17 34 17 14 0 26-6 36-18 10-11 14-29 14-54 0-23-4-41-14-52-9-12-21-17-34-17s-25 6-35 18-15 30-15 54z">
          <text:p/>
        </draw:path>
        <draw:path draw:style-name="gr15" draw:text-style-name="P8" draw:layer="layout" svg:width="0.031cm" svg:height="0.252cm" svg:x="3.9cm" svg:y="0.579cm" svg:viewBox="0 0 32 253" svg:d="M0 35v-35h32v35zM0 253v-183h32v183z">
          <text:p/>
        </draw:path>
        <draw:polygon draw:style-name="gr15" draw:text-style-name="P8" draw:layer="layout" svg:width="0.152cm" svg:height="0.252cm" svg:x="3.978cm" svg:y="0.579cm" svg:viewBox="0 0 153 253" draw:points="0,253 0,0 32,0 32,144 106,70 146,70 76,138 153,253 115,253 54,160 32,181 32,253">
          <text:p/>
        </draw:polygon>
        <draw:path draw:style-name="gr15" draw:text-style-name="P8" draw:layer="layout" svg:width="0.168cm" svg:height="0.191cm" svg:x="4.144cm" svg:y="0.644cm" svg:viewBox="0 0 169 192" svg:d="M135 129l33 4c-5 19-14 33-29 44-13 10-31 15-52 15-27 0-48-8-63-25-16-16-24-39-24-69 0-31 8-54 24-71 16-18 36-27 61-27s45 8 61 26c16 17 23 40 23 70 0 2 0 5 0 9h-137c1 20 7 35 17 46 10 10 23 16 38 16 12 0 21-3 29-9s15-16 19-29zM34 79h102c-2-15-6-27-12-34-10-12-23-18-38-18s-27 4-36 14c-10 9-15 22-16 38z">
          <text:p/>
        </draw:path>
        <draw:path draw:style-name="gr15" draw:text-style-name="P8" draw:layer="layout" svg:width="0.152cm" svg:height="0.191cm" svg:x="4.338cm" svg:y="0.644cm" svg:viewBox="0 0 153 192" svg:d="M0 133l31-4c2 12 7 21 14 28 8 6 19 10 33 10 15 0 25-3 32-9s11-13 11-20-4-13-10-17c-4-3-15-6-31-11-23-5-39-10-48-14-8-5-15-10-20-18-4-7-6-15-6-24 0-8 1-16 5-23s9-14 15-18c5-4 12-7 20-9 8-3 17-4 27-4 14 0 27 2 38 6 10 5 18 10 24 18 5 7 8 17 10 29l-30 4c-1-10-5-17-12-22-7-6-16-8-28-8-14 0-24 2-30 7-6 4-9 10-9 16 0 4 1 8 3 11 3 3 7 6 12 8 3 1 12 4 28 8 21 6 37 11 45 15 9 3 16 9 21 16 6 7 8 16 8 26 0 11-3 20-10 29-6 10-14 17-26 22-11 5-24 7-38 7-24 0-42-5-55-15-12-10-20-24-24-44z">
          <text:p/>
        </draw:path>
        <draw:path draw:style-name="gr15" draw:text-style-name="P8" draw:layer="layout" svg:width="0.093cm" svg:height="0.254cm" svg:x="17.984cm" svg:y="9.243cm" svg:viewBox="0 0 94 255" svg:d="M94 255h-31v-199c-7 7-17 14-29 21s-24 13-34 16v-30c18-8 34-18 47-29 13-12 22-23 27-34h20z">
          <text:p/>
        </draw:path>
        <draw:polygon draw:style-name="gr16" draw:text-style-name="P1" draw:layer="layout" svg:width="1.532cm" svg:height="0.935cm" svg:x="17.78cm" svg:y="8.859cm" svg:viewBox="0 0 1533 936" draw:points="0,936 1533,936 1533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9.941cm" fo:page-height="1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27T23:02:19.289349569</dc:date>
    <meta:editing-duration>PT8M6S</meta:editing-duration>
    <meta:editing-cycles>2</meta:editing-cycles>
    <meta:generator>LibreOffice/5.1.6.2$Linux_X86_64 LibreOffice_project/10m0$Build-2</meta:generator>
    <meta:document-statistic meta:object-count="3777"/>
  </office:meta>
</office:document-meta>
</file>